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2.9819in"/>
    </style:style>
    <style:style style:name="co6" style:family="table-column">
      <style:table-column-properties fo:break-before="auto" style:column-width="2.075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1028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1.9555in"/>
    </style:style>
    <style:style style:name="co11" style:family="table-column">
      <style:table-column-properties fo:break-before="auto" style:column-width="2.40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roblem ID</text:p>
          </table:table-cell>
          <table:table-cell office:value-type="string">
            <text:p>Items count</text:p>
          </table:table-cell>
          <table:table-cell office:value-type="string">
            <text:p>Known result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Items Count</text:p>
          </table:table-cell>
          <table:table-cell office:value-type="string">
            <text:p>Avg time genetics ruleta bez regeneracie</text:p>
          </table:table-cell>
          <table:table-cell office:value-type="string">
            <text:p>Avg error genetics ruleta bez regeneracie</text:p>
          </table:table-cell>
          <table:table-cell office:value-type="string">
            <text:p>Avg time ruleta s regeneraciou </text:p>
          </table:table-cell>
          <table:table-cell office:value-type="string">
            <text:p>Avg error ruleta s regeneraciou</text:p>
          </table:table-cell>
          <table:table-cell office:value-type="string">
            <text:p>Avg time rank bez regeneracie </text:p>
          </table:table-cell>
          <table:table-cell office:value-type="string">
            <text:p>Avg error rank bez regeneracie </text:p>
          </table:table-cell>
          <table:table-cell office:value-type="string">
            <text:p>Avg time rank s regeneraciou</text:p>
          </table:table-cell>
          <table:table-cell office:value-type="string">
            <text:p>Avg error rank s regeneraciou</text:p>
          </table:table-cell>
          <table:table-cell office:value-type="string">
            <text:p>Avg time elite bez</text:p>
          </table:table-cell>
          <table:table-cell office:value-type="string">
            <text:p>Avg error elite bez</text:p>
          </table:table-cell>
          <table:table-cell office:value-type="string">
            <text:p>Avg time elite s</text:p>
          </table:table-cell>
          <table:table-cell office:value-type="string">
            <text:p>Avg error elite s</text:p>
          </table:table-cell>
          <table:table-cell table:number-columns-repeated="8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table:number-columns-repeated="2" office:value-type="float" office:value="473">
            <text:p>473</text:p>
          </table:table-cell>
          <table:table-cell office:value-type="float" office:value="0.0523198503427701">
            <text:p>0.0523198503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476150711548285">
            <text:p>0.0476150712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691208337512509">
            <text:p>0.0691208338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709043112758419">
            <text:p>0.0709043113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569084679027695">
            <text:p>0.0569084679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642933617594988">
            <text:p>0.06429336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IF([.$B$2:.$B$100000];[.$V2];[.$E$2:.$E$100000])/[.$M2]" office:value-type="float" office:value="0.00534656633858686">
            <text:p>0.0053465663</text:p>
          </table:table-cell>
          <table:table-cell table:formula="of:=SUMIF([.$B$2:.$B$100000];[.$V2];[.$F$2:.$F$100000])/[.$M2]" office:value-type="float" office:value="0">
            <text:p>0</text:p>
          </table:table-cell>
          <table:table-cell table:style-name="ce1" table:formula="of:=SUMIF([.$B$2:.$B$100000];[.$V2];[.$H$2:.$H$100000])/[.$M2]" office:value-type="float" office:value="0.00497909942353694">
            <text:p>0.00497910</text:p>
          </table:table-cell>
          <table:table-cell table:formula="of:=SUMIF([.$B$2:.$B$100000];[.$V2];[.$I$2:.$I$100000])/[.$M2]" office:value-type="float" office:value="0">
            <text:p>0</text:p>
          </table:table-cell>
          <table:table-cell table:style-name="ce1" table:formula="of:=SUMIF([.$B$2:.$B$100000];[.$V2];[.$K$2:.$K$100000])/[.$M2]" office:value-type="float" office:value="0.00800505474744364">
            <text:p>0.00800505</text:p>
          </table:table-cell>
          <table:table-cell table:formula="of:=SUMIF([.$B$2:.$B$100000];[.$V2];[.$L$2:.$L$100000])/[.$M2]" office:value-type="float" office:value="0">
            <text:p>0</text:p>
          </table:table-cell>
          <table:table-cell table:style-name="ce1" table:formula="of:=SUMIF([.$B$2:.$B$100000];[.$V2];[.$N$2:.$N$100000])/[.$M2]" office:value-type="float" office:value="0.00744237254402156">
            <text:p>0.00744237</text:p>
          </table:table-cell>
          <table:table-cell table:formula="of:=SUMIF([.$B$2:.$B$100000];[.$V2];[.$O$2:.$O$100000])/[.$M2]" office:value-type="float" office:value="0">
            <text:p>0</text:p>
          </table:table-cell>
          <table:table-cell table:style-name="ce1" table:formula="of:=SUMIF([.$B$2:.$B$100000];[.$V2];[.$Q$2:.$Q$100000])/[.$M2]" office:value-type="float" office:value="0.00580483652115191">
            <text:p>0.00580484</text:p>
          </table:table-cell>
          <table:table-cell table:formula="of:=SUMIF([.$B$2:.$B$100000];[.$V2];[.$R$2:.$R$100000])/[.$M2]" office:value-type="float" office:value="0">
            <text:p>0</text:p>
          </table:table-cell>
          <table:table-cell table:style-name="ce1" table:formula="of:=SUMIF([.$B$2:.$B$100000];[.$V2];[.$T$2:.$T$100000])/[.$M2]" office:value-type="float" office:value="0.00653978218666559">
            <text:p>0.00653978</text:p>
          </table:table-cell>
          <table:table-cell table:formula="of:=SUMIF([.$B$2:.$B$100000];[.$V2];[.$U$2:.$U$100000])/[.$M2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4">
            <text:p>4</text:p>
          </table:table-cell>
          <table:table-cell table:number-columns-repeated="2" office:value-type="float" office:value="326">
            <text:p>326</text:p>
          </table:table-cell>
          <table:table-cell office:value-type="float" office:value="0.0566840753604393">
            <text:p>0.0566840754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453193628371428">
            <text:p>0.0453193628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672949035835163">
            <text:p>0.0672949036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688833788571842">
            <text:p>0.0688833789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507248438932339">
            <text:p>0.0507248439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596958804608211">
            <text:p>0.05969588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IF([.$B$2:.$B$100000];[.$V3];[.$E$2:.$E$100000])/[.$M3]" office:value-type="float" office:value="0.0123326130388916">
            <text:p>0.012332613</text:p>
          </table:table-cell>
          <table:table-cell table:formula="of:=SUMIF([.$B$2:.$B$100000];[.$V3];[.$F$2:.$F$100000])/[.$M3]" office:value-type="float" office:value="0">
            <text:p>0</text:p>
          </table:table-cell>
          <table:table-cell table:style-name="ce1" table:formula="of:=SUMIF([.$B$2:.$B$100000];[.$V3];[.$H$2:.$H$100000])/[.$M3]" office:value-type="float" office:value="0.0117308619195942">
            <text:p>0.01173086</text:p>
          </table:table-cell>
          <table:table-cell table:formula="of:=SUMIF([.$B$2:.$B$100000];[.$V3];[.$I$2:.$I$100000])/[.$M3]" office:value-type="float" office:value="0.000278862242052426">
            <text:p>0.0002788622</text:p>
          </table:table-cell>
          <table:table-cell table:style-name="ce1" table:formula="of:=SUMIF([.$B$2:.$B$100000];[.$V3];[.$K$2:.$K$100000])/[.$M3]" office:value-type="float" office:value="0.0174550697959318">
            <text:p>0.01745507</text:p>
          </table:table-cell>
          <table:table-cell table:formula="of:=SUMIF([.$B$2:.$B$100000];[.$V3];[.$L$2:.$L$100000])/[.$M3]" office:value-type="float" office:value="0">
            <text:p>0</text:p>
          </table:table-cell>
          <table:table-cell table:style-name="ce1" table:formula="of:=SUMIF([.$B$2:.$B$100000];[.$V3];[.$N$2:.$N$100000])/[.$M3]" office:value-type="float" office:value="0.0168219721807111">
            <text:p>0.01682197</text:p>
          </table:table-cell>
          <table:table-cell table:formula="of:=SUMIF([.$B$2:.$B$100000];[.$V3];[.$O$2:.$O$100000])/[.$M3]" office:value-type="float" office:value="0">
            <text:p>0</text:p>
          </table:table-cell>
          <table:table-cell table:style-name="ce1" table:formula="of:=SUMIF([.$B$2:.$B$100000];[.$V3];[.$Q$2:.$Q$100000])/[.$M3]" office:value-type="float" office:value="0.0139339403043371">
            <text:p>0.01393394</text:p>
          </table:table-cell>
          <table:table-cell table:formula="of:=SUMIF([.$B$2:.$B$100000];[.$V3];[.$R$2:.$R$100000])/[.$M3]" office:value-type="float" office:value="0">
            <text:p>0</text:p>
          </table:table-cell>
          <table:table-cell table:style-name="ce1" table:formula="of:=SUMIF([.$B$2:.$B$100000];[.$V3];[.$T$2:.$T$100000])/[.$M3]" office:value-type="float" office:value="0.0144411067171956">
            <text:p>0.01444111</text:p>
          </table:table-cell>
          <table:table-cell table:formula="of:=SUMIF([.$B$2:.$B$100000];[.$V3];[.$U$2:.$U$100000])/[.$M3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9002">
            <text:p>9002</text:p>
          </table:table-cell>
          <table:table-cell office:value-type="float" office:value="4">
            <text:p>4</text:p>
          </table:table-cell>
          <table:table-cell table:number-columns-repeated="2" office:value-type="float" office:value="196">
            <text:p>196</text:p>
          </table:table-cell>
          <table:table-cell office:value-type="float" office:value="0.0455899401231127">
            <text:p>0.045589940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443466841453373">
            <text:p>0.044346684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635530063235778">
            <text:p>0.0635530063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654335184610684">
            <text:p>0.065433518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464063371066424">
            <text:p>0.046406337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538047598276703">
            <text:p>0.05380475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IF([.$B$2:.$B$100000];[.$V4];[.$E$2:.$E$100000])/[.$M4]" office:value-type="float" office:value="0.0285335315662631">
            <text:p>0.0285335316</text:p>
          </table:table-cell>
          <table:table-cell table:formula="of:=SUMIF([.$B$2:.$B$100000];[.$V4];[.$F$2:.$F$100000])/[.$M4]" office:value-type="float" office:value="0.00043585273305302">
            <text:p>0.0004358527</text:p>
          </table:table-cell>
          <table:table-cell table:style-name="ce1" table:formula="of:=SUMIF([.$B$2:.$B$100000];[.$V4];[.$H$2:.$H$100000])/[.$M4]" office:value-type="float" office:value="0.0289233551754832">
            <text:p>0.02892336</text:p>
          </table:table-cell>
          <table:table-cell table:formula="of:=SUMIF([.$B$2:.$B$100000];[.$V4];[.$I$2:.$I$100000])/[.$M4]" office:value-type="float" office:value="0.00043585273305302">
            <text:p>0.0004358527</text:p>
          </table:table-cell>
          <table:table-cell table:style-name="ce1" table:formula="of:=SUMIF([.$B$2:.$B$100000];[.$V4];[.$K$2:.$K$100000])/[.$M4]" office:value-type="float" office:value="0.0559080555151853">
            <text:p>0.05590806</text:p>
          </table:table-cell>
          <table:table-cell table:formula="of:=SUMIF([.$B$2:.$B$100000];[.$V4];[.$L$2:.$L$100000])/[.$M4]" office:value-type="float" office:value="0.000448076117854953">
            <text:p>0.0004480761</text:p>
          </table:table-cell>
          <table:table-cell table:style-name="ce1" table:formula="of:=SUMIF([.$B$2:.$B$100000];[.$V4];[.$N$2:.$N$100000])/[.$M4]" office:value-type="float" office:value="0.0394142991907864">
            <text:p>0.03941430</text:p>
          </table:table-cell>
          <table:table-cell table:formula="of:=SUMIF([.$B$2:.$B$100000];[.$V4];[.$O$2:.$O$100000])/[.$M4]" office:value-type="float" office:value="0.000450520794815339">
            <text:p>0.0004505208</text:p>
          </table:table-cell>
          <table:table-cell table:style-name="ce1" table:formula="of:=SUMIF([.$B$2:.$B$100000];[.$V4];[.$Q$2:.$Q$100000])/[.$M4]" office:value-type="float" office:value="0.0311924770374662">
            <text:p>0.03119248</text:p>
          </table:table-cell>
          <table:table-cell table:formula="of:=SUMIF([.$B$2:.$B$100000];[.$V4];[.$R$2:.$R$100000])/[.$M4]" office:value-type="float" office:value="0.00043585273305302">
            <text:p>0.0004358527</text:p>
          </table:table-cell>
          <table:table-cell table:style-name="ce1" table:formula="of:=SUMIF([.$B$2:.$B$100000];[.$V4];[.$T$2:.$T$100000])/[.$M4]" office:value-type="float" office:value="0.0336385832927475">
            <text:p>0.03363858</text:p>
          </table:table-cell>
          <table:table-cell table:formula="of:=SUMIF([.$B$2:.$B$100000];[.$V4];[.$U$2:.$U$100000])/[.$M4]" office:value-type="float" office:value="0.00043585273305302">
            <text:p>0.0004358527</text:p>
          </table:table-cell>
          <table:table-cell table:number-columns-repeated="8"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4">
            <text:p>4</text:p>
          </table:table-cell>
          <table:table-cell table:number-columns-repeated="2" office:value-type="float" office:value="545">
            <text:p>545</text:p>
          </table:table-cell>
          <table:table-cell office:value-type="float" office:value="0.0531852311453117">
            <text:p>0.0531852311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46805671859729">
            <text:p>0.0468056719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701420297495061">
            <text:p>0.0701420297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705283021508562">
            <text:p>0.0705283022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557678446886378">
            <text:p>0.0557678447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594024440593124">
            <text:p>0.059402444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IF([.$B$2:.$B$100000];[.$V5];[.$E$2:.$E$100000])/[.$M5]" office:value-type="float" office:value="0.0151373542450514">
            <text:p>0.0151373542</text:p>
          </table:table-cell>
          <table:table-cell table:formula="of:=SUMIF([.$B$2:.$B$100000];[.$V5];[.$F$2:.$F$100000])/[.$M5]" office:value-type="float" office:value="0.000263653568495331">
            <text:p>0.0002636536</text:p>
          </table:table-cell>
          <table:table-cell table:style-name="ce1" table:formula="of:=SUMIF([.$B$2:.$B$100000];[.$V5];[.$H$2:.$H$100000])/[.$M5]" office:value-type="float" office:value="0.0146513012265835">
            <text:p>0.01465130</text:p>
          </table:table-cell>
          <table:table-cell table:formula="of:=SUMIF([.$B$2:.$B$100000];[.$V5];[.$I$2:.$I$100000])/[.$M5]" office:value-type="float" office:value="0.000206151098575545">
            <text:p>0.0002061511</text:p>
          </table:table-cell>
          <table:table-cell table:style-name="ce1" table:formula="of:=SUMIF([.$B$2:.$B$100000];[.$V5];[.$K$2:.$K$100000])/[.$M5]" office:value-type="float" office:value="0.0207008349740273">
            <text:p>0.02070083</text:p>
          </table:table-cell>
          <table:table-cell table:formula="of:=SUMIF([.$B$2:.$B$100000];[.$V5];[.$L$2:.$L$100000])/[.$M5]" office:value-type="float" office:value="0.000174538922249595">
            <text:p>0.0001745389</text:p>
          </table:table-cell>
          <table:table-cell table:style-name="ce1" table:formula="of:=SUMIF([.$B$2:.$B$100000];[.$V5];[.$N$2:.$N$100000])/[.$M5]" office:value-type="float" office:value="0.0173926848305116">
            <text:p>0.01739268</text:p>
          </table:table-cell>
          <table:table-cell table:formula="of:=SUMIF([.$B$2:.$B$100000];[.$V5];[.$O$2:.$O$100000])/[.$M5]" office:value-type="float" office:value="0.000154747430087322">
            <text:p>0.0001547474</text:p>
          </table:table-cell>
          <table:table-cell table:style-name="ce1" table:formula="of:=SUMIF([.$B$2:.$B$100000];[.$V5];[.$Q$2:.$Q$100000])/[.$M5]" office:value-type="float" office:value="0.0158967005941851">
            <text:p>0.01589670</text:p>
          </table:table-cell>
          <table:table-cell table:formula="of:=SUMIF([.$B$2:.$B$100000];[.$V5];[.$R$2:.$R$100000])/[.$M5]" office:value-type="float" office:value="0.000193065548993577">
            <text:p>0.0001930655</text:p>
          </table:table-cell>
          <table:table-cell table:style-name="ce1" table:formula="of:=SUMIF([.$B$2:.$B$100000];[.$V5];[.$T$2:.$T$100000])/[.$M5]" office:value-type="float" office:value="0.0185678916052498">
            <text:p>0.01856789</text:p>
          </table:table-cell>
          <table:table-cell table:formula="of:=SUMIF([.$B$2:.$B$100000];[.$V5];[.$U$2:.$U$100000])/[.$M5]" office:value-type="float" office:value="0.000154747430087322">
            <text:p>0.0001547474</text:p>
          </table:table-cell>
          <table:table-cell table:number-columns-repeated="8"/>
        </table:table-row>
        <table:table-row table:style-name="ro2">
          <table:table-cell office:value-type="float" office:value="9004">
            <text:p>9004</text:p>
          </table:table-cell>
          <table:table-cell office:value-type="float" office:value="4">
            <text:p>4</text:p>
          </table:table-cell>
          <table:table-cell table:number-columns-repeated="2" office:value-type="float" office:value="243">
            <text:p>243</text:p>
          </table:table-cell>
          <table:table-cell office:value-type="float" office:value="0.0411464079699006">
            <text:p>0.041146408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445043653912991">
            <text:p>0.0445043654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652081928936141">
            <text:p>0.0652081929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626041197724352">
            <text:p>0.0626041198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52563836412705">
            <text:p>0.0525638364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529221180603341">
            <text:p>0.052922118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IF([.$B$2:.$B$100000];[.$V6];[.$E$2:.$E$100000])/[.$M6]" office:value-type="float" office:value="0.0359281040404413">
            <text:p>0.035928104</text:p>
          </table:table-cell>
          <table:table-cell table:formula="of:=SUMIF([.$B$2:.$B$100000];[.$V6];[.$F$2:.$F$100000])/[.$M6]" office:value-type="float" office:value="0.000855170150493397">
            <text:p>0.0008551702</text:p>
          </table:table-cell>
          <table:table-cell table:style-name="ce1" table:formula="of:=SUMIF([.$B$2:.$B$100000];[.$V6];[.$H$2:.$H$100000])/[.$M6]" office:value-type="float" office:value="0.0358140791552214">
            <text:p>0.03581408</text:p>
          </table:table-cell>
          <table:table-cell table:formula="of:=SUMIF([.$B$2:.$B$100000];[.$V6];[.$I$2:.$I$100000])/[.$M6]" office:value-type="float" office:value="0.000517575078771319">
            <text:p>0.0005175751</text:p>
          </table:table-cell>
          <table:table-cell table:style-name="ce1" table:formula="of:=SUMIF([.$B$2:.$B$100000];[.$V6];[.$K$2:.$K$100000])/[.$M6]" office:value-type="float" office:value="0.0487337433210832">
            <text:p>0.04873374</text:p>
          </table:table-cell>
          <table:table-cell table:formula="of:=SUMIF([.$B$2:.$B$100000];[.$V6];[.$L$2:.$L$100000])/[.$M6]" office:value-type="float" office:value="0.000527591183535827">
            <text:p>0.0005275912</text:p>
          </table:table-cell>
          <table:table-cell table:style-name="ce1" table:formula="of:=SUMIF([.$B$2:.$B$100000];[.$V6];[.$N$2:.$N$100000])/[.$M6]" office:value-type="float" office:value="0.0499370385623219">
            <text:p>0.04993704</text:p>
          </table:table-cell>
          <table:table-cell table:formula="of:=SUMIF([.$B$2:.$B$100000];[.$V6];[.$O$2:.$O$100000])/[.$M6]" office:value-type="float" office:value="0.000374794755735062">
            <text:p>0.0003747948</text:p>
          </table:table-cell>
          <table:table-cell table:style-name="ce1" table:formula="of:=SUMIF([.$B$2:.$B$100000];[.$V6];[.$Q$2:.$Q$100000])/[.$M6]" office:value-type="float" office:value="0.0400513820391454">
            <text:p>0.04005138</text:p>
          </table:table-cell>
          <table:table-cell table:formula="of:=SUMIF([.$B$2:.$B$100000];[.$V6];[.$R$2:.$R$100000])/[.$M6]" office:value-type="float" office:value="0.000438337748363381">
            <text:p>0.0004383377</text:p>
          </table:table-cell>
          <table:table-cell table:style-name="ce1" table:formula="of:=SUMIF([.$B$2:.$B$100000];[.$V6];[.$T$2:.$T$100000])/[.$M6]" office:value-type="float" office:value="0.0431393573140564">
            <text:p>0.04313936</text:p>
          </table:table-cell>
          <table:table-cell table:formula="of:=SUMIF([.$B$2:.$B$100000];[.$V6];[.$U$2:.$U$100000])/[.$M6]" office:value-type="float" office:value="0.000297486241261342">
            <text:p>0.0002974862</text:p>
          </table:table-cell>
          <table:table-cell table:number-columns-repeated="8"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4">
            <text:p>4</text:p>
          </table:table-cell>
          <table:table-cell table:number-columns-repeated="2" office:value-type="float" office:value="563">
            <text:p>563</text:p>
          </table:table-cell>
          <table:table-cell office:value-type="float" office:value="0.0584834143121389">
            <text:p>0.0584834143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525680350257632">
            <text:p>0.052568035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757840326745398">
            <text:p>0.0757840327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756053583632873">
            <text:p>0.0756053584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606438339868397">
            <text:p>0.060643834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684443905363262">
            <text:p>0.068444390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IF([.$B$2:.$B$100000];[.$V7];[.$E$2:.$E$100000])/[.$M7]" office:value-type="float" office:value="0.0175599446580208">
            <text:p>0.0175599447</text:p>
          </table:table-cell>
          <table:table-cell table:formula="of:=SUMIF([.$B$2:.$B$100000];[.$V7];[.$F$2:.$F$100000])/[.$M7]" office:value-type="float" office:value="0.000548368044098282">
            <text:p>0.000548368</text:p>
          </table:table-cell>
          <table:table-cell table:style-name="ce1" table:formula="of:=SUMIF([.$B$2:.$B$100000];[.$V7];[.$H$2:.$H$100000])/[.$M7]" office:value-type="float" office:value="0.0142026078723398">
            <text:p>0.01420261</text:p>
          </table:table-cell>
          <table:table-cell table:formula="of:=SUMIF([.$B$2:.$B$100000];[.$V7];[.$I$2:.$I$100000])/[.$M7]" office:value-type="float" office:value="0.00039112129681299">
            <text:p>0.0003911213</text:p>
          </table:table-cell>
          <table:table-cell table:style-name="ce1" table:formula="of:=SUMIF([.$B$2:.$B$100000];[.$V7];[.$K$2:.$K$100000])/[.$M7]" office:value-type="float" office:value="0.0233709444516573">
            <text:p>0.02337094</text:p>
          </table:table-cell>
          <table:table-cell table:formula="of:=SUMIF([.$B$2:.$B$100000];[.$V7];[.$L$2:.$L$100000])/[.$M7]" office:value-type="float" office:value="0.000107822001581315">
            <text:p>0.000107822</text:p>
          </table:table-cell>
          <table:table-cell table:style-name="ce1" table:formula="of:=SUMIF([.$B$2:.$B$100000];[.$V7];[.$N$2:.$N$100000])/[.$M7]" office:value-type="float" office:value="0.0237232277255094">
            <text:p>0.02372323</text:p>
          </table:table-cell>
          <table:table-cell table:formula="of:=SUMIF([.$B$2:.$B$100000];[.$V7];[.$O$2:.$O$100000])/[.$M7]" office:value-type="float" office:value="0.0000819240360160682">
            <text:p>0.000081924</text:p>
          </table:table-cell>
          <table:table-cell table:style-name="ce1" table:formula="of:=SUMIF([.$B$2:.$B$100000];[.$V7];[.$Q$2:.$Q$100000])/[.$M7]" office:value-type="float" office:value="0.0190592116263349">
            <text:p>0.01905921</text:p>
          </table:table-cell>
          <table:table-cell table:formula="of:=SUMIF([.$B$2:.$B$100000];[.$V7];[.$R$2:.$R$100000])/[.$M7]" office:value-type="float" office:value="0.000218784493752156">
            <text:p>0.0002187845</text:p>
          </table:table-cell>
          <table:table-cell table:style-name="ce1" table:formula="of:=SUMIF([.$B$2:.$B$100000];[.$V7];[.$T$2:.$T$100000])/[.$M7]" office:value-type="float" office:value="0.0207398616617901">
            <text:p>0.02073986</text:p>
          </table:table-cell>
          <table:table-cell table:formula="of:=SUMIF([.$B$2:.$B$100000];[.$V7];[.$U$2:.$U$100000])/[.$M7]" office:value-type="float" office:value="0.0000798497160488082">
            <text:p>7.98497160488082E-005</text:p>
          </table:table-cell>
          <table:table-cell table:number-columns-repeated="8"/>
        </table:table-row>
        <table:table-row table:style-name="ro2">
          <table:table-cell office:value-type="float" office:value="9006">
            <text:p>9006</text:p>
          </table:table-cell>
          <table:table-cell office:value-type="float" office:value="4">
            <text:p>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0.048286382731571">
            <text:p>0.0482863827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487836851226811">
            <text:p>0.0487836851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707909487232718">
            <text:p>0.0707909487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722571977056912">
            <text:p>0.0722571977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564965373105084">
            <text:p>0.0564965373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617252101055951">
            <text:p>0.061725210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IF([.$B$2:.$B$100000];[.$V8];[.$E$2:.$E$100000])/[.$M8]" office:value-type="float" office:value="0.0274072887353772">
            <text:p>0.0274072887</text:p>
          </table:table-cell>
          <table:table-cell table:formula="of:=SUMIF([.$B$2:.$B$100000];[.$V8];[.$F$2:.$F$100000])/[.$M8]" office:value-type="float" office:value="0.00126391315339627">
            <text:p>0.0012639132</text:p>
          </table:table-cell>
          <table:table-cell table:style-name="ce1" table:formula="of:=SUMIF([.$B$2:.$B$100000];[.$V8];[.$H$2:.$H$100000])/[.$M8]" office:value-type="float" office:value="0.0228538814954549">
            <text:p>0.02285388</text:p>
          </table:table-cell>
          <table:table-cell table:formula="of:=SUMIF([.$B$2:.$B$100000];[.$V8];[.$I$2:.$I$100000])/[.$M8]" office:value-type="float" office:value="0.00129264675603408">
            <text:p>0.0012926468</text:p>
          </table:table-cell>
          <table:table-cell table:style-name="ce1" table:formula="of:=SUMIF([.$B$2:.$B$100000];[.$V8];[.$K$2:.$K$100000])/[.$M8]" office:value-type="float" office:value="0.0339539733017136">
            <text:p>0.03395397</text:p>
          </table:table-cell>
          <table:table-cell table:formula="of:=SUMIF([.$B$2:.$B$100000];[.$V8];[.$L$2:.$L$100000])/[.$M8]" office:value-type="float" office:value="0.000275091884588311">
            <text:p>0.0002750919</text:p>
          </table:table-cell>
          <table:table-cell table:style-name="ce1" table:formula="of:=SUMIF([.$B$2:.$B$100000];[.$V8];[.$N$2:.$N$100000])/[.$M8]" office:value-type="float" office:value="0.0353653046528996">
            <text:p>0.03536530</text:p>
          </table:table-cell>
          <table:table-cell table:formula="of:=SUMIF([.$B$2:.$B$100000];[.$V8];[.$O$2:.$O$100000])/[.$M8]" office:value-type="float" office:value="0.000271180856601694">
            <text:p>0.0002711809</text:p>
          </table:table-cell>
          <table:table-cell table:style-name="ce1" table:formula="of:=SUMIF([.$B$2:.$B$100000];[.$V8];[.$Q$2:.$Q$100000])/[.$M8]" office:value-type="float" office:value="0.0285267288656867">
            <text:p>0.02852673</text:p>
          </table:table-cell>
          <table:table-cell table:formula="of:=SUMIF([.$B$2:.$B$100000];[.$V8];[.$R$2:.$R$100000])/[.$M8]" office:value-type="float" office:value="0.000539850617267392">
            <text:p>0.0005398506</text:p>
          </table:table-cell>
          <table:table-cell table:style-name="ce1" table:formula="of:=SUMIF([.$B$2:.$B$100000];[.$V8];[.$T$2:.$T$100000])/[.$M8]" office:value-type="float" office:value="0.0307208170933389">
            <text:p>0.03072082</text:p>
          </table:table-cell>
          <table:table-cell table:formula="of:=SUMIF([.$B$2:.$B$100000];[.$V8];[.$U$2:.$U$100000])/[.$M8]" office:value-type="float" office:value="0.000279869601317486">
            <text:p>0.0002798696</text:p>
          </table:table-cell>
          <table:table-cell table:number-columns-repeated="8"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4">
            <text:p>4</text:p>
          </table:table-cell>
          <table:table-cell table:number-columns-repeated="2" office:value-type="float" office:value="375">
            <text:p>375</text:p>
          </table:table-cell>
          <table:table-cell office:value-type="float" office:value="0.0474424615068822">
            <text:p>0.0474424615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49191883614446">
            <text:p>0.0491918836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84178926228036">
            <text:p>0.0841789262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721844217460166">
            <text:p>0.0721844217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570283616312078">
            <text:p>0.0570283616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670252593226704">
            <text:p>0.067025259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SUMIF([.$B$2:.$B$100000];[.$V9];[.$E$2:.$E$100000])/[.$M9]" office:value-type="float" office:value="0.0386943731587332">
            <text:p>0.0386943732</text:p>
          </table:table-cell>
          <table:table-cell table:formula="of:=SUMIF([.$B$2:.$B$100000];[.$V9];[.$F$2:.$F$100000])/[.$M9]" office:value-type="float" office:value="0.00205065012816818">
            <text:p>0.0020506501</text:p>
          </table:table-cell>
          <table:table-cell table:style-name="ce1" table:formula="of:=SUMIF([.$B$2:.$B$100000];[.$V9];[.$H$2:.$H$100000])/[.$M9]" office:value-type="float" office:value="0.0315492480983782">
            <text:p>0.03154925</text:p>
          </table:table-cell>
          <table:table-cell table:formula="of:=SUMIF([.$B$2:.$B$100000];[.$V9];[.$I$2:.$I$100000])/[.$M9]" office:value-type="float" office:value="0.00193091634459152">
            <text:p>0.0019309163</text:p>
          </table:table-cell>
          <table:table-cell table:style-name="ce1" table:formula="of:=SUMIF([.$B$2:.$B$100000];[.$V9];[.$K$2:.$K$100000])/[.$M9]" office:value-type="float" office:value="0.0409558643350369">
            <text:p>0.04095586</text:p>
          </table:table-cell>
          <table:table-cell table:formula="of:=SUMIF([.$B$2:.$B$100000];[.$V9];[.$L$2:.$L$100000])/[.$M9]" office:value-type="float" office:value="0.000480319994266824">
            <text:p>0.00048032</text:p>
          </table:table-cell>
          <table:table-cell table:style-name="ce1" table:formula="of:=SUMIF([.$B$2:.$B$100000];[.$V9];[.$N$2:.$N$100000])/[.$M9]" office:value-type="float" office:value="0.0415617832909196">
            <text:p>0.04156178</text:p>
          </table:table-cell>
          <table:table-cell table:formula="of:=SUMIF([.$B$2:.$B$100000];[.$V9];[.$O$2:.$O$100000])/[.$M9]" office:value-type="float" office:value="0.000193361688381055">
            <text:p>0.0001933617</text:p>
          </table:table-cell>
          <table:table-cell table:style-name="ce1" table:formula="of:=SUMIF([.$B$2:.$B$100000];[.$V9];[.$Q$2:.$Q$100000])/[.$M9]" office:value-type="float" office:value="0.0333770841254328">
            <text:p>0.03337708</text:p>
          </table:table-cell>
          <table:table-cell table:formula="of:=SUMIF([.$B$2:.$B$100000];[.$V9];[.$R$2:.$R$100000])/[.$M9]" office:value-type="float" office:value="0.000453533897551685">
            <text:p>0.0004535339</text:p>
          </table:table-cell>
          <table:table-cell table:style-name="ce1" table:formula="of:=SUMIF([.$B$2:.$B$100000];[.$V9];[.$T$2:.$T$100000])/[.$M9]" office:value-type="float" office:value="0.0354268582167246">
            <text:p>0.03542686</text:p>
          </table:table-cell>
          <table:table-cell table:formula="of:=SUMIF([.$B$2:.$B$100000];[.$V9];[.$U$2:.$U$100000])/[.$M9]" office:value-type="float" office:value="0.000185000971219144">
            <text:p>0.000185001</text:p>
          </table:table-cell>
          <table:table-cell table:number-columns-repeated="8"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4">
            <text:p>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0.0430264535948292">
            <text:p>0.0430264536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427031603893514">
            <text:p>0.0427031604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654489133756149">
            <text:p>0.0654489134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648163223415199">
            <text:p>0.0648163223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482523273145438">
            <text:p>0.0482523273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524574715485651">
            <text:p>0.052457471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SUMIF([.$B$2:.$B$100000];[.$V10];[.$E$2:.$E$100000])/[.$M10]" office:value-type="float" office:value="0.0701811711460392">
            <text:p>0.0701811711</text:p>
          </table:table-cell>
          <table:table-cell table:formula="of:=SUMIF([.$B$2:.$B$100000];[.$V10];[.$F$2:.$F$100000])/[.$M10]" office:value-type="float" office:value="0.00429143724324576">
            <text:p>0.0042914372</text:p>
          </table:table-cell>
          <table:table-cell table:style-name="ce1" table:formula="of:=SUMIF([.$B$2:.$B$100000];[.$V10];[.$H$2:.$H$100000])/[.$M10]" office:value-type="float" office:value="0.05218671361305">
            <text:p>0.05218671</text:p>
          </table:table-cell>
          <table:table-cell table:formula="of:=SUMIF([.$B$2:.$B$100000];[.$V10];[.$I$2:.$I$100000])/[.$M10]" office:value-type="float" office:value="0.0039688766229889">
            <text:p>0.0039688766</text:p>
          </table:table-cell>
          <table:table-cell table:style-name="ce1" table:formula="of:=SUMIF([.$B$2:.$B$100000];[.$V10];[.$K$2:.$K$100000])/[.$M10]" office:value-type="float" office:value="0.0680642403679176">
            <text:p>0.06806424</text:p>
          </table:table-cell>
          <table:table-cell table:formula="of:=SUMIF([.$B$2:.$B$100000];[.$V10];[.$L$2:.$L$100000])/[.$M10]" office:value-type="float" office:value="0.000449360277106669">
            <text:p>0.0004493603</text:p>
          </table:table-cell>
          <table:table-cell table:style-name="ce1" table:formula="of:=SUMIF([.$B$2:.$B$100000];[.$V10];[.$N$2:.$N$100000])/[.$M10]" office:value-type="float" office:value="0.0693476283369854">
            <text:p>0.06934763</text:p>
          </table:table-cell>
          <table:table-cell table:formula="of:=SUMIF([.$B$2:.$B$100000];[.$V10];[.$O$2:.$O$100000])/[.$M10]" office:value-type="float" office:value="0.000376840543145929">
            <text:p>0.0003768405</text:p>
          </table:table-cell>
          <table:table-cell table:style-name="ce1" table:formula="of:=SUMIF([.$B$2:.$B$100000];[.$V10];[.$Q$2:.$Q$100000])/[.$M10]" office:value-type="float" office:value="0.0565781730385417">
            <text:p>0.05657817</text:p>
          </table:table-cell>
          <table:table-cell table:formula="of:=SUMIF([.$B$2:.$B$100000];[.$V10];[.$R$2:.$R$100000])/[.$M10]" office:value-type="float" office:value="0.000832974727351751">
            <text:p>0.0008329747</text:p>
          </table:table-cell>
          <table:table-cell table:style-name="ce1" table:formula="of:=SUMIF([.$B$2:.$B$100000];[.$V10];[.$T$2:.$T$100000])/[.$M10]" office:value-type="float" office:value="0.0595443671064772">
            <text:p>0.05954437</text:p>
          </table:table-cell>
          <table:table-cell table:formula="of:=SUMIF([.$B$2:.$B$100000];[.$V10];[.$U$2:.$U$100000])/[.$M10]" office:value-type="float" office:value="0.000239471252837524">
            <text:p>0.0002394713</text:p>
          </table:table-cell>
          <table:table-cell table:number-columns-repeated="8"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4">
            <text:p>4</text:p>
          </table:table-cell>
          <table:table-cell table:number-columns-repeated="2" office:value-type="float" office:value="224">
            <text:p>224</text:p>
          </table:table-cell>
          <table:table-cell office:value-type="float" office:value="0.0495427010610828">
            <text:p>0.0495427011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435526797647844">
            <text:p>0.0435526798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681238964062205">
            <text:p>0.0681238964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661309547412838">
            <text:p>0.0661309547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514689314296511">
            <text:p>0.0514689314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570656826361692">
            <text:p>0.057065682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SUMIF([.$B$2:.$B$100000];[.$V11];[.$E$2:.$E$100000])/[.$M11]" office:value-type="float" office:value="0.0741371017107349">
            <text:p>0.0741371017</text:p>
          </table:table-cell>
          <table:table-cell table:formula="of:=SUMIF([.$B$2:.$B$100000];[.$V11];[.$F$2:.$F$100000])/[.$M11]" office:value-type="float" office:value="0.00543947764757931">
            <text:p>0.0054394776</text:p>
          </table:table-cell>
          <table:table-cell table:style-name="ce1" table:formula="of:=SUMIF([.$B$2:.$B$100000];[.$V11];[.$H$2:.$H$100000])/[.$M11]" office:value-type="float" office:value="0.0565291911072043">
            <text:p>0.05652919</text:p>
          </table:table-cell>
          <table:table-cell table:formula="of:=SUMIF([.$B$2:.$B$100000];[.$V11];[.$I$2:.$I$100000])/[.$M11]" office:value-type="float" office:value="0.00536203890425404">
            <text:p>0.0053620389</text:p>
          </table:table-cell>
          <table:table-cell table:style-name="ce1" table:formula="of:=SUMIF([.$B$2:.$B$100000];[.$V11];[.$K$2:.$K$100000])/[.$M11]" office:value-type="float" office:value="0.0761237537866658">
            <text:p>0.07612375</text:p>
          </table:table-cell>
          <table:table-cell table:formula="of:=SUMIF([.$B$2:.$B$100000];[.$V11];[.$L$2:.$L$100000])/[.$M11]" office:value-type="float" office:value="0.000688040905563022">
            <text:p>0.0006880409</text:p>
          </table:table-cell>
          <table:table-cell table:style-name="ce1" table:formula="of:=SUMIF([.$B$2:.$B$100000];[.$V11];[.$N$2:.$N$100000])/[.$M11]" office:value-type="float" office:value="0.0785960162826213">
            <text:p>0.07859602</text:p>
          </table:table-cell>
          <table:table-cell table:formula="of:=SUMIF([.$B$2:.$B$100000];[.$V11];[.$O$2:.$O$100000])/[.$M11]" office:value-type="float" office:value="0.000462149481312008">
            <text:p>0.0004621495</text:p>
          </table:table-cell>
          <table:table-cell table:style-name="ce1" table:formula="of:=SUMIF([.$B$2:.$B$100000];[.$V11];[.$Q$2:.$Q$100000])/[.$M11]" office:value-type="float" office:value="0.0638508662638442">
            <text:p>0.06385087</text:p>
          </table:table-cell>
          <table:table-cell table:formula="of:=SUMIF([.$B$2:.$B$100000];[.$V11];[.$R$2:.$R$100000])/[.$M11]" office:value-type="float" office:value="0.000910148361814843">
            <text:p>0.0009101484</text:p>
          </table:table-cell>
          <table:table-cell table:style-name="ce1" table:formula="of:=SUMIF([.$B$2:.$B$100000];[.$V11];[.$T$2:.$T$100000])/[.$M11]" office:value-type="float" office:value="0.0676311550084622">
            <text:p>0.06763116</text:p>
          </table:table-cell>
          <table:table-cell table:formula="of:=SUMIF([.$B$2:.$B$100000];[.$V11];[.$U$2:.$U$100000])/[.$M11]" office:value-type="float" office:value="0.000371642883734486">
            <text:p>0.0003716429</text:p>
          </table:table-cell>
          <table:table-cell table:number-columns-repeated="8"/>
        </table:table-row>
        <table:table-row table:style-name="ro2">
          <table:table-cell office:value-type="float" office:value="9010">
            <text:p>9010</text:p>
          </table:table-cell>
          <table:table-cell office:value-type="float" office:value="4">
            <text:p>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0.0463326281218438">
            <text:p>0.0463326281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489124425897978">
            <text:p>0.0489124426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72142435615435">
            <text:p>0.0721424356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669384879861352">
            <text:p>0.066938488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511773610783904">
            <text:p>0.0511773611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643306827644602">
            <text:p>0.064330682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SUMIF([.$B$2:.$B$100000];[.$V12];[.$E$2:.$E$100000])/[.$M12]" office:value-type="float" office:value="0.0579335232322196">
            <text:p>0.0579335232</text:p>
          </table:table-cell>
          <table:table-cell table:formula="of:=SUMIF([.$B$2:.$B$100000];[.$V12];[.$F$2:.$F$100000])/[.$M12]" office:value-type="float" office:value="0.00469581040941024">
            <text:p>0.0046958104</text:p>
          </table:table-cell>
          <table:table-cell table:style-name="ce1" table:formula="of:=SUMIF([.$B$2:.$B$100000];[.$V12];[.$H$2:.$H$100000])/[.$M12]" office:value-type="float" office:value="0.0449161530453677">
            <text:p>0.04491615</text:p>
          </table:table-cell>
          <table:table-cell table:formula="of:=SUMIF([.$B$2:.$B$100000];[.$V12];[.$I$2:.$I$100000])/[.$M12]" office:value-type="float" office:value="0.00514880930371919">
            <text:p>0.0051488093</text:p>
          </table:table-cell>
          <table:table-cell table:style-name="ce1" table:formula="of:=SUMIF([.$B$2:.$B$100000];[.$V12];[.$K$2:.$K$100000])/[.$M12]" office:value-type="float" office:value="0.0607273790041749">
            <text:p>0.06072738</text:p>
          </table:table-cell>
          <table:table-cell table:formula="of:=SUMIF([.$B$2:.$B$100000];[.$V12];[.$L$2:.$L$100000])/[.$M12]" office:value-type="float" office:value="0.000599518321718484">
            <text:p>0.0005995183</text:p>
          </table:table-cell>
          <table:table-cell table:style-name="ce1" table:formula="of:=SUMIF([.$B$2:.$B$100000];[.$V12];[.$N$2:.$N$100000])/[.$M12]" office:value-type="float" office:value="0.0638180577132743">
            <text:p>0.06381806</text:p>
          </table:table-cell>
          <table:table-cell table:formula="of:=SUMIF([.$B$2:.$B$100000];[.$V12];[.$O$2:.$O$100000])/[.$M12]" office:value-type="float" office:value="0.000412268617040101">
            <text:p>0.0004122686</text:p>
          </table:table-cell>
          <table:table-cell table:style-name="ce1" table:formula="of:=SUMIF([.$B$2:.$B$100000];[.$V12];[.$Q$2:.$Q$100000])/[.$M12]" office:value-type="float" office:value="0.0508450988940267">
            <text:p>0.05084510</text:p>
          </table:table-cell>
          <table:table-cell table:formula="of:=SUMIF([.$B$2:.$B$100000];[.$V12];[.$R$2:.$R$100000])/[.$M12]" office:value-type="float" office:value="0.000878327684977587">
            <text:p>0.0008783277</text:p>
          </table:table-cell>
          <table:table-cell table:style-name="ce1" table:formula="of:=SUMIF([.$B$2:.$B$100000];[.$V12];[.$T$2:.$T$100000])/[.$M12]" office:value-type="float" office:value="0.0549366889440552">
            <text:p>0.05493669</text:p>
          </table:table-cell>
          <table:table-cell table:formula="of:=SUMIF([.$B$2:.$B$100000];[.$V12];[.$U$2:.$U$100000])/[.$M12]" office:value-type="float" office:value="0.00042527403513473">
            <text:p>0.000425274</text:p>
          </table:table-cell>
          <table:table-cell table:number-columns-repeated="8"/>
        </table:table-row>
        <table:table-row table:style-name="ro2">
          <table:table-cell office:value-type="float" office:value="9011">
            <text:p>9011</text:p>
          </table:table-cell>
          <table:table-cell office:value-type="float" office:value="4">
            <text:p>4</text:p>
          </table:table-cell>
          <table:table-cell table:number-columns-repeated="2" office:value-type="float" office:value="459">
            <text:p>459</text:p>
          </table:table-cell>
          <table:table-cell office:value-type="float" office:value="0.0433581440264233">
            <text:p>0.043358144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42336948028168">
            <text:p>0.042336948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6684938408679">
            <text:p>0.0668493841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645965949248098">
            <text:p>0.0645965949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502583313312169">
            <text:p>0.0502583313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558046991810372">
            <text:p>0.055804699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IF([.$B$2:.$B$100000];[.$V13];[.$E$2:.$E$100000])/[.$M13]" office:value-type="float" office:value="0.0406011767489712">
            <text:p>0.0406011767</text:p>
          </table:table-cell>
          <table:table-cell table:formula="of:=SUMIF([.$B$2:.$B$100000];[.$V13];[.$F$2:.$F$100000])/[.$M13]" office:value-type="float" office:value="0.00354417200004967">
            <text:p>0.003544172</text:p>
          </table:table-cell>
          <table:table-cell table:style-name="ce1" table:formula="of:=SUMIF([.$B$2:.$B$100000];[.$V13];[.$H$2:.$H$100000])/[.$M13]" office:value-type="float" office:value="0.031134678431341">
            <text:p>0.03113468</text:p>
          </table:table-cell>
          <table:table-cell table:formula="of:=SUMIF([.$B$2:.$B$100000];[.$V13];[.$I$2:.$I$100000])/[.$M13]" office:value-type="float" office:value="0.00374909996502887">
            <text:p>0.0037491</text:p>
          </table:table-cell>
          <table:table-cell table:style-name="ce1" table:formula="of:=SUMIF([.$B$2:.$B$100000];[.$V13];[.$K$2:.$K$100000])/[.$M13]" office:value-type="float" office:value="0.0418149641750622">
            <text:p>0.04181496</text:p>
          </table:table-cell>
          <table:table-cell table:formula="of:=SUMIF([.$B$2:.$B$100000];[.$V13];[.$L$2:.$L$100000])/[.$M13]" office:value-type="float" office:value="0.000313600699751067">
            <text:p>0.0003136007</text:p>
          </table:table-cell>
          <table:table-cell table:style-name="ce1" table:formula="of:=SUMIF([.$B$2:.$B$100000];[.$V13];[.$N$2:.$N$100000])/[.$M13]" office:value-type="float" office:value="0.0428434211008622">
            <text:p>0.04284342</text:p>
          </table:table-cell>
          <table:table-cell table:formula="of:=SUMIF([.$B$2:.$B$100000];[.$V13];[.$O$2:.$O$100000])/[.$M13]" office:value-type="float" office:value="0.000271191264862546">
            <text:p>0.0002711913</text:p>
          </table:table-cell>
          <table:table-cell table:style-name="ce1" table:formula="of:=SUMIF([.$B$2:.$B$100000];[.$V13];[.$Q$2:.$Q$100000])/[.$M13]" office:value-type="float" office:value="0.0342258902712551">
            <text:p>0.03422589</text:p>
          </table:table-cell>
          <table:table-cell table:formula="of:=SUMIF([.$B$2:.$B$100000];[.$V13];[.$R$2:.$R$100000])/[.$M13]" office:value-type="float" office:value="0.000477990878799602">
            <text:p>0.0004779909</text:p>
          </table:table-cell>
          <table:table-cell table:style-name="ce1" table:formula="of:=SUMIF([.$B$2:.$B$100000];[.$V13];[.$T$2:.$T$100000])/[.$M13]" office:value-type="float" office:value="0.0374714019033316">
            <text:p>0.03747140</text:p>
          </table:table-cell>
          <table:table-cell table:formula="of:=SUMIF([.$B$2:.$B$100000];[.$V13];[.$U$2:.$U$100000])/[.$M13]" office:value-type="float" office:value="0.000120406421106602">
            <text:p>0.0001204064</text:p>
          </table:table-cell>
          <table:table-cell table:number-columns-repeated="8"/>
        </table:table-row>
        <table:table-row table:style-name="ro2">
          <table:table-cell office:value-type="float" office:value="9012">
            <text:p>9012</text:p>
          </table:table-cell>
          <table:table-cell office:value-type="float" office:value="4">
            <text:p>4</text:p>
          </table:table-cell>
          <table:table-cell table:number-columns-repeated="2" office:value-type="float" office:value="325">
            <text:p>325</text:p>
          </table:table-cell>
          <table:table-cell office:value-type="float" office:value="0.049218008317919">
            <text:p>0.0492180083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495655601766217">
            <text:p>0.0495655602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730003522169843">
            <text:p>0.0730003522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710792534865983">
            <text:p>0.0710792535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560496182760961">
            <text:p>0.0560496183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685582196014583">
            <text:p>0.06855821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13">
            <text:p>9013</text:p>
          </table:table-cell>
          <table:table-cell office:value-type="float" office:value="4">
            <text:p>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0.0539311847319769">
            <text:p>0.0539311847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464637181517705">
            <text:p>0.0464637182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707223713766552">
            <text:p>0.0707223714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686818454303928">
            <text:p>0.0686818454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540300853951245">
            <text:p>0.0540300854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627799950083156">
            <text:p>0.06277999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14">
            <text:p>9014</text:p>
          </table:table-cell>
          <table:table-cell office:value-type="float" office:value="4">
            <text:p>4</text:p>
          </table:table-cell>
          <table:table-cell table:number-columns-repeated="2" office:value-type="float" office:value="472">
            <text:p>472</text:p>
          </table:table-cell>
          <table:table-cell office:value-type="float" office:value="0.0473724846225797">
            <text:p>0.0473724846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468691175681633">
            <text:p>0.0468691176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708674567834425">
            <text:p>0.0708674568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717869530431781">
            <text:p>0.071786953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554272905183654">
            <text:p>0.0554272905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606452335245257">
            <text:p>0.06064523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15">
            <text:p>9015</text:p>
          </table:table-cell>
          <table:table-cell office:value-type="float" office:value="4">
            <text:p>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0.0469834131458575">
            <text:p>0.0469834131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434113264584932">
            <text:p>0.0434113265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673830744577375">
            <text:p>0.0673830745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671274255737521">
            <text:p>0.0671274256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503367054416358">
            <text:p>0.0503367054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629054868874982">
            <text:p>0.062905486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16">
            <text:p>9016</text:p>
          </table:table-cell>
          <table:table-cell office:value-type="float" office:value="4">
            <text:p>4</text:p>
          </table:table-cell>
          <table:table-cell table:number-columns-repeated="2" office:value-type="float" office:value="452">
            <text:p>452</text:p>
          </table:table-cell>
          <table:table-cell office:value-type="float" office:value="0.0475161704916809">
            <text:p>0.047516170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485555604798548">
            <text:p>0.048555560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703990781711775">
            <text:p>0.0703990782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724223431526452">
            <text:p>0.0724223432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611084804986086">
            <text:p>0.061108480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731692297644345">
            <text:p>0.07316922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17">
            <text:p>9017</text:p>
          </table:table-cell>
          <table:table-cell office:value-type="float" office:value="4">
            <text:p>4</text:p>
          </table:table-cell>
          <table:table-cell table:number-columns-repeated="2" office:value-type="float" office:value="306">
            <text:p>306</text:p>
          </table:table-cell>
          <table:table-cell office:value-type="float" office:value="0.0485224380879516">
            <text:p>0.0485224381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431267537956628">
            <text:p>0.0431267538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672463862770665">
            <text:p>0.0672463863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653891997676767">
            <text:p>0.0653891998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504276753912291">
            <text:p>0.0504276754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592167720596296">
            <text:p>0.0592167721</text:p>
          </table:table-cell>
          <table:table-cell office:value-type="float" office:value="0">
            <text:p>0</text:p>
          </table:table-cell>
          <table:table-cell/>
          <table:table-cell table:formula="of:=AVERAGE([.W2:.W13])" office:value-type="float" office:value="0.0353160623849442">
            <text:p>0.0353160624</text:p>
          </table:table-cell>
          <table:table-cell table:formula="of:=AVERAGE([.X2:.X13])" office:value-type="float" office:value="0.00194904208983245">
            <text:p>0.0019490421</text:p>
          </table:table-cell>
          <table:table-cell table:formula="of:=AVERAGE([.Y2:.Y13])" office:value-type="float" office:value="0.0291225975469629">
            <text:p>0.0291225975</text:p>
          </table:table-cell>
          <table:table-cell table:formula="of:=AVERAGE([.Z2:.Z13])" office:value-type="float" office:value="0.00194016252882349">
            <text:p>0.0019401625</text:p>
          </table:table-cell>
          <table:table-cell table:formula="of:=AVERAGE([.AA2:.AA13])" office:value-type="float" office:value="0.0413178231479916">
            <text:p>0.0413178231</text:p>
          </table:table-cell>
          <table:table-cell table:formula="of:=AVERAGE([.AB2:.AB13])" office:value-type="float" office:value="0.000338663359018006">
            <text:p>0.0003386634</text:p>
          </table:table-cell>
          <table:table-cell table:formula="of:=AVERAGE([.AC2:.AC13])" office:value-type="float" office:value="0.0405219838676187">
            <text:p>0.0405219839</text:p>
          </table:table-cell>
          <table:table-cell table:formula="of:=AVERAGE([.AD2:.AD13])" office:value-type="float" office:value="0.000254081622333094">
            <text:p>0.0002540816</text:p>
          </table:table-cell>
          <table:table-cell table:formula="of:=AVERAGE([.AE2:.AE13])" office:value-type="float" office:value="0.0327785324651173">
            <text:p>0.0327785325</text:p>
          </table:table-cell>
          <table:table-cell table:formula="of:=AVERAGE([.AF2:.AF13])" office:value-type="float" office:value="0.000448238890993749">
            <text:p>0.0004482389</text:p>
          </table:table-cell>
          <table:table-cell table:formula="of:=AVERAGE([.AG2:.AG13])" office:value-type="float" office:value="0.0352331559208412">
            <text:p>0.0352331559</text:p>
          </table:table-cell>
          <table:table-cell table:formula="of:=AVERAGE([.AH2:.AH13])" office:value-type="float" office:value="0.000215800107150039">
            <text:p>0.0002158001</text:p>
          </table:table-cell>
          <table:table-cell table:number-columns-repeated="8"/>
        </table:table-row>
        <table:table-row table:style-name="ro2">
          <table:table-cell office:value-type="float" office:value="9018">
            <text:p>9018</text:p>
          </table:table-cell>
          <table:table-cell office:value-type="float" office:value="4">
            <text:p>4</text:p>
          </table:table-cell>
          <table:table-cell table:number-columns-repeated="2" office:value-type="float" office:value="483">
            <text:p>483</text:p>
          </table:table-cell>
          <table:table-cell office:value-type="float" office:value="0.0493425671719775">
            <text:p>0.0493425672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472871128237306">
            <text:p>0.0472871128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735629663667768">
            <text:p>0.0735629664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708385330045975">
            <text:p>0.07083853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572061029173363">
            <text:p>0.0572061029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619482031102392">
            <text:p>0.06194820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19">
            <text:p>9019</text:p>
          </table:table-cell>
          <table:table-cell office:value-type="float" office:value="4">
            <text:p>4</text:p>
          </table:table-cell>
          <table:table-cell table:number-columns-repeated="2" office:value-type="float" office:value="227">
            <text:p>227</text:p>
          </table:table-cell>
          <table:table-cell office:value-type="float" office:value="0.0492273385691593">
            <text:p>0.0492273386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455689470578219">
            <text:p>0.0455689471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653943314058589">
            <text:p>0.0653943314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633071542033948">
            <text:p>0.0633071542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47053856542722">
            <text:p>0.0470538565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522139519911922">
            <text:p>0.0522139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4">
            <text:p>4</text:p>
          </table:table-cell>
          <table:table-cell table:number-columns-repeated="2" office:value-type="float" office:value="229">
            <text:p>229</text:p>
          </table:table-cell>
          <table:table-cell office:value-type="float" office:value="0.0486796528213514">
            <text:p>0.0486796528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433418160867527">
            <text:p>0.0433418161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671964694329307">
            <text:p>0.067196469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642644379806537">
            <text:p>0.064264438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496047472318311">
            <text:p>0.049604747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534320162906187">
            <text:p>0.0534320163</text:p>
          </table:table-cell>
          <table:table-cell office:value-type="float" office:value="0">
            <text:p>0</text:p>
          </table:table-cell>
          <table:table-cell table:number-columns-repeated="3"/>
          <table:table-cell>
            <draw:frame table:end-cell-address="Sheet1.AH41" table:end-x="0.6268in" table:end-y="0.1484in" draw:z-index="0" draw:style-name="gr1" draw:text-style-name="P1" svg:width="7.6161in" svg:height="3.5457in" svg:x="2.5067in" svg:y="0.0343in">
              <draw:object draw:notify-on-update-of-ranges="Sheet1.Y22:Sheet1.Y22 Sheet1.Y23:Sheet1.Y28 Sheet1.Z22:Sheet1.Z22 Sheet1.Z23:Sheet1.Z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Chyba</text:p>
          </table:table-cell>
          <table:table-cell table:number-columns-repeated="16"/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4">
            <text:p>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0.0522787972373126">
            <text:p>0.0522787972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512417398119488">
            <text:p>0.0512417398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790440224579147">
            <text:p>0.0790440225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78009297595361">
            <text:p>0.0780092976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61612314065587">
            <text:p>0.0616123141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691324965653013">
            <text:p>0.069132496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uleta bez regenerácie</text:p>
          </table:table-cell>
          <table:table-cell office:value-type="float" office:value="0.00194904">
            <text:p>0.00194904</text:p>
          </table:table-cell>
          <table:table-cell table:number-columns-repeated="16"/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0.0479738193150196">
            <text:p>0.0479738193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439963332112626">
            <text:p>0.0439963332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6981220536816">
            <text:p>0.0698122054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666917028408282">
            <text:p>0.0666917028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652217217579126">
            <text:p>0.0652217218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56649086918288">
            <text:p>0.056649086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uleta s regeneráciou</text:p>
          </table:table-cell>
          <table:table-cell office:value-type="float" office:value="0.00194016">
            <text:p>0.00194016</text:p>
          </table:table-cell>
          <table:table-cell table:number-columns-repeated="16"/>
        </table:table-row>
        <table:table-row table:style-name="ro1">
          <table:table-cell office:value-type="float" office:value="9023">
            <text:p>9023</text:p>
          </table:table-cell>
          <table:table-cell office:value-type="float" office:value="4">
            <text:p>4</text:p>
          </table:table-cell>
          <table:table-cell table:number-columns-repeated="2" office:value-type="float" office:value="387">
            <text:p>387</text:p>
          </table:table-cell>
          <table:table-cell office:value-type="float" office:value="0.0507346406570363">
            <text:p>0.0507346407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482070755960281">
            <text:p>0.0482070756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784940041472967">
            <text:p>0.0784940041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723696272331373">
            <text:p>0.0723696272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554254244681174">
            <text:p>0.0554254245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627487386666604">
            <text:p>0.062748738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nk bez regenerácie</text:p>
          </table:table-cell>
          <table:table-cell office:value-type="float" office:value="0.00033866">
            <text:p>0.00033866</text:p>
          </table:table-cell>
          <table:table-cell table:number-columns-repeated="16"/>
        </table:table-row>
        <table:table-row table:style-name="ro1">
          <table:table-cell office:value-type="float" office:value="9024">
            <text:p>9024</text:p>
          </table:table-cell>
          <table:table-cell office:value-type="float" office:value="4">
            <text:p>4</text:p>
          </table:table-cell>
          <table:table-cell table:number-columns-repeated="2" office:value-type="float" office:value="393">
            <text:p>393</text:p>
          </table:table-cell>
          <table:table-cell office:value-type="float" office:value="0.0551786393228104">
            <text:p>0.0551786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446247256322995">
            <text:p>0.0446247256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84618381061456">
            <text:p>0.0846183811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684425244860781">
            <text:p>0.0684425245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523632360110377">
            <text:p>0.052363236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562441540144572">
            <text:p>0.05624415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nk s regeneráciou</text:p>
          </table:table-cell>
          <table:table-cell office:value-type="float" office:value="0.00025408">
            <text:p>0.00025408</text:p>
          </table:table-cell>
          <table:table-cell table:number-columns-repeated="16"/>
        </table:table-row>
        <table:table-row table:style-name="ro1">
          <table:table-cell office:value-type="float" office:value="9025">
            <text:p>9025</text:p>
          </table:table-cell>
          <table:table-cell office:value-type="float" office:value="4">
            <text:p>4</text:p>
          </table:table-cell>
          <table:table-cell table:number-columns-repeated="2" office:value-type="float" office:value="295">
            <text:p>295</text:p>
          </table:table-cell>
          <table:table-cell office:value-type="float" office:value="0.0494685255637221">
            <text:p>0.0494685256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457322264545279">
            <text:p>0.0457322265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671652130912755">
            <text:p>0.0671652131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670644463778798">
            <text:p>0.0670644464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515729637309809">
            <text:p>0.0515729637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563239276625621">
            <text:p>0.056323927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Elite bez regenerácie</text:p>
          </table:table-cell>
          <table:table-cell office:value-type="float" office:value="0.00044824">
            <text:p>0.00044824</text:p>
          </table:table-cell>
          <table:table-cell table:number-columns-repeated="16"/>
        </table:table-row>
        <table:table-row table:style-name="ro1">
          <table:table-cell office:value-type="float" office:value="9026">
            <text:p>9026</text:p>
          </table:table-cell>
          <table:table-cell office:value-type="float" office:value="4">
            <text:p>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0.0512925896812086">
            <text:p>0.0512925897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506189455416561">
            <text:p>0.0506189455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742226151294689">
            <text:p>0.0742226151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779953022185005">
            <text:p>0.0779953022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57635760986954">
            <text:p>0.057635761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630510388068475">
            <text:p>0.063051038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Elite s regeneráciou</text:p>
          </table:table-cell>
          <table:table-cell office:value-type="float" office:value="0.0002158">
            <text:p>0.0002158</text:p>
          </table:table-cell>
          <table:table-cell table:number-columns-repeated="16"/>
        </table:table-row>
        <table:table-row table:style-name="ro2">
          <table:table-cell office:value-type="float" office:value="9027">
            <text:p>9027</text:p>
          </table:table-cell>
          <table:table-cell office:value-type="float" office:value="4">
            <text:p>4</text:p>
          </table:table-cell>
          <table:table-cell table:number-columns-repeated="2" office:value-type="float" office:value="184">
            <text:p>184</text:p>
          </table:table-cell>
          <table:table-cell office:value-type="float" office:value="0.0483838838570326">
            <text:p>0.0483838839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473295654668741">
            <text:p>0.0473295655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691772817712549">
            <text:p>0.0691772818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727255763179563">
            <text:p>0.0727255763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528516746634695">
            <text:p>0.0528516747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646759020603527">
            <text:p>0.06467590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28">
            <text:p>9028</text:p>
          </table:table-cell>
          <table:table-cell office:value-type="float" office:value="4">
            <text:p>4</text:p>
          </table:table-cell>
          <table:table-cell table:number-columns-repeated="2" office:value-type="float" office:value="317">
            <text:p>317</text:p>
          </table:table-cell>
          <table:table-cell office:value-type="float" office:value="0.0468835794575858">
            <text:p>0.0468835795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44723159782885">
            <text:p>0.0447231598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668148621572007">
            <text:p>0.0668148622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722623293438734">
            <text:p>0.0722623293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507686960740635">
            <text:p>0.0507686961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574183661330541">
            <text:p>0.05741836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29">
            <text:p>9029</text:p>
          </table:table-cell>
          <table:table-cell office:value-type="float" office:value="4">
            <text:p>4</text:p>
          </table:table-cell>
          <table:table-cell table:number-columns-repeated="2" office:value-type="float" office:value="372">
            <text:p>372</text:p>
          </table:table-cell>
          <table:table-cell office:value-type="float" office:value="0.0489749552731081">
            <text:p>0.0489749553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469423600404">
            <text:p>0.04694236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743014557524498">
            <text:p>0.0743014558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721802231329584">
            <text:p>0.0721802231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582804813476615">
            <text:p>0.0582804813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611094135237327">
            <text:p>0.06110941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30">
            <text:p>9030</text:p>
          </table:table-cell>
          <table:table-cell office:value-type="float" office:value="4">
            <text:p>4</text:p>
          </table:table-cell>
          <table:table-cell table:number-columns-repeated="2" office:value-type="float" office:value="296">
            <text:p>296</text:p>
          </table:table-cell>
          <table:table-cell office:value-type="float" office:value="0.0446760420141213">
            <text:p>0.044676042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431449477855815">
            <text:p>0.0431449478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69838330071633">
            <text:p>0.0698383301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725151791524866">
            <text:p>0.0725151792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496961836939864">
            <text:p>0.0496961837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573992391180114">
            <text:p>0.057399239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4">
            <text:p>4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606457000370878">
            <text:p>0.0606457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52700524593376">
            <text:p>0.0527005246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674409220154276">
            <text:p>0.067440922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684094020941749">
            <text:p>0.0684094021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511190470081383">
            <text:p>0.051119047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566630822951485">
            <text:p>0.056663082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32">
            <text:p>9032</text:p>
          </table:table-cell>
          <table:table-cell office:value-type="float" office:value="4">
            <text:p>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0.0606858201174212">
            <text:p>0.06068582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469936764222219">
            <text:p>0.0469936764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755073907252637">
            <text:p>0.0755073907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775371868825998">
            <text:p>0.0775371869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554370872821678">
            <text:p>0.0554370873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616468359951763">
            <text:p>0.0616468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33">
            <text:p>9033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061804517241138">
            <text:p>0.061804517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480200040586593">
            <text:p>0.048020004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108068101503803">
            <text:p>0.10806810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749681022035721">
            <text:p>0.074968102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573941074798292">
            <text:p>0.05739410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74470799812462">
            <text:p>0.07447079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34">
            <text:p>9034</text:p>
          </table:table-cell>
          <table:table-cell office:value-type="float" office:value="4">
            <text:p>4</text:p>
          </table:table-cell>
          <table:table-cell table:number-columns-repeated="2" office:value-type="float" office:value="253">
            <text:p>253</text:p>
          </table:table-cell>
          <table:table-cell office:value-type="float" office:value="0.0466083370459958">
            <text:p>0.04660833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45379542957643">
            <text:p>0.04537954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655674075663672">
            <text:p>0.065567407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664089962282459">
            <text:p>0.066408996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481706876161908">
            <text:p>0.048170687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564904726472022">
            <text:p>0.056490472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35">
            <text:p>9035</text:p>
          </table:table-cell>
          <table:table-cell office:value-type="float" office:value="4">
            <text:p>4</text:p>
          </table:table-cell>
          <table:table-cell table:number-columns-repeated="2" office:value-type="float" office:value="585">
            <text:p>585</text:p>
          </table:table-cell>
          <table:table-cell office:value-type="float" office:value="0.0500451350903751">
            <text:p>0.0500451351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54675738780956">
            <text:p>0.0546757388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231577302297808">
            <text:p>0.2315773023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70962158833532">
            <text:p>0.0709621588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55771110276572">
            <text:p>0.0557711103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81821171739602">
            <text:p>0.081821171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36">
            <text:p>9036</text:p>
          </table:table-cell>
          <table:table-cell office:value-type="float" office:value="4">
            <text:p>4</text:p>
          </table:table-cell>
          <table:table-cell table:number-columns-repeated="2" office:value-type="float" office:value="584">
            <text:p>584</text:p>
          </table:table-cell>
          <table:table-cell office:value-type="float" office:value="0.0541387828220744">
            <text:p>0.0541387828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517390422030589">
            <text:p>0.0517390422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77899200630725">
            <text:p>0.0778992006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768756720696596">
            <text:p>0.0768756721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587423287840583">
            <text:p>0.0587423288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72910315292515">
            <text:p>0.07291031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37">
            <text:p>9037</text:p>
          </table:table-cell>
          <table:table-cell office:value-type="float" office:value="4">
            <text:p>4</text:p>
          </table:table-cell>
          <table:table-cell table:number-columns-repeated="2" office:value-type="float" office:value="231">
            <text:p>231</text:p>
          </table:table-cell>
          <table:table-cell office:value-type="float" office:value="0.0560855397433714">
            <text:p>0.0560855397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454695798821123">
            <text:p>0.045469579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697450275592296">
            <text:p>0.0697450276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672678458549193">
            <text:p>0.067267845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510868576413591">
            <text:p>0.0510868576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606918847807274">
            <text:p>0.06069188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38">
            <text:p>9038</text:p>
          </table:table-cell>
          <table:table-cell office:value-type="float" office:value="4">
            <text:p>4</text:p>
          </table:table-cell>
          <table:table-cell table:number-columns-repeated="2" office:value-type="float" office:value="251">
            <text:p>251</text:p>
          </table:table-cell>
          <table:table-cell office:value-type="float" office:value="0.0621917226676121">
            <text:p>0.0621917227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437747397443045">
            <text:p>0.0437747397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684700487272371">
            <text:p>0.0684700487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713377014459557">
            <text:p>0.0713377014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533527091550758">
            <text:p>0.0533527092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609741248807477">
            <text:p>0.060974124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39">
            <text:p>9039</text:p>
          </table:table-cell>
          <table:table-cell office:value-type="float" office:value="4">
            <text:p>4</text:p>
          </table:table-cell>
          <table:table-cell table:number-columns-repeated="2" office:value-type="float" office:value="159">
            <text:p>159</text:p>
          </table:table-cell>
          <table:table-cell office:value-type="float" office:value="0.0406691656189572">
            <text:p>0.0406691656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423756685708154">
            <text:p>0.0423756686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82532603396678">
            <text:p>0.0825326034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636896945042488">
            <text:p>0.0636896945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558252257337659">
            <text:p>0.0558252257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512179476712859">
            <text:p>0.051217947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40">
            <text:p>9040</text:p>
          </table:table-cell>
          <table:table-cell office:value-type="float" office:value="4">
            <text:p>4</text:p>
          </table:table-cell>
          <table:table-cell table:number-columns-repeated="2" office:value-type="float" office:value="314">
            <text:p>314</text:p>
          </table:table-cell>
          <table:table-cell office:value-type="float" office:value="0.0476873806019412">
            <text:p>0.0476873806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467697503924537">
            <text:p>0.0467697504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743751647372485">
            <text:p>0.0743751647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710965144513929">
            <text:p>0.0710965145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593837835568317">
            <text:p>0.0593837836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663987329518816">
            <text:p>0.0663987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">
            <text:p>4</text:p>
          </table:table-cell>
          <table:table-cell table:number-columns-repeated="2" office:value-type="float" office:value="401">
            <text:p>401</text:p>
          </table:table-cell>
          <table:table-cell office:value-type="float" office:value="0.048507043173405">
            <text:p>0.048507043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492044794536205">
            <text:p>0.049204479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723001168613968">
            <text:p>0.072300116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7211351183659">
            <text:p>0.072113511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5730640311817">
            <text:p>0.057306403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656644421792668">
            <text:p>0.06566444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4">
            <text:p>4</text:p>
          </table:table-cell>
          <table:table-cell table:number-columns-repeated="2" office:value-type="float" office:value="437">
            <text:p>437</text:p>
          </table:table-cell>
          <table:table-cell office:value-type="float" office:value="0.0594164394361729">
            <text:p>0.0594164394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474937778887041">
            <text:p>0.0474937779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743215157926165">
            <text:p>0.0743215158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735652989295869">
            <text:p>0.0735652989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575135346957055">
            <text:p>0.0575135347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642527751666033">
            <text:p>0.06425277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43">
            <text:p>9043</text:p>
          </table:table-cell>
          <table:table-cell office:value-type="float" office:value="4">
            <text:p>4</text:p>
          </table:table-cell>
          <table:table-cell table:number-columns-repeated="2" office:value-type="float" office:value="398">
            <text:p>398</text:p>
          </table:table-cell>
          <table:table-cell office:value-type="float" office:value="0.0502023498237749">
            <text:p>0.0502023498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467958750959267">
            <text:p>0.0467958751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758493444332222">
            <text:p>0.0758493444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828969497076132">
            <text:p>0.0828969497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719978167212097">
            <text:p>0.0719978167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657633428424144">
            <text:p>0.065763342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44">
            <text:p>9044</text:p>
          </table:table-cell>
          <table:table-cell office:value-type="float" office:value="4">
            <text:p>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0.0546766718060801">
            <text:p>0.0546766718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499289734624329">
            <text:p>0.049928973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719185095856669">
            <text:p>0.0719185096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703911474576232">
            <text:p>0.070391147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573675162637942">
            <text:p>0.0573675163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621091499441351">
            <text:p>0.06210914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4">
            <text:p>4</text:p>
          </table:table-cell>
          <table:table-cell table:number-columns-repeated="2" office:value-type="float" office:value="319">
            <text:p>319</text:p>
          </table:table-cell>
          <table:table-cell office:value-type="float" office:value="0.048833601966817">
            <text:p>0.048833602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48284983193885">
            <text:p>0.0482849832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692262655902667">
            <text:p>0.0692262656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660941002488845">
            <text:p>0.0660941002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531021919092726">
            <text:p>0.0531021919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580770818706221">
            <text:p>0.058077081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46">
            <text:p>9046</text:p>
          </table:table-cell>
          <table:table-cell office:value-type="float" office:value="4">
            <text:p>4</text:p>
          </table:table-cell>
          <table:table-cell table:number-columns-repeated="2" office:value-type="float" office:value="217">
            <text:p>217</text:p>
          </table:table-cell>
          <table:table-cell office:value-type="float" office:value="0.0493752230513187">
            <text:p>0.0493752231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490127427906315">
            <text:p>0.0490127428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874725049158761">
            <text:p>0.0874725049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775189928926811">
            <text:p>0.0775189929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60240300620695">
            <text:p>0.0602403006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623904570190314">
            <text:p>0.0623904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47">
            <text:p>9047</text:p>
          </table:table-cell>
          <table:table-cell office:value-type="float" office:value="4">
            <text:p>4</text:p>
          </table:table-cell>
          <table:table-cell table:number-columns-repeated="2" office:value-type="float" office:value="330">
            <text:p>330</text:p>
          </table:table-cell>
          <table:table-cell office:value-type="float" office:value="0.0552486162071129">
            <text:p>0.0552486162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524402105837705">
            <text:p>0.0524402106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713656921996767">
            <text:p>0.0713656922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702236694478591">
            <text:p>0.0702236694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54180768952656">
            <text:p>0.054180769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616183787288932">
            <text:p>0.06161837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">
            <text:p>4</text:p>
          </table:table-cell>
          <table:table-cell table:number-columns-repeated="2" office:value-type="float" office:value="254">
            <text:p>254</text:p>
          </table:table-cell>
          <table:table-cell office:value-type="float" office:value="0.0510747283147467">
            <text:p>0.051074728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482621240783461">
            <text:p>0.048262124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726178119161304">
            <text:p>0.072617811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72361230007021">
            <text:p>0.0723612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584526244830458">
            <text:p>0.05845262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681145661549801">
            <text:p>0.068114566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49">
            <text:p>9049</text:p>
          </table:table-cell>
          <table:table-cell office:value-type="float" office:value="4">
            <text:p>4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.0489926827504648">
            <text:p>0.0489926828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484016113343892">
            <text:p>0.0484016113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722376041780865">
            <text:p>0.0722376042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704877155579607">
            <text:p>0.0704877156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548735401072512">
            <text:p>0.0548735401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654479803504909">
            <text:p>0.06544798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50">
            <text:p>9050</text:p>
          </table:table-cell>
          <table:table-cell office:value-type="float" office:value="10">
            <text:p>10</text:p>
          </table:table-cell>
          <table:table-cell table:number-columns-repeated="2" office:value-type="float" office:value="798">
            <text:p>798</text:p>
          </table:table-cell>
          <table:table-cell office:value-type="float" office:value="0.0741293126170655">
            <text:p>0.0741293126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075267603268387">
            <text:p>0.0752676033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104213774716419">
            <text:p>0.1042137747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106544471476256">
            <text:p>0.1065444715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0831045477977108">
            <text:p>0.0831045478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104019238978058">
            <text:p>0.1040192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51">
            <text:p>9051</text:p>
          </table:table-cell>
          <table:table-cell office:value-type="float" office:value="10">
            <text:p>10</text:p>
          </table:table-cell>
          <table:table-cell table:number-columns-repeated="2" office:value-type="float" office:value="942">
            <text:p>942</text:p>
          </table:table-cell>
          <table:table-cell office:value-type="float" office:value="0.0784534175544012">
            <text:p>0.078453417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861644036919804">
            <text:p>0.0861644037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116028671862062">
            <text:p>0.1160286719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111469444593469">
            <text:p>0.111469444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866808330981333">
            <text:p>0.0866808331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908197325483482">
            <text:p>0.09081973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52">
            <text:p>9052</text:p>
          </table:table-cell>
          <table:table-cell office:value-type="float" office:value="10">
            <text:p>10</text:p>
          </table:table-cell>
          <table:table-cell table:number-columns-repeated="2" office:value-type="float" office:value="740">
            <text:p>740</text:p>
          </table:table-cell>
          <table:table-cell office:value-type="float" office:value="0.0821001462516882">
            <text:p>0.0821001463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747451091989279">
            <text:p>0.0747451092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110496765901664">
            <text:p>0.1104967659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105800383939839">
            <text:p>0.1058003839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840399054845549">
            <text:p>0.0840399055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919351640841309">
            <text:p>0.091935164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53">
            <text:p>9053</text:p>
          </table:table-cell>
          <table:table-cell office:value-type="float" office:value="10">
            <text:p>10</text:p>
          </table:table-cell>
          <table:table-cell table:number-columns-repeated="2" office:value-type="float" office:value="956">
            <text:p>956</text:p>
          </table:table-cell>
          <table:table-cell office:value-type="float" office:value="0.0735839594320676">
            <text:p>0.0735839594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738717976828321">
            <text:p>0.0738717977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112558284913217">
            <text:p>0.1125582849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110315759027601">
            <text:p>0.110315759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890413866619393">
            <text:p>0.0890413867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906676494531306">
            <text:p>0.090667649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54">
            <text:p>9054</text:p>
          </table:table-cell>
          <table:table-cell office:value-type="float" office:value="10">
            <text:p>10</text:p>
          </table:table-cell>
          <table:table-cell table:number-columns-repeated="2" office:value-type="float" office:value="1501">
            <text:p>1501</text:p>
          </table:table-cell>
          <table:table-cell office:value-type="float" office:value="0.0790636159855195">
            <text:p>0.079063616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0831749911945754">
            <text:p>0.0831749912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111147550925678">
            <text:p>0.1111475509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112015730803591">
            <text:p>0.1120157308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0897071000879376">
            <text:p>0.0897071001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0980329497822553">
            <text:p>0.09803294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55">
            <text:p>9055</text:p>
          </table:table-cell>
          <table:table-cell office:value-type="float" office:value="10">
            <text:p>10</text:p>
          </table:table-cell>
          <table:table-cell table:number-columns-repeated="2" office:value-type="float" office:value="1351">
            <text:p>1351</text:p>
          </table:table-cell>
          <table:table-cell office:value-type="float" office:value="0.0796425580749825">
            <text:p>0.0796425581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795931077434088">
            <text:p>0.0795931077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112603070119171">
            <text:p>0.1126030701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113696575564539">
            <text:p>0.1136965756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910096031610891">
            <text:p>0.0910096032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96819084095887">
            <text:p>0.096819084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56">
            <text:p>9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1375">
            <text:p>1375</text:p>
          </table:table-cell>
          <table:table-cell office:value-type="float" office:value="0.0905071691317968">
            <text:p>0.0905071691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799178004865726">
            <text:p>0.0799178005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116297383097783">
            <text:p>0.1162973831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117562565165974">
            <text:p>0.1175625652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914527900950053">
            <text:p>0.0914527901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975519753308157">
            <text:p>0.09755197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57">
            <text:p>905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53">
            <text:p>1153</text:p>
          </table:table-cell>
          <table:table-cell office:value-type="float" office:value="0.0925192378117762">
            <text:p>0.0925192378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769694410946251">
            <text:p>0.076969441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113937762559101">
            <text:p>0.1139377626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111004331569138">
            <text:p>0.1110043316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89224726098812">
            <text:p>0.089224726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955837588316659">
            <text:p>0.095583758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58">
            <text:p>905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0.0818160401014198">
            <text:p>0.0818160401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0734346754122222">
            <text:p>0.0734346754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118314583415945">
            <text:p>0.1183145834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104531936283714">
            <text:p>0.104531936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0822013794776459">
            <text:p>0.0822013795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0899599498965508">
            <text:p>0.08995994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59">
            <text:p>905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0">
            <text:p>1260</text:p>
          </table:table-cell>
          <table:table-cell office:value-type="float" office:value="0.0830490328028308">
            <text:p>0.0830490328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0754574738811279">
            <text:p>0.0754574739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108496826548297">
            <text:p>0.1084968265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111590271347032">
            <text:p>0.1115902713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08549589119061">
            <text:p>0.0854958912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0931079766650417">
            <text:p>0.09310797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60">
            <text:p>9060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0.0725608973835643">
            <text:p>0.0725608974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755764345844423">
            <text:p>0.0755764346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107163533646052">
            <text:p>0.1071635336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106783325908008">
            <text:p>0.1067833259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89524693676189">
            <text:p>0.0895246937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947179115165624">
            <text:p>0.09471791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61">
            <text:p>906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9">
            <text:p>1169</text:p>
          </table:table-cell>
          <table:table-cell office:value-type="float" office:value="0.0804155693902447">
            <text:p>0.0804155694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0828689589538922">
            <text:p>0.082868959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117144103397844">
            <text:p>0.1171441034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114086580066385">
            <text:p>0.1140865801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0945793572856433">
            <text:p>0.0945793573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10254645881977">
            <text:p>0.102546458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10">
            <text:p>10</text:p>
          </table:table-cell>
          <table:table-cell table:number-columns-repeated="2" office:value-type="float" office:value="99">
            <text:p>99</text:p>
          </table:table-cell>
          <table:table-cell office:value-type="float" office:value="0.0780984014947062">
            <text:p>0.07809840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.0782724106803386">
            <text:p>0.0782724107</text:p>
          </table:table-cell>
          <table:table-cell office:value-type="float" office:value="0.0909090909090909">
            <text:p>0.0909090909</text:p>
          </table:table-cell>
          <table:table-cell office:value-type="float" office:value="99">
            <text:p>99</text:p>
          </table:table-cell>
          <table:table-cell office:value-type="float" office:value="0.119650208881">
            <text:p>0.119650208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.107859570388582">
            <text:p>0.107859570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.0878429158901176">
            <text:p>0.087842915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.0909596863169533">
            <text:p>0.09095968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63">
            <text:p>906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0.085794925742863">
            <text:p>0.0857949257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742422086570736">
            <text:p>0.0742422087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111509564673803">
            <text:p>0.1115095647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103683816445967">
            <text:p>0.1036838164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915750163862538">
            <text:p>0.0915750164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891127630839279">
            <text:p>0.08911276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9">
            <text:p>1389</text:p>
          </table:table-cell>
          <table:table-cell office:value-type="float" office:value="0.0876502462020046">
            <text:p>0.087650246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767781709441981">
            <text:p>0.076778170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114122035021098">
            <text:p>0.114122035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117989890672781">
            <text:p>0.1179898907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876381168753922">
            <text:p>0.087638116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953005857065216">
            <text:p>0.09530058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8">
            <text:p>1168</text:p>
          </table:table-cell>
          <table:table-cell office:value-type="float" office:value="0.0703995446837395">
            <text:p>0.0703995447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0683319610088801">
            <text:p>0.068331961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101208500791905">
            <text:p>0.1012085008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10184808951443">
            <text:p>0.1018480895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0785205953633316">
            <text:p>0.0785205954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0868977614394712">
            <text:p>0.086897761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66">
            <text:p>906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0.0804095047269385">
            <text:p>0.080409504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780559488515627">
            <text:p>0.078055948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117953036180382">
            <text:p>0.1179530362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113340159967158">
            <text:p>0.1133401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88648583084721">
            <text:p>0.0886485831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956691306305151">
            <text:p>0.095669130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67">
            <text:p>906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.0752251506252435">
            <text:p>0.0752251506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760102912671181">
            <text:p>0.0760102913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108997861039903">
            <text:p>0.108997861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106930277365044">
            <text:p>0.1069302774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830453007023347">
            <text:p>0.0830453007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885828048134766">
            <text:p>0.08858280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68">
            <text:p>9068</text:p>
          </table:table-cell>
          <table:table-cell office:value-type="float" office:value="10">
            <text:p>10</text:p>
          </table:table-cell>
          <table:table-cell table:number-columns-repeated="2" office:value-type="float" office:value="872">
            <text:p>872</text:p>
          </table:table-cell>
          <table:table-cell office:value-type="float" office:value="0.0715061124808438">
            <text:p>0.0715061125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717743572040036">
            <text:p>0.0717743572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112151485959138">
            <text:p>0.112151486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104541266534955">
            <text:p>0.1045412665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820819522617695">
            <text:p>0.0820819523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879847357089708">
            <text:p>0.08798473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10">
            <text:p>10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0.0825204740700655">
            <text:p>0.0825204741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731323752720351">
            <text:p>0.0731323753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126374054437351">
            <text:p>0.1263740544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106257566250615">
            <text:p>0.1062575663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853554709094429">
            <text:p>0.0853554709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902044024790478">
            <text:p>0.09020440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70">
            <text:p>907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86">
            <text:p>1286</text:p>
          </table:table-cell>
          <table:table-cell office:value-type="float" office:value="0.0937041797192994">
            <text:p>0.0937041797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765752379797207">
            <text:p>0.076575238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116670126634835">
            <text:p>0.1166701266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1104496481329">
            <text:p>0.1104496481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88237119005022">
            <text:p>0.088237119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944277407029878">
            <text:p>0.09442774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71">
            <text:p>907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0.0775446510835921">
            <text:p>0.0775446511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732266108095626">
            <text:p>0.0732266108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106996055636288">
            <text:p>0.1069960556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103090412467082">
            <text:p>0.1030904125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843272772227574">
            <text:p>0.0843272772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977567743455412">
            <text:p>0.09775677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72">
            <text:p>907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17">
            <text:p>1217</text:p>
          </table:table-cell>
          <table:table-cell office:value-type="float" office:value="0.0747488412994241">
            <text:p>0.074748841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0729994191918603">
            <text:p>0.0729994192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112998206259199">
            <text:p>0.112998206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108089561081656">
            <text:p>0.1080895611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0847135496241075">
            <text:p>0.0847135496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114232598498296">
            <text:p>0.11423259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73">
            <text:p>9073</text:p>
          </table:table-cell>
          <table:table-cell office:value-type="float" office:value="10">
            <text:p>10</text:p>
          </table:table-cell>
          <table:table-cell table:number-columns-repeated="2" office:value-type="float" office:value="939">
            <text:p>939</text:p>
          </table:table-cell>
          <table:table-cell office:value-type="float" office:value="0.0764987299195499">
            <text:p>0.0764987299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731934884176594">
            <text:p>0.0731934884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113175481032766">
            <text:p>0.113175481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1086503091812">
            <text:p>0.1086503092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880001306235174">
            <text:p>0.0880001306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917835475014753">
            <text:p>0.091783547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74">
            <text:p>9074</text:p>
          </table:table-cell>
          <table:table-cell office:value-type="float" office:value="10">
            <text:p>10</text:p>
          </table:table-cell>
          <table:table-cell table:number-columns-repeated="2" office:value-type="float" office:value="784">
            <text:p>784</text:p>
          </table:table-cell>
          <table:table-cell office:value-type="float" office:value="0.0725580983081922">
            <text:p>0.0725580983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0752074231478868">
            <text:p>0.0752074231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102807239341937">
            <text:p>0.1028072393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103585848807944">
            <text:p>0.1035858488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0819433980308505">
            <text:p>0.081943398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0839517346103337">
            <text:p>0.08395173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75">
            <text:p>9075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0">
            <text:p>1240</text:p>
          </table:table-cell>
          <table:table-cell office:value-type="float" office:value="0.0787799763478131">
            <text:p>0.0787799763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800988073606352">
            <text:p>0.0800988074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116399082836303">
            <text:p>0.1163990828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110420257841493">
            <text:p>0.1104202578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866215860027571">
            <text:p>0.086621586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937242397594661">
            <text:p>0.09372423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0">
            <text:p>10</text:p>
          </table:table-cell>
          <table:table-cell table:number-columns-repeated="2" office:value-type="float" office:value="917">
            <text:p>917</text:p>
          </table:table-cell>
          <table:table-cell office:value-type="float" office:value="0.076968508069501">
            <text:p>0.0769685081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0706295353768139">
            <text:p>0.0706295354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109879569782115">
            <text:p>0.1098795698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102749391784247">
            <text:p>0.1027493918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0872583756499103">
            <text:p>0.0872583756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0911127024372949">
            <text:p>0.09111270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77">
            <text:p>907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0.0756594738204813">
            <text:p>0.0756594738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745645688374274">
            <text:p>0.0745645688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111012728795255">
            <text:p>0.1110127288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109120087331152">
            <text:p>0.1091200873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863160202746359">
            <text:p>0.0863160203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885884029642208">
            <text:p>0.08858840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78">
            <text:p>9078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6">
            <text:p>1386</text:p>
          </table:table-cell>
          <table:table-cell office:value-type="float" office:value="0.0835864552742744">
            <text:p>0.0835864553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0819737213473816">
            <text:p>0.0819737213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134116296916585">
            <text:p>0.1341162969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131575202991279">
            <text:p>0.131575203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10583070725637">
            <text:p>0.1058307073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112112298903929">
            <text:p>0.11211229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79">
            <text:p>907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6">
            <text:p>1266</text:p>
          </table:table-cell>
          <table:table-cell office:value-type="float" office:value="0.0790953388397366">
            <text:p>0.0790953388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782061658965322">
            <text:p>0.0782061659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112554552812721">
            <text:p>0.1125545528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111257647890314">
            <text:p>0.1112576479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873488790869416">
            <text:p>0.0873488791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916403281449361">
            <text:p>0.09164032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80">
            <text:p>908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4">
            <text:p>1054</text:p>
          </table:table-cell>
          <table:table-cell office:value-type="float" office:value="0.072992888015992">
            <text:p>0.072992888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0706169395376394">
            <text:p>0.0706169395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106808517586357">
            <text:p>0.1068085176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102366384970831">
            <text:p>0.102366385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0944832556978678">
            <text:p>0.0944832557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0957736294444069">
            <text:p>0.09577362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81">
            <text:p>9081</text:p>
          </table:table-cell>
          <table:table-cell office:value-type="float" office:value="10">
            <text:p>1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0.0723565648814008">
            <text:p>0.0723565649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0688581871788353">
            <text:p>0.0688581872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100842288430722">
            <text:p>0.1008422884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097477333320893">
            <text:p>0.0974773333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078119394559997">
            <text:p>0.0781193946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0854268473314315">
            <text:p>0.08542684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82">
            <text:p>9082</text:p>
          </table:table-cell>
          <table:table-cell office:value-type="float" office:value="10">
            <text:p>10</text:p>
          </table:table-cell>
          <table:table-cell table:number-columns-repeated="2" office:value-type="float" office:value="952">
            <text:p>952</text:p>
          </table:table-cell>
          <table:table-cell office:value-type="float" office:value="0.0729602321366509">
            <text:p>0.0729602321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691954757611735">
            <text:p>0.0691954758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104913077046882">
            <text:p>0.104913077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101328861032905">
            <text:p>0.101328861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817227375890164">
            <text:p>0.0817227376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877850683324275">
            <text:p>0.087785068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83">
            <text:p>9083</text:p>
          </table:table-cell>
          <table:table-cell office:value-type="float" office:value="10">
            <text:p>10</text:p>
          </table:table-cell>
          <table:table-cell table:number-columns-repeated="2" office:value-type="float" office:value="1446">
            <text:p>1446</text:p>
          </table:table-cell>
          <table:table-cell office:value-type="float" office:value="0.0813327330871702">
            <text:p>0.0813327331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767604434668415">
            <text:p>0.0767604435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115627937571289">
            <text:p>0.1156279376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113097573434909">
            <text:p>0.1130975734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927865495098119">
            <text:p>0.0927865495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969767653418487">
            <text:p>0.09697676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84">
            <text:p>9084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6">
            <text:p>1196</text:p>
          </table:table-cell>
          <table:table-cell office:value-type="float" office:value="0.0772180922901802">
            <text:p>0.0772180923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764921987436817">
            <text:p>0.0764921987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113182478721196">
            <text:p>0.1131824787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107710286368736">
            <text:p>0.1077102864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878863015583852">
            <text:p>0.0878863016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933500966847285">
            <text:p>0.09335009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85">
            <text:p>908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62">
            <text:p>1062</text:p>
          </table:table-cell>
          <table:table-cell office:value-type="float" office:value="0.0846986212221229">
            <text:p>0.0846986212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0855052214418504">
            <text:p>0.0855052214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113706372328341">
            <text:p>0.1137063723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107596457303604">
            <text:p>0.1075964573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0871855996902356">
            <text:p>0.0871855997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0958897910723491">
            <text:p>0.09588979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0">
            <text:p>10</text:p>
          </table:table-cell>
          <table:table-cell table:number-columns-repeated="2" office:value-type="float" office:value="748">
            <text:p>748</text:p>
          </table:table-cell>
          <table:table-cell office:value-type="float" office:value="0.0693914110372207">
            <text:p>0.069391411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741008553507825">
            <text:p>0.0741008554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100588972109547">
            <text:p>0.1005889721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100147651225878">
            <text:p>0.1001476512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792017037038765">
            <text:p>0.0792017037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861676692799145">
            <text:p>0.08616766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87">
            <text:p>908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0.0679433560447199">
            <text:p>0.067943356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708231380900509">
            <text:p>0.0708231381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106106416180522">
            <text:p>0.1061064162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101045687907761">
            <text:p>0.1010456879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821794533872311">
            <text:p>0.0821794534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83493152761871">
            <text:p>0.083493152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88">
            <text:p>9088</text:p>
          </table:table-cell>
          <table:table-cell office:value-type="float" office:value="10">
            <text:p>10</text:p>
          </table:table-cell>
          <table:table-cell table:number-columns-repeated="2" office:value-type="float" office:value="1578">
            <text:p>1578</text:p>
          </table:table-cell>
          <table:table-cell office:value-type="float" office:value="0.085494025140362">
            <text:p>0.0854940251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0845554018655837">
            <text:p>0.0845554019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147367586240678">
            <text:p>0.147367586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124052221416192">
            <text:p>0.1240522214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0970448761759032">
            <text:p>0.097044876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103613839561665">
            <text:p>0.10361383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89">
            <text:p>9089</text:p>
          </table:table-cell>
          <table:table-cell office:value-type="float" office:value="10">
            <text:p>10</text:p>
          </table:table-cell>
          <table:table-cell table:number-columns-repeated="2" office:value-type="float" office:value="694">
            <text:p>694</text:p>
          </table:table-cell>
          <table:table-cell office:value-type="float" office:value="0.0939817546936995">
            <text:p>0.0939817547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735181811608232">
            <text:p>0.0735181812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108816387653279">
            <text:p>0.1088163877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104982120906061">
            <text:p>0.1049821209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837795914749494">
            <text:p>0.0837795915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905057695941107">
            <text:p>0.09050576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90">
            <text:p>9090</text:p>
          </table:table-cell>
          <table:table-cell office:value-type="float" office:value="10">
            <text:p>10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0.0865735352088693">
            <text:p>0.0865735352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796985395824246">
            <text:p>0.0796985396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116377156745888">
            <text:p>0.1163771567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116931373669564">
            <text:p>0.1169313737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895606151434643">
            <text:p>0.0895606151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978164879534794">
            <text:p>0.09781648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91">
            <text:p>909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43">
            <text:p>1043</text:p>
          </table:table-cell>
          <table:table-cell office:value-type="float" office:value="0.0902543193231836">
            <text:p>0.0902543193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820917490255719">
            <text:p>0.082091749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119196758670719">
            <text:p>0.1191967587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123316997618453">
            <text:p>0.1233169976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890012665816059">
            <text:p>0.0890012666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994110278904535">
            <text:p>0.099411027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92">
            <text:p>90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436">
            <text:p>1436</text:p>
          </table:table-cell>
          <table:table-cell office:value-type="float" office:value="0.0914527900950053">
            <text:p>0.0914527901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0803343962044538">
            <text:p>0.0803343962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119441677765778">
            <text:p>0.1194416778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119839612981179">
            <text:p>0.119839613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1051855203831">
            <text:p>0.1051855204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0988792035697541">
            <text:p>0.09887920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93">
            <text:p>909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68">
            <text:p>1368</text:p>
          </table:table-cell>
          <table:table-cell office:value-type="float" office:value="0.0985582429270864">
            <text:p>0.0985582429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809651211883008">
            <text:p>0.0809651212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132230653140912">
            <text:p>0.1322306531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114976219522151">
            <text:p>0.1149762195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906583192018903">
            <text:p>0.0906583192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974292825270052">
            <text:p>0.09742928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94">
            <text:p>909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5">
            <text:p>1315</text:p>
          </table:table-cell>
          <table:table-cell office:value-type="float" office:value="0.0821523956586341">
            <text:p>0.0821523957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767119261603917">
            <text:p>0.0767119262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112005934039789">
            <text:p>0.112005934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108739413080546">
            <text:p>0.108739413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866803665855712">
            <text:p>0.0866803666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92459524203838">
            <text:p>0.09245952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95">
            <text:p>909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5">
            <text:p>1005</text:p>
          </table:table-cell>
          <table:table-cell office:value-type="float" office:value="0.0873633409763641">
            <text:p>0.087363341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074032278004166">
            <text:p>0.074032278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111564613156121">
            <text:p>0.1115646132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11045198069571">
            <text:p>0.1104519807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0824747558389879">
            <text:p>0.0824747558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0958496709920156">
            <text:p>0.0958496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96">
            <text:p>9096</text:p>
          </table:table-cell>
          <table:table-cell office:value-type="float" office:value="10">
            <text:p>10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0.0822391669951693">
            <text:p>0.082239167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794102348190981">
            <text:p>0.0794102348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117658666753749">
            <text:p>0.1176586668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123553052974834">
            <text:p>0.123553053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890213266217726">
            <text:p>0.0890213266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984971297814622">
            <text:p>0.09849712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97">
            <text:p>9097</text:p>
          </table:table-cell>
          <table:table-cell office:value-type="float" office:value="10">
            <text:p>10</text:p>
          </table:table-cell>
          <table:table-cell table:number-columns-repeated="2" office:value-type="float" office:value="959">
            <text:p>959</text:p>
          </table:table-cell>
          <table:table-cell office:value-type="float" office:value="0.0847849260460961">
            <text:p>0.084784926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778502168117132">
            <text:p>0.0778502168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116357096705722">
            <text:p>0.1163570967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11065771273556">
            <text:p>0.1106577127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882039966131188">
            <text:p>0.0882039966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968265482968793">
            <text:p>0.096826548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98">
            <text:p>9098</text:p>
          </table:table-cell>
          <table:table-cell office:value-type="float" office:value="10">
            <text:p>10</text:p>
          </table:table-cell>
          <table:table-cell table:number-columns-repeated="2" office:value-type="float" office:value="925">
            <text:p>925</text:p>
          </table:table-cell>
          <table:table-cell office:value-type="float" office:value="0.0745183840937877">
            <text:p>0.0745183841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747012570180983">
            <text:p>0.074701257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105118809086732">
            <text:p>0.1051188091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100806366963446">
            <text:p>0.100806367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804524238826441">
            <text:p>0.0804524239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880318534777345">
            <text:p>0.08803185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099">
            <text:p>909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3">
            <text:p>1243</text:p>
          </table:table-cell>
          <table:table-cell office:value-type="float" office:value="0.0755755015593183">
            <text:p>0.0755755016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0777247249325306">
            <text:p>0.0777247249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125462955403732">
            <text:p>0.1254629554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108045242388264">
            <text:p>0.1080452424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255469276648947">
            <text:p>0.2554692766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0938133436588114">
            <text:p>0.09381334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00">
            <text:p>9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0.11631277801233">
            <text:p>0.116312778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0567582508578">
            <text:p>0.1056758251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60200413796643">
            <text:p>0.1602004138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52994194251166">
            <text:p>0.1529941943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18879063615986">
            <text:p>0.1188790636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30128547536464">
            <text:p>0.130128547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01">
            <text:p>9101</text:p>
          </table:table-cell>
          <table:table-cell office:value-type="float" office:value="15">
            <text:p>15</text:p>
          </table:table-cell>
          <table:table-cell table:number-columns-repeated="2" office:value-type="float" office:value="1726">
            <text:p>1726</text:p>
          </table:table-cell>
          <table:table-cell office:value-type="float" office:value="0.106027575557541">
            <text:p>0.1060275756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102105604448664">
            <text:p>0.1021056044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156939024475582">
            <text:p>0.1569390245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145301402103505">
            <text:p>0.1453014021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11801508235113">
            <text:p>0.1180150824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125270285715619">
            <text:p>0.12527028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02">
            <text:p>9102</text:p>
          </table:table-cell>
          <table:table-cell office:value-type="float" office:value="15">
            <text:p>15</text:p>
          </table:table-cell>
          <table:table-cell table:number-columns-repeated="2" office:value-type="float" office:value="2064">
            <text:p>2064</text:p>
          </table:table-cell>
          <table:table-cell office:value-type="float" office:value="0.105867095236207">
            <text:p>0.1058670952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102254888468509">
            <text:p>0.1022548885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143719924518267">
            <text:p>0.1437199245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150837040164399">
            <text:p>0.1508370402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118045872180223">
            <text:p>0.1180458722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13840541341177">
            <text:p>0.138405413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03">
            <text:p>9103</text:p>
          </table:table-cell>
          <table:table-cell office:value-type="float" office:value="15">
            <text:p>15</text:p>
          </table:table-cell>
          <table:table-cell table:number-columns-repeated="2" office:value-type="float" office:value="1485">
            <text:p>1485</text:p>
          </table:table-cell>
          <table:table-cell office:value-type="float" office:value="0.102832431020286">
            <text:p>0.102832431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103263022115028">
            <text:p>0.1032630221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172602650257865">
            <text:p>0.1726026503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150124208969637">
            <text:p>0.150124209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118059401044522">
            <text:p>0.118059401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130385129445573">
            <text:p>0.13038512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04">
            <text:p>910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9">
            <text:p>1479</text:p>
          </table:table-cell>
          <table:table-cell office:value-type="float" office:value="0.101946990177578">
            <text:p>0.1019469902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102997109954678">
            <text:p>0.10299711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165921723857219">
            <text:p>0.165921723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148810509594997">
            <text:p>0.1488105096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113288843585336">
            <text:p>0.1132888436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120788033019759">
            <text:p>0.1207880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05">
            <text:p>910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0.110773874363502">
            <text:p>0.1107738744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111176008191961">
            <text:p>0.1111760082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160127171324406">
            <text:p>0.1601271713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15762106584125">
            <text:p>0.1576210658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124348456893073">
            <text:p>0.1243484569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133831724253755">
            <text:p>0.13383172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06">
            <text:p>9106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7">
            <text:p>1987</text:p>
          </table:table-cell>
          <table:table-cell office:value-type="float" office:value="0.106556600802868">
            <text:p>0.1065566008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105816245366947">
            <text:p>0.1058162454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16226519839613">
            <text:p>0.1622651984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155273108116619">
            <text:p>0.1552731081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129661101949323">
            <text:p>0.1296611019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12821957813269">
            <text:p>0.12821957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07">
            <text:p>9107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6">
            <text:p>1636</text:p>
          </table:table-cell>
          <table:table-cell office:value-type="float" office:value="0.105197649709713">
            <text:p>0.1051976497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106287889567146">
            <text:p>0.1062878896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156191204838668">
            <text:p>0.1561912048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151575996062634">
            <text:p>0.1515759961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125110271906847">
            <text:p>0.1251102719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127336936365354">
            <text:p>0.127336936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08">
            <text:p>9108</text:p>
          </table:table-cell>
          <table:table-cell office:value-type="float" office:value="15">
            <text:p>15</text:p>
          </table:table-cell>
          <table:table-cell table:number-columns-repeated="2" office:value-type="float" office:value="1664">
            <text:p>1664</text:p>
          </table:table-cell>
          <table:table-cell office:value-type="float" office:value="0.104628504384052">
            <text:p>0.1046285044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10879586110055">
            <text:p>0.1087958611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175565938051797">
            <text:p>0.1755659381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149165525654692">
            <text:p>0.1491655257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116036136063054">
            <text:p>0.1160361361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130064635315467">
            <text:p>0.13006463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09">
            <text:p>910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06">
            <text:p>1806</text:p>
          </table:table-cell>
          <table:table-cell office:value-type="float" office:value="0.110203329500155">
            <text:p>0.1102033295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105497617287089">
            <text:p>0.1054976173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150599585270332">
            <text:p>0.1505995853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150889756083907">
            <text:p>0.1508897561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119249941102789">
            <text:p>0.1192499411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127454497530982">
            <text:p>0.127454497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10">
            <text:p>911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4">
            <text:p>2084</text:p>
          </table:table-cell>
          <table:table-cell office:value-type="float" office:value="0.11076641016251">
            <text:p>0.1107664102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109220854044547">
            <text:p>0.109220854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18167958517703">
            <text:p>0.1816795852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152905556864382">
            <text:p>0.1529055569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114110372207048">
            <text:p>0.1141103722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132457378246053">
            <text:p>0.132457378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11">
            <text:p>91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54">
            <text:p>1454</text:p>
          </table:table-cell>
          <table:table-cell office:value-type="float" office:value="0.111331356875112">
            <text:p>0.1113313569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109500761581757">
            <text:p>0.1095007616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213602573283292">
            <text:p>0.2136025733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154341949042833">
            <text:p>0.154341949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118128911416262">
            <text:p>0.1181289114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127645767681409">
            <text:p>0.127645767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12">
            <text:p>91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627">
            <text:p>1627</text:p>
          </table:table-cell>
          <table:table-cell office:value-type="float" office:value="0.110481837499679">
            <text:p>0.1104818375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105882490150754">
            <text:p>0.1058824902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316650999619792">
            <text:p>0.3166509996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156240655170242">
            <text:p>0.1562406552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114170552327548">
            <text:p>0.1141705523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126993583119709">
            <text:p>0.12699358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13">
            <text:p>91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7">
            <text:p>2087</text:p>
          </table:table-cell>
          <table:table-cell office:value-type="float" office:value="0.100084205517444">
            <text:p>0.1000842055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office:value-type="float" office:value="0.0985834346054353">
            <text:p>0.0985834346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293663126613842">
            <text:p>0.2936631266</text:p>
          </table:table-cell>
          <table:table-cell office:value-type="float" office:value="0.00239578342117872">
            <text:p>0.0023957834</text:p>
          </table:table-cell>
          <table:table-cell office:value-type="float" office:value="2081">
            <text:p>2081</text:p>
          </table:table-cell>
          <table:table-cell office:value-type="float" office:value="0.176867508099824">
            <text:p>0.1768675081</text:p>
          </table:table-cell>
          <table:table-cell office:value-type="float" office:value="0.00287494010541447">
            <text:p>0.0028749401</text:p>
          </table:table-cell>
          <table:table-cell office:value-type="float" office:value="2087">
            <text:p>2087</text:p>
          </table:table-cell>
          <table:table-cell office:value-type="float" office:value="0.108462304618708">
            <text:p>0.1084623046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office:value-type="float" office:value="0.125282881554793">
            <text:p>0.125282881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14">
            <text:p>91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12816406313781">
            <text:p>0.1281640631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05882023638192">
            <text:p>0.1058820236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380031862807986">
            <text:p>0.3800318628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83268993475822">
            <text:p>0.1832689935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4799924424965">
            <text:p>0.1479992442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55034253684866">
            <text:p>0.15503425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15">
            <text:p>911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4">
            <text:p>1874</text:p>
          </table:table-cell>
          <table:table-cell office:value-type="float" office:value="0.110932022122026">
            <text:p>0.1109320221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104700347318602">
            <text:p>0.1047003473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388227555497501">
            <text:p>0.3882275555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152309820322687">
            <text:p>0.1523098203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129333143618225">
            <text:p>0.1293331436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128488755880974">
            <text:p>0.12848875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16">
            <text:p>91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4">
            <text:p>1634</text:p>
          </table:table-cell>
          <table:table-cell office:value-type="float" office:value="0.107715418006918">
            <text:p>0.107715418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106024776482169">
            <text:p>0.1060247765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322982974624049">
            <text:p>0.3229829746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157018798123686">
            <text:p>0.1570187981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120690065381736">
            <text:p>0.1206900654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159885517817281">
            <text:p>0.159885517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17">
            <text:p>91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17">
            <text:p>1817</text:p>
          </table:table-cell>
          <table:table-cell office:value-type="float" office:value="0.111824927165726">
            <text:p>0.1118249272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108471634869948">
            <text:p>0.1084716349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31023925096743">
            <text:p>0.310239251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150173659301211">
            <text:p>0.1501736593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116884255900801">
            <text:p>0.1168842559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135041857839627">
            <text:p>0.135041857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18">
            <text:p>91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21">
            <text:p>1921</text:p>
          </table:table-cell>
          <table:table-cell office:value-type="float" office:value="0.112622197134213">
            <text:p>0.1126221971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108975468436926">
            <text:p>0.1089754684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31505459363257">
            <text:p>0.3150545936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150301950255766">
            <text:p>0.1503019503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117801886110288">
            <text:p>0.1178018861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139811015761127">
            <text:p>0.13981101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19">
            <text:p>91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9">
            <text:p>1769</text:p>
          </table:table-cell>
          <table:table-cell office:value-type="float" office:value="0.118157835195107">
            <text:p>0.1181578352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108706290688643">
            <text:p>0.1087062907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33775556141288">
            <text:p>0.3377555614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156181874587428">
            <text:p>0.1561818746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126266290035525">
            <text:p>0.12626629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135936162421014">
            <text:p>0.13593616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20">
            <text:p>9120</text:p>
          </table:table-cell>
          <table:table-cell office:value-type="float" office:value="15">
            <text:p>15</text:p>
          </table:table-cell>
          <table:table-cell table:number-columns-repeated="2" office:value-type="float" office:value="1787">
            <text:p>1787</text:p>
          </table:table-cell>
          <table:table-cell office:value-type="float" office:value="0.102864620387065">
            <text:p>0.1028646204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101125461555866">
            <text:p>0.1011254616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313447924368983">
            <text:p>0.3134479244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143311259513941">
            <text:p>0.1433112595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111681707809187">
            <text:p>0.1116817078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142283065827255">
            <text:p>0.14228306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21">
            <text:p>9121</text:p>
          </table:table-cell>
          <table:table-cell office:value-type="float" office:value="15">
            <text:p>15</text:p>
          </table:table-cell>
          <table:table-cell table:number-columns-repeated="2" office:value-type="float" office:value="2021">
            <text:p>2021</text:p>
          </table:table-cell>
          <table:table-cell office:value-type="float" office:value="0.110762211549452">
            <text:p>0.1107622115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109722355048716">
            <text:p>0.109722355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316385553972005">
            <text:p>0.316385554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158618003186281">
            <text:p>0.1586180032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151809252343643">
            <text:p>0.1518092523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130958939896854">
            <text:p>0.13095893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22">
            <text:p>9122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115592482616576">
            <text:p>0.1155924826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07001653787032">
            <text:p>0.1070016538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312192072552034">
            <text:p>0.3121920726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56834992174252">
            <text:p>0.1568349922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23497537979954">
            <text:p>0.123497538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27685421249181">
            <text:p>0.127685421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23">
            <text:p>912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0">
            <text:p>1990</text:p>
          </table:table-cell>
          <table:table-cell office:value-type="float" office:value="0.122203432132919">
            <text:p>0.1222034321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107617450368895">
            <text:p>0.1076174504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288702698541915">
            <text:p>0.2887026985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153904826772223">
            <text:p>0.1539048268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123286674301922">
            <text:p>0.1232866743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132694366627557">
            <text:p>0.13269436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24">
            <text:p>91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0">
            <text:p>1470</text:p>
          </table:table-cell>
          <table:table-cell office:value-type="float" office:value="0.119047474650874">
            <text:p>0.119047474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05781256924796">
            <text:p>0.1057812569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95852236811107">
            <text:p>0.195852236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54900831092129">
            <text:p>0.1549008311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19145442288897">
            <text:p>0.1191454423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41619684964067">
            <text:p>0.1416196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25">
            <text:p>9125</text:p>
          </table:table-cell>
          <table:table-cell office:value-type="float" office:value="15">
            <text:p>15</text:p>
          </table:table-cell>
          <table:table-cell table:number-columns-repeated="2" office:value-type="float" office:value="2122">
            <text:p>2122</text:p>
          </table:table-cell>
          <table:table-cell office:value-type="float" office:value="0.108229048337699">
            <text:p>0.1082290483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105000781408541">
            <text:p>0.1050007814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197531215521806">
            <text:p>0.1975312155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15915915775822">
            <text:p>0.1591591578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122137653861674">
            <text:p>0.1221376539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132938352697492">
            <text:p>0.132938352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26">
            <text:p>9126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float" office:value="182">
            <text:p>182</text:p>
          </table:table-cell>
          <table:table-cell office:value-type="float" office:value="0.104156393671291">
            <text:p>0.1041563937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10249794151332">
            <text:p>0.1024979415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185673399220458">
            <text:p>0.1856733992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145750187188166">
            <text:p>0.1457501872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114773753070236">
            <text:p>0.1147737531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117066195799987">
            <text:p>0.1170661958</text:p>
          </table:table-cell>
          <table:table-cell office:value-type="float" office:value="0.085427135678392">
            <text:p>0.0854271357</text:p>
          </table:table-cell>
          <table:table-cell table:number-columns-repeated="21"/>
        </table:table-row>
        <table:table-row table:style-name="ro2">
          <table:table-cell office:value-type="float" office:value="9127">
            <text:p>9127</text:p>
          </table:table-cell>
          <table:table-cell office:value-type="float" office:value="15">
            <text:p>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0.119729982529105">
            <text:p>0.1197299825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102701807502922">
            <text:p>0.1027018075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186331181932901">
            <text:p>0.1863311819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147265419989597">
            <text:p>0.14726542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115980621068174">
            <text:p>0.1159806211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132714426667724">
            <text:p>0.13271442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28">
            <text:p>912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15">
            <text:p>1915</text:p>
          </table:table-cell>
          <table:table-cell office:value-type="float" office:value="0.129349938070457">
            <text:p>0.1293499381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1086871636736">
            <text:p>0.1086871637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198434850354433">
            <text:p>0.1984348504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159952229113649">
            <text:p>0.1599522291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12197017585191">
            <text:p>0.121970175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130094492119437">
            <text:p>0.13009449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29">
            <text:p>912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.111216594784856">
            <text:p>0.1112165948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106415247496577">
            <text:p>0.1064152475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19878800036388">
            <text:p>0.1987880004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149512611000833">
            <text:p>0.149512611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120792698145379">
            <text:p>0.1207926981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126430035944793">
            <text:p>0.12643003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30">
            <text:p>913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74">
            <text:p>1274</text:p>
          </table:table-cell>
          <table:table-cell office:value-type="float" office:value="0.130098224219933">
            <text:p>0.1300982242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105524675015686">
            <text:p>0.105524675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191596709220388">
            <text:p>0.1915967092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148589849153163">
            <text:p>0.1485898492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11981208874002">
            <text:p>0.1198120887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124996909354277">
            <text:p>0.12499690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31">
            <text:p>9131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4">
            <text:p>1984</text:p>
          </table:table-cell>
          <table:table-cell office:value-type="float" office:value="0.130936547293877">
            <text:p>0.1309365473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110784137639866">
            <text:p>0.1107841376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201797472901452">
            <text:p>0.2017974729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152272499317725">
            <text:p>0.1522724993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128335739760632">
            <text:p>0.1283357398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133118426546431">
            <text:p>0.13311842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32">
            <text:p>9132</text:p>
          </table:table-cell>
          <table:table-cell office:value-type="float" office:value="15">
            <text:p>15</text:p>
          </table:table-cell>
          <table:table-cell table:number-columns-repeated="2" office:value-type="float" office:value="2238">
            <text:p>2238</text:p>
          </table:table-cell>
          <table:table-cell office:value-type="float" office:value="0.116024939761565">
            <text:p>0.1160249398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110110960012876">
            <text:p>0.11011096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204671656796038">
            <text:p>0.2046716568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159548229234943">
            <text:p>0.1595482292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119500458348592">
            <text:p>0.1195004583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13133261645903">
            <text:p>0.13133261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33">
            <text:p>913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48">
            <text:p>1948</text:p>
          </table:table-cell>
          <table:table-cell office:value-type="float" office:value="0.106542138913446">
            <text:p>0.1065421389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108015852096857">
            <text:p>0.1080158521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198730619318752">
            <text:p>0.1987306193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156605467993739">
            <text:p>0.156605468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129756737024536">
            <text:p>0.129756737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128457033026757">
            <text:p>0.1284570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34">
            <text:p>913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0.103246227662795">
            <text:p>0.1032462277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06830443676772">
            <text:p>0.1068304437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91776316556764">
            <text:p>0.1917763166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54384868198538">
            <text:p>0.1543848682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16632339117312">
            <text:p>0.1166323391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2700757849657">
            <text:p>0.12700757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35">
            <text:p>913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3">
            <text:p>1763</text:p>
          </table:table-cell>
          <table:table-cell office:value-type="float" office:value="0.106041104421839">
            <text:p>0.1060411044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109713957822599">
            <text:p>0.1097139578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195240638842302">
            <text:p>0.1952406388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155270309041247">
            <text:p>0.155270309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119631548378519">
            <text:p>0.1196315484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131795863433113">
            <text:p>0.131795863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36">
            <text:p>913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7">
            <text:p>2017</text:p>
          </table:table-cell>
          <table:table-cell office:value-type="float" office:value="0.122413362785826">
            <text:p>0.1224133628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107830180097175">
            <text:p>0.107830180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190182709644914">
            <text:p>0.1901827096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152266901166981">
            <text:p>0.1522669012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119808823152085">
            <text:p>0.1198088232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129236109005325">
            <text:p>0.12923610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37">
            <text:p>913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46">
            <text:p>1846</text:p>
          </table:table-cell>
          <table:table-cell office:value-type="float" office:value="0.115137632868609">
            <text:p>0.1151376329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11028077058545">
            <text:p>0.1102807706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195331608791896">
            <text:p>0.1953316088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150733007863069">
            <text:p>0.1507330079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123514798944749">
            <text:p>0.1235147989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130499891535829">
            <text:p>0.13049989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38">
            <text:p>9138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1">
            <text:p>2011</text:p>
          </table:table-cell>
          <table:table-cell office:value-type="float" office:value="0.104761926976789">
            <text:p>0.104761927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111233389237089">
            <text:p>0.1112333892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193973590723864">
            <text:p>0.1939735907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153942614289746">
            <text:p>0.1539426143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123539990623098">
            <text:p>0.1235399906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128882025970754">
            <text:p>0.12888202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39">
            <text:p>913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0.106922346651489">
            <text:p>0.1069223467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10031186364771">
            <text:p>0.1100311864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90718732578672">
            <text:p>0.1907187326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4992594113078">
            <text:p>0.1499259411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17321378171411">
            <text:p>0.1173213782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26626437733402">
            <text:p>0.126626437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40">
            <text:p>9140</text:p>
          </table:table-cell>
          <table:table-cell office:value-type="float" office:value="15">
            <text:p>15</text:p>
          </table:table-cell>
          <table:table-cell table:number-columns-repeated="2" office:value-type="float" office:value="2167">
            <text:p>2167</text:p>
          </table:table-cell>
          <table:table-cell office:value-type="float" office:value="0.107331478168378">
            <text:p>0.1073314782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103166454014691">
            <text:p>0.103166454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189531458108338">
            <text:p>0.1895314581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151893224604806">
            <text:p>0.1518932246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118237608843212">
            <text:p>0.1182376088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128202317167896">
            <text:p>0.12820231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41">
            <text:p>9141</text:p>
          </table:table-cell>
          <table:table-cell office:value-type="float" office:value="15">
            <text:p>15</text:p>
          </table:table-cell>
          <table:table-cell table:number-columns-repeated="2" office:value-type="float" office:value="1860">
            <text:p>1860</text:p>
          </table:table-cell>
          <table:table-cell office:value-type="float" office:value="0.107039907817118">
            <text:p>0.1070399078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105623109166272">
            <text:p>0.1056231092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194523609034482">
            <text:p>0.194523609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16101867683042">
            <text:p>0.1610186768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121558245259649">
            <text:p>0.1215582453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128001716766228">
            <text:p>0.12800171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42">
            <text:p>914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39">
            <text:p>1439</text:p>
          </table:table-cell>
          <table:table-cell office:value-type="float" office:value="0.108432914327301">
            <text:p>0.1084329143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103825636264821">
            <text:p>0.1038256363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188760312843324">
            <text:p>0.1887603128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156603135430929">
            <text:p>0.1566031354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130783064660974">
            <text:p>0.1307830647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127716211078274">
            <text:p>0.12771621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43">
            <text:p>9143</text:p>
          </table:table-cell>
          <table:table-cell office:value-type="float" office:value="15">
            <text:p>15</text:p>
          </table:table-cell>
          <table:table-cell table:number-columns-repeated="2" office:value-type="float" office:value="1641">
            <text:p>1641</text:p>
          </table:table-cell>
          <table:table-cell office:value-type="float" office:value="0.105001247921103">
            <text:p>0.1050012479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102779248588216">
            <text:p>0.1027792486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185157436326867">
            <text:p>0.1851574363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146171914544229">
            <text:p>0.1461719145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1151217714415">
            <text:p>0.1151217714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129554737085183">
            <text:p>0.12955473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44">
            <text:p>914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0.113506238439236">
            <text:p>0.1135062384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107130411254149">
            <text:p>0.1071304113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197956208465803">
            <text:p>0.1979562085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152209053609291">
            <text:p>0.1522090536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159597213053955">
            <text:p>0.1595972131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129466566210962">
            <text:p>0.129466566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45">
            <text:p>9145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0.126617107482162">
            <text:p>0.1266171075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13719434680077">
            <text:p>0.1137194347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95114680450558">
            <text:p>0.1951146805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55232988036285">
            <text:p>0.155232988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23463016050365">
            <text:p>0.1234630161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25777384870531">
            <text:p>0.125777384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46">
            <text:p>914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08">
            <text:p>2008</text:p>
          </table:table-cell>
          <table:table-cell office:value-type="float" office:value="0.110233652816686">
            <text:p>0.1102336528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118886527816978">
            <text:p>0.1188865278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195523345454885">
            <text:p>0.1955233455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160773757735361">
            <text:p>0.1607737577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122472143368641">
            <text:p>0.1224721434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131930219050973">
            <text:p>0.131930219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47">
            <text:p>9147</text:p>
          </table:table-cell>
          <table:table-cell office:value-type="float" office:value="15">
            <text:p>15</text:p>
          </table:table-cell>
          <table:table-cell table:number-columns-repeated="2" office:value-type="float" office:value="1381">
            <text:p>1381</text:p>
          </table:table-cell>
          <table:table-cell office:value-type="float" office:value="0.106975995596121">
            <text:p>0.1069759956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211049350031373">
            <text:p>0.21104935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201490974148206">
            <text:p>0.2014909741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151539608082797">
            <text:p>0.1515396081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120555243251313">
            <text:p>0.1205552433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133970744997236">
            <text:p>0.1339707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48">
            <text:p>9148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1">
            <text:p>1771</text:p>
          </table:table-cell>
          <table:table-cell office:value-type="float" office:value="0.106968997907691">
            <text:p>0.1069689979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213928665564142">
            <text:p>0.2139286656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200912965083867">
            <text:p>0.2009129651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163828015478887">
            <text:p>0.1638280155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120489464980068">
            <text:p>0.120489465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132071105844703">
            <text:p>0.13207110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49">
            <text:p>914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3">
            <text:p>1873</text:p>
          </table:table-cell>
          <table:table-cell office:value-type="float" office:value="0.122760914644529">
            <text:p>0.1227609146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222143951781262">
            <text:p>0.2221439518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197627783622144">
            <text:p>0.1976277836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160979489775211">
            <text:p>0.1609794898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123977112893707">
            <text:p>0.1239771129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161571494216411">
            <text:p>0.16157149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50">
            <text:p>91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0.129107818050771">
            <text:p>0.1291078181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263703223368547">
            <text:p>0.2637032234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224170015838101">
            <text:p>0.2241700158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76081900945388">
            <text:p>0.1760819009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46900140653537">
            <text:p>0.1469001407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303905876425487">
            <text:p>0.303905876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51">
            <text:p>9151</text:p>
          </table:table-cell>
          <table:table-cell office:value-type="float" office:value="20">
            <text:p>20</text:p>
          </table:table-cell>
          <table:table-cell table:number-columns-repeated="2" office:value-type="float" office:value="2623">
            <text:p>2623</text:p>
          </table:table-cell>
          <table:table-cell office:value-type="float" office:value="0.134606135106703">
            <text:p>0.1346061351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260017307616051">
            <text:p>0.2600173076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236606774228913">
            <text:p>0.2366067742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186603158756557">
            <text:p>0.1866031588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13853510390401">
            <text:p>0.1385351039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31916456930394">
            <text:p>0.31916456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52">
            <text:p>9152</text:p>
          </table:table-cell>
          <table:table-cell office:value-type="float" office:value="20">
            <text:p>2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0.168120397562005">
            <text:p>0.1681203976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262225778084639">
            <text:p>0.2622257781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234303135197673">
            <text:p>0.2343031352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183233072008547">
            <text:p>0.183233072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143224021664843">
            <text:p>0.1432240217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317109581468255">
            <text:p>0.31710958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53">
            <text:p>9153</text:p>
          </table:table-cell>
          <table:table-cell office:value-type="float" office:value="20">
            <text:p>20</text:p>
          </table:table-cell>
          <table:table-cell table:number-columns-repeated="2" office:value-type="float" office:value="2089">
            <text:p>2089</text:p>
          </table:table-cell>
          <table:table-cell office:value-type="float" office:value="0.175318686393928">
            <text:p>0.1753186864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250765896998691">
            <text:p>0.250765897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221007060667626">
            <text:p>0.2210070607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173153135081045">
            <text:p>0.1731531351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134833793236967">
            <text:p>0.1348337932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299881272552967">
            <text:p>0.299881272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54">
            <text:p>9154</text:p>
          </table:table-cell>
          <table:table-cell office:value-type="float" office:value="20">
            <text:p>20</text:p>
          </table:table-cell>
          <table:table-cell table:number-columns-repeated="2" office:value-type="float" office:value="2062">
            <text:p>2062</text:p>
          </table:table-cell>
          <table:table-cell office:value-type="float" office:value="0.165655345184307">
            <text:p>0.1656553452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256022094034937">
            <text:p>0.256022094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229791025697844">
            <text:p>0.2297910257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183891787746115">
            <text:p>0.1838917877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148122870078584">
            <text:p>0.1481228701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312590474279996">
            <text:p>0.31259047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55">
            <text:p>9155</text:p>
          </table:table-cell>
          <table:table-cell office:value-type="float" office:value="20">
            <text:p>20</text:p>
          </table:table-cell>
          <table:table-cell office:value-type="float" office:value="2723">
            <text:p>2723</text:p>
          </table:table-cell>
          <table:table-cell office:value-type="float" office:value="2715">
            <text:p>2715</text:p>
          </table:table-cell>
          <table:table-cell office:value-type="float" office:value="0.163626482052095">
            <text:p>0.1636264821</text:p>
          </table:table-cell>
          <table:table-cell office:value-type="float" office:value="0.00293793609988983">
            <text:p>0.0029379361</text:p>
          </table:table-cell>
          <table:table-cell office:value-type="float" office:value="2723">
            <text:p>2723</text:p>
          </table:table-cell>
          <table:table-cell office:value-type="float" office:value="0.29409744980908">
            <text:p>0.2940974498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office:value-type="float" office:value="0.231065071504713">
            <text:p>0.2310650715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office:value-type="float" office:value="0.185691593210376">
            <text:p>0.1856915932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office:value-type="float" office:value="0.145580843128153">
            <text:p>0.1455808431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office:value-type="float" office:value="0.32064714622603">
            <text:p>0.320647146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56">
            <text:p>915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0.159335032994101">
            <text:p>0.159335033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257504670957027">
            <text:p>0.257504671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222221859379118">
            <text:p>0.2222218594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174358137028735">
            <text:p>0.174358137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135283511346752">
            <text:p>0.1352835113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301213632430087">
            <text:p>0.30121363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57">
            <text:p>9157</text:p>
          </table:table-cell>
          <table:table-cell office:value-type="float" office:value="20">
            <text:p>20</text:p>
          </table:table-cell>
          <table:table-cell table:number-columns-repeated="2" office:value-type="float" office:value="2992">
            <text:p>2992</text:p>
          </table:table-cell>
          <table:table-cell office:value-type="float" office:value="0.16231604826539">
            <text:p>0.1623160483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261119676800097">
            <text:p>0.2611196768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226120504859895">
            <text:p>0.2261205049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177529489425327">
            <text:p>0.1775294894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13974243841451">
            <text:p>0.1397424384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309563274265068">
            <text:p>0.30956327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58">
            <text:p>9158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7">
            <text:p>2197</text:p>
          </table:table-cell>
          <table:table-cell office:value-type="float" office:value="0.163078329791725">
            <text:p>0.1630783298</text:p>
          </table:table-cell>
          <table:table-cell office:value-type="float" office:value="0">
            <text:p>0</text:p>
          </table:table-cell>
          <table:table-cell office:value-type="float" office:value="2177">
            <text:p>2177</text:p>
          </table:table-cell>
          <table:table-cell office:value-type="float" office:value="0.29421781005008">
            <text:p>0.2942178101</text:p>
          </table:table-cell>
          <table:table-cell office:value-type="float" office:value="0.00910332271279017">
            <text:p>0.0091033227</text:p>
          </table:table-cell>
          <table:table-cell office:value-type="float" office:value="2197">
            <text:p>2197</text:p>
          </table:table-cell>
          <table:table-cell office:value-type="float" office:value="0.231764373835176">
            <text:p>0.2317643738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184360632870942">
            <text:p>0.1843606329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139831542313856">
            <text:p>0.1398315423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319146375314021">
            <text:p>0.31914637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59">
            <text:p>9159</text:p>
          </table:table-cell>
          <table:table-cell office:value-type="float" office:value="20">
            <text:p>20</text:p>
          </table:table-cell>
          <table:table-cell office:value-type="float" office:value="2551">
            <text:p>2551</text:p>
          </table:table-cell>
          <table:table-cell office:value-type="float" office:value="2536">
            <text:p>2536</text:p>
          </table:table-cell>
          <table:table-cell office:value-type="float" office:value="0.184355034720197">
            <text:p>0.1843550347</text:p>
          </table:table-cell>
          <table:table-cell office:value-type="float" office:value="0.00588004704037632">
            <text:p>0.005880047</text:p>
          </table:table-cell>
          <table:table-cell office:value-type="float" office:value="2536">
            <text:p>2536</text:p>
          </table:table-cell>
          <table:table-cell office:value-type="float" office:value="0.247554891034328">
            <text:p>0.247554891</text:p>
          </table:table-cell>
          <table:table-cell office:value-type="float" office:value="0.00588004704037632">
            <text:p>0.005880047</text:p>
          </table:table-cell>
          <table:table-cell office:value-type="float" office:value="2551">
            <text:p>2551</text:p>
          </table:table-cell>
          <table:table-cell office:value-type="float" office:value="0.222306298152843">
            <text:p>0.2223062982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178612265081768">
            <text:p>0.1786122651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145916732172806">
            <text:p>0.1459167322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373231509191464">
            <text:p>0.37323150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60">
            <text:p>916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72">
            <text:p>2372</text:p>
          </table:table-cell>
          <table:table-cell office:value-type="float" office:value="0.162066464044711">
            <text:p>0.162066464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252399157478313">
            <text:p>0.2523991575</text:p>
          </table:table-cell>
          <table:table-cell office:value-type="float" office:value="0.00295109612141653">
            <text:p>0.0029510961</text:p>
          </table:table-cell>
          <table:table-cell office:value-type="float" office:value="2372">
            <text:p>2372</text:p>
          </table:table-cell>
          <table:table-cell office:value-type="float" office:value="0.225433331856044">
            <text:p>0.2254333319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174832113791744">
            <text:p>0.1748321138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139780225932034">
            <text:p>0.1397802259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313522099866344">
            <text:p>0.31352209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61">
            <text:p>9161</text:p>
          </table:table-cell>
          <table:table-cell office:value-type="float" office:value="20">
            <text:p>20</text:p>
          </table:table-cell>
          <table:table-cell office:value-type="float" office:value="2116">
            <text:p>2116</text:p>
          </table:table-cell>
          <table:table-cell office:value-type="float" office:value="2115">
            <text:p>2115</text:p>
          </table:table-cell>
          <table:table-cell office:value-type="float" office:value="0.160645000268245">
            <text:p>0.1606450003</text:p>
          </table:table-cell>
          <table:table-cell office:value-type="float" office:value="0.000472589792060491">
            <text:p>0.0004725898</text:p>
          </table:table-cell>
          <table:table-cell office:value-type="float" office:value="2116">
            <text:p>2116</text:p>
          </table:table-cell>
          <table:table-cell office:value-type="float" office:value="0.253049009477203">
            <text:p>0.2530490095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0.233939721911862">
            <text:p>0.2339397219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0.179616666627791">
            <text:p>0.1796166666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0.171160193416108">
            <text:p>0.1711601934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0.311567878744055">
            <text:p>0.31156787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62">
            <text:p>9162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8">
            <text:p>2368</text:p>
          </table:table-cell>
          <table:table-cell office:value-type="float" office:value="0.185081394779258">
            <text:p>0.1850813948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222457914735499">
            <text:p>0.2224579147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220102026297313">
            <text:p>0.2201020263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17741006220945">
            <text:p>0.1774100622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13545192238164">
            <text:p>0.1354519224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201483976459776">
            <text:p>0.20148397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63">
            <text:p>9163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0">
            <text:p>2440</text:p>
          </table:table-cell>
          <table:table-cell office:value-type="float" office:value="0.156733758948294">
            <text:p>0.1567337589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119319917987092">
            <text:p>0.119319918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220120220287232">
            <text:p>0.2201202203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176927688220325">
            <text:p>0.1769276882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135162218080627">
            <text:p>0.1351622181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144469143692867">
            <text:p>0.14446914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64">
            <text:p>9164</text:p>
          </table:table-cell>
          <table:table-cell office:value-type="float" office:value="20">
            <text:p>20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0.170121269940496">
            <text:p>0.1701212699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24084410782971">
            <text:p>0.124084410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227417409782302">
            <text:p>0.227417409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84506651302853">
            <text:p>0.1845066513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6906275293728">
            <text:p>0.1690627529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79524763653073">
            <text:p>0.17952476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65">
            <text:p>9165</text:p>
          </table:table-cell>
          <table:table-cell office:value-type="float" office:value="20">
            <text:p>20</text:p>
          </table:table-cell>
          <table:table-cell office:value-type="float" office:value="249">
            <text:p>249</text:p>
          </table:table-cell>
          <table:table-cell office:value-type="float" office:value="228">
            <text:p>228</text:p>
          </table:table-cell>
          <table:table-cell office:value-type="float" office:value="0.174640377128755">
            <text:p>0.1746403771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128082889952019">
            <text:p>0.12808289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23004900714464">
            <text:p>0.2300490071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179636260155395">
            <text:p>0.1796362602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186430082596049">
            <text:p>0.1864300826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146530196191858">
            <text:p>0.1465301962</text:p>
          </table:table-cell>
          <table:table-cell office:value-type="float" office:value="0.0843373493975904">
            <text:p>0.0843373494</text:p>
          </table:table-cell>
          <table:table-cell table:number-columns-repeated="21"/>
        </table:table-row>
        <table:table-row table:style-name="ro2">
          <table:table-cell office:value-type="float" office:value="9166">
            <text:p>9166</text:p>
          </table:table-cell>
          <table:table-cell office:value-type="float" office:value="20">
            <text:p>20</text:p>
          </table:table-cell>
          <table:table-cell office:value-type="float" office:value="2184">
            <text:p>2184</text:p>
          </table:table-cell>
          <table:table-cell office:value-type="float" office:value="2168">
            <text:p>2168</text:p>
          </table:table-cell>
          <table:table-cell office:value-type="float" office:value="0.167434157583278">
            <text:p>0.1674341576</text:p>
          </table:table-cell>
          <table:table-cell office:value-type="float" office:value="0.00732600732600733">
            <text:p>0.0073260073</text:p>
          </table:table-cell>
          <table:table-cell office:value-type="float" office:value="2184">
            <text:p>2184</text:p>
          </table:table-cell>
          <table:table-cell office:value-type="float" office:value="0.122099866344151">
            <text:p>0.1220998663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.219717153433649">
            <text:p>0.2197171534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.173670497512322">
            <text:p>0.1736704975</text:p>
          </table:table-cell>
          <table:table-cell office:value-type="float" office:value="0">
            <text:p>0</text:p>
          </table:table-cell>
          <table:table-cell office:value-type="float" office:value="2160">
            <text:p>2160</text:p>
          </table:table-cell>
          <table:table-cell office:value-type="float" office:value="0.18031037080751">
            <text:p>0.1803103708</text:p>
          </table:table-cell>
          <table:table-cell office:value-type="float" office:value="0.010989010989011">
            <text:p>0.010989011</text:p>
          </table:table-cell>
          <table:table-cell office:value-type="float" office:value="2184">
            <text:p>2184</text:p>
          </table:table-cell>
          <table:table-cell office:value-type="float" office:value="0.144435554788402">
            <text:p>0.14443555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67">
            <text:p>9167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0.157130761138571">
            <text:p>0.1571307611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18835677947718">
            <text:p>0.1188356779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213930065101828">
            <text:p>0.2139300651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64267003799745">
            <text:p>0.1642670038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68787044013128">
            <text:p>0.168787044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38877057611969">
            <text:p>0.138877057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68">
            <text:p>9168</text:p>
          </table:table-cell>
          <table:table-cell office:value-type="float" office:value="20">
            <text:p>20</text:p>
          </table:table-cell>
          <table:table-cell table:number-columns-repeated="2" office:value-type="float" office:value="2359">
            <text:p>2359</text:p>
          </table:table-cell>
          <table:table-cell office:value-type="float" office:value="0.161512713633596">
            <text:p>0.1615127136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124434761717046">
            <text:p>0.1244347617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222264312022262">
            <text:p>0.222264312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180713904173655">
            <text:p>0.1807139042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181573686825452">
            <text:p>0.1815736868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14664402525699">
            <text:p>0.14664402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69">
            <text:p>9169</text:p>
          </table:table-cell>
          <table:table-cell office:value-type="float" office:value="20">
            <text:p>20</text:p>
          </table:table-cell>
          <table:table-cell office:value-type="float" office:value="2550">
            <text:p>2550</text:p>
          </table:table-cell>
          <table:table-cell office:value-type="float" office:value="2534">
            <text:p>2534</text:p>
          </table:table-cell>
          <table:table-cell office:value-type="float" office:value="0.168327529139541">
            <text:p>0.1683275291</text:p>
          </table:table-cell>
          <table:table-cell office:value-type="float" office:value="0.00627450980392157">
            <text:p>0.0062745098</text:p>
          </table:table-cell>
          <table:table-cell office:value-type="float" office:value="2550">
            <text:p>2550</text:p>
          </table:table-cell>
          <table:table-cell office:value-type="float" office:value="0.126470156025126">
            <text:p>0.126470156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227228005682123">
            <text:p>0.2272280057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18229491524633">
            <text:p>0.1822949152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184400752951275">
            <text:p>0.184400753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151908619519352">
            <text:p>0.151908619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70">
            <text:p>9170</text:p>
          </table:table-cell>
          <table:table-cell office:value-type="float" office:value="20">
            <text:p>20</text:p>
          </table:table-cell>
          <table:table-cell table:number-columns-repeated="2" office:value-type="float" office:value="2796">
            <text:p>2796</text:p>
          </table:table-cell>
          <table:table-cell office:value-type="float" office:value="0.159934968148855">
            <text:p>0.1599349681</text:p>
          </table:table-cell>
          <table:table-cell office:value-type="float" office:value="0">
            <text:p>0</text:p>
          </table:table-cell>
          <table:table-cell office:value-type="float" office:value="2796">
            <text:p>2796</text:p>
          </table:table-cell>
          <table:table-cell office:value-type="float" office:value="0.124146923466282">
            <text:p>0.1241469235</text:p>
          </table:table-cell>
          <table:table-cell office:value-type="float" office:value="0">
            <text:p>0</text:p>
          </table:table-cell>
          <table:table-cell office:value-type="float" office:value="2771">
            <text:p>2771</text:p>
          </table:table-cell>
          <table:table-cell office:value-type="float" office:value="0.220812524929265">
            <text:p>0.2208125249</text:p>
          </table:table-cell>
          <table:table-cell office:value-type="float" office:value="0.00894134477825465">
            <text:p>0.0089413448</text:p>
          </table:table-cell>
          <table:table-cell office:value-type="float" office:value="2796">
            <text:p>2796</text:p>
          </table:table-cell>
          <table:table-cell office:value-type="float" office:value="0.174645508766937">
            <text:p>0.1746455088</text:p>
          </table:table-cell>
          <table:table-cell office:value-type="float" office:value="0">
            <text:p>0</text:p>
          </table:table-cell>
          <table:table-cell office:value-type="float" office:value="2796">
            <text:p>2796</text:p>
          </table:table-cell>
          <table:table-cell office:value-type="float" office:value="0.179138024739161">
            <text:p>0.1791380247</text:p>
          </table:table-cell>
          <table:table-cell office:value-type="float" office:value="0">
            <text:p>0</text:p>
          </table:table-cell>
          <table:table-cell office:value-type="float" office:value="2796">
            <text:p>2796</text:p>
          </table:table-cell>
          <table:table-cell office:value-type="float" office:value="0.145597171067824">
            <text:p>0.14559717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71">
            <text:p>9171</text:p>
          </table:table-cell>
          <table:table-cell office:value-type="float" office:value="20">
            <text:p>20</text:p>
          </table:table-cell>
          <table:table-cell table:number-columns-repeated="2" office:value-type="float" office:value="1953">
            <text:p>1953</text:p>
          </table:table-cell>
          <table:table-cell office:value-type="float" office:value="0.180244126023704">
            <text:p>0.180244126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136810406962233">
            <text:p>0.136810407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229224212934994">
            <text:p>0.2292242129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174963670334233">
            <text:p>0.1749636703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279828230074665">
            <text:p>0.2798282301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150241303622703">
            <text:p>0.15024130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72">
            <text:p>9172</text:p>
          </table:table-cell>
          <table:table-cell office:value-type="float" office:value="20">
            <text:p>20</text:p>
          </table:table-cell>
          <table:table-cell table:number-columns-repeated="2" office:value-type="float" office:value="2532">
            <text:p>2532</text:p>
          </table:table-cell>
          <table:table-cell office:value-type="float" office:value="0.165705262028443">
            <text:p>0.165705262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12557585144374">
            <text:p>0.1255758514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233234821430654">
            <text:p>0.2332348214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181265322021959">
            <text:p>0.181265322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196953672970029">
            <text:p>0.196953673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1665925689214">
            <text:p>0.16659256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73">
            <text:p>9173</text:p>
          </table:table-cell>
          <table:table-cell office:value-type="float" office:value="20">
            <text:p>20</text:p>
          </table:table-cell>
          <table:table-cell table:number-columns-repeated="2" office:value-type="float" office:value="2347">
            <text:p>2347</text:p>
          </table:table-cell>
          <table:table-cell office:value-type="float" office:value="0.169580115368557">
            <text:p>0.1695801154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121865210525456">
            <text:p>0.1218652105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224435927998451">
            <text:p>0.224435928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178508699293">
            <text:p>0.1785086993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197706157732562">
            <text:p>0.1977061577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15399439718413">
            <text:p>0.15399439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74">
            <text:p>9174</text:p>
          </table:table-cell>
          <table:table-cell office:value-type="float" office:value="20">
            <text:p>20</text:p>
          </table:table-cell>
          <table:table-cell table:number-columns-repeated="2" office:value-type="float" office:value="2684">
            <text:p>2684</text:p>
          </table:table-cell>
          <table:table-cell office:value-type="float" office:value="0.17610102796043">
            <text:p>0.176101028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124221565476204">
            <text:p>0.1242215655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241424449456863">
            <text:p>0.2414244495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181686116352898">
            <text:p>0.1816861164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18114309573071">
            <text:p>0.1811430957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149445899704464">
            <text:p>0.149445899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75">
            <text:p>917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0.153429450471528">
            <text:p>0.1534294505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21180370084415">
            <text:p>0.1211803701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214877552115285">
            <text:p>0.2148775521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69788179971216">
            <text:p>0.16978818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70687149678223">
            <text:p>0.1706871497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43439083955933">
            <text:p>0.1434390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76">
            <text:p>9176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5">
            <text:p>2335</text:p>
          </table:table-cell>
          <table:table-cell office:value-type="float" office:value="0.167652951974864">
            <text:p>0.167652952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151488291700975">
            <text:p>0.1514882917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236125333264911">
            <text:p>0.2361253333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189441887696431">
            <text:p>0.1894418877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190663217583792">
            <text:p>0.1906632176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161953568004702">
            <text:p>0.1619535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77">
            <text:p>917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5">
            <text:p>2365</text:p>
          </table:table-cell>
          <table:table-cell office:value-type="float" office:value="0.170464156673579">
            <text:p>0.1704641567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123205501116131">
            <text:p>0.1232055011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220089430458139">
            <text:p>0.2200894305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169101006967365">
            <text:p>0.169101007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178453650810682">
            <text:p>0.1784536508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144644085903623">
            <text:p>0.14464408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78">
            <text:p>917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49">
            <text:p>2249</text:p>
          </table:table-cell>
          <table:table-cell office:value-type="float" office:value="0.155790937060458">
            <text:p>0.1557909371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119635746991577">
            <text:p>0.119635747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221356012064015">
            <text:p>0.2213560121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168312134224994">
            <text:p>0.1683121342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206308182863594">
            <text:p>0.2063081829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14922290669982">
            <text:p>0.14922290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79">
            <text:p>9179</text:p>
          </table:table-cell>
          <table:table-cell office:value-type="float" office:value="20">
            <text:p>20</text:p>
          </table:table-cell>
          <table:table-cell office:value-type="float" office:value="2041">
            <text:p>2041</text:p>
          </table:table-cell>
          <table:table-cell office:value-type="float" office:value="2039">
            <text:p>2039</text:p>
          </table:table-cell>
          <table:table-cell office:value-type="float" office:value="0.160275055806565">
            <text:p>0.1602750558</text:p>
          </table:table-cell>
          <table:table-cell office:value-type="float" office:value="0.000979911807937286">
            <text:p>0.0009799118</text:p>
          </table:table-cell>
          <table:table-cell office:value-type="float" office:value="2041">
            <text:p>2041</text:p>
          </table:table-cell>
          <table:table-cell office:value-type="float" office:value="0.122981108573801">
            <text:p>0.1229811086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221880372183722">
            <text:p>0.2218803722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70706743205828">
            <text:p>0.1707067432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81687982403146">
            <text:p>0.1816879824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5249549232237">
            <text:p>0.152495492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80">
            <text:p>91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273">
            <text:p>2273</text:p>
          </table:table-cell>
          <table:table-cell office:value-type="float" office:value="0.170819639245836">
            <text:p>0.1708196392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float" office:value="0.120386832216425">
            <text:p>0.1203868322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float" office:value="0.223724029828813">
            <text:p>0.2237240298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float" office:value="0.170715140431944">
            <text:p>0.1707151404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float" office:value="0.182727838903882">
            <text:p>0.1827278389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float" office:value="0.149130537212541">
            <text:p>0.14913053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81">
            <text:p>9181</text:p>
          </table:table-cell>
          <table:table-cell office:value-type="float" office:value="20">
            <text:p>20</text:p>
          </table:table-cell>
          <table:table-cell table:number-columns-repeated="2" office:value-type="float" office:value="2435">
            <text:p>2435</text:p>
          </table:table-cell>
          <table:table-cell office:value-type="float" office:value="0.162261932808196">
            <text:p>0.1622619328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123526928271361">
            <text:p>0.1235269283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224788611495336">
            <text:p>0.2247886115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175680233629491">
            <text:p>0.1756802336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181493446664785">
            <text:p>0.1814934467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15218572798119">
            <text:p>0.15218572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82">
            <text:p>9182</text:p>
          </table:table-cell>
          <table:table-cell office:value-type="float" office:value="20">
            <text:p>20</text:p>
          </table:table-cell>
          <table:table-cell office:value-type="float" office:value="2508">
            <text:p>2508</text:p>
          </table:table-cell>
          <table:table-cell office:value-type="float" office:value="2496">
            <text:p>2496</text:p>
          </table:table-cell>
          <table:table-cell office:value-type="float" office:value="0.161042002458521">
            <text:p>0.1610420025</text:p>
          </table:table-cell>
          <table:table-cell office:value-type="float" office:value="0.00478468899521531">
            <text:p>0.004784689</text:p>
          </table:table-cell>
          <table:table-cell office:value-type="float" office:value="2508">
            <text:p>2508</text:p>
          </table:table-cell>
          <table:table-cell office:value-type="float" office:value="0.118341641144542">
            <text:p>0.1183416411</text:p>
          </table:table-cell>
          <table:table-cell office:value-type="float" office:value="0">
            <text:p>0</text:p>
          </table:table-cell>
          <table:table-cell office:value-type="float" office:value="2508">
            <text:p>2508</text:p>
          </table:table-cell>
          <table:table-cell office:value-type="float" office:value="0.221255711863181">
            <text:p>0.2212557119</text:p>
          </table:table-cell>
          <table:table-cell office:value-type="float" office:value="0">
            <text:p>0</text:p>
          </table:table-cell>
          <table:table-cell office:value-type="float" office:value="2508">
            <text:p>2508</text:p>
          </table:table-cell>
          <table:table-cell office:value-type="float" office:value="0.170941399024522">
            <text:p>0.170941399</text:p>
          </table:table-cell>
          <table:table-cell office:value-type="float" office:value="0">
            <text:p>0</text:p>
          </table:table-cell>
          <table:table-cell office:value-type="float" office:value="2508">
            <text:p>2508</text:p>
          </table:table-cell>
          <table:table-cell office:value-type="float" office:value="0.177748750329475">
            <text:p>0.1777487503</text:p>
          </table:table-cell>
          <table:table-cell office:value-type="float" office:value="0">
            <text:p>0</text:p>
          </table:table-cell>
          <table:table-cell office:value-type="float" office:value="2508">
            <text:p>2508</text:p>
          </table:table-cell>
          <table:table-cell office:value-type="float" office:value="0.149868560085652">
            <text:p>0.149868560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83">
            <text:p>918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63">
            <text:p>1863</text:p>
          </table:table-cell>
          <table:table-cell office:value-type="float" office:value="0.179589608899194">
            <text:p>0.1795896089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122228623811268">
            <text:p>0.1222286238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218377329355536">
            <text:p>0.2183773294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163250006414548">
            <text:p>0.1632500064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177406330108954">
            <text:p>0.1774063301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144405697984432">
            <text:p>0.1444056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84">
            <text:p>9184</text:p>
          </table:table-cell>
          <table:table-cell office:value-type="float" office:value="20">
            <text:p>20</text:p>
          </table:table-cell>
          <table:table-cell table:number-columns-repeated="2" office:value-type="float" office:value="2959">
            <text:p>2959</text:p>
          </table:table-cell>
          <table:table-cell office:value-type="float" office:value="0.163112851721315">
            <text:p>0.1631128517</text:p>
          </table:table-cell>
          <table:table-cell office:value-type="float" office:value="0">
            <text:p>0</text:p>
          </table:table-cell>
          <table:table-cell office:value-type="float" office:value="2943">
            <text:p>2943</text:p>
          </table:table-cell>
          <table:table-cell office:value-type="float" office:value="0.126984719381031">
            <text:p>0.1269847194</text:p>
          </table:table-cell>
          <table:table-cell office:value-type="float" office:value="0.00540723217303143">
            <text:p>0.0054072322</text:p>
          </table:table-cell>
          <table:table-cell office:value-type="float" office:value="2959">
            <text:p>2959</text:p>
          </table:table-cell>
          <table:table-cell office:value-type="float" office:value="0.231759708709556">
            <text:p>0.2317597087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0.17713948492348">
            <text:p>0.1771394849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186560239600852">
            <text:p>0.1865602396</text:p>
          </table:table-cell>
          <table:table-cell office:value-type="float" office:value="0.00743494423791822">
            <text:p>0.0074349442</text:p>
          </table:table-cell>
          <table:table-cell office:value-type="float" office:value="2959">
            <text:p>2959</text:p>
          </table:table-cell>
          <table:table-cell office:value-type="float" office:value="0.154451112982345">
            <text:p>0.1544511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85">
            <text:p>918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1">
            <text:p>2411</text:p>
          </table:table-cell>
          <table:table-cell office:value-type="float" office:value="0.17937128102017">
            <text:p>0.179371281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126028368628896">
            <text:p>0.1260283686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231607159101777">
            <text:p>0.2316071591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194315077919261">
            <text:p>0.1943150779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187799763478131">
            <text:p>0.1877997635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152435778714431">
            <text:p>0.15243577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86">
            <text:p>9186</text:p>
          </table:table-cell>
          <table:table-cell office:value-type="float" office:value="20">
            <text:p>20</text:p>
          </table:table-cell>
          <table:table-cell office:value-type="float" office:value="2456">
            <text:p>2456</text:p>
          </table:table-cell>
          <table:table-cell office:value-type="float" office:value="2408">
            <text:p>2408</text:p>
          </table:table-cell>
          <table:table-cell office:value-type="float" office:value="0.165948781585816">
            <text:p>0.1659487816</text:p>
          </table:table-cell>
          <table:table-cell office:value-type="float" office:value="0.0195439739413681">
            <text:p>0.0195439739</text:p>
          </table:table-cell>
          <table:table-cell office:value-type="float" office:value="2456">
            <text:p>2456</text:p>
          </table:table-cell>
          <table:table-cell office:value-type="float" office:value="0.123359450261597">
            <text:p>0.1233594503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0.226081784317247">
            <text:p>0.2260817843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0.177829457002703">
            <text:p>0.177829457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0.185744309129884">
            <text:p>0.1857443091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0.152896226613142">
            <text:p>0.15289622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87">
            <text:p>918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3">
            <text:p>2333</text:p>
          </table:table-cell>
          <table:table-cell office:value-type="float" office:value="0.160356228992356">
            <text:p>0.160356229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120786166969511">
            <text:p>0.120786167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230014485215051">
            <text:p>0.2300144852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17735687977738">
            <text:p>0.1773568798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175844446051321">
            <text:p>0.1758444461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14811960449065">
            <text:p>0.14811960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88">
            <text:p>9188</text:p>
          </table:table-cell>
          <table:table-cell office:value-type="float" office:value="20">
            <text:p>20</text:p>
          </table:table-cell>
          <table:table-cell table:number-columns-repeated="2" office:value-type="float" office:value="1983">
            <text:p>1983</text:p>
          </table:table-cell>
          <table:table-cell office:value-type="float" office:value="0.165884402852258">
            <text:p>0.1658844029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121604896515851">
            <text:p>0.1216048965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223780011336255">
            <text:p>0.2237800113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255301332126621">
            <text:p>0.2553013321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186174433712064">
            <text:p>0.1861744337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167986041944144">
            <text:p>0.167986041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89">
            <text:p>9189</text:p>
          </table:table-cell>
          <table:table-cell office:value-type="float" office:value="20">
            <text:p>20</text:p>
          </table:table-cell>
          <table:table-cell office:value-type="float" office:value="2041">
            <text:p>2041</text:p>
          </table:table-cell>
          <table:table-cell office:value-type="float" office:value="2022">
            <text:p>2022</text:p>
          </table:table-cell>
          <table:table-cell office:value-type="float" office:value="0.167452818085759">
            <text:p>0.1674528181</text:p>
          </table:table-cell>
          <table:table-cell office:value-type="float" office:value="0.00930916217540421">
            <text:p>0.0093091622</text:p>
          </table:table-cell>
          <table:table-cell office:value-type="float" office:value="2041">
            <text:p>2041</text:p>
          </table:table-cell>
          <table:table-cell office:value-type="float" office:value="0.121319857340459">
            <text:p>0.1213198573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228617746604372">
            <text:p>0.2286177466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86651676063007">
            <text:p>0.1866516761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82613543326188">
            <text:p>0.1826135433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94801650521444">
            <text:p>0.194801650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90">
            <text:p>919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8">
            <text:p>2338</text:p>
          </table:table-cell>
          <table:table-cell office:value-type="float" office:value="0.165240149004112">
            <text:p>0.165240149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133518694324641">
            <text:p>0.1335186943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218103486481632">
            <text:p>0.2181034865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219494160429005">
            <text:p>0.2194941604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178081840298755">
            <text:p>0.1780818403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193379720232417">
            <text:p>0.193379720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91">
            <text:p>9191</text:p>
          </table:table-cell>
          <table:table-cell office:value-type="float" office:value="20">
            <text:p>20</text:p>
          </table:table-cell>
          <table:table-cell table:number-columns-repeated="2" office:value-type="float" office:value="2818">
            <text:p>2818</text:p>
          </table:table-cell>
          <table:table-cell office:value-type="float" office:value="0.174158469652192">
            <text:p>0.1741584697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12806236339929">
            <text:p>0.1280623634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233622959882252">
            <text:p>0.2336229599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239029373963467">
            <text:p>0.239029374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189861282489684">
            <text:p>0.1898612825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223230926050761">
            <text:p>0.22323092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92">
            <text:p>9192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1">
            <text:p>2441</text:p>
          </table:table-cell>
          <table:table-cell office:value-type="float" office:value="0.161196418116549">
            <text:p>0.1611964181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126298479402304">
            <text:p>0.1262984794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226046329362534">
            <text:p>0.2260463294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235057486010455">
            <text:p>0.235057486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181083848635334">
            <text:p>0.1810838486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199578739156499">
            <text:p>0.19957873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93">
            <text:p>919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0.158923568914402">
            <text:p>0.1589235689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17953502692944">
            <text:p>0.1179535027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211775710090433">
            <text:p>0.2117757101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216796784795423">
            <text:p>0.2167967848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69972452433213">
            <text:p>0.1699724524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87503994513812">
            <text:p>0.18750399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94">
            <text:p>9194</text:p>
          </table:table-cell>
          <table:table-cell office:value-type="float" office:value="20">
            <text:p>20</text:p>
          </table:table-cell>
          <table:table-cell table:number-columns-repeated="2" office:value-type="float" office:value="2721">
            <text:p>2721</text:p>
          </table:table-cell>
          <table:table-cell office:value-type="float" office:value="0.155345884076293">
            <text:p>0.1553458841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117470662191256">
            <text:p>0.1174706622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215505011511197">
            <text:p>0.2155050115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22056620629652">
            <text:p>0.2205662063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174310552747409">
            <text:p>0.1743105527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18760056261415">
            <text:p>0.187600562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95">
            <text:p>919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21">
            <text:p>2421</text:p>
          </table:table-cell>
          <table:table-cell office:value-type="float" office:value="0.16737677653815">
            <text:p>0.1673767765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125213837695615">
            <text:p>0.1252138377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227395017179325">
            <text:p>0.2273950172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240633710664244">
            <text:p>0.2406337107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184633542719722">
            <text:p>0.1846335427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201824064117486">
            <text:p>0.201824064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96">
            <text:p>9196</text:p>
          </table:table-cell>
          <table:table-cell office:value-type="float" office:value="20">
            <text:p>20</text:p>
          </table:table-cell>
          <table:table-cell table:number-columns-repeated="2" office:value-type="float" office:value="2475">
            <text:p>2475</text:p>
          </table:table-cell>
          <table:table-cell office:value-type="float" office:value="0.162749904948065">
            <text:p>0.1627499049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0.126110941352373">
            <text:p>0.1261109414</text:p>
          </table:table-cell>
          <table:table-cell office:value-type="float" office:value="0.00282828282828283">
            <text:p>0.0028282828</text:p>
          </table:table-cell>
          <table:table-cell office:value-type="float" office:value="2475">
            <text:p>2475</text:p>
          </table:table-cell>
          <table:table-cell office:value-type="float" office:value="0.227549432837353">
            <text:p>0.2275494328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22896436543795">
            <text:p>0.2289643654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186243944083804">
            <text:p>0.1862439441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198107358535897">
            <text:p>0.19810735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97">
            <text:p>9197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7">
            <text:p>2417</text:p>
          </table:table-cell>
          <table:table-cell office:value-type="float" office:value="0.165180435396174">
            <text:p>0.1651804354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125245560549832">
            <text:p>0.1252455605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225061987856678">
            <text:p>0.2250619879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231163972167861">
            <text:p>0.2311639722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185114517171161">
            <text:p>0.1851145172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20152409654011">
            <text:p>0.20152409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98">
            <text:p>9198</text:p>
          </table:table-cell>
          <table:table-cell office:value-type="float" office:value="20">
            <text:p>20</text:p>
          </table:table-cell>
          <table:table-cell table:number-columns-repeated="2" office:value-type="float" office:value="2033">
            <text:p>2033</text:p>
          </table:table-cell>
          <table:table-cell office:value-type="float" office:value="0.176073037206709">
            <text:p>0.1760730372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0.123963584029409">
            <text:p>0.123963584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0.230485196390126">
            <text:p>0.2304851964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0.235188109527819">
            <text:p>0.2351881095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0.180768952655973">
            <text:p>0.1807689527</text:p>
          </table:table-cell>
          <table:table-cell office:value-type="float" office:value="0.00245941957697983">
            <text:p>0.0024594196</text:p>
          </table:table-cell>
          <table:table-cell office:value-type="float" office:value="2033">
            <text:p>2033</text:p>
          </table:table-cell>
          <table:table-cell office:value-type="float" office:value="0.193043831187764">
            <text:p>0.193043831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199">
            <text:p>9199</text:p>
          </table:table-cell>
          <table:table-cell office:value-type="float" office:value="20">
            <text:p>20</text:p>
          </table:table-cell>
          <table:table-cell office:value-type="float" office:value="2168">
            <text:p>2168</text:p>
          </table:table-cell>
          <table:table-cell office:value-type="float" office:value="2164">
            <text:p>2164</text:p>
          </table:table-cell>
          <table:table-cell office:value-type="float" office:value="0.159383083787989">
            <text:p>0.1593830838</text:p>
          </table:table-cell>
          <table:table-cell office:value-type="float" office:value="0.0018450184501845">
            <text:p>0.0018450185</text:p>
          </table:table-cell>
          <table:table-cell office:value-type="float" office:value="2164">
            <text:p>2164</text:p>
          </table:table-cell>
          <table:table-cell office:value-type="float" office:value="0.126980520767973">
            <text:p>0.1269805208</text:p>
          </table:table-cell>
          <table:table-cell office:value-type="float" office:value="0.0018450184501845">
            <text:p>0.0018450185</text:p>
          </table:table-cell>
          <table:table-cell office:value-type="float" office:value="2164">
            <text:p>2164</text:p>
          </table:table-cell>
          <table:table-cell office:value-type="float" office:value="0.223385341708789">
            <text:p>0.2233853417</text:p>
          </table:table-cell>
          <table:table-cell office:value-type="float" office:value="0.0018450184501845">
            <text:p>0.0018450185</text:p>
          </table:table-cell>
          <table:table-cell office:value-type="float" office:value="2168">
            <text:p>2168</text:p>
          </table:table-cell>
          <table:table-cell office:value-type="float" office:value="0.227128171993851">
            <text:p>0.227128172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0.176858177848584">
            <text:p>0.1768581778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0.194383188753315">
            <text:p>0.194383188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00">
            <text:p>920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5">
            <text:p>2625</text:p>
          </table:table-cell>
          <table:table-cell office:value-type="float" office:value="0.179205202548092">
            <text:p>0.1792052025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140670798412924">
            <text:p>0.1406707984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244531423119896">
            <text:p>0.2445314231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246615334734426">
            <text:p>0.2466153347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197095959301444">
            <text:p>0.1970959593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212541257204703">
            <text:p>0.21254125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01">
            <text:p>9201</text:p>
          </table:table-cell>
          <table:table-cell office:value-type="float" office:value="22">
            <text:p>22</text:p>
          </table:table-cell>
          <table:table-cell table:number-columns-repeated="2" office:value-type="float" office:value="2215">
            <text:p>2215</text:p>
          </table:table-cell>
          <table:table-cell office:value-type="float" office:value="0.176331485166067">
            <text:p>0.1763314852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132969609039147">
            <text:p>0.132969609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23524828964832">
            <text:p>0.2352482896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240205918644874">
            <text:p>0.2402059186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188333453849078">
            <text:p>0.1883334538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208637946598307">
            <text:p>0.20863794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9">
            <text:p>2479</text:p>
          </table:table-cell>
          <table:table-cell office:value-type="float" office:value="0.173592589914465">
            <text:p>0.1735925899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134129825780884">
            <text:p>0.1341298258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23796385927182">
            <text:p>0.2379638593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282650164562306">
            <text:p>0.2826501646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193888218925015">
            <text:p>0.1938882189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207433877675741">
            <text:p>0.207433877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03">
            <text:p>9203</text:p>
          </table:table-cell>
          <table:table-cell office:value-type="float" office:value="22">
            <text:p>22</text:p>
          </table:table-cell>
          <table:table-cell office:value-type="float" office:value="2474">
            <text:p>2474</text:p>
          </table:table-cell>
          <table:table-cell office:value-type="float" office:value="2427">
            <text:p>2427</text:p>
          </table:table-cell>
          <table:table-cell office:value-type="float" office:value="0.179409068537693">
            <text:p>0.1794090685</text:p>
          </table:table-cell>
          <table:table-cell office:value-type="float" office:value="0.018997574777688">
            <text:p>0.0189975748</text:p>
          </table:table-cell>
          <table:table-cell office:value-type="float" office:value="2474">
            <text:p>2474</text:p>
          </table:table-cell>
          <table:table-cell office:value-type="float" office:value="0.13550743737652">
            <text:p>0.1355074374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252171965860611">
            <text:p>0.2521719659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257928730875901">
            <text:p>0.2579287309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209802828465664">
            <text:p>0.2098028285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21930568935395">
            <text:p>0.21930568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04">
            <text:p>9204</text:p>
          </table:table-cell>
          <table:table-cell office:value-type="float" office:value="22">
            <text:p>22</text:p>
          </table:table-cell>
          <table:table-cell table:number-columns-repeated="2" office:value-type="float" office:value="2877">
            <text:p>2877</text:p>
          </table:table-cell>
          <table:table-cell office:value-type="float" office:value="0.171851565033017">
            <text:p>0.171851565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0.136035996109285">
            <text:p>0.1360359961</text:p>
          </table:table-cell>
          <table:table-cell office:value-type="float" office:value="0">
            <text:p>0</text:p>
          </table:table-cell>
          <table:table-cell office:value-type="float" office:value="2863">
            <text:p>2863</text:p>
          </table:table-cell>
          <table:table-cell office:value-type="float" office:value="0.241958606340372">
            <text:p>0.2419586063</text:p>
          </table:table-cell>
          <table:table-cell office:value-type="float" office:value="0.0048661800486618">
            <text:p>0.00486618</text:p>
          </table:table-cell>
          <table:table-cell office:value-type="float" office:value="2877">
            <text:p>2877</text:p>
          </table:table-cell>
          <table:table-cell office:value-type="float" office:value="0.24085250505583">
            <text:p>0.2408525051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0.197273700587573">
            <text:p>0.1972737006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0.206317046602272">
            <text:p>0.20631704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05">
            <text:p>9205</text:p>
          </table:table-cell>
          <table:table-cell office:value-type="float" office:value="22">
            <text:p>22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0.167250818146406">
            <text:p>0.1672508181</text:p>
          </table:table-cell>
          <table:table-cell office:value-type="float" office:value="0">
            <text:p>0</text:p>
          </table:table-cell>
          <table:table-cell office:value-type="float" office:value="2559">
            <text:p>2559</text:p>
          </table:table-cell>
          <table:table-cell office:value-type="float" office:value="0.127299615360393">
            <text:p>0.1272996154</text:p>
          </table:table-cell>
          <table:table-cell office:value-type="float" office:value="0.00852382797365362">
            <text:p>0.008523828</text:p>
          </table:table-cell>
          <table:table-cell office:value-type="float" office:value="2581">
            <text:p>2581</text:p>
          </table:table-cell>
          <table:table-cell office:value-type="float" office:value="0.228153100092603">
            <text:p>0.2281531001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231165371705547">
            <text:p>0.2311653717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183894586821487">
            <text:p>0.1838945868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199591334995673">
            <text:p>0.1995913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06">
            <text:p>9206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1">
            <text:p>2401</text:p>
          </table:table-cell>
          <table:table-cell office:value-type="float" office:value="0.181352559871056">
            <text:p>0.1813525599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0.131514089845654">
            <text:p>0.1315140898</text:p>
          </table:table-cell>
          <table:table-cell office:value-type="float" office:value="0">
            <text:p>0</text:p>
          </table:table-cell>
          <table:table-cell office:value-type="float" office:value="2380">
            <text:p>2380</text:p>
          </table:table-cell>
          <table:table-cell office:value-type="float" office:value="0.241799525556724">
            <text:p>0.2417995256</text:p>
          </table:table-cell>
          <table:table-cell office:value-type="float" office:value="0.00874635568513119">
            <text:p>0.0087463557</text:p>
          </table:table-cell>
          <table:table-cell office:value-type="float" office:value="2401">
            <text:p>2401</text:p>
          </table:table-cell>
          <table:table-cell office:value-type="float" office:value="0.237374187393431">
            <text:p>0.2373741874</text:p>
          </table:table-cell>
          <table:table-cell office:value-type="float" office:value="0">
            <text:p>0</text:p>
          </table:table-cell>
          <table:table-cell office:value-type="float" office:value="2380">
            <text:p>2380</text:p>
          </table:table-cell>
          <table:table-cell office:value-type="float" office:value="0.197116019341611">
            <text:p>0.1971160193</text:p>
          </table:table-cell>
          <table:table-cell office:value-type="float" office:value="0.00874635568513119">
            <text:p>0.0087463557</text:p>
          </table:table-cell>
          <table:table-cell office:value-type="float" office:value="2401">
            <text:p>2401</text:p>
          </table:table-cell>
          <table:table-cell office:value-type="float" office:value="0.235949924541593">
            <text:p>0.23594992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07">
            <text:p>9207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7">
            <text:p>2647</text:p>
          </table:table-cell>
          <table:table-cell office:value-type="float" office:value="0.174425314837665">
            <text:p>0.1744253148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0.1299242150343">
            <text:p>0.129924215</text:p>
          </table:table-cell>
          <table:table-cell office:value-type="float" office:value="0.00264450321118247">
            <text:p>0.0026445032</text:p>
          </table:table-cell>
          <table:table-cell office:value-type="float" office:value="2647">
            <text:p>2647</text:p>
          </table:table-cell>
          <table:table-cell office:value-type="float" office:value="0.237010307595058">
            <text:p>0.2370103076</text:p>
          </table:table-cell>
          <table:table-cell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0.250681458224966">
            <text:p>0.2506814582</text:p>
          </table:table-cell>
          <table:table-cell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0.202585412618698">
            <text:p>0.2025854126</text:p>
          </table:table-cell>
          <table:table-cell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0.20675603492313">
            <text:p>0.206756034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08">
            <text:p>9208</text:p>
          </table:table-cell>
          <table:table-cell office:value-type="float" office:value="22">
            <text:p>22</text:p>
          </table:table-cell>
          <table:table-cell table:number-columns-repeated="2" office:value-type="float" office:value="2425">
            <text:p>2425</text:p>
          </table:table-cell>
          <table:table-cell office:value-type="float" office:value="0.177954015856762">
            <text:p>0.1779540159</text:p>
          </table:table-cell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float" office:value="0.133005063993861">
            <text:p>0.133005064</text:p>
          </table:table-cell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float" office:value="0.232869075582033">
            <text:p>0.2328690756</text:p>
          </table:table-cell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float" office:value="0.240646306503418">
            <text:p>0.2406463065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0.193133868112234">
            <text:p>0.1931338681</text:p>
          </table:table-cell>
          <table:table-cell office:value-type="float" office:value="0.00989690721649484">
            <text:p>0.0098969072</text:p>
          </table:table-cell>
          <table:table-cell office:value-type="float" office:value="2425">
            <text:p>2425</text:p>
          </table:table-cell>
          <table:table-cell office:value-type="float" office:value="0.206477060411044">
            <text:p>0.20647706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09">
            <text:p>9209</text:p>
          </table:table-cell>
          <table:table-cell office:value-type="float" office:value="22">
            <text:p>22</text:p>
          </table:table-cell>
          <table:table-cell table:number-columns-repeated="2" office:value-type="float" office:value="2265">
            <text:p>2265</text:p>
          </table:table-cell>
          <table:table-cell office:value-type="float" office:value="0.18139967763982">
            <text:p>0.1813996776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134481109740083">
            <text:p>0.1344811097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238225572819112">
            <text:p>0.2382255728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244324758054922">
            <text:p>0.2443247581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193836902543193">
            <text:p>0.1938369025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227374024114034">
            <text:p>0.227374024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10">
            <text:p>9210</text:p>
          </table:table-cell>
          <table:table-cell office:value-type="float" office:value="22">
            <text:p>22</text:p>
          </table:table-cell>
          <table:table-cell office:value-type="float" office:value="2576">
            <text:p>2576</text:p>
          </table:table-cell>
          <table:table-cell office:value-type="float" office:value="2546">
            <text:p>2546</text:p>
          </table:table-cell>
          <table:table-cell office:value-type="float" office:value="0.173075227483188">
            <text:p>0.1730752275</text:p>
          </table:table-cell>
          <table:table-cell office:value-type="float" office:value="0.0116459627329193">
            <text:p>0.0116459627</text:p>
          </table:table-cell>
          <table:table-cell office:value-type="float" office:value="2576">
            <text:p>2576</text:p>
          </table:table-cell>
          <table:table-cell office:value-type="float" office:value="0.134611266744885">
            <text:p>0.1346112667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240658902342593">
            <text:p>0.2406589023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253178699969443">
            <text:p>0.2531787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226043530287162">
            <text:p>0.2260435303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206425744029222">
            <text:p>0.20642574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11">
            <text:p>9211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5">
            <text:p>2525</text:p>
          </table:table-cell>
          <table:table-cell office:value-type="float" office:value="0.167612365381969">
            <text:p>0.1676123654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0.129069097508123">
            <text:p>0.1290690975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0.234346520865941">
            <text:p>0.2343465209</text:p>
          </table:table-cell>
          <table:table-cell office:value-type="float" office:value="0.017029702970297">
            <text:p>0.017029703</text:p>
          </table:table-cell>
          <table:table-cell office:value-type="float" office:value="2525">
            <text:p>2525</text:p>
          </table:table-cell>
          <table:table-cell office:value-type="float" office:value="0.234159915841134">
            <text:p>0.2341599158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0.182764693396281">
            <text:p>0.1827646934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0.198319155239053">
            <text:p>0.19831915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12">
            <text:p>9212</text:p>
          </table:table-cell>
          <table:table-cell office:value-type="float" office:value="22">
            <text:p>22</text:p>
          </table:table-cell>
          <table:table-cell table:number-columns-repeated="2" office:value-type="float" office:value="2561">
            <text:p>2561</text:p>
          </table:table-cell>
          <table:table-cell office:value-type="float" office:value="0.191290676979704">
            <text:p>0.191290677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0.130240044038786">
            <text:p>0.130240044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0.231008623484709">
            <text:p>0.2310086235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0.237745531392797">
            <text:p>0.2377455314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office:value-type="float" office:value="0.18311830991829">
            <text:p>0.1831183099</text:p>
          </table:table-cell>
          <table:table-cell office:value-type="float" office:value="0.000390472471690746">
            <text:p>0.0003904725</text:p>
          </table:table-cell>
          <table:table-cell office:value-type="float" office:value="2561">
            <text:p>2561</text:p>
          </table:table-cell>
          <table:table-cell office:value-type="float" office:value="0.201920632217824">
            <text:p>0.20192063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13">
            <text:p>9213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7">
            <text:p>2677</text:p>
          </table:table-cell>
          <table:table-cell office:value-type="float" office:value="0.165088998934019">
            <text:p>0.1650889989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129744607697924">
            <text:p>0.1297446077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260833704599581">
            <text:p>0.2608337046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235527264160406">
            <text:p>0.2355272642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187922456281942">
            <text:p>0.1879224563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203789948053826">
            <text:p>0.20378994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14">
            <text:p>9214</text:p>
          </table:table-cell>
          <table:table-cell office:value-type="float" office:value="22">
            <text:p>22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0.171913611203766">
            <text:p>0.1719136112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0.136052790561518">
            <text:p>0.1360527906</text:p>
          </table:table-cell>
          <table:table-cell office:value-type="float" office:value="0.00122850122850123">
            <text:p>0.0012285012</text:p>
          </table:table-cell>
          <table:table-cell office:value-type="float" office:value="2442">
            <text:p>2442</text:p>
          </table:table-cell>
          <table:table-cell office:value-type="float" office:value="0.237172187454078">
            <text:p>0.2371721875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0.253045743889268">
            <text:p>0.2530457439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0.191587845481709">
            <text:p>0.1915878455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0.210543183901584">
            <text:p>0.21054318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15">
            <text:p>9215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6">
            <text:p>2646</text:p>
          </table:table-cell>
          <table:table-cell office:value-type="float" office:value="0.170068087508426">
            <text:p>0.1700680875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135132361276658">
            <text:p>0.1351323613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232661944004497">
            <text:p>0.232661944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245209265872507">
            <text:p>0.2452092659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187567440222247">
            <text:p>0.1875674402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206365563908722">
            <text:p>0.20636556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16">
            <text:p>92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868">
            <text:p>1868</text:p>
          </table:table-cell>
          <table:table-cell office:value-type="float" office:value="0.169116401881912">
            <text:p>0.1691164019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0.132301563050339">
            <text:p>0.1323015631</text:p>
          </table:table-cell>
          <table:table-cell office:value-type="float" office:value="0.00160599571734475">
            <text:p>0.0016059957</text:p>
          </table:table-cell>
          <table:table-cell office:value-type="float" office:value="1868">
            <text:p>1868</text:p>
          </table:table-cell>
          <table:table-cell office:value-type="float" office:value="0.24218019980733">
            <text:p>0.2421801998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255590569915071">
            <text:p>0.2555905699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266339952369067">
            <text:p>0.2663399524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205863596391992">
            <text:p>0.205863596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17">
            <text:p>9217</text:p>
          </table:table-cell>
          <table:table-cell office:value-type="float" office:value="22">
            <text:p>22</text:p>
          </table:table-cell>
          <table:table-cell office:value-type="float" office:value="2505">
            <text:p>2505</text:p>
          </table:table-cell>
          <table:table-cell office:value-type="float" office:value="2472">
            <text:p>2472</text:p>
          </table:table-cell>
          <table:table-cell office:value-type="float" office:value="0.170143662543473">
            <text:p>0.1701436625</text:p>
          </table:table-cell>
          <table:table-cell office:value-type="float" office:value="0.0131736526946108">
            <text:p>0.0131736527</text:p>
          </table:table-cell>
          <table:table-cell office:value-type="float" office:value="2484">
            <text:p>2484</text:p>
          </table:table-cell>
          <table:table-cell office:value-type="float" office:value="0.136336896711786">
            <text:p>0.1363368967</text:p>
          </table:table-cell>
          <table:table-cell office:value-type="float" office:value="0.00838323353293413">
            <text:p>0.0083832335</text:p>
          </table:table-cell>
          <table:table-cell office:value-type="float" office:value="2505">
            <text:p>2505</text:p>
          </table:table-cell>
          <table:table-cell office:value-type="float" office:value="0.232999699099397">
            <text:p>0.2329996991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265080834964183">
            <text:p>0.26508083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186332114958026">
            <text:p>0.18633211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202702040759203">
            <text:p>0.202702040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18">
            <text:p>9218</text:p>
          </table:table-cell>
          <table:table-cell office:value-type="float" office:value="22">
            <text:p>22</text:p>
          </table:table-cell>
          <table:table-cell office:value-type="float" office:value="2244">
            <text:p>2244</text:p>
          </table:table-cell>
          <table:table-cell office:value-type="float" office:value="2234">
            <text:p>2234</text:p>
          </table:table-cell>
          <table:table-cell office:value-type="float" office:value="0.182246864452443">
            <text:p>0.1822468645</text:p>
          </table:table-cell>
          <table:table-cell office:value-type="float" office:value="0.00445632798573975">
            <text:p>0.004456328</text:p>
          </table:table-cell>
          <table:table-cell office:value-type="float" office:value="2244">
            <text:p>2244</text:p>
          </table:table-cell>
          <table:table-cell office:value-type="float" office:value="0.135224264251376">
            <text:p>0.1352242643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247962623013531">
            <text:p>0.247962623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257173913550557">
            <text:p>0.2571739136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214525801643524">
            <text:p>0.2145258016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218185592692547">
            <text:p>0.218185592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19">
            <text:p>92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45">
            <text:p>2345</text:p>
          </table:table-cell>
          <table:table-cell office:value-type="float" office:value="0.170969389778243">
            <text:p>0.1709693898</text:p>
          </table:table-cell>
          <table:table-cell office:value-type="float" office:value="0">
            <text:p>0</text:p>
          </table:table-cell>
          <table:table-cell office:value-type="float" office:value="2324">
            <text:p>2324</text:p>
          </table:table-cell>
          <table:table-cell office:value-type="float" office:value="0.133076906928411">
            <text:p>0.1330769069</text:p>
          </table:table-cell>
          <table:table-cell office:value-type="float" office:value="0.00895522388059702">
            <text:p>0.0089552239</text:p>
          </table:table-cell>
          <table:table-cell office:value-type="float" office:value="2345">
            <text:p>2345</text:p>
          </table:table-cell>
          <table:table-cell office:value-type="float" office:value="0.234979578412598">
            <text:p>0.2349795784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0.241165068472381">
            <text:p>0.2411650685</text:p>
          </table:table-cell>
          <table:table-cell office:value-type="float" office:value="0.00639658848614072">
            <text:p>0.0063965885</text:p>
          </table:table-cell>
          <table:table-cell office:value-type="float" office:value="2345">
            <text:p>2345</text:p>
          </table:table-cell>
          <table:table-cell office:value-type="float" office:value="0.197363737512042">
            <text:p>0.1973637375</text:p>
          </table:table-cell>
          <table:table-cell office:value-type="float" office:value="0">
            <text:p>0</text:p>
          </table:table-cell>
          <table:table-cell office:value-type="float" office:value="2345">
            <text:p>2345</text:p>
          </table:table-cell>
          <table:table-cell office:value-type="float" office:value="0.209976371138734">
            <text:p>0.20997637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20">
            <text:p>9220</text:p>
          </table:table-cell>
          <table:table-cell office:value-type="float" office:value="22">
            <text:p>22</text:p>
          </table:table-cell>
          <table:table-cell office:value-type="float" office:value="2651">
            <text:p>2651</text:p>
          </table:table-cell>
          <table:table-cell office:value-type="float" office:value="2594">
            <text:p>2594</text:p>
          </table:table-cell>
          <table:table-cell office:value-type="float" office:value="0.175669970353127">
            <text:p>0.1756699704</text:p>
          </table:table-cell>
          <table:table-cell office:value-type="float" office:value="0.021501320256507">
            <text:p>0.0215013203</text:p>
          </table:table-cell>
          <table:table-cell office:value-type="float" office:value="2651">
            <text:p>2651</text:p>
          </table:table-cell>
          <table:table-cell office:value-type="float" office:value="0.133134754486101">
            <text:p>0.1331347545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.242169936530966">
            <text:p>0.2421699365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.251072862264499">
            <text:p>0.2510728623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.193564459206975">
            <text:p>0.1935644592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.211316195216847">
            <text:p>0.21131619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21">
            <text:p>9221</text:p>
          </table:table-cell>
          <table:table-cell office:value-type="float" office:value="22">
            <text:p>22</text:p>
          </table:table-cell>
          <table:table-cell office:value-type="float" office:value="3032">
            <text:p>3032</text:p>
          </table:table-cell>
          <table:table-cell office:value-type="float" office:value="3030">
            <text:p>3030</text:p>
          </table:table-cell>
          <table:table-cell office:value-type="float" office:value="0.186039145069079">
            <text:p>0.1860391451</text:p>
          </table:table-cell>
          <table:table-cell office:value-type="float" office:value="0.000659630606860158">
            <text:p>0.0006596306</text:p>
          </table:table-cell>
          <table:table-cell office:value-type="float" office:value="3032">
            <text:p>3032</text:p>
          </table:table-cell>
          <table:table-cell office:value-type="float" office:value="0.136446060651298">
            <text:p>0.1364460607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0.241432380170417">
            <text:p>0.2414323802</text:p>
          </table:table-cell>
          <table:table-cell office:value-type="float" office:value="0.00659630606860158">
            <text:p>0.0065963061</text:p>
          </table:table-cell>
          <table:table-cell office:value-type="float" office:value="3032">
            <text:p>3032</text:p>
          </table:table-cell>
          <table:table-cell office:value-type="float" office:value="0.257627363760838">
            <text:p>0.2576273638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0.200405865928955">
            <text:p>0.2004058659</text:p>
          </table:table-cell>
          <table:table-cell office:value-type="float" office:value="0.000659630606860158">
            <text:p>0.0006596306</text:p>
          </table:table-cell>
          <table:table-cell office:value-type="float" office:value="3032">
            <text:p>3032</text:p>
          </table:table-cell>
          <table:table-cell office:value-type="float" office:value="0.212282809245346">
            <text:p>0.21228280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22">
            <text:p>922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93">
            <text:p>2393</text:p>
          </table:table-cell>
          <table:table-cell office:value-type="float" office:value="0.169322600434323">
            <text:p>0.1693226004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 office:value-type="float" office:value="0.133151082425772">
            <text:p>0.1331510824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229484060432037">
            <text:p>0.2294840604</text:p>
          </table:table-cell>
          <table:table-cell office:value-type="float" office:value="0.0117007939824488">
            <text:p>0.011700794</text:p>
          </table:table-cell>
          <table:table-cell office:value-type="float" office:value="2393">
            <text:p>2393</text:p>
          </table:table-cell>
          <table:table-cell office:value-type="float" office:value="0.236769587113057">
            <text:p>0.2367695871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 office:value-type="float" office:value="0.186640013248957">
            <text:p>0.1866400132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 office:value-type="float" office:value="0.203919172033505">
            <text:p>0.2039191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23">
            <text:p>92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811">
            <text:p>2811</text:p>
          </table:table-cell>
          <table:table-cell office:value-type="float" office:value="0.197156605934506">
            <text:p>0.1971566059</text:p>
          </table:table-cell>
          <table:table-cell office:value-type="float" office:value="0">
            <text:p>0</text:p>
          </table:table-cell>
          <table:table-cell office:value-type="float" office:value="2811">
            <text:p>2811</text:p>
          </table:table-cell>
          <table:table-cell office:value-type="float" office:value="0.138644734356084">
            <text:p>0.1386447344</text:p>
          </table:table-cell>
          <table:table-cell office:value-type="float" office:value="0">
            <text:p>0</text:p>
          </table:table-cell>
          <table:table-cell office:value-type="float" office:value="2811">
            <text:p>2811</text:p>
          </table:table-cell>
          <table:table-cell office:value-type="float" office:value="0.241709022119693">
            <text:p>0.2417090221</text:p>
          </table:table-cell>
          <table:table-cell office:value-type="float" office:value="0">
            <text:p>0</text:p>
          </table:table-cell>
          <table:table-cell office:value-type="float" office:value="2811">
            <text:p>2811</text:p>
          </table:table-cell>
          <table:table-cell office:value-type="float" office:value="0.254347313937296">
            <text:p>0.2543473139</text:p>
          </table:table-cell>
          <table:table-cell office:value-type="float" office:value="0">
            <text:p>0</text:p>
          </table:table-cell>
          <table:table-cell office:value-type="float" office:value="2811">
            <text:p>2811</text:p>
          </table:table-cell>
          <table:table-cell office:value-type="float" office:value="0.19807796824449">
            <text:p>0.1980779682</text:p>
          </table:table-cell>
          <table:table-cell office:value-type="float" office:value="0">
            <text:p>0</text:p>
          </table:table-cell>
          <table:table-cell office:value-type="float" office:value="2811">
            <text:p>2811</text:p>
          </table:table-cell>
          <table:table-cell office:value-type="float" office:value="0.212047686914089">
            <text:p>0.212047686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24">
            <text:p>9224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5">
            <text:p>2315</text:p>
          </table:table-cell>
          <table:table-cell office:value-type="float" office:value="0.17285130145342">
            <text:p>0.1728513015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130784930711222">
            <text:p>0.1307849307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23203588414627">
            <text:p>0.2320358841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23417531075568">
            <text:p>0.2341753108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185580096708054">
            <text:p>0.1855800967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206528376792866">
            <text:p>0.20652837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25">
            <text:p>9225</text:p>
          </table:table-cell>
          <table:table-cell office:value-type="float" office:value="22">
            <text:p>22</text:p>
          </table:table-cell>
          <table:table-cell office:value-type="float" office:value="2564">
            <text:p>2564</text:p>
          </table:table-cell>
          <table:table-cell office:value-type="float" office:value="2558">
            <text:p>2558</text:p>
          </table:table-cell>
          <table:table-cell office:value-type="float" office:value="0.172944137453261">
            <text:p>0.1729441375</text:p>
          </table:table-cell>
          <table:table-cell office:value-type="float" office:value="0.00234009360374415">
            <text:p>0.0023400936</text:p>
          </table:table-cell>
          <table:table-cell office:value-type="float" office:value="2564">
            <text:p>2564</text:p>
          </table:table-cell>
          <table:table-cell office:value-type="float" office:value="0.26329689092703">
            <text:p>0.2632968909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office:value-type="float" office:value="0.236354390932862">
            <text:p>0.2363543909</text:p>
          </table:table-cell>
          <table:table-cell office:value-type="float" office:value="0.00234009360374415">
            <text:p>0.0023400936</text:p>
          </table:table-cell>
          <table:table-cell office:value-type="float" office:value="2564">
            <text:p>2564</text:p>
          </table:table-cell>
          <table:table-cell office:value-type="float" office:value="0.231884267563615">
            <text:p>0.2318842676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18574804123038">
            <text:p>0.1857480412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202378281041163">
            <text:p>0.2023782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26">
            <text:p>9226</text:p>
          </table:table-cell>
          <table:table-cell office:value-type="float" office:value="22">
            <text:p>22</text:p>
          </table:table-cell>
          <table:table-cell table:number-columns-repeated="2" office:value-type="float" office:value="2250">
            <text:p>2250</text:p>
          </table:table-cell>
          <table:table-cell office:value-type="float" office:value="0.169877750383123">
            <text:p>0.1698777504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253308856974246">
            <text:p>0.25330885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222556815398647">
            <text:p>0.2225568154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227879723731261">
            <text:p>0.227879723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177898500861882">
            <text:p>0.1778985009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193483752533746">
            <text:p>0.19348375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27">
            <text:p>9227</text:p>
          </table:table-cell>
          <table:table-cell office:value-type="float" office:value="22">
            <text:p>22</text:p>
          </table:table-cell>
          <table:table-cell table:number-columns-repeated="2" office:value-type="float" office:value="2453">
            <text:p>2453</text:p>
          </table:table-cell>
          <table:table-cell office:value-type="float" office:value="0.1719168767917">
            <text:p>0.1719168768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275934716232071">
            <text:p>0.2759347162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237930270367355">
            <text:p>0.2379302704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24348690149354">
            <text:p>0.2434869015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195688957414401">
            <text:p>0.1956889574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20997077298799">
            <text:p>0.2099707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28">
            <text:p>9228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0">
            <text:p>2520</text:p>
          </table:table-cell>
          <table:table-cell office:value-type="float" office:value="0.174349273290057">
            <text:p>0.1743492733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279494673592823">
            <text:p>0.2794946736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244306097552442">
            <text:p>0.2443060976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253513655988972">
            <text:p>0.253513656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202554156277043">
            <text:p>0.2025541563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2154177736621">
            <text:p>0.21541777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29">
            <text:p>9229</text:p>
          </table:table-cell>
          <table:table-cell office:value-type="float" office:value="22">
            <text:p>22</text:p>
          </table:table-cell>
          <table:table-cell table:number-columns-repeated="2" office:value-type="float" office:value="2157">
            <text:p>2157</text:p>
          </table:table-cell>
          <table:table-cell office:value-type="float" office:value="0.174160802215002">
            <text:p>0.1741608022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office:value-type="float" office:value="0.25757698040414">
            <text:p>0.2575769804</text:p>
          </table:table-cell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0.220639915281319">
            <text:p>0.2206399153</text:p>
          </table:table-cell>
          <table:table-cell office:value-type="float" office:value="0.00463606861381548">
            <text:p>0.0046360686</text:p>
          </table:table-cell>
          <table:table-cell office:value-type="float" office:value="2157">
            <text:p>2157</text:p>
          </table:table-cell>
          <table:table-cell office:value-type="float" office:value="0.216049898183633">
            <text:p>0.2160498982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office:value-type="float" office:value="0.172849901915734">
            <text:p>0.1728499019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office:value-type="float" office:value="0.218622248450595">
            <text:p>0.21862224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30">
            <text:p>923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33">
            <text:p>2633</text:p>
          </table:table-cell>
          <table:table-cell office:value-type="float" office:value="0.170563523849288">
            <text:p>0.1705635238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277445750420444">
            <text:p>0.2774457504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229644074240809">
            <text:p>0.2296440742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231471870458792">
            <text:p>0.2314718705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186135713169416">
            <text:p>0.1861357132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201923431293196">
            <text:p>0.20192343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31">
            <text:p>9231</text:p>
          </table:table-cell>
          <table:table-cell office:value-type="float" office:value="22">
            <text:p>22</text:p>
          </table:table-cell>
          <table:table-cell office:value-type="float" office:value="2260">
            <text:p>2260</text:p>
          </table:table-cell>
          <table:table-cell office:value-type="float" office:value="2232">
            <text:p>2232</text:p>
          </table:table-cell>
          <table:table-cell office:value-type="float" office:value="0.164319253206691">
            <text:p>0.1643192532</text:p>
          </table:table-cell>
          <table:table-cell office:value-type="float" office:value="0.0123893805309735">
            <text:p>0.0123893805</text:p>
          </table:table-cell>
          <table:table-cell office:value-type="float" office:value="2260">
            <text:p>2260</text:p>
          </table:table-cell>
          <table:table-cell office:value-type="float" office:value="0.262357334627128">
            <text:p>0.2623573346</text:p>
          </table:table-cell>
          <table:table-cell office:value-type="float" office:value="0">
            <text:p>0</text:p>
          </table:table-cell>
          <table:table-cell office:value-type="float" office:value="2260">
            <text:p>2260</text:p>
          </table:table-cell>
          <table:table-cell office:value-type="float" office:value="0.228132573539874">
            <text:p>0.2281325735</text:p>
          </table:table-cell>
          <table:table-cell office:value-type="float" office:value="0">
            <text:p>0</text:p>
          </table:table-cell>
          <table:table-cell office:value-type="float" office:value="2232">
            <text:p>2232</text:p>
          </table:table-cell>
          <table:table-cell office:value-type="float" office:value="0.224737761626076">
            <text:p>0.2247377616</text:p>
          </table:table-cell>
          <table:table-cell office:value-type="float" office:value="0.0123893805309735">
            <text:p>0.0123893805</text:p>
          </table:table-cell>
          <table:table-cell office:value-type="float" office:value="2260">
            <text:p>2260</text:p>
          </table:table-cell>
          <table:table-cell office:value-type="float" office:value="0.185560969693011">
            <text:p>0.1855609697</text:p>
          </table:table-cell>
          <table:table-cell office:value-type="float" office:value="0">
            <text:p>0</text:p>
          </table:table-cell>
          <table:table-cell office:value-type="float" office:value="2260">
            <text:p>2260</text:p>
          </table:table-cell>
          <table:table-cell office:value-type="float" office:value="0.295826345363915">
            <text:p>0.295826345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32">
            <text:p>923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8">
            <text:p>2318</text:p>
          </table:table-cell>
          <table:table-cell office:value-type="float" office:value="0.189626160158428">
            <text:p>0.1896261602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267977411461747">
            <text:p>0.2679774115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23663616452032">
            <text:p>0.2366361645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243192532066907">
            <text:p>0.2431925321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190769115935369">
            <text:p>0.1907691159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210109793731471">
            <text:p>0.21010979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33">
            <text:p>9233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5">
            <text:p>2405</text:p>
          </table:table-cell>
          <table:table-cell office:value-type="float" office:value="0.170490747889614">
            <text:p>0.1704907479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0.265724155787205">
            <text:p>0.2657241558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0.233872077590369">
            <text:p>0.2338720776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0.237507143473606">
            <text:p>0.2375071435</text:p>
          </table:table-cell>
          <table:table-cell office:value-type="float" office:value="0">
            <text:p>0</text:p>
          </table:table-cell>
          <table:table-cell office:value-type="float" office:value="2399">
            <text:p>2399</text:p>
          </table:table-cell>
          <table:table-cell office:value-type="float" office:value="0.191107337542832">
            <text:p>0.1911073375</text:p>
          </table:table-cell>
          <table:table-cell office:value-type="float" office:value="0.00249480249480249">
            <text:p>0.0024948025</text:p>
          </table:table-cell>
          <table:table-cell office:value-type="float" office:value="2405">
            <text:p>2405</text:p>
          </table:table-cell>
          <table:table-cell office:value-type="float" office:value="0.205514644995603">
            <text:p>0.2055146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34">
            <text:p>9234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6">
            <text:p>2626</text:p>
          </table:table-cell>
          <table:table-cell office:value-type="float" office:value="0.168181044195068">
            <text:p>0.1681810442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282875023617198">
            <text:p>0.2828750236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236106206249869">
            <text:p>0.2361062062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23667768413834">
            <text:p>0.2366776841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191825300375776">
            <text:p>0.1918253004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21443249913112">
            <text:p>0.214432499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35">
            <text:p>923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27">
            <text:p>2827</text:p>
          </table:table-cell>
          <table:table-cell office:value-type="float" office:value="0.174143541250207">
            <text:p>0.1741435413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335446790743458">
            <text:p>0.3354467907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232545315863993">
            <text:p>0.2325453159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243570873754703">
            <text:p>0.2435708738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190951522347118">
            <text:p>0.1909515223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199992069286446">
            <text:p>0.19999206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36">
            <text:p>9236</text:p>
          </table:table-cell>
          <table:table-cell office:value-type="float" office:value="22">
            <text:p>22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0.163612486675235">
            <text:p>0.1636124867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258398975538414">
            <text:p>0.2583989755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226758694044734">
            <text:p>0.226758694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230306988591435">
            <text:p>0.2303069886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8349758463121">
            <text:p>0.1834975846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94644902300607">
            <text:p>0.194644902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37">
            <text:p>9237</text:p>
          </table:table-cell>
          <table:table-cell office:value-type="float" office:value="22">
            <text:p>22</text:p>
          </table:table-cell>
          <table:table-cell office:value-type="float" office:value="249">
            <text:p>249</text:p>
          </table:table-cell>
          <table:table-cell office:value-type="float" office:value="231">
            <text:p>231</text:p>
          </table:table-cell>
          <table:table-cell office:value-type="float" office:value="0.17823345688141">
            <text:p>0.1782334569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279688742818622">
            <text:p>0.2796887428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245825995479493">
            <text:p>0.2458259955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245117829410351">
            <text:p>0.2451178294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20159827203747">
            <text:p>0.201598272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205565961377425">
            <text:p>0.2055659614</text:p>
          </table:table-cell>
          <table:table-cell office:value-type="float" office:value="0.072289156626506">
            <text:p>0.0722891566</text:p>
          </table:table-cell>
          <table:table-cell table:number-columns-repeated="21"/>
        </table:table-row>
        <table:table-row table:style-name="ro2">
          <table:table-cell office:value-type="float" office:value="9238">
            <text:p>9238</text:p>
          </table:table-cell>
          <table:table-cell office:value-type="float" office:value="22">
            <text:p>22</text:p>
          </table:table-cell>
          <table:table-cell table:number-columns-repeated="2" office:value-type="float" office:value="2920">
            <text:p>2920</text:p>
          </table:table-cell>
          <table:table-cell office:value-type="float" office:value="0.171496548973323">
            <text:p>0.171496549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26201538091917">
            <text:p>0.2620153809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234831693930438">
            <text:p>0.2348316939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234073144504599">
            <text:p>0.2340731445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186146442958343">
            <text:p>0.186146443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197163603622937">
            <text:p>0.19716360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39">
            <text:p>9239</text:p>
          </table:table-cell>
          <table:table-cell office:value-type="float" office:value="22">
            <text:p>22</text:p>
          </table:table-cell>
          <table:table-cell office:value-type="float" office:value="2476">
            <text:p>2476</text:p>
          </table:table-cell>
          <table:table-cell office:value-type="float" office:value="2436">
            <text:p>2436</text:p>
          </table:table-cell>
          <table:table-cell office:value-type="float" office:value="0.171752197857308">
            <text:p>0.1717521979</text:p>
          </table:table-cell>
          <table:table-cell office:value-type="float" office:value="0.0161550888529887">
            <text:p>0.0161550889</text:p>
          </table:table-cell>
          <table:table-cell office:value-type="float" office:value="2476">
            <text:p>2476</text:p>
          </table:table-cell>
          <table:table-cell office:value-type="float" office:value="0.221942884867032">
            <text:p>0.2219428849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0.224714902510537">
            <text:p>0.2247149025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0.238802182345765">
            <text:p>0.2388021823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0.188509795597521">
            <text:p>0.1885097956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0.208142043744883">
            <text:p>0.20814204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40">
            <text:p>9240</text:p>
          </table:table-cell>
          <table:table-cell office:value-type="float" office:value="22">
            <text:p>22</text:p>
          </table:table-cell>
          <table:table-cell office:value-type="float" office:value="2069">
            <text:p>2069</text:p>
          </table:table-cell>
          <table:table-cell office:value-type="float" office:value="2016">
            <text:p>2016</text:p>
          </table:table-cell>
          <table:table-cell office:value-type="float" office:value="0.169867487106759">
            <text:p>0.1698674871</text:p>
          </table:table-cell>
          <table:table-cell office:value-type="float" office:value="0.0256162397293378">
            <text:p>0.0256162397</text:p>
          </table:table-cell>
          <table:table-cell office:value-type="float" office:value="2064">
            <text:p>2064</text:p>
          </table:table-cell>
          <table:table-cell office:value-type="float" office:value="0.129547272884191">
            <text:p>0.1295472729</text:p>
          </table:table-cell>
          <table:table-cell office:value-type="float" office:value="0.00241662638956017">
            <text:p>0.0024166264</text:p>
          </table:table-cell>
          <table:table-cell office:value-type="float" office:value="2069">
            <text:p>2069</text:p>
          </table:table-cell>
          <table:table-cell office:value-type="float" office:value="0.232717925511939">
            <text:p>0.2327179255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0.237153993464159">
            <text:p>0.2371539935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0.186731916223674">
            <text:p>0.1867319162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0.19978960283453">
            <text:p>0.199789602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41">
            <text:p>9241</text:p>
          </table:table-cell>
          <table:table-cell office:value-type="float" office:value="22">
            <text:p>22</text:p>
          </table:table-cell>
          <table:table-cell table:number-columns-repeated="2" office:value-type="float" office:value="2486">
            <text:p>2486</text:p>
          </table:table-cell>
          <table:table-cell office:value-type="float" office:value="0.182231936050458">
            <text:p>0.1822319361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132484902487212">
            <text:p>0.1324849025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24035753522753">
            <text:p>0.2403575352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24852663670101">
            <text:p>0.2485266367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194794186320452">
            <text:p>0.1947941863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206554501496339">
            <text:p>0.20655450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42">
            <text:p>9242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3">
            <text:p>2673</text:p>
          </table:table-cell>
          <table:table-cell office:value-type="float" office:value="0.171303879285209">
            <text:p>0.1713038793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130454173304752">
            <text:p>0.1304541733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235550123275944">
            <text:p>0.2355501233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239334473179026">
            <text:p>0.2393344732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192009106325211">
            <text:p>0.1920091063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203169019833782">
            <text:p>0.20316901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43">
            <text:p>9243</text:p>
          </table:table-cell>
          <table:table-cell office:value-type="float" office:value="22">
            <text:p>22</text:p>
          </table:table-cell>
          <table:table-cell table:number-columns-repeated="2" office:value-type="float" office:value="2570">
            <text:p>2570</text:p>
          </table:table-cell>
          <table:table-cell office:value-type="float" office:value="0.176755078572378">
            <text:p>0.1767550786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132122888739087">
            <text:p>0.1321228887</text:p>
          </table:table-cell>
          <table:table-cell office:value-type="float" office:value="0.00739299610894942">
            <text:p>0.0073929961</text:p>
          </table:table-cell>
          <table:table-cell office:value-type="float" office:value="2570">
            <text:p>2570</text:p>
          </table:table-cell>
          <table:table-cell office:value-type="float" office:value="0.231156041454306">
            <text:p>0.2311560415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0.234381975820654">
            <text:p>0.2343819758</text:p>
          </table:table-cell>
          <table:table-cell office:value-type="float" office:value="0">
            <text:p>0</text:p>
          </table:table-cell>
          <table:table-cell office:value-type="float" office:value="2552">
            <text:p>2552</text:p>
          </table:table-cell>
          <table:table-cell office:value-type="float" office:value="0.18016015376254">
            <text:p>0.1801601538</text:p>
          </table:table-cell>
          <table:table-cell office:value-type="float" office:value="0.00700389105058366">
            <text:p>0.0070038911</text:p>
          </table:table-cell>
          <table:table-cell office:value-type="float" office:value="2570">
            <text:p>2570</text:p>
          </table:table-cell>
          <table:table-cell office:value-type="float" office:value="0.203110239250967">
            <text:p>0.20311023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44">
            <text:p>9244</text:p>
          </table:table-cell>
          <table:table-cell office:value-type="float" office:value="22">
            <text:p>22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0.187542248543898">
            <text:p>0.1875422485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138991819702225">
            <text:p>0.1389918197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47186812622897">
            <text:p>0.2471868126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54569840429378">
            <text:p>0.2545698404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02823800537889">
            <text:p>0.2028238005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17629043206061">
            <text:p>0.217629043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45">
            <text:p>9245</text:p>
          </table:table-cell>
          <table:table-cell office:value-type="float" office:value="22">
            <text:p>22</text:p>
          </table:table-cell>
          <table:table-cell table:number-columns-repeated="2" office:value-type="float" office:value="2082">
            <text:p>2082</text:p>
          </table:table-cell>
          <table:table-cell office:value-type="float" office:value="0.169189644354148">
            <text:p>0.1691896444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127394783923044">
            <text:p>0.1273947839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234589107398189">
            <text:p>0.2345891074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233981241529881">
            <text:p>0.2339812415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189812765183235">
            <text:p>0.1898127652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198932619258105">
            <text:p>0.19893261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46">
            <text:p>9246</text:p>
          </table:table-cell>
          <table:table-cell office:value-type="float" office:value="22">
            <text:p>22</text:p>
          </table:table-cell>
          <table:table-cell table:number-columns-repeated="2" office:value-type="float" office:value="2915">
            <text:p>2915</text:p>
          </table:table-cell>
          <table:table-cell office:value-type="float" office:value="0.171660761395152">
            <text:p>0.1716607614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129139540904988">
            <text:p>0.1291395409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23378437322871">
            <text:p>0.2337843732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233577241651175">
            <text:p>0.2335772417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229513917236006">
            <text:p>0.2295139172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200149750532407">
            <text:p>0.200149750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47">
            <text:p>9247</text:p>
          </table:table-cell>
          <table:table-cell office:value-type="float" office:value="22">
            <text:p>22</text:p>
          </table:table-cell>
          <table:table-cell office:value-type="float" office:value="2555">
            <text:p>2555</text:p>
          </table:table-cell>
          <table:table-cell office:value-type="float" office:value="2540">
            <text:p>2540</text:p>
          </table:table-cell>
          <table:table-cell office:value-type="float" office:value="0.173151269030797">
            <text:p>0.173151269</text:p>
          </table:table-cell>
          <table:table-cell office:value-type="float" office:value="0.00587084148727984">
            <text:p>0.0058708415</text:p>
          </table:table-cell>
          <table:table-cell office:value-type="float" office:value="2555">
            <text:p>2555</text:p>
          </table:table-cell>
          <table:table-cell office:value-type="float" office:value="0.135976749013909">
            <text:p>0.135976749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office:value-type="float" office:value="0.233682206977628">
            <text:p>0.233682207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office:value-type="float" office:value="0.242913557554821">
            <text:p>0.2429135576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office:value-type="float" office:value="0.189903735132828">
            <text:p>0.1899037351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office:value-type="float" office:value="0.20805807148372">
            <text:p>0.20805807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48">
            <text:p>9248</text:p>
          </table:table-cell>
          <table:table-cell office:value-type="float" office:value="22">
            <text:p>22</text:p>
          </table:table-cell>
          <table:table-cell office:value-type="float" office:value="2582">
            <text:p>2582</text:p>
          </table:table-cell>
          <table:table-cell office:value-type="float" office:value="2575">
            <text:p>2575</text:p>
          </table:table-cell>
          <table:table-cell office:value-type="float" office:value="0.175615388383371">
            <text:p>0.1756153884</text:p>
          </table:table-cell>
          <table:table-cell office:value-type="float" office:value="0.00271107668474051">
            <text:p>0.0027110767</text:p>
          </table:table-cell>
          <table:table-cell office:value-type="float" office:value="2558">
            <text:p>2558</text:p>
          </table:table-cell>
          <table:table-cell office:value-type="float" office:value="0.130172866229855">
            <text:p>0.1301728662</text:p>
          </table:table-cell>
          <table:table-cell office:value-type="float" office:value="0.00929512006196747">
            <text:p>0.0092951201</text:p>
          </table:table-cell>
          <table:table-cell office:value-type="float" office:value="2582">
            <text:p>2582</text:p>
          </table:table-cell>
          <table:table-cell office:value-type="float" office:value="0.239536939630942">
            <text:p>0.2395369396</text:p>
          </table:table-cell>
          <table:table-cell office:value-type="float" office:value="0">
            <text:p>0</text:p>
          </table:table-cell>
          <table:table-cell office:value-type="float" office:value="2582">
            <text:p>2582</text:p>
          </table:table-cell>
          <table:table-cell office:value-type="float" office:value="0.249247865121888">
            <text:p>0.2492478651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0.194130338944702">
            <text:p>0.1941303389</text:p>
          </table:table-cell>
          <table:table-cell office:value-type="float" office:value="0.00503485670023238">
            <text:p>0.0050348567</text:p>
          </table:table-cell>
          <table:table-cell office:value-type="float" office:value="2582">
            <text:p>2582</text:p>
          </table:table-cell>
          <table:table-cell office:value-type="float" office:value="0.214984850004548">
            <text:p>0.214984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49">
            <text:p>924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06">
            <text:p>2306</text:p>
          </table:table-cell>
          <table:table-cell office:value-type="float" office:value="0.172206581092712">
            <text:p>0.1722065811</text:p>
          </table:table-cell>
          <table:table-cell office:value-type="float" office:value="0">
            <text:p>0</text:p>
          </table:table-cell>
          <table:table-cell office:value-type="float" office:value="2299">
            <text:p>2299</text:p>
          </table:table-cell>
          <table:table-cell office:value-type="float" office:value="0.133562546505471">
            <text:p>0.1335625465</text:p>
          </table:table-cell>
          <table:table-cell office:value-type="float" office:value="0.00303555941023417">
            <text:p>0.0030355594</text:p>
          </table:table-cell>
          <table:table-cell office:value-type="float" office:value="2306">
            <text:p>2306</text:p>
          </table:table-cell>
          <table:table-cell office:value-type="float" office:value="0.251316381821872">
            <text:p>0.2513163818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0.238427106245903">
            <text:p>0.2384271062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0.196969067884575">
            <text:p>0.1969690679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0.216727740936244">
            <text:p>0.216727740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50">
            <text:p>9250</text:p>
          </table:table-cell>
          <table:table-cell office:value-type="float" office:value="25">
            <text:p>25</text:p>
          </table:table-cell>
          <table:table-cell table:number-columns-repeated="2" office:value-type="float" office:value="2427">
            <text:p>2427</text:p>
          </table:table-cell>
          <table:table-cell office:value-type="float" office:value="0.180633664012988">
            <text:p>0.180633664</text:p>
          </table:table-cell>
          <table:table-cell office:value-type="float" office:value="0">
            <text:p>0</text:p>
          </table:table-cell>
          <table:table-cell office:value-type="float" office:value="2427">
            <text:p>2427</text:p>
          </table:table-cell>
          <table:table-cell office:value-type="float" office:value="0.142165971174189">
            <text:p>0.1421659712</text:p>
          </table:table-cell>
          <table:table-cell office:value-type="float" office:value="0">
            <text:p>0</text:p>
          </table:table-cell>
          <table:table-cell office:value-type="float" office:value="2427">
            <text:p>2427</text:p>
          </table:table-cell>
          <table:table-cell office:value-type="float" office:value="0.256933193068556">
            <text:p>0.2569331931</text:p>
          </table:table-cell>
          <table:table-cell office:value-type="float" office:value="0">
            <text:p>0</text:p>
          </table:table-cell>
          <table:table-cell office:value-type="float" office:value="2427">
            <text:p>2427</text:p>
          </table:table-cell>
          <table:table-cell office:value-type="float" office:value="0.2536312171546">
            <text:p>0.2536312172</text:p>
          </table:table-cell>
          <table:table-cell office:value-type="float" office:value="0">
            <text:p>0</text:p>
          </table:table-cell>
          <table:table-cell office:value-type="float" office:value="2387">
            <text:p>2387</text:p>
          </table:table-cell>
          <table:table-cell office:value-type="float" office:value="0.201769015635168">
            <text:p>0.2017690156</text:p>
          </table:table-cell>
          <table:table-cell office:value-type="float" office:value="0.0164812525751957">
            <text:p>0.0164812526</text:p>
          </table:table-cell>
          <table:table-cell office:value-type="float" office:value="2427">
            <text:p>2427</text:p>
          </table:table-cell>
          <table:table-cell office:value-type="float" office:value="0.219584663866036">
            <text:p>0.21958466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51">
            <text:p>9251</text:p>
          </table:table-cell>
          <table:table-cell office:value-type="float" office:value="25">
            <text:p>25</text:p>
          </table:table-cell>
          <table:table-cell office:value-type="float" office:value="2846">
            <text:p>2846</text:p>
          </table:table-cell>
          <table:table-cell office:value-type="float" office:value="2824">
            <text:p>2824</text:p>
          </table:table-cell>
          <table:table-cell office:value-type="float" office:value="0.192346861420111">
            <text:p>0.1923468614</text:p>
          </table:table-cell>
          <table:table-cell office:value-type="float" office:value="0.00773014757554462">
            <text:p>0.0077301476</text:p>
          </table:table-cell>
          <table:table-cell office:value-type="float" office:value="2809">
            <text:p>2809</text:p>
          </table:table-cell>
          <table:table-cell office:value-type="float" office:value="0.157069647992946">
            <text:p>0.157069648</text:p>
          </table:table-cell>
          <table:table-cell office:value-type="float" office:value="0.0130007027406887">
            <text:p>0.0130007027</text:p>
          </table:table-cell>
          <table:table-cell office:value-type="float" office:value="2846">
            <text:p>2846</text:p>
          </table:table-cell>
          <table:table-cell office:value-type="float" office:value="0.261415445764416">
            <text:p>0.2614154458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0.266949217775062">
            <text:p>0.2669492178</text:p>
          </table:table-cell>
          <table:table-cell office:value-type="float" office:value="0">
            <text:p>0</text:p>
          </table:table-cell>
          <table:table-cell office:value-type="float" office:value="2828">
            <text:p>2828</text:p>
          </table:table-cell>
          <table:table-cell office:value-type="float" office:value="0.213352056037489">
            <text:p>0.213352056</text:p>
          </table:table-cell>
          <table:table-cell office:value-type="float" office:value="0.00632466619817287">
            <text:p>0.0063246662</text:p>
          </table:table-cell>
          <table:table-cell office:value-type="float" office:value="2846">
            <text:p>2846</text:p>
          </table:table-cell>
          <table:table-cell office:value-type="float" office:value="0.225769220900696">
            <text:p>0.225769220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52">
            <text:p>9252</text:p>
          </table:table-cell>
          <table:table-cell office:value-type="float" office:value="25">
            <text:p>25</text:p>
          </table:table-cell>
          <table:table-cell office:value-type="float" office:value="2538">
            <text:p>2538</text:p>
          </table:table-cell>
          <table:table-cell office:value-type="float" office:value="2470">
            <text:p>2470</text:p>
          </table:table-cell>
          <table:table-cell office:value-type="float" office:value="0.203620603993814">
            <text:p>0.203620604</text:p>
          </table:table-cell>
          <table:table-cell office:value-type="float" office:value="0.0267927501970055">
            <text:p>0.0267927502</text:p>
          </table:table-cell>
          <table:table-cell office:value-type="float" office:value="2521">
            <text:p>2521</text:p>
          </table:table-cell>
          <table:table-cell office:value-type="float" office:value="0.14410899599499">
            <text:p>0.144108996</text:p>
          </table:table-cell>
          <table:table-cell office:value-type="float" office:value="0.00669818754925138">
            <text:p>0.0066981875</text:p>
          </table:table-cell>
          <table:table-cell office:value-type="float" office:value="2521">
            <text:p>2521</text:p>
          </table:table-cell>
          <table:table-cell office:value-type="float" office:value="0.288027188352114">
            <text:p>0.2880271884</text:p>
          </table:table-cell>
          <table:table-cell office:value-type="float" office:value="0.00669818754925138">
            <text:p>0.0066981875</text:p>
          </table:table-cell>
          <table:table-cell office:value-type="float" office:value="2538">
            <text:p>2538</text:p>
          </table:table-cell>
          <table:table-cell office:value-type="float" office:value="0.268367882476155">
            <text:p>0.268367882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21316265193731">
            <text:p>0.2131626519</text:p>
          </table:table-cell>
          <table:table-cell office:value-type="float" office:value="0.0130023640661939">
            <text:p>0.0130023641</text:p>
          </table:table-cell>
          <table:table-cell office:value-type="float" office:value="2538">
            <text:p>2538</text:p>
          </table:table-cell>
          <table:table-cell office:value-type="float" office:value="0.229005418543408">
            <text:p>0.22900541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53">
            <text:p>9253</text:p>
          </table:table-cell>
          <table:table-cell office:value-type="float" office:value="25">
            <text:p>25</text:p>
          </table:table-cell>
          <table:table-cell office:value-type="float" office:value="3370">
            <text:p>3370</text:p>
          </table:table-cell>
          <table:table-cell office:value-type="float" office:value="3350">
            <text:p>3350</text:p>
          </table:table-cell>
          <table:table-cell office:value-type="float" office:value="0.193668024995743">
            <text:p>0.193668025</text:p>
          </table:table-cell>
          <table:table-cell office:value-type="float" office:value="0.00593471810089021">
            <text:p>0.0059347181</text:p>
          </table:table-cell>
          <table:table-cell office:value-type="float" office:value="3339">
            <text:p>3339</text:p>
          </table:table-cell>
          <table:table-cell office:value-type="float" office:value="0.148852495725579">
            <text:p>0.1488524957</text:p>
          </table:table-cell>
          <table:table-cell office:value-type="float" office:value="0.00919881305637982">
            <text:p>0.0091988131</text:p>
          </table:table-cell>
          <table:table-cell office:value-type="float" office:value="3370">
            <text:p>3370</text:p>
          </table:table-cell>
          <table:table-cell office:value-type="float" office:value="0.270698579235992">
            <text:p>0.2706985792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office:value-type="float" office:value="0.274348107008652">
            <text:p>0.274348107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office:value-type="float" office:value="0.219373800188005">
            <text:p>0.2193738002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office:value-type="float" office:value="0.23388607296723">
            <text:p>0.2338860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54">
            <text:p>9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2884">
            <text:p>2884</text:p>
          </table:table-cell>
          <table:table-cell office:value-type="float" office:value="0.191602773883694">
            <text:p>0.1916027739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144353448577487">
            <text:p>0.1443534486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60081219837047">
            <text:p>0.2600812198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65524488410662">
            <text:p>0.2655244884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10328588123057">
            <text:p>0.2103285881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24854856279142">
            <text:p>0.22485485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55">
            <text:p>9255</text:p>
          </table:table-cell>
          <table:table-cell office:value-type="float" office:value="25">
            <text:p>25</text:p>
          </table:table-cell>
          <table:table-cell office:value-type="float" office:value="2595">
            <text:p>2595</text:p>
          </table:table-cell>
          <table:table-cell office:value-type="float" office:value="2591">
            <text:p>2591</text:p>
          </table:table-cell>
          <table:table-cell office:value-type="float" office:value="0.198360674857072">
            <text:p>0.1983606749</text:p>
          </table:table-cell>
          <table:table-cell office:value-type="float" office:value="0.00154142581888247">
            <text:p>0.0015414258</text:p>
          </table:table-cell>
          <table:table-cell office:value-type="float" office:value="2595">
            <text:p>2595</text:p>
          </table:table-cell>
          <table:table-cell office:value-type="float" office:value="0.147729599988804">
            <text:p>0.1477296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25988061943538">
            <text:p>0.2598806194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269322367178042">
            <text:p>0.2693223672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21485329346206">
            <text:p>0.2148532935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231586166036486">
            <text:p>0.2315861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56">
            <text:p>9256</text:p>
          </table:table-cell>
          <table:table-cell office:value-type="float" office:value="25">
            <text:p>25</text:p>
          </table:table-cell>
          <table:table-cell office:value-type="float" office:value="3048">
            <text:p>3048</text:p>
          </table:table-cell>
          <table:table-cell office:value-type="float" office:value="3029">
            <text:p>3029</text:p>
          </table:table-cell>
          <table:table-cell office:value-type="float" office:value="0.194709281034165">
            <text:p>0.194709281</text:p>
          </table:table-cell>
          <table:table-cell office:value-type="float" office:value="0.00623359580052493">
            <text:p>0.0062335958</text:p>
          </table:table-cell>
          <table:table-cell office:value-type="float" office:value="3044">
            <text:p>3044</text:p>
          </table:table-cell>
          <table:table-cell office:value-type="float" office:value="0.149890486176067">
            <text:p>0.1498904862</text:p>
          </table:table-cell>
          <table:table-cell office:value-type="float" office:value="0.00131233595800525">
            <text:p>0.001312336</text:p>
          </table:table-cell>
          <table:table-cell office:value-type="float" office:value="3048">
            <text:p>3048</text:p>
          </table:table-cell>
          <table:table-cell office:value-type="float" office:value="0.26548250228008">
            <text:p>0.2654825023</text:p>
          </table:table-cell>
          <table:table-cell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0.271439401184475">
            <text:p>0.2714394012</text:p>
          </table:table-cell>
          <table:table-cell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0.21601211066611">
            <text:p>0.2160121107</text:p>
          </table:table-cell>
          <table:table-cell office:value-type="float" office:value="0.005249343832021">
            <text:p>0.0052493438</text:p>
          </table:table-cell>
          <table:table-cell office:value-type="float" office:value="3048">
            <text:p>3048</text:p>
          </table:table-cell>
          <table:table-cell office:value-type="float" office:value="0.228176425720704">
            <text:p>0.22817642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57">
            <text:p>9257</text:p>
          </table:table-cell>
          <table:table-cell office:value-type="float" office:value="25">
            <text:p>25</text:p>
          </table:table-cell>
          <table:table-cell office:value-type="float" office:value="2717">
            <text:p>2717</text:p>
          </table:table-cell>
          <table:table-cell office:value-type="float" office:value="2704">
            <text:p>2704</text:p>
          </table:table-cell>
          <table:table-cell office:value-type="float" office:value="0.195403918239008">
            <text:p>0.1954039182</text:p>
          </table:table-cell>
          <table:table-cell office:value-type="float" office:value="0.00478468899521531">
            <text:p>0.004784689</text:p>
          </table:table-cell>
          <table:table-cell office:value-type="float" office:value="2717">
            <text:p>2717</text:p>
          </table:table-cell>
          <table:table-cell office:value-type="float" office:value="0.141685463235311">
            <text:p>0.1416854632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0.251082192515739">
            <text:p>0.2510821925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0.254046879847357">
            <text:p>0.2540468798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204056326726738">
            <text:p>0.2040563267</text:p>
          </table:table-cell>
          <table:table-cell office:value-type="float" office:value="0.00846521899153478">
            <text:p>0.008465219</text:p>
          </table:table-cell>
          <table:table-cell office:value-type="float" office:value="2717">
            <text:p>2717</text:p>
          </table:table-cell>
          <table:table-cell office:value-type="float" office:value="0.219421850981892">
            <text:p>0.21942185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58">
            <text:p>9258</text:p>
          </table:table-cell>
          <table:table-cell office:value-type="float" office:value="25">
            <text:p>25</text:p>
          </table:table-cell>
          <table:table-cell office:value-type="float" office:value="3290">
            <text:p>3290</text:p>
          </table:table-cell>
          <table:table-cell office:value-type="float" office:value="3287">
            <text:p>3287</text:p>
          </table:table-cell>
          <table:table-cell office:value-type="float" office:value="0.1902442893031">
            <text:p>0.1902442893</text:p>
          </table:table-cell>
          <table:table-cell office:value-type="float" office:value="0.000911854103343465">
            <text:p>0.0009118541</text:p>
          </table:table-cell>
          <table:table-cell office:value-type="float" office:value="3290">
            <text:p>3290</text:p>
          </table:table-cell>
          <table:table-cell office:value-type="float" office:value="0.143937785884729">
            <text:p>0.1439377859</text:p>
          </table:table-cell>
          <table:table-cell office:value-type="float" office:value="0">
            <text:p>0</text:p>
          </table:table-cell>
          <table:table-cell office:value-type="float" office:value="3287">
            <text:p>3287</text:p>
          </table:table-cell>
          <table:table-cell office:value-type="float" office:value="0.258501141789496">
            <text:p>0.2585011418</text:p>
          </table:table-cell>
          <table:table-cell office:value-type="float" office:value="0.000911854103343465">
            <text:p>0.0009118541</text:p>
          </table:table-cell>
          <table:table-cell office:value-type="float" office:value="3290">
            <text:p>3290</text:p>
          </table:table-cell>
          <table:table-cell office:value-type="float" office:value="0.269862122212296">
            <text:p>0.2698621222</text:p>
          </table:table-cell>
          <table:table-cell office:value-type="float" office:value="0">
            <text:p>0</text:p>
          </table:table-cell>
          <table:table-cell office:value-type="float" office:value="3290">
            <text:p>3290</text:p>
          </table:table-cell>
          <table:table-cell office:value-type="float" office:value="0.209419355139685">
            <text:p>0.2094193551</text:p>
          </table:table-cell>
          <table:table-cell office:value-type="float" office:value="0">
            <text:p>0</text:p>
          </table:table-cell>
          <table:table-cell office:value-type="float" office:value="3290">
            <text:p>3290</text:p>
          </table:table-cell>
          <table:table-cell office:value-type="float" office:value="0.237180584680194">
            <text:p>0.237180584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59">
            <text:p>9259</text:p>
          </table:table-cell>
          <table:table-cell office:value-type="float" office:value="25">
            <text:p>25</text:p>
          </table:table-cell>
          <table:table-cell office:value-type="float" office:value="2581">
            <text:p>2581</text:p>
          </table:table-cell>
          <table:table-cell office:value-type="float" office:value="2573">
            <text:p>2573</text:p>
          </table:table-cell>
          <table:table-cell office:value-type="float" office:value="0.211290537025936">
            <text:p>0.211290537</text:p>
          </table:table-cell>
          <table:table-cell office:value-type="float" office:value="0.00309957380860132">
            <text:p>0.0030995738</text:p>
          </table:table-cell>
          <table:table-cell office:value-type="float" office:value="2576">
            <text:p>2576</text:p>
          </table:table-cell>
          <table:table-cell office:value-type="float" office:value="0.151044171741935">
            <text:p>0.1510441717</text:p>
          </table:table-cell>
          <table:table-cell office:value-type="float" office:value="0.00193723363037582">
            <text:p>0.0019372336</text:p>
          </table:table-cell>
          <table:table-cell office:value-type="float" office:value="2576">
            <text:p>2576</text:p>
          </table:table-cell>
          <table:table-cell office:value-type="float" office:value="0.268819000123626">
            <text:p>0.2688190001</text:p>
          </table:table-cell>
          <table:table-cell office:value-type="float" office:value="0.00193723363037582">
            <text:p>0.0019372336</text:p>
          </table:table-cell>
          <table:table-cell office:value-type="float" office:value="2581">
            <text:p>2581</text:p>
          </table:table-cell>
          <table:table-cell office:value-type="float" office:value="0.28161264062438">
            <text:p>0.2816126406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216373657901673">
            <text:p>0.2163736579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239893355228323">
            <text:p>0.23989335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60">
            <text:p>9260</text:p>
          </table:table-cell>
          <table:table-cell office:value-type="float" office:value="25">
            <text:p>25</text:p>
          </table:table-cell>
          <table:table-cell office:value-type="float" office:value="2766">
            <text:p>2766</text:p>
          </table:table-cell>
          <table:table-cell office:value-type="float" office:value="2755">
            <text:p>2755</text:p>
          </table:table-cell>
          <table:table-cell office:value-type="float" office:value="0.188808363637212">
            <text:p>0.1888083636</text:p>
          </table:table-cell>
          <table:table-cell office:value-type="float" office:value="0.00397686189443239">
            <text:p>0.0039768619</text:p>
          </table:table-cell>
          <table:table-cell office:value-type="float" office:value="2766">
            <text:p>2766</text:p>
          </table:table-cell>
          <table:table-cell office:value-type="float" office:value="0.148014172651634">
            <text:p>0.1480141727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office:value-type="float" office:value="0.259512541023948">
            <text:p>0.259512541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office:value-type="float" office:value="0.259107608120118">
            <text:p>0.2591076081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210330454173305">
            <text:p>0.2103304542</text:p>
          </table:table-cell>
          <table:table-cell office:value-type="float" office:value="0.00289226319595083">
            <text:p>0.0028922632</text:p>
          </table:table-cell>
          <table:table-cell office:value-type="float" office:value="2766">
            <text:p>2766</text:p>
          </table:table-cell>
          <table:table-cell office:value-type="float" office:value="0.225105373524946">
            <text:p>0.22510537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61">
            <text:p>9261</text:p>
          </table:table-cell>
          <table:table-cell office:value-type="float" office:value="25">
            <text:p>25</text:p>
          </table:table-cell>
          <table:table-cell office:value-type="float" office:value="2897">
            <text:p>2897</text:p>
          </table:table-cell>
          <table:table-cell office:value-type="float" office:value="2884">
            <text:p>2884</text:p>
          </table:table-cell>
          <table:table-cell office:value-type="float" office:value="0.191581780818403">
            <text:p>0.1915817808</text:p>
          </table:table-cell>
          <table:table-cell office:value-type="float" office:value="0.00448740075940628">
            <text:p>0.0044874008</text:p>
          </table:table-cell>
          <table:table-cell office:value-type="float" office:value="2878">
            <text:p>2878</text:p>
          </table:table-cell>
          <table:table-cell office:value-type="float" office:value="0.143587901463217">
            <text:p>0.1435879015</text:p>
          </table:table-cell>
          <table:table-cell office:value-type="float" office:value="0.00655850880220918">
            <text:p>0.0065585088</text:p>
          </table:table-cell>
          <table:table-cell office:value-type="float" office:value="2897">
            <text:p>2897</text:p>
          </table:table-cell>
          <table:table-cell office:value-type="float" office:value="0.256380375682566">
            <text:p>0.2563803757</text:p>
          </table:table-cell>
          <table:table-cell office:value-type="float" office:value="0">
            <text:p>0</text:p>
          </table:table-cell>
          <table:table-cell office:value-type="float" office:value="2897">
            <text:p>2897</text:p>
          </table:table-cell>
          <table:table-cell office:value-type="float" office:value="0.263089292836933">
            <text:p>0.2630892928</text:p>
          </table:table-cell>
          <table:table-cell office:value-type="float" office:value="0">
            <text:p>0</text:p>
          </table:table-cell>
          <table:table-cell office:value-type="float" office:value="2881">
            <text:p>2881</text:p>
          </table:table-cell>
          <table:table-cell office:value-type="float" office:value="0.212393839235106">
            <text:p>0.2123938392</text:p>
          </table:table-cell>
          <table:table-cell office:value-type="float" office:value="0.00552295478080773">
            <text:p>0.0055229548</text:p>
          </table:table-cell>
          <table:table-cell office:value-type="float" office:value="2897">
            <text:p>2897</text:p>
          </table:table-cell>
          <table:table-cell office:value-type="float" office:value="0.230390494340036">
            <text:p>0.23039049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62">
            <text:p>9262</text:p>
          </table:table-cell>
          <table:table-cell office:value-type="float" office:value="25">
            <text:p>25</text:p>
          </table:table-cell>
          <table:table-cell table:number-columns-repeated="2" office:value-type="float" office:value="2597">
            <text:p>2597</text:p>
          </table:table-cell>
          <table:table-cell office:value-type="float" office:value="0.207666667444188">
            <text:p>0.2076666674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14218929680229">
            <text:p>0.1421892968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271361493586619">
            <text:p>0.2713614936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255263544609097">
            <text:p>0.2552635446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206830210420491">
            <text:p>0.2068302104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232048013472883">
            <text:p>0.23204801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63">
            <text:p>9263</text:p>
          </table:table-cell>
          <table:table-cell office:value-type="float" office:value="25">
            <text:p>25</text:p>
          </table:table-cell>
          <table:table-cell office:value-type="float" office:value="2564">
            <text:p>2564</text:p>
          </table:table-cell>
          <table:table-cell office:value-type="float" office:value="2553">
            <text:p>2553</text:p>
          </table:table-cell>
          <table:table-cell office:value-type="float" office:value="0.191284612316398">
            <text:p>0.1912846123</text:p>
          </table:table-cell>
          <table:table-cell office:value-type="float" office:value="0.00429017160686427">
            <text:p>0.0042901716</text:p>
          </table:table-cell>
          <table:table-cell office:value-type="float" office:value="2550">
            <text:p>2550</text:p>
          </table:table-cell>
          <table:table-cell office:value-type="float" office:value="0.142637615374388">
            <text:p>0.1426376154</text:p>
          </table:table-cell>
          <table:table-cell office:value-type="float" office:value="0.00546021840873635">
            <text:p>0.0054602184</text:p>
          </table:table-cell>
          <table:table-cell office:value-type="float" office:value="2553">
            <text:p>2553</text:p>
          </table:table-cell>
          <table:table-cell office:value-type="float" office:value="0.258831432683404">
            <text:p>0.2588314327</text:p>
          </table:table-cell>
          <table:table-cell office:value-type="float" office:value="0.00429017160686427">
            <text:p>0.0042901716</text:p>
          </table:table-cell>
          <table:table-cell office:value-type="float" office:value="2564">
            <text:p>2564</text:p>
          </table:table-cell>
          <table:table-cell office:value-type="float" office:value="0.263161135771483">
            <text:p>0.2631611358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210236218635777">
            <text:p>0.2102362186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227568093339833">
            <text:p>0.22756809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64">
            <text:p>9264</text:p>
          </table:table-cell>
          <table:table-cell office:value-type="float" office:value="25">
            <text:p>25</text:p>
          </table:table-cell>
          <table:table-cell office:value-type="float" office:value="3075">
            <text:p>3075</text:p>
          </table:table-cell>
          <table:table-cell office:value-type="float" office:value="3074">
            <text:p>3074</text:p>
          </table:table-cell>
          <table:table-cell office:value-type="float" office:value="0.202150622910898">
            <text:p>0.2021506229</text:p>
          </table:table-cell>
          <table:table-cell office:value-type="float" office:value="0.00032520325203252">
            <text:p>0.0003252033</text:p>
          </table:table-cell>
          <table:table-cell office:value-type="float" office:value="3036">
            <text:p>3036</text:p>
          </table:table-cell>
          <table:table-cell office:value-type="float" office:value="0.1474189026225">
            <text:p>0.1474189026</text:p>
          </table:table-cell>
          <table:table-cell office:value-type="float" office:value="0.0126829268292683">
            <text:p>0.0126829268</text:p>
          </table:table-cell>
          <table:table-cell office:value-type="float" office:value="3075">
            <text:p>3075</text:p>
          </table:table-cell>
          <table:table-cell office:value-type="float" office:value="0.264370802844794">
            <text:p>0.2643708028</text:p>
          </table:table-cell>
          <table:table-cell office:value-type="float" office:value="0">
            <text:p>0</text:p>
          </table:table-cell>
          <table:table-cell office:value-type="float" office:value="3075">
            <text:p>3075</text:p>
          </table:table-cell>
          <table:table-cell office:value-type="float" office:value="0.275411289137488">
            <text:p>0.2754112891</text:p>
          </table:table-cell>
          <table:table-cell office:value-type="float" office:value="0">
            <text:p>0</text:p>
          </table:table-cell>
          <table:table-cell office:value-type="float" office:value="3075">
            <text:p>3075</text:p>
          </table:table-cell>
          <table:table-cell office:value-type="float" office:value="0.210415825972154">
            <text:p>0.210415826</text:p>
          </table:table-cell>
          <table:table-cell office:value-type="float" office:value="0">
            <text:p>0</text:p>
          </table:table-cell>
          <table:table-cell office:value-type="float" office:value="3075">
            <text:p>3075</text:p>
          </table:table-cell>
          <table:table-cell office:value-type="float" office:value="0.245548887017655">
            <text:p>0.2455488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65">
            <text:p>9265</text:p>
          </table:table-cell>
          <table:table-cell office:value-type="float" office:value="25">
            <text:p>25</text:p>
          </table:table-cell>
          <table:table-cell table:number-columns-repeated="2" office:value-type="float" office:value="2666">
            <text:p>2666</text:p>
          </table:table-cell>
          <table:table-cell office:value-type="float" office:value="0.189992372519611">
            <text:p>0.1899923725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13995983326841">
            <text:p>0.1399598333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249786687131018">
            <text:p>0.2497866871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303820504626638">
            <text:p>0.3038205046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238540935311036">
            <text:p>0.2385409353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219759606076793">
            <text:p>0.21975960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66">
            <text:p>926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9">
            <text:p>3029</text:p>
          </table:table-cell>
          <table:table-cell office:value-type="float" office:value="0.191660621441384">
            <text:p>0.1916606214</text:p>
          </table:table-cell>
          <table:table-cell office:value-type="float" office:value="0">
            <text:p>0</text:p>
          </table:table-cell>
          <table:table-cell office:value-type="float" office:value="3018">
            <text:p>3018</text:p>
          </table:table-cell>
          <table:table-cell office:value-type="float" office:value="0.145954986202891">
            <text:p>0.1459549862</text:p>
          </table:table-cell>
          <table:table-cell office:value-type="float" office:value="0.00363156157147573">
            <text:p>0.0036315616</text:p>
          </table:table-cell>
          <table:table-cell office:value-type="float" office:value="3029">
            <text:p>3029</text:p>
          </table:table-cell>
          <table:table-cell office:value-type="float" office:value="0.259363723516665">
            <text:p>0.2593637235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.270609008824085">
            <text:p>0.2706090088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.214269686246976">
            <text:p>0.2142696862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.231463939745237">
            <text:p>0.231463939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67">
            <text:p>9267</text:p>
          </table:table-cell>
          <table:table-cell office:value-type="float" office:value="25">
            <text:p>25</text:p>
          </table:table-cell>
          <table:table-cell office:value-type="float" office:value="3341">
            <text:p>3341</text:p>
          </table:table-cell>
          <table:table-cell office:value-type="float" office:value="3337">
            <text:p>3337</text:p>
          </table:table-cell>
          <table:table-cell office:value-type="float" office:value="0.197821386335381">
            <text:p>0.1978213863</text:p>
          </table:table-cell>
          <table:table-cell office:value-type="float" office:value="0.0011972463334331">
            <text:p>0.0011972463</text:p>
          </table:table-cell>
          <table:table-cell office:value-type="float" office:value="3337">
            <text:p>3337</text:p>
          </table:table-cell>
          <table:table-cell office:value-type="float" office:value="0.148094412812301">
            <text:p>0.1480944128</text:p>
          </table:table-cell>
          <table:table-cell office:value-type="float" office:value="0.0011972463334331">
            <text:p>0.0011972463</text:p>
          </table:table-cell>
          <table:table-cell office:value-type="float" office:value="3311">
            <text:p>3311</text:p>
          </table:table-cell>
          <table:table-cell office:value-type="float" office:value="0.259564323918332">
            <text:p>0.2595643239</text:p>
          </table:table-cell>
          <table:table-cell office:value-type="float" office:value="0.00897934750074828">
            <text:p>0.0089793475</text:p>
          </table:table-cell>
          <table:table-cell office:value-type="float" office:value="3341">
            <text:p>3341</text:p>
          </table:table-cell>
          <table:table-cell office:value-type="float" office:value="0.262906419912622">
            <text:p>0.2629064199</text:p>
          </table:table-cell>
          <table:table-cell office:value-type="float" office:value="0">
            <text:p>0</text:p>
          </table:table-cell>
          <table:table-cell office:value-type="float" office:value="3337">
            <text:p>3337</text:p>
          </table:table-cell>
          <table:table-cell office:value-type="float" office:value="0.209664274234744">
            <text:p>0.2096642742</text:p>
          </table:table-cell>
          <table:table-cell office:value-type="float" office:value="0.0011972463334331">
            <text:p>0.0011972463</text:p>
          </table:table-cell>
          <table:table-cell office:value-type="float" office:value="3341">
            <text:p>3341</text:p>
          </table:table-cell>
          <table:table-cell office:value-type="float" office:value="0.226170888216592">
            <text:p>0.226170888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68">
            <text:p>9268</text:p>
          </table:table-cell>
          <table:table-cell office:value-type="float" office:value="25">
            <text:p>25</text:p>
          </table:table-cell>
          <table:table-cell office:value-type="float" office:value="3062">
            <text:p>3062</text:p>
          </table:table-cell>
          <table:table-cell office:value-type="float" office:value="3033">
            <text:p>3033</text:p>
          </table:table-cell>
          <table:table-cell office:value-type="float" office:value="0.199612328060964">
            <text:p>0.1996123281</text:p>
          </table:table-cell>
          <table:table-cell office:value-type="float" office:value="0.00947093403004572">
            <text:p>0.009470934</text:p>
          </table:table-cell>
          <table:table-cell office:value-type="float" office:value="3044">
            <text:p>3044</text:p>
          </table:table-cell>
          <table:table-cell office:value-type="float" office:value="0.141556239255633">
            <text:p>0.1415562393</text:p>
          </table:table-cell>
          <table:table-cell office:value-type="float" office:value="0.00587851077726976">
            <text:p>0.0058785108</text:p>
          </table:table-cell>
          <table:table-cell office:value-type="float" office:value="3062">
            <text:p>3062</text:p>
          </table:table-cell>
          <table:table-cell office:value-type="float" office:value="0.256402768285543">
            <text:p>0.2564027683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0.26772362862801">
            <text:p>0.2677236286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0.207752972268161">
            <text:p>0.2077529723</text:p>
          </table:table-cell>
          <table:table-cell office:value-type="float" office:value="0">
            <text:p>0</text:p>
          </table:table-cell>
          <table:table-cell office:value-type="float" office:value="3044">
            <text:p>3044</text:p>
          </table:table-cell>
          <table:table-cell office:value-type="float" office:value="0.226871590084742">
            <text:p>0.2268715901</text:p>
          </table:table-cell>
          <table:table-cell office:value-type="float" office:value="0.00587851077726976">
            <text:p>0.0058785108</text:p>
          </table:table-cell>
          <table:table-cell table:number-columns-repeated="21"/>
        </table:table-row>
        <table:table-row table:style-name="ro2">
          <table:table-cell office:value-type="float" office:value="9269">
            <text:p>9269</text:p>
          </table:table-cell>
          <table:table-cell office:value-type="float" office:value="25">
            <text:p>25</text:p>
          </table:table-cell>
          <table:table-cell office:value-type="float" office:value="3060">
            <text:p>3060</text:p>
          </table:table-cell>
          <table:table-cell office:value-type="float" office:value="3034">
            <text:p>3034</text:p>
          </table:table-cell>
          <table:table-cell office:value-type="float" office:value="0.18694837805245">
            <text:p>0.1869483781</text:p>
          </table:table-cell>
          <table:table-cell office:value-type="float" office:value="0.00849673202614379">
            <text:p>0.008496732</text:p>
          </table:table-cell>
          <table:table-cell office:value-type="float" office:value="3060">
            <text:p>3060</text:p>
          </table:table-cell>
          <table:table-cell office:value-type="float" office:value="0.140123579177678">
            <text:p>0.1401235792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  <table:table-cell office:value-type="float" office:value="0.253719854541383">
            <text:p>0.2537198545</text:p>
          </table:table-cell>
          <table:table-cell office:value-type="float" office:value="0">
            <text:p>0</text:p>
          </table:table-cell>
          <table:table-cell office:value-type="float" office:value="3053">
            <text:p>3053</text:p>
          </table:table-cell>
          <table:table-cell office:value-type="float" office:value="0.258219368202037">
            <text:p>0.2582193682</text:p>
          </table:table-cell>
          <table:table-cell office:value-type="float" office:value="0.0022875816993464">
            <text:p>0.0022875817</text:p>
          </table:table-cell>
          <table:table-cell office:value-type="float" office:value="3060">
            <text:p>3060</text:p>
          </table:table-cell>
          <table:table-cell office:value-type="float" office:value="0.20810658879017">
            <text:p>0.2081065888</text:p>
          </table:table-cell>
          <table:table-cell office:value-type="float" office:value="0">
            <text:p>0</text:p>
          </table:table-cell>
          <table:table-cell office:value-type="float" office:value="3053">
            <text:p>3053</text:p>
          </table:table-cell>
          <table:table-cell office:value-type="float" office:value="0.225199609062473">
            <text:p>0.2251996091</text:p>
          </table:table-cell>
          <table:table-cell office:value-type="float" office:value="0.0022875816993464">
            <text:p>0.0022875817</text:p>
          </table:table-cell>
          <table:table-cell table:number-columns-repeated="21"/>
        </table:table-row>
        <table:table-row table:style-name="ro2">
          <table:table-cell office:value-type="float" office:value="9270">
            <text:p>9270</text:p>
          </table:table-cell>
          <table:table-cell office:value-type="float" office:value="25">
            <text:p>25</text:p>
          </table:table-cell>
          <table:table-cell office:value-type="float" office:value="3307">
            <text:p>3307</text:p>
          </table:table-cell>
          <table:table-cell office:value-type="float" office:value="3296">
            <text:p>3296</text:p>
          </table:table-cell>
          <table:table-cell office:value-type="float" office:value="0.185484461632841">
            <text:p>0.1854844616</text:p>
          </table:table-cell>
          <table:table-cell office:value-type="float" office:value="0.00332627759298458">
            <text:p>0.0033262776</text:p>
          </table:table-cell>
          <table:table-cell office:value-type="float" office:value="3296">
            <text:p>3296</text:p>
          </table:table-cell>
          <table:table-cell office:value-type="float" office:value="0.138572424908972">
            <text:p>0.1385724249</text:p>
          </table:table-cell>
          <table:table-cell office:value-type="float" office:value="0.00332627759298458">
            <text:p>0.0033262776</text:p>
          </table:table-cell>
          <table:table-cell office:value-type="float" office:value="3307">
            <text:p>3307</text:p>
          </table:table-cell>
          <table:table-cell office:value-type="float" office:value="0.249789952718952">
            <text:p>0.2497899527</text:p>
          </table:table-cell>
          <table:table-cell office:value-type="float" office:value="0">
            <text:p>0</text:p>
          </table:table-cell>
          <table:table-cell office:value-type="float" office:value="3307">
            <text:p>3307</text:p>
          </table:table-cell>
          <table:table-cell office:value-type="float" office:value="0.261283889221927">
            <text:p>0.2612838892</text:p>
          </table:table-cell>
          <table:table-cell office:value-type="float" office:value="0">
            <text:p>0</text:p>
          </table:table-cell>
          <table:table-cell office:value-type="float" office:value="3307">
            <text:p>3307</text:p>
          </table:table-cell>
          <table:table-cell office:value-type="float" office:value="0.203635998908361">
            <text:p>0.2036359989</text:p>
          </table:table-cell>
          <table:table-cell office:value-type="float" office:value="0">
            <text:p>0</text:p>
          </table:table-cell>
          <table:table-cell office:value-type="float" office:value="3307">
            <text:p>3307</text:p>
          </table:table-cell>
          <table:table-cell office:value-type="float" office:value="0.21754553745746">
            <text:p>0.217545537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71">
            <text:p>9271</text:p>
          </table:table-cell>
          <table:table-cell office:value-type="float" office:value="25">
            <text:p>25</text:p>
          </table:table-cell>
          <table:table-cell office:value-type="float" office:value="2758">
            <text:p>2758</text:p>
          </table:table-cell>
          <table:table-cell office:value-type="float" office:value="2749">
            <text:p>2749</text:p>
          </table:table-cell>
          <table:table-cell office:value-type="float" office:value="0.192259157058452">
            <text:p>0.1922591571</text:p>
          </table:table-cell>
          <table:table-cell office:value-type="float" office:value="0.00326323422770123">
            <text:p>0.0032632342</text:p>
          </table:table-cell>
          <table:table-cell office:value-type="float" office:value="2758">
            <text:p>2758</text:p>
          </table:table-cell>
          <table:table-cell office:value-type="float" office:value="0.147755258179715">
            <text:p>0.1477552582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260549598449312">
            <text:p>0.2605495984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259250360964095">
            <text:p>0.259250361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208833881874354">
            <text:p>0.2088338819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224411669345226">
            <text:p>0.22441166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72">
            <text:p>9272</text:p>
          </table:table-cell>
          <table:table-cell office:value-type="float" office:value="25">
            <text:p>25</text:p>
          </table:table-cell>
          <table:table-cell table:number-columns-repeated="2" office:value-type="float" office:value="2710">
            <text:p>2710</text:p>
          </table:table-cell>
          <table:table-cell office:value-type="float" office:value="0.199156545287873">
            <text:p>0.1991565453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152508088161544">
            <text:p>0.1525080882</text:p>
          </table:table-cell>
          <table:table-cell office:value-type="float" office:value="0.00959409594095941">
            <text:p>0.0095940959</text:p>
          </table:table-cell>
          <table:table-cell office:value-type="float" office:value="2710">
            <text:p>2710</text:p>
          </table:table-cell>
          <table:table-cell office:value-type="float" office:value="0.285222514829268">
            <text:p>0.2852225148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0.26099325189579">
            <text:p>0.2609932519</text:p>
          </table:table-cell>
          <table:table-cell office:value-type="float" office:value="0">
            <text:p>0</text:p>
          </table:table-cell>
          <table:table-cell office:value-type="float" office:value="2709">
            <text:p>2709</text:p>
          </table:table-cell>
          <table:table-cell office:value-type="float" office:value="0.2032842484366">
            <text:p>0.2032842484</text:p>
          </table:table-cell>
          <table:table-cell office:value-type="float" office:value="0.0003690036900369">
            <text:p>0.0003690037</text:p>
          </table:table-cell>
          <table:table-cell office:value-type="float" office:value="2710">
            <text:p>2710</text:p>
          </table:table-cell>
          <table:table-cell office:value-type="float" office:value="0.226493248396946">
            <text:p>0.22649324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73">
            <text:p>9273</text:p>
          </table:table-cell>
          <table:table-cell office:value-type="float" office:value="25">
            <text:p>25</text:p>
          </table:table-cell>
          <table:table-cell office:value-type="float" office:value="2934">
            <text:p>2934</text:p>
          </table:table-cell>
          <table:table-cell office:value-type="float" office:value="2823">
            <text:p>2823</text:p>
          </table:table-cell>
          <table:table-cell office:value-type="float" office:value="0.195219645777012">
            <text:p>0.1952196458</text:p>
          </table:table-cell>
          <table:table-cell office:value-type="float" office:value="0.0378323108384458">
            <text:p>0.0378323108</text:p>
          </table:table-cell>
          <table:table-cell office:value-type="float" office:value="2887">
            <text:p>2887</text:p>
          </table:table-cell>
          <table:table-cell office:value-type="float" office:value="0.159968090540758">
            <text:p>0.1599680905</text:p>
          </table:table-cell>
          <table:table-cell office:value-type="float" office:value="0.0160190865712338">
            <text:p>0.0160190866</text:p>
          </table:table-cell>
          <table:table-cell office:value-type="float" office:value="2934">
            <text:p>2934</text:p>
          </table:table-cell>
          <table:table-cell office:value-type="float" office:value="0.289542421153546">
            <text:p>0.2895424212</text:p>
          </table:table-cell>
          <table:table-cell office:value-type="float" office:value="0">
            <text:p>0</text:p>
          </table:table-cell>
          <table:table-cell office:value-type="float" office:value="2934">
            <text:p>2934</text:p>
          </table:table-cell>
          <table:table-cell office:value-type="float" office:value="0.25967022226991">
            <text:p>0.2596702223</text:p>
          </table:table-cell>
          <table:table-cell office:value-type="float" office:value="0">
            <text:p>0</text:p>
          </table:table-cell>
          <table:table-cell office:value-type="float" office:value="2891">
            <text:p>2891</text:p>
          </table:table-cell>
          <table:table-cell office:value-type="float" office:value="0.202523832960512">
            <text:p>0.202523833</text:p>
          </table:table-cell>
          <table:table-cell office:value-type="float" office:value="0.0146557600545331">
            <text:p>0.0146557601</text:p>
          </table:table-cell>
          <table:table-cell office:value-type="float" office:value="2934">
            <text:p>2934</text:p>
          </table:table-cell>
          <table:table-cell office:value-type="float" office:value="0.21898426219872">
            <text:p>0.21898426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74">
            <text:p>9274</text:p>
          </table:table-cell>
          <table:table-cell office:value-type="float" office:value="25">
            <text:p>25</text:p>
          </table:table-cell>
          <table:table-cell table:number-columns-repeated="2" office:value-type="float" office:value="3239">
            <text:p>3239</text:p>
          </table:table-cell>
          <table:table-cell office:value-type="float" office:value="0.201301103535465">
            <text:p>0.201301103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142102058953192">
            <text:p>0.142102059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261851635009902">
            <text:p>0.26185163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265520289797604">
            <text:p>0.2655202898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217353800794471">
            <text:p>0.2173538008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236197176199462">
            <text:p>0.236197176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75">
            <text:p>9275</text:p>
          </table:table-cell>
          <table:table-cell office:value-type="float" office:value="25">
            <text:p>25</text:p>
          </table:table-cell>
          <table:table-cell office:value-type="float" office:value="3283">
            <text:p>3283</text:p>
          </table:table-cell>
          <table:table-cell office:value-type="float" office:value="3265">
            <text:p>3265</text:p>
          </table:table-cell>
          <table:table-cell office:value-type="float" office:value="0.236485480962789">
            <text:p>0.236485481</text:p>
          </table:table-cell>
          <table:table-cell office:value-type="float" office:value="0.00548279013097776">
            <text:p>0.0054827901</text:p>
          </table:table-cell>
          <table:table-cell office:value-type="float" office:value="3283">
            <text:p>3283</text:p>
          </table:table-cell>
          <table:table-cell office:value-type="float" office:value="0.152675099658746">
            <text:p>0.1526750997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270006274593959">
            <text:p>0.2700062746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273119779432861">
            <text:p>0.2731197794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217897287929221">
            <text:p>0.2178972879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24468257318999">
            <text:p>0.244682573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76">
            <text:p>9276</text:p>
          </table:table-cell>
          <table:table-cell office:value-type="float" office:value="25">
            <text:p>25</text:p>
          </table:table-cell>
          <table:table-cell table:number-columns-repeated="2" office:value-type="float" office:value="2937">
            <text:p>2937</text:p>
          </table:table-cell>
          <table:table-cell office:value-type="float" office:value="0.185764369170051">
            <text:p>0.1857643692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139372960465393">
            <text:p>0.1393729605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256204033934124">
            <text:p>0.2562040339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260769792378584">
            <text:p>0.2607697924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205827674924716">
            <text:p>0.2058276749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220298894598484">
            <text:p>0.22029889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77">
            <text:p>9277</text:p>
          </table:table-cell>
          <table:table-cell office:value-type="float" office:value="25">
            <text:p>25</text:p>
          </table:table-cell>
          <table:table-cell office:value-type="float" office:value="3582">
            <text:p>3582</text:p>
          </table:table-cell>
          <table:table-cell office:value-type="float" office:value="3561">
            <text:p>3561</text:p>
          </table:table-cell>
          <table:table-cell office:value-type="float" office:value="0.211975377466977">
            <text:p>0.2119753775</text:p>
          </table:table-cell>
          <table:table-cell office:value-type="float" office:value="0.00586264656616415">
            <text:p>0.0058626466</text:p>
          </table:table-cell>
          <table:table-cell office:value-type="float" office:value="3582">
            <text:p>3582</text:p>
          </table:table-cell>
          <table:table-cell office:value-type="float" office:value="0.149239701152053">
            <text:p>0.1492397012</text:p>
          </table:table-cell>
          <table:table-cell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0.264026983086587">
            <text:p>0.2640269831</text:p>
          </table:table-cell>
          <table:table-cell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0.27514351092689">
            <text:p>0.2751435109</text:p>
          </table:table-cell>
          <table:table-cell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0.216064360073056">
            <text:p>0.2160643601</text:p>
          </table:table-cell>
          <table:table-cell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0.23104127936405">
            <text:p>0.23104127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78">
            <text:p>9278</text:p>
          </table:table-cell>
          <table:table-cell office:value-type="float" office:value="25">
            <text:p>25</text:p>
          </table:table-cell>
          <table:table-cell office:value-type="float" office:value="3442">
            <text:p>3442</text:p>
          </table:table-cell>
          <table:table-cell office:value-type="float" office:value="3397">
            <text:p>3397</text:p>
          </table:table-cell>
          <table:table-cell office:value-type="float" office:value="0.19873948305743">
            <text:p>0.1987394831</text:p>
          </table:table-cell>
          <table:table-cell office:value-type="float" office:value="0.0130737943056363">
            <text:p>0.0130737943</text:p>
          </table:table-cell>
          <table:table-cell office:value-type="float" office:value="3439">
            <text:p>3439</text:p>
          </table:table-cell>
          <table:table-cell office:value-type="float" office:value="0.146966851949906">
            <text:p>0.1469668519</text:p>
          </table:table-cell>
          <table:table-cell office:value-type="float" office:value="0.000871586287042417">
            <text:p>0.0008715863</text:p>
          </table:table-cell>
          <table:table-cell office:value-type="float" office:value="3442">
            <text:p>3442</text:p>
          </table:table-cell>
          <table:table-cell office:value-type="float" office:value="0.281534733026524">
            <text:p>0.281534733</text:p>
          </table:table-cell>
          <table:table-cell office:value-type="float" office:value="0">
            <text:p>0</text:p>
          </table:table-cell>
          <table:table-cell office:value-type="float" office:value="3442">
            <text:p>3442</text:p>
          </table:table-cell>
          <table:table-cell office:value-type="float" office:value="0.273337640799323">
            <text:p>0.2733376408</text:p>
          </table:table-cell>
          <table:table-cell office:value-type="float" office:value="0">
            <text:p>0</text:p>
          </table:table-cell>
          <table:table-cell office:value-type="float" office:value="3438">
            <text:p>3438</text:p>
          </table:table-cell>
          <table:table-cell office:value-type="float" office:value="0.228964831950512">
            <text:p>0.228964832</text:p>
          </table:table-cell>
          <table:table-cell office:value-type="float" office:value="0.00116211504938989">
            <text:p>0.001162115</text:p>
          </table:table-cell>
          <table:table-cell office:value-type="float" office:value="3442">
            <text:p>3442</text:p>
          </table:table-cell>
          <table:table-cell office:value-type="float" office:value="0.231484466297966">
            <text:p>0.23148446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79">
            <text:p>9279</text:p>
          </table:table-cell>
          <table:table-cell office:value-type="float" office:value="25">
            <text:p>25</text:p>
          </table:table-cell>
          <table:table-cell office:value-type="float" office:value="2733">
            <text:p>2733</text:p>
          </table:table-cell>
          <table:table-cell office:value-type="float" office:value="2697">
            <text:p>2697</text:p>
          </table:table-cell>
          <table:table-cell office:value-type="float" office:value="0.206008681798779">
            <text:p>0.2060086818</text:p>
          </table:table-cell>
          <table:table-cell office:value-type="float" office:value="0.013172338090011">
            <text:p>0.0131723381</text:p>
          </table:table-cell>
          <table:table-cell office:value-type="float" office:value="2733">
            <text:p>2733</text:p>
          </table:table-cell>
          <table:table-cell office:value-type="float" office:value="0.145575244977409">
            <text:p>0.145575245</text:p>
          </table:table-cell>
          <table:table-cell office:value-type="float" office:value="0">
            <text:p>0</text:p>
          </table:table-cell>
          <table:table-cell office:value-type="float" office:value="2730">
            <text:p>2730</text:p>
          </table:table-cell>
          <table:table-cell office:value-type="float" office:value="0.257327396183461">
            <text:p>0.2573273962</text:p>
          </table:table-cell>
          <table:table-cell office:value-type="float" office:value="0.00109769484083425">
            <text:p>0.0010976948</text:p>
          </table:table-cell>
          <table:table-cell office:value-type="float" office:value="2733">
            <text:p>2733</text:p>
          </table:table-cell>
          <table:table-cell office:value-type="float" office:value="0.265094363828482">
            <text:p>0.2650943638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0.206519046541626">
            <text:p>0.2065190465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0.230107321214892">
            <text:p>0.230107321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80">
            <text:p>9280</text:p>
          </table:table-cell>
          <table:table-cell office:value-type="float" office:value="25">
            <text:p>25</text:p>
          </table:table-cell>
          <table:table-cell table:number-columns-repeated="2" office:value-type="float" office:value="2655">
            <text:p>2655</text:p>
          </table:table-cell>
          <table:table-cell office:value-type="float" office:value="0.186212687742149">
            <text:p>0.1862126877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143981638065559">
            <text:p>0.1439816381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2463270299711">
            <text:p>0.24632703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251062132475572">
            <text:p>0.2510621325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19856360782155">
            <text:p>0.1985636078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225907308619053">
            <text:p>0.225907308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81">
            <text:p>9281</text:p>
          </table:table-cell>
          <table:table-cell office:value-type="float" office:value="25">
            <text:p>25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0.215776521822291">
            <text:p>0.2157765218</text:p>
          </table:table-cell>
          <table:table-cell office:value-type="float" office:value="0">
            <text:p>0</text:p>
          </table:table-cell>
          <table:table-cell office:value-type="float" office:value="3046">
            <text:p>3046</text:p>
          </table:table-cell>
          <table:table-cell office:value-type="float" office:value="0.147673618481362">
            <text:p>0.1476736185</text:p>
          </table:table-cell>
          <table:table-cell office:value-type="float" office:value="0.0039241334205363">
            <text:p>0.0039241334</text:p>
          </table:table-cell>
          <table:table-cell office:value-type="float" office:value="3058">
            <text:p>3058</text:p>
          </table:table-cell>
          <table:table-cell office:value-type="float" office:value="0.26631522720328">
            <text:p>0.2663152272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0.280867153550277">
            <text:p>0.2808671536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0.222034321329188">
            <text:p>0.2220343213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0.231616955865579">
            <text:p>0.23161695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82">
            <text:p>9282</text:p>
          </table:table-cell>
          <table:table-cell office:value-type="float" office:value="25">
            <text:p>25</text:p>
          </table:table-cell>
          <table:table-cell office:value-type="float" office:value="2694">
            <text:p>2694</text:p>
          </table:table-cell>
          <table:table-cell office:value-type="float" office:value="2685">
            <text:p>2685</text:p>
          </table:table-cell>
          <table:table-cell office:value-type="float" office:value="0.210031419621052">
            <text:p>0.2100314196</text:p>
          </table:table-cell>
          <table:table-cell office:value-type="float" office:value="0.00334075723830735">
            <text:p>0.0033407572</text:p>
          </table:table-cell>
          <table:table-cell office:value-type="float" office:value="2672">
            <text:p>2672</text:p>
          </table:table-cell>
          <table:table-cell office:value-type="float" office:value="0.146815701879812">
            <text:p>0.1468157019</text:p>
          </table:table-cell>
          <table:table-cell office:value-type="float" office:value="0.00816629547141796">
            <text:p>0.0081662955</text:p>
          </table:table-cell>
          <table:table-cell office:value-type="float" office:value="2694">
            <text:p>2694</text:p>
          </table:table-cell>
          <table:table-cell office:value-type="float" office:value="0.260632171172789">
            <text:p>0.2606321712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272971428438139">
            <text:p>0.2729714284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214126933402999">
            <text:p>0.2141269334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259898813425298">
            <text:p>0.259898813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83">
            <text:p>9283</text:p>
          </table:table-cell>
          <table:table-cell office:value-type="float" office:value="25">
            <text:p>25</text:p>
          </table:table-cell>
          <table:table-cell office:value-type="float" office:value="299">
            <text:p>299</text:p>
          </table:table-cell>
          <table:table-cell office:value-type="float" office:value="288">
            <text:p>288</text:p>
          </table:table-cell>
          <table:table-cell office:value-type="float" office:value="0.201938359695181">
            <text:p>0.2019383597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145196436777051">
            <text:p>0.1451964368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27003426534768">
            <text:p>0.2700342653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268081443763077">
            <text:p>0.2680814438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222540953971538">
            <text:p>0.222540954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228048134766149">
            <text:p>0.2280481348</text:p>
          </table:table-cell>
          <table:table-cell office:value-type="float" office:value="0.0367892976588629">
            <text:p>0.0367892977</text:p>
          </table:table-cell>
          <table:table-cell table:number-columns-repeated="21"/>
        </table:table-row>
        <table:table-row table:style-name="ro2">
          <table:table-cell office:value-type="float" office:value="9284">
            <text:p>9284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3">
            <text:p>2953</text:p>
          </table:table-cell>
          <table:table-cell office:value-type="float" office:value="0.191822501300404">
            <text:p>0.1918225013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137699113392876">
            <text:p>0.1376991134</text:p>
          </table:table-cell>
          <table:table-cell office:value-type="float" office:value="0.00541821876058246">
            <text:p>0.0054182188</text:p>
          </table:table-cell>
          <table:table-cell office:value-type="float" office:value="2953">
            <text:p>2953</text:p>
          </table:table-cell>
          <table:table-cell office:value-type="float" office:value="0.262082092215538">
            <text:p>0.2620820922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255112394539004">
            <text:p>0.2551123945</text:p>
          </table:table-cell>
          <table:table-cell office:value-type="float" office:value="0.00541821876058246">
            <text:p>0.0054182188</text:p>
          </table:table-cell>
          <table:table-cell office:value-type="float" office:value="2937">
            <text:p>2937</text:p>
          </table:table-cell>
          <table:table-cell office:value-type="float" office:value="0.203225934366348">
            <text:p>0.2032259344</text:p>
          </table:table-cell>
          <table:table-cell office:value-type="float" office:value="0.00541821876058246">
            <text:p>0.0054182188</text:p>
          </table:table-cell>
          <table:table-cell office:value-type="float" office:value="2953">
            <text:p>2953</text:p>
          </table:table-cell>
          <table:table-cell office:value-type="float" office:value="0.222799868443458">
            <text:p>0.22279986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85">
            <text:p>9285</text:p>
          </table:table-cell>
          <table:table-cell office:value-type="float" office:value="25">
            <text:p>25</text:p>
          </table:table-cell>
          <table:table-cell office:value-type="float" office:value="3071">
            <text:p>3071</text:p>
          </table:table-cell>
          <table:table-cell office:value-type="float" office:value="3062">
            <text:p>3062</text:p>
          </table:table-cell>
          <table:table-cell office:value-type="float" office:value="0.196661169593644">
            <text:p>0.1966611696</text:p>
          </table:table-cell>
          <table:table-cell office:value-type="float" office:value="0.00293064148485835">
            <text:p>0.0029306415</text:p>
          </table:table-cell>
          <table:table-cell office:value-type="float" office:value="3071">
            <text:p>3071</text:p>
          </table:table-cell>
          <table:table-cell office:value-type="float" office:value="0.141842211456149">
            <text:p>0.1418422115</text:p>
          </table:table-cell>
          <table:table-cell office:value-type="float" office:value="0">
            <text:p>0</text:p>
          </table:table-cell>
          <table:table-cell office:value-type="float" office:value="3071">
            <text:p>3071</text:p>
          </table:table-cell>
          <table:table-cell office:value-type="float" office:value="0.267152617252101">
            <text:p>0.2671526173</text:p>
          </table:table-cell>
          <table:table-cell office:value-type="float" office:value="0">
            <text:p>0</text:p>
          </table:table-cell>
          <table:table-cell office:value-type="float" office:value="3066">
            <text:p>3066</text:p>
          </table:table-cell>
          <table:table-cell office:value-type="float" office:value="0.26483265028119">
            <text:p>0.2648326503</text:p>
          </table:table-cell>
          <table:table-cell office:value-type="float" office:value="0.00162813415825464">
            <text:p>0.0016281342</text:p>
          </table:table-cell>
          <table:table-cell office:value-type="float" office:value="3071">
            <text:p>3071</text:p>
          </table:table-cell>
          <table:table-cell office:value-type="float" office:value="0.214512272779225">
            <text:p>0.2145122728</text:p>
          </table:table-cell>
          <table:table-cell office:value-type="float" office:value="0">
            <text:p>0</text:p>
          </table:table-cell>
          <table:table-cell office:value-type="float" office:value="3071">
            <text:p>3071</text:p>
          </table:table-cell>
          <table:table-cell office:value-type="float" office:value="0.229692591547259">
            <text:p>0.22969259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86">
            <text:p>928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4">
            <text:p>3024</text:p>
          </table:table-cell>
          <table:table-cell office:value-type="float" office:value="0.201087907294624">
            <text:p>0.2010879073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144951517681992">
            <text:p>0.1449515177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261168194106547">
            <text:p>0.2611681941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264458040693891">
            <text:p>0.2644580407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214499676940051">
            <text:p>0.2144996769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233538987621089">
            <text:p>0.233538987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87">
            <text:p>9287</text:p>
          </table:table-cell>
          <table:table-cell office:value-type="float" office:value="25">
            <text:p>25</text:p>
          </table:table-cell>
          <table:table-cell office:value-type="float" office:value="3088">
            <text:p>3088</text:p>
          </table:table-cell>
          <table:table-cell office:value-type="float" office:value="3069">
            <text:p>3069</text:p>
          </table:table-cell>
          <table:table-cell office:value-type="float" office:value="0.208858140527579">
            <text:p>0.2088581405</text:p>
          </table:table-cell>
          <table:table-cell office:value-type="float" office:value="0.00615284974093264">
            <text:p>0.0061528497</text:p>
          </table:table-cell>
          <table:table-cell office:value-type="float" office:value="3088">
            <text:p>3088</text:p>
          </table:table-cell>
          <table:table-cell office:value-type="float" office:value="0.146243290966217">
            <text:p>0.146243291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263206387489999">
            <text:p>0.2632063875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269880316202215">
            <text:p>0.2698803162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21377798200661">
            <text:p>0.213777982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253822020792465">
            <text:p>0.253822020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88">
            <text:p>9288</text:p>
          </table:table-cell>
          <table:table-cell office:value-type="float" office:value="25">
            <text:p>25</text:p>
          </table:table-cell>
          <table:table-cell table:number-columns-repeated="2" office:value-type="float" office:value="2971">
            <text:p>2971</text:p>
          </table:table-cell>
          <table:table-cell office:value-type="float" office:value="0.20927706880827">
            <text:p>0.2092770688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144839088154546">
            <text:p>0.1448390882</text:p>
          </table:table-cell>
          <table:table-cell office:value-type="float" office:value="0.00504880511612252">
            <text:p>0.0050488051</text:p>
          </table:table-cell>
          <table:table-cell office:value-type="float" office:value="2971">
            <text:p>2971</text:p>
          </table:table-cell>
          <table:table-cell office:value-type="float" office:value="0.260837903212639">
            <text:p>0.2608379032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0.267564547844362">
            <text:p>0.2675645478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0.273724379713235">
            <text:p>0.2737243797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0.271037267356017">
            <text:p>0.271037267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89">
            <text:p>9289</text:p>
          </table:table-cell>
          <table:table-cell office:value-type="float" office:value="25">
            <text:p>25</text:p>
          </table:table-cell>
          <table:table-cell office:value-type="float" office:value="2543">
            <text:p>2543</text:p>
          </table:table-cell>
          <table:table-cell office:value-type="float" office:value="2525">
            <text:p>2525</text:p>
          </table:table-cell>
          <table:table-cell office:value-type="float" office:value="0.186271468324963">
            <text:p>0.1862714683</text:p>
          </table:table-cell>
          <table:table-cell office:value-type="float" office:value="0.00707825403067243">
            <text:p>0.007078254</text:p>
          </table:table-cell>
          <table:table-cell office:value-type="float" office:value="2525">
            <text:p>2525</text:p>
          </table:table-cell>
          <table:table-cell office:value-type="float" office:value="0.141204488783872">
            <text:p>0.1412044888</text:p>
          </table:table-cell>
          <table:table-cell office:value-type="float" office:value="0.00707825403067243">
            <text:p>0.007078254</text:p>
          </table:table-cell>
          <table:table-cell office:value-type="float" office:value="2543">
            <text:p>2543</text:p>
          </table:table-cell>
          <table:table-cell office:value-type="float" office:value="0.251304252495259">
            <text:p>0.2513042525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0.258102273548971">
            <text:p>0.2581022735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0.218465033717195">
            <text:p>0.2184650337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0.225855059212107">
            <text:p>0.22585505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90">
            <text:p>9290</text:p>
          </table:table-cell>
          <table:table-cell office:value-type="float" office:value="25">
            <text:p>25</text:p>
          </table:table-cell>
          <table:table-cell office:value-type="float" office:value="2791">
            <text:p>2791</text:p>
          </table:table-cell>
          <table:table-cell office:value-type="float" office:value="2783">
            <text:p>2783</text:p>
          </table:table-cell>
          <table:table-cell office:value-type="float" office:value="0.187041680564853">
            <text:p>0.1870416806</text:p>
          </table:table-cell>
          <table:table-cell office:value-type="float" office:value="0.00286635614475098">
            <text:p>0.0028663561</text:p>
          </table:table-cell>
          <table:table-cell office:value-type="float" office:value="2788">
            <text:p>2788</text:p>
          </table:table-cell>
          <table:table-cell office:value-type="float" office:value="0.142405758631066">
            <text:p>0.1424057586</text:p>
          </table:table-cell>
          <table:table-cell office:value-type="float" office:value="0.00107488355428162">
            <text:p>0.0010748836</text:p>
          </table:table-cell>
          <table:table-cell office:value-type="float" office:value="2791">
            <text:p>2791</text:p>
          </table:table-cell>
          <table:table-cell office:value-type="float" office:value="0.262006517180491">
            <text:p>0.262006517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office:value-type="float" office:value="0.264491629598356">
            <text:p>0.2644916296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office:value-type="float" office:value="0.213489210730722">
            <text:p>0.2134892107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office:value-type="float" office:value="0.238736870587083">
            <text:p>0.238736870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91">
            <text:p>9291</text:p>
          </table:table-cell>
          <table:table-cell office:value-type="float" office:value="25">
            <text:p>25</text:p>
          </table:table-cell>
          <table:table-cell office:value-type="float" office:value="3039">
            <text:p>3039</text:p>
          </table:table-cell>
          <table:table-cell office:value-type="float" office:value="2995">
            <text:p>2995</text:p>
          </table:table-cell>
          <table:table-cell office:value-type="float" office:value="0.205612146121065">
            <text:p>0.2056121461</text:p>
          </table:table-cell>
          <table:table-cell office:value-type="float" office:value="0.0144784468575189">
            <text:p>0.0144784469</text:p>
          </table:table-cell>
          <table:table-cell office:value-type="float" office:value="2970">
            <text:p>2970</text:p>
          </table:table-cell>
          <table:table-cell office:value-type="float" office:value="0.148406043203728">
            <text:p>0.1484060432</text:p>
          </table:table-cell>
          <table:table-cell office:value-type="float" office:value="0.0227048371174728">
            <text:p>0.0227048371</text:p>
          </table:table-cell>
          <table:table-cell office:value-type="float" office:value="3039">
            <text:p>3039</text:p>
          </table:table-cell>
          <table:table-cell office:value-type="float" office:value="0.265543148913142">
            <text:p>0.2655431489</text:p>
          </table:table-cell>
          <table:table-cell office:value-type="float" office:value="0">
            <text:p>0</text:p>
          </table:table-cell>
          <table:table-cell office:value-type="float" office:value="3039">
            <text:p>3039</text:p>
          </table:table-cell>
          <table:table-cell office:value-type="float" office:value="0.277612761917647">
            <text:p>0.2776127619</text:p>
          </table:table-cell>
          <table:table-cell office:value-type="float" office:value="0">
            <text:p>0</text:p>
          </table:table-cell>
          <table:table-cell office:value-type="float" office:value="3039">
            <text:p>3039</text:p>
          </table:table-cell>
          <table:table-cell office:value-type="float" office:value="0.248358225666122">
            <text:p>0.2483582257</text:p>
          </table:table-cell>
          <table:table-cell office:value-type="float" office:value="0">
            <text:p>0</text:p>
          </table:table-cell>
          <table:table-cell office:value-type="float" office:value="3039">
            <text:p>3039</text:p>
          </table:table-cell>
          <table:table-cell office:value-type="float" office:value="0.236284414048559">
            <text:p>0.23628441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92">
            <text:p>929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0.19412753986933">
            <text:p>0.1941275399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147543461476559">
            <text:p>0.1475434615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57165049811879">
            <text:p>0.2571650498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70057590975781">
            <text:p>0.270057591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1902578181674">
            <text:p>0.2190257818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36217236239629">
            <text:p>0.236217236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93">
            <text:p>9293</text:p>
          </table:table-cell>
          <table:table-cell office:value-type="float" office:value="25">
            <text:p>25</text:p>
          </table:table-cell>
          <table:table-cell table:number-columns-repeated="2" office:value-type="float" office:value="3210">
            <text:p>3210</text:p>
          </table:table-cell>
          <table:table-cell office:value-type="float" office:value="0.193686218985662">
            <text:p>0.193686219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143419023915766">
            <text:p>0.1434190239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263614585981764">
            <text:p>0.263614586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268767683741804">
            <text:p>0.2687676837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213462619514687">
            <text:p>0.2134626195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236297476400296">
            <text:p>0.236297476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94">
            <text:p>9294</text:p>
          </table:table-cell>
          <table:table-cell office:value-type="float" office:value="25">
            <text:p>25</text:p>
          </table:table-cell>
          <table:table-cell office:value-type="float" office:value="2746">
            <text:p>2746</text:p>
          </table:table-cell>
          <table:table-cell office:value-type="float" office:value="2738">
            <text:p>2738</text:p>
          </table:table-cell>
          <table:table-cell office:value-type="float" office:value="0.187282867559416">
            <text:p>0.1872828676</text:p>
          </table:table-cell>
          <table:table-cell office:value-type="float" office:value="0.00291332847778587">
            <text:p>0.0029133285</text:p>
          </table:table-cell>
          <table:table-cell office:value-type="float" office:value="2723">
            <text:p>2723</text:p>
          </table:table-cell>
          <table:table-cell office:value-type="float" office:value="0.137507376729887">
            <text:p>0.1375073767</text:p>
          </table:table-cell>
          <table:table-cell office:value-type="float" office:value="0.00837581937363438">
            <text:p>0.0083758194</text:p>
          </table:table-cell>
          <table:table-cell office:value-type="float" office:value="2746">
            <text:p>2746</text:p>
          </table:table-cell>
          <table:table-cell office:value-type="float" office:value="0.253349443567142">
            <text:p>0.2533494436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0.261177990870349">
            <text:p>0.2611779909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0.207713785212951">
            <text:p>0.2077137852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0.250560631471404">
            <text:p>0.25056063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95">
            <text:p>9295</text:p>
          </table:table-cell>
          <table:table-cell office:value-type="float" office:value="25">
            <text:p>25</text:p>
          </table:table-cell>
          <table:table-cell office:value-type="float" office:value="3170">
            <text:p>3170</text:p>
          </table:table-cell>
          <table:table-cell office:value-type="float" office:value="3126">
            <text:p>3126</text:p>
          </table:table-cell>
          <table:table-cell office:value-type="float" office:value="0.202917103050292">
            <text:p>0.2029171031</text:p>
          </table:table-cell>
          <table:table-cell office:value-type="float" office:value="0.0138801261829653">
            <text:p>0.0138801262</text:p>
          </table:table-cell>
          <table:table-cell office:value-type="float" office:value="3170">
            <text:p>3170</text:p>
          </table:table-cell>
          <table:table-cell office:value-type="float" office:value="0.213130929083093">
            <text:p>0.2131309291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277559579485577">
            <text:p>0.2775595795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269419868303504">
            <text:p>0.2694198683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215490549621775">
            <text:p>0.2154905496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250580691511571">
            <text:p>0.25058069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96">
            <text:p>9296</text:p>
          </table:table-cell>
          <table:table-cell office:value-type="float" office:value="25">
            <text:p>25</text:p>
          </table:table-cell>
          <table:table-cell office:value-type="float" office:value="3297">
            <text:p>3297</text:p>
          </table:table-cell>
          <table:table-cell office:value-type="float" office:value="3257">
            <text:p>3257</text:p>
          </table:table-cell>
          <table:table-cell office:value-type="float" office:value="0.195070828269728">
            <text:p>0.1950708283</text:p>
          </table:table-cell>
          <table:table-cell office:value-type="float" office:value="0.0121322414316045">
            <text:p>0.0121322414</text:p>
          </table:table-cell>
          <table:table-cell office:value-type="float" office:value="3257">
            <text:p>3257</text:p>
          </table:table-cell>
          <table:table-cell office:value-type="float" office:value="0.302234828428342">
            <text:p>0.3022348284</text:p>
          </table:table-cell>
          <table:table-cell office:value-type="float" office:value="0.0121322414316045">
            <text:p>0.0121322414</text:p>
          </table:table-cell>
          <table:table-cell office:value-type="float" office:value="3297">
            <text:p>3297</text:p>
          </table:table-cell>
          <table:table-cell office:value-type="float" office:value="0.269790279277745">
            <text:p>0.2697902793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272301049886521">
            <text:p>0.2723010499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217301084874963">
            <text:p>0.2173010849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236174317083923">
            <text:p>0.23617431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97">
            <text:p>9297</text:p>
          </table:table-cell>
          <table:table-cell office:value-type="float" office:value="25">
            <text:p>25</text:p>
          </table:table-cell>
          <table:table-cell office:value-type="float" office:value="3135">
            <text:p>3135</text:p>
          </table:table-cell>
          <table:table-cell office:value-type="float" office:value="3084">
            <text:p>3084</text:p>
          </table:table-cell>
          <table:table-cell office:value-type="float" office:value="0.200427325506808">
            <text:p>0.2004273255</text:p>
          </table:table-cell>
          <table:table-cell office:value-type="float" office:value="0.0162679425837321">
            <text:p>0.0162679426</text:p>
          </table:table-cell>
          <table:table-cell office:value-type="float" office:value="3097">
            <text:p>3097</text:p>
          </table:table-cell>
          <table:table-cell office:value-type="float" office:value="0.304821174072165">
            <text:p>0.3048211741</text:p>
          </table:table-cell>
          <table:table-cell office:value-type="float" office:value="0.0121212121212121">
            <text:p>0.0121212121</text:p>
          </table:table-cell>
          <table:table-cell office:value-type="float" office:value="3135">
            <text:p>3135</text:p>
          </table:table-cell>
          <table:table-cell office:value-type="float" office:value="0.265009458542195">
            <text:p>0.2650094585</text:p>
          </table:table-cell>
          <table:table-cell office:value-type="float" office:value="0">
            <text:p>0</text:p>
          </table:table-cell>
          <table:table-cell office:value-type="float" office:value="3135">
            <text:p>3135</text:p>
          </table:table-cell>
          <table:table-cell office:value-type="float" office:value="0.272645336157289">
            <text:p>0.2726453362</text:p>
          </table:table-cell>
          <table:table-cell office:value-type="float" office:value="0">
            <text:p>0</text:p>
          </table:table-cell>
          <table:table-cell office:value-type="float" office:value="3135">
            <text:p>3135</text:p>
          </table:table-cell>
          <table:table-cell office:value-type="float" office:value="0.214503409040547">
            <text:p>0.214503409</text:p>
          </table:table-cell>
          <table:table-cell office:value-type="float" office:value="0">
            <text:p>0</text:p>
          </table:table-cell>
          <table:table-cell office:value-type="float" office:value="3135">
            <text:p>3135</text:p>
          </table:table-cell>
          <table:table-cell office:value-type="float" office:value="0.250458931732884">
            <text:p>0.250458931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98">
            <text:p>9298</text:p>
          </table:table-cell>
          <table:table-cell office:value-type="float" office:value="25">
            <text:p>25</text:p>
          </table:table-cell>
          <table:table-cell table:number-columns-repeated="2" office:value-type="float" office:value="3011">
            <text:p>3011</text:p>
          </table:table-cell>
          <table:table-cell office:value-type="float" office:value="0.203805809480935">
            <text:p>0.2038058095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305924009768773">
            <text:p>0.3059240098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268785877731723">
            <text:p>0.2687858777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271995950670962">
            <text:p>0.2719959507</text:p>
          </table:table-cell>
          <table:table-cell office:value-type="float" office:value="0">
            <text:p>0</text:p>
          </table:table-cell>
          <table:table-cell office:value-type="float" office:value="2994">
            <text:p>2994</text:p>
          </table:table-cell>
          <table:table-cell office:value-type="float" office:value="0.213914670187281">
            <text:p>0.2139146702</text:p>
          </table:table-cell>
          <table:table-cell office:value-type="float" office:value="0.00564596479574892">
            <text:p>0.0056459648</text:p>
          </table:table-cell>
          <table:table-cell office:value-type="float" office:value="3011">
            <text:p>3011</text:p>
          </table:table-cell>
          <table:table-cell office:value-type="float" office:value="0.253474935446324">
            <text:p>0.253474935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299">
            <text:p>9299</text:p>
          </table:table-cell>
          <table:table-cell office:value-type="float" office:value="25">
            <text:p>25</text:p>
          </table:table-cell>
          <table:table-cell office:value-type="float" office:value="2901">
            <text:p>2901</text:p>
          </table:table-cell>
          <table:table-cell office:value-type="float" office:value="2847">
            <text:p>2847</text:p>
          </table:table-cell>
          <table:table-cell office:value-type="float" office:value="0.196538010277272">
            <text:p>0.1965380103</text:p>
          </table:table-cell>
          <table:table-cell office:value-type="float" office:value="0.0186142709410548">
            <text:p>0.0186142709</text:p>
          </table:table-cell>
          <table:table-cell office:value-type="float" office:value="2901">
            <text:p>2901</text:p>
          </table:table-cell>
          <table:table-cell office:value-type="float" office:value="0.325117736107839">
            <text:p>0.3251177361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259687016722143">
            <text:p>0.2596870167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266175739947237">
            <text:p>0.2661757399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213458887414191">
            <text:p>0.2134588874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244808065069172">
            <text:p>0.244808065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00">
            <text:p>9300</text:p>
          </table:table-cell>
          <table:table-cell office:value-type="float" office:value="27">
            <text:p>27</text:p>
          </table:table-cell>
          <table:table-cell office:value-type="float" office:value="3538">
            <text:p>3538</text:p>
          </table:table-cell>
          <table:table-cell office:value-type="float" office:value="3536">
            <text:p>3536</text:p>
          </table:table-cell>
          <table:table-cell office:value-type="float" office:value="0.210564643479437">
            <text:p>0.2105646435</text:p>
          </table:table-cell>
          <table:table-cell office:value-type="float" office:value="0.000565291124929338">
            <text:p>0.0005652911</text:p>
          </table:table-cell>
          <table:table-cell office:value-type="float" office:value="3536">
            <text:p>3536</text:p>
          </table:table-cell>
          <table:table-cell office:value-type="float" office:value="0.329232843417391">
            <text:p>0.3292328434</text:p>
          </table:table-cell>
          <table:table-cell office:value-type="float" office:value="0.000565291124929338">
            <text:p>0.0005652911</text:p>
          </table:table-cell>
          <table:table-cell office:value-type="float" office:value="3538">
            <text:p>3538</text:p>
          </table:table-cell>
          <table:table-cell office:value-type="float" office:value="0.272241802791145">
            <text:p>0.2722418028</text:p>
          </table:table-cell>
          <table:table-cell office:value-type="float" office:value="0">
            <text:p>0</text:p>
          </table:table-cell>
          <table:table-cell office:value-type="float" office:value="3536">
            <text:p>3536</text:p>
          </table:table-cell>
          <table:table-cell office:value-type="float" office:value="0.291333829391691">
            <text:p>0.2913338294</text:p>
          </table:table-cell>
          <table:table-cell office:value-type="float" office:value="0.000565291124929338">
            <text:p>0.0005652911</text:p>
          </table:table-cell>
          <table:table-cell office:value-type="float" office:value="3534">
            <text:p>3534</text:p>
          </table:table-cell>
          <table:table-cell office:value-type="float" office:value="0.222365078735658">
            <text:p>0.2223650787</text:p>
          </table:table-cell>
          <table:table-cell office:value-type="float" office:value="0.00113058224985868">
            <text:p>0.0011305822</text:p>
          </table:table-cell>
          <table:table-cell office:value-type="float" office:value="3538">
            <text:p>3538</text:p>
          </table:table-cell>
          <table:table-cell office:value-type="float" office:value="0.29636423434792">
            <text:p>0.29636423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27">
            <text:p>27</text:p>
          </table:table-cell>
          <table:table-cell office:value-type="float" office:value="3609">
            <text:p>3609</text:p>
          </table:table-cell>
          <table:table-cell office:value-type="float" office:value="3600">
            <text:p>3600</text:p>
          </table:table-cell>
          <table:table-cell office:value-type="float" office:value="0.212531460440901">
            <text:p>0.2125314604</text:p>
          </table:table-cell>
          <table:table-cell office:value-type="float" office:value="0.00249376558603491">
            <text:p>0.0024937656</text:p>
          </table:table-cell>
          <table:table-cell office:value-type="float" office:value="3609">
            <text:p>3609</text:p>
          </table:table-cell>
          <table:table-cell office:value-type="float" office:value="0.335285377397">
            <text:p>0.3352853774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275865205860331">
            <text:p>0.2758652059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291800341953708">
            <text:p>0.291800342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22532370140397">
            <text:p>0.2253237014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280593310676373">
            <text:p>0.28059331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02">
            <text:p>9302</text:p>
          </table:table-cell>
          <table:table-cell office:value-type="float" office:value="27">
            <text:p>27</text:p>
          </table:table-cell>
          <table:table-cell office:value-type="float" office:value="3256">
            <text:p>3256</text:p>
          </table:table-cell>
          <table:table-cell office:value-type="float" office:value="3193">
            <text:p>3193</text:p>
          </table:table-cell>
          <table:table-cell office:value-type="float" office:value="0.217236239628843">
            <text:p>0.2172362396</text:p>
          </table:table-cell>
          <table:table-cell office:value-type="float" office:value="0.0193488943488944">
            <text:p>0.0193488943</text:p>
          </table:table-cell>
          <table:table-cell office:value-type="float" office:value="3164">
            <text:p>3164</text:p>
          </table:table-cell>
          <table:table-cell office:value-type="float" office:value="0.330155138752499">
            <text:p>0.3301551388</text:p>
          </table:table-cell>
          <table:table-cell office:value-type="float" office:value="0.0282555282555283">
            <text:p>0.0282555283</text:p>
          </table:table-cell>
          <table:table-cell office:value-type="float" office:value="3256">
            <text:p>3256</text:p>
          </table:table-cell>
          <table:table-cell office:value-type="float" office:value="0.27985015616508">
            <text:p>0.2798501562</text:p>
          </table:table-cell>
          <table:table-cell office:value-type="float" office:value="0">
            <text:p>0</text:p>
          </table:table-cell>
          <table:table-cell office:value-type="float" office:value="3256">
            <text:p>3256</text:p>
          </table:table-cell>
          <table:table-cell office:value-type="float" office:value="0.295956502368718">
            <text:p>0.2959565024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office:value-type="float" office:value="0.236286746611369">
            <text:p>0.2362867466</text:p>
          </table:table-cell>
          <table:table-cell office:value-type="float" office:value="0.00184275184275184">
            <text:p>0.0018427518</text:p>
          </table:table-cell>
          <table:table-cell office:value-type="float" office:value="3256">
            <text:p>3256</text:p>
          </table:table-cell>
          <table:table-cell office:value-type="float" office:value="0.258632698331984">
            <text:p>0.258632698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03">
            <text:p>9303</text:p>
          </table:table-cell>
          <table:table-cell office:value-type="float" office:value="27">
            <text:p>27</text:p>
          </table:table-cell>
          <table:table-cell office:value-type="float" office:value="2553">
            <text:p>2553</text:p>
          </table:table-cell>
          <table:table-cell office:value-type="float" office:value="2527">
            <text:p>2527</text:p>
          </table:table-cell>
          <table:table-cell office:value-type="float" office:value="0.213789644820661">
            <text:p>0.2137896448</text:p>
          </table:table-cell>
          <table:table-cell office:value-type="float" office:value="0.0101840971406189">
            <text:p>0.0101840971</text:p>
          </table:table-cell>
          <table:table-cell office:value-type="float" office:value="2553">
            <text:p>2553</text:p>
          </table:table-cell>
          <table:table-cell office:value-type="float" office:value="0.395719747243494">
            <text:p>0.3957197472</text:p>
          </table:table-cell>
          <table:table-cell office:value-type="float" office:value="0">
            <text:p>0</text:p>
          </table:table-cell>
          <table:table-cell office:value-type="float" office:value="2553">
            <text:p>2553</text:p>
          </table:table-cell>
          <table:table-cell office:value-type="float" office:value="0.276526254160709">
            <text:p>0.2765262542</text:p>
          </table:table-cell>
          <table:table-cell office:value-type="float" office:value="0">
            <text:p>0</text:p>
          </table:table-cell>
          <table:table-cell office:value-type="float" office:value="2553">
            <text:p>2553</text:p>
          </table:table-cell>
          <table:table-cell office:value-type="float" office:value="0.305511146151388">
            <text:p>0.3055111462</text:p>
          </table:table-cell>
          <table:table-cell office:value-type="float" office:value="0">
            <text:p>0</text:p>
          </table:table-cell>
          <table:table-cell office:value-type="float" office:value="2527">
            <text:p>2527</text:p>
          </table:table-cell>
          <table:table-cell office:value-type="float" office:value="0.233169509671972">
            <text:p>0.2331695097</text:p>
          </table:table-cell>
          <table:table-cell office:value-type="float" office:value="0.0101840971406189">
            <text:p>0.0101840971</text:p>
          </table:table-cell>
          <table:table-cell office:value-type="float" office:value="2553">
            <text:p>2553</text:p>
          </table:table-cell>
          <table:table-cell office:value-type="float" office:value="0.28022709831519">
            <text:p>0.280227098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04">
            <text:p>9304</text:p>
          </table:table-cell>
          <table:table-cell office:value-type="float" office:value="27">
            <text:p>27</text:p>
          </table:table-cell>
          <table:table-cell office:value-type="float" office:value="2932">
            <text:p>2932</text:p>
          </table:table-cell>
          <table:table-cell office:value-type="float" office:value="2903">
            <text:p>2903</text:p>
          </table:table-cell>
          <table:table-cell office:value-type="float" office:value="0.217036572252299">
            <text:p>0.2170365723</text:p>
          </table:table-cell>
          <table:table-cell office:value-type="float" office:value="0.00989085948158253">
            <text:p>0.0098908595</text:p>
          </table:table-cell>
          <table:table-cell office:value-type="float" office:value="2911">
            <text:p>2911</text:p>
          </table:table-cell>
          <table:table-cell office:value-type="float" office:value="0.311025324634429">
            <text:p>0.3110253246</text:p>
          </table:table-cell>
          <table:table-cell office:value-type="float" office:value="0.00716234652114598">
            <text:p>0.0071623465</text:p>
          </table:table-cell>
          <table:table-cell office:value-type="float" office:value="2932">
            <text:p>2932</text:p>
          </table:table-cell>
          <table:table-cell office:value-type="float" office:value="0.281030432946983">
            <text:p>0.2810304329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0.29416696018082">
            <text:p>0.2941669602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0.252591360653864">
            <text:p>0.2525913607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0.251891591810838">
            <text:p>0.251891591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05">
            <text:p>9305</text:p>
          </table:table-cell>
          <table:table-cell office:value-type="float" office:value="27">
            <text:p>27</text:p>
          </table:table-cell>
          <table:table-cell table:number-columns-repeated="2" office:value-type="float" office:value="3100">
            <text:p>3100</text:p>
          </table:table-cell>
          <table:table-cell office:value-type="float" office:value="0.216639103549461">
            <text:p>0.2166391035</text:p>
          </table:table-cell>
          <table:table-cell office:value-type="float" office:value="0">
            <text:p>0</text:p>
          </table:table-cell>
          <table:table-cell office:value-type="float" office:value="3086">
            <text:p>3086</text:p>
          </table:table-cell>
          <table:table-cell office:value-type="float" office:value="0.325473218680096">
            <text:p>0.3254732187</text:p>
          </table:table-cell>
          <table:table-cell office:value-type="float" office:value="0.00451612903225806">
            <text:p>0.004516129</text:p>
          </table:table-cell>
          <table:table-cell office:value-type="float" office:value="3100">
            <text:p>3100</text:p>
          </table:table-cell>
          <table:table-cell office:value-type="float" office:value="0.268681845430393">
            <text:p>0.2686818454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.296099255212695">
            <text:p>0.2960992552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.2253908792129">
            <text:p>0.2253908792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.29192350127008">
            <text:p>0.29192350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06">
            <text:p>9306</text:p>
          </table:table-cell>
          <table:table-cell office:value-type="float" office:value="27">
            <text:p>27</text:p>
          </table:table-cell>
          <table:table-cell office:value-type="float" office:value="2820">
            <text:p>2820</text:p>
          </table:table-cell>
          <table:table-cell office:value-type="float" office:value="2790">
            <text:p>2790</text:p>
          </table:table-cell>
          <table:table-cell office:value-type="float" office:value="0.213041358671186">
            <text:p>0.2130413587</text:p>
          </table:table-cell>
          <table:table-cell office:value-type="float" office:value="0.0106382978723404">
            <text:p>0.0106382979</text:p>
          </table:table-cell>
          <table:table-cell office:value-type="float" office:value="2770">
            <text:p>2770</text:p>
          </table:table-cell>
          <table:table-cell office:value-type="float" office:value="0.334734426061258">
            <text:p>0.3347344261</text:p>
          </table:table-cell>
          <table:table-cell office:value-type="float" office:value="0.0177304964539007">
            <text:p>0.0177304965</text:p>
          </table:table-cell>
          <table:table-cell office:value-type="float" office:value="2820">
            <text:p>2820</text:p>
          </table:table-cell>
          <table:table-cell office:value-type="float" office:value="0.279721865210525">
            <text:p>0.2797218652</text:p>
          </table:table-cell>
          <table:table-cell office:value-type="float" office:value="0">
            <text:p>0</text:p>
          </table:table-cell>
          <table:table-cell office:value-type="float" office:value="2820">
            <text:p>2820</text:p>
          </table:table-cell>
          <table:table-cell office:value-type="float" office:value="0.299038750865964">
            <text:p>0.2990387509</text:p>
          </table:table-cell>
          <table:table-cell office:value-type="float" office:value="0">
            <text:p>0</text:p>
          </table:table-cell>
          <table:table-cell office:value-type="float" office:value="2809">
            <text:p>2809</text:p>
          </table:table-cell>
          <table:table-cell office:value-type="float" office:value="0.235728331074635">
            <text:p>0.2357283311</text:p>
          </table:table-cell>
          <table:table-cell office:value-type="float" office:value="0.00390070921985816">
            <text:p>0.0039007092</text:p>
          </table:table-cell>
          <table:table-cell office:value-type="float" office:value="2820">
            <text:p>2820</text:p>
          </table:table-cell>
          <table:table-cell office:value-type="float" office:value="0.318633678008365">
            <text:p>0.31863367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07">
            <text:p>9307</text:p>
          </table:table-cell>
          <table:table-cell office:value-type="float" office:value="27">
            <text:p>27</text:p>
          </table:table-cell>
          <table:table-cell table:number-columns-repeated="2" office:value-type="float" office:value="3264">
            <text:p>3264</text:p>
          </table:table-cell>
          <table:table-cell office:value-type="float" office:value="0.220060040166732">
            <text:p>0.2200600402</text:p>
          </table:table-cell>
          <table:table-cell office:value-type="float" office:value="0">
            <text:p>0</text:p>
          </table:table-cell>
          <table:table-cell office:value-type="float" office:value="3202">
            <text:p>3202</text:p>
          </table:table-cell>
          <table:table-cell office:value-type="float" office:value="0.30774807388626">
            <text:p>0.3077480739</text:p>
          </table:table-cell>
          <table:table-cell office:value-type="float" office:value="0.0189950980392157">
            <text:p>0.018995098</text:p>
          </table:table-cell>
          <table:table-cell office:value-type="float" office:value="3264">
            <text:p>3264</text:p>
          </table:table-cell>
          <table:table-cell office:value-type="float" office:value="0.289505100148584">
            <text:p>0.2895051001</text:p>
          </table:table-cell>
          <table:table-cell office:value-type="float" office:value="0">
            <text:p>0</text:p>
          </table:table-cell>
          <table:table-cell office:value-type="float" office:value="3264">
            <text:p>3264</text:p>
          </table:table-cell>
          <table:table-cell office:value-type="float" office:value="0.29810805830474">
            <text:p>0.2981080583</text:p>
          </table:table-cell>
          <table:table-cell office:value-type="float" office:value="0">
            <text:p>0</text:p>
          </table:table-cell>
          <table:table-cell office:value-type="float" office:value="3264">
            <text:p>3264</text:p>
          </table:table-cell>
          <table:table-cell office:value-type="float" office:value="0.23569940729579">
            <text:p>0.2356994073</text:p>
          </table:table-cell>
          <table:table-cell office:value-type="float" office:value="0">
            <text:p>0</text:p>
          </table:table-cell>
          <table:table-cell office:value-type="float" office:value="3264">
            <text:p>3264</text:p>
          </table:table-cell>
          <table:table-cell office:value-type="float" office:value="0.254711193735669">
            <text:p>0.25471119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08">
            <text:p>9308</text:p>
          </table:table-cell>
          <table:table-cell office:value-type="float" office:value="27">
            <text:p>27</text:p>
          </table:table-cell>
          <table:table-cell office:value-type="float" office:value="3043">
            <text:p>3043</text:p>
          </table:table-cell>
          <table:table-cell office:value-type="float" office:value="3016">
            <text:p>3016</text:p>
          </table:table-cell>
          <table:table-cell office:value-type="float" office:value="0.201090706369996">
            <text:p>0.2010907064</text:p>
          </table:table-cell>
          <table:table-cell office:value-type="float" office:value="0.00887282287216562">
            <text:p>0.0088728229</text:p>
          </table:table-cell>
          <table:table-cell office:value-type="float" office:value="3043">
            <text:p>3043</text:p>
          </table:table-cell>
          <table:table-cell office:value-type="float" office:value="0.152092425468787">
            <text:p>0.1520924255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0.263193325138263">
            <text:p>0.2631933251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0.290062116147633">
            <text:p>0.2900621161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0.239298085199189">
            <text:p>0.2392980852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0.240403253458607">
            <text:p>0.24040325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09">
            <text:p>9309</text:p>
          </table:table-cell>
          <table:table-cell office:value-type="float" office:value="27">
            <text:p>27</text:p>
          </table:table-cell>
          <table:table-cell office:value-type="float" office:value="2838">
            <text:p>2838</text:p>
          </table:table-cell>
          <table:table-cell office:value-type="float" office:value="2809">
            <text:p>2809</text:p>
          </table:table-cell>
          <table:table-cell office:value-type="float" office:value="0.208177498699596">
            <text:p>0.2081774987</text:p>
          </table:table-cell>
          <table:table-cell office:value-type="float" office:value="0.0102184637068358">
            <text:p>0.0102184637</text:p>
          </table:table-cell>
          <table:table-cell office:value-type="float" office:value="2774">
            <text:p>2774</text:p>
          </table:table-cell>
          <table:table-cell office:value-type="float" office:value="0.175429249871126">
            <text:p>0.1754292499</text:p>
          </table:table-cell>
          <table:table-cell office:value-type="float" office:value="0.0225510923185342">
            <text:p>0.0225510923</text:p>
          </table:table-cell>
          <table:table-cell office:value-type="float" office:value="2838">
            <text:p>2838</text:p>
          </table:table-cell>
          <table:table-cell office:value-type="float" office:value="0.287960943568308">
            <text:p>0.2879609436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0.303923603902844">
            <text:p>0.3039236039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0.245985076263141">
            <text:p>0.2459850763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0.251128843771941">
            <text:p>0.251128843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10">
            <text:p>9310</text:p>
          </table:table-cell>
          <table:table-cell office:value-type="float" office:value="27">
            <text:p>27</text:p>
          </table:table-cell>
          <table:table-cell office:value-type="float" office:value="3488">
            <text:p>3488</text:p>
          </table:table-cell>
          <table:table-cell office:value-type="float" office:value="3425">
            <text:p>3425</text:p>
          </table:table-cell>
          <table:table-cell office:value-type="float" office:value="0.219980733031189">
            <text:p>0.219980733</text:p>
          </table:table-cell>
          <table:table-cell office:value-type="float" office:value="0.0180619266055046">
            <text:p>0.0180619266</text:p>
          </table:table-cell>
          <table:table-cell office:value-type="float" office:value="3467">
            <text:p>3467</text:p>
          </table:table-cell>
          <table:table-cell office:value-type="float" office:value="0.173914483582257">
            <text:p>0.1739144836</text:p>
          </table:table-cell>
          <table:table-cell office:value-type="float" office:value="0.00602064220183486">
            <text:p>0.0060206422</text:p>
          </table:table-cell>
          <table:table-cell office:value-type="float" office:value="3488">
            <text:p>3488</text:p>
          </table:table-cell>
          <table:table-cell office:value-type="float" office:value="0.288455446884046">
            <text:p>0.2884554469</text:p>
          </table:table-cell>
          <table:table-cell office:value-type="float" office:value="0">
            <text:p>0</text:p>
          </table:table-cell>
          <table:table-cell office:value-type="float" office:value="3488">
            <text:p>3488</text:p>
          </table:table-cell>
          <table:table-cell office:value-type="float" office:value="0.317205216543468">
            <text:p>0.3172052165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0.235405037869157">
            <text:p>0.2354050379</text:p>
          </table:table-cell>
          <table:table-cell office:value-type="float" office:value="0.00286697247706422">
            <text:p>0.0028669725</text:p>
          </table:table-cell>
          <table:table-cell office:value-type="float" office:value="3488">
            <text:p>3488</text:p>
          </table:table-cell>
          <table:table-cell office:value-type="float" office:value="0.267815531602727">
            <text:p>0.267815531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11">
            <text:p>9311</text:p>
          </table:table-cell>
          <table:table-cell office:value-type="float" office:value="27">
            <text:p>27</text:p>
          </table:table-cell>
          <table:table-cell office:value-type="float" office:value="3490">
            <text:p>3490</text:p>
          </table:table-cell>
          <table:table-cell office:value-type="float" office:value="3479">
            <text:p>3479</text:p>
          </table:table-cell>
          <table:table-cell office:value-type="float" office:value="0.229367898804095">
            <text:p>0.2293678988</text:p>
          </table:table-cell>
          <table:table-cell office:value-type="float" office:value="0.00315186246418338">
            <text:p>0.0031518625</text:p>
          </table:table-cell>
          <table:table-cell office:value-type="float" office:value="3490">
            <text:p>3490</text:p>
          </table:table-cell>
          <table:table-cell office:value-type="float" office:value="0.165501396038842">
            <text:p>0.165501396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83079822631924">
            <text:p>0.2830798226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97731582667192">
            <text:p>0.2977315827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55032154378337">
            <text:p>0.2550321544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49012276278069">
            <text:p>0.24901227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12">
            <text:p>9312</text:p>
          </table:table-cell>
          <table:table-cell office:value-type="float" office:value="27">
            <text:p>27</text:p>
          </table:table-cell>
          <table:table-cell office:value-type="float" office:value="2880">
            <text:p>2880</text:p>
          </table:table-cell>
          <table:table-cell office:value-type="float" office:value="2838">
            <text:p>2838</text:p>
          </table:table-cell>
          <table:table-cell office:value-type="float" office:value="0.209543913993744">
            <text:p>0.209543914</text:p>
          </table:table-cell>
          <table:table-cell office:value-type="float" office:value="0.0145833333333333">
            <text:p>0.0145833333</text:p>
          </table:table-cell>
          <table:table-cell office:value-type="float" office:value="2851">
            <text:p>2851</text:p>
          </table:table-cell>
          <table:table-cell office:value-type="float" office:value="0.155216193584053">
            <text:p>0.1552161936</text:p>
          </table:table-cell>
          <table:table-cell office:value-type="float" office:value="0.0100694444444444">
            <text:p>0.0100694444</text:p>
          </table:table-cell>
          <table:table-cell office:value-type="float" office:value="2880">
            <text:p>2880</text:p>
          </table:table-cell>
          <table:table-cell office:value-type="float" office:value="0.285661503150126">
            <text:p>0.2856615032</text:p>
          </table:table-cell>
          <table:table-cell office:value-type="float" office:value="0">
            <text:p>0</text:p>
          </table:table-cell>
          <table:table-cell office:value-type="float" office:value="2880">
            <text:p>2880</text:p>
          </table:table-cell>
          <table:table-cell office:value-type="float" office:value="0.299975041577932">
            <text:p>0.2999750416</text:p>
          </table:table-cell>
          <table:table-cell office:value-type="float" office:value="0">
            <text:p>0</text:p>
          </table:table-cell>
          <table:table-cell office:value-type="float" office:value="2880">
            <text:p>2880</text:p>
          </table:table-cell>
          <table:table-cell office:value-type="float" office:value="0.235525398110158">
            <text:p>0.2355253981</text:p>
          </table:table-cell>
          <table:table-cell office:value-type="float" office:value="0">
            <text:p>0</text:p>
          </table:table-cell>
          <table:table-cell office:value-type="float" office:value="2880">
            <text:p>2880</text:p>
          </table:table-cell>
          <table:table-cell office:value-type="float" office:value="0.24851963901258">
            <text:p>0.2485196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13">
            <text:p>9313</text:p>
          </table:table-cell>
          <table:table-cell office:value-type="float" office:value="27">
            <text:p>27</text:p>
          </table:table-cell>
          <table:table-cell office:value-type="float" office:value="2997">
            <text:p>2997</text:p>
          </table:table-cell>
          <table:table-cell office:value-type="float" office:value="2956">
            <text:p>2956</text:p>
          </table:table-cell>
          <table:table-cell office:value-type="float" office:value="0.206547970320471">
            <text:p>0.2065479703</text:p>
          </table:table-cell>
          <table:table-cell office:value-type="float" office:value="0.0136803470136804">
            <text:p>0.013680347</text:p>
          </table:table-cell>
          <table:table-cell office:value-type="float" office:value="2966">
            <text:p>2966</text:p>
          </table:table-cell>
          <table:table-cell office:value-type="float" office:value="0.16709220387532">
            <text:p>0.1670922039</text:p>
          </table:table-cell>
          <table:table-cell office:value-type="float" office:value="0.0103436770103437">
            <text:p>0.010343677</text:p>
          </table:table-cell>
          <table:table-cell office:value-type="float" office:value="2997">
            <text:p>2997</text:p>
          </table:table-cell>
          <table:table-cell office:value-type="float" office:value="0.274870601078111">
            <text:p>0.2748706011</text:p>
          </table:table-cell>
          <table:table-cell office:value-type="float" office:value="0">
            <text:p>0</text:p>
          </table:table-cell>
          <table:table-cell office:value-type="float" office:value="2997">
            <text:p>2997</text:p>
          </table:table-cell>
          <table:table-cell office:value-type="float" office:value="0.323559584150702">
            <text:p>0.3235595842</text:p>
          </table:table-cell>
          <table:table-cell office:value-type="float" office:value="0">
            <text:p>0</text:p>
          </table:table-cell>
          <table:table-cell office:value-type="float" office:value="2997">
            <text:p>2997</text:p>
          </table:table-cell>
          <table:table-cell office:value-type="float" office:value="0.233483006113647">
            <text:p>0.2334830061</text:p>
          </table:table-cell>
          <table:table-cell office:value-type="float" office:value="0">
            <text:p>0</text:p>
          </table:table-cell>
          <table:table-cell office:value-type="float" office:value="2997">
            <text:p>2997</text:p>
          </table:table-cell>
          <table:table-cell office:value-type="float" office:value="0.248122636822303">
            <text:p>0.24812263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14">
            <text:p>9314</text:p>
          </table:table-cell>
          <table:table-cell office:value-type="float" office:value="27">
            <text:p>27</text:p>
          </table:table-cell>
          <table:table-cell office:value-type="float" office:value="2805">
            <text:p>2805</text:p>
          </table:table-cell>
          <table:table-cell office:value-type="float" office:value="2791">
            <text:p>2791</text:p>
          </table:table-cell>
          <table:table-cell office:value-type="float" office:value="0.2041169733598">
            <text:p>0.2041169734</text:p>
          </table:table-cell>
          <table:table-cell office:value-type="float" office:value="0.00499108734402852">
            <text:p>0.0049910873</text:p>
          </table:table-cell>
          <table:table-cell office:value-type="float" office:value="2792">
            <text:p>2792</text:p>
          </table:table-cell>
          <table:table-cell office:value-type="float" office:value="0.168029427612412">
            <text:p>0.1680294276</text:p>
          </table:table-cell>
          <table:table-cell office:value-type="float" office:value="0.00463458110516934">
            <text:p>0.0046345811</text:p>
          </table:table-cell>
          <table:table-cell office:value-type="float" office:value="2805">
            <text:p>2805</text:p>
          </table:table-cell>
          <table:table-cell office:value-type="float" office:value="0.277562845073511">
            <text:p>0.2775628451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0.292126434234558">
            <text:p>0.2921264342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0.238730339411214">
            <text:p>0.2387303394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0.247449459195312">
            <text:p>0.24744945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15">
            <text:p>9315</text:p>
          </table:table-cell>
          <table:table-cell office:value-type="float" office:value="27">
            <text:p>27</text:p>
          </table:table-cell>
          <table:table-cell office:value-type="float" office:value="3240">
            <text:p>3240</text:p>
          </table:table-cell>
          <table:table-cell office:value-type="float" office:value="3234">
            <text:p>3234</text:p>
          </table:table-cell>
          <table:table-cell office:value-type="float" office:value="0.212467548219905">
            <text:p>0.2124675482</text:p>
          </table:table-cell>
          <table:table-cell office:value-type="float" office:value="0.00185185185185185">
            <text:p>0.0018518519</text:p>
          </table:table-cell>
          <table:table-cell office:value-type="float" office:value="3210">
            <text:p>3210</text:p>
          </table:table-cell>
          <table:table-cell office:value-type="float" office:value="0.165066606331042">
            <text:p>0.1650666063</text:p>
          </table:table-cell>
          <table:table-cell office:value-type="float" office:value="0.00925925925925926">
            <text:p>0.0092592593</text:p>
          </table:table-cell>
          <table:table-cell office:value-type="float" office:value="3240">
            <text:p>3240</text:p>
          </table:table-cell>
          <table:table-cell office:value-type="float" office:value="0.286991063951875">
            <text:p>0.286991064</text:p>
          </table:table-cell>
          <table:table-cell office:value-type="float" office:value="0">
            <text:p>0</text:p>
          </table:table-cell>
          <table:table-cell office:value-type="float" office:value="3240">
            <text:p>3240</text:p>
          </table:table-cell>
          <table:table-cell office:value-type="float" office:value="0.307215783052998">
            <text:p>0.3072157831</text:p>
          </table:table-cell>
          <table:table-cell office:value-type="float" office:value="0">
            <text:p>0</text:p>
          </table:table-cell>
          <table:table-cell office:value-type="float" office:value="3238">
            <text:p>3238</text:p>
          </table:table-cell>
          <table:table-cell office:value-type="float" office:value="0.249551564799761">
            <text:p>0.2495515648</text:p>
          </table:table-cell>
          <table:table-cell office:value-type="float" office:value="0.000617283950617284">
            <text:p>0.000617284</text:p>
          </table:table-cell>
          <table:table-cell office:value-type="float" office:value="3240">
            <text:p>3240</text:p>
          </table:table-cell>
          <table:table-cell office:value-type="float" office:value="0.250592354325621">
            <text:p>0.25059235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16">
            <text:p>9316</text:p>
          </table:table-cell>
          <table:table-cell office:value-type="float" office:value="27">
            <text:p>27</text:p>
          </table:table-cell>
          <table:table-cell office:value-type="float" office:value="2868">
            <text:p>2868</text:p>
          </table:table-cell>
          <table:table-cell office:value-type="float" office:value="2848">
            <text:p>2848</text:p>
          </table:table-cell>
          <table:table-cell office:value-type="float" office:value="0.206591355988738">
            <text:p>0.206591356</text:p>
          </table:table-cell>
          <table:table-cell office:value-type="float" office:value="0.00697350069735007">
            <text:p>0.0069735007</text:p>
          </table:table-cell>
          <table:table-cell office:value-type="float" office:value="2829">
            <text:p>2829</text:p>
          </table:table-cell>
          <table:table-cell office:value-type="float" office:value="0.153938415676688">
            <text:p>0.1539384157</text:p>
          </table:table-cell>
          <table:table-cell office:value-type="float" office:value="0.0135983263598326">
            <text:p>0.0135983264</text:p>
          </table:table-cell>
          <table:table-cell office:value-type="float" office:value="2868">
            <text:p>2868</text:p>
          </table:table-cell>
          <table:table-cell office:value-type="float" office:value="0.26190435092941">
            <text:p>0.2619043509</text:p>
          </table:table-cell>
          <table:table-cell office:value-type="float" office:value="0">
            <text:p>0</text:p>
          </table:table-cell>
          <table:table-cell office:value-type="float" office:value="2868">
            <text:p>2868</text:p>
          </table:table-cell>
          <table:table-cell office:value-type="float" office:value="0.280885347540196">
            <text:p>0.2808853475</text:p>
          </table:table-cell>
          <table:table-cell office:value-type="float" office:value="0">
            <text:p>0</text:p>
          </table:table-cell>
          <table:table-cell office:value-type="float" office:value="2868">
            <text:p>2868</text:p>
          </table:table-cell>
          <table:table-cell office:value-type="float" office:value="0.270537165889534">
            <text:p>0.2705371659</text:p>
          </table:table-cell>
          <table:table-cell office:value-type="float" office:value="0">
            <text:p>0</text:p>
          </table:table-cell>
          <table:table-cell office:value-type="float" office:value="2868">
            <text:p>2868</text:p>
          </table:table-cell>
          <table:table-cell office:value-type="float" office:value="0.229707519949243">
            <text:p>0.22970751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17">
            <text:p>9317</text:p>
          </table:table-cell>
          <table:table-cell office:value-type="float" office:value="27">
            <text:p>27</text:p>
          </table:table-cell>
          <table:table-cell table:number-columns-repeated="2" office:value-type="float" office:value="3019">
            <text:p>3019</text:p>
          </table:table-cell>
          <table:table-cell office:value-type="float" office:value="0.211392236764455">
            <text:p>0.2113922368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170195911950419">
            <text:p>0.170195912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80658155922494">
            <text:p>0.2806581559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78407232810762">
            <text:p>0.2784072328</text:p>
          </table:table-cell>
          <table:table-cell office:value-type="float" office:value="0">
            <text:p>0</text:p>
          </table:table-cell>
          <table:table-cell office:value-type="float" office:value="2996">
            <text:p>2996</text:p>
          </table:table-cell>
          <table:table-cell office:value-type="float" office:value="0.224020265305694">
            <text:p>0.2240202653</text:p>
          </table:table-cell>
          <table:table-cell office:value-type="float" office:value="0.00761841669426963">
            <text:p>0.0076184167</text:p>
          </table:table-cell>
          <table:table-cell office:value-type="float" office:value="3019">
            <text:p>3019</text:p>
          </table:table-cell>
          <table:table-cell office:value-type="float" office:value="0.242387331384866">
            <text:p>0.242387331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18">
            <text:p>9318</text:p>
          </table:table-cell>
          <table:table-cell office:value-type="float" office:value="27">
            <text:p>27</text:p>
          </table:table-cell>
          <table:table-cell office:value-type="float" office:value="3359">
            <text:p>3359</text:p>
          </table:table-cell>
          <table:table-cell office:value-type="float" office:value="3311">
            <text:p>3311</text:p>
          </table:table-cell>
          <table:table-cell office:value-type="float" office:value="0.21776059974855">
            <text:p>0.2177605997</text:p>
          </table:table-cell>
          <table:table-cell office:value-type="float" office:value="0.0142899672521584">
            <text:p>0.0142899673</text:p>
          </table:table-cell>
          <table:table-cell office:value-type="float" office:value="3359">
            <text:p>3359</text:p>
          </table:table-cell>
          <table:table-cell office:value-type="float" office:value="0.163226214273885">
            <text:p>0.1632262143</text:p>
          </table:table-cell>
          <table:table-cell office:value-type="float" office:value="0">
            <text:p>0</text:p>
          </table:table-cell>
          <table:table-cell office:value-type="float" office:value="3359">
            <text:p>3359</text:p>
          </table:table-cell>
          <table:table-cell office:value-type="float" office:value="0.278813098739716">
            <text:p>0.2788130987</text:p>
          </table:table-cell>
          <table:table-cell office:value-type="float" office:value="0">
            <text:p>0</text:p>
          </table:table-cell>
          <table:table-cell office:value-type="float" office:value="3359">
            <text:p>3359</text:p>
          </table:table-cell>
          <table:table-cell office:value-type="float" office:value="0.285307886628117">
            <text:p>0.2853078866</text:p>
          </table:table-cell>
          <table:table-cell office:value-type="float" office:value="0">
            <text:p>0</text:p>
          </table:table-cell>
          <table:table-cell office:value-type="float" office:value="3330">
            <text:p>3330</text:p>
          </table:table-cell>
          <table:table-cell office:value-type="float" office:value="0.240259101076944">
            <text:p>0.2402591011</text:p>
          </table:table-cell>
          <table:table-cell office:value-type="float" office:value="0.00863352188151236">
            <text:p>0.0086335219</text:p>
          </table:table-cell>
          <table:table-cell office:value-type="float" office:value="3359">
            <text:p>3359</text:p>
          </table:table-cell>
          <table:table-cell office:value-type="float" office:value="0.243724822900169">
            <text:p>0.243724822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19">
            <text:p>931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12">
            <text:p>2812</text:p>
          </table:table-cell>
          <table:table-cell office:value-type="float" office:value="0.203751694023741">
            <text:p>0.203751694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0.172270026801147">
            <text:p>0.1722700268</text:p>
          </table:table-cell>
          <table:table-cell office:value-type="float" office:value="0.0124466571834993">
            <text:p>0.0124466572</text:p>
          </table:table-cell>
          <table:table-cell office:value-type="float" office:value="2812">
            <text:p>2812</text:p>
          </table:table-cell>
          <table:table-cell office:value-type="float" office:value="0.273916116376224">
            <text:p>0.2739161164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.281530534413465">
            <text:p>0.2815305344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.234625961890589">
            <text:p>0.2346259619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.242086430782365">
            <text:p>0.242086430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20">
            <text:p>9320</text:p>
          </table:table-cell>
          <table:table-cell office:value-type="float" office:value="27">
            <text:p>27</text:p>
          </table:table-cell>
          <table:table-cell office:value-type="float" office:value="3306">
            <text:p>3306</text:p>
          </table:table-cell>
          <table:table-cell office:value-type="float" office:value="3281">
            <text:p>3281</text:p>
          </table:table-cell>
          <table:table-cell office:value-type="float" office:value="0.20001166281405">
            <text:p>0.2000116628</text:p>
          </table:table-cell>
          <table:table-cell office:value-type="float" office:value="0.00756200846944948">
            <text:p>0.0075620085</text:p>
          </table:table-cell>
          <table:table-cell office:value-type="float" office:value="3306">
            <text:p>3306</text:p>
          </table:table-cell>
          <table:table-cell office:value-type="float" office:value="0.157240391590645">
            <text:p>0.1572403916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0.270836666954349">
            <text:p>0.270836667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0.273574162668265">
            <text:p>0.2735741627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0.241230380231064">
            <text:p>0.2412303802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0.237974589060747">
            <text:p>0.237974589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21">
            <text:p>9321</text:p>
          </table:table-cell>
          <table:table-cell office:value-type="float" office:value="27">
            <text:p>27</text:p>
          </table:table-cell>
          <table:table-cell office:value-type="float" office:value="2533">
            <text:p>2533</text:p>
          </table:table-cell>
          <table:table-cell office:value-type="float" office:value="2516">
            <text:p>2516</text:p>
          </table:table-cell>
          <table:table-cell office:value-type="float" office:value="0.210246948424704">
            <text:p>0.2102469484</text:p>
          </table:table-cell>
          <table:table-cell office:value-type="float" office:value="0.00671140939597315">
            <text:p>0.0067114094</text:p>
          </table:table-cell>
          <table:table-cell office:value-type="float" office:value="2533">
            <text:p>2533</text:p>
          </table:table-cell>
          <table:table-cell office:value-type="float" office:value="0.155612729261767">
            <text:p>0.1556127293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float" office:value="0.278191237494548">
            <text:p>0.2781912375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float" office:value="0.289517695987759">
            <text:p>0.289517696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float" office:value="0.226023003734433">
            <text:p>0.2260230037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float" office:value="0.244114827402015">
            <text:p>0.244114827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22">
            <text:p>9322</text:p>
          </table:table-cell>
          <table:table-cell office:value-type="float" office:value="27">
            <text:p>27</text:p>
          </table:table-cell>
          <table:table-cell table:number-columns-repeated="2" office:value-type="float" office:value="2773">
            <text:p>2773</text:p>
          </table:table-cell>
          <table:table-cell office:value-type="float" office:value="0.205152631247478">
            <text:p>0.2051526312</text:p>
          </table:table-cell>
          <table:table-cell office:value-type="float" office:value="0">
            <text:p>0</text:p>
          </table:table-cell>
          <table:table-cell office:value-type="float" office:value="2752">
            <text:p>2752</text:p>
          </table:table-cell>
          <table:table-cell office:value-type="float" office:value="0.175474501589642">
            <text:p>0.1754745016</text:p>
          </table:table-cell>
          <table:table-cell office:value-type="float" office:value="0.00757302560403895">
            <text:p>0.0075730256</text:p>
          </table:table-cell>
          <table:table-cell office:value-type="float" office:value="2773">
            <text:p>2773</text:p>
          </table:table-cell>
          <table:table-cell office:value-type="float" office:value="0.264986599426656">
            <text:p>0.2649865994</text:p>
          </table:table-cell>
          <table:table-cell office:value-type="float" office:value="0">
            <text:p>0</text:p>
          </table:table-cell>
          <table:table-cell office:value-type="float" office:value="2773">
            <text:p>2773</text:p>
          </table:table-cell>
          <table:table-cell office:value-type="float" office:value="0.279655620426719">
            <text:p>0.2796556204</text:p>
          </table:table-cell>
          <table:table-cell office:value-type="float" office:value="0">
            <text:p>0</text:p>
          </table:table-cell>
          <table:table-cell office:value-type="float" office:value="2749">
            <text:p>2749</text:p>
          </table:table-cell>
          <table:table-cell office:value-type="float" office:value="0.219640178860916">
            <text:p>0.2196401789</text:p>
          </table:table-cell>
          <table:table-cell office:value-type="float" office:value="0.00865488640461594">
            <text:p>0.0086548864</text:p>
          </table:table-cell>
          <table:table-cell office:value-type="float" office:value="2773">
            <text:p>2773</text:p>
          </table:table-cell>
          <table:table-cell office:value-type="float" office:value="0.246030794494219">
            <text:p>0.24603079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23">
            <text:p>9323</text:p>
          </table:table-cell>
          <table:table-cell office:value-type="float" office:value="27">
            <text:p>27</text:p>
          </table:table-cell>
          <table:table-cell office:value-type="float" office:value="3228">
            <text:p>3228</text:p>
          </table:table-cell>
          <table:table-cell office:value-type="float" office:value="3170">
            <text:p>3170</text:p>
          </table:table-cell>
          <table:table-cell office:value-type="float" office:value="0.204663259569922">
            <text:p>0.2046632596</text:p>
          </table:table-cell>
          <table:table-cell office:value-type="float" office:value="0.0179677819083024">
            <text:p>0.0179677819</text:p>
          </table:table-cell>
          <table:table-cell office:value-type="float" office:value="3228">
            <text:p>3228</text:p>
          </table:table-cell>
          <table:table-cell office:value-type="float" office:value="0.159595813516268">
            <text:p>0.1595958135</text:p>
          </table:table-cell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 office:value-type="float" office:value="0.279923398637317">
            <text:p>0.2799233986</text:p>
          </table:table-cell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 office:value-type="float" office:value="0.287655377840187">
            <text:p>0.2876553778</text:p>
          </table:table-cell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 office:value-type="float" office:value="0.238786320918657">
            <text:p>0.2387863209</text:p>
          </table:table-cell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 office:value-type="float" office:value="0.245180808606224">
            <text:p>0.245180808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24">
            <text:p>9324</text:p>
          </table:table-cell>
          <table:table-cell office:value-type="float" office:value="27">
            <text:p>27</text:p>
          </table:table-cell>
          <table:table-cell office:value-type="float" office:value="3379">
            <text:p>3379</text:p>
          </table:table-cell>
          <table:table-cell office:value-type="float" office:value="3359">
            <text:p>3359</text:p>
          </table:table-cell>
          <table:table-cell office:value-type="float" office:value="0.218151070762958">
            <text:p>0.2181510708</text:p>
          </table:table-cell>
          <table:table-cell office:value-type="float" office:value="0.00591891092039065">
            <text:p>0.0059189109</text:p>
          </table:table-cell>
          <table:table-cell office:value-type="float" office:value="3375">
            <text:p>3375</text:p>
          </table:table-cell>
          <table:table-cell office:value-type="float" office:value="0.155613195774329">
            <text:p>0.1556131958</text:p>
          </table:table-cell>
          <table:table-cell office:value-type="float" office:value="0.00118378218407813">
            <text:p>0.0011837822</text:p>
          </table:table-cell>
          <table:table-cell office:value-type="float" office:value="3379">
            <text:p>3379</text:p>
          </table:table-cell>
          <table:table-cell office:value-type="float" office:value="0.285474898125319">
            <text:p>0.2854748981</text:p>
          </table:table-cell>
          <table:table-cell office:value-type="float" office:value="0">
            <text:p>0</text:p>
          </table:table-cell>
          <table:table-cell office:value-type="float" office:value="3379">
            <text:p>3379</text:p>
          </table:table-cell>
          <table:table-cell office:value-type="float" office:value="0.290234259283017">
            <text:p>0.2902342593</text:p>
          </table:table-cell>
          <table:table-cell office:value-type="float" office:value="0">
            <text:p>0</text:p>
          </table:table-cell>
          <table:table-cell office:value-type="float" office:value="3372">
            <text:p>3372</text:p>
          </table:table-cell>
          <table:table-cell office:value-type="float" office:value="0.230745510399731">
            <text:p>0.2307455104</text:p>
          </table:table-cell>
          <table:table-cell office:value-type="float" office:value="0.00207161882213673">
            <text:p>0.0020716188</text:p>
          </table:table-cell>
          <table:table-cell office:value-type="float" office:value="3379">
            <text:p>3379</text:p>
          </table:table-cell>
          <table:table-cell office:value-type="float" office:value="0.25554625122168">
            <text:p>0.255546251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25">
            <text:p>9325</text:p>
          </table:table-cell>
          <table:table-cell office:value-type="float" office:value="27">
            <text:p>27</text:p>
          </table:table-cell>
          <table:table-cell office:value-type="float" office:value="3477">
            <text:p>3477</text:p>
          </table:table-cell>
          <table:table-cell office:value-type="float" office:value="3419">
            <text:p>3419</text:p>
          </table:table-cell>
          <table:table-cell office:value-type="float" office:value="0.246536494111445">
            <text:p>0.2465364941</text:p>
          </table:table-cell>
          <table:table-cell office:value-type="float" office:value="0.0166810468794938">
            <text:p>0.0166810469</text:p>
          </table:table-cell>
          <table:table-cell office:value-type="float" office:value="3418">
            <text:p>3418</text:p>
          </table:table-cell>
          <table:table-cell office:value-type="float" office:value="0.159025735165484">
            <text:p>0.1590257352</text:p>
          </table:table-cell>
          <table:table-cell office:value-type="float" office:value="0.0169686511360368">
            <text:p>0.0169686511</text:p>
          </table:table-cell>
          <table:table-cell office:value-type="float" office:value="3477">
            <text:p>3477</text:p>
          </table:table-cell>
          <table:table-cell office:value-type="float" office:value="0.281317804685186">
            <text:p>0.2813178047</text:p>
          </table:table-cell>
          <table:table-cell office:value-type="float" office:value="0">
            <text:p>0</text:p>
          </table:table-cell>
          <table:table-cell office:value-type="float" office:value="3461">
            <text:p>3461</text:p>
          </table:table-cell>
          <table:table-cell office:value-type="float" office:value="0.290659252227014">
            <text:p>0.2906592522</text:p>
          </table:table-cell>
          <table:table-cell office:value-type="float" office:value="0.00460166810468795">
            <text:p>0.0046016681</text:p>
          </table:table-cell>
          <table:table-cell office:value-type="float" office:value="3459">
            <text:p>3459</text:p>
          </table:table-cell>
          <table:table-cell office:value-type="float" office:value="0.226107442508158">
            <text:p>0.2261074425</text:p>
          </table:table-cell>
          <table:table-cell office:value-type="float" office:value="0.00517687661777394">
            <text:p>0.0051768766</text:p>
          </table:table-cell>
          <table:table-cell office:value-type="float" office:value="3477">
            <text:p>3477</text:p>
          </table:table-cell>
          <table:table-cell office:value-type="float" office:value="0.246586410955581">
            <text:p>0.2465864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26">
            <text:p>9326</text:p>
          </table:table-cell>
          <table:table-cell office:value-type="float" office:value="27">
            <text:p>27</text:p>
          </table:table-cell>
          <table:table-cell office:value-type="float" office:value="3391">
            <text:p>3391</text:p>
          </table:table-cell>
          <table:table-cell office:value-type="float" office:value="3279">
            <text:p>3279</text:p>
          </table:table-cell>
          <table:table-cell office:value-type="float" office:value="0.220260174055837">
            <text:p>0.2202601741</text:p>
          </table:table-cell>
          <table:table-cell office:value-type="float" office:value="0.0330286051312297">
            <text:p>0.0330286051</text:p>
          </table:table-cell>
          <table:table-cell office:value-type="float" office:value="3328">
            <text:p>3328</text:p>
          </table:table-cell>
          <table:table-cell office:value-type="float" office:value="0.16106952669968">
            <text:p>0.1610695267</text:p>
          </table:table-cell>
          <table:table-cell office:value-type="float" office:value="0.0185785903863167">
            <text:p>0.0185785904</text:p>
          </table:table-cell>
          <table:table-cell office:value-type="float" office:value="3391">
            <text:p>3391</text:p>
          </table:table-cell>
          <table:table-cell office:value-type="float" office:value="0.282888552481497">
            <text:p>0.2828885525</text:p>
          </table:table-cell>
          <table:table-cell office:value-type="float" office:value="0">
            <text:p>0</text:p>
          </table:table-cell>
          <table:table-cell office:value-type="float" office:value="3391">
            <text:p>3391</text:p>
          </table:table-cell>
          <table:table-cell office:value-type="float" office:value="0.288218925015103">
            <text:p>0.288218925</text:p>
          </table:table-cell>
          <table:table-cell office:value-type="float" office:value="0">
            <text:p>0</text:p>
          </table:table-cell>
          <table:table-cell office:value-type="float" office:value="3391">
            <text:p>3391</text:p>
          </table:table-cell>
          <table:table-cell office:value-type="float" office:value="0.230850942238747">
            <text:p>0.2308509422</text:p>
          </table:table-cell>
          <table:table-cell office:value-type="float" office:value="0">
            <text:p>0</text:p>
          </table:table-cell>
          <table:table-cell office:value-type="float" office:value="3391">
            <text:p>3391</text:p>
          </table:table-cell>
          <table:table-cell office:value-type="float" office:value="0.250835407370432">
            <text:p>0.250835407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27">
            <text:p>9327</text:p>
          </table:table-cell>
          <table:table-cell office:value-type="float" office:value="27">
            <text:p>27</text:p>
          </table:table-cell>
          <table:table-cell office:value-type="float" office:value="3063">
            <text:p>3063</text:p>
          </table:table-cell>
          <table:table-cell office:value-type="float" office:value="3033">
            <text:p>3033</text:p>
          </table:table-cell>
          <table:table-cell office:value-type="float" office:value="0.197654374838178">
            <text:p>0.1976543748</text:p>
          </table:table-cell>
          <table:table-cell office:value-type="float" office:value="0.00979431929480901">
            <text:p>0.0097943193</text:p>
          </table:table-cell>
          <table:table-cell office:value-type="float" office:value="3035">
            <text:p>3035</text:p>
          </table:table-cell>
          <table:table-cell office:value-type="float" office:value="0.15294194484422">
            <text:p>0.1529419448</text:p>
          </table:table-cell>
          <table:table-cell office:value-type="float" office:value="0.00914136467515507">
            <text:p>0.0091413647</text:p>
          </table:table-cell>
          <table:table-cell office:value-type="float" office:value="3063">
            <text:p>3063</text:p>
          </table:table-cell>
          <table:table-cell office:value-type="float" office:value="0.266261111746086">
            <text:p>0.2662611117</text:p>
          </table:table-cell>
          <table:table-cell office:value-type="float" office:value="0">
            <text:p>0</text:p>
          </table:table-cell>
          <table:table-cell office:value-type="float" office:value="3063">
            <text:p>3063</text:p>
          </table:table-cell>
          <table:table-cell office:value-type="float" office:value="0.27266166409696">
            <text:p>0.2726616641</text:p>
          </table:table-cell>
          <table:table-cell office:value-type="float" office:value="0">
            <text:p>0</text:p>
          </table:table-cell>
          <table:table-cell office:value-type="float" office:value="3057">
            <text:p>3057</text:p>
          </table:table-cell>
          <table:table-cell office:value-type="float" office:value="0.215633768978314">
            <text:p>0.215633769</text:p>
          </table:table-cell>
          <table:table-cell office:value-type="float" office:value="0.0019588638589618">
            <text:p>0.0019588639</text:p>
          </table:table-cell>
          <table:table-cell office:value-type="float" office:value="3057">
            <text:p>3057</text:p>
          </table:table-cell>
          <table:table-cell office:value-type="float" office:value="0.236876885002321">
            <text:p>0.236876885</text:p>
          </table:table-cell>
          <table:table-cell office:value-type="float" office:value="0.0019588638589618">
            <text:p>0.0019588639</text:p>
          </table:table-cell>
          <table:table-cell table:number-columns-repeated="21"/>
        </table:table-row>
        <table:table-row table:style-name="ro2">
          <table:table-cell office:value-type="float" office:value="9328">
            <text:p>9328</text:p>
          </table:table-cell>
          <table:table-cell office:value-type="float" office:value="27">
            <text:p>27</text:p>
          </table:table-cell>
          <table:table-cell office:value-type="float" office:value="2924">
            <text:p>2924</text:p>
          </table:table-cell>
          <table:table-cell office:value-type="float" office:value="2895">
            <text:p>2895</text:p>
          </table:table-cell>
          <table:table-cell office:value-type="float" office:value="0.215188249481588">
            <text:p>0.2151882495</text:p>
          </table:table-cell>
          <table:table-cell office:value-type="float" office:value="0.00991792065663475">
            <text:p>0.0099179207</text:p>
          </table:table-cell>
          <table:table-cell office:value-type="float" office:value="2914">
            <text:p>2914</text:p>
          </table:table-cell>
          <table:table-cell office:value-type="float" office:value="0.155385071131503">
            <text:p>0.1553850711</text:p>
          </table:table-cell>
          <table:table-cell office:value-type="float" office:value="0.00341997264021888">
            <text:p>0.0034199726</text:p>
          </table:table-cell>
          <table:table-cell office:value-type="float" office:value="2924">
            <text:p>2924</text:p>
          </table:table-cell>
          <table:table-cell office:value-type="float" office:value="0.275293261459298">
            <text:p>0.2752932615</text:p>
          </table:table-cell>
          <table:table-cell office:value-type="float" office:value="0">
            <text:p>0</text:p>
          </table:table-cell>
          <table:table-cell office:value-type="float" office:value="2924">
            <text:p>2924</text:p>
          </table:table-cell>
          <table:table-cell office:value-type="float" office:value="0.282606312381477">
            <text:p>0.2826063124</text:p>
          </table:table-cell>
          <table:table-cell office:value-type="float" office:value="0">
            <text:p>0</text:p>
          </table:table-cell>
          <table:table-cell office:value-type="float" office:value="2848">
            <text:p>2848</text:p>
          </table:table-cell>
          <table:table-cell office:value-type="float" office:value="0.22730824584279">
            <text:p>0.2273082458</text:p>
          </table:table-cell>
          <table:table-cell office:value-type="float" office:value="0.0259917920656635">
            <text:p>0.0259917921</text:p>
          </table:table-cell>
          <table:table-cell office:value-type="float" office:value="2924">
            <text:p>2924</text:p>
          </table:table-cell>
          <table:table-cell office:value-type="float" office:value="0.244834189772645">
            <text:p>0.24483418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29">
            <text:p>9329</text:p>
          </table:table-cell>
          <table:table-cell office:value-type="float" office:value="27">
            <text:p>27</text:p>
          </table:table-cell>
          <table:table-cell office:value-type="float" office:value="3244">
            <text:p>3244</text:p>
          </table:table-cell>
          <table:table-cell office:value-type="float" office:value="3227">
            <text:p>3227</text:p>
          </table:table-cell>
          <table:table-cell office:value-type="float" office:value="0.20537982286518">
            <text:p>0.2053798229</text:p>
          </table:table-cell>
          <table:table-cell office:value-type="float" office:value="0.00524044389642417">
            <text:p>0.0052404439</text:p>
          </table:table-cell>
          <table:table-cell office:value-type="float" office:value="3244">
            <text:p>3244</text:p>
          </table:table-cell>
          <table:table-cell office:value-type="float" office:value="0.160393549997318">
            <text:p>0.16039355</text:p>
          </table:table-cell>
          <table:table-cell office:value-type="float" office:value="0">
            <text:p>0</text:p>
          </table:table-cell>
          <table:table-cell office:value-type="float" office:value="3244">
            <text:p>3244</text:p>
          </table:table-cell>
          <table:table-cell office:value-type="float" office:value="0.296019948077152">
            <text:p>0.2960199481</text:p>
          </table:table-cell>
          <table:table-cell office:value-type="float" office:value="0">
            <text:p>0</text:p>
          </table:table-cell>
          <table:table-cell office:value-type="float" office:value="3244">
            <text:p>3244</text:p>
          </table:table-cell>
          <table:table-cell office:value-type="float" office:value="0.288639252833481">
            <text:p>0.2886392528</text:p>
          </table:table-cell>
          <table:table-cell office:value-type="float" office:value="0">
            <text:p>0</text:p>
          </table:table-cell>
          <table:table-cell office:value-type="float" office:value="3244">
            <text:p>3244</text:p>
          </table:table-cell>
          <table:table-cell office:value-type="float" office:value="0.24892457191641">
            <text:p>0.2489245719</text:p>
          </table:table-cell>
          <table:table-cell office:value-type="float" office:value="0">
            <text:p>0</text:p>
          </table:table-cell>
          <table:table-cell office:value-type="float" office:value="3244">
            <text:p>3244</text:p>
          </table:table-cell>
          <table:table-cell office:value-type="float" office:value="0.246963353105691">
            <text:p>0.24696335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30">
            <text:p>9330</text:p>
          </table:table-cell>
          <table:table-cell office:value-type="float" office:value="27">
            <text:p>27</text:p>
          </table:table-cell>
          <table:table-cell office:value-type="float" office:value="3261">
            <text:p>3261</text:p>
          </table:table-cell>
          <table:table-cell office:value-type="float" office:value="3220">
            <text:p>3220</text:p>
          </table:table-cell>
          <table:table-cell office:value-type="float" office:value="0.216584055067143">
            <text:p>0.2165840551</text:p>
          </table:table-cell>
          <table:table-cell office:value-type="float" office:value="0.0125728304201165">
            <text:p>0.0125728304</text:p>
          </table:table-cell>
          <table:table-cell office:value-type="float" office:value="3202">
            <text:p>3202</text:p>
          </table:table-cell>
          <table:table-cell office:value-type="float" office:value="0.157336959690982">
            <text:p>0.1573369597</text:p>
          </table:table-cell>
          <table:table-cell office:value-type="float" office:value="0.0180926096289482">
            <text:p>0.0180926096</text:p>
          </table:table-cell>
          <table:table-cell office:value-type="float" office:value="3261">
            <text:p>3261</text:p>
          </table:table-cell>
          <table:table-cell office:value-type="float" office:value="0.276321455145983">
            <text:p>0.2763214551</text:p>
          </table:table-cell>
          <table:table-cell office:value-type="float" office:value="0">
            <text:p>0</text:p>
          </table:table-cell>
          <table:table-cell office:value-type="float" office:value="3261">
            <text:p>3261</text:p>
          </table:table-cell>
          <table:table-cell office:value-type="float" office:value="0.280825633932258">
            <text:p>0.2808256339</text:p>
          </table:table-cell>
          <table:table-cell office:value-type="float" office:value="0">
            <text:p>0</text:p>
          </table:table-cell>
          <table:table-cell office:value-type="float" office:value="3261">
            <text:p>3261</text:p>
          </table:table-cell>
          <table:table-cell office:value-type="float" office:value="0.22609391364386">
            <text:p>0.2260939136</text:p>
          </table:table-cell>
          <table:table-cell office:value-type="float" office:value="0">
            <text:p>0</text:p>
          </table:table-cell>
          <table:table-cell office:value-type="float" office:value="3261">
            <text:p>3261</text:p>
          </table:table-cell>
          <table:table-cell office:value-type="float" office:value="0.245589007097989">
            <text:p>0.24558900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31">
            <text:p>9331</text:p>
          </table:table-cell>
          <table:table-cell office:value-type="float" office:value="27">
            <text:p>27</text:p>
          </table:table-cell>
          <table:table-cell table:number-columns-repeated="2" office:value-type="float" office:value="3494">
            <text:p>3494</text:p>
          </table:table-cell>
          <table:table-cell office:value-type="float" office:value="0.226357959753961">
            <text:p>0.2263579598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159951762601087">
            <text:p>0.1599517626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277485403988216">
            <text:p>0.277485404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28538952632647">
            <text:p>0.2853895263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228434407167499">
            <text:p>0.2284344072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242774070298778">
            <text:p>0.242774070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32">
            <text:p>9332</text:p>
          </table:table-cell>
          <table:table-cell office:value-type="float" office:value="27">
            <text:p>27</text:p>
          </table:table-cell>
          <table:table-cell office:value-type="float" office:value="3333">
            <text:p>3333</text:p>
          </table:table-cell>
          <table:table-cell office:value-type="float" office:value="3297">
            <text:p>3297</text:p>
          </table:table-cell>
          <table:table-cell office:value-type="float" office:value="0.29076235150322">
            <text:p>0.2907623515</text:p>
          </table:table-cell>
          <table:table-cell office:value-type="float" office:value="0.0108010801080108">
            <text:p>0.0108010801</text:p>
          </table:table-cell>
          <table:table-cell office:value-type="float" office:value="3260">
            <text:p>3260</text:p>
          </table:table-cell>
          <table:table-cell office:value-type="float" office:value="0.16044953150476">
            <text:p>0.1604495315</text:p>
          </table:table-cell>
          <table:table-cell office:value-type="float" office:value="0.0219021902190219">
            <text:p>0.0219021902</text:p>
          </table:table-cell>
          <table:table-cell office:value-type="float" office:value="3333">
            <text:p>3333</text:p>
          </table:table-cell>
          <table:table-cell office:value-type="float" office:value="0.286965405760964">
            <text:p>0.2869654058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float" office:value="0.29751372130073">
            <text:p>0.2975137213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float" office:value="0.235277679939727">
            <text:p>0.2352776799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float" office:value="0.255001364549244">
            <text:p>0.25500136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33">
            <text:p>9333</text:p>
          </table:table-cell>
          <table:table-cell office:value-type="float" office:value="27">
            <text:p>27</text:p>
          </table:table-cell>
          <table:table-cell office:value-type="float" office:value="3398">
            <text:p>3398</text:p>
          </table:table-cell>
          <table:table-cell office:value-type="float" office:value="3333">
            <text:p>3333</text:p>
          </table:table-cell>
          <table:table-cell office:value-type="float" office:value="0.279337925371985">
            <text:p>0.2793379254</text:p>
          </table:table-cell>
          <table:table-cell office:value-type="float" office:value="0.0191288993525603">
            <text:p>0.0191288994</text:p>
          </table:table-cell>
          <table:table-cell office:value-type="float" office:value="3282">
            <text:p>3282</text:p>
          </table:table-cell>
          <table:table-cell office:value-type="float" office:value="0.150627109511491">
            <text:p>0.1506271095</text:p>
          </table:table-cell>
          <table:table-cell office:value-type="float" office:value="0.0341377280753384">
            <text:p>0.0341377281</text:p>
          </table:table-cell>
          <table:table-cell office:value-type="float" office:value="3398">
            <text:p>3398</text:p>
          </table:table-cell>
          <table:table-cell office:value-type="float" office:value="0.275429016614845">
            <text:p>0.2754290166</text:p>
          </table:table-cell>
          <table:table-cell office:value-type="float" office:value="0">
            <text:p>0</text:p>
          </table:table-cell>
          <table:table-cell office:value-type="float" office:value="3398">
            <text:p>3398</text:p>
          </table:table-cell>
          <table:table-cell office:value-type="float" office:value="0.282449097648077">
            <text:p>0.2824490976</text:p>
          </table:table-cell>
          <table:table-cell office:value-type="float" office:value="0">
            <text:p>0</text:p>
          </table:table-cell>
          <table:table-cell office:value-type="float" office:value="3398">
            <text:p>3398</text:p>
          </table:table-cell>
          <table:table-cell office:value-type="float" office:value="0.227079654687402">
            <text:p>0.2270796547</text:p>
          </table:table-cell>
          <table:table-cell office:value-type="float" office:value="0">
            <text:p>0</text:p>
          </table:table-cell>
          <table:table-cell office:value-type="float" office:value="3398">
            <text:p>3398</text:p>
          </table:table-cell>
          <table:table-cell office:value-type="float" office:value="0.241251839808916">
            <text:p>0.24125183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34">
            <text:p>9334</text:p>
          </table:table-cell>
          <table:table-cell office:value-type="float" office:value="27">
            <text:p>27</text:p>
          </table:table-cell>
          <table:table-cell office:value-type="float" office:value="3080">
            <text:p>3080</text:p>
          </table:table-cell>
          <table:table-cell office:value-type="float" office:value="3054">
            <text:p>3054</text:p>
          </table:table-cell>
          <table:table-cell office:value-type="float" office:value="0.312606802219667">
            <text:p>0.3126068022</text:p>
          </table:table-cell>
          <table:table-cell office:value-type="float" office:value="0.00844155844155844">
            <text:p>0.0084415584</text:p>
          </table:table-cell>
          <table:table-cell office:value-type="float" office:value="3059">
            <text:p>3059</text:p>
          </table:table-cell>
          <table:table-cell office:value-type="float" office:value="0.163413285811254">
            <text:p>0.1634132858</text:p>
          </table:table-cell>
          <table:table-cell office:value-type="float" office:value="0.00681818181818182">
            <text:p>0.0068181818</text:p>
          </table:table-cell>
          <table:table-cell office:value-type="float" office:value="3080">
            <text:p>3080</text:p>
          </table:table-cell>
          <table:table-cell office:value-type="float" office:value="0.279662151602587">
            <text:p>0.2796621516</text:p>
          </table:table-cell>
          <table:table-cell office:value-type="float" office:value="0">
            <text:p>0</text:p>
          </table:table-cell>
          <table:table-cell office:value-type="float" office:value="3080">
            <text:p>3080</text:p>
          </table:table-cell>
          <table:table-cell office:value-type="float" office:value="0.287240648172554">
            <text:p>0.2872406482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office:value-type="float" office:value="0.240779262583593">
            <text:p>0.2407792626</text:p>
          </table:table-cell>
          <table:table-cell office:value-type="float" office:value="0.00681818181818182">
            <text:p>0.0068181818</text:p>
          </table:table-cell>
          <table:table-cell office:value-type="float" office:value="3080">
            <text:p>3080</text:p>
          </table:table-cell>
          <table:table-cell office:value-type="float" office:value="0.307963602689911">
            <text:p>0.307963602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35">
            <text:p>9335</text:p>
          </table:table-cell>
          <table:table-cell office:value-type="float" office:value="27">
            <text:p>27</text:p>
          </table:table-cell>
          <table:table-cell office:value-type="float" office:value="3315">
            <text:p>3315</text:p>
          </table:table-cell>
          <table:table-cell office:value-type="float" office:value="3295">
            <text:p>3295</text:p>
          </table:table-cell>
          <table:table-cell office:value-type="float" office:value="0.269129697489929">
            <text:p>0.2691296975</text:p>
          </table:table-cell>
          <table:table-cell office:value-type="float" office:value="0.00603318250377074">
            <text:p>0.0060331825</text:p>
          </table:table-cell>
          <table:table-cell office:value-type="float" office:value="3295">
            <text:p>3295</text:p>
          </table:table-cell>
          <table:table-cell office:value-type="float" office:value="0.155054313725033">
            <text:p>0.1550543137</text:p>
          </table:table-cell>
          <table:table-cell office:value-type="float" office:value="0.00603318250377074">
            <text:p>0.0060331825</text:p>
          </table:table-cell>
          <table:table-cell office:value-type="float" office:value="3315">
            <text:p>3315</text:p>
          </table:table-cell>
          <table:table-cell office:value-type="float" office:value="0.26892629801289">
            <text:p>0.268926298</text:p>
          </table:table-cell>
          <table:table-cell office:value-type="float" office:value="0">
            <text:p>0</text:p>
          </table:table-cell>
          <table:table-cell office:value-type="float" office:value="3315">
            <text:p>3315</text:p>
          </table:table-cell>
          <table:table-cell office:value-type="float" office:value="0.314244261312346">
            <text:p>0.3142442613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220583000748753">
            <text:p>0.2205830007</text:p>
          </table:table-cell>
          <table:table-cell office:value-type="float" office:value="0.00542986425339366">
            <text:p>0.0054298643</text:p>
          </table:table-cell>
          <table:table-cell office:value-type="float" office:value="3315">
            <text:p>3315</text:p>
          </table:table-cell>
          <table:table-cell office:value-type="float" office:value="0.240945341055671">
            <text:p>0.24094534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36">
            <text:p>9336</text:p>
          </table:table-cell>
          <table:table-cell office:value-type="float" office:value="27">
            <text:p>27</text:p>
          </table:table-cell>
          <table:table-cell office:value-type="float" office:value="3458">
            <text:p>3458</text:p>
          </table:table-cell>
          <table:table-cell office:value-type="float" office:value="3395">
            <text:p>3395</text:p>
          </table:table-cell>
          <table:table-cell office:value-type="float" office:value="0.26213340859736">
            <text:p>0.2621334086</text:p>
          </table:table-cell>
          <table:table-cell office:value-type="float" office:value="0.0182186234817814">
            <text:p>0.0182186235</text:p>
          </table:table-cell>
          <table:table-cell office:value-type="float" office:value="3440">
            <text:p>3440</text:p>
          </table:table-cell>
          <table:table-cell office:value-type="float" office:value="0.152817385990161">
            <text:p>0.152817386</text:p>
          </table:table-cell>
          <table:table-cell office:value-type="float" office:value="0.00520532099479468">
            <text:p>0.005205321</text:p>
          </table:table-cell>
          <table:table-cell office:value-type="float" office:value="3458">
            <text:p>3458</text:p>
          </table:table-cell>
          <table:table-cell office:value-type="float" office:value="0.27703988449149">
            <text:p>0.2770398845</text:p>
          </table:table-cell>
          <table:table-cell office:value-type="float" office:value="0">
            <text:p>0</text:p>
          </table:table-cell>
          <table:table-cell office:value-type="float" office:value="3458">
            <text:p>3458</text:p>
          </table:table-cell>
          <table:table-cell office:value-type="float" office:value="0.286170468355287">
            <text:p>0.2861704684</text:p>
          </table:table-cell>
          <table:table-cell office:value-type="float" office:value="0">
            <text:p>0</text:p>
          </table:table-cell>
          <table:table-cell office:value-type="float" office:value="3458">
            <text:p>3458</text:p>
          </table:table-cell>
          <table:table-cell office:value-type="float" office:value="0.225620403393412">
            <text:p>0.2256204034</text:p>
          </table:table-cell>
          <table:table-cell office:value-type="float" office:value="0">
            <text:p>0</text:p>
          </table:table-cell>
          <table:table-cell office:value-type="float" office:value="3458">
            <text:p>3458</text:p>
          </table:table-cell>
          <table:table-cell office:value-type="float" office:value="0.241848509375736">
            <text:p>0.24184850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37">
            <text:p>9337</text:p>
          </table:table-cell>
          <table:table-cell office:value-type="float" office:value="27">
            <text:p>27</text:p>
          </table:table-cell>
          <table:table-cell office:value-type="float" office:value="3546">
            <text:p>3546</text:p>
          </table:table-cell>
          <table:table-cell office:value-type="float" office:value="3533">
            <text:p>3533</text:p>
          </table:table-cell>
          <table:table-cell office:value-type="float" office:value="0.286461572193985">
            <text:p>0.2864615722</text:p>
          </table:table-cell>
          <table:table-cell office:value-type="float" office:value="0.00366610265087422">
            <text:p>0.0036661027</text:p>
          </table:table-cell>
          <table:table-cell office:value-type="float" office:value="3514">
            <text:p>3514</text:p>
          </table:table-cell>
          <table:table-cell office:value-type="float" office:value="0.153071635336461">
            <text:p>0.1530716353</text:p>
          </table:table-cell>
          <table:table-cell office:value-type="float" office:value="0.00902425267907501">
            <text:p>0.0090242527</text:p>
          </table:table-cell>
          <table:table-cell office:value-type="float" office:value="3546">
            <text:p>3546</text:p>
          </table:table-cell>
          <table:table-cell office:value-type="float" office:value="0.273809751512084">
            <text:p>0.2738097515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0.279708802858789">
            <text:p>0.2797088029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0.220821855180505">
            <text:p>0.2208218552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0.240264232715126">
            <text:p>0.240264232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38">
            <text:p>9338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office:value-type="float" office:value="312">
            <text:p>312</text:p>
          </table:table-cell>
          <table:table-cell office:value-type="float" office:value="0.285459969723335">
            <text:p>0.2854599697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154245380942495">
            <text:p>0.1542453809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292046660586453">
            <text:p>0.2920466606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283582723173778">
            <text:p>0.2835827232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235529596723216">
            <text:p>0.2355295967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239111480174382">
            <text:p>0.2391114802</text:p>
          </table:table-cell>
          <table:table-cell office:value-type="float" office:value="0.106017191977077">
            <text:p>0.106017192</text:p>
          </table:table-cell>
          <table:table-cell table:number-columns-repeated="21"/>
        </table:table-row>
        <table:table-row table:style-name="ro2">
          <table:table-cell office:value-type="float" office:value="9339">
            <text:p>9339</text:p>
          </table:table-cell>
          <table:table-cell office:value-type="float" office:value="27">
            <text:p>27</text:p>
          </table:table-cell>
          <table:table-cell office:value-type="float" office:value="3133">
            <text:p>3133</text:p>
          </table:table-cell>
          <table:table-cell office:value-type="float" office:value="3115">
            <text:p>3115</text:p>
          </table:table-cell>
          <table:table-cell office:value-type="float" office:value="0.249644867312164">
            <text:p>0.2496448673</text:p>
          </table:table-cell>
          <table:table-cell office:value-type="float" office:value="0.00574529205234599">
            <text:p>0.0057452921</text:p>
          </table:table-cell>
          <table:table-cell office:value-type="float" office:value="3115">
            <text:p>3115</text:p>
          </table:table-cell>
          <table:table-cell office:value-type="float" office:value="0.149200980609405">
            <text:p>0.1492009806</text:p>
          </table:table-cell>
          <table:table-cell office:value-type="float" office:value="0.00574529205234599">
            <text:p>0.0057452921</text:p>
          </table:table-cell>
          <table:table-cell office:value-type="float" office:value="3133">
            <text:p>3133</text:p>
          </table:table-cell>
          <table:table-cell office:value-type="float" office:value="0.282010575839781">
            <text:p>0.2820105758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0.287381534966283">
            <text:p>0.287381535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0.230119917054067">
            <text:p>0.2301199171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0.246461852101522">
            <text:p>0.24646185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40">
            <text:p>9340</text:p>
          </table:table-cell>
          <table:table-cell office:value-type="float" office:value="27">
            <text:p>27</text:p>
          </table:table-cell>
          <table:table-cell office:value-type="float" office:value="2970">
            <text:p>2970</text:p>
          </table:table-cell>
          <table:table-cell office:value-type="float" office:value="2960">
            <text:p>2960</text:p>
          </table:table-cell>
          <table:table-cell office:value-type="float" office:value="0.218667966681673">
            <text:p>0.2186679667</text:p>
          </table:table-cell>
          <table:table-cell office:value-type="float" office:value="0.00336700336700337">
            <text:p>0.0033670034</text:p>
          </table:table-cell>
          <table:table-cell office:value-type="float" office:value="2960">
            <text:p>2960</text:p>
          </table:table-cell>
          <table:table-cell office:value-type="float" office:value="0.150832375038779">
            <text:p>0.150832375</text:p>
          </table:table-cell>
          <table:table-cell office:value-type="float" office:value="0.00336700336700337">
            <text:p>0.0033670034</text:p>
          </table:table-cell>
          <table:table-cell office:value-type="float" office:value="2970">
            <text:p>2970</text:p>
          </table:table-cell>
          <table:table-cell office:value-type="float" office:value="0.277033819828183">
            <text:p>0.2770338198</text:p>
          </table:table-cell>
          <table:table-cell office:value-type="float" office:value="0">
            <text:p>0</text:p>
          </table:table-cell>
          <table:table-cell office:value-type="float" office:value="2970">
            <text:p>2970</text:p>
          </table:table-cell>
          <table:table-cell office:value-type="float" office:value="0.281265088765678">
            <text:p>0.2812650888</text:p>
          </table:table-cell>
          <table:table-cell office:value-type="float" office:value="0">
            <text:p>0</text:p>
          </table:table-cell>
          <table:table-cell office:value-type="float" office:value="2970">
            <text:p>2970</text:p>
          </table:table-cell>
          <table:table-cell office:value-type="float" office:value="0.222811531257508">
            <text:p>0.2228115313</text:p>
          </table:table-cell>
          <table:table-cell office:value-type="float" office:value="0">
            <text:p>0</text:p>
          </table:table-cell>
          <table:table-cell office:value-type="float" office:value="2970">
            <text:p>2970</text:p>
          </table:table-cell>
          <table:table-cell office:value-type="float" office:value="0.241820052109453">
            <text:p>0.24182005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41">
            <text:p>9341</text:p>
          </table:table-cell>
          <table:table-cell office:value-type="float" office:value="27">
            <text:p>27</text:p>
          </table:table-cell>
          <table:table-cell office:value-type="float" office:value="3977">
            <text:p>3977</text:p>
          </table:table-cell>
          <table:table-cell office:value-type="float" office:value="3928">
            <text:p>3928</text:p>
          </table:table-cell>
          <table:table-cell office:value-type="float" office:value="0.22072575359273">
            <text:p>0.2207257536</text:p>
          </table:table-cell>
          <table:table-cell office:value-type="float" office:value="0.0123208448579331">
            <text:p>0.0123208449</text:p>
          </table:table-cell>
          <table:table-cell office:value-type="float" office:value="3956">
            <text:p>3956</text:p>
          </table:table-cell>
          <table:table-cell office:value-type="float" office:value="0.156584474928449">
            <text:p>0.1565844749</text:p>
          </table:table-cell>
          <table:table-cell office:value-type="float" office:value="0.00528036208197133">
            <text:p>0.0052803621</text:p>
          </table:table-cell>
          <table:table-cell office:value-type="float" office:value="3977">
            <text:p>3977</text:p>
          </table:table-cell>
          <table:table-cell office:value-type="float" office:value="0.28394613645959">
            <text:p>0.2839461365</text:p>
          </table:table-cell>
          <table:table-cell office:value-type="float" office:value="0">
            <text:p>0</text:p>
          </table:table-cell>
          <table:table-cell office:value-type="float" office:value="3977">
            <text:p>3977</text:p>
          </table:table-cell>
          <table:table-cell office:value-type="float" office:value="0.289788739786291">
            <text:p>0.2897887398</text:p>
          </table:table-cell>
          <table:table-cell office:value-type="float" office:value="0">
            <text:p>0</text:p>
          </table:table-cell>
          <table:table-cell office:value-type="float" office:value="3956">
            <text:p>3956</text:p>
          </table:table-cell>
          <table:table-cell office:value-type="float" office:value="0.230748309475103">
            <text:p>0.2307483095</text:p>
          </table:table-cell>
          <table:table-cell office:value-type="float" office:value="0.00528036208197133">
            <text:p>0.0052803621</text:p>
          </table:table-cell>
          <table:table-cell office:value-type="float" office:value="3977">
            <text:p>3977</text:p>
          </table:table-cell>
          <table:table-cell office:value-type="float" office:value="0.246703972121209">
            <text:p>0.24670397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42">
            <text:p>9342</text:p>
          </table:table-cell>
          <table:table-cell office:value-type="float" office:value="27">
            <text:p>27</text:p>
          </table:table-cell>
          <table:table-cell office:value-type="float" office:value="2954">
            <text:p>2954</text:p>
          </table:table-cell>
          <table:table-cell office:value-type="float" office:value="2927">
            <text:p>2927</text:p>
          </table:table-cell>
          <table:table-cell office:value-type="float" office:value="0.235149388985172">
            <text:p>0.235149389</text:p>
          </table:table-cell>
          <table:table-cell office:value-type="float" office:value="0.00914014895057549">
            <text:p>0.009140149</text:p>
          </table:table-cell>
          <table:table-cell office:value-type="float" office:value="2926">
            <text:p>2926</text:p>
          </table:table-cell>
          <table:table-cell office:value-type="float" office:value="0.153449510511694">
            <text:p>0.1534495105</text:p>
          </table:table-cell>
          <table:table-cell office:value-type="float" office:value="0.00947867298578199">
            <text:p>0.009478673</text:p>
          </table:table-cell>
          <table:table-cell office:value-type="float" office:value="2934">
            <text:p>2934</text:p>
          </table:table-cell>
          <table:table-cell office:value-type="float" office:value="0.279954654978972">
            <text:p>0.279954655</text:p>
          </table:table-cell>
          <table:table-cell office:value-type="float" office:value="0.00677048070412999">
            <text:p>0.0067704807</text:p>
          </table:table-cell>
          <table:table-cell office:value-type="float" office:value="2954">
            <text:p>2954</text:p>
          </table:table-cell>
          <table:table-cell office:value-type="float" office:value="0.284357134026726">
            <text:p>0.284357134</text:p>
          </table:table-cell>
          <table:table-cell office:value-type="float" office:value="0">
            <text:p>0</text:p>
          </table:table-cell>
          <table:table-cell office:value-type="float" office:value="2954">
            <text:p>2954</text:p>
          </table:table-cell>
          <table:table-cell office:value-type="float" office:value="0.22785639810316">
            <text:p>0.2278563981</text:p>
          </table:table-cell>
          <table:table-cell office:value-type="float" office:value="0">
            <text:p>0</text:p>
          </table:table-cell>
          <table:table-cell office:value-type="float" office:value="2934">
            <text:p>2934</text:p>
          </table:table-cell>
          <table:table-cell office:value-type="float" office:value="0.246140891458855">
            <text:p>0.2461408915</text:p>
          </table:table-cell>
          <table:table-cell office:value-type="float" office:value="0.00677048070412999">
            <text:p>0.0067704807</text:p>
          </table:table-cell>
          <table:table-cell table:number-columns-repeated="21"/>
        </table:table-row>
        <table:table-row table:style-name="ro2">
          <table:table-cell office:value-type="float" office:value="9343">
            <text:p>9343</text:p>
          </table:table-cell>
          <table:table-cell office:value-type="float" office:value="27">
            <text:p>27</text:p>
          </table:table-cell>
          <table:table-cell office:value-type="float" office:value="3156">
            <text:p>3156</text:p>
          </table:table-cell>
          <table:table-cell office:value-type="float" office:value="3103">
            <text:p>3103</text:p>
          </table:table-cell>
          <table:table-cell office:value-type="float" office:value="0.20992692080716">
            <text:p>0.2099269208</text:p>
          </table:table-cell>
          <table:table-cell office:value-type="float" office:value="0.0167934093789607">
            <text:p>0.0167934094</text:p>
          </table:table-cell>
          <table:table-cell office:value-type="float" office:value="3103">
            <text:p>3103</text:p>
          </table:table-cell>
          <table:table-cell office:value-type="float" office:value="0.152712420663707">
            <text:p>0.1527124207</text:p>
          </table:table-cell>
          <table:table-cell office:value-type="float" office:value="0.0167934093789607">
            <text:p>0.0167934094</text:p>
          </table:table-cell>
          <table:table-cell office:value-type="float" office:value="3156">
            <text:p>3156</text:p>
          </table:table-cell>
          <table:table-cell office:value-type="float" office:value="0.270111239920413">
            <text:p>0.2701112399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 office:value-type="float" office:value="0.283560330570801">
            <text:p>0.2835603306</text:p>
          </table:table-cell>
          <table:table-cell office:value-type="float" office:value="0">
            <text:p>0</text:p>
          </table:table-cell>
          <table:table-cell office:value-type="float" office:value="3103">
            <text:p>3103</text:p>
          </table:table-cell>
          <table:table-cell office:value-type="float" office:value="0.234192571720475">
            <text:p>0.2341925717</text:p>
          </table:table-cell>
          <table:table-cell office:value-type="float" office:value="0.0167934093789607">
            <text:p>0.0167934094</text:p>
          </table:table-cell>
          <table:table-cell office:value-type="float" office:value="3156">
            <text:p>3156</text:p>
          </table:table-cell>
          <table:table-cell office:value-type="float" office:value="0.24278386706258">
            <text:p>0.24278386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44">
            <text:p>9344</text:p>
          </table:table-cell>
          <table:table-cell office:value-type="float" office:value="27">
            <text:p>27</text:p>
          </table:table-cell>
          <table:table-cell office:value-type="float" office:value="3490">
            <text:p>3490</text:p>
          </table:table-cell>
          <table:table-cell office:value-type="float" office:value="3441">
            <text:p>3441</text:p>
          </table:table-cell>
          <table:table-cell office:value-type="float" office:value="0.214864489763548">
            <text:p>0.2148644898</text:p>
          </table:table-cell>
          <table:table-cell office:value-type="float" office:value="0.0140401146131805">
            <text:p>0.0140401146</text:p>
          </table:table-cell>
          <table:table-cell office:value-type="float" office:value="3441">
            <text:p>3441</text:p>
          </table:table-cell>
          <table:table-cell office:value-type="float" office:value="0.153161205748368">
            <text:p>0.1531612057</text:p>
          </table:table-cell>
          <table:table-cell office:value-type="float" office:value="0.0140401146131805">
            <text:p>0.0140401146</text:p>
          </table:table-cell>
          <table:table-cell office:value-type="float" office:value="3490">
            <text:p>3490</text:p>
          </table:table-cell>
          <table:table-cell office:value-type="float" office:value="0.273908652175231">
            <text:p>0.2739086522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75835349056362">
            <text:p>0.2758353491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22258713871518">
            <text:p>0.2222587139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3816259362324">
            <text:p>0.23816259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45">
            <text:p>9345</text:p>
          </table:table-cell>
          <table:table-cell office:value-type="float" office:value="27">
            <text:p>27</text:p>
          </table:table-cell>
          <table:table-cell office:value-type="float" office:value="2884">
            <text:p>2884</text:p>
          </table:table-cell>
          <table:table-cell office:value-type="float" office:value="2878">
            <text:p>2878</text:p>
          </table:table-cell>
          <table:table-cell office:value-type="float" office:value="0.206407083526742">
            <text:p>0.2064070835</text:p>
          </table:table-cell>
          <table:table-cell office:value-type="float" office:value="0.00208044382801664">
            <text:p>0.0020804438</text:p>
          </table:table-cell>
          <table:table-cell office:value-type="float" office:value="2826">
            <text:p>2826</text:p>
          </table:table-cell>
          <table:table-cell office:value-type="float" office:value="0.151870832001829">
            <text:p>0.151870832</text:p>
          </table:table-cell>
          <table:table-cell office:value-type="float" office:value="0.0201109570041609">
            <text:p>0.020110957</text:p>
          </table:table-cell>
          <table:table-cell office:value-type="float" office:value="2884">
            <text:p>2884</text:p>
          </table:table-cell>
          <table:table-cell office:value-type="float" office:value="0.270290380744227">
            <text:p>0.2702903807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77829690258984">
            <text:p>0.2778296903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25103507474698">
            <text:p>0.2251035075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38366926125403">
            <text:p>0.23836692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46">
            <text:p>9346</text:p>
          </table:table-cell>
          <table:table-cell office:value-type="float" office:value="27">
            <text:p>27</text:p>
          </table:table-cell>
          <table:table-cell table:number-columns-repeated="2" office:value-type="float" office:value="3124">
            <text:p>3124</text:p>
          </table:table-cell>
          <table:table-cell office:value-type="float" office:value="0.219914954759944">
            <text:p>0.2199149548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0.151810185368767">
            <text:p>0.1518101854</text:p>
          </table:table-cell>
          <table:table-cell office:value-type="float" office:value="0.00224071702944942">
            <text:p>0.002240717</text:p>
          </table:table-cell>
          <table:table-cell office:value-type="float" office:value="3124">
            <text:p>3124</text:p>
          </table:table-cell>
          <table:table-cell office:value-type="float" office:value="0.27386666604465">
            <text:p>0.273866666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0.278595237373254">
            <text:p>0.2785952374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0.220179000870046">
            <text:p>0.2201790009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0.244646185210152">
            <text:p>0.24464618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47">
            <text:p>9347</text:p>
          </table:table-cell>
          <table:table-cell office:value-type="float" office:value="27">
            <text:p>27</text:p>
          </table:table-cell>
          <table:table-cell office:value-type="float" office:value="2545">
            <text:p>2545</text:p>
          </table:table-cell>
          <table:table-cell office:value-type="float" office:value="2530">
            <text:p>2530</text:p>
          </table:table-cell>
          <table:table-cell office:value-type="float" office:value="0.218977731022852">
            <text:p>0.218977731</text:p>
          </table:table-cell>
          <table:table-cell office:value-type="float" office:value="0.00589390962671906">
            <text:p>0.0058939096</text:p>
          </table:table-cell>
          <table:table-cell office:value-type="float" office:value="2498">
            <text:p>2498</text:p>
          </table:table-cell>
          <table:table-cell office:value-type="float" office:value="0.167400102166251">
            <text:p>0.1674001022</text:p>
          </table:table-cell>
          <table:table-cell office:value-type="float" office:value="0.018467583497053">
            <text:p>0.0184675835</text:p>
          </table:table-cell>
          <table:table-cell office:value-type="float" office:value="2545">
            <text:p>2545</text:p>
          </table:table-cell>
          <table:table-cell office:value-type="float" office:value="0.2820889499502">
            <text:p>0.28208895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office:value-type="float" office:value="0.296277929523947">
            <text:p>0.2962779295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office:value-type="float" office:value="0.291941228747437">
            <text:p>0.2919412287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office:value-type="float" office:value="0.252676732452713">
            <text:p>0.25267673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48">
            <text:p>934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46">
            <text:p>2846</text:p>
          </table:table-cell>
          <table:table-cell office:value-type="float" office:value="0.218208451808086">
            <text:p>0.2182084518</text:p>
          </table:table-cell>
          <table:table-cell office:value-type="float" office:value="0">
            <text:p>0</text:p>
          </table:table-cell>
          <table:table-cell office:value-type="float" office:value="2834">
            <text:p>2834</text:p>
          </table:table-cell>
          <table:table-cell office:value-type="float" office:value="0.163307853972238">
            <text:p>0.163307854</text:p>
          </table:table-cell>
          <table:table-cell office:value-type="float" office:value="0.00421644413211525">
            <text:p>0.0042164441</text:p>
          </table:table-cell>
          <table:table-cell office:value-type="float" office:value="2846">
            <text:p>2846</text:p>
          </table:table-cell>
          <table:table-cell office:value-type="float" office:value="0.27865448446863">
            <text:p>0.2786544845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0.290207668066982">
            <text:p>0.2902076681</text:p>
          </table:table-cell>
          <table:table-cell office:value-type="float" office:value="0">
            <text:p>0</text:p>
          </table:table-cell>
          <table:table-cell office:value-type="float" office:value="2845">
            <text:p>2845</text:p>
          </table:table-cell>
          <table:table-cell office:value-type="float" office:value="0.227983289520029">
            <text:p>0.2279832895</text:p>
          </table:table-cell>
          <table:table-cell office:value-type="float" office:value="0.000351370344342937">
            <text:p>0.0003513703</text:p>
          </table:table-cell>
          <table:table-cell office:value-type="float" office:value="2846">
            <text:p>2846</text:p>
          </table:table-cell>
          <table:table-cell office:value-type="float" office:value="0.24913730164469">
            <text:p>0.249137301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49">
            <text:p>9349</text:p>
          </table:table-cell>
          <table:table-cell office:value-type="float" office:value="27">
            <text:p>27</text:p>
          </table:table-cell>
          <table:table-cell office:value-type="float" office:value="3019">
            <text:p>3019</text:p>
          </table:table-cell>
          <table:table-cell office:value-type="float" office:value="3015">
            <text:p>3015</text:p>
          </table:table-cell>
          <table:table-cell office:value-type="float" office:value="0.220734150818846">
            <text:p>0.2207341508</text:p>
          </table:table-cell>
          <table:table-cell office:value-type="float" office:value="0.00132494203378602">
            <text:p>0.001324942</text:p>
          </table:table-cell>
          <table:table-cell office:value-type="float" office:value="3019">
            <text:p>3019</text:p>
          </table:table-cell>
          <table:table-cell office:value-type="float" office:value="0.169094942304059">
            <text:p>0.1690949423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9389405033204">
            <text:p>0.2938940503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84183591353656">
            <text:p>0.2841835914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28286056172778">
            <text:p>0.2282860562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45014263621584">
            <text:p>0.24501426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50">
            <text:p>9350</text:p>
          </table:table-cell>
          <table:table-cell office:value-type="float" office:value="30">
            <text:p>30</text:p>
          </table:table-cell>
          <table:table-cell office:value-type="float" office:value="2875">
            <text:p>2875</text:p>
          </table:table-cell>
          <table:table-cell office:value-type="float" office:value="2827">
            <text:p>2827</text:p>
          </table:table-cell>
          <table:table-cell office:value-type="float" office:value="0.253021018723482">
            <text:p>0.2530210187</text:p>
          </table:table-cell>
          <table:table-cell office:value-type="float" office:value="0.016695652173913">
            <text:p>0.0166956522</text:p>
          </table:table-cell>
          <table:table-cell office:value-type="float" office:value="2875">
            <text:p>2875</text:p>
          </table:table-cell>
          <table:table-cell office:value-type="float" office:value="0.165798098028285">
            <text:p>0.165798098</text:p>
          </table:table-cell>
          <table:table-cell office:value-type="float" office:value="0">
            <text:p>0</text:p>
          </table:table-cell>
          <table:table-cell office:value-type="float" office:value="2875">
            <text:p>2875</text:p>
          </table:table-cell>
          <table:table-cell office:value-type="float" office:value="0.301746389775911">
            <text:p>0.3017463898</text:p>
          </table:table-cell>
          <table:table-cell office:value-type="float" office:value="0">
            <text:p>0</text:p>
          </table:table-cell>
          <table:table-cell office:value-type="float" office:value="2875">
            <text:p>2875</text:p>
          </table:table-cell>
          <table:table-cell office:value-type="float" office:value="0.311334622463046">
            <text:p>0.3113346225</text:p>
          </table:table-cell>
          <table:table-cell office:value-type="float" office:value="0">
            <text:p>0</text:p>
          </table:table-cell>
          <table:table-cell office:value-type="float" office:value="2867">
            <text:p>2867</text:p>
          </table:table-cell>
          <table:table-cell office:value-type="float" office:value="0.245401002535496">
            <text:p>0.2454010025</text:p>
          </table:table-cell>
          <table:table-cell office:value-type="float" office:value="0.00278260869565217">
            <text:p>0.0027826087</text:p>
          </table:table-cell>
          <table:table-cell office:value-type="float" office:value="2875">
            <text:p>2875</text:p>
          </table:table-cell>
          <table:table-cell office:value-type="float" office:value="0.267414330799393">
            <text:p>0.267414330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51">
            <text:p>9351</text:p>
          </table:table-cell>
          <table:table-cell office:value-type="float" office:value="30">
            <text:p>30</text:p>
          </table:table-cell>
          <table:table-cell office:value-type="float" office:value="3327">
            <text:p>3327</text:p>
          </table:table-cell>
          <table:table-cell office:value-type="float" office:value="3259">
            <text:p>3259</text:p>
          </table:table-cell>
          <table:table-cell office:value-type="float" office:value="0.251217014646162">
            <text:p>0.2512170146</text:p>
          </table:table-cell>
          <table:table-cell office:value-type="float" office:value="0.02043883378419">
            <text:p>0.0204388338</text:p>
          </table:table-cell>
          <table:table-cell office:value-type="float" office:value="3268">
            <text:p>3268</text:p>
          </table:table-cell>
          <table:table-cell office:value-type="float" office:value="0.175083564062671">
            <text:p>0.1750835641</text:p>
          </table:table-cell>
          <table:table-cell office:value-type="float" office:value="0.0177336940186354">
            <text:p>0.017733694</text:p>
          </table:table-cell>
          <table:table-cell office:value-type="float" office:value="3314">
            <text:p>3314</text:p>
          </table:table-cell>
          <table:table-cell office:value-type="float" office:value="0.298003092978286">
            <text:p>0.298003093</text:p>
          </table:table-cell>
          <table:table-cell office:value-type="float" office:value="0.00390742410580102">
            <text:p>0.0039074241</text:p>
          </table:table-cell>
          <table:table-cell office:value-type="float" office:value="3327">
            <text:p>3327</text:p>
          </table:table-cell>
          <table:table-cell office:value-type="float" office:value="0.305443501829896">
            <text:p>0.3054435018</text:p>
          </table:table-cell>
          <table:table-cell office:value-type="float" office:value="0">
            <text:p>0</text:p>
          </table:table-cell>
          <table:table-cell office:value-type="float" office:value="3308">
            <text:p>3308</text:p>
          </table:table-cell>
          <table:table-cell office:value-type="float" office:value="0.237895281925204">
            <text:p>0.2378952819</text:p>
          </table:table-cell>
          <table:table-cell office:value-type="float" office:value="0.00571085061617072">
            <text:p>0.0057108506</text:p>
          </table:table-cell>
          <table:table-cell office:value-type="float" office:value="3314">
            <text:p>3314</text:p>
          </table:table-cell>
          <table:table-cell office:value-type="float" office:value="0.264736548693415">
            <text:p>0.2647365487</text:p>
          </table:table-cell>
          <table:table-cell office:value-type="float" office:value="0.00390742410580102">
            <text:p>0.0039074241</text:p>
          </table:table-cell>
          <table:table-cell table:number-columns-repeated="21"/>
        </table:table-row>
        <table:table-row table:style-name="ro2">
          <table:table-cell office:value-type="float" office:value="9352">
            <text:p>9352</text:p>
          </table:table-cell>
          <table:table-cell office:value-type="float" office:value="30">
            <text:p>30</text:p>
          </table:table-cell>
          <table:table-cell office:value-type="float" office:value="3463">
            <text:p>3463</text:p>
          </table:table-cell>
          <table:table-cell office:value-type="float" office:value="3392">
            <text:p>3392</text:p>
          </table:table-cell>
          <table:table-cell office:value-type="float" office:value="0.250137504577654">
            <text:p>0.2501375046</text:p>
          </table:table-cell>
          <table:table-cell office:value-type="float" office:value="0.020502454519203">
            <text:p>0.0205024545</text:p>
          </table:table-cell>
          <table:table-cell office:value-type="float" office:value="3352">
            <text:p>3352</text:p>
          </table:table-cell>
          <table:table-cell office:value-type="float" office:value="0.170292946563319">
            <text:p>0.1702929466</text:p>
          </table:table-cell>
          <table:table-cell office:value-type="float" office:value="0.0320531331215709">
            <text:p>0.0320531331</text:p>
          </table:table-cell>
          <table:table-cell office:value-type="float" office:value="3463">
            <text:p>3463</text:p>
          </table:table-cell>
          <table:table-cell office:value-type="float" office:value="0.298342714123434">
            <text:p>0.2983427141</text:p>
          </table:table-cell>
          <table:table-cell office:value-type="float" office:value="0">
            <text:p>0</text:p>
          </table:table-cell>
          <table:table-cell office:value-type="float" office:value="3463">
            <text:p>3463</text:p>
          </table:table-cell>
          <table:table-cell office:value-type="float" office:value="0.314062787925722">
            <text:p>0.3140627879</text:p>
          </table:table-cell>
          <table:table-cell office:value-type="float" office:value="0">
            <text:p>0</text:p>
          </table:table-cell>
          <table:table-cell office:value-type="float" office:value="3463">
            <text:p>3463</text:p>
          </table:table-cell>
          <table:table-cell office:value-type="float" office:value="0.240640708352674">
            <text:p>0.2406407084</text:p>
          </table:table-cell>
          <table:table-cell office:value-type="float" office:value="0">
            <text:p>0</text:p>
          </table:table-cell>
          <table:table-cell office:value-type="float" office:value="3463">
            <text:p>3463</text:p>
          </table:table-cell>
          <table:table-cell office:value-type="float" office:value="0.25795158999144">
            <text:p>0.257951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53">
            <text:p>9353</text:p>
          </table:table-cell>
          <table:table-cell office:value-type="float" office:value="30">
            <text:p>30</text:p>
          </table:table-cell>
          <table:table-cell office:value-type="float" office:value="3987">
            <text:p>3987</text:p>
          </table:table-cell>
          <table:table-cell office:value-type="float" office:value="3902">
            <text:p>3902</text:p>
          </table:table-cell>
          <table:table-cell office:value-type="float" office:value="0.241594260029437">
            <text:p>0.24159426</text:p>
          </table:table-cell>
          <table:table-cell office:value-type="float" office:value="0.0213192876849762">
            <text:p>0.0213192877</text:p>
          </table:table-cell>
          <table:table-cell office:value-type="float" office:value="3824">
            <text:p>3824</text:p>
          </table:table-cell>
          <table:table-cell office:value-type="float" office:value="0.173855236486881">
            <text:p>0.1738552365</text:p>
          </table:table-cell>
          <table:table-cell office:value-type="float" office:value="0.0408828693253073">
            <text:p>0.0408828693</text:p>
          </table:table-cell>
          <table:table-cell office:value-type="float" office:value="3976">
            <text:p>3976</text:p>
          </table:table-cell>
          <table:table-cell office:value-type="float" office:value="0.297956441722084">
            <text:p>0.2979564417</text:p>
          </table:table-cell>
          <table:table-cell office:value-type="float" office:value="0.00275896664158515">
            <text:p>0.0027589666</text:p>
          </table:table-cell>
          <table:table-cell office:value-type="float" office:value="3974">
            <text:p>3974</text:p>
          </table:table-cell>
          <table:table-cell office:value-type="float" office:value="0.307307219515153">
            <text:p>0.3073072195</text:p>
          </table:table-cell>
          <table:table-cell office:value-type="float" office:value="0.00326059694005518">
            <text:p>0.0032605969</text:p>
          </table:table-cell>
          <table:table-cell office:value-type="float" office:value="3976">
            <text:p>3976</text:p>
          </table:table-cell>
          <table:table-cell office:value-type="float" office:value="0.245350619178798">
            <text:p>0.2453506192</text:p>
          </table:table-cell>
          <table:table-cell office:value-type="float" office:value="0.00275896664158515">
            <text:p>0.0027589666</text:p>
          </table:table-cell>
          <table:table-cell office:value-type="float" office:value="3987">
            <text:p>3987</text:p>
          </table:table-cell>
          <table:table-cell office:value-type="float" office:value="0.264203791347591">
            <text:p>0.26420379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54">
            <text:p>9354</text:p>
          </table:table-cell>
          <table:table-cell office:value-type="float" office:value="30">
            <text:p>30</text:p>
          </table:table-cell>
          <table:table-cell table:number-columns-repeated="2" office:value-type="float" office:value="3771">
            <text:p>3771</text:p>
          </table:table-cell>
          <table:table-cell office:value-type="float" office:value="0.22912624529697">
            <text:p>0.2291262453</text:p>
          </table:table-cell>
          <table:table-cell office:value-type="float" office:value="0">
            <text:p>0</text:p>
          </table:table-cell>
          <table:table-cell office:value-type="float" office:value="3766">
            <text:p>3766</text:p>
          </table:table-cell>
          <table:table-cell office:value-type="float" office:value="0.174015716808214">
            <text:p>0.1740157168</text:p>
          </table:table-cell>
          <table:table-cell office:value-type="float" office:value="0.0013259082471493">
            <text:p>0.0013259082</text:p>
          </table:table-cell>
          <table:table-cell office:value-type="float" office:value="3763">
            <text:p>3763</text:p>
          </table:table-cell>
          <table:table-cell office:value-type="float" office:value="0.302823100769046">
            <text:p>0.3028231008</text:p>
          </table:table-cell>
          <table:table-cell office:value-type="float" office:value="0.00212145319543888">
            <text:p>0.0021214532</text:p>
          </table:table-cell>
          <table:table-cell office:value-type="float" office:value="3771">
            <text:p>3771</text:p>
          </table:table-cell>
          <table:table-cell office:value-type="float" office:value="0.312836792912741">
            <text:p>0.3128367929</text:p>
          </table:table-cell>
          <table:table-cell office:value-type="float" office:value="0">
            <text:p>0</text:p>
          </table:table-cell>
          <table:table-cell office:value-type="float" office:value="3771">
            <text:p>3771</text:p>
          </table:table-cell>
          <table:table-cell office:value-type="float" office:value="0.247058521668342">
            <text:p>0.2470585217</text:p>
          </table:table-cell>
          <table:table-cell office:value-type="float" office:value="0">
            <text:p>0</text:p>
          </table:table-cell>
          <table:table-cell office:value-type="float" office:value="3771">
            <text:p>3771</text:p>
          </table:table-cell>
          <table:table-cell office:value-type="float" office:value="0.266924026096713">
            <text:p>0.26692402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55">
            <text:p>9355</text:p>
          </table:table-cell>
          <table:table-cell office:value-type="float" office:value="30">
            <text:p>30</text:p>
          </table:table-cell>
          <table:table-cell office:value-type="float" office:value="3968">
            <text:p>3968</text:p>
          </table:table-cell>
          <table:table-cell office:value-type="float" office:value="3807">
            <text:p>3807</text:p>
          </table:table-cell>
          <table:table-cell office:value-type="float" office:value="0.265950414379783">
            <text:p>0.2659504144</text:p>
          </table:table-cell>
          <table:table-cell office:value-type="float" office:value="0.0405745967741935">
            <text:p>0.0405745968</text:p>
          </table:table-cell>
          <table:table-cell office:value-type="float" office:value="3918">
            <text:p>3918</text:p>
          </table:table-cell>
          <table:table-cell office:value-type="float" office:value="0.172910548548796">
            <text:p>0.1729105485</text:p>
          </table:table-cell>
          <table:table-cell office:value-type="float" office:value="0.0126008064516129">
            <text:p>0.0126008065</text:p>
          </table:table-cell>
          <table:table-cell office:value-type="float" office:value="3968">
            <text:p>3968</text:p>
          </table:table-cell>
          <table:table-cell office:value-type="float" office:value="0.289159880852692">
            <text:p>0.2891598809</text:p>
          </table:table-cell>
          <table:table-cell office:value-type="float" office:value="0">
            <text:p>0</text:p>
          </table:table-cell>
          <table:table-cell office:value-type="float" office:value="3968">
            <text:p>3968</text:p>
          </table:table-cell>
          <table:table-cell office:value-type="float" office:value="0.30533573742807">
            <text:p>0.3053357374</text:p>
          </table:table-cell>
          <table:table-cell office:value-type="float" office:value="0">
            <text:p>0</text:p>
          </table:table-cell>
          <table:table-cell office:value-type="float" office:value="3815">
            <text:p>3815</text:p>
          </table:table-cell>
          <table:table-cell office:value-type="float" office:value="0.244627991220234">
            <text:p>0.2446279912</text:p>
          </table:table-cell>
          <table:table-cell office:value-type="float" office:value="0.0385584677419355">
            <text:p>0.0385584677</text:p>
          </table:table-cell>
          <table:table-cell office:value-type="float" office:value="3968">
            <text:p>3968</text:p>
          </table:table-cell>
          <table:table-cell office:value-type="float" office:value="0.258732065507694">
            <text:p>0.258732065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56">
            <text:p>9356</text:p>
          </table:table-cell>
          <table:table-cell office:value-type="float" office:value="30">
            <text:p>30</text:p>
          </table:table-cell>
          <table:table-cell office:value-type="float" office:value="3757">
            <text:p>3757</text:p>
          </table:table-cell>
          <table:table-cell office:value-type="float" office:value="3721">
            <text:p>3721</text:p>
          </table:table-cell>
          <table:table-cell office:value-type="float" office:value="0.254329586459939">
            <text:p>0.2543295865</text:p>
          </table:table-cell>
          <table:table-cell office:value-type="float" office:value="0.00958211338834176">
            <text:p>0.0095821134</text:p>
          </table:table-cell>
          <table:table-cell office:value-type="float" office:value="3737">
            <text:p>3737</text:p>
          </table:table-cell>
          <table:table-cell office:value-type="float" office:value="0.167006365563909">
            <text:p>0.1670063656</text:p>
          </table:table-cell>
          <table:table-cell office:value-type="float" office:value="0.00532339632685653">
            <text:p>0.0053233963</text:p>
          </table:table-cell>
          <table:table-cell office:value-type="float" office:value="3757">
            <text:p>3757</text:p>
          </table:table-cell>
          <table:table-cell office:value-type="float" office:value="0.297410622024525">
            <text:p>0.297410622</text:p>
          </table:table-cell>
          <table:table-cell office:value-type="float" office:value="0">
            <text:p>0</text:p>
          </table:table-cell>
          <table:table-cell office:value-type="float" office:value="3753">
            <text:p>3753</text:p>
          </table:table-cell>
          <table:table-cell office:value-type="float" office:value="0.308623251452603">
            <text:p>0.3086232515</text:p>
          </table:table-cell>
          <table:table-cell office:value-type="float" office:value="0.00106467926537131">
            <text:p>0.0010646793</text:p>
          </table:table-cell>
          <table:table-cell office:value-type="float" office:value="3757">
            <text:p>3757</text:p>
          </table:table-cell>
          <table:table-cell office:value-type="float" office:value="0.255410496066133">
            <text:p>0.2554104961</text:p>
          </table:table-cell>
          <table:table-cell office:value-type="float" office:value="0">
            <text:p>0</text:p>
          </table:table-cell>
          <table:table-cell office:value-type="float" office:value="3757">
            <text:p>3757</text:p>
          </table:table-cell>
          <table:table-cell office:value-type="float" office:value="0.265330419184863">
            <text:p>0.26533041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57">
            <text:p>9357</text:p>
          </table:table-cell>
          <table:table-cell office:value-type="float" office:value="30">
            <text:p>30</text:p>
          </table:table-cell>
          <table:table-cell office:value-type="float" office:value="3659">
            <text:p>3659</text:p>
          </table:table-cell>
          <table:table-cell office:value-type="float" office:value="3538">
            <text:p>3538</text:p>
          </table:table-cell>
          <table:table-cell office:value-type="float" office:value="0.251753037579919">
            <text:p>0.2517530376</text:p>
          </table:table-cell>
          <table:table-cell office:value-type="float" office:value="0.0330691445750205">
            <text:p>0.0330691446</text:p>
          </table:table-cell>
          <table:table-cell office:value-type="float" office:value="3562">
            <text:p>3562</text:p>
          </table:table-cell>
          <table:table-cell office:value-type="float" office:value="0.275707524614369">
            <text:p>0.2757075246</text:p>
          </table:table-cell>
          <table:table-cell office:value-type="float" office:value="0.0265099754031156">
            <text:p>0.0265099754</text:p>
          </table:table-cell>
          <table:table-cell office:value-type="float" office:value="3635">
            <text:p>3635</text:p>
          </table:table-cell>
          <table:table-cell office:value-type="float" office:value="0.300577775808058">
            <text:p>0.3005777758</text:p>
          </table:table-cell>
          <table:table-cell office:value-type="float" office:value="0.00655916917190489">
            <text:p>0.0065591692</text:p>
          </table:table-cell>
          <table:table-cell office:value-type="float" office:value="3646">
            <text:p>3646</text:p>
          </table:table-cell>
          <table:table-cell office:value-type="float" office:value="0.333146417300152">
            <text:p>0.3331464173</text:p>
          </table:table-cell>
          <table:table-cell office:value-type="float" office:value="0.00355288330144848">
            <text:p>0.0035528833</text:p>
          </table:table-cell>
          <table:table-cell office:value-type="float" office:value="3646">
            <text:p>3646</text:p>
          </table:table-cell>
          <table:table-cell office:value-type="float" office:value="0.247167219095292">
            <text:p>0.2471672191</text:p>
          </table:table-cell>
          <table:table-cell office:value-type="float" office:value="0.00355288330144848">
            <text:p>0.0035528833</text:p>
          </table:table-cell>
          <table:table-cell office:value-type="float" office:value="3659">
            <text:p>3659</text:p>
          </table:table-cell>
          <table:table-cell office:value-type="float" office:value="0.260776323554452">
            <text:p>0.26077632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58">
            <text:p>9358</text:p>
          </table:table-cell>
          <table:table-cell office:value-type="float" office:value="30">
            <text:p>30</text:p>
          </table:table-cell>
          <table:table-cell office:value-type="float" office:value="3773">
            <text:p>3773</text:p>
          </table:table-cell>
          <table:table-cell office:value-type="float" office:value="3657">
            <text:p>3657</text:p>
          </table:table-cell>
          <table:table-cell office:value-type="float" office:value="0.242302426098579">
            <text:p>0.2423024261</text:p>
          </table:table-cell>
          <table:table-cell office:value-type="float" office:value="0.030744765438643">
            <text:p>0.0307447654</text:p>
          </table:table-cell>
          <table:table-cell office:value-type="float" office:value="3761">
            <text:p>3761</text:p>
          </table:table-cell>
          <table:table-cell office:value-type="float" office:value="0.357266049781555">
            <text:p>0.3572660498</text:p>
          </table:table-cell>
          <table:table-cell office:value-type="float" office:value="0.00318049297641134">
            <text:p>0.003180493</text:p>
          </table:table-cell>
          <table:table-cell office:value-type="float" office:value="3761">
            <text:p>3761</text:p>
          </table:table-cell>
          <table:table-cell office:value-type="float" office:value="0.307017048701579">
            <text:p>0.3070170487</text:p>
          </table:table-cell>
          <table:table-cell office:value-type="float" office:value="0.00318049297641134">
            <text:p>0.003180493</text:p>
          </table:table-cell>
          <table:table-cell office:value-type="float" office:value="3770">
            <text:p>3770</text:p>
          </table:table-cell>
          <table:table-cell office:value-type="float" office:value="0.311005731106824">
            <text:p>0.3110057311</text:p>
          </table:table-cell>
          <table:table-cell office:value-type="float" office:value="0.000795123244102836">
            <text:p>0.0007951232</text:p>
          </table:table-cell>
          <table:table-cell office:value-type="float" office:value="3768">
            <text:p>3768</text:p>
          </table:table-cell>
          <table:table-cell office:value-type="float" office:value="0.25807195023244">
            <text:p>0.2580719502</text:p>
          </table:table-cell>
          <table:table-cell office:value-type="float" office:value="0.00132520540683806">
            <text:p>0.0013252054</text:p>
          </table:table-cell>
          <table:table-cell office:value-type="float" office:value="3773">
            <text:p>3773</text:p>
          </table:table-cell>
          <table:table-cell office:value-type="float" office:value="0.268497572968396">
            <text:p>0.2684975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59">
            <text:p>9359</text:p>
          </table:table-cell>
          <table:table-cell office:value-type="float" office:value="30">
            <text:p>30</text:p>
          </table:table-cell>
          <table:table-cell office:value-type="float" office:value="3786">
            <text:p>3786</text:p>
          </table:table-cell>
          <table:table-cell office:value-type="float" office:value="3745">
            <text:p>3745</text:p>
          </table:table-cell>
          <table:table-cell office:value-type="float" office:value="0.218335343224955">
            <text:p>0.2183353432</text:p>
          </table:table-cell>
          <table:table-cell office:value-type="float" office:value="0.0108293713681986">
            <text:p>0.0108293714</text:p>
          </table:table-cell>
          <table:table-cell office:value-type="float" office:value="3716">
            <text:p>3716</text:p>
          </table:table-cell>
          <table:table-cell office:value-type="float" office:value="0.342088996601456">
            <text:p>0.3420889966</text:p>
          </table:table-cell>
          <table:table-cell office:value-type="float" office:value="0.0184891706286318">
            <text:p>0.0184891706</text:p>
          </table:table-cell>
          <table:table-cell office:value-type="float" office:value="3711">
            <text:p>3711</text:p>
          </table:table-cell>
          <table:table-cell office:value-type="float" office:value="0.296166899534187">
            <text:p>0.2961668995</text:p>
          </table:table-cell>
          <table:table-cell office:value-type="float" office:value="0.0198098256735341">
            <text:p>0.0198098257</text:p>
          </table:table-cell>
          <table:table-cell office:value-type="float" office:value="3786">
            <text:p>3786</text:p>
          </table:table-cell>
          <table:table-cell office:value-type="float" office:value="0.30325882350197">
            <text:p>0.3032588235</text:p>
          </table:table-cell>
          <table:table-cell office:value-type="float" office:value="0">
            <text:p>0</text:p>
          </table:table-cell>
          <table:table-cell office:value-type="float" office:value="3786">
            <text:p>3786</text:p>
          </table:table-cell>
          <table:table-cell office:value-type="float" office:value="0.244304231502194">
            <text:p>0.2443042315</text:p>
          </table:table-cell>
          <table:table-cell office:value-type="float" office:value="0">
            <text:p>0</text:p>
          </table:table-cell>
          <table:table-cell office:value-type="float" office:value="3786">
            <text:p>3786</text:p>
          </table:table-cell>
          <table:table-cell office:value-type="float" office:value="0.258921936120435">
            <text:p>0.25892193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60">
            <text:p>9360</text:p>
          </table:table-cell>
          <table:table-cell office:value-type="float" office:value="30">
            <text:p>30</text:p>
          </table:table-cell>
          <table:table-cell office:value-type="float" office:value="3206">
            <text:p>3206</text:p>
          </table:table-cell>
          <table:table-cell office:value-type="float" office:value="3182">
            <text:p>3182</text:p>
          </table:table-cell>
          <table:table-cell office:value-type="float" office:value="0.253602759888317">
            <text:p>0.2536027599</text:p>
          </table:table-cell>
          <table:table-cell office:value-type="float" office:value="0.00748596381784155">
            <text:p>0.0074859638</text:p>
          </table:table-cell>
          <table:table-cell office:value-type="float" office:value="3182">
            <text:p>3182</text:p>
          </table:table-cell>
          <table:table-cell office:value-type="float" office:value="0.344618894225274">
            <text:p>0.3446188942</text:p>
          </table:table-cell>
          <table:table-cell office:value-type="float" office:value="0.00748596381784155">
            <text:p>0.0074859638</text:p>
          </table:table-cell>
          <table:table-cell office:value-type="float" office:value="3206">
            <text:p>3206</text:p>
          </table:table-cell>
          <table:table-cell office:value-type="float" office:value="0.295502119133313">
            <text:p>0.2955021191</text:p>
          </table:table-cell>
          <table:table-cell office:value-type="float" office:value="0">
            <text:p>0</text:p>
          </table:table-cell>
          <table:table-cell office:value-type="float" office:value="3206">
            <text:p>3206</text:p>
          </table:table-cell>
          <table:table-cell office:value-type="float" office:value="0.330258238028704">
            <text:p>0.330258238</text:p>
          </table:table-cell>
          <table:table-cell office:value-type="float" office:value="0">
            <text:p>0</text:p>
          </table:table-cell>
          <table:table-cell office:value-type="float" office:value="3206">
            <text:p>3206</text:p>
          </table:table-cell>
          <table:table-cell office:value-type="float" office:value="0.264112821397998">
            <text:p>0.2641128214</text:p>
          </table:table-cell>
          <table:table-cell office:value-type="float" office:value="0">
            <text:p>0</text:p>
          </table:table-cell>
          <table:table-cell office:value-type="float" office:value="3206">
            <text:p>3206</text:p>
          </table:table-cell>
          <table:table-cell office:value-type="float" office:value="0.26195753336148">
            <text:p>0.261957533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61">
            <text:p>9361</text:p>
          </table:table-cell>
          <table:table-cell office:value-type="float" office:value="30">
            <text:p>30</text:p>
          </table:table-cell>
          <table:table-cell office:value-type="float" office:value="4039">
            <text:p>4039</text:p>
          </table:table-cell>
          <table:table-cell office:value-type="float" office:value="3975">
            <text:p>3975</text:p>
          </table:table-cell>
          <table:table-cell office:value-type="float" office:value="0.224605272058463">
            <text:p>0.2246052721</text:p>
          </table:table-cell>
          <table:table-cell office:value-type="float" office:value="0.0158455063134439">
            <text:p>0.0158455063</text:p>
          </table:table-cell>
          <table:table-cell office:value-type="float" office:value="4039">
            <text:p>4039</text:p>
          </table:table-cell>
          <table:table-cell office:value-type="float" office:value="0.354608327715745">
            <text:p>0.3546083277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0.313026663525482">
            <text:p>0.3130266635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0.312575545878012">
            <text:p>0.3125755459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0.287597063769935">
            <text:p>0.2875970638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0.265648114239596">
            <text:p>0.26564811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62">
            <text:p>9362</text:p>
          </table:table-cell>
          <table:table-cell office:value-type="float" office:value="30">
            <text:p>30</text:p>
          </table:table-cell>
          <table:table-cell office:value-type="float" office:value="3059">
            <text:p>3059</text:p>
          </table:table-cell>
          <table:table-cell office:value-type="float" office:value="3033">
            <text:p>3033</text:p>
          </table:table-cell>
          <table:table-cell office:value-type="float" office:value="0.281903744463079">
            <text:p>0.2819037445</text:p>
          </table:table-cell>
          <table:table-cell office:value-type="float" office:value="0.0084995096436744">
            <text:p>0.0084995096</text:p>
          </table:table-cell>
          <table:table-cell office:value-type="float" office:value="3006">
            <text:p>3006</text:p>
          </table:table-cell>
          <table:table-cell office:value-type="float" office:value="0.348903345594838">
            <text:p>0.3489033456</text:p>
          </table:table-cell>
          <table:table-cell office:value-type="float" office:value="0.0173259235044132">
            <text:p>0.0173259235</text:p>
          </table:table-cell>
          <table:table-cell office:value-type="float" office:value="3059">
            <text:p>3059</text:p>
          </table:table-cell>
          <table:table-cell office:value-type="float" office:value="0.31795956735625">
            <text:p>0.3179595674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office:value-type="float" office:value="0.31303319470135">
            <text:p>0.3130331947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office:value-type="float" office:value="0.296297989564114">
            <text:p>0.2962979896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office:value-type="float" office:value="0.267102233895403">
            <text:p>0.26710223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63">
            <text:p>9363</text:p>
          </table:table-cell>
          <table:table-cell office:value-type="float" office:value="30">
            <text:p>30</text:p>
          </table:table-cell>
          <table:table-cell office:value-type="float" office:value="3255">
            <text:p>3255</text:p>
          </table:table-cell>
          <table:table-cell office:value-type="float" office:value="3228">
            <text:p>3228</text:p>
          </table:table-cell>
          <table:table-cell office:value-type="float" office:value="0.271586819154073">
            <text:p>0.2715868192</text:p>
          </table:table-cell>
          <table:table-cell office:value-type="float" office:value="0.00829493087557604">
            <text:p>0.0082949309</text:p>
          </table:table-cell>
          <table:table-cell office:value-type="float" office:value="3230">
            <text:p>3230</text:p>
          </table:table-cell>
          <table:table-cell office:value-type="float" office:value="0.355908498226086">
            <text:p>0.3559084982</text:p>
          </table:table-cell>
          <table:table-cell office:value-type="float" office:value="0.00768049155145929">
            <text:p>0.0076804916</text:p>
          </table:table-cell>
          <table:table-cell office:value-type="float" office:value="3255">
            <text:p>3255</text:p>
          </table:table-cell>
          <table:table-cell office:value-type="float" office:value="0.333381073118846">
            <text:p>0.3333810731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office:value-type="float" office:value="0.310786003690114">
            <text:p>0.3107860037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0.257071280786913">
            <text:p>0.2570712808</text:p>
          </table:table-cell>
          <table:table-cell office:value-type="float" office:value="0.00583717357910906">
            <text:p>0.0058371736</text:p>
          </table:table-cell>
          <table:table-cell office:value-type="float" office:value="3255">
            <text:p>3255</text:p>
          </table:table-cell>
          <table:table-cell office:value-type="float" office:value="0.266771476488933">
            <text:p>0.26677147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30">
            <text:p>30</text:p>
          </table:table-cell>
          <table:table-cell office:value-type="float" office:value="2965">
            <text:p>2965</text:p>
          </table:table-cell>
          <table:table-cell office:value-type="float" office:value="2931">
            <text:p>2931</text:p>
          </table:table-cell>
          <table:table-cell office:value-type="float" office:value="0.234620830252407">
            <text:p>0.2346208303</text:p>
          </table:table-cell>
          <table:table-cell office:value-type="float" office:value="0.0114671163575042">
            <text:p>0.0114671164</text:p>
          </table:table-cell>
          <table:table-cell office:value-type="float" office:value="2943">
            <text:p>2943</text:p>
          </table:table-cell>
          <table:table-cell office:value-type="float" office:value="0.348284283425042">
            <text:p>0.3482842834</text:p>
          </table:table-cell>
          <table:table-cell office:value-type="float" office:value="0.00741989881956155">
            <text:p>0.0074198988</text:p>
          </table:table-cell>
          <table:table-cell office:value-type="float" office:value="2949">
            <text:p>2949</text:p>
          </table:table-cell>
          <table:table-cell office:value-type="float" office:value="0.317051267398003">
            <text:p>0.3170512674</text:p>
          </table:table-cell>
          <table:table-cell office:value-type="float" office:value="0.00539629005059022">
            <text:p>0.0053962901</text:p>
          </table:table-cell>
          <table:table-cell office:value-type="float" office:value="2965">
            <text:p>2965</text:p>
          </table:table-cell>
          <table:table-cell office:value-type="float" office:value="0.31712450987024">
            <text:p>0.3171245099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0.242399460711478">
            <text:p>0.2423994607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0.289187405093851">
            <text:p>0.289187405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65">
            <text:p>9365</text:p>
          </table:table-cell>
          <table:table-cell office:value-type="float" office:value="30">
            <text:p>30</text:p>
          </table:table-cell>
          <table:table-cell office:value-type="float" office:value="3447">
            <text:p>3447</text:p>
          </table:table-cell>
          <table:table-cell office:value-type="float" office:value="3416">
            <text:p>3416</text:p>
          </table:table-cell>
          <table:table-cell office:value-type="float" office:value="0.239508015852097">
            <text:p>0.2395080159</text:p>
          </table:table-cell>
          <table:table-cell office:value-type="float" office:value="0.00899332753118654">
            <text:p>0.0089933275</text:p>
          </table:table-cell>
          <table:table-cell office:value-type="float" office:value="3376">
            <text:p>3376</text:p>
          </table:table-cell>
          <table:table-cell office:value-type="float" office:value="0.34926909144346">
            <text:p>0.3492690914</text:p>
          </table:table-cell>
          <table:table-cell office:value-type="float" office:value="0.0205976211198143">
            <text:p>0.0205976211</text:p>
          </table:table-cell>
          <table:table-cell office:value-type="float" office:value="3435">
            <text:p>3435</text:p>
          </table:table-cell>
          <table:table-cell office:value-type="float" office:value="0.318660735736962">
            <text:p>0.3186607357</text:p>
          </table:table-cell>
          <table:table-cell office:value-type="float" office:value="0.00348128807658834">
            <text:p>0.0034812881</text:p>
          </table:table-cell>
          <table:table-cell office:value-type="float" office:value="3447">
            <text:p>3447</text:p>
          </table:table-cell>
          <table:table-cell office:value-type="float" office:value="0.311965813959455">
            <text:p>0.311965814</text:p>
          </table:table-cell>
          <table:table-cell office:value-type="float" office:value="0">
            <text:p>0</text:p>
          </table:table-cell>
          <table:table-cell office:value-type="float" office:value="3437">
            <text:p>3437</text:p>
          </table:table-cell>
          <table:table-cell office:value-type="float" office:value="0.245884309549745">
            <text:p>0.2458843095</text:p>
          </table:table-cell>
          <table:table-cell office:value-type="float" office:value="0.00290107339715695">
            <text:p>0.0029010734</text:p>
          </table:table-cell>
          <table:table-cell office:value-type="float" office:value="3447">
            <text:p>3447</text:p>
          </table:table-cell>
          <table:table-cell office:value-type="float" office:value="0.26828111113962">
            <text:p>0.26828111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66">
            <text:p>9366</text:p>
          </table:table-cell>
          <table:table-cell office:value-type="float" office:value="30">
            <text:p>30</text:p>
          </table:table-cell>
          <table:table-cell office:value-type="float" office:value="3456">
            <text:p>3456</text:p>
          </table:table-cell>
          <table:table-cell office:value-type="float" office:value="3428">
            <text:p>3428</text:p>
          </table:table-cell>
          <table:table-cell office:value-type="float" office:value="0.274055137119705">
            <text:p>0.2740551371</text:p>
          </table:table-cell>
          <table:table-cell office:value-type="float" office:value="0.00810185185185185">
            <text:p>0.0081018519</text:p>
          </table:table-cell>
          <table:table-cell office:value-type="float" office:value="3456">
            <text:p>3456</text:p>
          </table:table-cell>
          <table:table-cell office:value-type="float" office:value="0.345833226424205">
            <text:p>0.3458332264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30815067422728">
            <text:p>0.3081506742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302239027041401">
            <text:p>0.302239027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238789119994029">
            <text:p>0.23878912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261270360357629">
            <text:p>0.26127036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67">
            <text:p>9367</text:p>
          </table:table-cell>
          <table:table-cell office:value-type="float" office:value="30">
            <text:p>30</text:p>
          </table:table-cell>
          <table:table-cell table:number-columns-repeated="2" office:value-type="float" office:value="3478">
            <text:p>3478</text:p>
          </table:table-cell>
          <table:table-cell office:value-type="float" office:value="0.223286907558203">
            <text:p>0.2232869076</text:p>
          </table:table-cell>
          <table:table-cell office:value-type="float" office:value="0">
            <text:p>0</text:p>
          </table:table-cell>
          <table:table-cell office:value-type="float" office:value="3327">
            <text:p>3327</text:p>
          </table:table-cell>
          <table:table-cell office:value-type="float" office:value="0.351306351801788">
            <text:p>0.3513063518</text:p>
          </table:table-cell>
          <table:table-cell office:value-type="float" office:value="0.0434157561817136">
            <text:p>0.0434157562</text:p>
          </table:table-cell>
          <table:table-cell office:value-type="float" office:value="3444">
            <text:p>3444</text:p>
          </table:table-cell>
          <table:table-cell office:value-type="float" office:value="0.313752557071981">
            <text:p>0.3137525571</text:p>
          </table:table-cell>
          <table:table-cell office:value-type="float" office:value="0.0097757331799885">
            <text:p>0.0097757332</text:p>
          </table:table-cell>
          <table:table-cell office:value-type="float" office:value="3466">
            <text:p>3466</text:p>
          </table:table-cell>
          <table:table-cell office:value-type="float" office:value="0.312019929416649">
            <text:p>0.3120199294</text:p>
          </table:table-cell>
          <table:table-cell office:value-type="float" office:value="0.0034502587694077">
            <text:p>0.0034502588</text:p>
          </table:table-cell>
          <table:table-cell office:value-type="float" office:value="3478">
            <text:p>3478</text:p>
          </table:table-cell>
          <table:table-cell office:value-type="float" office:value="0.24573735809271">
            <text:p>0.2457373581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0.265326220571804">
            <text:p>0.265326220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68">
            <text:p>9368</text:p>
          </table:table-cell>
          <table:table-cell office:value-type="float" office:value="30">
            <text:p>30</text:p>
          </table:table-cell>
          <table:table-cell office:value-type="float" office:value="3272">
            <text:p>3272</text:p>
          </table:table-cell>
          <table:table-cell office:value-type="float" office:value="3250">
            <text:p>3250</text:p>
          </table:table-cell>
          <table:table-cell office:value-type="float" office:value="0.274053737582019">
            <text:p>0.2740537376</text:p>
          </table:table-cell>
          <table:table-cell office:value-type="float" office:value="0.00672371638141809">
            <text:p>0.0067237164</text:p>
          </table:table-cell>
          <table:table-cell office:value-type="float" office:value="3266">
            <text:p>3266</text:p>
          </table:table-cell>
          <table:table-cell office:value-type="float" office:value="0.332209660075622">
            <text:p>0.3322096601</text:p>
          </table:table-cell>
          <table:table-cell office:value-type="float" office:value="0.00183374083129584">
            <text:p>0.0018337408</text:p>
          </table:table-cell>
          <table:table-cell office:value-type="float" office:value="3272">
            <text:p>3272</text:p>
          </table:table-cell>
          <table:table-cell office:value-type="float" office:value="0.317055932523623">
            <text:p>0.3170559325</text:p>
          </table:table-cell>
          <table:table-cell office:value-type="float" office:value="0">
            <text:p>0</text:p>
          </table:table-cell>
          <table:table-cell office:value-type="float" office:value="3272">
            <text:p>3272</text:p>
          </table:table-cell>
          <table:table-cell office:value-type="float" office:value="0.311809065738618">
            <text:p>0.3118090657</text:p>
          </table:table-cell>
          <table:table-cell office:value-type="float" office:value="0">
            <text:p>0</text:p>
          </table:table-cell>
          <table:table-cell office:value-type="float" office:value="3268">
            <text:p>3268</text:p>
          </table:table-cell>
          <table:table-cell office:value-type="float" office:value="0.24809417955602">
            <text:p>0.2480941796</text:p>
          </table:table-cell>
          <table:table-cell office:value-type="float" office:value="0.00122249388753056">
            <text:p>0.0012224939</text:p>
          </table:table-cell>
          <table:table-cell office:value-type="float" office:value="3272">
            <text:p>3272</text:p>
          </table:table-cell>
          <table:table-cell office:value-type="float" office:value="0.27568233293602">
            <text:p>0.275682332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69">
            <text:p>9369</text:p>
          </table:table-cell>
          <table:table-cell office:value-type="float" office:value="30">
            <text:p>30</text:p>
          </table:table-cell>
          <table:table-cell office:value-type="float" office:value="4382">
            <text:p>4382</text:p>
          </table:table-cell>
          <table:table-cell office:value-type="float" office:value="4346">
            <text:p>4346</text:p>
          </table:table-cell>
          <table:table-cell office:value-type="float" office:value="0.261766263211053">
            <text:p>0.2617662632</text:p>
          </table:table-cell>
          <table:table-cell office:value-type="float" office:value="0.00821542674577818">
            <text:p>0.0082154267</text:p>
          </table:table-cell>
          <table:table-cell office:value-type="float" office:value="4281">
            <text:p>4281</text:p>
          </table:table-cell>
          <table:table-cell office:value-type="float" office:value="0.164220819056105">
            <text:p>0.1642208191</text:p>
          </table:table-cell>
          <table:table-cell office:value-type="float" office:value="0.0230488361478777">
            <text:p>0.0230488361</text:p>
          </table:table-cell>
          <table:table-cell office:value-type="float" office:value="4382">
            <text:p>4382</text:p>
          </table:table-cell>
          <table:table-cell office:value-type="float" office:value="0.311975610723258">
            <text:p>0.3119756107</text:p>
          </table:table-cell>
          <table:table-cell office:value-type="float" office:value="0">
            <text:p>0</text:p>
          </table:table-cell>
          <table:table-cell office:value-type="float" office:value="4382">
            <text:p>4382</text:p>
          </table:table-cell>
          <table:table-cell office:value-type="float" office:value="0.30687149678223">
            <text:p>0.3068714968</text:p>
          </table:table-cell>
          <table:table-cell office:value-type="float" office:value="0">
            <text:p>0</text:p>
          </table:table-cell>
          <table:table-cell office:value-type="float" office:value="4346">
            <text:p>4346</text:p>
          </table:table-cell>
          <table:table-cell office:value-type="float" office:value="0.243867109231584">
            <text:p>0.2438671092</text:p>
          </table:table-cell>
          <table:table-cell office:value-type="float" office:value="0.00821542674577818">
            <text:p>0.0082154267</text:p>
          </table:table-cell>
          <table:table-cell office:value-type="float" office:value="4382">
            <text:p>4382</text:p>
          </table:table-cell>
          <table:table-cell office:value-type="float" office:value="0.264177666644119">
            <text:p>0.26417766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70">
            <text:p>9370</text:p>
          </table:table-cell>
          <table:table-cell office:value-type="float" office:value="30">
            <text:p>30</text:p>
          </table:table-cell>
          <table:table-cell office:value-type="float" office:value="4013">
            <text:p>4013</text:p>
          </table:table-cell>
          <table:table-cell office:value-type="float" office:value="3930">
            <text:p>3930</text:p>
          </table:table-cell>
          <table:table-cell office:value-type="float" office:value="0.243927289352084">
            <text:p>0.2439272894</text:p>
          </table:table-cell>
          <table:table-cell office:value-type="float" office:value="0.0206827809618739">
            <text:p>0.020682781</text:p>
          </table:table-cell>
          <table:table-cell office:value-type="float" office:value="3971">
            <text:p>3971</text:p>
          </table:table-cell>
          <table:table-cell office:value-type="float" office:value="0.170875620753278">
            <text:p>0.1708756208</text:p>
          </table:table-cell>
          <table:table-cell office:value-type="float" office:value="0.0104659855469723">
            <text:p>0.0104659855</text:p>
          </table:table-cell>
          <table:table-cell office:value-type="float" office:value="4013">
            <text:p>4013</text:p>
          </table:table-cell>
          <table:table-cell office:value-type="float" office:value="0.31285731946547">
            <text:p>0.3128573195</text:p>
          </table:table-cell>
          <table:table-cell office:value-type="float" office:value="0">
            <text:p>0</text:p>
          </table:table-cell>
          <table:table-cell office:value-type="float" office:value="4013">
            <text:p>4013</text:p>
          </table:table-cell>
          <table:table-cell office:value-type="float" office:value="0.340990826030468">
            <text:p>0.340990826</text:p>
          </table:table-cell>
          <table:table-cell office:value-type="float" office:value="0">
            <text:p>0</text:p>
          </table:table-cell>
          <table:table-cell office:value-type="float" office:value="4013">
            <text:p>4013</text:p>
          </table:table-cell>
          <table:table-cell office:value-type="float" office:value="0.245569413570384">
            <text:p>0.2455694136</text:p>
          </table:table-cell>
          <table:table-cell office:value-type="float" office:value="0">
            <text:p>0</text:p>
          </table:table-cell>
          <table:table-cell office:value-type="float" office:value="4013">
            <text:p>4013</text:p>
          </table:table-cell>
          <table:table-cell office:value-type="float" office:value="0.265652312852654">
            <text:p>0.265652312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71">
            <text:p>9371</text:p>
          </table:table-cell>
          <table:table-cell office:value-type="float" office:value="30">
            <text:p>30</text:p>
          </table:table-cell>
          <table:table-cell office:value-type="float" office:value="3738">
            <text:p>3738</text:p>
          </table:table-cell>
          <table:table-cell office:value-type="float" office:value="3727">
            <text:p>3727</text:p>
          </table:table-cell>
          <table:table-cell office:value-type="float" office:value="0.277941653273869">
            <text:p>0.2779416533</text:p>
          </table:table-cell>
          <table:table-cell office:value-type="float" office:value="0.00294275013376137">
            <text:p>0.0029427501</text:p>
          </table:table-cell>
          <table:table-cell office:value-type="float" office:value="3675">
            <text:p>3675</text:p>
          </table:table-cell>
          <table:table-cell office:value-type="float" office:value="0.170396045839524">
            <text:p>0.1703960458</text:p>
          </table:table-cell>
          <table:table-cell office:value-type="float" office:value="0.0168539325842697">
            <text:p>0.0168539326</text:p>
          </table:table-cell>
          <table:table-cell office:value-type="float" office:value="3736">
            <text:p>3736</text:p>
          </table:table-cell>
          <table:table-cell office:value-type="float" office:value="0.30841658638763">
            <text:p>0.3084165864</text:p>
          </table:table-cell>
          <table:table-cell office:value-type="float" office:value="0.000535045478865704">
            <text:p>0.0005350455</text:p>
          </table:table-cell>
          <table:table-cell office:value-type="float" office:value="3736">
            <text:p>3736</text:p>
          </table:table-cell>
          <table:table-cell office:value-type="float" office:value="0.313145157716234">
            <text:p>0.3131451577</text:p>
          </table:table-cell>
          <table:table-cell office:value-type="float" office:value="0.000535045478865704">
            <text:p>0.0005350455</text:p>
          </table:table-cell>
          <table:table-cell office:value-type="float" office:value="3736">
            <text:p>3736</text:p>
          </table:table-cell>
          <table:table-cell office:value-type="float" office:value="0.249499315392815">
            <text:p>0.2494993154</text:p>
          </table:table-cell>
          <table:table-cell office:value-type="float" office:value="0.000535045478865704">
            <text:p>0.0005350455</text:p>
          </table:table-cell>
          <table:table-cell office:value-type="float" office:value="3738">
            <text:p>3738</text:p>
          </table:table-cell>
          <table:table-cell office:value-type="float" office:value="0.264847578683175">
            <text:p>0.26484757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72">
            <text:p>9372</text:p>
          </table:table-cell>
          <table:table-cell office:value-type="float" office:value="30">
            <text:p>30</text:p>
          </table:table-cell>
          <table:table-cell office:value-type="float" office:value="3860">
            <text:p>3860</text:p>
          </table:table-cell>
          <table:table-cell office:value-type="float" office:value="3760">
            <text:p>3760</text:p>
          </table:table-cell>
          <table:table-cell office:value-type="float" office:value="0.2604404345098">
            <text:p>0.2604404345</text:p>
          </table:table-cell>
          <table:table-cell office:value-type="float" office:value="0.0259067357512953">
            <text:p>0.0259067358</text:p>
          </table:table-cell>
          <table:table-cell office:value-type="float" office:value="3796">
            <text:p>3796</text:p>
          </table:table-cell>
          <table:table-cell office:value-type="float" office:value="0.173348137331968">
            <text:p>0.1733481373</text:p>
          </table:table-cell>
          <table:table-cell office:value-type="float" office:value="0.016580310880829">
            <text:p>0.0165803109</text:p>
          </table:table-cell>
          <table:table-cell office:value-type="float" office:value="3860">
            <text:p>3860</text:p>
          </table:table-cell>
          <table:table-cell office:value-type="float" office:value="0.320981635732996">
            <text:p>0.3209816357</text:p>
          </table:table-cell>
          <table:table-cell office:value-type="float" office:value="0">
            <text:p>0</text:p>
          </table:table-cell>
          <table:table-cell office:value-type="float" office:value="3860">
            <text:p>3860</text:p>
          </table:table-cell>
          <table:table-cell office:value-type="float" office:value="0.32438950999853">
            <text:p>0.32438951</text:p>
          </table:table-cell>
          <table:table-cell office:value-type="float" office:value="0">
            <text:p>0</text:p>
          </table:table-cell>
          <table:table-cell office:value-type="float" office:value="3860">
            <text:p>3860</text:p>
          </table:table-cell>
          <table:table-cell office:value-type="float" office:value="0.256970514073518">
            <text:p>0.2569705141</text:p>
          </table:table-cell>
          <table:table-cell office:value-type="float" office:value="0">
            <text:p>0</text:p>
          </table:table-cell>
          <table:table-cell office:value-type="float" office:value="3860">
            <text:p>3860</text:p>
          </table:table-cell>
          <table:table-cell office:value-type="float" office:value="0.273812550587456">
            <text:p>0.273812550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73">
            <text:p>9373</text:p>
          </table:table-cell>
          <table:table-cell office:value-type="float" office:value="30">
            <text:p>30</text:p>
          </table:table-cell>
          <table:table-cell office:value-type="float" office:value="3399">
            <text:p>3399</text:p>
          </table:table-cell>
          <table:table-cell office:value-type="float" office:value="3338">
            <text:p>3338</text:p>
          </table:table-cell>
          <table:table-cell office:value-type="float" office:value="0.296749573724146">
            <text:p>0.2967495737</text:p>
          </table:table-cell>
          <table:table-cell office:value-type="float" office:value="0.0179464548396587">
            <text:p>0.0179464548</text:p>
          </table:table-cell>
          <table:table-cell office:value-type="float" office:value="3329">
            <text:p>3329</text:p>
          </table:table-cell>
          <table:table-cell office:value-type="float" office:value="0.163342375901827">
            <text:p>0.1633423759</text:p>
          </table:table-cell>
          <table:table-cell office:value-type="float" office:value="0.0205942924389526">
            <text:p>0.0205942924</text:p>
          </table:table-cell>
          <table:table-cell office:value-type="float" office:value="3386">
            <text:p>3386</text:p>
          </table:table-cell>
          <table:table-cell office:value-type="float" office:value="0.302895876728721">
            <text:p>0.3028958767</text:p>
          </table:table-cell>
          <table:table-cell office:value-type="float" office:value="0.0038246543100912">
            <text:p>0.0038246543</text:p>
          </table:table-cell>
          <table:table-cell office:value-type="float" office:value="3399">
            <text:p>3399</text:p>
          </table:table-cell>
          <table:table-cell office:value-type="float" office:value="0.299753448110974">
            <text:p>0.2997534481</text:p>
          </table:table-cell>
          <table:table-cell office:value-type="float" office:value="0">
            <text:p>0</text:p>
          </table:table-cell>
          <table:table-cell office:value-type="float" office:value="3386">
            <text:p>3386</text:p>
          </table:table-cell>
          <table:table-cell office:value-type="float" office:value="0.23777632122189">
            <text:p>0.2377763212</text:p>
          </table:table-cell>
          <table:table-cell office:value-type="float" office:value="0.0038246543100912">
            <text:p>0.0038246543</text:p>
          </table:table-cell>
          <table:table-cell office:value-type="float" office:value="3388">
            <text:p>3388</text:p>
          </table:table-cell>
          <table:table-cell office:value-type="float" office:value="0.260467025725835">
            <text:p>0.2604670257</text:p>
          </table:table-cell>
          <table:table-cell office:value-type="float" office:value="0.00323624595469256">
            <text:p>0.003236246</text:p>
          </table:table-cell>
          <table:table-cell table:number-columns-repeated="21"/>
        </table:table-row>
        <table:table-row table:style-name="ro2">
          <table:table-cell office:value-type="float" office:value="9374">
            <text:p>9374</text:p>
          </table:table-cell>
          <table:table-cell office:value-type="float" office:value="30">
            <text:p>30</text:p>
          </table:table-cell>
          <table:table-cell office:value-type="float" office:value="3302">
            <text:p>3302</text:p>
          </table:table-cell>
          <table:table-cell office:value-type="float" office:value="3254">
            <text:p>3254</text:p>
          </table:table-cell>
          <table:table-cell office:value-type="float" office:value="0.430809422620728">
            <text:p>0.4308094226</text:p>
          </table:table-cell>
          <table:table-cell office:value-type="float" office:value="0.0145366444579043">
            <text:p>0.0145366445</text:p>
          </table:table-cell>
          <table:table-cell office:value-type="float" office:value="3226">
            <text:p>3226</text:p>
          </table:table-cell>
          <table:table-cell office:value-type="float" office:value="0.170068554020988">
            <text:p>0.170068554</text:p>
          </table:table-cell>
          <table:table-cell office:value-type="float" office:value="0.0230163537250151">
            <text:p>0.0230163537</text:p>
          </table:table-cell>
          <table:table-cell office:value-type="float" office:value="3276">
            <text:p>3276</text:p>
          </table:table-cell>
          <table:table-cell office:value-type="float" office:value="0.325995246236993">
            <text:p>0.3259952462</text:p>
          </table:table-cell>
          <table:table-cell office:value-type="float" office:value="0.0078740157480315">
            <text:p>0.0078740157</text:p>
          </table:table-cell>
          <table:table-cell office:value-type="float" office:value="3302">
            <text:p>3302</text:p>
          </table:table-cell>
          <table:table-cell office:value-type="float" office:value="0.309536216536471">
            <text:p>0.3095362165</text:p>
          </table:table-cell>
          <table:table-cell office:value-type="float" office:value="0">
            <text:p>0</text:p>
          </table:table-cell>
          <table:table-cell office:value-type="float" office:value="3275">
            <text:p>3275</text:p>
          </table:table-cell>
          <table:table-cell office:value-type="float" office:value="0.245743422756016">
            <text:p>0.2457434228</text:p>
          </table:table-cell>
          <table:table-cell office:value-type="float" office:value="0.00817686250757117">
            <text:p>0.0081768625</text:p>
          </table:table-cell>
          <table:table-cell office:value-type="float" office:value="3302">
            <text:p>3302</text:p>
          </table:table-cell>
          <table:table-cell office:value-type="float" office:value="0.271108643778005">
            <text:p>0.271108643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30">
            <text:p>30</text:p>
          </table:table-cell>
          <table:table-cell office:value-type="float" office:value="3394">
            <text:p>3394</text:p>
          </table:table-cell>
          <table:table-cell office:value-type="float" office:value="3324">
            <text:p>3324</text:p>
          </table:table-cell>
          <table:table-cell office:value-type="float" office:value="0.391148857160851">
            <text:p>0.3911488572</text:p>
          </table:table-cell>
          <table:table-cell office:value-type="float" office:value="0.0206246317030053">
            <text:p>0.0206246317</text:p>
          </table:table-cell>
          <table:table-cell office:value-type="float" office:value="3394">
            <text:p>3394</text:p>
          </table:table-cell>
          <table:table-cell office:value-type="float" office:value="0.161183822277374">
            <text:p>0.1611838223</text:p>
          </table:table-cell>
          <table:table-cell office:value-type="float" office:value="0">
            <text:p>0</text:p>
          </table:table-cell>
          <table:table-cell office:value-type="float" office:value="3394">
            <text:p>3394</text:p>
          </table:table-cell>
          <table:table-cell office:value-type="float" office:value="0.314596944809231">
            <text:p>0.3145969448</text:p>
          </table:table-cell>
          <table:table-cell office:value-type="float" office:value="0">
            <text:p>0</text:p>
          </table:table-cell>
          <table:table-cell office:value-type="float" office:value="3378">
            <text:p>3378</text:p>
          </table:table-cell>
          <table:table-cell office:value-type="float" office:value="0.304027636204174">
            <text:p>0.3040276362</text:p>
          </table:table-cell>
          <table:table-cell office:value-type="float" office:value="0.0047142015321155">
            <text:p>0.0047142015</text:p>
          </table:table-cell>
          <table:table-cell office:value-type="float" office:value="3378">
            <text:p>3378</text:p>
          </table:table-cell>
          <table:table-cell office:value-type="float" office:value="0.237884552136278">
            <text:p>0.2378845521</text:p>
          </table:table-cell>
          <table:table-cell office:value-type="float" office:value="0.0047142015321155">
            <text:p>0.0047142015</text:p>
          </table:table-cell>
          <table:table-cell office:value-type="float" office:value="3394">
            <text:p>3394</text:p>
          </table:table-cell>
          <table:table-cell office:value-type="float" office:value="0.256213830697926">
            <text:p>0.25621383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76">
            <text:p>9376</text:p>
          </table:table-cell>
          <table:table-cell office:value-type="float" office:value="30">
            <text:p>30</text:p>
          </table:table-cell>
          <table:table-cell table:number-columns-repeated="2" office:value-type="float" office:value="3745">
            <text:p>3745</text:p>
          </table:table-cell>
          <table:table-cell office:value-type="float" office:value="0.475609556976346">
            <text:p>0.475609557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170617639306482">
            <text:p>0.1706176393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328153799861446">
            <text:p>0.3281537999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311889305899285">
            <text:p>0.3118893059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252055804232668">
            <text:p>0.2520558042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269337762092589">
            <text:p>0.26933776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77">
            <text:p>9377</text:p>
          </table:table-cell>
          <table:table-cell office:value-type="float" office:value="30">
            <text:p>30</text:p>
          </table:table-cell>
          <table:table-cell office:value-type="float" office:value="3624">
            <text:p>3624</text:p>
          </table:table-cell>
          <table:table-cell office:value-type="float" office:value="3523">
            <text:p>3523</text:p>
          </table:table-cell>
          <table:table-cell office:value-type="float" office:value="0.508385330045975">
            <text:p>0.50838533</text:p>
          </table:table-cell>
          <table:table-cell office:value-type="float" office:value="0.0278697571743929">
            <text:p>0.0278697572</text:p>
          </table:table-cell>
          <table:table-cell office:value-type="float" office:value="3536">
            <text:p>3536</text:p>
          </table:table-cell>
          <table:table-cell office:value-type="float" office:value="0.164771303879285">
            <text:p>0.1647713039</text:p>
          </table:table-cell>
          <table:table-cell office:value-type="float" office:value="0.0242825607064018">
            <text:p>0.0242825607</text:p>
          </table:table-cell>
          <table:table-cell office:value-type="float" office:value="3624">
            <text:p>3624</text:p>
          </table:table-cell>
          <table:table-cell office:value-type="float" office:value="0.295397620319421">
            <text:p>0.2953976203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0.299996034643223">
            <text:p>0.2999960346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0.244223524828965">
            <text:p>0.2442235248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0.261806383291386">
            <text:p>0.26180638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78">
            <text:p>9378</text:p>
          </table:table-cell>
          <table:table-cell office:value-type="float" office:value="30">
            <text:p>30</text:p>
          </table:table-cell>
          <table:table-cell office:value-type="float" office:value="3605">
            <text:p>3605</text:p>
          </table:table-cell>
          <table:table-cell office:value-type="float" office:value="3562">
            <text:p>3562</text:p>
          </table:table-cell>
          <table:table-cell office:value-type="float" office:value="0.505246633528724">
            <text:p>0.5052466335</text:p>
          </table:table-cell>
          <table:table-cell office:value-type="float" office:value="0.0119278779472954">
            <text:p>0.0119278779</text:p>
          </table:table-cell>
          <table:table-cell office:value-type="float" office:value="3557">
            <text:p>3557</text:p>
          </table:table-cell>
          <table:table-cell office:value-type="float" office:value="0.167896005019675">
            <text:p>0.167896005</text:p>
          </table:table-cell>
          <table:table-cell office:value-type="float" office:value="0.0133148404993065">
            <text:p>0.0133148405</text:p>
          </table:table-cell>
          <table:table-cell office:value-type="float" office:value="3605">
            <text:p>3605</text:p>
          </table:table-cell>
          <table:table-cell office:value-type="float" office:value="0.307798923755519">
            <text:p>0.3077989238</text:p>
          </table:table-cell>
          <table:table-cell office:value-type="float" office:value="0">
            <text:p>0</text:p>
          </table:table-cell>
          <table:table-cell office:value-type="float" office:value="3605">
            <text:p>3605</text:p>
          </table:table-cell>
          <table:table-cell office:value-type="float" office:value="0.316139701851822">
            <text:p>0.3161397019</text:p>
          </table:table-cell>
          <table:table-cell office:value-type="float" office:value="0">
            <text:p>0</text:p>
          </table:table-cell>
          <table:table-cell office:value-type="float" office:value="3580">
            <text:p>3580</text:p>
          </table:table-cell>
          <table:table-cell office:value-type="float" office:value="0.251046737561026">
            <text:p>0.2510467376</text:p>
          </table:table-cell>
          <table:table-cell office:value-type="float" office:value="0.00693481276005548">
            <text:p>0.0069348128</text:p>
          </table:table-cell>
          <table:table-cell office:value-type="float" office:value="3605">
            <text:p>3605</text:p>
          </table:table-cell>
          <table:table-cell office:value-type="float" office:value="0.268454653812691">
            <text:p>0.268454653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79">
            <text:p>9379</text:p>
          </table:table-cell>
          <table:table-cell office:value-type="float" office:value="30">
            <text:p>30</text:p>
          </table:table-cell>
          <table:table-cell office:value-type="float" office:value="3399">
            <text:p>3399</text:p>
          </table:table-cell>
          <table:table-cell office:value-type="float" office:value="3389">
            <text:p>3389</text:p>
          </table:table-cell>
          <table:table-cell office:value-type="float" office:value="0.549559728769596">
            <text:p>0.5495597288</text:p>
          </table:table-cell>
          <table:table-cell office:value-type="float" office:value="0.00294204177699323">
            <text:p>0.0029420418</text:p>
          </table:table-cell>
          <table:table-cell office:value-type="float" office:value="3363">
            <text:p>3363</text:p>
          </table:table-cell>
          <table:table-cell office:value-type="float" office:value="0.169930466302631">
            <text:p>0.1699304663</text:p>
          </table:table-cell>
          <table:table-cell office:value-type="float" office:value="0.0105913503971756">
            <text:p>0.0105913504</text:p>
          </table:table-cell>
          <table:table-cell office:value-type="float" office:value="3363">
            <text:p>3363</text:p>
          </table:table-cell>
          <table:table-cell office:value-type="float" office:value="0.299736187146179">
            <text:p>0.2997361871</text:p>
          </table:table-cell>
          <table:table-cell office:value-type="float" office:value="0.0105913503971756">
            <text:p>0.0105913504</text:p>
          </table:table-cell>
          <table:table-cell office:value-type="float" office:value="3399">
            <text:p>3399</text:p>
          </table:table-cell>
          <table:table-cell office:value-type="float" office:value="0.307843708961473">
            <text:p>0.307843709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244858914938432">
            <text:p>0.2448589149</text:p>
          </table:table-cell>
          <table:table-cell office:value-type="float" office:value="0.00294204177699323">
            <text:p>0.0029420418</text:p>
          </table:table-cell>
          <table:table-cell office:value-type="float" office:value="3399">
            <text:p>3399</text:p>
          </table:table-cell>
          <table:table-cell office:value-type="float" office:value="0.26656247886115">
            <text:p>0.26656247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80">
            <text:p>9380</text:p>
          </table:table-cell>
          <table:table-cell office:value-type="float" office:value="30">
            <text:p>30</text:p>
          </table:table-cell>
          <table:table-cell office:value-type="float" office:value="399">
            <text:p>399</text:p>
          </table:table-cell>
          <table:table-cell office:value-type="float" office:value="377">
            <text:p>377</text:p>
          </table:table-cell>
          <table:table-cell office:value-type="float" office:value="0.530045974812987">
            <text:p>0.5300459748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169984115247263">
            <text:p>0.1699841152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311670511507699">
            <text:p>0.3116705115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310772474825816">
            <text:p>0.3107724748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257358186012554">
            <text:p>0.257358186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263346807771166">
            <text:p>0.2633468078</text:p>
          </table:table-cell>
          <table:table-cell office:value-type="float" office:value="0.0551378446115288">
            <text:p>0.0551378446</text:p>
          </table:table-cell>
          <table:table-cell table:number-columns-repeated="21"/>
        </table:table-row>
        <table:table-row table:style-name="ro2">
          <table:table-cell office:value-type="float" office:value="9381">
            <text:p>9381</text:p>
          </table:table-cell>
          <table:table-cell office:value-type="float" office:value="30">
            <text:p>30</text:p>
          </table:table-cell>
          <table:table-cell office:value-type="float" office:value="3711">
            <text:p>3711</text:p>
          </table:table-cell>
          <table:table-cell office:value-type="float" office:value="3686">
            <text:p>3686</text:p>
          </table:table-cell>
          <table:table-cell office:value-type="float" office:value="0.539437339198951">
            <text:p>0.5394373392</text:p>
          </table:table-cell>
          <table:table-cell office:value-type="float" office:value="0.0067367286445702">
            <text:p>0.0067367286</text:p>
          </table:table-cell>
          <table:table-cell office:value-type="float" office:value="3596">
            <text:p>3596</text:p>
          </table:table-cell>
          <table:table-cell office:value-type="float" office:value="0.167492005140968">
            <text:p>0.1674920051</text:p>
          </table:table-cell>
          <table:table-cell office:value-type="float" office:value="0.0309889517650229">
            <text:p>0.0309889518</text:p>
          </table:table-cell>
          <table:table-cell office:value-type="float" office:value="3711">
            <text:p>3711</text:p>
          </table:table-cell>
          <table:table-cell office:value-type="float" office:value="0.297274866868978">
            <text:p>0.2972748669</text:p>
          </table:table-cell>
          <table:table-cell office:value-type="float" office:value="0">
            <text:p>0</text:p>
          </table:table-cell>
          <table:table-cell office:value-type="float" office:value="3711">
            <text:p>3711</text:p>
          </table:table-cell>
          <table:table-cell office:value-type="float" office:value="0.304942000825727">
            <text:p>0.3049420008</text:p>
          </table:table-cell>
          <table:table-cell office:value-type="float" office:value="0">
            <text:p>0</text:p>
          </table:table-cell>
          <table:table-cell office:value-type="float" office:value="3711">
            <text:p>3711</text:p>
          </table:table-cell>
          <table:table-cell office:value-type="float" office:value="0.240952338744102">
            <text:p>0.2409523387</text:p>
          </table:table-cell>
          <table:table-cell office:value-type="float" office:value="0">
            <text:p>0</text:p>
          </table:table-cell>
          <table:table-cell office:value-type="float" office:value="3711">
            <text:p>3711</text:p>
          </table:table-cell>
          <table:table-cell office:value-type="float" office:value="0.261132739151834">
            <text:p>0.26113273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82">
            <text:p>9382</text:p>
          </table:table-cell>
          <table:table-cell office:value-type="float" office:value="30">
            <text:p>30</text:p>
          </table:table-cell>
          <table:table-cell office:value-type="float" office:value="3875">
            <text:p>3875</text:p>
          </table:table-cell>
          <table:table-cell office:value-type="float" office:value="3808">
            <text:p>3808</text:p>
          </table:table-cell>
          <table:table-cell office:value-type="float" office:value="0.3206401485376">
            <text:p>0.3206401485</text:p>
          </table:table-cell>
          <table:table-cell office:value-type="float" office:value="0.0172903225806452">
            <text:p>0.0172903226</text:p>
          </table:table-cell>
          <table:table-cell office:value-type="float" office:value="3701">
            <text:p>3701</text:p>
          </table:table-cell>
          <table:table-cell office:value-type="float" office:value="0.166499732921558">
            <text:p>0.1664997329</text:p>
          </table:table-cell>
          <table:table-cell office:value-type="float" office:value="0.0449032258064516">
            <text:p>0.0449032258</text:p>
          </table:table-cell>
          <table:table-cell office:value-type="float" office:value="3808">
            <text:p>3808</text:p>
          </table:table-cell>
          <table:table-cell office:value-type="float" office:value="0.303896546174247">
            <text:p>0.3038965462</text:p>
          </table:table-cell>
          <table:table-cell office:value-type="float" office:value="0.0172903225806452">
            <text:p>0.0172903226</text:p>
          </table:table-cell>
          <table:table-cell office:value-type="float" office:value="3875">
            <text:p>3875</text:p>
          </table:table-cell>
          <table:table-cell office:value-type="float" office:value="0.30682297947578">
            <text:p>0.3068229795</text:p>
          </table:table-cell>
          <table:table-cell office:value-type="float" office:value="0">
            <text:p>0</text:p>
          </table:table-cell>
          <table:table-cell office:value-type="float" office:value="3875">
            <text:p>3875</text:p>
          </table:table-cell>
          <table:table-cell office:value-type="float" office:value="0.239602251389624">
            <text:p>0.2396022514</text:p>
          </table:table-cell>
          <table:table-cell office:value-type="float" office:value="0">
            <text:p>0</text:p>
          </table:table-cell>
          <table:table-cell office:value-type="float" office:value="3875">
            <text:p>3875</text:p>
          </table:table-cell>
          <table:table-cell office:value-type="float" office:value="0.263023514565688">
            <text:p>0.26302351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83">
            <text:p>9383</text:p>
          </table:table-cell>
          <table:table-cell office:value-type="float" office:value="30">
            <text:p>30</text:p>
          </table:table-cell>
          <table:table-cell office:value-type="float" office:value="3598">
            <text:p>3598</text:p>
          </table:table-cell>
          <table:table-cell office:value-type="float" office:value="3557">
            <text:p>3557</text:p>
          </table:table-cell>
          <table:table-cell office:value-type="float" office:value="0.312737892249594">
            <text:p>0.3127378922</text:p>
          </table:table-cell>
          <table:table-cell office:value-type="float" office:value="0.0113952195664258">
            <text:p>0.0113952196</text:p>
          </table:table-cell>
          <table:table-cell office:value-type="float" office:value="3564">
            <text:p>3564</text:p>
          </table:table-cell>
          <table:table-cell office:value-type="float" office:value="0.161689521894601">
            <text:p>0.1616895219</text:p>
          </table:table-cell>
          <table:table-cell office:value-type="float" office:value="0.009449694274597">
            <text:p>0.0094496943</text:p>
          </table:table-cell>
          <table:table-cell office:value-type="float" office:value="3574">
            <text:p>3574</text:p>
          </table:table-cell>
          <table:table-cell office:value-type="float" office:value="0.331431983634739">
            <text:p>0.3314319836</text:p>
          </table:table-cell>
          <table:table-cell office:value-type="float" office:value="0.00667037242912729">
            <text:p>0.0066703724</text:p>
          </table:table-cell>
          <table:table-cell office:value-type="float" office:value="3598">
            <text:p>3598</text:p>
          </table:table-cell>
          <table:table-cell office:value-type="float" office:value="0.310645583408947">
            <text:p>0.3106455834</text:p>
          </table:table-cell>
          <table:table-cell office:value-type="float" office:value="0">
            <text:p>0</text:p>
          </table:table-cell>
          <table:table-cell office:value-type="float" office:value="3598">
            <text:p>3598</text:p>
          </table:table-cell>
          <table:table-cell office:value-type="float" office:value="0.249092049926174">
            <text:p>0.2490920499</text:p>
          </table:table-cell>
          <table:table-cell office:value-type="float" office:value="0">
            <text:p>0</text:p>
          </table:table-cell>
          <table:table-cell office:value-type="float" office:value="3598">
            <text:p>3598</text:p>
          </table:table-cell>
          <table:table-cell office:value-type="float" office:value="0.26821859845631">
            <text:p>0.26821859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84">
            <text:p>9384</text:p>
          </table:table-cell>
          <table:table-cell office:value-type="float" office:value="30">
            <text:p>30</text:p>
          </table:table-cell>
          <table:table-cell office:value-type="float" office:value="4175">
            <text:p>4175</text:p>
          </table:table-cell>
          <table:table-cell office:value-type="float" office:value="4094">
            <text:p>4094</text:p>
          </table:table-cell>
          <table:table-cell office:value-type="float" office:value="0.229958503707609">
            <text:p>0.2299585037</text:p>
          </table:table-cell>
          <table:table-cell office:value-type="float" office:value="0.0194011976047904">
            <text:p>0.0194011976</text:p>
          </table:table-cell>
          <table:table-cell office:value-type="float" office:value="4045">
            <text:p>4045</text:p>
          </table:table-cell>
          <table:table-cell office:value-type="float" office:value="0.16325513805273">
            <text:p>0.1632551381</text:p>
          </table:table-cell>
          <table:table-cell office:value-type="float" office:value="0.0311377245508982">
            <text:p>0.0311377246</text:p>
          </table:table-cell>
          <table:table-cell office:value-type="float" office:value="4175">
            <text:p>4175</text:p>
          </table:table-cell>
          <table:table-cell office:value-type="float" office:value="0.330427582088717">
            <text:p>0.3304275821</text:p>
          </table:table-cell>
          <table:table-cell office:value-type="float" office:value="0">
            <text:p>0</text:p>
          </table:table-cell>
          <table:table-cell office:value-type="float" office:value="4175">
            <text:p>4175</text:p>
          </table:table-cell>
          <table:table-cell office:value-type="float" office:value="0.311628991889679">
            <text:p>0.3116289919</text:p>
          </table:table-cell>
          <table:table-cell office:value-type="float" office:value="0">
            <text:p>0</text:p>
          </table:table-cell>
          <table:table-cell office:value-type="float" office:value="4175">
            <text:p>4175</text:p>
          </table:table-cell>
          <table:table-cell office:value-type="float" office:value="0.251166631289464">
            <text:p>0.2511666313</text:p>
          </table:table-cell>
          <table:table-cell office:value-type="float" office:value="0">
            <text:p>0</text:p>
          </table:table-cell>
          <table:table-cell office:value-type="float" office:value="4175">
            <text:p>4175</text:p>
          </table:table-cell>
          <table:table-cell office:value-type="float" office:value="0.262731011189304">
            <text:p>0.262731011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85">
            <text:p>9385</text:p>
          </table:table-cell>
          <table:table-cell office:value-type="float" office:value="30">
            <text:p>30</text:p>
          </table:table-cell>
          <table:table-cell office:value-type="float" office:value="3944">
            <text:p>3944</text:p>
          </table:table-cell>
          <table:table-cell office:value-type="float" office:value="3921">
            <text:p>3921</text:p>
          </table:table-cell>
          <table:table-cell office:value-type="float" office:value="0.262532743350447">
            <text:p>0.2625327434</text:p>
          </table:table-cell>
          <table:table-cell office:value-type="float" office:value="0.0058316430020284">
            <text:p>0.005831643</text:p>
          </table:table-cell>
          <table:table-cell office:value-type="float" office:value="3921">
            <text:p>3921</text:p>
          </table:table-cell>
          <table:table-cell office:value-type="float" office:value="0.165738384420347">
            <text:p>0.1657383844</text:p>
          </table:table-cell>
          <table:table-cell office:value-type="float" office:value="0.0058316430020284">
            <text:p>0.005831643</text:p>
          </table:table-cell>
          <table:table-cell office:value-type="float" office:value="3944">
            <text:p>3944</text:p>
          </table:table-cell>
          <table:table-cell office:value-type="float" office:value="0.298214889681442">
            <text:p>0.2982148897</text:p>
          </table:table-cell>
          <table:table-cell office:value-type="float" office:value="0">
            <text:p>0</text:p>
          </table:table-cell>
          <table:table-cell office:value-type="float" office:value="3944">
            <text:p>3944</text:p>
          </table:table-cell>
          <table:table-cell office:value-type="float" office:value="0.303157590276012">
            <text:p>0.3031575903</text:p>
          </table:table-cell>
          <table:table-cell office:value-type="float" office:value="0">
            <text:p>0</text:p>
          </table:table-cell>
          <table:table-cell office:value-type="float" office:value="3944">
            <text:p>3944</text:p>
          </table:table-cell>
          <table:table-cell office:value-type="float" office:value="0.24305910947417">
            <text:p>0.2430591095</text:p>
          </table:table-cell>
          <table:table-cell office:value-type="float" office:value="0">
            <text:p>0</text:p>
          </table:table-cell>
          <table:table-cell office:value-type="float" office:value="3944">
            <text:p>3944</text:p>
          </table:table-cell>
          <table:table-cell office:value-type="float" office:value="0.261147667553818">
            <text:p>0.261147667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86">
            <text:p>9386</text:p>
          </table:table-cell>
          <table:table-cell office:value-type="float" office:value="30">
            <text:p>30</text:p>
          </table:table-cell>
          <table:table-cell office:value-type="float" office:value="3674">
            <text:p>3674</text:p>
          </table:table-cell>
          <table:table-cell office:value-type="float" office:value="3609">
            <text:p>3609</text:p>
          </table:table-cell>
          <table:table-cell office:value-type="float" office:value="0.231854877272208">
            <text:p>0.2318548773</text:p>
          </table:table-cell>
          <table:table-cell office:value-type="float" office:value="0.017691888949374">
            <text:p>0.0176918889</text:p>
          </table:table-cell>
          <table:table-cell office:value-type="float" office:value="3592">
            <text:p>3592</text:p>
          </table:table-cell>
          <table:table-cell office:value-type="float" office:value="0.171260493616942">
            <text:p>0.1712604936</text:p>
          </table:table-cell>
          <table:table-cell office:value-type="float" office:value="0.0223189983669026">
            <text:p>0.0223189984</text:p>
          </table:table-cell>
          <table:table-cell office:value-type="float" office:value="3667">
            <text:p>3667</text:p>
          </table:table-cell>
          <table:table-cell office:value-type="float" office:value="0.305290019196992">
            <text:p>0.3052900192</text:p>
          </table:table-cell>
          <table:table-cell office:value-type="float" office:value="0.00190528034839412">
            <text:p>0.0019052803</text:p>
          </table:table-cell>
          <table:table-cell office:value-type="float" office:value="3674">
            <text:p>3674</text:p>
          </table:table-cell>
          <table:table-cell office:value-type="float" office:value="0.321376305360463">
            <text:p>0.3213763054</text:p>
          </table:table-cell>
          <table:table-cell office:value-type="float" office:value="0">
            <text:p>0</text:p>
          </table:table-cell>
          <table:table-cell office:value-type="float" office:value="3674">
            <text:p>3674</text:p>
          </table:table-cell>
          <table:table-cell office:value-type="float" office:value="0.253439480491611">
            <text:p>0.2534394805</text:p>
          </table:table-cell>
          <table:table-cell office:value-type="float" office:value="0">
            <text:p>0</text:p>
          </table:table-cell>
          <table:table-cell office:value-type="float" office:value="3674">
            <text:p>3674</text:p>
          </table:table-cell>
          <table:table-cell office:value-type="float" office:value="0.270205008945378">
            <text:p>0.27020500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87">
            <text:p>9387</text:p>
          </table:table-cell>
          <table:table-cell office:value-type="float" office:value="30">
            <text:p>30</text:p>
          </table:table-cell>
          <table:table-cell office:value-type="float" office:value="3896">
            <text:p>3896</text:p>
          </table:table-cell>
          <table:table-cell office:value-type="float" office:value="3845">
            <text:p>3845</text:p>
          </table:table-cell>
          <table:table-cell office:value-type="float" office:value="0.249348631835284">
            <text:p>0.2493486318</text:p>
          </table:table-cell>
          <table:table-cell office:value-type="float" office:value="0.0130903490759754">
            <text:p>0.0130903491</text:p>
          </table:table-cell>
          <table:table-cell office:value-type="float" office:value="3871">
            <text:p>3871</text:p>
          </table:table-cell>
          <table:table-cell office:value-type="float" office:value="0.168814568254287">
            <text:p>0.1688145683</text:p>
          </table:table-cell>
          <table:table-cell office:value-type="float" office:value="0.00641683778234086">
            <text:p>0.0064168378</text:p>
          </table:table-cell>
          <table:table-cell office:value-type="float" office:value="3896">
            <text:p>3896</text:p>
          </table:table-cell>
          <table:table-cell office:value-type="float" office:value="0.305342268603938">
            <text:p>0.3053422686</text:p>
          </table:table-cell>
          <table:table-cell office:value-type="float" office:value="0">
            <text:p>0</text:p>
          </table:table-cell>
          <table:table-cell office:value-type="float" office:value="3896">
            <text:p>3896</text:p>
          </table:table-cell>
          <table:table-cell office:value-type="float" office:value="0.316553031981769">
            <text:p>0.316553032</text:p>
          </table:table-cell>
          <table:table-cell office:value-type="float" office:value="0">
            <text:p>0</text:p>
          </table:table-cell>
          <table:table-cell office:value-type="float" office:value="3871">
            <text:p>3871</text:p>
          </table:table-cell>
          <table:table-cell office:value-type="float" office:value="0.252128113679781">
            <text:p>0.2521281137</text:p>
          </table:table-cell>
          <table:table-cell office:value-type="float" office:value="0.00641683778234086">
            <text:p>0.0064168378</text:p>
          </table:table-cell>
          <table:table-cell office:value-type="float" office:value="3896">
            <text:p>3896</text:p>
          </table:table-cell>
          <table:table-cell office:value-type="float" office:value="0.266961347101674">
            <text:p>0.26696134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88">
            <text:p>9388</text:p>
          </table:table-cell>
          <table:table-cell office:value-type="float" office:value="30">
            <text:p>30</text:p>
          </table:table-cell>
          <table:table-cell office:value-type="float" office:value="3608">
            <text:p>3608</text:p>
          </table:table-cell>
          <table:table-cell office:value-type="float" office:value="3536">
            <text:p>3536</text:p>
          </table:table-cell>
          <table:table-cell office:value-type="float" office:value="0.243845649653731">
            <text:p>0.2438456497</text:p>
          </table:table-cell>
          <table:table-cell office:value-type="float" office:value="0.0199556541019956">
            <text:p>0.0199556541</text:p>
          </table:table-cell>
          <table:table-cell office:value-type="float" office:value="3608">
            <text:p>3608</text:p>
          </table:table-cell>
          <table:table-cell office:value-type="float" office:value="0.166108795394588">
            <text:p>0.1661087954</text:p>
          </table:table-cell>
          <table:table-cell office:value-type="float" office:value="0">
            <text:p>0</text:p>
          </table:table-cell>
          <table:table-cell office:value-type="float" office:value="3608">
            <text:p>3608</text:p>
          </table:table-cell>
          <table:table-cell office:value-type="float" office:value="0.3017809117055">
            <text:p>0.3017809117</text:p>
          </table:table-cell>
          <table:table-cell office:value-type="float" office:value="0">
            <text:p>0</text:p>
          </table:table-cell>
          <table:table-cell office:value-type="float" office:value="3608">
            <text:p>3608</text:p>
          </table:table-cell>
          <table:table-cell office:value-type="float" office:value="0.308229048337699">
            <text:p>0.3082290483</text:p>
          </table:table-cell>
          <table:table-cell office:value-type="float" office:value="0">
            <text:p>0</text:p>
          </table:table-cell>
          <table:table-cell office:value-type="float" office:value="3608">
            <text:p>3608</text:p>
          </table:table-cell>
          <table:table-cell office:value-type="float" office:value="0.24644505764929">
            <text:p>0.2464450576</text:p>
          </table:table-cell>
          <table:table-cell office:value-type="float" office:value="0">
            <text:p>0</text:p>
          </table:table-cell>
          <table:table-cell office:value-type="float" office:value="3608">
            <text:p>3608</text:p>
          </table:table-cell>
          <table:table-cell office:value-type="float" office:value="0.263967735991211">
            <text:p>0.2639677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89">
            <text:p>9389</text:p>
          </table:table-cell>
          <table:table-cell office:value-type="float" office:value="30">
            <text:p>30</text:p>
          </table:table-cell>
          <table:table-cell office:value-type="float" office:value="3139">
            <text:p>3139</text:p>
          </table:table-cell>
          <table:table-cell office:value-type="float" office:value="3069">
            <text:p>3069</text:p>
          </table:table-cell>
          <table:table-cell office:value-type="float" office:value="0.21968729662968">
            <text:p>0.2196872966</text:p>
          </table:table-cell>
          <table:table-cell office:value-type="float" office:value="0.0223000955718382">
            <text:p>0.0223000956</text:p>
          </table:table-cell>
          <table:table-cell office:value-type="float" office:value="3091">
            <text:p>3091</text:p>
          </table:table-cell>
          <table:table-cell office:value-type="float" office:value="0.16609993165591">
            <text:p>0.1660999317</text:p>
          </table:table-cell>
          <table:table-cell office:value-type="float" office:value="0.0152914941064033">
            <text:p>0.0152914941</text:p>
          </table:table-cell>
          <table:table-cell office:value-type="float" office:value="3134">
            <text:p>3134</text:p>
          </table:table-cell>
          <table:table-cell office:value-type="float" office:value="0.288845917898454">
            <text:p>0.2888459179</text:p>
          </table:table-cell>
          <table:table-cell office:value-type="float" office:value="0.00159286396941701">
            <text:p>0.001592864</text:p>
          </table:table-cell>
          <table:table-cell office:value-type="float" office:value="3139">
            <text:p>3139</text:p>
          </table:table-cell>
          <table:table-cell office:value-type="float" office:value="0.299491734563682">
            <text:p>0.2994917346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0.281169453690464">
            <text:p>0.2811694537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0.258984915316307">
            <text:p>0.25898491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90">
            <text:p>9390</text:p>
          </table:table-cell>
          <table:table-cell office:value-type="float" office:value="30">
            <text:p>30</text:p>
          </table:table-cell>
          <table:table-cell office:value-type="float" office:value="3501">
            <text:p>3501</text:p>
          </table:table-cell>
          <table:table-cell office:value-type="float" office:value="3408">
            <text:p>3408</text:p>
          </table:table-cell>
          <table:table-cell office:value-type="float" office:value="0.255179105835372">
            <text:p>0.2551791058</text:p>
          </table:table-cell>
          <table:table-cell office:value-type="float" office:value="0.0265638389031705">
            <text:p>0.0265638389</text:p>
          </table:table-cell>
          <table:table-cell office:value-type="float" office:value="3501">
            <text:p>3501</text:p>
          </table:table-cell>
          <table:table-cell office:value-type="float" office:value="0.170557925698544">
            <text:p>0.1705579257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office:value-type="float" office:value="0.302344458880417">
            <text:p>0.3023444589</text:p>
          </table:table-cell>
          <table:table-cell office:value-type="float" office:value="0.00399885746929449">
            <text:p>0.0039988575</text:p>
          </table:table-cell>
          <table:table-cell office:value-type="float" office:value="3501">
            <text:p>3501</text:p>
          </table:table-cell>
          <table:table-cell office:value-type="float" office:value="0.327764728384724">
            <text:p>0.3277647284</text:p>
          </table:table-cell>
          <table:table-cell office:value-type="float" office:value="0">
            <text:p>0</text:p>
          </table:table-cell>
          <table:table-cell office:value-type="float" office:value="3501">
            <text:p>3501</text:p>
          </table:table-cell>
          <table:table-cell office:value-type="float" office:value="0.249314576418256">
            <text:p>0.2493145764</text:p>
          </table:table-cell>
          <table:table-cell office:value-type="float" office:value="0">
            <text:p>0</text:p>
          </table:table-cell>
          <table:table-cell office:value-type="float" office:value="3501">
            <text:p>3501</text:p>
          </table:table-cell>
          <table:table-cell office:value-type="float" office:value="0.262308817320678">
            <text:p>0.26230881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91">
            <text:p>9391</text:p>
          </table:table-cell>
          <table:table-cell office:value-type="float" office:value="30">
            <text:p>30</text:p>
          </table:table-cell>
          <table:table-cell office:value-type="float" office:value="3310">
            <text:p>3310</text:p>
          </table:table-cell>
          <table:table-cell office:value-type="float" office:value="3297">
            <text:p>3297</text:p>
          </table:table-cell>
          <table:table-cell office:value-type="float" office:value="0.239923212032292">
            <text:p>0.239923212</text:p>
          </table:table-cell>
          <table:table-cell office:value-type="float" office:value="0.00392749244712991">
            <text:p>0.0039274924</text:p>
          </table:table-cell>
          <table:table-cell office:value-type="float" office:value="3299">
            <text:p>3299</text:p>
          </table:table-cell>
          <table:table-cell office:value-type="float" office:value="0.167572711814197">
            <text:p>0.1675727118</text:p>
          </table:table-cell>
          <table:table-cell office:value-type="float" office:value="0.00332326283987915">
            <text:p>0.0033232628</text:p>
          </table:table-cell>
          <table:table-cell office:value-type="float" office:value="3305">
            <text:p>3305</text:p>
          </table:table-cell>
          <table:table-cell office:value-type="float" office:value="0.295603818871833">
            <text:p>0.2956038189</text:p>
          </table:table-cell>
          <table:table-cell office:value-type="float" office:value="0.00151057401812689">
            <text:p>0.001510574</text:p>
          </table:table-cell>
          <table:table-cell office:value-type="float" office:value="3310">
            <text:p>3310</text:p>
          </table:table-cell>
          <table:table-cell office:value-type="float" office:value="0.304730670635133">
            <text:p>0.3047306706</text:p>
          </table:table-cell>
          <table:table-cell office:value-type="float" office:value="0">
            <text:p>0</text:p>
          </table:table-cell>
          <table:table-cell office:value-type="float" office:value="3310">
            <text:p>3310</text:p>
          </table:table-cell>
          <table:table-cell office:value-type="float" office:value="0.243102961655">
            <text:p>0.2431029617</text:p>
          </table:table-cell>
          <table:table-cell office:value-type="float" office:value="0">
            <text:p>0</text:p>
          </table:table-cell>
          <table:table-cell office:value-type="float" office:value="3305">
            <text:p>3305</text:p>
          </table:table-cell>
          <table:table-cell office:value-type="float" office:value="0.262867232857413">
            <text:p>0.2628672329</text:p>
          </table:table-cell>
          <table:table-cell office:value-type="float" office:value="0.00151057401812689">
            <text:p>0.001510574</text:p>
          </table:table-cell>
          <table:table-cell table:number-columns-repeated="21"/>
        </table:table-row>
        <table:table-row table:style-name="ro2">
          <table:table-cell office:value-type="float" office:value="9392">
            <text:p>9392</text:p>
          </table:table-cell>
          <table:table-cell office:value-type="float" office:value="30">
            <text:p>30</text:p>
          </table:table-cell>
          <table:table-cell office:value-type="float" office:value="3314">
            <text:p>3314</text:p>
          </table:table-cell>
          <table:table-cell office:value-type="float" office:value="3265">
            <text:p>3265</text:p>
          </table:table-cell>
          <table:table-cell office:value-type="float" office:value="0.227699649882322">
            <text:p>0.2276996499</text:p>
          </table:table-cell>
          <table:table-cell office:value-type="float" office:value="0.0147857573928787">
            <text:p>0.0147857574</text:p>
          </table:table-cell>
          <table:table-cell office:value-type="float" office:value="3216">
            <text:p>3216</text:p>
          </table:table-cell>
          <table:table-cell office:value-type="float" office:value="0.225727234770114">
            <text:p>0.2257272348</text:p>
          </table:table-cell>
          <table:table-cell office:value-type="float" office:value="0.0295715147857574">
            <text:p>0.0295715148</text:p>
          </table:table-cell>
          <table:table-cell office:value-type="float" office:value="3314">
            <text:p>3314</text:p>
          </table:table-cell>
          <table:table-cell office:value-type="float" office:value="0.308083962930912">
            <text:p>0.3080839629</text:p>
          </table:table-cell>
          <table:table-cell office:value-type="float" office:value="0">
            <text:p>0</text:p>
          </table:table-cell>
          <table:table-cell office:value-type="float" office:value="3314">
            <text:p>3314</text:p>
          </table:table-cell>
          <table:table-cell office:value-type="float" office:value="0.313761887323221">
            <text:p>0.3137618873</text:p>
          </table:table-cell>
          <table:table-cell office:value-type="float" office:value="0">
            <text:p>0</text:p>
          </table:table-cell>
          <table:table-cell office:value-type="float" office:value="3314">
            <text:p>3314</text:p>
          </table:table-cell>
          <table:table-cell office:value-type="float" office:value="0.244697968104536">
            <text:p>0.2446979681</text:p>
          </table:table-cell>
          <table:table-cell office:value-type="float" office:value="0">
            <text:p>0</text:p>
          </table:table-cell>
          <table:table-cell office:value-type="float" office:value="3314">
            <text:p>3314</text:p>
          </table:table-cell>
          <table:table-cell office:value-type="float" office:value="0.266921693533903">
            <text:p>0.26692169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93">
            <text:p>9393</text:p>
          </table:table-cell>
          <table:table-cell office:value-type="float" office:value="30">
            <text:p>30</text:p>
          </table:table-cell>
          <table:table-cell office:value-type="float" office:value="3232">
            <text:p>3232</text:p>
          </table:table-cell>
          <table:table-cell office:value-type="float" office:value="3209">
            <text:p>3209</text:p>
          </table:table-cell>
          <table:table-cell office:value-type="float" office:value="0.239119410887937">
            <text:p>0.2391194109</text:p>
          </table:table-cell>
          <table:table-cell office:value-type="float" office:value="0.00711633663366337">
            <text:p>0.0071163366</text:p>
          </table:table-cell>
          <table:table-cell office:value-type="float" office:value="3206">
            <text:p>3206</text:p>
          </table:table-cell>
          <table:table-cell office:value-type="float" office:value="0.351759335499507">
            <text:p>0.3517593355</text:p>
          </table:table-cell>
          <table:table-cell office:value-type="float" office:value="0.00804455445544554">
            <text:p>0.0080445545</text:p>
          </table:table-cell>
          <table:table-cell office:value-type="float" office:value="3232">
            <text:p>3232</text:p>
          </table:table-cell>
          <table:table-cell office:value-type="float" office:value="0.304634102534796">
            <text:p>0.3046341025</text:p>
          </table:table-cell>
          <table:table-cell office:value-type="float" office:value="0">
            <text:p>0</text:p>
          </table:table-cell>
          <table:table-cell office:value-type="float" office:value="3232">
            <text:p>3232</text:p>
          </table:table-cell>
          <table:table-cell office:value-type="float" office:value="0.311738622341753">
            <text:p>0.3117386223</text:p>
          </table:table-cell>
          <table:table-cell office:value-type="float" office:value="0">
            <text:p>0</text:p>
          </table:table-cell>
          <table:table-cell office:value-type="float" office:value="3232">
            <text:p>3232</text:p>
          </table:table-cell>
          <table:table-cell office:value-type="float" office:value="0.247031463939745">
            <text:p>0.2470314639</text:p>
          </table:table-cell>
          <table:table-cell office:value-type="float" office:value="0">
            <text:p>0</text:p>
          </table:table-cell>
          <table:table-cell office:value-type="float" office:value="3232">
            <text:p>3232</text:p>
          </table:table-cell>
          <table:table-cell office:value-type="float" office:value="0.270741498391698">
            <text:p>0.27074149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94">
            <text:p>9394</text:p>
          </table:table-cell>
          <table:table-cell office:value-type="float" office:value="30">
            <text:p>30</text:p>
          </table:table-cell>
          <table:table-cell office:value-type="float" office:value="3716">
            <text:p>3716</text:p>
          </table:table-cell>
          <table:table-cell office:value-type="float" office:value="3657">
            <text:p>3657</text:p>
          </table:table-cell>
          <table:table-cell office:value-type="float" office:value="0.25709367338989">
            <text:p>0.2570936734</text:p>
          </table:table-cell>
          <table:table-cell office:value-type="float" office:value="0.0158772874058127">
            <text:p>0.0158772874</text:p>
          </table:table-cell>
          <table:table-cell office:value-type="float" office:value="3705">
            <text:p>3705</text:p>
          </table:table-cell>
          <table:table-cell office:value-type="float" office:value="0.359775420852645">
            <text:p>0.3597754209</text:p>
          </table:table-cell>
          <table:table-cell office:value-type="float" office:value="0.00296017222820237">
            <text:p>0.0029601722</text:p>
          </table:table-cell>
          <table:table-cell office:value-type="float" office:value="3716">
            <text:p>3716</text:p>
          </table:table-cell>
          <table:table-cell office:value-type="float" office:value="0.313653656408833">
            <text:p>0.3136536564</text:p>
          </table:table-cell>
          <table:table-cell office:value-type="float" office:value="0">
            <text:p>0</text:p>
          </table:table-cell>
          <table:table-cell office:value-type="float" office:value="3716">
            <text:p>3716</text:p>
          </table:table-cell>
          <table:table-cell office:value-type="float" office:value="0.31999029653871">
            <text:p>0.3199902965</text:p>
          </table:table-cell>
          <table:table-cell office:value-type="float" office:value="0">
            <text:p>0</text:p>
          </table:table-cell>
          <table:table-cell office:value-type="float" office:value="3716">
            <text:p>3716</text:p>
          </table:table-cell>
          <table:table-cell office:value-type="float" office:value="0.259439765064274">
            <text:p>0.2594397651</text:p>
          </table:table-cell>
          <table:table-cell office:value-type="float" office:value="0">
            <text:p>0</text:p>
          </table:table-cell>
          <table:table-cell office:value-type="float" office:value="3716">
            <text:p>3716</text:p>
          </table:table-cell>
          <table:table-cell office:value-type="float" office:value="0.277671075987899">
            <text:p>0.27767107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95">
            <text:p>9395</text:p>
          </table:table-cell>
          <table:table-cell office:value-type="float" office:value="30">
            <text:p>30</text:p>
          </table:table-cell>
          <table:table-cell office:value-type="float" office:value="3413">
            <text:p>3413</text:p>
          </table:table-cell>
          <table:table-cell office:value-type="float" office:value="3394">
            <text:p>3394</text:p>
          </table:table-cell>
          <table:table-cell office:value-type="float" office:value="0.256334190938926">
            <text:p>0.2563341909</text:p>
          </table:table-cell>
          <table:table-cell office:value-type="float" office:value="0.00556694989745092">
            <text:p>0.0055669499</text:p>
          </table:table-cell>
          <table:table-cell office:value-type="float" office:value="3401">
            <text:p>3401</text:p>
          </table:table-cell>
          <table:table-cell office:value-type="float" office:value="0.3590341323916">
            <text:p>0.3590341324</text:p>
          </table:table-cell>
          <table:table-cell office:value-type="float" office:value="0.00351596835628479">
            <text:p>0.0035159684</text:p>
          </table:table-cell>
          <table:table-cell office:value-type="float" office:value="3403">
            <text:p>3403</text:p>
          </table:table-cell>
          <table:table-cell office:value-type="float" office:value="0.313207203886983">
            <text:p>0.3132072039</text:p>
          </table:table-cell>
          <table:table-cell office:value-type="float" office:value="0.00292997363023733">
            <text:p>0.0029299736</text:p>
          </table:table-cell>
          <table:table-cell office:value-type="float" office:value="3413">
            <text:p>3413</text:p>
          </table:table-cell>
          <table:table-cell office:value-type="float" office:value="0.31614156790207">
            <text:p>0.3161415679</text:p>
          </table:table-cell>
          <table:table-cell office:value-type="float" office:value="0">
            <text:p>0</text:p>
          </table:table-cell>
          <table:table-cell office:value-type="float" office:value="3401">
            <text:p>3401</text:p>
          </table:table-cell>
          <table:table-cell office:value-type="float" office:value="0.278891472850135">
            <text:p>0.2788914729</text:p>
          </table:table-cell>
          <table:table-cell office:value-type="float" office:value="0.00351596835628479">
            <text:p>0.0035159684</text:p>
          </table:table-cell>
          <table:table-cell office:value-type="float" office:value="3403">
            <text:p>3403</text:p>
          </table:table-cell>
          <table:table-cell office:value-type="float" office:value="0.274253871471124">
            <text:p>0.2742538715</text:p>
          </table:table-cell>
          <table:table-cell office:value-type="float" office:value="0.00292997363023733">
            <text:p>0.0029299736</text:p>
          </table:table-cell>
          <table:table-cell table:number-columns-repeated="21"/>
        </table:table-row>
        <table:table-row table:style-name="ro2">
          <table:table-cell office:value-type="float" office:value="9396">
            <text:p>9396</text:p>
          </table:table-cell>
          <table:table-cell office:value-type="float" office:value="30">
            <text:p>30</text:p>
          </table:table-cell>
          <table:table-cell office:value-type="float" office:value="4005">
            <text:p>4005</text:p>
          </table:table-cell>
          <table:table-cell office:value-type="float" office:value="3885">
            <text:p>3885</text:p>
          </table:table-cell>
          <table:table-cell office:value-type="float" office:value="0.24474042074768">
            <text:p>0.2447404207</text:p>
          </table:table-cell>
          <table:table-cell office:value-type="float" office:value="0.0299625468164794">
            <text:p>0.0299625468</text:p>
          </table:table-cell>
          <table:table-cell office:value-type="float" office:value="3947">
            <text:p>3947</text:p>
          </table:table-cell>
          <table:table-cell office:value-type="float" office:value="0.347974052571301">
            <text:p>0.3479740526</text:p>
          </table:table-cell>
          <table:table-cell office:value-type="float" office:value="0.014481897627965">
            <text:p>0.0144818976</text:p>
          </table:table-cell>
          <table:table-cell office:value-type="float" office:value="4005">
            <text:p>4005</text:p>
          </table:table-cell>
          <table:table-cell office:value-type="float" office:value="0.29683821111093">
            <text:p>0.2968382111</text:p>
          </table:table-cell>
          <table:table-cell office:value-type="float" office:value="0">
            <text:p>0</text:p>
          </table:table-cell>
          <table:table-cell office:value-type="float" office:value="4005">
            <text:p>4005</text:p>
          </table:table-cell>
          <table:table-cell office:value-type="float" office:value="0.31270010473207">
            <text:p>0.3127001047</text:p>
          </table:table-cell>
          <table:table-cell office:value-type="float" office:value="0">
            <text:p>0</text:p>
          </table:table-cell>
          <table:table-cell office:value-type="float" office:value="4005">
            <text:p>4005</text:p>
          </table:table-cell>
          <table:table-cell office:value-type="float" office:value="0.250222876376504">
            <text:p>0.2502228764</text:p>
          </table:table-cell>
          <table:table-cell office:value-type="float" office:value="0">
            <text:p>0</text:p>
          </table:table-cell>
          <table:table-cell office:value-type="float" office:value="4005">
            <text:p>4005</text:p>
          </table:table-cell>
          <table:table-cell office:value-type="float" office:value="0.265142881134932">
            <text:p>0.26514288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97">
            <text:p>9397</text:p>
          </table:table-cell>
          <table:table-cell office:value-type="float" office:value="30">
            <text:p>30</text:p>
          </table:table-cell>
          <table:table-cell office:value-type="float" office:value="3392">
            <text:p>3392</text:p>
          </table:table-cell>
          <table:table-cell office:value-type="float" office:value="3335">
            <text:p>3335</text:p>
          </table:table-cell>
          <table:table-cell office:value-type="float" office:value="0.263138276655945">
            <text:p>0.2631382767</text:p>
          </table:table-cell>
          <table:table-cell office:value-type="float" office:value="0.0168042452830189">
            <text:p>0.0168042453</text:p>
          </table:table-cell>
          <table:table-cell office:value-type="float" office:value="3353">
            <text:p>3353</text:p>
          </table:table-cell>
          <table:table-cell office:value-type="float" office:value="0.355328623111499">
            <text:p>0.3553286231</text:p>
          </table:table-cell>
          <table:table-cell office:value-type="float" office:value="0.011497641509434">
            <text:p>0.0114976415</text:p>
          </table:table-cell>
          <table:table-cell office:value-type="float" office:value="3383">
            <text:p>3383</text:p>
          </table:table-cell>
          <table:table-cell office:value-type="float" office:value="0.306664831717256">
            <text:p>0.3066648317</text:p>
          </table:table-cell>
          <table:table-cell office:value-type="float" office:value="0.00265330188679245">
            <text:p>0.0026533019</text:p>
          </table:table-cell>
          <table:table-cell office:value-type="float" office:value="3392">
            <text:p>3392</text:p>
          </table:table-cell>
          <table:table-cell office:value-type="float" office:value="0.311704566924726">
            <text:p>0.3117045669</text:p>
          </table:table-cell>
          <table:table-cell office:value-type="float" office:value="0">
            <text:p>0</text:p>
          </table:table-cell>
          <table:table-cell office:value-type="float" office:value="3375">
            <text:p>3375</text:p>
          </table:table-cell>
          <table:table-cell office:value-type="float" office:value="0.242743280469685">
            <text:p>0.2427432805</text:p>
          </table:table-cell>
          <table:table-cell office:value-type="float" office:value="0.00501179245283019">
            <text:p>0.0050117925</text:p>
          </table:table-cell>
          <table:table-cell office:value-type="float" office:value="3383">
            <text:p>3383</text:p>
          </table:table-cell>
          <table:table-cell office:value-type="float" office:value="0.271056394371059">
            <text:p>0.2710563944</text:p>
          </table:table-cell>
          <table:table-cell office:value-type="float" office:value="0.00265330188679245">
            <text:p>0.0026533019</text:p>
          </table:table-cell>
          <table:table-cell table:number-columns-repeated="21"/>
        </table:table-row>
        <table:table-row table:style-name="ro2">
          <table:table-cell office:value-type="float" office:value="9398">
            <text:p>9398</text:p>
          </table:table-cell>
          <table:table-cell office:value-type="float" office:value="30">
            <text:p>30</text:p>
          </table:table-cell>
          <table:table-cell office:value-type="float" office:value="3477">
            <text:p>3477</text:p>
          </table:table-cell>
          <table:table-cell office:value-type="float" office:value="3464">
            <text:p>3464</text:p>
          </table:table-cell>
          <table:table-cell office:value-type="float" office:value="0.218714151425312">
            <text:p>0.2187141514</text:p>
          </table:table-cell>
          <table:table-cell office:value-type="float" office:value="0.00373885533505896">
            <text:p>0.0037388553</text:p>
          </table:table-cell>
          <table:table-cell office:value-type="float" office:value="3454">
            <text:p>3454</text:p>
          </table:table-cell>
          <table:table-cell office:value-type="float" office:value="0.33562079992909">
            <text:p>0.3356207999</text:p>
          </table:table-cell>
          <table:table-cell office:value-type="float" office:value="0.00661489790048893">
            <text:p>0.0066148979</text:p>
          </table:table-cell>
          <table:table-cell office:value-type="float" office:value="3454">
            <text:p>3454</text:p>
          </table:table-cell>
          <table:table-cell office:value-type="float" office:value="0.297266936155423">
            <text:p>0.2972669362</text:p>
          </table:table-cell>
          <table:table-cell office:value-type="float" office:value="0.00661489790048893">
            <text:p>0.0066148979</text:p>
          </table:table-cell>
          <table:table-cell office:value-type="float" office:value="3477">
            <text:p>3477</text:p>
          </table:table-cell>
          <table:table-cell office:value-type="float" office:value="0.302140126378253">
            <text:p>0.3021401264</text:p>
          </table:table-cell>
          <table:table-cell office:value-type="float" office:value="0">
            <text:p>0</text:p>
          </table:table-cell>
          <table:table-cell office:value-type="float" office:value="3477">
            <text:p>3477</text:p>
          </table:table-cell>
          <table:table-cell office:value-type="float" office:value="0.241540144572243">
            <text:p>0.2415401446</text:p>
          </table:table-cell>
          <table:table-cell office:value-type="float" office:value="0">
            <text:p>0</text:p>
          </table:table-cell>
          <table:table-cell office:value-type="float" office:value="3477">
            <text:p>3477</text:p>
          </table:table-cell>
          <table:table-cell office:value-type="float" office:value="0.256969581048394">
            <text:p>0.2569695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399">
            <text:p>9399</text:p>
          </table:table-cell>
          <table:table-cell office:value-type="float" office:value="30">
            <text:p>30</text:p>
          </table:table-cell>
          <table:table-cell office:value-type="float" office:value="3730">
            <text:p>3730</text:p>
          </table:table-cell>
          <table:table-cell office:value-type="float" office:value="3644">
            <text:p>3644</text:p>
          </table:table-cell>
          <table:table-cell office:value-type="float" office:value="0.231783967362781">
            <text:p>0.2317839674</text:p>
          </table:table-cell>
          <table:table-cell office:value-type="float" office:value="0.0230563002680965">
            <text:p>0.0230563003</text:p>
          </table:table-cell>
          <table:table-cell office:value-type="float" office:value="3730">
            <text:p>3730</text:p>
          </table:table-cell>
          <table:table-cell office:value-type="float" office:value="0.339057597973469">
            <text:p>0.339057598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0.293426138232337">
            <text:p>0.2934261382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0.302627165492999">
            <text:p>0.3026271655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0.243602130096358">
            <text:p>0.2436021301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0.260263159736234">
            <text:p>0.260263159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00">
            <text:p>9400</text:p>
          </table:table-cell>
          <table:table-cell office:value-type="float" office:value="32">
            <text:p>32</text:p>
          </table:table-cell>
          <table:table-cell office:value-type="float" office:value="3620">
            <text:p>3620</text:p>
          </table:table-cell>
          <table:table-cell office:value-type="float" office:value="3536">
            <text:p>3536</text:p>
          </table:table-cell>
          <table:table-cell office:value-type="float" office:value="0.26579926430969">
            <text:p>0.2657992643</text:p>
          </table:table-cell>
          <table:table-cell office:value-type="float" office:value="0.0232044198895028">
            <text:p>0.0232044199</text:p>
          </table:table-cell>
          <table:table-cell office:value-type="float" office:value="3539">
            <text:p>3539</text:p>
          </table:table-cell>
          <table:table-cell office:value-type="float" office:value="0.365097396160135">
            <text:p>0.3650973962</text:p>
          </table:table-cell>
          <table:table-cell office:value-type="float" office:value="0.0223756906077348">
            <text:p>0.0223756906</text:p>
          </table:table-cell>
          <table:table-cell office:value-type="float" office:value="3586">
            <text:p>3586</text:p>
          </table:table-cell>
          <table:table-cell office:value-type="float" office:value="0.31572310613394">
            <text:p>0.3157231061</text:p>
          </table:table-cell>
          <table:table-cell office:value-type="float" office:value="0.00939226519337016">
            <text:p>0.0093922652</text:p>
          </table:table-cell>
          <table:table-cell office:value-type="float" office:value="3620">
            <text:p>3620</text:p>
          </table:table-cell>
          <table:table-cell office:value-type="float" office:value="0.321081002908706">
            <text:p>0.3210810029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0.263476964775969">
            <text:p>0.2634769648</text:p>
          </table:table-cell>
          <table:table-cell office:value-type="float" office:value="0">
            <text:p>0</text:p>
          </table:table-cell>
          <table:table-cell office:value-type="float" office:value="3618">
            <text:p>3618</text:p>
          </table:table-cell>
          <table:table-cell office:value-type="float" office:value="0.279802105371192">
            <text:p>0.2798021054</text:p>
          </table:table-cell>
          <table:table-cell office:value-type="float" office:value="0.000552486187845304">
            <text:p>0.0005524862</text:p>
          </table:table-cell>
          <table:table-cell table:number-columns-repeated="21"/>
        </table:table-row>
        <table:table-row table:style-name="ro2">
          <table:table-cell office:value-type="float" office:value="9401">
            <text:p>9401</text:p>
          </table:table-cell>
          <table:table-cell office:value-type="float" office:value="32">
            <text:p>32</text:p>
          </table:table-cell>
          <table:table-cell office:value-type="float" office:value="3919">
            <text:p>3919</text:p>
          </table:table-cell>
          <table:table-cell office:value-type="float" office:value="3848">
            <text:p>3848</text:p>
          </table:table-cell>
          <table:table-cell office:value-type="float" office:value="0.249823075110855">
            <text:p>0.2498230751</text:p>
          </table:table-cell>
          <table:table-cell office:value-type="float" office:value="0.0181168665475887">
            <text:p>0.0181168665</text:p>
          </table:table-cell>
          <table:table-cell office:value-type="float" office:value="3790">
            <text:p>3790</text:p>
          </table:table-cell>
          <table:table-cell office:value-type="float" office:value="0.370748262823847">
            <text:p>0.3707482628</text:p>
          </table:table-cell>
          <table:table-cell office:value-type="float" office:value="0.0329165603470273">
            <text:p>0.0329165603</text:p>
          </table:table-cell>
          <table:table-cell office:value-type="float" office:value="3919">
            <text:p>3919</text:p>
          </table:table-cell>
          <table:table-cell office:value-type="float" office:value="0.317132440583794">
            <text:p>0.3171324406</text:p>
          </table:table-cell>
          <table:table-cell office:value-type="float" office:value="0">
            <text:p>0</text:p>
          </table:table-cell>
          <table:table-cell office:value-type="float" office:value="3919">
            <text:p>3919</text:p>
          </table:table-cell>
          <table:table-cell office:value-type="float" office:value="0.325327200248185">
            <text:p>0.3253272002</text:p>
          </table:table-cell>
          <table:table-cell office:value-type="float" office:value="0">
            <text:p>0</text:p>
          </table:table-cell>
          <table:table-cell office:value-type="float" office:value="3919">
            <text:p>3919</text:p>
          </table:table-cell>
          <table:table-cell office:value-type="float" office:value="0.262372729541675">
            <text:p>0.2623727295</text:p>
          </table:table-cell>
          <table:table-cell office:value-type="float" office:value="0">
            <text:p>0</text:p>
          </table:table-cell>
          <table:table-cell office:value-type="float" office:value="3919">
            <text:p>3919</text:p>
          </table:table-cell>
          <table:table-cell office:value-type="float" office:value="0.2774770067621">
            <text:p>0.27747700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02">
            <text:p>9402</text:p>
          </table:table-cell>
          <table:table-cell office:value-type="float" office:value="32">
            <text:p>32</text:p>
          </table:table-cell>
          <table:table-cell office:value-type="float" office:value="3830">
            <text:p>3830</text:p>
          </table:table-cell>
          <table:table-cell office:value-type="float" office:value="3762">
            <text:p>3762</text:p>
          </table:table-cell>
          <table:table-cell office:value-type="float" office:value="0.277035685878432">
            <text:p>0.2770356859</text:p>
          </table:table-cell>
          <table:table-cell office:value-type="float" office:value="0.0177545691906005">
            <text:p>0.0177545692</text:p>
          </table:table-cell>
          <table:table-cell office:value-type="float" office:value="3773">
            <text:p>3773</text:p>
          </table:table-cell>
          <table:table-cell office:value-type="float" office:value="0.365850813947793">
            <text:p>0.3658508139</text:p>
          </table:table-cell>
          <table:table-cell office:value-type="float" office:value="0.0148825065274151">
            <text:p>0.0148825065</text:p>
          </table:table-cell>
          <table:table-cell office:value-type="float" office:value="3830">
            <text:p>3830</text:p>
          </table:table-cell>
          <table:table-cell office:value-type="float" office:value="0.318362634209833">
            <text:p>0.3183626342</text:p>
          </table:table-cell>
          <table:table-cell office:value-type="float" office:value="0">
            <text:p>0</text:p>
          </table:table-cell>
          <table:table-cell office:value-type="float" office:value="3830">
            <text:p>3830</text:p>
          </table:table-cell>
          <table:table-cell office:value-type="float" office:value="0.322294402082512">
            <text:p>0.3222944021</text:p>
          </table:table-cell>
          <table:table-cell office:value-type="float" office:value="0">
            <text:p>0</text:p>
          </table:table-cell>
          <table:table-cell office:value-type="float" office:value="3830">
            <text:p>3830</text:p>
          </table:table-cell>
          <table:table-cell office:value-type="float" office:value="0.266707097755375">
            <text:p>0.2667070978</text:p>
          </table:table-cell>
          <table:table-cell office:value-type="float" office:value="0">
            <text:p>0</text:p>
          </table:table-cell>
          <table:table-cell office:value-type="float" office:value="3830">
            <text:p>3830</text:p>
          </table:table-cell>
          <table:table-cell office:value-type="float" office:value="0.279689675843746">
            <text:p>0.27968967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03">
            <text:p>9403</text:p>
          </table:table-cell>
          <table:table-cell office:value-type="float" office:value="32">
            <text:p>32</text:p>
          </table:table-cell>
          <table:table-cell office:value-type="float" office:value="3561">
            <text:p>3561</text:p>
          </table:table-cell>
          <table:table-cell office:value-type="float" office:value="3480">
            <text:p>3480</text:p>
          </table:table-cell>
          <table:table-cell office:value-type="float" office:value="0.249828673261599">
            <text:p>0.2498286733</text:p>
          </table:table-cell>
          <table:table-cell office:value-type="float" office:value="0.0227464195450716">
            <text:p>0.0227464195</text:p>
          </table:table-cell>
          <table:table-cell office:value-type="float" office:value="3512">
            <text:p>3512</text:p>
          </table:table-cell>
          <table:table-cell office:value-type="float" office:value="0.355898701462284">
            <text:p>0.3558987015</text:p>
          </table:table-cell>
          <table:table-cell office:value-type="float" office:value="0.0137601797247964">
            <text:p>0.0137601797</text:p>
          </table:table-cell>
          <table:table-cell office:value-type="float" office:value="3561">
            <text:p>3561</text:p>
          </table:table-cell>
          <table:table-cell office:value-type="float" office:value="0.321450947370385">
            <text:p>0.3214509474</text:p>
          </table:table-cell>
          <table:table-cell office:value-type="float" office:value="0">
            <text:p>0</text:p>
          </table:table-cell>
          <table:table-cell office:value-type="float" office:value="3561">
            <text:p>3561</text:p>
          </table:table-cell>
          <table:table-cell office:value-type="float" office:value="0.329104085950274">
            <text:p>0.329104086</text:p>
          </table:table-cell>
          <table:table-cell office:value-type="float" office:value="0">
            <text:p>0</text:p>
          </table:table-cell>
          <table:table-cell office:value-type="float" office:value="3545">
            <text:p>3545</text:p>
          </table:table-cell>
          <table:table-cell office:value-type="float" office:value="0.259525603375685">
            <text:p>0.2595256034</text:p>
          </table:table-cell>
          <table:table-cell office:value-type="float" office:value="0.0044931199101376">
            <text:p>0.0044931199</text:p>
          </table:table-cell>
          <table:table-cell office:value-type="float" office:value="3561">
            <text:p>3561</text:p>
          </table:table-cell>
          <table:table-cell office:value-type="float" office:value="0.27594824509637">
            <text:p>0.275948245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32">
            <text:p>32</text:p>
          </table:table-cell>
          <table:table-cell office:value-type="float" office:value="3627">
            <text:p>3627</text:p>
          </table:table-cell>
          <table:table-cell office:value-type="float" office:value="3500">
            <text:p>3500</text:p>
          </table:table-cell>
          <table:table-cell office:value-type="float" office:value="0.240551604453329">
            <text:p>0.2405516045</text:p>
          </table:table-cell>
          <table:table-cell office:value-type="float" office:value="0.0350151640474221">
            <text:p>0.035015164</text:p>
          </table:table-cell>
          <table:table-cell office:value-type="float" office:value="3502">
            <text:p>3502</text:p>
          </table:table-cell>
          <table:table-cell office:value-type="float" office:value="0.229559168954522">
            <text:p>0.229559169</text:p>
          </table:table-cell>
          <table:table-cell office:value-type="float" office:value="0.0344637441411635">
            <text:p>0.0344637441</text:p>
          </table:table-cell>
          <table:table-cell office:value-type="float" office:value="3627">
            <text:p>3627</text:p>
          </table:table-cell>
          <table:table-cell office:value-type="float" office:value="0.301973581393613">
            <text:p>0.3019735814</text:p>
          </table:table-cell>
          <table:table-cell office:value-type="float" office:value="0">
            <text:p>0</text:p>
          </table:table-cell>
          <table:table-cell office:value-type="float" office:value="3595">
            <text:p>3595</text:p>
          </table:table-cell>
          <table:table-cell office:value-type="float" office:value="0.305624508703958">
            <text:p>0.3056245087</text:p>
          </table:table-cell>
          <table:table-cell office:value-type="float" office:value="0.00882271850013786">
            <text:p>0.0088227185</text:p>
          </table:table-cell>
          <table:table-cell office:value-type="float" office:value="3597">
            <text:p>3597</text:p>
          </table:table-cell>
          <table:table-cell office:value-type="float" office:value="0.247813338993686">
            <text:p>0.247813339</text:p>
          </table:table-cell>
          <table:table-cell office:value-type="float" office:value="0.00827129859387924">
            <text:p>0.0082712986</text:p>
          </table:table-cell>
          <table:table-cell office:value-type="float" office:value="3627">
            <text:p>3627</text:p>
          </table:table-cell>
          <table:table-cell office:value-type="float" office:value="0.263644442785733">
            <text:p>0.263644442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05">
            <text:p>9405</text:p>
          </table:table-cell>
          <table:table-cell office:value-type="float" office:value="32">
            <text:p>32</text:p>
          </table:table-cell>
          <table:table-cell office:value-type="float" office:value="449">
            <text:p>449</text:p>
          </table:table-cell>
          <table:table-cell office:value-type="float" office:value="434">
            <text:p>434</text:p>
          </table:table-cell>
          <table:table-cell office:value-type="float" office:value="0.275380032795833">
            <text:p>0.2753800328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235543125587514">
            <text:p>0.2355431256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327484354334951">
            <text:p>0.3274843543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326298945914866">
            <text:p>0.3262989459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271924107736411">
            <text:p>0.2719241077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275045076776305">
            <text:p>0.2750450768</text:p>
          </table:table-cell>
          <table:table-cell office:value-type="float" office:value="0.0334075723830735">
            <text:p>0.0334075724</text:p>
          </table:table-cell>
          <table:table-cell table:number-columns-repeated="21"/>
        </table:table-row>
        <table:table-row table:style-name="ro2">
          <table:table-cell office:value-type="float" office:value="9406">
            <text:p>9406</text:p>
          </table:table-cell>
          <table:table-cell office:value-type="float" office:value="32">
            <text:p>32</text:p>
          </table:table-cell>
          <table:table-cell office:value-type="float" office:value="3102">
            <text:p>3102</text:p>
          </table:table-cell>
          <table:table-cell office:value-type="float" office:value="2924">
            <text:p>2924</text:p>
          </table:table-cell>
          <table:table-cell office:value-type="float" office:value="0.252505988855015">
            <text:p>0.2525059889</text:p>
          </table:table-cell>
          <table:table-cell office:value-type="float" office:value="0.0573823339780787">
            <text:p>0.057382334</text:p>
          </table:table-cell>
          <table:table-cell office:value-type="float" office:value="3082">
            <text:p>3082</text:p>
          </table:table-cell>
          <table:table-cell office:value-type="float" office:value="0.232835486677568">
            <text:p>0.2328354867</text:p>
          </table:table-cell>
          <table:table-cell office:value-type="float" office:value="0.00644745325596389">
            <text:p>0.0064474533</text:p>
          </table:table-cell>
          <table:table-cell office:value-type="float" office:value="3082">
            <text:p>3082</text:p>
          </table:table-cell>
          <table:table-cell office:value-type="float" office:value="0.306455834089472">
            <text:p>0.3064558341</text:p>
          </table:table-cell>
          <table:table-cell office:value-type="float" office:value="0.00644745325596389">
            <text:p>0.0064474533</text:p>
          </table:table-cell>
          <table:table-cell office:value-type="float" office:value="3102">
            <text:p>3102</text:p>
          </table:table-cell>
          <table:table-cell office:value-type="float" office:value="0.321455145983443">
            <text:p>0.321455146</text:p>
          </table:table-cell>
          <table:table-cell office:value-type="float" office:value="0">
            <text:p>0</text:p>
          </table:table-cell>
          <table:table-cell office:value-type="float" office:value="3102">
            <text:p>3102</text:p>
          </table:table-cell>
          <table:table-cell office:value-type="float" office:value="0.257974449106978">
            <text:p>0.2579744491</text:p>
          </table:table-cell>
          <table:table-cell office:value-type="float" office:value="0">
            <text:p>0</text:p>
          </table:table-cell>
          <table:table-cell office:value-type="float" office:value="3102">
            <text:p>3102</text:p>
          </table:table-cell>
          <table:table-cell office:value-type="float" office:value="0.276095663065967">
            <text:p>0.27609566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07">
            <text:p>9407</text:p>
          </table:table-cell>
          <table:table-cell office:value-type="float" office:value="32">
            <text:p>32</text:p>
          </table:table-cell>
          <table:table-cell office:value-type="float" office:value="4025">
            <text:p>4025</text:p>
          </table:table-cell>
          <table:table-cell office:value-type="float" office:value="3956">
            <text:p>3956</text:p>
          </table:table-cell>
          <table:table-cell office:value-type="float" office:value="0.271580287978205">
            <text:p>0.271580288</text:p>
          </table:table-cell>
          <table:table-cell office:value-type="float" office:value="0.0171428571428571">
            <text:p>0.0171428571</text:p>
          </table:table-cell>
          <table:table-cell office:value-type="float" office:value="3908">
            <text:p>3908</text:p>
          </table:table-cell>
          <table:table-cell office:value-type="float" office:value="0.2556110964678">
            <text:p>0.2556110965</text:p>
          </table:table-cell>
          <table:table-cell office:value-type="float" office:value="0.0290683229813665">
            <text:p>0.029068323</text:p>
          </table:table-cell>
          <table:table-cell office:value-type="float" office:value="4025">
            <text:p>4025</text:p>
          </table:table-cell>
          <table:table-cell office:value-type="float" office:value="0.325061288087835">
            <text:p>0.3250612881</text:p>
          </table:table-cell>
          <table:table-cell office:value-type="float" office:value="0">
            <text:p>0</text:p>
          </table:table-cell>
          <table:table-cell office:value-type="float" office:value="4025">
            <text:p>4025</text:p>
          </table:table-cell>
          <table:table-cell office:value-type="float" office:value="0.332055244417594">
            <text:p>0.3320552444</text:p>
          </table:table-cell>
          <table:table-cell office:value-type="float" office:value="0">
            <text:p>0</text:p>
          </table:table-cell>
          <table:table-cell office:value-type="float" office:value="4025">
            <text:p>4025</text:p>
          </table:table-cell>
          <table:table-cell office:value-type="float" office:value="0.27218068964552">
            <text:p>0.2721806896</text:p>
          </table:table-cell>
          <table:table-cell office:value-type="float" office:value="0">
            <text:p>0</text:p>
          </table:table-cell>
          <table:table-cell office:value-type="float" office:value="4025">
            <text:p>4025</text:p>
          </table:table-cell>
          <table:table-cell office:value-type="float" office:value="0.285021914427601">
            <text:p>0.285021914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08">
            <text:p>9408</text:p>
          </table:table-cell>
          <table:table-cell office:value-type="float" office:value="32">
            <text:p>32</text:p>
          </table:table-cell>
          <table:table-cell office:value-type="float" office:value="3797">
            <text:p>3797</text:p>
          </table:table-cell>
          <table:table-cell office:value-type="float" office:value="3762">
            <text:p>3762</text:p>
          </table:table-cell>
          <table:table-cell office:value-type="float" office:value="0.237755328156599">
            <text:p>0.2377553282</text:p>
          </table:table-cell>
          <table:table-cell office:value-type="float" office:value="0.00921780352910192">
            <text:p>0.0092178035</text:p>
          </table:table-cell>
          <table:table-cell office:value-type="float" office:value="3652">
            <text:p>3652</text:p>
          </table:table-cell>
          <table:table-cell office:value-type="float" office:value="0.236738330771402">
            <text:p>0.2367383308</text:p>
          </table:table-cell>
          <table:table-cell office:value-type="float" office:value="0.0381880431919937">
            <text:p>0.0381880432</text:p>
          </table:table-cell>
          <table:table-cell office:value-type="float" office:value="3791">
            <text:p>3791</text:p>
          </table:table-cell>
          <table:table-cell office:value-type="float" office:value="0.31511244119026">
            <text:p>0.3151124412</text:p>
          </table:table-cell>
          <table:table-cell office:value-type="float" office:value="0.00158019489070319">
            <text:p>0.0015801949</text:p>
          </table:table-cell>
          <table:table-cell office:value-type="float" office:value="3797">
            <text:p>3797</text:p>
          </table:table-cell>
          <table:table-cell office:value-type="float" office:value="0.322817829177095">
            <text:p>0.3228178292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0.258392444362546">
            <text:p>0.2583924444</text:p>
          </table:table-cell>
          <table:table-cell office:value-type="float" office:value="0.00763760863839873">
            <text:p>0.0076376086</text:p>
          </table:table-cell>
          <table:table-cell office:value-type="float" office:value="3797">
            <text:p>3797</text:p>
          </table:table-cell>
          <table:table-cell office:value-type="float" office:value="0.276364374301689">
            <text:p>0.27636437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09">
            <text:p>9409</text:p>
          </table:table-cell>
          <table:table-cell office:value-type="float" office:value="32">
            <text:p>32</text:p>
          </table:table-cell>
          <table:table-cell office:value-type="float" office:value="3832">
            <text:p>3832</text:p>
          </table:table-cell>
          <table:table-cell office:value-type="float" office:value="3795">
            <text:p>3795</text:p>
          </table:table-cell>
          <table:table-cell office:value-type="float" office:value="0.233530123882411">
            <text:p>0.2335301239</text:p>
          </table:table-cell>
          <table:table-cell office:value-type="float" office:value="0.00965553235908142">
            <text:p>0.0096555324</text:p>
          </table:table-cell>
          <table:table-cell office:value-type="float" office:value="3759">
            <text:p>3759</text:p>
          </table:table-cell>
          <table:table-cell office:value-type="float" office:value="0.228660665760077">
            <text:p>0.2286606658</text:p>
          </table:table-cell>
          <table:table-cell office:value-type="float" office:value="0.0190501043841336">
            <text:p>0.0190501044</text:p>
          </table:table-cell>
          <table:table-cell office:value-type="float" office:value="3832">
            <text:p>3832</text:p>
          </table:table-cell>
          <table:table-cell office:value-type="float" office:value="0.321237751129544">
            <text:p>0.3212377511</text:p>
          </table:table-cell>
          <table:table-cell office:value-type="float" office:value="0">
            <text:p>0</text:p>
          </table:table-cell>
          <table:table-cell office:value-type="float" office:value="3832">
            <text:p>3832</text:p>
          </table:table-cell>
          <table:table-cell office:value-type="float" office:value="0.319548975655042">
            <text:p>0.3195489757</text:p>
          </table:table-cell>
          <table:table-cell office:value-type="float" office:value="0">
            <text:p>0</text:p>
          </table:table-cell>
          <table:table-cell office:value-type="float" office:value="3831">
            <text:p>3831</text:p>
          </table:table-cell>
          <table:table-cell office:value-type="float" office:value="0.264824719567636">
            <text:p>0.2648247196</text:p>
          </table:table-cell>
          <table:table-cell office:value-type="float" office:value="0.000260960334029228">
            <text:p>0.0002609603</text:p>
          </table:table-cell>
          <table:table-cell office:value-type="float" office:value="3832">
            <text:p>3832</text:p>
          </table:table-cell>
          <table:table-cell office:value-type="float" office:value="0.283335005003347">
            <text:p>0.28333500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10">
            <text:p>9410</text:p>
          </table:table-cell>
          <table:table-cell office:value-type="float" office:value="32">
            <text:p>32</text:p>
          </table:table-cell>
          <table:table-cell office:value-type="float" office:value="3959">
            <text:p>3959</text:p>
          </table:table-cell>
          <table:table-cell office:value-type="float" office:value="3870">
            <text:p>3870</text:p>
          </table:table-cell>
          <table:table-cell office:value-type="float" office:value="0.274378430325183">
            <text:p>0.2743784303</text:p>
          </table:table-cell>
          <table:table-cell office:value-type="float" office:value="0.0224804243495832">
            <text:p>0.0224804243</text:p>
          </table:table-cell>
          <table:table-cell office:value-type="float" office:value="3881">
            <text:p>3881</text:p>
          </table:table-cell>
          <table:table-cell office:value-type="float" office:value="0.237415240498889">
            <text:p>0.2374152405</text:p>
          </table:table-cell>
          <table:table-cell office:value-type="float" office:value="0.0197019449355898">
            <text:p>0.0197019449</text:p>
          </table:table-cell>
          <table:table-cell office:value-type="float" office:value="3959">
            <text:p>3959</text:p>
          </table:table-cell>
          <table:table-cell office:value-type="float" office:value="0.317684791457222">
            <text:p>0.3176847915</text:p>
          </table:table-cell>
          <table:table-cell office:value-type="float" office:value="0">
            <text:p>0</text:p>
          </table:table-cell>
          <table:table-cell office:value-type="float" office:value="3948">
            <text:p>3948</text:p>
          </table:table-cell>
          <table:table-cell office:value-type="float" office:value="0.323657551788726">
            <text:p>0.3236575518</text:p>
          </table:table-cell>
          <table:table-cell office:value-type="float" office:value="0.00277847941399343">
            <text:p>0.0027784794</text:p>
          </table:table-cell>
          <table:table-cell office:value-type="float" office:value="3959">
            <text:p>3959</text:p>
          </table:table-cell>
          <table:table-cell office:value-type="float" office:value="0.282477088401798">
            <text:p>0.2824770884</text:p>
          </table:table-cell>
          <table:table-cell office:value-type="float" office:value="0">
            <text:p>0</text:p>
          </table:table-cell>
          <table:table-cell office:value-type="float" office:value="3959">
            <text:p>3959</text:p>
          </table:table-cell>
          <table:table-cell office:value-type="float" office:value="0.278339588489269">
            <text:p>0.27833958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11">
            <text:p>9411</text:p>
          </table:table-cell>
          <table:table-cell office:value-type="float" office:value="32">
            <text:p>32</text:p>
          </table:table-cell>
          <table:table-cell office:value-type="float" office:value="3469">
            <text:p>3469</text:p>
          </table:table-cell>
          <table:table-cell office:value-type="float" office:value="3389">
            <text:p>3389</text:p>
          </table:table-cell>
          <table:table-cell office:value-type="float" office:value="0.244857981913308">
            <text:p>0.2448579819</text:p>
          </table:table-cell>
          <table:table-cell office:value-type="float" office:value="0.0230614009801095">
            <text:p>0.023061401</text:p>
          </table:table-cell>
          <table:table-cell office:value-type="float" office:value="3432">
            <text:p>3432</text:p>
          </table:table-cell>
          <table:table-cell office:value-type="float" office:value="0.225602209403494">
            <text:p>0.2256022094</text:p>
          </table:table-cell>
          <table:table-cell office:value-type="float" office:value="0.0106658979533007">
            <text:p>0.010665898</text:p>
          </table:table-cell>
          <table:table-cell office:value-type="float" office:value="3469">
            <text:p>3469</text:p>
          </table:table-cell>
          <table:table-cell office:value-type="float" office:value="0.316585221348548">
            <text:p>0.3165852213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0.321677672475526">
            <text:p>0.3216776725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0.288964878601769">
            <text:p>0.2889648786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0.278682475222352">
            <text:p>0.27868247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12">
            <text:p>9412</text:p>
          </table:table-cell>
          <table:table-cell office:value-type="float" office:value="32">
            <text:p>32</text:p>
          </table:table-cell>
          <table:table-cell office:value-type="float" office:value="3440">
            <text:p>3440</text:p>
          </table:table-cell>
          <table:table-cell office:value-type="float" office:value="3366">
            <text:p>3366</text:p>
          </table:table-cell>
          <table:table-cell office:value-type="float" office:value="0.248597546610436">
            <text:p>0.2485975466</text:p>
          </table:table-cell>
          <table:table-cell office:value-type="float" office:value="0.0215116279069767">
            <text:p>0.0215116279</text:p>
          </table:table-cell>
          <table:table-cell office:value-type="float" office:value="3394">
            <text:p>3394</text:p>
          </table:table-cell>
          <table:table-cell office:value-type="float" office:value="0.238950533340486">
            <text:p>0.2389505333</text:p>
          </table:table-cell>
          <table:table-cell office:value-type="float" office:value="0.0133720930232558">
            <text:p>0.013372093</text:p>
          </table:table-cell>
          <table:table-cell office:value-type="float" office:value="3428">
            <text:p>3428</text:p>
          </table:table-cell>
          <table:table-cell office:value-type="float" office:value="0.326259758859657">
            <text:p>0.3262597589</text:p>
          </table:table-cell>
          <table:table-cell office:value-type="float" office:value="0.00348837209302326">
            <text:p>0.0034883721</text:p>
          </table:table-cell>
          <table:table-cell office:value-type="float" office:value="3431">
            <text:p>3431</text:p>
          </table:table-cell>
          <table:table-cell office:value-type="float" office:value="0.323593173055167">
            <text:p>0.3235931731</text:p>
          </table:table-cell>
          <table:table-cell office:value-type="float" office:value="0.00261627906976744">
            <text:p>0.0026162791</text:p>
          </table:table-cell>
          <table:table-cell office:value-type="float" office:value="3428">
            <text:p>3428</text:p>
          </table:table-cell>
          <table:table-cell office:value-type="float" office:value="0.288167608633281">
            <text:p>0.2881676086</text:p>
          </table:table-cell>
          <table:table-cell office:value-type="float" office:value="0.00348837209302326">
            <text:p>0.0034883721</text:p>
          </table:table-cell>
          <table:table-cell office:value-type="float" office:value="3440">
            <text:p>3440</text:p>
          </table:table-cell>
          <table:table-cell office:value-type="float" office:value="0.28166582305645">
            <text:p>0.28166582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13">
            <text:p>9413</text:p>
          </table:table-cell>
          <table:table-cell office:value-type="float" office:value="32">
            <text:p>32</text:p>
          </table:table-cell>
          <table:table-cell office:value-type="float" office:value="4210">
            <text:p>4210</text:p>
          </table:table-cell>
          <table:table-cell office:value-type="float" office:value="4142">
            <text:p>4142</text:p>
          </table:table-cell>
          <table:table-cell office:value-type="float" office:value="0.427986555107963">
            <text:p>0.4279865551</text:p>
          </table:table-cell>
          <table:table-cell office:value-type="float" office:value="0.0161520190023753">
            <text:p>0.016152019</text:p>
          </table:table-cell>
          <table:table-cell office:value-type="float" office:value="4178">
            <text:p>4178</text:p>
          </table:table-cell>
          <table:table-cell office:value-type="float" office:value="0.239788389901869">
            <text:p>0.2397883899</text:p>
          </table:table-cell>
          <table:table-cell office:value-type="float" office:value="0.00760095011876484">
            <text:p>0.0076009501</text:p>
          </table:table-cell>
          <table:table-cell office:value-type="float" office:value="4210">
            <text:p>4210</text:p>
          </table:table-cell>
          <table:table-cell office:value-type="float" office:value="0.32691054388367">
            <text:p>0.3269105439</text:p>
          </table:table-cell>
          <table:table-cell office:value-type="float" office:value="0">
            <text:p>0</text:p>
          </table:table-cell>
          <table:table-cell office:value-type="float" office:value="4210">
            <text:p>4210</text:p>
          </table:table-cell>
          <table:table-cell office:value-type="float" office:value="0.334983077256813">
            <text:p>0.3349830773</text:p>
          </table:table-cell>
          <table:table-cell office:value-type="float" office:value="0">
            <text:p>0</text:p>
          </table:table-cell>
          <table:table-cell office:value-type="float" office:value="4210">
            <text:p>4210</text:p>
          </table:table-cell>
          <table:table-cell office:value-type="float" office:value="0.313105504148463">
            <text:p>0.3131055041</text:p>
          </table:table-cell>
          <table:table-cell office:value-type="float" office:value="0">
            <text:p>0</text:p>
          </table:table-cell>
          <table:table-cell office:value-type="float" office:value="4210">
            <text:p>4210</text:p>
          </table:table-cell>
          <table:table-cell office:value-type="float" office:value="0.289544287203794">
            <text:p>0.28954428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14">
            <text:p>9414</text:p>
          </table:table-cell>
          <table:table-cell office:value-type="float" office:value="32">
            <text:p>32</text:p>
          </table:table-cell>
          <table:table-cell table:number-columns-repeated="2" office:value-type="float" office:value="3709">
            <text:p>3709</text:p>
          </table:table-cell>
          <table:table-cell office:value-type="float" office:value="0.386524784646139">
            <text:p>0.3865247846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0.231315588750516">
            <text:p>0.2313155888</text:p>
          </table:table-cell>
          <table:table-cell office:value-type="float" office:value="0.0229172283634403">
            <text:p>0.0229172284</text:p>
          </table:table-cell>
          <table:table-cell office:value-type="float" office:value="3699">
            <text:p>3699</text:p>
          </table:table-cell>
          <table:table-cell office:value-type="float" office:value="0.314508307422448">
            <text:p>0.3145083074</text:p>
          </table:table-cell>
          <table:table-cell office:value-type="float" office:value="0.00269614451334592">
            <text:p>0.0026961445</text:p>
          </table:table-cell>
          <table:table-cell office:value-type="float" office:value="3709">
            <text:p>3709</text:p>
          </table:table-cell>
          <table:table-cell office:value-type="float" office:value="0.322901801438258">
            <text:p>0.3229018014</text:p>
          </table:table-cell>
          <table:table-cell office:value-type="float" office:value="0">
            <text:p>0</text:p>
          </table:table-cell>
          <table:table-cell office:value-type="float" office:value="3694">
            <text:p>3694</text:p>
          </table:table-cell>
          <table:table-cell office:value-type="float" office:value="0.294947435697075">
            <text:p>0.2949474357</text:p>
          </table:table-cell>
          <table:table-cell office:value-type="float" office:value="0.00404421677001887">
            <text:p>0.0040442168</text:p>
          </table:table-cell>
          <table:table-cell office:value-type="float" office:value="3699">
            <text:p>3699</text:p>
          </table:table-cell>
          <table:table-cell office:value-type="float" office:value="0.279871615742933">
            <text:p>0.2798716157</text:p>
          </table:table-cell>
          <table:table-cell office:value-type="float" office:value="0.00269614451334592">
            <text:p>0.0026961445</text:p>
          </table:table-cell>
          <table:table-cell table:number-columns-repeated="21"/>
        </table:table-row>
        <table:table-row table:style-name="ro2">
          <table:table-cell office:value-type="float" office:value="9415">
            <text:p>9415</text:p>
          </table:table-cell>
          <table:table-cell office:value-type="float" office:value="32">
            <text:p>32</text:p>
          </table:table-cell>
          <table:table-cell office:value-type="float" office:value="4008">
            <text:p>4008</text:p>
          </table:table-cell>
          <table:table-cell office:value-type="float" office:value="3920">
            <text:p>3920</text:p>
          </table:table-cell>
          <table:table-cell office:value-type="float" office:value="0.42143345314931">
            <text:p>0.4214334531</text:p>
          </table:table-cell>
          <table:table-cell office:value-type="float" office:value="0.0219560878243513">
            <text:p>0.0219560878</text:p>
          </table:table-cell>
          <table:table-cell office:value-type="float" office:value="3852">
            <text:p>3852</text:p>
          </table:table-cell>
          <table:table-cell office:value-type="float" office:value="0.232283602316701">
            <text:p>0.2322836023</text:p>
          </table:table-cell>
          <table:table-cell office:value-type="float" office:value="0.0389221556886227">
            <text:p>0.0389221557</text:p>
          </table:table-cell>
          <table:table-cell office:value-type="float" office:value="4008">
            <text:p>4008</text:p>
          </table:table-cell>
          <table:table-cell office:value-type="float" office:value="0.315528570395579">
            <text:p>0.3155285704</text:p>
          </table:table-cell>
          <table:table-cell office:value-type="float" office:value="0">
            <text:p>0</text:p>
          </table:table-cell>
          <table:table-cell office:value-type="float" office:value="4008">
            <text:p>4008</text:p>
          </table:table-cell>
          <table:table-cell office:value-type="float" office:value="0.33188543384502">
            <text:p>0.3318854338</text:p>
          </table:table-cell>
          <table:table-cell office:value-type="float" office:value="0">
            <text:p>0</text:p>
          </table:table-cell>
          <table:table-cell office:value-type="float" office:value="4008">
            <text:p>4008</text:p>
          </table:table-cell>
          <table:table-cell office:value-type="float" office:value="0.259462157667251">
            <text:p>0.2594621577</text:p>
          </table:table-cell>
          <table:table-cell office:value-type="float" office:value="0">
            <text:p>0</text:p>
          </table:table-cell>
          <table:table-cell office:value-type="float" office:value="4008">
            <text:p>4008</text:p>
          </table:table-cell>
          <table:table-cell office:value-type="float" office:value="0.275692129699822">
            <text:p>0.275692129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16">
            <text:p>9416</text:p>
          </table:table-cell>
          <table:table-cell office:value-type="float" office:value="32">
            <text:p>32</text:p>
          </table:table-cell>
          <table:table-cell office:value-type="float" office:value="3961">
            <text:p>3961</text:p>
          </table:table-cell>
          <table:table-cell office:value-type="float" office:value="3827">
            <text:p>3827</text:p>
          </table:table-cell>
          <table:table-cell office:value-type="float" office:value="0.45726255093734">
            <text:p>0.4572625509</text:p>
          </table:table-cell>
          <table:table-cell office:value-type="float" office:value="0.0338298409492552">
            <text:p>0.0338298409</text:p>
          </table:table-cell>
          <table:table-cell office:value-type="float" office:value="3839">
            <text:p>3839</text:p>
          </table:table-cell>
          <table:table-cell office:value-type="float" office:value="0.232103528467763">
            <text:p>0.2321035285</text:p>
          </table:table-cell>
          <table:table-cell office:value-type="float" office:value="0.0308003029537995">
            <text:p>0.030800303</text:p>
          </table:table-cell>
          <table:table-cell office:value-type="float" office:value="3913">
            <text:p>3913</text:p>
          </table:table-cell>
          <table:table-cell office:value-type="float" office:value="0.31444392868889">
            <text:p>0.3144439287</text:p>
          </table:table-cell>
          <table:table-cell office:value-type="float" office:value="0.0121181519818228">
            <text:p>0.012118152</text:p>
          </table:table-cell>
          <table:table-cell office:value-type="float" office:value="3924">
            <text:p>3924</text:p>
          </table:table-cell>
          <table:table-cell office:value-type="float" office:value="0.339130373933144">
            <text:p>0.3391303739</text:p>
          </table:table-cell>
          <table:table-cell office:value-type="float" office:value="0.00934107548598838">
            <text:p>0.0093410755</text:p>
          </table:table-cell>
          <table:table-cell office:value-type="float" office:value="3916">
            <text:p>3916</text:p>
          </table:table-cell>
          <table:table-cell office:value-type="float" office:value="0.256484874496458">
            <text:p>0.2564848745</text:p>
          </table:table-cell>
          <table:table-cell office:value-type="float" office:value="0.0113607674829588">
            <text:p>0.0113607675</text:p>
          </table:table-cell>
          <table:table-cell office:value-type="float" office:value="3925">
            <text:p>3925</text:p>
          </table:table-cell>
          <table:table-cell office:value-type="float" office:value="0.274124647491445">
            <text:p>0.2741246475</text:p>
          </table:table-cell>
          <table:table-cell office:value-type="float" office:value="0.00908861398636708">
            <text:p>0.009088614</text:p>
          </table:table-cell>
          <table:table-cell table:number-columns-repeated="21"/>
        </table:table-row>
        <table:table-row table:style-name="ro2">
          <table:table-cell office:value-type="float" office:value="9417">
            <text:p>9417</text:p>
          </table:table-cell>
          <table:table-cell office:value-type="float" office:value="32">
            <text:p>32</text:p>
          </table:table-cell>
          <table:table-cell office:value-type="float" office:value="3389">
            <text:p>3389</text:p>
          </table:table-cell>
          <table:table-cell office:value-type="float" office:value="3299">
            <text:p>3299</text:p>
          </table:table-cell>
          <table:table-cell office:value-type="float" office:value="0.498567573178327">
            <text:p>0.4985675732</text:p>
          </table:table-cell>
          <table:table-cell office:value-type="float" office:value="0.0265565063440543">
            <text:p>0.0265565063</text:p>
          </table:table-cell>
          <table:table-cell office:value-type="float" office:value="3336">
            <text:p>3336</text:p>
          </table:table-cell>
          <table:table-cell office:value-type="float" office:value="0.232560244265977">
            <text:p>0.2325602443</text:p>
          </table:table-cell>
          <table:table-cell office:value-type="float" office:value="0.0156388315137209">
            <text:p>0.0156388315</text:p>
          </table:table-cell>
          <table:table-cell office:value-type="float" office:value="3375">
            <text:p>3375</text:p>
          </table:table-cell>
          <table:table-cell office:value-type="float" office:value="0.31610471340967">
            <text:p>0.3161047134</text:p>
          </table:table-cell>
          <table:table-cell office:value-type="float" office:value="0.004131012097964">
            <text:p>0.0041310121</text:p>
          </table:table-cell>
          <table:table-cell office:value-type="float" office:value="3389">
            <text:p>3389</text:p>
          </table:table-cell>
          <table:table-cell office:value-type="float" office:value="0.328089887640449">
            <text:p>0.3280898876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260716143433952">
            <text:p>0.2607161434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278383907182661">
            <text:p>0.27838390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18">
            <text:p>9418</text:p>
          </table:table-cell>
          <table:table-cell office:value-type="float" office:value="32">
            <text:p>32</text:p>
          </table:table-cell>
          <table:table-cell office:value-type="float" office:value="3837">
            <text:p>3837</text:p>
          </table:table-cell>
          <table:table-cell office:value-type="float" office:value="3798">
            <text:p>3798</text:p>
          </table:table-cell>
          <table:table-cell office:value-type="float" office:value="0.451586959107841">
            <text:p>0.4515869591</text:p>
          </table:table-cell>
          <table:table-cell office:value-type="float" office:value="0.0101641907740422">
            <text:p>0.0101641908</text:p>
          </table:table-cell>
          <table:table-cell office:value-type="float" office:value="3819">
            <text:p>3819</text:p>
          </table:table-cell>
          <table:table-cell office:value-type="float" office:value="0.232662410517059">
            <text:p>0.2326624105</text:p>
          </table:table-cell>
          <table:table-cell office:value-type="float" office:value="0.00469116497263487">
            <text:p>0.004691165</text:p>
          </table:table-cell>
          <table:table-cell office:value-type="float" office:value="3837">
            <text:p>3837</text:p>
          </table:table-cell>
          <table:table-cell office:value-type="float" office:value="0.312678178641655">
            <text:p>0.3126781786</text:p>
          </table:table-cell>
          <table:table-cell office:value-type="float" office:value="0">
            <text:p>0</text:p>
          </table:table-cell>
          <table:table-cell office:value-type="float" office:value="3836">
            <text:p>3836</text:p>
          </table:table-cell>
          <table:table-cell office:value-type="float" office:value="0.323691607205753">
            <text:p>0.3236916072</text:p>
          </table:table-cell>
          <table:table-cell office:value-type="float" office:value="0.000260620276257493">
            <text:p>0.0002606203</text:p>
          </table:table-cell>
          <table:table-cell office:value-type="float" office:value="3762">
            <text:p>3762</text:p>
          </table:table-cell>
          <table:table-cell office:value-type="float" office:value="0.260492683916746">
            <text:p>0.2604926839</text:p>
          </table:table-cell>
          <table:table-cell office:value-type="float" office:value="0.019546520719312">
            <text:p>0.0195465207</text:p>
          </table:table-cell>
          <table:table-cell office:value-type="float" office:value="3835">
            <text:p>3835</text:p>
          </table:table-cell>
          <table:table-cell office:value-type="float" office:value="0.273256934126094">
            <text:p>0.2732569341</text:p>
          </table:table-cell>
          <table:table-cell office:value-type="float" office:value="0.000521240552514986">
            <text:p>0.0005212406</text:p>
          </table:table-cell>
          <table:table-cell table:number-columns-repeated="21"/>
        </table:table-row>
        <table:table-row table:style-name="ro2">
          <table:table-cell office:value-type="float" office:value="9419">
            <text:p>9419</text:p>
          </table:table-cell>
          <table:table-cell office:value-type="float" office:value="32">
            <text:p>32</text:p>
          </table:table-cell>
          <table:table-cell office:value-type="float" office:value="3428">
            <text:p>3428</text:p>
          </table:table-cell>
          <table:table-cell office:value-type="float" office:value="3355">
            <text:p>3355</text:p>
          </table:table-cell>
          <table:table-cell office:value-type="float" office:value="0.505292351759802">
            <text:p>0.5052923518</text:p>
          </table:table-cell>
          <table:table-cell office:value-type="float" office:value="0.0212952158693116">
            <text:p>0.0212952159</text:p>
          </table:table-cell>
          <table:table-cell office:value-type="float" office:value="3328">
            <text:p>3328</text:p>
          </table:table-cell>
          <table:table-cell office:value-type="float" office:value="0.233527324807039">
            <text:p>0.2335273248</text:p>
          </table:table-cell>
          <table:table-cell office:value-type="float" office:value="0.029171528588098">
            <text:p>0.0291715286</text:p>
          </table:table-cell>
          <table:table-cell office:value-type="float" office:value="3428">
            <text:p>3428</text:p>
          </table:table-cell>
          <table:table-cell office:value-type="float" office:value="0.320209090930296">
            <text:p>0.3202090909</text:p>
          </table:table-cell>
          <table:table-cell office:value-type="float" office:value="0">
            <text:p>0</text:p>
          </table:table-cell>
          <table:table-cell office:value-type="float" office:value="3428">
            <text:p>3428</text:p>
          </table:table-cell>
          <table:table-cell office:value-type="float" office:value="0.325207306519746">
            <text:p>0.3252073065</text:p>
          </table:table-cell>
          <table:table-cell office:value-type="float" office:value="0">
            <text:p>0</text:p>
          </table:table-cell>
          <table:table-cell office:value-type="float" office:value="3428">
            <text:p>3428</text:p>
          </table:table-cell>
          <table:table-cell office:value-type="float" office:value="0.26026222671111">
            <text:p>0.2602622267</text:p>
          </table:table-cell>
          <table:table-cell office:value-type="float" office:value="0">
            <text:p>0</text:p>
          </table:table-cell>
          <table:table-cell office:value-type="float" office:value="3428">
            <text:p>3428</text:p>
          </table:table-cell>
          <table:table-cell office:value-type="float" office:value="0.277889870379485">
            <text:p>0.27788987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20">
            <text:p>9420</text:p>
          </table:table-cell>
          <table:table-cell office:value-type="float" office:value="32">
            <text:p>32</text:p>
          </table:table-cell>
          <table:table-cell office:value-type="float" office:value="3681">
            <text:p>3681</text:p>
          </table:table-cell>
          <table:table-cell office:value-type="float" office:value="3578">
            <text:p>3578</text:p>
          </table:table-cell>
          <table:table-cell office:value-type="float" office:value="0.386509389731592">
            <text:p>0.3865093897</text:p>
          </table:table-cell>
          <table:table-cell office:value-type="float" office:value="0.0279815267590329">
            <text:p>0.0279815268</text:p>
          </table:table-cell>
          <table:table-cell office:value-type="float" office:value="3661">
            <text:p>3661</text:p>
          </table:table-cell>
          <table:table-cell office:value-type="float" office:value="0.233644885972667">
            <text:p>0.233644886</text:p>
          </table:table-cell>
          <table:table-cell office:value-type="float" office:value="0.0054333061668025">
            <text:p>0.0054333062</text:p>
          </table:table-cell>
          <table:table-cell office:value-type="float" office:value="3681">
            <text:p>3681</text:p>
          </table:table-cell>
          <table:table-cell office:value-type="float" office:value="0.314423868648723">
            <text:p>0.3144238686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0.355706498286733">
            <text:p>0.3557064983</text:p>
          </table:table-cell>
          <table:table-cell office:value-type="float" office:value="0">
            <text:p>0</text:p>
          </table:table-cell>
          <table:table-cell office:value-type="float" office:value="3661">
            <text:p>3661</text:p>
          </table:table-cell>
          <table:table-cell office:value-type="float" office:value="0.258933132421923">
            <text:p>0.2589331324</text:p>
          </table:table-cell>
          <table:table-cell office:value-type="float" office:value="0.0054333061668025">
            <text:p>0.0054333062</text:p>
          </table:table-cell>
          <table:table-cell office:value-type="float" office:value="3681">
            <text:p>3681</text:p>
          </table:table-cell>
          <table:table-cell office:value-type="float" office:value="0.273584892457192">
            <text:p>0.27358489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21">
            <text:p>9421</text:p>
          </table:table-cell>
          <table:table-cell office:value-type="float" office:value="32">
            <text:p>32</text:p>
          </table:table-cell>
          <table:table-cell office:value-type="float" office:value="3459">
            <text:p>3459</text:p>
          </table:table-cell>
          <table:table-cell office:value-type="float" office:value="3356">
            <text:p>3356</text:p>
          </table:table-cell>
          <table:table-cell office:value-type="float" office:value="0.517292454392566">
            <text:p>0.5172924544</text:p>
          </table:table-cell>
          <table:table-cell office:value-type="float" office:value="0.0297773923099162">
            <text:p>0.0297773923</text:p>
          </table:table-cell>
          <table:table-cell office:value-type="float" office:value="3403">
            <text:p>3403</text:p>
          </table:table-cell>
          <table:table-cell office:value-type="float" office:value="0.23630773967666">
            <text:p>0.2363077397</text:p>
          </table:table-cell>
          <table:table-cell office:value-type="float" office:value="0.0161896501879156">
            <text:p>0.0161896502</text:p>
          </table:table-cell>
          <table:table-cell office:value-type="float" office:value="3444">
            <text:p>3444</text:p>
          </table:table-cell>
          <table:table-cell office:value-type="float" office:value="0.317415613708938">
            <text:p>0.3174156137</text:p>
          </table:table-cell>
          <table:table-cell office:value-type="float" office:value="0.00433651344319167">
            <text:p>0.0043365134</text:p>
          </table:table-cell>
          <table:table-cell office:value-type="float" office:value="3436">
            <text:p>3436</text:p>
          </table:table-cell>
          <table:table-cell office:value-type="float" office:value="0.327614044827192">
            <text:p>0.3276140448</text:p>
          </table:table-cell>
          <table:table-cell office:value-type="float" office:value="0.0066493206128939">
            <text:p>0.0066493206</text:p>
          </table:table-cell>
          <table:table-cell office:value-type="float" office:value="3459">
            <text:p>3459</text:p>
          </table:table-cell>
          <table:table-cell office:value-type="float" office:value="0.258372384322379">
            <text:p>0.2583723843</text:p>
          </table:table-cell>
          <table:table-cell office:value-type="float" office:value="0">
            <text:p>0</text:p>
          </table:table-cell>
          <table:table-cell office:value-type="float" office:value="3459">
            <text:p>3459</text:p>
          </table:table-cell>
          <table:table-cell office:value-type="float" office:value="0.280477615560993">
            <text:p>0.280477615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32">
            <text:p>32</text:p>
          </table:table-cell>
          <table:table-cell office:value-type="float" office:value="3806">
            <text:p>3806</text:p>
          </table:table-cell>
          <table:table-cell office:value-type="float" office:value="3644">
            <text:p>3644</text:p>
          </table:table-cell>
          <table:table-cell office:value-type="float" office:value="0.345515997882033">
            <text:p>0.3455159979</text:p>
          </table:table-cell>
          <table:table-cell office:value-type="float" office:value="0.0425643720441408">
            <text:p>0.042564372</text:p>
          </table:table-cell>
          <table:table-cell office:value-type="float" office:value="3734">
            <text:p>3734</text:p>
          </table:table-cell>
          <table:table-cell office:value-type="float" office:value="0.233365444948019">
            <text:p>0.2333654449</text:p>
          </table:table-cell>
          <table:table-cell office:value-type="float" office:value="0.0189174986862848">
            <text:p>0.0189174987</text:p>
          </table:table-cell>
          <table:table-cell office:value-type="float" office:value="3806">
            <text:p>3806</text:p>
          </table:table-cell>
          <table:table-cell office:value-type="float" office:value="0.304813709871173">
            <text:p>0.3048137099</text:p>
          </table:table-cell>
          <table:table-cell office:value-type="float" office:value="0">
            <text:p>0</text:p>
          </table:table-cell>
          <table:table-cell office:value-type="float" office:value="3806">
            <text:p>3806</text:p>
          </table:table-cell>
          <table:table-cell office:value-type="float" office:value="0.312571347264953">
            <text:p>0.3125713473</text:p>
          </table:table-cell>
          <table:table-cell office:value-type="float" office:value="0">
            <text:p>0</text:p>
          </table:table-cell>
          <table:table-cell office:value-type="float" office:value="3777">
            <text:p>3777</text:p>
          </table:table-cell>
          <table:table-cell office:value-type="float" office:value="0.253017286622986">
            <text:p>0.2530172866</text:p>
          </table:table-cell>
          <table:table-cell office:value-type="float" office:value="0.00761954808197583">
            <text:p>0.0076195481</text:p>
          </table:table-cell>
          <table:table-cell office:value-type="float" office:value="3806">
            <text:p>3806</text:p>
          </table:table-cell>
          <table:table-cell office:value-type="float" office:value="0.272892121302596">
            <text:p>0.27289212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23">
            <text:p>9423</text:p>
          </table:table-cell>
          <table:table-cell office:value-type="float" office:value="32">
            <text:p>32</text:p>
          </table:table-cell>
          <table:table-cell office:value-type="float" office:value="4196">
            <text:p>4196</text:p>
          </table:table-cell>
          <table:table-cell office:value-type="float" office:value="4114">
            <text:p>4114</text:p>
          </table:table-cell>
          <table:table-cell office:value-type="float" office:value="0.253165171105145">
            <text:p>0.2531651711</text:p>
          </table:table-cell>
          <table:table-cell office:value-type="float" office:value="0.0195424213536702">
            <text:p>0.0195424214</text:p>
          </table:table-cell>
          <table:table-cell office:value-type="float" office:value="4062">
            <text:p>4062</text:p>
          </table:table-cell>
          <table:table-cell office:value-type="float" office:value="0.233034687541549">
            <text:p>0.2330346875</text:p>
          </table:table-cell>
          <table:table-cell office:value-type="float" office:value="0.0319351763584366">
            <text:p>0.0319351764</text:p>
          </table:table-cell>
          <table:table-cell office:value-type="float" office:value="4196">
            <text:p>4196</text:p>
          </table:table-cell>
          <table:table-cell office:value-type="float" office:value="0.314426667724095">
            <text:p>0.3144266677</text:p>
          </table:table-cell>
          <table:table-cell office:value-type="float" office:value="0">
            <text:p>0</text:p>
          </table:table-cell>
          <table:table-cell office:value-type="float" office:value="4196">
            <text:p>4196</text:p>
          </table:table-cell>
          <table:table-cell office:value-type="float" office:value="0.323384175427384">
            <text:p>0.3233841754</text:p>
          </table:table-cell>
          <table:table-cell office:value-type="float" office:value="0">
            <text:p>0</text:p>
          </table:table-cell>
          <table:table-cell office:value-type="float" office:value="4125">
            <text:p>4125</text:p>
          </table:table-cell>
          <table:table-cell office:value-type="float" office:value="0.263284761600418">
            <text:p>0.2632847616</text:p>
          </table:table-cell>
          <table:table-cell office:value-type="float" office:value="0.0169208770257388">
            <text:p>0.016920877</text:p>
          </table:table-cell>
          <table:table-cell office:value-type="float" office:value="4196">
            <text:p>4196</text:p>
          </table:table-cell>
          <table:table-cell office:value-type="float" office:value="0.276872406481726">
            <text:p>0.27687240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24">
            <text:p>9424</text:p>
          </table:table-cell>
          <table:table-cell office:value-type="float" office:value="32">
            <text:p>32</text:p>
          </table:table-cell>
          <table:table-cell office:value-type="float" office:value="3474">
            <text:p>3474</text:p>
          </table:table-cell>
          <table:table-cell office:value-type="float" office:value="3429">
            <text:p>3429</text:p>
          </table:table-cell>
          <table:table-cell office:value-type="float" office:value="0.246697440945341">
            <text:p>0.2466974409</text:p>
          </table:table-cell>
          <table:table-cell office:value-type="float" office:value="0.0129533678756477">
            <text:p>0.0129533679</text:p>
          </table:table-cell>
          <table:table-cell office:value-type="float" office:value="3406">
            <text:p>3406</text:p>
          </table:table-cell>
          <table:table-cell office:value-type="float" office:value="0.232907329612118">
            <text:p>0.2329073296</text:p>
          </table:table-cell>
          <table:table-cell office:value-type="float" office:value="0.0195739781232009">
            <text:p>0.0195739781</text:p>
          </table:table-cell>
          <table:table-cell office:value-type="float" office:value="3474">
            <text:p>3474</text:p>
          </table:table-cell>
          <table:table-cell office:value-type="float" office:value="0.31021825790214">
            <text:p>0.3102182579</text:p>
          </table:table-cell>
          <table:table-cell office:value-type="float" office:value="0">
            <text:p>0</text:p>
          </table:table-cell>
          <table:table-cell office:value-type="float" office:value="3474">
            <text:p>3474</text:p>
          </table:table-cell>
          <table:table-cell office:value-type="float" office:value="0.321579704837502">
            <text:p>0.3215797048</text:p>
          </table:table-cell>
          <table:table-cell office:value-type="float" office:value="0">
            <text:p>0</text:p>
          </table:table-cell>
          <table:table-cell office:value-type="float" office:value="3440">
            <text:p>3440</text:p>
          </table:table-cell>
          <table:table-cell office:value-type="float" office:value="0.253387231084665">
            <text:p>0.2533872311</text:p>
          </table:table-cell>
          <table:table-cell office:value-type="float" office:value="0.00978698906160046">
            <text:p>0.0097869891</text:p>
          </table:table-cell>
          <table:table-cell office:value-type="float" office:value="3474">
            <text:p>3474</text:p>
          </table:table-cell>
          <table:table-cell office:value-type="float" office:value="0.278787440548805">
            <text:p>0.278787440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25">
            <text:p>9425</text:p>
          </table:table-cell>
          <table:table-cell office:value-type="float" office:value="32">
            <text:p>32</text:p>
          </table:table-cell>
          <table:table-cell office:value-type="float" office:value="4313">
            <text:p>4313</text:p>
          </table:table-cell>
          <table:table-cell office:value-type="float" office:value="4300">
            <text:p>4300</text:p>
          </table:table-cell>
          <table:table-cell office:value-type="float" office:value="0.323782577155346">
            <text:p>0.3237825772</text:p>
          </table:table-cell>
          <table:table-cell office:value-type="float" office:value="0.00301414328773476">
            <text:p>0.0030141433</text:p>
          </table:table-cell>
          <table:table-cell office:value-type="float" office:value="4252">
            <text:p>4252</text:p>
          </table:table-cell>
          <table:table-cell office:value-type="float" office:value="0.238325406507384">
            <text:p>0.2383254065</text:p>
          </table:table-cell>
          <table:table-cell office:value-type="float" office:value="0.0141432877347554">
            <text:p>0.0141432877</text:p>
          </table:table-cell>
          <table:table-cell office:value-type="float" office:value="4313">
            <text:p>4313</text:p>
          </table:table-cell>
          <table:table-cell office:value-type="float" office:value="0.32389687273304">
            <text:p>0.3238968727</text:p>
          </table:table-cell>
          <table:table-cell office:value-type="float" office:value="0">
            <text:p>0</text:p>
          </table:table-cell>
          <table:table-cell office:value-type="float" office:value="4313">
            <text:p>4313</text:p>
          </table:table-cell>
          <table:table-cell office:value-type="float" office:value="0.330927683555199">
            <text:p>0.3309276836</text:p>
          </table:table-cell>
          <table:table-cell office:value-type="float" office:value="0">
            <text:p>0</text:p>
          </table:table-cell>
          <table:table-cell office:value-type="float" office:value="4313">
            <text:p>4313</text:p>
          </table:table-cell>
          <table:table-cell office:value-type="float" office:value="0.265413458420902">
            <text:p>0.2654134584</text:p>
          </table:table-cell>
          <table:table-cell office:value-type="float" office:value="0">
            <text:p>0</text:p>
          </table:table-cell>
          <table:table-cell office:value-type="float" office:value="4313">
            <text:p>4313</text:p>
          </table:table-cell>
          <table:table-cell office:value-type="float" office:value="0.286941613620301">
            <text:p>0.28694161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26">
            <text:p>9426</text:p>
          </table:table-cell>
          <table:table-cell office:value-type="float" office:value="32">
            <text:p>32</text:p>
          </table:table-cell>
          <table:table-cell office:value-type="float" office:value="4090">
            <text:p>4090</text:p>
          </table:table-cell>
          <table:table-cell office:value-type="float" office:value="4012">
            <text:p>4012</text:p>
          </table:table-cell>
          <table:table-cell office:value-type="float" office:value="0.290746956588674">
            <text:p>0.2907469566</text:p>
          </table:table-cell>
          <table:table-cell office:value-type="float" office:value="0.0190709046454768">
            <text:p>0.0190709046</text:p>
          </table:table-cell>
          <table:table-cell office:value-type="float" office:value="4039">
            <text:p>4039</text:p>
          </table:table-cell>
          <table:table-cell office:value-type="float" office:value="0.235166183437404">
            <text:p>0.2351661834</text:p>
          </table:table-cell>
          <table:table-cell office:value-type="float" office:value="0.0124694376528117">
            <text:p>0.0124694377</text:p>
          </table:table-cell>
          <table:table-cell office:value-type="float" office:value="4090">
            <text:p>4090</text:p>
          </table:table-cell>
          <table:table-cell office:value-type="float" office:value="0.326771989652751">
            <text:p>0.3267719897</text:p>
          </table:table-cell>
          <table:table-cell office:value-type="float" office:value="0">
            <text:p>0</text:p>
          </table:table-cell>
          <table:table-cell office:value-type="float" office:value="4090">
            <text:p>4090</text:p>
          </table:table-cell>
          <table:table-cell office:value-type="float" office:value="0.329565000361547">
            <text:p>0.3295650004</text:p>
          </table:table-cell>
          <table:table-cell office:value-type="float" office:value="0">
            <text:p>0</text:p>
          </table:table-cell>
          <table:table-cell office:value-type="float" office:value="4012">
            <text:p>4012</text:p>
          </table:table-cell>
          <table:table-cell office:value-type="float" office:value="0.269625133830791">
            <text:p>0.2696251338</text:p>
          </table:table-cell>
          <table:table-cell office:value-type="float" office:value="0.0190709046454768">
            <text:p>0.0190709046</text:p>
          </table:table-cell>
          <table:table-cell office:value-type="float" office:value="4090">
            <text:p>4090</text:p>
          </table:table-cell>
          <table:table-cell office:value-type="float" office:value="0.284772330206922">
            <text:p>0.284772330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27">
            <text:p>9427</text:p>
          </table:table-cell>
          <table:table-cell office:value-type="float" office:value="32">
            <text:p>32</text:p>
          </table:table-cell>
          <table:table-cell office:value-type="float" office:value="3851">
            <text:p>3851</text:p>
          </table:table-cell>
          <table:table-cell office:value-type="float" office:value="3804">
            <text:p>3804</text:p>
          </table:table-cell>
          <table:table-cell office:value-type="float" office:value="0.267287905895086">
            <text:p>0.2672879059</text:p>
          </table:table-cell>
          <table:table-cell office:value-type="float" office:value="0.0122046221760582">
            <text:p>0.0122046222</text:p>
          </table:table-cell>
          <table:table-cell office:value-type="float" office:value="3849">
            <text:p>3849</text:p>
          </table:table-cell>
          <table:table-cell office:value-type="float" office:value="0.239380657922666">
            <text:p>0.2393806579</text:p>
          </table:table-cell>
          <table:table-cell office:value-type="float" office:value="0.000519345624513113">
            <text:p>0.0005193456</text:p>
          </table:table-cell>
          <table:table-cell office:value-type="float" office:value="3851">
            <text:p>3851</text:p>
          </table:table-cell>
          <table:table-cell office:value-type="float" office:value="0.327571592184049">
            <text:p>0.3275715922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office:value-type="float" office:value="0.348941599624924">
            <text:p>0.3489415996</text:p>
          </table:table-cell>
          <table:table-cell office:value-type="float" office:value="0">
            <text:p>0</text:p>
          </table:table-cell>
          <table:table-cell office:value-type="float" office:value="3849">
            <text:p>3849</text:p>
          </table:table-cell>
          <table:table-cell office:value-type="float" office:value="0.261141602890512">
            <text:p>0.2611416029</text:p>
          </table:table-cell>
          <table:table-cell office:value-type="float" office:value="0.000519345624513113">
            <text:p>0.0005193456</text:p>
          </table:table-cell>
          <table:table-cell office:value-type="float" office:value="3851">
            <text:p>3851</text:p>
          </table:table-cell>
          <table:table-cell office:value-type="float" office:value="0.284677628156832">
            <text:p>0.284677628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28">
            <text:p>9428</text:p>
          </table:table-cell>
          <table:table-cell office:value-type="float" office:value="32">
            <text:p>32</text:p>
          </table:table-cell>
          <table:table-cell office:value-type="float" office:value="3762">
            <text:p>3762</text:p>
          </table:table-cell>
          <table:table-cell office:value-type="float" office:value="3736">
            <text:p>3736</text:p>
          </table:table-cell>
          <table:table-cell office:value-type="float" office:value="0.282365591899476">
            <text:p>0.2823655919</text:p>
          </table:table-cell>
          <table:table-cell office:value-type="float" office:value="0.00691121743753323">
            <text:p>0.0069112174</text:p>
          </table:table-cell>
          <table:table-cell office:value-type="float" office:value="3693">
            <text:p>3693</text:p>
          </table:table-cell>
          <table:table-cell office:value-type="float" office:value="0.234583975760007">
            <text:p>0.2345839758</text:p>
          </table:table-cell>
          <table:table-cell office:value-type="float" office:value="0.018341307814992">
            <text:p>0.0183413078</text:p>
          </table:table-cell>
          <table:table-cell office:value-type="float" office:value="3762">
            <text:p>3762</text:p>
          </table:table-cell>
          <table:table-cell office:value-type="float" office:value="0.321424822666912">
            <text:p>0.3214248227</text:p>
          </table:table-cell>
          <table:table-cell office:value-type="float" office:value="0">
            <text:p>0</text:p>
          </table:table-cell>
          <table:table-cell office:value-type="float" office:value="3762">
            <text:p>3762</text:p>
          </table:table-cell>
          <table:table-cell office:value-type="float" office:value="0.328188321791035">
            <text:p>0.3281883218</text:p>
          </table:table-cell>
          <table:table-cell office:value-type="float" office:value="0">
            <text:p>0</text:p>
          </table:table-cell>
          <table:table-cell office:value-type="float" office:value="3762">
            <text:p>3762</text:p>
          </table:table-cell>
          <table:table-cell office:value-type="float" office:value="0.261282489684241">
            <text:p>0.2612824897</text:p>
          </table:table-cell>
          <table:table-cell office:value-type="float" office:value="0">
            <text:p>0</text:p>
          </table:table-cell>
          <table:table-cell office:value-type="float" office:value="3762">
            <text:p>3762</text:p>
          </table:table-cell>
          <table:table-cell office:value-type="float" office:value="0.284089822328691">
            <text:p>0.284089822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29">
            <text:p>9429</text:p>
          </table:table-cell>
          <table:table-cell office:value-type="float" office:value="32">
            <text:p>32</text:p>
          </table:table-cell>
          <table:table-cell office:value-type="float" office:value="3581">
            <text:p>3581</text:p>
          </table:table-cell>
          <table:table-cell office:value-type="float" office:value="3577">
            <text:p>3577</text:p>
          </table:table-cell>
          <table:table-cell office:value-type="float" office:value="0.247711172742604">
            <text:p>0.2477111727</text:p>
          </table:table-cell>
          <table:table-cell office:value-type="float" office:value="0.00111700642278693">
            <text:p>0.0011170064</text:p>
          </table:table-cell>
          <table:table-cell office:value-type="float" office:value="3570">
            <text:p>3570</text:p>
          </table:table-cell>
          <table:table-cell office:value-type="float" office:value="0.234992640764334">
            <text:p>0.2349926408</text:p>
          </table:table-cell>
          <table:table-cell office:value-type="float" office:value="0.00307176766266406">
            <text:p>0.0030717677</text:p>
          </table:table-cell>
          <table:table-cell office:value-type="float" office:value="3581">
            <text:p>3581</text:p>
          </table:table-cell>
          <table:table-cell office:value-type="float" office:value="0.309237181984218">
            <text:p>0.309237182</text:p>
          </table:table-cell>
          <table:table-cell office:value-type="float" office:value="0">
            <text:p>0</text:p>
          </table:table-cell>
          <table:table-cell office:value-type="float" office:value="3581">
            <text:p>3581</text:p>
          </table:table-cell>
          <table:table-cell office:value-type="float" office:value="0.319117451535176">
            <text:p>0.3191174515</text:p>
          </table:table-cell>
          <table:table-cell office:value-type="float" office:value="0">
            <text:p>0</text:p>
          </table:table-cell>
          <table:table-cell office:value-type="float" office:value="3576">
            <text:p>3576</text:p>
          </table:table-cell>
          <table:table-cell office:value-type="float" office:value="0.25440142939449">
            <text:p>0.2544014294</text:p>
          </table:table-cell>
          <table:table-cell office:value-type="float" office:value="0.00139625802848366">
            <text:p>0.001396258</text:p>
          </table:table-cell>
          <table:table-cell office:value-type="float" office:value="3581">
            <text:p>3581</text:p>
          </table:table-cell>
          <table:table-cell office:value-type="float" office:value="0.27791879415833">
            <text:p>0.27791879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30">
            <text:p>9430</text:p>
          </table:table-cell>
          <table:table-cell office:value-type="float" office:value="32">
            <text:p>32</text:p>
          </table:table-cell>
          <table:table-cell office:value-type="float" office:value="3322">
            <text:p>3322</text:p>
          </table:table-cell>
          <table:table-cell office:value-type="float" office:value="3247">
            <text:p>3247</text:p>
          </table:table-cell>
          <table:table-cell office:value-type="float" office:value="0.234514465388267">
            <text:p>0.2345144654</text:p>
          </table:table-cell>
          <table:table-cell office:value-type="float" office:value="0.022576760987357">
            <text:p>0.022576761</text:p>
          </table:table-cell>
          <table:table-cell office:value-type="float" office:value="3256">
            <text:p>3256</text:p>
          </table:table-cell>
          <table:table-cell office:value-type="float" office:value="0.235497873868999">
            <text:p>0.2354978739</text:p>
          </table:table-cell>
          <table:table-cell office:value-type="float" office:value="0.0198675496688742">
            <text:p>0.0198675497</text:p>
          </table:table-cell>
          <table:table-cell office:value-type="float" office:value="3322">
            <text:p>3322</text:p>
          </table:table-cell>
          <table:table-cell office:value-type="float" office:value="0.316208279198438">
            <text:p>0.3162082792</text:p>
          </table:table-cell>
          <table:table-cell office:value-type="float" office:value="0">
            <text:p>0</text:p>
          </table:table-cell>
          <table:table-cell office:value-type="float" office:value="3312">
            <text:p>3312</text:p>
          </table:table-cell>
          <table:table-cell office:value-type="float" office:value="0.315727771259561">
            <text:p>0.3157277713</text:p>
          </table:table-cell>
          <table:table-cell office:value-type="float" office:value="0.00301023479831427">
            <text:p>0.0030102348</text:p>
          </table:table-cell>
          <table:table-cell office:value-type="float" office:value="3312">
            <text:p>3312</text:p>
          </table:table-cell>
          <table:table-cell office:value-type="float" office:value="0.257777580805807">
            <text:p>0.2577775808</text:p>
          </table:table-cell>
          <table:table-cell office:value-type="float" office:value="0.00301023479831427">
            <text:p>0.0030102348</text:p>
          </table:table-cell>
          <table:table-cell office:value-type="float" office:value="3322">
            <text:p>3322</text:p>
          </table:table-cell>
          <table:table-cell office:value-type="float" office:value="0.273264864839648">
            <text:p>0.27326486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31">
            <text:p>9431</text:p>
          </table:table-cell>
          <table:table-cell office:value-type="float" office:value="32">
            <text:p>32</text:p>
          </table:table-cell>
          <table:table-cell office:value-type="float" office:value="3460">
            <text:p>3460</text:p>
          </table:table-cell>
          <table:table-cell office:value-type="float" office:value="3374">
            <text:p>3374</text:p>
          </table:table-cell>
          <table:table-cell office:value-type="float" office:value="0.298088931289697">
            <text:p>0.2980889313</text:p>
          </table:table-cell>
          <table:table-cell office:value-type="float" office:value="0.0248554913294798">
            <text:p>0.0248554913</text:p>
          </table:table-cell>
          <table:table-cell office:value-type="float" office:value="3420">
            <text:p>3420</text:p>
          </table:table-cell>
          <table:table-cell office:value-type="float" office:value="0.235571582853797">
            <text:p>0.2355715829</text:p>
          </table:table-cell>
          <table:table-cell office:value-type="float" office:value="0.0115606936416185">
            <text:p>0.0115606936</text:p>
          </table:table-cell>
          <table:table-cell office:value-type="float" office:value="3460">
            <text:p>3460</text:p>
          </table:table-cell>
          <table:table-cell office:value-type="float" office:value="0.320137247995745">
            <text:p>0.320137248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0.323860951265765">
            <text:p>0.3238609513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0.259510208461138">
            <text:p>0.2595102085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0.282617042170403">
            <text:p>0.28261704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32">
            <text:p>32</text:p>
          </table:table-cell>
          <table:table-cell office:value-type="float" office:value="4030">
            <text:p>4030</text:p>
          </table:table-cell>
          <table:table-cell office:value-type="float" office:value="3995">
            <text:p>3995</text:p>
          </table:table-cell>
          <table:table-cell office:value-type="float" office:value="0.25418869966621">
            <text:p>0.2541886997</text:p>
          </table:table-cell>
          <table:table-cell office:value-type="float" office:value="0.0086848635235732">
            <text:p>0.0086848635</text:p>
          </table:table-cell>
          <table:table-cell office:value-type="float" office:value="3940">
            <text:p>3940</text:p>
          </table:table-cell>
          <table:table-cell office:value-type="float" office:value="0.239320011289604">
            <text:p>0.2393200113</text:p>
          </table:table-cell>
          <table:table-cell office:value-type="float" office:value="0.0223325062034739">
            <text:p>0.0223325062</text:p>
          </table:table-cell>
          <table:table-cell office:value-type="float" office:value="3999">
            <text:p>3999</text:p>
          </table:table-cell>
          <table:table-cell office:value-type="float" office:value="0.31772817712549">
            <text:p>0.3177281771</text:p>
          </table:table-cell>
          <table:table-cell office:value-type="float" office:value="0.00769230769230769">
            <text:p>0.0076923077</text:p>
          </table:table-cell>
          <table:table-cell office:value-type="float" office:value="4030">
            <text:p>4030</text:p>
          </table:table-cell>
          <table:table-cell office:value-type="float" office:value="0.326873222878709">
            <text:p>0.3268732229</text:p>
          </table:table-cell>
          <table:table-cell office:value-type="float" office:value="0">
            <text:p>0</text:p>
          </table:table-cell>
          <table:table-cell office:value-type="float" office:value="4029">
            <text:p>4029</text:p>
          </table:table-cell>
          <table:table-cell office:value-type="float" office:value="0.261726143130719">
            <text:p>0.2617261431</text:p>
          </table:table-cell>
          <table:table-cell office:value-type="float" office:value="0.000248138957816377">
            <text:p>0.000248139</text:p>
          </table:table-cell>
          <table:table-cell office:value-type="float" office:value="4030">
            <text:p>4030</text:p>
          </table:table-cell>
          <table:table-cell office:value-type="float" office:value="0.282608178431725">
            <text:p>0.28260817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33">
            <text:p>9433</text:p>
          </table:table-cell>
          <table:table-cell office:value-type="float" office:value="32">
            <text:p>32</text:p>
          </table:table-cell>
          <table:table-cell office:value-type="float" office:value="3685">
            <text:p>3685</text:p>
          </table:table-cell>
          <table:table-cell office:value-type="float" office:value="3587">
            <text:p>3587</text:p>
          </table:table-cell>
          <table:table-cell office:value-type="float" office:value="0.253699794501216">
            <text:p>0.2536997945</text:p>
          </table:table-cell>
          <table:table-cell office:value-type="float" office:value="0.0265943012211669">
            <text:p>0.0265943012</text:p>
          </table:table-cell>
          <table:table-cell office:value-type="float" office:value="3609">
            <text:p>3609</text:p>
          </table:table-cell>
          <table:table-cell office:value-type="float" office:value="0.239096551772398">
            <text:p>0.2390965518</text:p>
          </table:table-cell>
          <table:table-cell office:value-type="float" office:value="0.0206241519674355">
            <text:p>0.020624152</text:p>
          </table:table-cell>
          <table:table-cell office:value-type="float" office:value="3685">
            <text:p>3685</text:p>
          </table:table-cell>
          <table:table-cell office:value-type="float" office:value="0.326129601854854">
            <text:p>0.3261296019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0.333604532636053">
            <text:p>0.3336045326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0.268398672305248">
            <text:p>0.2683986723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0.285461369261021">
            <text:p>0.28546136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34">
            <text:p>9434</text:p>
          </table:table-cell>
          <table:table-cell office:value-type="float" office:value="32">
            <text:p>32</text:p>
          </table:table-cell>
          <table:table-cell office:value-type="float" office:value="3881">
            <text:p>3881</text:p>
          </table:table-cell>
          <table:table-cell office:value-type="float" office:value="3795">
            <text:p>3795</text:p>
          </table:table-cell>
          <table:table-cell office:value-type="float" office:value="0.311127957398073">
            <text:p>0.3111279574</text:p>
          </table:table-cell>
          <table:table-cell office:value-type="float" office:value="0.0221592373099717">
            <text:p>0.0221592373</text:p>
          </table:table-cell>
          <table:table-cell office:value-type="float" office:value="3800">
            <text:p>3800</text:p>
          </table:table-cell>
          <table:table-cell office:value-type="float" office:value="0.233406031540914">
            <text:p>0.2334060315</text:p>
          </table:table-cell>
          <table:table-cell office:value-type="float" office:value="0.0208709095593919">
            <text:p>0.0208709096</text:p>
          </table:table-cell>
          <table:table-cell office:value-type="float" office:value="3881">
            <text:p>3881</text:p>
          </table:table-cell>
          <table:table-cell office:value-type="float" office:value="0.349471091382813">
            <text:p>0.3494710914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office:value-type="float" office:value="0.321655746385111">
            <text:p>0.3216557464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office:value-type="float" office:value="0.254501263082762">
            <text:p>0.254501263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office:value-type="float" office:value="0.273641806989758">
            <text:p>0.2736418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32">
            <text:p>32</text:p>
          </table:table-cell>
          <table:table-cell office:value-type="float" office:value="3243">
            <text:p>3243</text:p>
          </table:table-cell>
          <table:table-cell office:value-type="float" office:value="3122">
            <text:p>3122</text:p>
          </table:table-cell>
          <table:table-cell office:value-type="float" office:value="0.293590817166729">
            <text:p>0.2935908172</text:p>
          </table:table-cell>
          <table:table-cell office:value-type="float" office:value="0.0373111316682084">
            <text:p>0.0373111317</text:p>
          </table:table-cell>
          <table:table-cell office:value-type="float" office:value="3196">
            <text:p>3196</text:p>
          </table:table-cell>
          <table:table-cell office:value-type="float" office:value="0.228558032996434">
            <text:p>0.228558033</text:p>
          </table:table-cell>
          <table:table-cell office:value-type="float" office:value="0.0144927536231884">
            <text:p>0.0144927536</text:p>
          </table:table-cell>
          <table:table-cell office:value-type="float" office:value="3243">
            <text:p>3243</text:p>
          </table:table-cell>
          <table:table-cell office:value-type="float" office:value="0.350698952446042">
            <text:p>0.3506989524</text:p>
          </table:table-cell>
          <table:table-cell office:value-type="float" office:value="0">
            <text:p>0</text:p>
          </table:table-cell>
          <table:table-cell office:value-type="float" office:value="3208">
            <text:p>3208</text:p>
          </table:table-cell>
          <table:table-cell office:value-type="float" office:value="0.317573761467462">
            <text:p>0.3175737615</text:p>
          </table:table-cell>
          <table:table-cell office:value-type="float" office:value="0.0107924761023743">
            <text:p>0.0107924761</text:p>
          </table:table-cell>
          <table:table-cell office:value-type="float" office:value="3207">
            <text:p>3207</text:p>
          </table:table-cell>
          <table:table-cell office:value-type="float" office:value="0.260750665363542">
            <text:p>0.2607506654</text:p>
          </table:table-cell>
          <table:table-cell office:value-type="float" office:value="0.0111008325624422">
            <text:p>0.0111008326</text:p>
          </table:table-cell>
          <table:table-cell office:value-type="float" office:value="3243">
            <text:p>3243</text:p>
          </table:table-cell>
          <table:table-cell office:value-type="float" office:value="0.274563635812303">
            <text:p>0.27456363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36">
            <text:p>9436</text:p>
          </table:table-cell>
          <table:table-cell office:value-type="float" office:value="32">
            <text:p>32</text:p>
          </table:table-cell>
          <table:table-cell office:value-type="float" office:value="4185">
            <text:p>4185</text:p>
          </table:table-cell>
          <table:table-cell office:value-type="float" office:value="4091">
            <text:p>4091</text:p>
          </table:table-cell>
          <table:table-cell office:value-type="float" office:value="0.37203956959551">
            <text:p>0.3720395696</text:p>
          </table:table-cell>
          <table:table-cell office:value-type="float" office:value="0.0224611708482676">
            <text:p>0.0224611708</text:p>
          </table:table-cell>
          <table:table-cell office:value-type="float" office:value="4067">
            <text:p>4067</text:p>
          </table:table-cell>
          <table:table-cell office:value-type="float" office:value="0.239402117500519">
            <text:p>0.2394021175</text:p>
          </table:table-cell>
          <table:table-cell office:value-type="float" office:value="0.0281959378733572">
            <text:p>0.0281959379</text:p>
          </table:table-cell>
          <table:table-cell office:value-type="float" office:value="4185">
            <text:p>4185</text:p>
          </table:table-cell>
          <table:table-cell office:value-type="float" office:value="0.322618628313114">
            <text:p>0.3226186283</text:p>
          </table:table-cell>
          <table:table-cell office:value-type="float" office:value="0">
            <text:p>0</text:p>
          </table:table-cell>
          <table:table-cell office:value-type="float" office:value="4185">
            <text:p>4185</text:p>
          </table:table-cell>
          <table:table-cell office:value-type="float" office:value="0.330195258832832">
            <text:p>0.3301952588</text:p>
          </table:table-cell>
          <table:table-cell office:value-type="float" office:value="0">
            <text:p>0</text:p>
          </table:table-cell>
          <table:table-cell office:value-type="float" office:value="4185">
            <text:p>4185</text:p>
          </table:table-cell>
          <table:table-cell office:value-type="float" office:value="0.265397130481231">
            <text:p>0.2653971305</text:p>
          </table:table-cell>
          <table:table-cell office:value-type="float" office:value="0">
            <text:p>0</text:p>
          </table:table-cell>
          <table:table-cell office:value-type="float" office:value="4185">
            <text:p>4185</text:p>
          </table:table-cell>
          <table:table-cell office:value-type="float" office:value="0.285846708637247">
            <text:p>0.285846708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32">
            <text:p>32</text:p>
          </table:table-cell>
          <table:table-cell office:value-type="float" office:value="3097">
            <text:p>3097</text:p>
          </table:table-cell>
          <table:table-cell office:value-type="float" office:value="3073">
            <text:p>3073</text:p>
          </table:table-cell>
          <table:table-cell office:value-type="float" office:value="0.459317072260463">
            <text:p>0.4593170723</text:p>
          </table:table-cell>
          <table:table-cell office:value-type="float" office:value="0.00774943493703584">
            <text:p>0.0077494349</text:p>
          </table:table-cell>
          <table:table-cell office:value-type="float" office:value="3011">
            <text:p>3011</text:p>
          </table:table-cell>
          <table:table-cell office:value-type="float" office:value="0.233003431199894">
            <text:p>0.2330034312</text:p>
          </table:table-cell>
          <table:table-cell office:value-type="float" office:value="0.0277688085243784">
            <text:p>0.0277688085</text:p>
          </table:table-cell>
          <table:table-cell office:value-type="float" office:value="3097">
            <text:p>3097</text:p>
          </table:table-cell>
          <table:table-cell office:value-type="float" office:value="0.307214850027874">
            <text:p>0.30721485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318136842129816">
            <text:p>0.3181368421</text:p>
          </table:table-cell>
          <table:table-cell office:value-type="float" office:value="0.00290603810138844">
            <text:p>0.0029060381</text:p>
          </table:table-cell>
          <table:table-cell office:value-type="float" office:value="3073">
            <text:p>3073</text:p>
          </table:table-cell>
          <table:table-cell office:value-type="float" office:value="0.254590833494669">
            <text:p>0.2545908335</text:p>
          </table:table-cell>
          <table:table-cell office:value-type="float" office:value="0.00774943493703584">
            <text:p>0.0077494349</text:p>
          </table:table-cell>
          <table:table-cell office:value-type="float" office:value="3066">
            <text:p>3066</text:p>
          </table:table-cell>
          <table:table-cell office:value-type="float" office:value="0.276957778280575">
            <text:p>0.2769577783</text:p>
          </table:table-cell>
          <table:table-cell office:value-type="float" office:value="0.0100096867936713">
            <text:p>0.0100096868</text:p>
          </table:table-cell>
          <table:table-cell table:number-columns-repeated="21"/>
        </table:table-row>
        <table:table-row table:style-name="ro2">
          <table:table-cell office:value-type="float" office:value="9438">
            <text:p>9438</text:p>
          </table:table-cell>
          <table:table-cell office:value-type="float" office:value="32">
            <text:p>32</text:p>
          </table:table-cell>
          <table:table-cell office:value-type="float" office:value="3492">
            <text:p>3492</text:p>
          </table:table-cell>
          <table:table-cell office:value-type="float" office:value="3376">
            <text:p>3376</text:p>
          </table:table-cell>
          <table:table-cell office:value-type="float" office:value="0.365988435153588">
            <text:p>0.3659884352</text:p>
          </table:table-cell>
          <table:table-cell office:value-type="float" office:value="0.0332187857961054">
            <text:p>0.0332187858</text:p>
          </table:table-cell>
          <table:table-cell office:value-type="float" office:value="3359">
            <text:p>3359</text:p>
          </table:table-cell>
          <table:table-cell office:value-type="float" office:value="0.236115536501109">
            <text:p>0.2361155365</text:p>
          </table:table-cell>
          <table:table-cell office:value-type="float" office:value="0.0380870561282932">
            <text:p>0.0380870561</text:p>
          </table:table-cell>
          <table:table-cell office:value-type="float" office:value="3467">
            <text:p>3467</text:p>
          </table:table-cell>
          <table:table-cell office:value-type="float" office:value="0.310820992132266">
            <text:p>0.3108209921</text:p>
          </table:table-cell>
          <table:table-cell office:value-type="float" office:value="0.00715922107674685">
            <text:p>0.0071592211</text:p>
          </table:table-cell>
          <table:table-cell office:value-type="float" office:value="3489">
            <text:p>3489</text:p>
          </table:table-cell>
          <table:table-cell office:value-type="float" office:value="0.322242152675566">
            <text:p>0.3222421527</text:p>
          </table:table-cell>
          <table:table-cell office:value-type="float" office:value="0.000859106529209622">
            <text:p>0.0008591065</text:p>
          </table:table-cell>
          <table:table-cell office:value-type="float" office:value="3492">
            <text:p>3492</text:p>
          </table:table-cell>
          <table:table-cell office:value-type="float" office:value="0.257144989771712">
            <text:p>0.2571449898</text:p>
          </table:table-cell>
          <table:table-cell office:value-type="float" office:value="0">
            <text:p>0</text:p>
          </table:table-cell>
          <table:table-cell office:value-type="float" office:value="3492">
            <text:p>3492</text:p>
          </table:table-cell>
          <table:table-cell office:value-type="float" office:value="0.282276954512693">
            <text:p>0.28227695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39">
            <text:p>9439</text:p>
          </table:table-cell>
          <table:table-cell office:value-type="float" office:value="32">
            <text:p>32</text:p>
          </table:table-cell>
          <table:table-cell office:value-type="float" office:value="2969">
            <text:p>2969</text:p>
          </table:table-cell>
          <table:table-cell office:value-type="float" office:value="2926">
            <text:p>2926</text:p>
          </table:table-cell>
          <table:table-cell office:value-type="float" office:value="0.400237921406629">
            <text:p>0.4002379214</text:p>
          </table:table-cell>
          <table:table-cell office:value-type="float" office:value="0.014482990906029">
            <text:p>0.0144829909</text:p>
          </table:table-cell>
          <table:table-cell office:value-type="float" office:value="2947">
            <text:p>2947</text:p>
          </table:table-cell>
          <table:table-cell office:value-type="float" office:value="0.236780783414545">
            <text:p>0.2367807834</text:p>
          </table:table-cell>
          <table:table-cell office:value-type="float" office:value="0.00740990232401482">
            <text:p>0.0074099023</text:p>
          </table:table-cell>
          <table:table-cell office:value-type="float" office:value="2969">
            <text:p>2969</text:p>
          </table:table-cell>
          <table:table-cell office:value-type="float" office:value="0.312897439545803">
            <text:p>0.3128974395</text:p>
          </table:table-cell>
          <table:table-cell office:value-type="float" office:value="0">
            <text:p>0</text:p>
          </table:table-cell>
          <table:table-cell office:value-type="float" office:value="2969">
            <text:p>2969</text:p>
          </table:table-cell>
          <table:table-cell office:value-type="float" office:value="0.321163109119621">
            <text:p>0.3211631091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63076696997758">
            <text:p>0.263076697</text:p>
          </table:table-cell>
          <table:table-cell office:value-type="float" office:value="0.00437857864600876">
            <text:p>0.0043785786</text:p>
          </table:table-cell>
          <table:table-cell office:value-type="float" office:value="2969">
            <text:p>2969</text:p>
          </table:table-cell>
          <table:table-cell office:value-type="float" office:value="0.280295675661806">
            <text:p>0.28029567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40">
            <text:p>9440</text:p>
          </table:table-cell>
          <table:table-cell office:value-type="float" office:value="32">
            <text:p>32</text:p>
          </table:table-cell>
          <table:table-cell office:value-type="float" office:value="3336">
            <text:p>3336</text:p>
          </table:table-cell>
          <table:table-cell office:value-type="float" office:value="3311">
            <text:p>3311</text:p>
          </table:table-cell>
          <table:table-cell office:value-type="float" office:value="0.4750623377411">
            <text:p>0.4750623377</text:p>
          </table:table-cell>
          <table:table-cell office:value-type="float" office:value="0.00749400479616307">
            <text:p>0.0074940048</text:p>
          </table:table-cell>
          <table:table-cell office:value-type="float" office:value="3309">
            <text:p>3309</text:p>
          </table:table-cell>
          <table:table-cell office:value-type="float" office:value="0.234504668624464">
            <text:p>0.2345046686</text:p>
          </table:table-cell>
          <table:table-cell office:value-type="float" office:value="0.00809352517985612">
            <text:p>0.0080935252</text:p>
          </table:table-cell>
          <table:table-cell office:value-type="float" office:value="3317">
            <text:p>3317</text:p>
          </table:table-cell>
          <table:table-cell office:value-type="float" office:value="0.320430684397254">
            <text:p>0.3204306844</text:p>
          </table:table-cell>
          <table:table-cell office:value-type="float" office:value="0.00569544364508393">
            <text:p>0.0056954436</text:p>
          </table:table-cell>
          <table:table-cell office:value-type="float" office:value="3336">
            <text:p>3336</text:p>
          </table:table-cell>
          <table:table-cell office:value-type="float" office:value="0.329219314553093">
            <text:p>0.3292193146</text:p>
          </table:table-cell>
          <table:table-cell office:value-type="float" office:value="0">
            <text:p>0</text:p>
          </table:table-cell>
          <table:table-cell office:value-type="float" office:value="3336">
            <text:p>3336</text:p>
          </table:table-cell>
          <table:table-cell office:value-type="float" office:value="0.267127425573752">
            <text:p>0.2671274256</text:p>
          </table:table-cell>
          <table:table-cell office:value-type="float" office:value="0">
            <text:p>0</text:p>
          </table:table-cell>
          <table:table-cell office:value-type="float" office:value="3336">
            <text:p>3336</text:p>
          </table:table-cell>
          <table:table-cell office:value-type="float" office:value="0.280300807299989">
            <text:p>0.28030080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41">
            <text:p>9441</text:p>
          </table:table-cell>
          <table:table-cell office:value-type="float" office:value="32">
            <text:p>32</text:p>
          </table:table-cell>
          <table:table-cell office:value-type="float" office:value="3890">
            <text:p>3890</text:p>
          </table:table-cell>
          <table:table-cell office:value-type="float" office:value="3864">
            <text:p>3864</text:p>
          </table:table-cell>
          <table:table-cell office:value-type="float" office:value="0.386347509872572">
            <text:p>0.3863475099</text:p>
          </table:table-cell>
          <table:table-cell office:value-type="float" office:value="0.00668380462724936">
            <text:p>0.0066838046</text:p>
          </table:table-cell>
          <table:table-cell office:value-type="float" office:value="3804">
            <text:p>3804</text:p>
          </table:table-cell>
          <table:table-cell office:value-type="float" office:value="0.230404956229459">
            <text:p>0.2304049562</text:p>
          </table:table-cell>
          <table:table-cell office:value-type="float" office:value="0.0221079691516709">
            <text:p>0.0221079692</text:p>
          </table:table-cell>
          <table:table-cell office:value-type="float" office:value="3878">
            <text:p>3878</text:p>
          </table:table-cell>
          <table:table-cell office:value-type="float" office:value="0.322237021037384">
            <text:p>0.322237021</text:p>
          </table:table-cell>
          <table:table-cell office:value-type="float" office:value="0.00308483290488432">
            <text:p>0.0030848329</text:p>
          </table:table-cell>
          <table:table-cell office:value-type="float" office:value="3890">
            <text:p>3890</text:p>
          </table:table-cell>
          <table:table-cell office:value-type="float" office:value="0.327444234254618">
            <text:p>0.3274442343</text:p>
          </table:table-cell>
          <table:table-cell office:value-type="float" office:value="0">
            <text:p>0</text:p>
          </table:table-cell>
          <table:table-cell office:value-type="float" office:value="3877">
            <text:p>3877</text:p>
          </table:table-cell>
          <table:table-cell office:value-type="float" office:value="0.260174055836888">
            <text:p>0.2601740558</text:p>
          </table:table-cell>
          <table:table-cell office:value-type="float" office:value="0.00334190231362468">
            <text:p>0.0033419023</text:p>
          </table:table-cell>
          <table:table-cell office:value-type="float" office:value="3890">
            <text:p>3890</text:p>
          </table:table-cell>
          <table:table-cell office:value-type="float" office:value="0.283065360742501">
            <text:p>0.28306536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42">
            <text:p>9442</text:p>
          </table:table-cell>
          <table:table-cell office:value-type="float" office:value="32">
            <text:p>32</text:p>
          </table:table-cell>
          <table:table-cell office:value-type="float" office:value="3890">
            <text:p>3890</text:p>
          </table:table-cell>
          <table:table-cell office:value-type="float" office:value="3814">
            <text:p>3814</text:p>
          </table:table-cell>
          <table:table-cell office:value-type="float" office:value="0.379350754467441">
            <text:p>0.3793507545</text:p>
          </table:table-cell>
          <table:table-cell office:value-type="float" office:value="0.0195372750642674">
            <text:p>0.0195372751</text:p>
          </table:table-cell>
          <table:table-cell office:value-type="float" office:value="3840">
            <text:p>3840</text:p>
          </table:table-cell>
          <table:table-cell office:value-type="float" office:value="0.240925281015505">
            <text:p>0.240925281</text:p>
          </table:table-cell>
          <table:table-cell office:value-type="float" office:value="0.012853470437018">
            <text:p>0.0128534704</text:p>
          </table:table-cell>
          <table:table-cell office:value-type="float" office:value="3873">
            <text:p>3873</text:p>
          </table:table-cell>
          <table:table-cell office:value-type="float" office:value="0.344714062787926">
            <text:p>0.3447140628</text:p>
          </table:table-cell>
          <table:table-cell office:value-type="float" office:value="0.00437017994858612">
            <text:p>0.0043701799</text:p>
          </table:table-cell>
          <table:table-cell office:value-type="float" office:value="3890">
            <text:p>3890</text:p>
          </table:table-cell>
          <table:table-cell office:value-type="float" office:value="0.333725825902177">
            <text:p>0.3337258259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office:value-type="float" office:value="0.267479642558075">
            <text:p>0.2674796426</text:p>
          </table:table-cell>
          <table:table-cell office:value-type="float" office:value="0.00437017994858612">
            <text:p>0.0043701799</text:p>
          </table:table-cell>
          <table:table-cell office:value-type="float" office:value="3890">
            <text:p>3890</text:p>
          </table:table-cell>
          <table:table-cell office:value-type="float" office:value="0.287365673539174">
            <text:p>0.28736567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43">
            <text:p>9443</text:p>
          </table:table-cell>
          <table:table-cell office:value-type="float" office:value="32">
            <text:p>32</text:p>
          </table:table-cell>
          <table:table-cell office:value-type="float" office:value="3128">
            <text:p>3128</text:p>
          </table:table-cell>
          <table:table-cell office:value-type="float" office:value="3078">
            <text:p>3078</text:p>
          </table:table-cell>
          <table:table-cell office:value-type="float" office:value="0.449107444840721">
            <text:p>0.4491074448</text:p>
          </table:table-cell>
          <table:table-cell office:value-type="float" office:value="0.0159846547314578">
            <text:p>0.0159846547</text:p>
          </table:table-cell>
          <table:table-cell office:value-type="float" office:value="3091">
            <text:p>3091</text:p>
          </table:table-cell>
          <table:table-cell office:value-type="float" office:value="0.233075274134444">
            <text:p>0.2330752741</text:p>
          </table:table-cell>
          <table:table-cell office:value-type="float" office:value="0.0118286445012788">
            <text:p>0.0118286445</text:p>
          </table:table-cell>
          <table:table-cell office:value-type="float" office:value="3128">
            <text:p>3128</text:p>
          </table:table-cell>
          <table:table-cell office:value-type="float" office:value="0.341190493407011">
            <text:p>0.3411904934</text:p>
          </table:table-cell>
          <table:table-cell office:value-type="float" office:value="0">
            <text:p>0</text:p>
          </table:table-cell>
          <table:table-cell office:value-type="float" office:value="3122">
            <text:p>3122</text:p>
          </table:table-cell>
          <table:table-cell office:value-type="float" office:value="0.328241970735667">
            <text:p>0.3282419707</text:p>
          </table:table-cell>
          <table:table-cell office:value-type="float" office:value="0.00191815856777494">
            <text:p>0.0019181586</text:p>
          </table:table-cell>
          <table:table-cell office:value-type="float" office:value="3128">
            <text:p>3128</text:p>
          </table:table-cell>
          <table:table-cell office:value-type="float" office:value="0.263899625157156">
            <text:p>0.2638996252</text:p>
          </table:table-cell>
          <table:table-cell office:value-type="float" office:value="0">
            <text:p>0</text:p>
          </table:table-cell>
          <table:table-cell office:value-type="float" office:value="3128">
            <text:p>3128</text:p>
          </table:table-cell>
          <table:table-cell office:value-type="float" office:value="0.282734136823469">
            <text:p>0.28273413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44">
            <text:p>9444</text:p>
          </table:table-cell>
          <table:table-cell office:value-type="float" office:value="32">
            <text:p>32</text:p>
          </table:table-cell>
          <table:table-cell office:value-type="float" office:value="3666">
            <text:p>3666</text:p>
          </table:table-cell>
          <table:table-cell office:value-type="float" office:value="3590">
            <text:p>3590</text:p>
          </table:table-cell>
          <table:table-cell office:value-type="float" office:value="0.479402770618106">
            <text:p>0.4794027706</text:p>
          </table:table-cell>
          <table:table-cell office:value-type="float" office:value="0.0207310420076378">
            <text:p>0.020731042</text:p>
          </table:table-cell>
          <table:table-cell office:value-type="float" office:value="3600">
            <text:p>3600</text:p>
          </table:table-cell>
          <table:table-cell office:value-type="float" office:value="0.236264820520955">
            <text:p>0.2362648205</text:p>
          </table:table-cell>
          <table:table-cell office:value-type="float" office:value="0.0180032733224223">
            <text:p>0.0180032733</text:p>
          </table:table-cell>
          <table:table-cell office:value-type="float" office:value="3666">
            <text:p>3666</text:p>
          </table:table-cell>
          <table:table-cell office:value-type="float" office:value="0.317981493446665">
            <text:p>0.3179814934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0.32789815097746">
            <text:p>0.327898151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0.261163062468365">
            <text:p>0.2611630625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0.284752270166755">
            <text:p>0.284752270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45">
            <text:p>9445</text:p>
          </table:table-cell>
          <table:table-cell office:value-type="float" office:value="32">
            <text:p>32</text:p>
          </table:table-cell>
          <table:table-cell office:value-type="float" office:value="3544">
            <text:p>3544</text:p>
          </table:table-cell>
          <table:table-cell office:value-type="float" office:value="3404">
            <text:p>3404</text:p>
          </table:table-cell>
          <table:table-cell office:value-type="float" office:value="0.411570444563146">
            <text:p>0.4115704446</text:p>
          </table:table-cell>
          <table:table-cell office:value-type="float" office:value="0.0395033860045147">
            <text:p>0.039503386</text:p>
          </table:table-cell>
          <table:table-cell office:value-type="float" office:value="3456">
            <text:p>3456</text:p>
          </table:table-cell>
          <table:table-cell office:value-type="float" office:value="0.236628700319328">
            <text:p>0.2366287003</text:p>
          </table:table-cell>
          <table:table-cell office:value-type="float" office:value="0.0248306997742664">
            <text:p>0.0248306998</text:p>
          </table:table-cell>
          <table:table-cell office:value-type="float" office:value="3544">
            <text:p>3544</text:p>
          </table:table-cell>
          <table:table-cell office:value-type="float" office:value="0.314519503723937">
            <text:p>0.3145195037</text:p>
          </table:table-cell>
          <table:table-cell office:value-type="float" office:value="0">
            <text:p>0</text:p>
          </table:table-cell>
          <table:table-cell office:value-type="float" office:value="3544">
            <text:p>3544</text:p>
          </table:table-cell>
          <table:table-cell office:value-type="float" office:value="0.324891011002699">
            <text:p>0.324891011</text:p>
          </table:table-cell>
          <table:table-cell office:value-type="float" office:value="0">
            <text:p>0</text:p>
          </table:table-cell>
          <table:table-cell office:value-type="float" office:value="3540">
            <text:p>3540</text:p>
          </table:table-cell>
          <table:table-cell office:value-type="float" office:value="0.272439137604878">
            <text:p>0.2724391376</text:p>
          </table:table-cell>
          <table:table-cell office:value-type="float" office:value="0.00112866817155756">
            <text:p>0.0011286682</text:p>
          </table:table-cell>
          <table:table-cell office:value-type="float" office:value="3544">
            <text:p>3544</text:p>
          </table:table-cell>
          <table:table-cell office:value-type="float" office:value="0.281897213287211">
            <text:p>0.28189721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46">
            <text:p>9446</text:p>
          </table:table-cell>
          <table:table-cell office:value-type="float" office:value="32">
            <text:p>32</text:p>
          </table:table-cell>
          <table:table-cell table:number-columns-repeated="2" office:value-type="float" office:value="3876">
            <text:p>3876</text:p>
          </table:table-cell>
          <table:table-cell office:value-type="float" office:value="0.244018259301677">
            <text:p>0.2440182593</text:p>
          </table:table-cell>
          <table:table-cell office:value-type="float" office:value="0">
            <text:p>0</text:p>
          </table:table-cell>
          <table:table-cell office:value-type="float" office:value="3845">
            <text:p>3845</text:p>
          </table:table-cell>
          <table:table-cell office:value-type="float" office:value="0.234806502252089">
            <text:p>0.2348065023</text:p>
          </table:table-cell>
          <table:table-cell office:value-type="float" office:value="0.00799793601651187">
            <text:p>0.007997936</text:p>
          </table:table-cell>
          <table:table-cell office:value-type="float" office:value="3876">
            <text:p>3876</text:p>
          </table:table-cell>
          <table:table-cell office:value-type="float" office:value="0.322549584453935">
            <text:p>0.3225495845</text:p>
          </table:table-cell>
          <table:table-cell office:value-type="float" office:value="0">
            <text:p>0</text:p>
          </table:table-cell>
          <table:table-cell office:value-type="float" office:value="3876">
            <text:p>3876</text:p>
          </table:table-cell>
          <table:table-cell office:value-type="float" office:value="0.326955329089624">
            <text:p>0.3269553291</text:p>
          </table:table-cell>
          <table:table-cell office:value-type="float" office:value="0">
            <text:p>0</text:p>
          </table:table-cell>
          <table:table-cell office:value-type="float" office:value="3866">
            <text:p>3866</text:p>
          </table:table-cell>
          <table:table-cell office:value-type="float" office:value="0.264097426483452">
            <text:p>0.2640974265</text:p>
          </table:table-cell>
          <table:table-cell office:value-type="float" office:value="0.00257997936016512">
            <text:p>0.0025799794</text:p>
          </table:table-cell>
          <table:table-cell office:value-type="float" office:value="3876">
            <text:p>3876</text:p>
          </table:table-cell>
          <table:table-cell office:value-type="float" office:value="0.27990800372277">
            <text:p>0.27990800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47">
            <text:p>9447</text:p>
          </table:table-cell>
          <table:table-cell office:value-type="float" office:value="32">
            <text:p>32</text:p>
          </table:table-cell>
          <table:table-cell office:value-type="float" office:value="3467">
            <text:p>3467</text:p>
          </table:table-cell>
          <table:table-cell office:value-type="float" office:value="3367">
            <text:p>3367</text:p>
          </table:table-cell>
          <table:table-cell office:value-type="float" office:value="0.282444899035019">
            <text:p>0.282444899</text:p>
          </table:table-cell>
          <table:table-cell office:value-type="float" office:value="0.0288433804441881">
            <text:p>0.0288433804</text:p>
          </table:table-cell>
          <table:table-cell office:value-type="float" office:value="3448">
            <text:p>3448</text:p>
          </table:table-cell>
          <table:table-cell office:value-type="float" office:value="0.232591967120195">
            <text:p>0.2325919671</text:p>
          </table:table-cell>
          <table:table-cell office:value-type="float" office:value="0.00548024228439573">
            <text:p>0.0054802423</text:p>
          </table:table-cell>
          <table:table-cell office:value-type="float" office:value="3467">
            <text:p>3467</text:p>
          </table:table-cell>
          <table:table-cell office:value-type="float" office:value="0.327133536888315">
            <text:p>0.3271335369</text:p>
          </table:table-cell>
          <table:table-cell office:value-type="float" office:value="0">
            <text:p>0</text:p>
          </table:table-cell>
          <table:table-cell office:value-type="float" office:value="3467">
            <text:p>3467</text:p>
          </table:table-cell>
          <table:table-cell office:value-type="float" office:value="0.324337727104147">
            <text:p>0.3243377271</text:p>
          </table:table-cell>
          <table:table-cell office:value-type="float" office:value="0">
            <text:p>0</text:p>
          </table:table-cell>
          <table:table-cell office:value-type="float" office:value="3467">
            <text:p>3467</text:p>
          </table:table-cell>
          <table:table-cell office:value-type="float" office:value="0.286093493782554">
            <text:p>0.2860934938</text:p>
          </table:table-cell>
          <table:table-cell office:value-type="float" office:value="0">
            <text:p>0</text:p>
          </table:table-cell>
          <table:table-cell office:value-type="float" office:value="3467">
            <text:p>3467</text:p>
          </table:table-cell>
          <table:table-cell office:value-type="float" office:value="0.282440700421961">
            <text:p>0.28244070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48">
            <text:p>9448</text:p>
          </table:table-cell>
          <table:table-cell office:value-type="float" office:value="32">
            <text:p>32</text:p>
          </table:table-cell>
          <table:table-cell office:value-type="float" office:value="4042">
            <text:p>4042</text:p>
          </table:table-cell>
          <table:table-cell office:value-type="float" office:value="3987">
            <text:p>3987</text:p>
          </table:table-cell>
          <table:table-cell office:value-type="float" office:value="0.24480993111942">
            <text:p>0.2448099311</text:p>
          </table:table-cell>
          <table:table-cell office:value-type="float" office:value="0.0136071251855517">
            <text:p>0.0136071252</text:p>
          </table:table-cell>
          <table:table-cell office:value-type="float" office:value="4010">
            <text:p>4010</text:p>
          </table:table-cell>
          <table:table-cell office:value-type="float" office:value="0.231921588568576">
            <text:p>0.2319215886</text:p>
          </table:table-cell>
          <table:table-cell office:value-type="float" office:value="0.00791687283523008">
            <text:p>0.0079168728</text:p>
          </table:table-cell>
          <table:table-cell office:value-type="float" office:value="4042">
            <text:p>4042</text:p>
          </table:table-cell>
          <table:table-cell office:value-type="float" office:value="0.320828619612655">
            <text:p>0.3208286196</text:p>
          </table:table-cell>
          <table:table-cell office:value-type="float" office:value="0">
            <text:p>0</text:p>
          </table:table-cell>
          <table:table-cell office:value-type="float" office:value="4021">
            <text:p>4021</text:p>
          </table:table-cell>
          <table:table-cell office:value-type="float" office:value="0.323090272513313">
            <text:p>0.3230902725</text:p>
          </table:table-cell>
          <table:table-cell office:value-type="float" office:value="0.00519544779811974">
            <text:p>0.0051954478</text:p>
          </table:table-cell>
          <table:table-cell office:value-type="float" office:value="4042">
            <text:p>4042</text:p>
          </table:table-cell>
          <table:table-cell office:value-type="float" office:value="0.30974661370194">
            <text:p>0.3097466137</text:p>
          </table:table-cell>
          <table:table-cell office:value-type="float" office:value="0">
            <text:p>0</text:p>
          </table:table-cell>
          <table:table-cell office:value-type="float" office:value="4042">
            <text:p>4042</text:p>
          </table:table-cell>
          <table:table-cell office:value-type="float" office:value="0.298318921982772">
            <text:p>0.2983189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32">
            <text:p>32</text:p>
          </table:table-cell>
          <table:table-cell office:value-type="float" office:value="3709">
            <text:p>3709</text:p>
          </table:table-cell>
          <table:table-cell office:value-type="float" office:value="3634">
            <text:p>3634</text:p>
          </table:table-cell>
          <table:table-cell office:value-type="float" office:value="0.266314294178156">
            <text:p>0.2663142942</text:p>
          </table:table-cell>
          <table:table-cell office:value-type="float" office:value="0.0202210838500944">
            <text:p>0.0202210839</text:p>
          </table:table-cell>
          <table:table-cell office:value-type="float" office:value="3621">
            <text:p>3621</text:p>
          </table:table-cell>
          <table:table-cell office:value-type="float" office:value="0.23154091431797">
            <text:p>0.2315409143</text:p>
          </table:table-cell>
          <table:table-cell office:value-type="float" office:value="0.023726071717444">
            <text:p>0.0237260717</text:p>
          </table:table-cell>
          <table:table-cell office:value-type="float" office:value="3709">
            <text:p>3709</text:p>
          </table:table-cell>
          <table:table-cell office:value-type="float" office:value="0.308478166045816">
            <text:p>0.308478166</text:p>
          </table:table-cell>
          <table:table-cell office:value-type="float" office:value="0">
            <text:p>0</text:p>
          </table:table-cell>
          <table:table-cell office:value-type="float" office:value="3709">
            <text:p>3709</text:p>
          </table:table-cell>
          <table:table-cell office:value-type="float" office:value="0.321834420696363">
            <text:p>0.3218344207</text:p>
          </table:table-cell>
          <table:table-cell office:value-type="float" office:value="0">
            <text:p>0</text:p>
          </table:table-cell>
          <table:table-cell office:value-type="float" office:value="3692">
            <text:p>3692</text:p>
          </table:table-cell>
          <table:table-cell office:value-type="float" office:value="0.251644340152969">
            <text:p>0.2516443402</text:p>
          </table:table-cell>
          <table:table-cell office:value-type="float" office:value="0.00458344567268806">
            <text:p>0.0045834457</text:p>
          </table:table-cell>
          <table:table-cell office:value-type="float" office:value="3709">
            <text:p>3709</text:p>
          </table:table-cell>
          <table:table-cell office:value-type="float" office:value="0.273719714587615">
            <text:p>0.27371971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50">
            <text:p>9450</text:p>
          </table:table-cell>
          <table:table-cell office:value-type="float" office:value="35">
            <text:p>35</text:p>
          </table:table-cell>
          <table:table-cell office:value-type="float" office:value="4070">
            <text:p>4070</text:p>
          </table:table-cell>
          <table:table-cell office:value-type="float" office:value="3895">
            <text:p>3895</text:p>
          </table:table-cell>
          <table:table-cell office:value-type="float" office:value="0.28687443581137">
            <text:p>0.2868744358</text:p>
          </table:table-cell>
          <table:table-cell office:value-type="float" office:value="0.042997542997543">
            <text:p>0.042997543</text:p>
          </table:table-cell>
          <table:table-cell office:value-type="float" office:value="4021">
            <text:p>4021</text:p>
          </table:table-cell>
          <table:table-cell office:value-type="float" office:value="0.252662737075853">
            <text:p>0.2526627371</text:p>
          </table:table-cell>
          <table:table-cell office:value-type="float" office:value="0.012039312039312">
            <text:p>0.012039312</text:p>
          </table:table-cell>
          <table:table-cell office:value-type="float" office:value="4063">
            <text:p>4063</text:p>
          </table:table-cell>
          <table:table-cell office:value-type="float" office:value="0.330154205727375">
            <text:p>0.3301542057</text:p>
          </table:table-cell>
          <table:table-cell office:value-type="float" office:value="0.00171990171990172">
            <text:p>0.0017199017</text:p>
          </table:table-cell>
          <table:table-cell office:value-type="float" office:value="4070">
            <text:p>4070</text:p>
          </table:table-cell>
          <table:table-cell office:value-type="float" office:value="0.342403426068255">
            <text:p>0.3424034261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office:value-type="float" office:value="0.271555562812418">
            <text:p>0.2715555628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office:value-type="float" office:value="0.297958307772333">
            <text:p>0.297958307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51">
            <text:p>9451</text:p>
          </table:table-cell>
          <table:table-cell office:value-type="float" office:value="35">
            <text:p>35</text:p>
          </table:table-cell>
          <table:table-cell office:value-type="float" office:value="4077">
            <text:p>4077</text:p>
          </table:table-cell>
          <table:table-cell office:value-type="float" office:value="3952">
            <text:p>3952</text:p>
          </table:table-cell>
          <table:table-cell office:value-type="float" office:value="0.267874778698103">
            <text:p>0.2678747787</text:p>
          </table:table-cell>
          <table:table-cell office:value-type="float" office:value="0.0306597988717194">
            <text:p>0.0306597989</text:p>
          </table:table-cell>
          <table:table-cell office:value-type="float" office:value="4034">
            <text:p>4034</text:p>
          </table:table-cell>
          <table:table-cell office:value-type="float" office:value="0.255000898036682">
            <text:p>0.255000898</text:p>
          </table:table-cell>
          <table:table-cell office:value-type="float" office:value="0.0105469708118715">
            <text:p>0.0105469708</text:p>
          </table:table-cell>
          <table:table-cell office:value-type="float" office:value="4065">
            <text:p>4065</text:p>
          </table:table-cell>
          <table:table-cell office:value-type="float" office:value="0.348366856148519">
            <text:p>0.3483668561</text:p>
          </table:table-cell>
          <table:table-cell office:value-type="float" office:value="0.00294334069168506">
            <text:p>0.0029433407</text:p>
          </table:table-cell>
          <table:table-cell office:value-type="float" office:value="4065">
            <text:p>4065</text:p>
          </table:table-cell>
          <table:table-cell office:value-type="float" office:value="0.354515491715903">
            <text:p>0.3545154917</text:p>
          </table:table-cell>
          <table:table-cell office:value-type="float" office:value="0.00294334069168506">
            <text:p>0.0029433407</text:p>
          </table:table-cell>
          <table:table-cell office:value-type="float" office:value="4013">
            <text:p>4013</text:p>
          </table:table-cell>
          <table:table-cell office:value-type="float" office:value="0.282613310069907">
            <text:p>0.2826133101</text:p>
          </table:table-cell>
          <table:table-cell office:value-type="float" office:value="0.0156978170223203">
            <text:p>0.015697817</text:p>
          </table:table-cell>
          <table:table-cell office:value-type="float" office:value="4033">
            <text:p>4033</text:p>
          </table:table-cell>
          <table:table-cell office:value-type="float" office:value="0.300529258501608">
            <text:p>0.3005292585</text:p>
          </table:table-cell>
          <table:table-cell office:value-type="float" office:value="0.0107922492028452">
            <text:p>0.0107922492</text:p>
          </table:table-cell>
          <table:table-cell table:number-columns-repeated="21"/>
        </table:table-row>
        <table:table-row table:style-name="ro2">
          <table:table-cell office:value-type="float" office:value="9452">
            <text:p>9452</text:p>
          </table:table-cell>
          <table:table-cell office:value-type="float" office:value="35">
            <text:p>35</text:p>
          </table:table-cell>
          <table:table-cell office:value-type="float" office:value="4305">
            <text:p>4305</text:p>
          </table:table-cell>
          <table:table-cell office:value-type="float" office:value="4189">
            <text:p>4189</text:p>
          </table:table-cell>
          <table:table-cell office:value-type="float" office:value="0.255602699241684">
            <text:p>0.2556026992</text:p>
          </table:table-cell>
          <table:table-cell office:value-type="float" office:value="0.026945412311266">
            <text:p>0.0269454123</text:p>
          </table:table-cell>
          <table:table-cell office:value-type="float" office:value="4205">
            <text:p>4205</text:p>
          </table:table-cell>
          <table:table-cell office:value-type="float" office:value="0.250158964155507">
            <text:p>0.2501589642</text:p>
          </table:table-cell>
          <table:table-cell office:value-type="float" office:value="0.0232288037166086">
            <text:p>0.0232288037</text:p>
          </table:table-cell>
          <table:table-cell office:value-type="float" office:value="4281">
            <text:p>4281</text:p>
          </table:table-cell>
          <table:table-cell office:value-type="float" office:value="0.3308908290628">
            <text:p>0.3308908291</text:p>
          </table:table-cell>
          <table:table-cell office:value-type="float" office:value="0.00557491289198606">
            <text:p>0.0055749129</text:p>
          </table:table-cell>
          <table:table-cell office:value-type="float" office:value="4280">
            <text:p>4280</text:p>
          </table:table-cell>
          <table:table-cell office:value-type="float" office:value="0.349263959805278">
            <text:p>0.3492639598</text:p>
          </table:table-cell>
          <table:table-cell office:value-type="float" office:value="0.00580720092915215">
            <text:p>0.0058072009</text:p>
          </table:table-cell>
          <table:table-cell office:value-type="float" office:value="4305">
            <text:p>4305</text:p>
          </table:table-cell>
          <table:table-cell office:value-type="float" office:value="0.273484592256358">
            <text:p>0.2734845923</text:p>
          </table:table-cell>
          <table:table-cell office:value-type="float" office:value="0">
            <text:p>0</text:p>
          </table:table-cell>
          <table:table-cell office:value-type="float" office:value="4305">
            <text:p>4305</text:p>
          </table:table-cell>
          <table:table-cell office:value-type="float" office:value="0.299440884694423">
            <text:p>0.299440884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53">
            <text:p>9453</text:p>
          </table:table-cell>
          <table:table-cell office:value-type="float" office:value="35">
            <text:p>35</text:p>
          </table:table-cell>
          <table:table-cell office:value-type="float" office:value="4159">
            <text:p>4159</text:p>
          </table:table-cell>
          <table:table-cell office:value-type="float" office:value="4096">
            <text:p>4096</text:p>
          </table:table-cell>
          <table:table-cell office:value-type="float" office:value="0.285726348396246">
            <text:p>0.2857263484</text:p>
          </table:table-cell>
          <table:table-cell office:value-type="float" office:value="0.0151478720846357">
            <text:p>0.0151478721</text:p>
          </table:table-cell>
          <table:table-cell office:value-type="float" office:value="3985">
            <text:p>3985</text:p>
          </table:table-cell>
          <table:table-cell office:value-type="float" office:value="0.249857130527882">
            <text:p>0.2498571305</text:p>
          </table:table-cell>
          <table:table-cell office:value-type="float" office:value="0.0418369800432796">
            <text:p>0.04183698</text:p>
          </table:table-cell>
          <table:table-cell office:value-type="float" office:value="4142">
            <text:p>4142</text:p>
          </table:table-cell>
          <table:table-cell office:value-type="float" office:value="0.345273411349784">
            <text:p>0.3452734113</text:p>
          </table:table-cell>
          <table:table-cell office:value-type="float" office:value="0.00408752103871123">
            <text:p>0.004087521</text:p>
          </table:table-cell>
          <table:table-cell office:value-type="float" office:value="4147">
            <text:p>4147</text:p>
          </table:table-cell>
          <table:table-cell office:value-type="float" office:value="0.356075509723288">
            <text:p>0.3560755097</text:p>
          </table:table-cell>
          <table:table-cell office:value-type="float" office:value="0.00288530896850204">
            <text:p>0.002885309</text:p>
          </table:table-cell>
          <table:table-cell office:value-type="float" office:value="4130">
            <text:p>4130</text:p>
          </table:table-cell>
          <table:table-cell office:value-type="float" office:value="0.283522076540716">
            <text:p>0.2835220765</text:p>
          </table:table-cell>
          <table:table-cell office:value-type="float" office:value="0.00697283000721327">
            <text:p>0.00697283</text:p>
          </table:table-cell>
          <table:table-cell office:value-type="float" office:value="4159">
            <text:p>4159</text:p>
          </table:table-cell>
          <table:table-cell office:value-type="float" office:value="0.300428025275651">
            <text:p>0.30042802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54">
            <text:p>9454</text:p>
          </table:table-cell>
          <table:table-cell office:value-type="float" office:value="35">
            <text:p>35</text:p>
          </table:table-cell>
          <table:table-cell office:value-type="float" office:value="4104">
            <text:p>4104</text:p>
          </table:table-cell>
          <table:table-cell office:value-type="float" office:value="3930">
            <text:p>3930</text:p>
          </table:table-cell>
          <table:table-cell office:value-type="float" office:value="0.273450536839331">
            <text:p>0.2734505368</text:p>
          </table:table-cell>
          <table:table-cell office:value-type="float" office:value="0.0423976608187135">
            <text:p>0.0423976608</text:p>
          </table:table-cell>
          <table:table-cell office:value-type="float" office:value="4037">
            <text:p>4037</text:p>
          </table:table-cell>
          <table:table-cell office:value-type="float" office:value="0.25550473160366">
            <text:p>0.2555047316</text:p>
          </table:table-cell>
          <table:table-cell office:value-type="float" office:value="0.0163255360623782">
            <text:p>0.0163255361</text:p>
          </table:table-cell>
          <table:table-cell office:value-type="float" office:value="4085">
            <text:p>4085</text:p>
          </table:table-cell>
          <table:table-cell office:value-type="float" office:value="0.343362575895762">
            <text:p>0.3433625759</text:p>
          </table:table-cell>
          <table:table-cell office:value-type="float" office:value="0.00462962962962963">
            <text:p>0.0046296296</text:p>
          </table:table-cell>
          <table:table-cell office:value-type="float" office:value="4083">
            <text:p>4083</text:p>
          </table:table-cell>
          <table:table-cell office:value-type="float" office:value="0.346231161639605">
            <text:p>0.3462311616</text:p>
          </table:table-cell>
          <table:table-cell office:value-type="float" office:value="0.00511695906432748">
            <text:p>0.0051169591</text:p>
          </table:table-cell>
          <table:table-cell office:value-type="float" office:value="4071">
            <text:p>4071</text:p>
          </table:table-cell>
          <table:table-cell office:value-type="float" office:value="0.500088870643064">
            <text:p>0.5000888706</text:p>
          </table:table-cell>
          <table:table-cell office:value-type="float" office:value="0.00804093567251462">
            <text:p>0.0080409357</text:p>
          </table:table-cell>
          <table:table-cell office:value-type="float" office:value="4104">
            <text:p>4104</text:p>
          </table:table-cell>
          <table:table-cell office:value-type="float" office:value="0.301963784629811">
            <text:p>0.30196378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55">
            <text:p>9455</text:p>
          </table:table-cell>
          <table:table-cell office:value-type="float" office:value="35">
            <text:p>35</text:p>
          </table:table-cell>
          <table:table-cell office:value-type="float" office:value="3662">
            <text:p>3662</text:p>
          </table:table-cell>
          <table:table-cell office:value-type="float" office:value="3505">
            <text:p>3505</text:p>
          </table:table-cell>
          <table:table-cell office:value-type="float" office:value="0.264455708131081">
            <text:p>0.2644557081</text:p>
          </table:table-cell>
          <table:table-cell office:value-type="float" office:value="0.0428727471327144">
            <text:p>0.0428727471</text:p>
          </table:table-cell>
          <table:table-cell office:value-type="float" office:value="3517">
            <text:p>3517</text:p>
          </table:table-cell>
          <table:table-cell office:value-type="float" office:value="0.291391676949381">
            <text:p>0.2913916769</text:p>
          </table:table-cell>
          <table:table-cell office:value-type="float" office:value="0.039595849262698">
            <text:p>0.0395958493</text:p>
          </table:table-cell>
          <table:table-cell office:value-type="float" office:value="3662">
            <text:p>3662</text:p>
          </table:table-cell>
          <table:table-cell office:value-type="float" office:value="0.347933465978405">
            <text:p>0.347933466</text:p>
          </table:table-cell>
          <table:table-cell office:value-type="float" office:value="0">
            <text:p>0</text:p>
          </table:table-cell>
          <table:table-cell office:value-type="float" office:value="3662">
            <text:p>3662</text:p>
          </table:table-cell>
          <table:table-cell office:value-type="float" office:value="0.360486852509721">
            <text:p>0.3604868525</text:p>
          </table:table-cell>
          <table:table-cell office:value-type="float" office:value="0">
            <text:p>0</text:p>
          </table:table-cell>
          <table:table-cell office:value-type="float" office:value="3662">
            <text:p>3662</text:p>
          </table:table-cell>
          <table:table-cell office:value-type="float" office:value="0.288066375407324">
            <text:p>0.2880663754</text:p>
          </table:table-cell>
          <table:table-cell office:value-type="float" office:value="0">
            <text:p>0</text:p>
          </table:table-cell>
          <table:table-cell office:value-type="float" office:value="3662">
            <text:p>3662</text:p>
          </table:table-cell>
          <table:table-cell office:value-type="float" office:value="0.312969748992916">
            <text:p>0.31296974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56">
            <text:p>9456</text:p>
          </table:table-cell>
          <table:table-cell office:value-type="float" office:value="35">
            <text:p>35</text:p>
          </table:table-cell>
          <table:table-cell office:value-type="float" office:value="4257">
            <text:p>4257</text:p>
          </table:table-cell>
          <table:table-cell office:value-type="float" office:value="4155">
            <text:p>4155</text:p>
          </table:table-cell>
          <table:table-cell office:value-type="float" office:value="0.284180792278284">
            <text:p>0.2841807923</text:p>
          </table:table-cell>
          <table:table-cell office:value-type="float" office:value="0.0239605355884426">
            <text:p>0.0239605356</text:p>
          </table:table-cell>
          <table:table-cell office:value-type="float" office:value="4186">
            <text:p>4186</text:p>
          </table:table-cell>
          <table:table-cell office:value-type="float" office:value="0.257544791037361">
            <text:p>0.257544791</text:p>
          </table:table-cell>
          <table:table-cell office:value-type="float" office:value="0.0166784120272492">
            <text:p>0.016678412</text:p>
          </table:table-cell>
          <table:table-cell office:value-type="float" office:value="4240">
            <text:p>4240</text:p>
          </table:table-cell>
          <table:table-cell office:value-type="float" office:value="0.345991374182728">
            <text:p>0.3459913742</text:p>
          </table:table-cell>
          <table:table-cell office:value-type="float" office:value="0.00399342259807376">
            <text:p>0.0039934226</text:p>
          </table:table-cell>
          <table:table-cell office:value-type="float" office:value="4248">
            <text:p>4248</text:p>
          </table:table-cell>
          <table:table-cell office:value-type="float" office:value="0.359601411667013">
            <text:p>0.3596014117</text:p>
          </table:table-cell>
          <table:table-cell office:value-type="float" office:value="0.00211416490486258">
            <text:p>0.0021141649</text:p>
          </table:table-cell>
          <table:table-cell office:value-type="float" office:value="4257">
            <text:p>4257</text:p>
          </table:table-cell>
          <table:table-cell office:value-type="float" office:value="0.28537553094961">
            <text:p>0.2853755309</text:p>
          </table:table-cell>
          <table:table-cell office:value-type="float" office:value="0">
            <text:p>0</text:p>
          </table:table-cell>
          <table:table-cell office:value-type="float" office:value="4257">
            <text:p>4257</text:p>
          </table:table-cell>
          <table:table-cell office:value-type="float" office:value="0.308896161301383">
            <text:p>0.30889616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57">
            <text:p>9457</text:p>
          </table:table-cell>
          <table:table-cell office:value-type="float" office:value="35">
            <text:p>35</text:p>
          </table:table-cell>
          <table:table-cell office:value-type="float" office:value="3745">
            <text:p>3745</text:p>
          </table:table-cell>
          <table:table-cell office:value-type="float" office:value="3706">
            <text:p>3706</text:p>
          </table:table-cell>
          <table:table-cell office:value-type="float" office:value="0.271269590611901">
            <text:p>0.2712695906</text:p>
          </table:table-cell>
          <table:table-cell office:value-type="float" office:value="0.0104138851802403">
            <text:p>0.0104138852</text:p>
          </table:table-cell>
          <table:table-cell office:value-type="float" office:value="3710">
            <text:p>3710</text:p>
          </table:table-cell>
          <table:table-cell office:value-type="float" office:value="0.253195960934238">
            <text:p>0.2531959609</text:p>
          </table:table-cell>
          <table:table-cell office:value-type="float" office:value="0.00934579439252336">
            <text:p>0.0093457944</text:p>
          </table:table-cell>
          <table:table-cell office:value-type="float" office:value="3738">
            <text:p>3738</text:p>
          </table:table-cell>
          <table:table-cell office:value-type="float" office:value="0.336690979746357">
            <text:p>0.3366909797</text:p>
          </table:table-cell>
          <table:table-cell office:value-type="float" office:value="0.00186915887850467">
            <text:p>0.0018691589</text:p>
          </table:table-cell>
          <table:table-cell office:value-type="float" office:value="3738">
            <text:p>3738</text:p>
          </table:table-cell>
          <table:table-cell office:value-type="float" office:value="0.340222946353388">
            <text:p>0.3402229464</text:p>
          </table:table-cell>
          <table:table-cell office:value-type="float" office:value="0.00186915887850467">
            <text:p>0.0018691589</text:p>
          </table:table-cell>
          <table:table-cell office:value-type="float" office:value="3738">
            <text:p>3738</text:p>
          </table:table-cell>
          <table:table-cell office:value-type="float" office:value="0.272110246248656">
            <text:p>0.2721102462</text:p>
          </table:table-cell>
          <table:table-cell office:value-type="float" office:value="0.00186915887850467">
            <text:p>0.0018691589</text:p>
          </table:table-cell>
          <table:table-cell office:value-type="float" office:value="3738">
            <text:p>3738</text:p>
          </table:table-cell>
          <table:table-cell office:value-type="float" office:value="0.299448815407977">
            <text:p>0.2994488154</text:p>
          </table:table-cell>
          <table:table-cell office:value-type="float" office:value="0.00186915887850467">
            <text:p>0.0018691589</text:p>
          </table:table-cell>
          <table:table-cell table:number-columns-repeated="21"/>
        </table:table-row>
        <table:table-row table:style-name="ro2">
          <table:table-cell office:value-type="float" office:value="9458">
            <text:p>9458</text:p>
          </table:table-cell>
          <table:table-cell office:value-type="float" office:value="35">
            <text:p>35</text:p>
          </table:table-cell>
          <table:table-cell office:value-type="float" office:value="3660">
            <text:p>3660</text:p>
          </table:table-cell>
          <table:table-cell office:value-type="float" office:value="3641">
            <text:p>3641</text:p>
          </table:table-cell>
          <table:table-cell office:value-type="float" office:value="0.252268067448386">
            <text:p>0.2522680674</text:p>
          </table:table-cell>
          <table:table-cell office:value-type="float" office:value="0.00519125683060109">
            <text:p>0.0051912568</text:p>
          </table:table-cell>
          <table:table-cell office:value-type="float" office:value="3630">
            <text:p>3630</text:p>
          </table:table-cell>
          <table:table-cell office:value-type="float" office:value="0.245455584505252">
            <text:p>0.2454555845</text:p>
          </table:table-cell>
          <table:table-cell office:value-type="float" office:value="0.00819672131147541">
            <text:p>0.0081967213</text:p>
          </table:table-cell>
          <table:table-cell office:value-type="float" office:value="3660">
            <text:p>3660</text:p>
          </table:table-cell>
          <table:table-cell office:value-type="float" office:value="0.335497174100156">
            <text:p>0.3354971741</text:p>
          </table:table-cell>
          <table:table-cell office:value-type="float" office:value="0">
            <text:p>0</text:p>
          </table:table-cell>
          <table:table-cell office:value-type="float" office:value="3641">
            <text:p>3641</text:p>
          </table:table-cell>
          <table:table-cell office:value-type="float" office:value="0.343187167172444">
            <text:p>0.3431871672</text:p>
          </table:table-cell>
          <table:table-cell office:value-type="float" office:value="0.00519125683060109">
            <text:p>0.0051912568</text:p>
          </table:table-cell>
          <table:table-cell office:value-type="float" office:value="3633">
            <text:p>3633</text:p>
          </table:table-cell>
          <table:table-cell office:value-type="float" office:value="0.271361960099181">
            <text:p>0.2713619601</text:p>
          </table:table-cell>
          <table:table-cell office:value-type="float" office:value="0.00737704918032787">
            <text:p>0.0073770492</text:p>
          </table:table-cell>
          <table:table-cell office:value-type="float" office:value="3660">
            <text:p>3660</text:p>
          </table:table-cell>
          <table:table-cell office:value-type="float" office:value="0.295656534791341">
            <text:p>0.29565653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59">
            <text:p>9459</text:p>
          </table:table-cell>
          <table:table-cell office:value-type="float" office:value="35">
            <text:p>35</text:p>
          </table:table-cell>
          <table:table-cell office:value-type="float" office:value="3844">
            <text:p>3844</text:p>
          </table:table-cell>
          <table:table-cell office:value-type="float" office:value="3758">
            <text:p>3758</text:p>
          </table:table-cell>
          <table:table-cell office:value-type="float" office:value="0.282485019115352">
            <text:p>0.2824850191</text:p>
          </table:table-cell>
          <table:table-cell office:value-type="float" office:value="0.022372528616025">
            <text:p>0.0223725286</text:p>
          </table:table-cell>
          <table:table-cell office:value-type="float" office:value="3626">
            <text:p>3626</text:p>
          </table:table-cell>
          <table:table-cell office:value-type="float" office:value="0.253409623687642">
            <text:p>0.2534096237</text:p>
          </table:table-cell>
          <table:table-cell office:value-type="float" office:value="0.0567117585848075">
            <text:p>0.0567117586</text:p>
          </table:table-cell>
          <table:table-cell office:value-type="float" office:value="3844">
            <text:p>3844</text:p>
          </table:table-cell>
          <table:table-cell office:value-type="float" office:value="0.353558207938644">
            <text:p>0.3535582079</text:p>
          </table:table-cell>
          <table:table-cell office:value-type="float" office:value="0">
            <text:p>0</text:p>
          </table:table-cell>
          <table:table-cell office:value-type="float" office:value="3844">
            <text:p>3844</text:p>
          </table:table-cell>
          <table:table-cell office:value-type="float" office:value="0.358954358743495">
            <text:p>0.3589543587</text:p>
          </table:table-cell>
          <table:table-cell office:value-type="float" office:value="0">
            <text:p>0</text:p>
          </table:table-cell>
          <table:table-cell office:value-type="float" office:value="3844">
            <text:p>3844</text:p>
          </table:table-cell>
          <table:table-cell office:value-type="float" office:value="0.29054262408651">
            <text:p>0.2905426241</text:p>
          </table:table-cell>
          <table:table-cell office:value-type="float" office:value="0">
            <text:p>0</text:p>
          </table:table-cell>
          <table:table-cell office:value-type="float" office:value="3844">
            <text:p>3844</text:p>
          </table:table-cell>
          <table:table-cell office:value-type="float" office:value="0.343304728338072">
            <text:p>0.343304728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60">
            <text:p>9460</text:p>
          </table:table-cell>
          <table:table-cell office:value-type="float" office:value="35">
            <text:p>35</text:p>
          </table:table-cell>
          <table:table-cell office:value-type="float" office:value="3583">
            <text:p>3583</text:p>
          </table:table-cell>
          <table:table-cell office:value-type="float" office:value="3485">
            <text:p>3485</text:p>
          </table:table-cell>
          <table:table-cell office:value-type="float" office:value="0.340899856080875">
            <text:p>0.3408998561</text:p>
          </table:table-cell>
          <table:table-cell office:value-type="float" office:value="0.0273513815238627">
            <text:p>0.0273513815</text:p>
          </table:table-cell>
          <table:table-cell office:value-type="float" office:value="3472">
            <text:p>3472</text:p>
          </table:table-cell>
          <table:table-cell office:value-type="float" office:value="0.253618154802863">
            <text:p>0.2536181548</text:p>
          </table:table-cell>
          <table:table-cell office:value-type="float" office:value="0.030979626011722">
            <text:p>0.030979626</text:p>
          </table:table-cell>
          <table:table-cell office:value-type="float" office:value="3570">
            <text:p>3570</text:p>
          </table:table-cell>
          <table:table-cell office:value-type="float" office:value="0.347413770984318">
            <text:p>0.347413771</text:p>
          </table:table-cell>
          <table:table-cell office:value-type="float" office:value="0.00362824448785934">
            <text:p>0.0036282445</text:p>
          </table:table-cell>
          <table:table-cell office:value-type="float" office:value="3583">
            <text:p>3583</text:p>
          </table:table-cell>
          <table:table-cell office:value-type="float" office:value="0.352260369991113">
            <text:p>0.35226037</text:p>
          </table:table-cell>
          <table:table-cell office:value-type="float" office:value="0">
            <text:p>0</text:p>
          </table:table-cell>
          <table:table-cell office:value-type="float" office:value="3583">
            <text:p>3583</text:p>
          </table:table-cell>
          <table:table-cell office:value-type="float" office:value="0.278516396750273">
            <text:p>0.2785163968</text:p>
          </table:table-cell>
          <table:table-cell office:value-type="float" office:value="0">
            <text:p>0</text:p>
          </table:table-cell>
          <table:table-cell office:value-type="float" office:value="3570">
            <text:p>3570</text:p>
          </table:table-cell>
          <table:table-cell office:value-type="float" office:value="0.30555313228197">
            <text:p>0.3055531323</text:p>
          </table:table-cell>
          <table:table-cell office:value-type="float" office:value="0.00362824448785934">
            <text:p>0.0036282445</text:p>
          </table:table-cell>
          <table:table-cell table:number-columns-repeated="21"/>
        </table:table-row>
        <table:table-row table:style-name="ro2">
          <table:table-cell office:value-type="float" office:value="9461">
            <text:p>9461</text:p>
          </table:table-cell>
          <table:table-cell office:value-type="float" office:value="35">
            <text:p>35</text:p>
          </table:table-cell>
          <table:table-cell office:value-type="float" office:value="3929">
            <text:p>3929</text:p>
          </table:table-cell>
          <table:table-cell office:value-type="float" office:value="3861">
            <text:p>3861</text:p>
          </table:table-cell>
          <table:table-cell office:value-type="float" office:value="0.414666221924691">
            <text:p>0.4146662219</text:p>
          </table:table-cell>
          <table:table-cell office:value-type="float" office:value="0.0173072028505981">
            <text:p>0.0173072029</text:p>
          </table:table-cell>
          <table:table-cell office:value-type="float" office:value="3832">
            <text:p>3832</text:p>
          </table:table-cell>
          <table:table-cell office:value-type="float" office:value="0.262131542547112">
            <text:p>0.2621315425</text:p>
          </table:table-cell>
          <table:table-cell office:value-type="float" office:value="0.0246882158310002">
            <text:p>0.0246882158</text:p>
          </table:table-cell>
          <table:table-cell office:value-type="float" office:value="3929">
            <text:p>3929</text:p>
          </table:table-cell>
          <table:table-cell office:value-type="float" office:value="0.353971071556029">
            <text:p>0.3539710716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0.356538290184809">
            <text:p>0.3565382902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0.307270831535316">
            <text:p>0.3072708315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0.309666373541274">
            <text:p>0.30966637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62">
            <text:p>9462</text:p>
          </table:table-cell>
          <table:table-cell office:value-type="float" office:value="35">
            <text:p>35</text:p>
          </table:table-cell>
          <table:table-cell office:value-type="float" office:value="3917">
            <text:p>3917</text:p>
          </table:table-cell>
          <table:table-cell office:value-type="float" office:value="3814">
            <text:p>3814</text:p>
          </table:table-cell>
          <table:table-cell office:value-type="float" office:value="0.454755512429061">
            <text:p>0.4547555124</text:p>
          </table:table-cell>
          <table:table-cell office:value-type="float" office:value="0.0262956344140924">
            <text:p>0.0262956344</text:p>
          </table:table-cell>
          <table:table-cell office:value-type="float" office:value="3854">
            <text:p>3854</text:p>
          </table:table-cell>
          <table:table-cell office:value-type="float" office:value="0.254706062097487">
            <text:p>0.2547060621</text:p>
          </table:table-cell>
          <table:table-cell office:value-type="float" office:value="0.0160837375542507">
            <text:p>0.0160837376</text:p>
          </table:table-cell>
          <table:table-cell office:value-type="float" office:value="3917">
            <text:p>3917</text:p>
          </table:table-cell>
          <table:table-cell office:value-type="float" office:value="0.340721648282184">
            <text:p>0.3407216483</text:p>
          </table:table-cell>
          <table:table-cell office:value-type="float" office:value="0">
            <text:p>0</text:p>
          </table:table-cell>
          <table:table-cell office:value-type="float" office:value="3917">
            <text:p>3917</text:p>
          </table:table-cell>
          <table:table-cell office:value-type="float" office:value="0.354881237564524">
            <text:p>0.3548812376</text:p>
          </table:table-cell>
          <table:table-cell office:value-type="float" office:value="0">
            <text:p>0</text:p>
          </table:table-cell>
          <table:table-cell office:value-type="float" office:value="3917">
            <text:p>3917</text:p>
          </table:table-cell>
          <table:table-cell office:value-type="float" office:value="0.275770503810241">
            <text:p>0.2757705038</text:p>
          </table:table-cell>
          <table:table-cell office:value-type="float" office:value="0">
            <text:p>0</text:p>
          </table:table-cell>
          <table:table-cell office:value-type="float" office:value="3917">
            <text:p>3917</text:p>
          </table:table-cell>
          <table:table-cell office:value-type="float" office:value="0.304372388987505">
            <text:p>0.3043723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63">
            <text:p>9463</text:p>
          </table:table-cell>
          <table:table-cell office:value-type="float" office:value="35">
            <text:p>35</text:p>
          </table:table-cell>
          <table:table-cell office:value-type="float" office:value="499">
            <text:p>499</text:p>
          </table:table-cell>
          <table:table-cell office:value-type="float" office:value="476">
            <text:p>476</text:p>
          </table:table-cell>
          <table:table-cell office:value-type="float" office:value="0.486923886142944">
            <text:p>0.4869238861</text:p>
          </table:table-cell>
          <table:table-cell office:value-type="float" office:value="0.0460921843687375">
            <text:p>0.0460921844</text:p>
          </table:table-cell>
          <table:table-cell office:value-type="float" office:value="448">
            <text:p>448</text:p>
          </table:table-cell>
          <table:table-cell office:value-type="float" office:value="0.248679652821351">
            <text:p>0.2486796528</text:p>
          </table:table-cell>
          <table:table-cell office:value-type="float" office:value="0.102204408817635">
            <text:p>0.1022044088</text:p>
          </table:table-cell>
          <table:table-cell office:value-type="float" office:value="476">
            <text:p>476</text:p>
          </table:table-cell>
          <table:table-cell office:value-type="float" office:value="0.355015593182385">
            <text:p>0.3550155932</text:p>
          </table:table-cell>
          <table:table-cell office:value-type="float" office:value="0.0460921843687375">
            <text:p>0.0460921844</text:p>
          </table:table-cell>
          <table:table-cell office:value-type="float" office:value="476">
            <text:p>476</text:p>
          </table:table-cell>
          <table:table-cell office:value-type="float" office:value="0.379671248597547">
            <text:p>0.3796712486</text:p>
          </table:table-cell>
          <table:table-cell office:value-type="float" office:value="0.0460921843687375">
            <text:p>0.0460921844</text:p>
          </table:table-cell>
          <table:table-cell office:value-type="float" office:value="476">
            <text:p>476</text:p>
          </table:table-cell>
          <table:table-cell office:value-type="float" office:value="0.292416605048132">
            <text:p>0.292416605</text:p>
          </table:table-cell>
          <table:table-cell office:value-type="float" office:value="0.0460921843687375">
            <text:p>0.0460921844</text:p>
          </table:table-cell>
          <table:table-cell office:value-type="float" office:value="476">
            <text:p>476</text:p>
          </table:table-cell>
          <table:table-cell office:value-type="float" office:value="0.297979300837623">
            <text:p>0.2979793008</text:p>
          </table:table-cell>
          <table:table-cell office:value-type="float" office:value="0.0460921843687375">
            <text:p>0.0460921844</text:p>
          </table:table-cell>
          <table:table-cell table:number-columns-repeated="21"/>
        </table:table-row>
        <table:table-row table:style-name="ro2">
          <table:table-cell office:value-type="float" office:value="9464">
            <text:p>9464</text:p>
          </table:table-cell>
          <table:table-cell office:value-type="float" office:value="35">
            <text:p>35</text:p>
          </table:table-cell>
          <table:table-cell office:value-type="float" office:value="3530">
            <text:p>3530</text:p>
          </table:table-cell>
          <table:table-cell office:value-type="float" office:value="3451">
            <text:p>3451</text:p>
          </table:table-cell>
          <table:table-cell office:value-type="float" office:value="0.394856699003762">
            <text:p>0.394856699</text:p>
          </table:table-cell>
          <table:table-cell office:value-type="float" office:value="0.0223796033994334">
            <text:p>0.0223796034</text:p>
          </table:table-cell>
          <table:table-cell office:value-type="float" office:value="3417">
            <text:p>3417</text:p>
          </table:table-cell>
          <table:table-cell office:value-type="float" office:value="0.248371288017858">
            <text:p>0.248371288</text:p>
          </table:table-cell>
          <table:table-cell office:value-type="float" office:value="0.0320113314447592">
            <text:p>0.0320113314</text:p>
          </table:table-cell>
          <table:table-cell office:value-type="float" office:value="3510">
            <text:p>3510</text:p>
          </table:table-cell>
          <table:table-cell office:value-type="float" office:value="0.333878842022519">
            <text:p>0.333878842</text:p>
          </table:table-cell>
          <table:table-cell office:value-type="float" office:value="0.0056657223796034">
            <text:p>0.0056657224</text:p>
          </table:table-cell>
          <table:table-cell office:value-type="float" office:value="3530">
            <text:p>3530</text:p>
          </table:table-cell>
          <table:table-cell office:value-type="float" office:value="0.340748706010781">
            <text:p>0.340748706</text:p>
          </table:table-cell>
          <table:table-cell office:value-type="float" office:value="0">
            <text:p>0</text:p>
          </table:table-cell>
          <table:table-cell office:value-type="float" office:value="3506">
            <text:p>3506</text:p>
          </table:table-cell>
          <table:table-cell office:value-type="float" office:value="0.277351048370355">
            <text:p>0.2773510484</text:p>
          </table:table-cell>
          <table:table-cell office:value-type="float" office:value="0.00679886685552408">
            <text:p>0.0067988669</text:p>
          </table:table-cell>
          <table:table-cell office:value-type="float" office:value="3530">
            <text:p>3530</text:p>
          </table:table-cell>
          <table:table-cell office:value-type="float" office:value="0.294359629868933">
            <text:p>0.29435962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65">
            <text:p>9465</text:p>
          </table:table-cell>
          <table:table-cell office:value-type="float" office:value="35">
            <text:p>35</text:p>
          </table:table-cell>
          <table:table-cell office:value-type="float" office:value="3425">
            <text:p>3425</text:p>
          </table:table-cell>
          <table:table-cell office:value-type="float" office:value="3332">
            <text:p>3332</text:p>
          </table:table-cell>
          <table:table-cell office:value-type="float" office:value="0.453280399707963">
            <text:p>0.4532803997</text:p>
          </table:table-cell>
          <table:table-cell office:value-type="float" office:value="0.0271532846715328">
            <text:p>0.0271532847</text:p>
          </table:table-cell>
          <table:table-cell office:value-type="float" office:value="3301">
            <text:p>3301</text:p>
          </table:table-cell>
          <table:table-cell office:value-type="float" office:value="0.249476456277276">
            <text:p>0.2494764563</text:p>
          </table:table-cell>
          <table:table-cell office:value-type="float" office:value="0.0362043795620438">
            <text:p>0.0362043796</text:p>
          </table:table-cell>
          <table:table-cell office:value-type="float" office:value="3416">
            <text:p>3416</text:p>
          </table:table-cell>
          <table:table-cell office:value-type="float" office:value="0.332787669139961">
            <text:p>0.3327876691</text:p>
          </table:table-cell>
          <table:table-cell office:value-type="float" office:value="0.00262773722627737">
            <text:p>0.0026277372</text:p>
          </table:table-cell>
          <table:table-cell office:value-type="float" office:value="3425">
            <text:p>3425</text:p>
          </table:table-cell>
          <table:table-cell office:value-type="float" office:value="0.336713838861896">
            <text:p>0.3367138389</text:p>
          </table:table-cell>
          <table:table-cell office:value-type="float" office:value="0">
            <text:p>0</text:p>
          </table:table-cell>
          <table:table-cell office:value-type="float" office:value="3425">
            <text:p>3425</text:p>
          </table:table-cell>
          <table:table-cell office:value-type="float" office:value="0.271043332019323">
            <text:p>0.271043332</text:p>
          </table:table-cell>
          <table:table-cell office:value-type="float" office:value="0">
            <text:p>0</text:p>
          </table:table-cell>
          <table:table-cell office:value-type="float" office:value="3425">
            <text:p>3425</text:p>
          </table:table-cell>
          <table:table-cell office:value-type="float" office:value="0.294970294812614">
            <text:p>0.29497029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66">
            <text:p>9466</text:p>
          </table:table-cell>
          <table:table-cell office:value-type="float" office:value="35">
            <text:p>35</text:p>
          </table:table-cell>
          <table:table-cell office:value-type="float" office:value="3744">
            <text:p>3744</text:p>
          </table:table-cell>
          <table:table-cell office:value-type="float" office:value="3713">
            <text:p>3713</text:p>
          </table:table-cell>
          <table:table-cell office:value-type="float" office:value="0.474318250204682">
            <text:p>0.4743182502</text:p>
          </table:table-cell>
          <table:table-cell office:value-type="float" office:value="0.00827991452991453">
            <text:p>0.0082799145</text:p>
          </table:table-cell>
          <table:table-cell office:value-type="float" office:value="3679">
            <text:p>3679</text:p>
          </table:table-cell>
          <table:table-cell office:value-type="float" office:value="0.24525638364127">
            <text:p>0.2452563836</text:p>
          </table:table-cell>
          <table:table-cell office:value-type="float" office:value="0.0173611111111111">
            <text:p>0.0173611111</text:p>
          </table:table-cell>
          <table:table-cell office:value-type="float" office:value="3744">
            <text:p>3744</text:p>
          </table:table-cell>
          <table:table-cell office:value-type="float" office:value="0.344187836617971">
            <text:p>0.3441878366</text:p>
          </table:table-cell>
          <table:table-cell office:value-type="float" office:value="0">
            <text:p>0</text:p>
          </table:table-cell>
          <table:table-cell office:value-type="float" office:value="3744">
            <text:p>3744</text:p>
          </table:table-cell>
          <table:table-cell office:value-type="float" office:value="0.343651813684213">
            <text:p>0.3436518137</text:p>
          </table:table-cell>
          <table:table-cell office:value-type="float" office:value="0">
            <text:p>0</text:p>
          </table:table-cell>
          <table:table-cell office:value-type="float" office:value="3744">
            <text:p>3744</text:p>
          </table:table-cell>
          <table:table-cell office:value-type="float" office:value="0.283755332821725">
            <text:p>0.2837553328</text:p>
          </table:table-cell>
          <table:table-cell office:value-type="float" office:value="0">
            <text:p>0</text:p>
          </table:table-cell>
          <table:table-cell office:value-type="float" office:value="3744">
            <text:p>3744</text:p>
          </table:table-cell>
          <table:table-cell office:value-type="float" office:value="0.298978104232902">
            <text:p>0.29897810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67">
            <text:p>9467</text:p>
          </table:table-cell>
          <table:table-cell office:value-type="float" office:value="35">
            <text:p>35</text:p>
          </table:table-cell>
          <table:table-cell office:value-type="float" office:value="4990">
            <text:p>4990</text:p>
          </table:table-cell>
          <table:table-cell office:value-type="float" office:value="4907">
            <text:p>4907</text:p>
          </table:table-cell>
          <table:table-cell office:value-type="float" office:value="0.399582471256995">
            <text:p>0.3995824713</text:p>
          </table:table-cell>
          <table:table-cell office:value-type="float" office:value="0.0166332665330661">
            <text:p>0.0166332665</text:p>
          </table:table-cell>
          <table:table-cell office:value-type="float" office:value="4879">
            <text:p>4879</text:p>
          </table:table-cell>
          <table:table-cell office:value-type="float" office:value="0.253740847606674">
            <text:p>0.2537408476</text:p>
          </table:table-cell>
          <table:table-cell office:value-type="float" office:value="0.0222444889779559">
            <text:p>0.022244489</text:p>
          </table:table-cell>
          <table:table-cell office:value-type="float" office:value="4990">
            <text:p>4990</text:p>
          </table:table-cell>
          <table:table-cell office:value-type="float" office:value="0.348422837655961">
            <text:p>0.3484228377</text:p>
          </table:table-cell>
          <table:table-cell office:value-type="float" office:value="0">
            <text:p>0</text:p>
          </table:table-cell>
          <table:table-cell office:value-type="float" office:value="4990">
            <text:p>4990</text:p>
          </table:table-cell>
          <table:table-cell office:value-type="float" office:value="0.348070620671638">
            <text:p>0.3480706207</text:p>
          </table:table-cell>
          <table:table-cell office:value-type="float" office:value="0">
            <text:p>0</text:p>
          </table:table-cell>
          <table:table-cell office:value-type="float" office:value="4990">
            <text:p>4990</text:p>
          </table:table-cell>
          <table:table-cell office:value-type="float" office:value="0.319729982529105">
            <text:p>0.3197299825</text:p>
          </table:table-cell>
          <table:table-cell office:value-type="float" office:value="0">
            <text:p>0</text:p>
          </table:table-cell>
          <table:table-cell office:value-type="float" office:value="4990">
            <text:p>4990</text:p>
          </table:table-cell>
          <table:table-cell office:value-type="float" office:value="0.300596436310539">
            <text:p>0.30059643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35">
            <text:p>35</text:p>
          </table:table-cell>
          <table:table-cell office:value-type="float" office:value="3797">
            <text:p>3797</text:p>
          </table:table-cell>
          <table:table-cell office:value-type="float" office:value="3728">
            <text:p>3728</text:p>
          </table:table-cell>
          <table:table-cell office:value-type="float" office:value="0.436157522631691">
            <text:p>0.4361575226</text:p>
          </table:table-cell>
          <table:table-cell office:value-type="float" office:value="0.0181722412430867">
            <text:p>0.0181722412</text:p>
          </table:table-cell>
          <table:table-cell office:value-type="float" office:value="3724">
            <text:p>3724</text:p>
          </table:table-cell>
          <table:table-cell office:value-type="float" office:value="0.250363763170233">
            <text:p>0.2503637632</text:p>
          </table:table-cell>
          <table:table-cell office:value-type="float" office:value="0.0192257045035554">
            <text:p>0.0192257045</text:p>
          </table:table-cell>
          <table:table-cell office:value-type="float" office:value="3777">
            <text:p>3777</text:p>
          </table:table-cell>
          <table:table-cell office:value-type="float" office:value="0.343548714408007">
            <text:p>0.3435487144</text:p>
          </table:table-cell>
          <table:table-cell office:value-type="float" office:value="0.00526731630234396">
            <text:p>0.0052673163</text:p>
          </table:table-cell>
          <table:table-cell office:value-type="float" office:value="3797">
            <text:p>3797</text:p>
          </table:table-cell>
          <table:table-cell office:value-type="float" office:value="0.346261484956136">
            <text:p>0.346261485</text:p>
          </table:table-cell>
          <table:table-cell office:value-type="float" office:value="0">
            <text:p>0</text:p>
          </table:table-cell>
          <table:table-cell office:value-type="float" office:value="3787">
            <text:p>3787</text:p>
          </table:table-cell>
          <table:table-cell office:value-type="float" office:value="0.28548656093937">
            <text:p>0.2854865609</text:p>
          </table:table-cell>
          <table:table-cell office:value-type="float" office:value="0.00263365815117198">
            <text:p>0.0026336582</text:p>
          </table:table-cell>
          <table:table-cell office:value-type="float" office:value="3797">
            <text:p>3797</text:p>
          </table:table-cell>
          <table:table-cell office:value-type="float" office:value="0.305683755799334">
            <text:p>0.30568375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69">
            <text:p>9469</text:p>
          </table:table-cell>
          <table:table-cell office:value-type="float" office:value="35">
            <text:p>35</text:p>
          </table:table-cell>
          <table:table-cell office:value-type="float" office:value="4334">
            <text:p>4334</text:p>
          </table:table-cell>
          <table:table-cell office:value-type="float" office:value="4234">
            <text:p>4234</text:p>
          </table:table-cell>
          <table:table-cell office:value-type="float" office:value="0.416562128976728">
            <text:p>0.416562129</text:p>
          </table:table-cell>
          <table:table-cell office:value-type="float" office:value="0.0230733733271804">
            <text:p>0.0230733733</text:p>
          </table:table-cell>
          <table:table-cell office:value-type="float" office:value="4222">
            <text:p>4222</text:p>
          </table:table-cell>
          <table:table-cell office:value-type="float" office:value="0.256722329390525">
            <text:p>0.2567223294</text:p>
          </table:table-cell>
          <table:table-cell office:value-type="float" office:value="0.0258421781264421">
            <text:p>0.0258421781</text:p>
          </table:table-cell>
          <table:table-cell office:value-type="float" office:value="4334">
            <text:p>4334</text:p>
          </table:table-cell>
          <table:table-cell office:value-type="float" office:value="0.350063095824013">
            <text:p>0.3500630958</text:p>
          </table:table-cell>
          <table:table-cell office:value-type="float" office:value="0">
            <text:p>0</text:p>
          </table:table-cell>
          <table:table-cell office:value-type="float" office:value="4334">
            <text:p>4334</text:p>
          </table:table-cell>
          <table:table-cell office:value-type="float" office:value="0.360060926540599">
            <text:p>0.3600609265</text:p>
          </table:table-cell>
          <table:table-cell office:value-type="float" office:value="0">
            <text:p>0</text:p>
          </table:table-cell>
          <table:table-cell office:value-type="float" office:value="4334">
            <text:p>4334</text:p>
          </table:table-cell>
          <table:table-cell office:value-type="float" office:value="0.306448836401042">
            <text:p>0.3064488364</text:p>
          </table:table-cell>
          <table:table-cell office:value-type="float" office:value="0">
            <text:p>0</text:p>
          </table:table-cell>
          <table:table-cell office:value-type="float" office:value="4334">
            <text:p>4334</text:p>
          </table:table-cell>
          <table:table-cell office:value-type="float" office:value="0.307128545203901">
            <text:p>0.30712854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70">
            <text:p>9470</text:p>
          </table:table-cell>
          <table:table-cell office:value-type="float" office:value="35">
            <text:p>35</text:p>
          </table:table-cell>
          <table:table-cell office:value-type="float" office:value="4001">
            <text:p>4001</text:p>
          </table:table-cell>
          <table:table-cell office:value-type="float" office:value="3960">
            <text:p>3960</text:p>
          </table:table-cell>
          <table:table-cell office:value-type="float" office:value="0.256370578918764">
            <text:p>0.2563705789</text:p>
          </table:table-cell>
          <table:table-cell office:value-type="float" office:value="0.0102474381404649">
            <text:p>0.0102474381</text:p>
          </table:table-cell>
          <table:table-cell office:value-type="float" office:value="4001">
            <text:p>4001</text:p>
          </table:table-cell>
          <table:table-cell office:value-type="float" office:value="0.250769629099188">
            <text:p>0.2507696291</text:p>
          </table:table-cell>
          <table:table-cell office:value-type="float" office:value="0">
            <text:p>0</text:p>
          </table:table-cell>
          <table:table-cell office:value-type="float" office:value="3987">
            <text:p>3987</text:p>
          </table:table-cell>
          <table:table-cell office:value-type="float" office:value="0.336684448570489">
            <text:p>0.3366844486</text:p>
          </table:table-cell>
          <table:table-cell office:value-type="float" office:value="0.00349912521869533">
            <text:p>0.0034991252</text:p>
          </table:table-cell>
          <table:table-cell office:value-type="float" office:value="4001">
            <text:p>4001</text:p>
          </table:table-cell>
          <table:table-cell office:value-type="float" office:value="0.34499257078745">
            <text:p>0.3449925708</text:p>
          </table:table-cell>
          <table:table-cell office:value-type="float" office:value="0">
            <text:p>0</text:p>
          </table:table-cell>
          <table:table-cell office:value-type="float" office:value="3984">
            <text:p>3984</text:p>
          </table:table-cell>
          <table:table-cell office:value-type="float" office:value="0.281209573770798">
            <text:p>0.2812095738</text:p>
          </table:table-cell>
          <table:table-cell office:value-type="float" office:value="0.00424893776555861">
            <text:p>0.0042489378</text:p>
          </table:table-cell>
          <table:table-cell office:value-type="float" office:value="4001">
            <text:p>4001</text:p>
          </table:table-cell>
          <table:table-cell office:value-type="float" office:value="0.302076680669819">
            <text:p>0.30207668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71">
            <text:p>9471</text:p>
          </table:table-cell>
          <table:table-cell office:value-type="float" office:value="35">
            <text:p>35</text:p>
          </table:table-cell>
          <table:table-cell office:value-type="float" office:value="4328">
            <text:p>4328</text:p>
          </table:table-cell>
          <table:table-cell office:value-type="float" office:value="4258">
            <text:p>4258</text:p>
          </table:table-cell>
          <table:table-cell office:value-type="float" office:value="0.269686713488977">
            <text:p>0.2696867135</text:p>
          </table:table-cell>
          <table:table-cell office:value-type="float" office:value="0.016173752310536">
            <text:p>0.0161737523</text:p>
          </table:table-cell>
          <table:table-cell office:value-type="float" office:value="4204">
            <text:p>4204</text:p>
          </table:table-cell>
          <table:table-cell office:value-type="float" office:value="0.251659268554954">
            <text:p>0.2516592686</text:p>
          </table:table-cell>
          <table:table-cell office:value-type="float" office:value="0.0286506469500924">
            <text:p>0.028650647</text:p>
          </table:table-cell>
          <table:table-cell office:value-type="float" office:value="4328">
            <text:p>4328</text:p>
          </table:table-cell>
          <table:table-cell office:value-type="float" office:value="0.336940563967036">
            <text:p>0.336940564</text:p>
          </table:table-cell>
          <table:table-cell office:value-type="float" office:value="0">
            <text:p>0</text:p>
          </table:table-cell>
          <table:table-cell office:value-type="float" office:value="4328">
            <text:p>4328</text:p>
          </table:table-cell>
          <table:table-cell office:value-type="float" office:value="0.426465257643225">
            <text:p>0.4264652576</text:p>
          </table:table-cell>
          <table:table-cell office:value-type="float" office:value="0">
            <text:p>0</text:p>
          </table:table-cell>
          <table:table-cell office:value-type="float" office:value="4328">
            <text:p>4328</text:p>
          </table:table-cell>
          <table:table-cell office:value-type="float" office:value="0.280952991861688">
            <text:p>0.2809529919</text:p>
          </table:table-cell>
          <table:table-cell office:value-type="float" office:value="0">
            <text:p>0</text:p>
          </table:table-cell>
          <table:table-cell office:value-type="float" office:value="4328">
            <text:p>4328</text:p>
          </table:table-cell>
          <table:table-cell office:value-type="float" office:value="0.302383645935626">
            <text:p>0.30238364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72">
            <text:p>9472</text:p>
          </table:table-cell>
          <table:table-cell office:value-type="float" office:value="35">
            <text:p>35</text:p>
          </table:table-cell>
          <table:table-cell office:value-type="float" office:value="4676">
            <text:p>4676</text:p>
          </table:table-cell>
          <table:table-cell office:value-type="float" office:value="4511">
            <text:p>4511</text:p>
          </table:table-cell>
          <table:table-cell office:value-type="float" office:value="0.283204847998544">
            <text:p>0.283204848</text:p>
          </table:table-cell>
          <table:table-cell office:value-type="float" office:value="0.0352865697177074">
            <text:p>0.0352865697</text:p>
          </table:table-cell>
          <table:table-cell office:value-type="float" office:value="4610">
            <text:p>4610</text:p>
          </table:table-cell>
          <table:table-cell office:value-type="float" office:value="0.246114766755382">
            <text:p>0.2461147668</text:p>
          </table:table-cell>
          <table:table-cell office:value-type="float" office:value="0.014114627887083">
            <text:p>0.0141146279</text:p>
          </table:table-cell>
          <table:table-cell office:value-type="float" office:value="4676">
            <text:p>4676</text:p>
          </table:table-cell>
          <table:table-cell office:value-type="float" office:value="0.330516685988062">
            <text:p>0.330516686</text:p>
          </table:table-cell>
          <table:table-cell office:value-type="float" office:value="0">
            <text:p>0</text:p>
          </table:table-cell>
          <table:table-cell office:value-type="float" office:value="4676">
            <text:p>4676</text:p>
          </table:table-cell>
          <table:table-cell office:value-type="float" office:value="0.340100253549577">
            <text:p>0.3401002535</text:p>
          </table:table-cell>
          <table:table-cell office:value-type="float" office:value="0">
            <text:p>0</text:p>
          </table:table-cell>
          <table:table-cell office:value-type="float" office:value="4582">
            <text:p>4582</text:p>
          </table:table-cell>
          <table:table-cell office:value-type="float" office:value="0.279866950617313">
            <text:p>0.2798669506</text:p>
          </table:table-cell>
          <table:table-cell office:value-type="float" office:value="0.0201026518391788">
            <text:p>0.0201026518</text:p>
          </table:table-cell>
          <table:table-cell office:value-type="float" office:value="4676">
            <text:p>4676</text:p>
          </table:table-cell>
          <table:table-cell office:value-type="float" office:value="0.296465467573878">
            <text:p>0.296465467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73">
            <text:p>9473</text:p>
          </table:table-cell>
          <table:table-cell office:value-type="float" office:value="35">
            <text:p>35</text:p>
          </table:table-cell>
          <table:table-cell office:value-type="float" office:value="4150">
            <text:p>4150</text:p>
          </table:table-cell>
          <table:table-cell office:value-type="float" office:value="4056">
            <text:p>4056</text:p>
          </table:table-cell>
          <table:table-cell office:value-type="float" office:value="0.270974754672706">
            <text:p>0.2709747547</text:p>
          </table:table-cell>
          <table:table-cell office:value-type="float" office:value="0.0226506024096386">
            <text:p>0.0226506024</text:p>
          </table:table-cell>
          <table:table-cell office:value-type="float" office:value="4051">
            <text:p>4051</text:p>
          </table:table-cell>
          <table:table-cell office:value-type="float" office:value="0.255293401413067">
            <text:p>0.2552934014</text:p>
          </table:table-cell>
          <table:table-cell office:value-type="float" office:value="0.023855421686747">
            <text:p>0.0238554217</text:p>
          </table:table-cell>
          <table:table-cell office:value-type="float" office:value="4150">
            <text:p>4150</text:p>
          </table:table-cell>
          <table:table-cell office:value-type="float" office:value="0.346156519629682">
            <text:p>0.3461565196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0.356973079892609">
            <text:p>0.3569730799</text:p>
          </table:table-cell>
          <table:table-cell office:value-type="float" office:value="0">
            <text:p>0</text:p>
          </table:table-cell>
          <table:table-cell office:value-type="float" office:value="4125">
            <text:p>4125</text:p>
          </table:table-cell>
          <table:table-cell office:value-type="float" office:value="0.281423236524202">
            <text:p>0.2814232365</text:p>
          </table:table-cell>
          <table:table-cell office:value-type="float" office:value="0.00602409638554217">
            <text:p>0.0060240964</text:p>
          </table:table-cell>
          <table:table-cell office:value-type="float" office:value="4150">
            <text:p>4150</text:p>
          </table:table-cell>
          <table:table-cell office:value-type="float" office:value="0.305401049186752">
            <text:p>0.30540104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74">
            <text:p>9474</text:p>
          </table:table-cell>
          <table:table-cell office:value-type="float" office:value="35">
            <text:p>35</text:p>
          </table:table-cell>
          <table:table-cell office:value-type="float" office:value="4363">
            <text:p>4363</text:p>
          </table:table-cell>
          <table:table-cell office:value-type="float" office:value="4175">
            <text:p>4175</text:p>
          </table:table-cell>
          <table:table-cell office:value-type="float" office:value="0.279011366578574">
            <text:p>0.2790113666</text:p>
          </table:table-cell>
          <table:table-cell office:value-type="float" office:value="0.0430896172358469">
            <text:p>0.0430896172</text:p>
          </table:table-cell>
          <table:table-cell office:value-type="float" office:value="4282">
            <text:p>4282</text:p>
          </table:table-cell>
          <table:table-cell office:value-type="float" office:value="0.251590224695776">
            <text:p>0.2515902247</text:p>
          </table:table-cell>
          <table:table-cell office:value-type="float" office:value="0.018565207426083">
            <text:p>0.0185652074</text:p>
          </table:table-cell>
          <table:table-cell office:value-type="float" office:value="4363">
            <text:p>4363</text:p>
          </table:table-cell>
          <table:table-cell office:value-type="float" office:value="0.349385253071402">
            <text:p>0.3493852531</text:p>
          </table:table-cell>
          <table:table-cell office:value-type="float" office:value="0">
            <text:p>0</text:p>
          </table:table-cell>
          <table:table-cell office:value-type="float" office:value="4363">
            <text:p>4363</text:p>
          </table:table-cell>
          <table:table-cell office:value-type="float" office:value="0.352020582534236">
            <text:p>0.3520205825</text:p>
          </table:table-cell>
          <table:table-cell office:value-type="float" office:value="0">
            <text:p>0</text:p>
          </table:table-cell>
          <table:table-cell office:value-type="float" office:value="4363">
            <text:p>4363</text:p>
          </table:table-cell>
          <table:table-cell office:value-type="float" office:value="0.288559012672814">
            <text:p>0.2885590127</text:p>
          </table:table-cell>
          <table:table-cell office:value-type="float" office:value="0">
            <text:p>0</text:p>
          </table:table-cell>
          <table:table-cell office:value-type="float" office:value="4363">
            <text:p>4363</text:p>
          </table:table-cell>
          <table:table-cell office:value-type="float" office:value="0.308215519473401">
            <text:p>0.308215519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75">
            <text:p>9475</text:p>
          </table:table-cell>
          <table:table-cell office:value-type="float" office:value="35">
            <text:p>35</text:p>
          </table:table-cell>
          <table:table-cell office:value-type="float" office:value="3921">
            <text:p>3921</text:p>
          </table:table-cell>
          <table:table-cell office:value-type="float" office:value="3751">
            <text:p>3751</text:p>
          </table:table-cell>
          <table:table-cell office:value-type="float" office:value="0.28615274087793">
            <text:p>0.2861527409</text:p>
          </table:table-cell>
          <table:table-cell office:value-type="float" office:value="0.0433562866615659">
            <text:p>0.0433562867</text:p>
          </table:table-cell>
          <table:table-cell office:value-type="float" office:value="3800">
            <text:p>3800</text:p>
          </table:table-cell>
          <table:table-cell office:value-type="float" office:value="0.254982237534201">
            <text:p>0.2549822375</text:p>
          </table:table-cell>
          <table:table-cell office:value-type="float" office:value="0.0308594746238205">
            <text:p>0.0308594746</text:p>
          </table:table-cell>
          <table:table-cell office:value-type="float" office:value="3921">
            <text:p>3921</text:p>
          </table:table-cell>
          <table:table-cell office:value-type="float" office:value="0.337547030297658">
            <text:p>0.3375470303</text:p>
          </table:table-cell>
          <table:table-cell office:value-type="float" office:value="0">
            <text:p>0</text:p>
          </table:table-cell>
          <table:table-cell office:value-type="float" office:value="3921">
            <text:p>3921</text:p>
          </table:table-cell>
          <table:table-cell office:value-type="float" office:value="0.358164086463438">
            <text:p>0.3581640865</text:p>
          </table:table-cell>
          <table:table-cell office:value-type="float" office:value="0">
            <text:p>0</text:p>
          </table:table-cell>
          <table:table-cell office:value-type="float" office:value="3903">
            <text:p>3903</text:p>
          </table:table-cell>
          <table:table-cell office:value-type="float" office:value="0.282265291698642">
            <text:p>0.2822652917</text:p>
          </table:table-cell>
          <table:table-cell office:value-type="float" office:value="0.00459066564651875">
            <text:p>0.0045906656</text:p>
          </table:table-cell>
          <table:table-cell office:value-type="float" office:value="3921">
            <text:p>3921</text:p>
          </table:table-cell>
          <table:table-cell office:value-type="float" office:value="0.301140856470413">
            <text:p>0.30114085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76">
            <text:p>9476</text:p>
          </table:table-cell>
          <table:table-cell office:value-type="float" office:value="35">
            <text:p>35</text:p>
          </table:table-cell>
          <table:table-cell office:value-type="float" office:value="4199">
            <text:p>4199</text:p>
          </table:table-cell>
          <table:table-cell office:value-type="float" office:value="4116">
            <text:p>4116</text:p>
          </table:table-cell>
          <table:table-cell office:value-type="float" office:value="0.27249745167513">
            <text:p>0.2724974517</text:p>
          </table:table-cell>
          <table:table-cell office:value-type="float" office:value="0.0197666110978804">
            <text:p>0.0197666111</text:p>
          </table:table-cell>
          <table:table-cell office:value-type="float" office:value="4133">
            <text:p>4133</text:p>
          </table:table-cell>
          <table:table-cell office:value-type="float" office:value="0.249045865182535">
            <text:p>0.2490458652</text:p>
          </table:table-cell>
          <table:table-cell office:value-type="float" office:value="0.015718028101929">
            <text:p>0.0157180281</text:p>
          </table:table-cell>
          <table:table-cell office:value-type="float" office:value="4199">
            <text:p>4199</text:p>
          </table:table-cell>
          <table:table-cell office:value-type="float" office:value="0.335488776874039">
            <text:p>0.3354887769</text:p>
          </table:table-cell>
          <table:table-cell office:value-type="float" office:value="0">
            <text:p>0</text:p>
          </table:table-cell>
          <table:table-cell office:value-type="float" office:value="4196">
            <text:p>4196</text:p>
          </table:table-cell>
          <table:table-cell office:value-type="float" office:value="0.344572709481635">
            <text:p>0.3445727095</text:p>
          </table:table-cell>
          <table:table-cell office:value-type="float" office:value="0.000714455822814956">
            <text:p>0.0007144558</text:p>
          </table:table-cell>
          <table:table-cell office:value-type="float" office:value="4161">
            <text:p>4161</text:p>
          </table:table-cell>
          <table:table-cell office:value-type="float" office:value="0.275161704916809">
            <text:p>0.2751617049</text:p>
          </table:table-cell>
          <table:table-cell office:value-type="float" office:value="0.00904977375565611">
            <text:p>0.0090497738</text:p>
          </table:table-cell>
          <table:table-cell office:value-type="float" office:value="4199">
            <text:p>4199</text:p>
          </table:table-cell>
          <table:table-cell office:value-type="float" office:value="0.291086577733822">
            <text:p>0.291086577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77">
            <text:p>9477</text:p>
          </table:table-cell>
          <table:table-cell office:value-type="float" office:value="35">
            <text:p>35</text:p>
          </table:table-cell>
          <table:table-cell office:value-type="float" office:value="3523">
            <text:p>3523</text:p>
          </table:table-cell>
          <table:table-cell office:value-type="float" office:value="3423">
            <text:p>3423</text:p>
          </table:table-cell>
          <table:table-cell office:value-type="float" office:value="0.255209429151903">
            <text:p>0.2552094292</text:p>
          </table:table-cell>
          <table:table-cell office:value-type="float" office:value="0.0283848992336077">
            <text:p>0.0283848992</text:p>
          </table:table-cell>
          <table:table-cell office:value-type="float" office:value="3482">
            <text:p>3482</text:p>
          </table:table-cell>
          <table:table-cell office:value-type="float" office:value="0.255008828750236">
            <text:p>0.2550088288</text:p>
          </table:table-cell>
          <table:table-cell office:value-type="float" office:value="0.0116378086857792">
            <text:p>0.0116378087</text:p>
          </table:table-cell>
          <table:table-cell office:value-type="float" office:value="3485">
            <text:p>3485</text:p>
          </table:table-cell>
          <table:table-cell office:value-type="float" office:value="0.345929794524542">
            <text:p>0.3459297945</text:p>
          </table:table-cell>
          <table:table-cell office:value-type="float" office:value="0.0107862617087709">
            <text:p>0.0107862617</text:p>
          </table:table-cell>
          <table:table-cell office:value-type="float" office:value="3513">
            <text:p>3513</text:p>
          </table:table-cell>
          <table:table-cell office:value-type="float" office:value="0.343202095574429">
            <text:p>0.3432020956</text:p>
          </table:table-cell>
          <table:table-cell office:value-type="float" office:value="0.00283848992336077">
            <text:p>0.0028384899</text:p>
          </table:table-cell>
          <table:table-cell office:value-type="float" office:value="3522">
            <text:p>3522</text:p>
          </table:table-cell>
          <table:table-cell office:value-type="float" office:value="0.306988591435296">
            <text:p>0.3069885914</text:p>
          </table:table-cell>
          <table:table-cell office:value-type="float" office:value="0.000283848992336077">
            <text:p>0.000283849</text:p>
          </table:table-cell>
          <table:table-cell office:value-type="float" office:value="3522">
            <text:p>3522</text:p>
          </table:table-cell>
          <table:table-cell office:value-type="float" office:value="0.296474797825118">
            <text:p>0.2964747978</text:p>
          </table:table-cell>
          <table:table-cell office:value-type="float" office:value="0.000283848992336077">
            <text:p>0.000283849</text:p>
          </table:table-cell>
          <table:table-cell table:number-columns-repeated="21"/>
        </table:table-row>
        <table:table-row table:style-name="ro2">
          <table:table-cell office:value-type="float" office:value="9478">
            <text:p>9478</text:p>
          </table:table-cell>
          <table:table-cell office:value-type="float" office:value="35">
            <text:p>35</text:p>
          </table:table-cell>
          <table:table-cell office:value-type="float" office:value="4515">
            <text:p>4515</text:p>
          </table:table-cell>
          <table:table-cell office:value-type="float" office:value="4444">
            <text:p>4444</text:p>
          </table:table-cell>
          <table:table-cell office:value-type="float" office:value="0.257905871760362">
            <text:p>0.2579058718</text:p>
          </table:table-cell>
          <table:table-cell office:value-type="float" office:value="0.0157253599114064">
            <text:p>0.0157253599</text:p>
          </table:table-cell>
          <table:table-cell office:value-type="float" office:value="4365">
            <text:p>4365</text:p>
          </table:table-cell>
          <table:table-cell office:value-type="float" office:value="0.252327314543762">
            <text:p>0.2523273145</text:p>
          </table:table-cell>
          <table:table-cell office:value-type="float" office:value="0.0332225913621262">
            <text:p>0.0332225914</text:p>
          </table:table-cell>
          <table:table-cell office:value-type="float" office:value="4515">
            <text:p>4515</text:p>
          </table:table-cell>
          <table:table-cell office:value-type="float" office:value="0.330012852421084">
            <text:p>0.3300128524</text:p>
          </table:table-cell>
          <table:table-cell office:value-type="float" office:value="0">
            <text:p>0</text:p>
          </table:table-cell>
          <table:table-cell office:value-type="float" office:value="4476">
            <text:p>4476</text:p>
          </table:table-cell>
          <table:table-cell office:value-type="float" office:value="0.343143314991614">
            <text:p>0.343143315</text:p>
          </table:table-cell>
          <table:table-cell office:value-type="float" office:value="0.00863787375415282">
            <text:p>0.0086378738</text:p>
          </table:table-cell>
          <table:table-cell office:value-type="float" office:value="4475">
            <text:p>4475</text:p>
          </table:table-cell>
          <table:table-cell office:value-type="float" office:value="0.270624403738632">
            <text:p>0.2706244037</text:p>
          </table:table-cell>
          <table:table-cell office:value-type="float" office:value="0.008859357696567">
            <text:p>0.0088593577</text:p>
          </table:table-cell>
          <table:table-cell office:value-type="float" office:value="4468">
            <text:p>4468</text:p>
          </table:table-cell>
          <table:table-cell office:value-type="float" office:value="0.296978631392097">
            <text:p>0.2969786314</text:p>
          </table:table-cell>
          <table:table-cell office:value-type="float" office:value="0.0104097452934662">
            <text:p>0.0104097453</text:p>
          </table:table-cell>
          <table:table-cell table:number-columns-repeated="21"/>
        </table:table-row>
        <table:table-row table:style-name="ro2">
          <table:table-cell office:value-type="float" office:value="9479">
            <text:p>9479</text:p>
          </table:table-cell>
          <table:table-cell office:value-type="float" office:value="35">
            <text:p>35</text:p>
          </table:table-cell>
          <table:table-cell office:value-type="float" office:value="3423">
            <text:p>3423</text:p>
          </table:table-cell>
          <table:table-cell office:value-type="float" office:value="3345">
            <text:p>3345</text:p>
          </table:table-cell>
          <table:table-cell office:value-type="float" office:value="0.280300807299989">
            <text:p>0.2803008073</text:p>
          </table:table-cell>
          <table:table-cell office:value-type="float" office:value="0.0227870289219982">
            <text:p>0.0227870289</text:p>
          </table:table-cell>
          <table:table-cell office:value-type="float" office:value="3372">
            <text:p>3372</text:p>
          </table:table-cell>
          <table:table-cell office:value-type="float" office:value="0.256281008506857">
            <text:p>0.2562810085</text:p>
          </table:table-cell>
          <table:table-cell office:value-type="float" office:value="0.0148992112182296">
            <text:p>0.0148992112</text:p>
          </table:table-cell>
          <table:table-cell office:value-type="float" office:value="3422">
            <text:p>3422</text:p>
          </table:table-cell>
          <table:table-cell office:value-type="float" office:value="0.340591491277381">
            <text:p>0.3405914913</text:p>
          </table:table-cell>
          <table:table-cell office:value-type="float" office:value="0.000292141396435875">
            <text:p>0.0002921414</text:p>
          </table:table-cell>
          <table:table-cell office:value-type="float" office:value="3423">
            <text:p>3423</text:p>
          </table:table-cell>
          <table:table-cell office:value-type="float" office:value="0.35310615726605">
            <text:p>0.3531061573</text:p>
          </table:table-cell>
          <table:table-cell office:value-type="float" office:value="0">
            <text:p>0</text:p>
          </table:table-cell>
          <table:table-cell office:value-type="float" office:value="3423">
            <text:p>3423</text:p>
          </table:table-cell>
          <table:table-cell office:value-type="float" office:value="0.283960598349012">
            <text:p>0.2839605983</text:p>
          </table:table-cell>
          <table:table-cell office:value-type="float" office:value="0">
            <text:p>0</text:p>
          </table:table-cell>
          <table:table-cell office:value-type="float" office:value="3423">
            <text:p>3423</text:p>
          </table:table-cell>
          <table:table-cell office:value-type="float" office:value="0.323075810623891">
            <text:p>0.323075810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80">
            <text:p>9480</text:p>
          </table:table-cell>
          <table:table-cell office:value-type="float" office:value="35">
            <text:p>35</text:p>
          </table:table-cell>
          <table:table-cell office:value-type="float" office:value="3610">
            <text:p>3610</text:p>
          </table:table-cell>
          <table:table-cell office:value-type="float" office:value="3516">
            <text:p>3516</text:p>
          </table:table-cell>
          <table:table-cell office:value-type="float" office:value="0.261063228780093">
            <text:p>0.2610632288</text:p>
          </table:table-cell>
          <table:table-cell office:value-type="float" office:value="0.0260387811634349">
            <text:p>0.0260387812</text:p>
          </table:table-cell>
          <table:table-cell office:value-type="float" office:value="3471">
            <text:p>3471</text:p>
          </table:table-cell>
          <table:table-cell office:value-type="float" office:value="0.249461527875292">
            <text:p>0.2494615279</text:p>
          </table:table-cell>
          <table:table-cell office:value-type="float" office:value="0.0385041551246537">
            <text:p>0.0385041551</text:p>
          </table:table-cell>
          <table:table-cell office:value-type="float" office:value="3606">
            <text:p>3606</text:p>
          </table:table-cell>
          <table:table-cell office:value-type="float" office:value="0.329252903457558">
            <text:p>0.3292529035</text:p>
          </table:table-cell>
          <table:table-cell office:value-type="float" office:value="0.00110803324099723">
            <text:p>0.0011080332</text:p>
          </table:table-cell>
          <table:table-cell office:value-type="float" office:value="3606">
            <text:p>3606</text:p>
          </table:table-cell>
          <table:table-cell office:value-type="float" office:value="0.334942957176479">
            <text:p>0.3349429572</text:p>
          </table:table-cell>
          <table:table-cell office:value-type="float" office:value="0.00110803324099723">
            <text:p>0.0011080332</text:p>
          </table:table-cell>
          <table:table-cell office:value-type="float" office:value="3595">
            <text:p>3595</text:p>
          </table:table-cell>
          <table:table-cell office:value-type="float" office:value="0.272140569565187">
            <text:p>0.2721405696</text:p>
          </table:table-cell>
          <table:table-cell office:value-type="float" office:value="0.00415512465373961">
            <text:p>0.0041551247</text:p>
          </table:table-cell>
          <table:table-cell office:value-type="float" office:value="3598">
            <text:p>3598</text:p>
          </table:table-cell>
          <table:table-cell office:value-type="float" office:value="0.296967435090608">
            <text:p>0.2969674351</text:p>
          </table:table-cell>
          <table:table-cell office:value-type="float" office:value="0.00332409972299169">
            <text:p>0.0033240997</text:p>
          </table:table-cell>
          <table:table-cell table:number-columns-repeated="21"/>
        </table:table-row>
        <table:table-row table:style-name="ro2">
          <table:table-cell office:value-type="float" office:value="9481">
            <text:p>9481</text:p>
          </table:table-cell>
          <table:table-cell office:value-type="float" office:value="35">
            <text:p>35</text:p>
          </table:table-cell>
          <table:table-cell office:value-type="float" office:value="4654">
            <text:p>4654</text:p>
          </table:table-cell>
          <table:table-cell office:value-type="float" office:value="4506">
            <text:p>4506</text:p>
          </table:table-cell>
          <table:table-cell office:value-type="float" office:value="0.254678537856328">
            <text:p>0.2546785379</text:p>
          </table:table-cell>
          <table:table-cell office:value-type="float" office:value="0.0318006016330039">
            <text:p>0.0318006016</text:p>
          </table:table-cell>
          <table:table-cell office:value-type="float" office:value="4493">
            <text:p>4493</text:p>
          </table:table-cell>
          <table:table-cell office:value-type="float" office:value="0.255063410719992">
            <text:p>0.2550634107</text:p>
          </table:table-cell>
          <table:table-cell office:value-type="float" office:value="0.0345938977223893">
            <text:p>0.0345938977</text:p>
          </table:table-cell>
          <table:table-cell office:value-type="float" office:value="4654">
            <text:p>4654</text:p>
          </table:table-cell>
          <table:table-cell office:value-type="float" office:value="0.344239152999792">
            <text:p>0.344239153</text:p>
          </table:table-cell>
          <table:table-cell office:value-type="float" office:value="0">
            <text:p>0</text:p>
          </table:table-cell>
          <table:table-cell office:value-type="float" office:value="4654">
            <text:p>4654</text:p>
          </table:table-cell>
          <table:table-cell office:value-type="float" office:value="0.355328156598937">
            <text:p>0.3553281566</text:p>
          </table:table-cell>
          <table:table-cell office:value-type="float" office:value="0">
            <text:p>0</text:p>
          </table:table-cell>
          <table:table-cell office:value-type="float" office:value="4654">
            <text:p>4654</text:p>
          </table:table-cell>
          <table:table-cell office:value-type="float" office:value="0.280591444626125">
            <text:p>0.2805914446</text:p>
          </table:table-cell>
          <table:table-cell office:value-type="float" office:value="0">
            <text:p>0</text:p>
          </table:table-cell>
          <table:table-cell office:value-type="float" office:value="4654">
            <text:p>4654</text:p>
          </table:table-cell>
          <table:table-cell office:value-type="float" office:value="0.302358454257277">
            <text:p>0.30235845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82">
            <text:p>9482</text:p>
          </table:table-cell>
          <table:table-cell office:value-type="float" office:value="35">
            <text:p>35</text:p>
          </table:table-cell>
          <table:table-cell office:value-type="float" office:value="3706">
            <text:p>3706</text:p>
          </table:table-cell>
          <table:table-cell office:value-type="float" office:value="3578">
            <text:p>3578</text:p>
          </table:table-cell>
          <table:table-cell office:value-type="float" office:value="0.294193084884293">
            <text:p>0.2941930849</text:p>
          </table:table-cell>
          <table:table-cell office:value-type="float" office:value="0.0345385860766325">
            <text:p>0.0345385861</text:p>
          </table:table-cell>
          <table:table-cell office:value-type="float" office:value="3638">
            <text:p>3638</text:p>
          </table:table-cell>
          <table:table-cell office:value-type="float" office:value="0.251756769680416">
            <text:p>0.2517567697</text:p>
          </table:table-cell>
          <table:table-cell office:value-type="float" office:value="0.018348623853211">
            <text:p>0.0183486239</text:p>
          </table:table-cell>
          <table:table-cell office:value-type="float" office:value="3706">
            <text:p>3706</text:p>
          </table:table-cell>
          <table:table-cell office:value-type="float" office:value="0.342877869343827">
            <text:p>0.3428778693</text:p>
          </table:table-cell>
          <table:table-cell office:value-type="float" office:value="0">
            <text:p>0</text:p>
          </table:table-cell>
          <table:table-cell office:value-type="float" office:value="3690">
            <text:p>3690</text:p>
          </table:table-cell>
          <table:table-cell office:value-type="float" office:value="0.373740007884062">
            <text:p>0.3737400079</text:p>
          </table:table-cell>
          <table:table-cell office:value-type="float" office:value="0.00431732325957906">
            <text:p>0.0043173233</text:p>
          </table:table-cell>
          <table:table-cell office:value-type="float" office:value="3694">
            <text:p>3694</text:p>
          </table:table-cell>
          <table:table-cell office:value-type="float" office:value="0.279580045391672">
            <text:p>0.2795800454</text:p>
          </table:table-cell>
          <table:table-cell office:value-type="float" office:value="0.0032379924446843">
            <text:p>0.0032379924</text:p>
          </table:table-cell>
          <table:table-cell office:value-type="float" office:value="3706">
            <text:p>3706</text:p>
          </table:table-cell>
          <table:table-cell office:value-type="float" office:value="0.302800241653507">
            <text:p>0.302800241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83">
            <text:p>9483</text:p>
          </table:table-cell>
          <table:table-cell office:value-type="float" office:value="35">
            <text:p>35</text:p>
          </table:table-cell>
          <table:table-cell office:value-type="float" office:value="3675">
            <text:p>3675</text:p>
          </table:table-cell>
          <table:table-cell office:value-type="float" office:value="3600">
            <text:p>3600</text:p>
          </table:table-cell>
          <table:table-cell office:value-type="float" office:value="0.31572310613394">
            <text:p>0.3157231061</text:p>
          </table:table-cell>
          <table:table-cell office:value-type="float" office:value="0.0204081632653061">
            <text:p>0.0204081633</text:p>
          </table:table-cell>
          <table:table-cell office:value-type="float" office:value="3658">
            <text:p>3658</text:p>
          </table:table-cell>
          <table:table-cell office:value-type="float" office:value="0.250967430425483">
            <text:p>0.2509674304</text:p>
          </table:table-cell>
          <table:table-cell office:value-type="float" office:value="0.00462585034013605">
            <text:p>0.0046258503</text:p>
          </table:table-cell>
          <table:table-cell office:value-type="float" office:value="3654">
            <text:p>3654</text:p>
          </table:table-cell>
          <table:table-cell office:value-type="float" office:value="0.332650514446728">
            <text:p>0.3326505144</text:p>
          </table:table-cell>
          <table:table-cell office:value-type="float" office:value="0.00571428571428571">
            <text:p>0.0057142857</text:p>
          </table:table-cell>
          <table:table-cell office:value-type="float" office:value="3675">
            <text:p>3675</text:p>
          </table:table-cell>
          <table:table-cell office:value-type="float" office:value="0.346525531066238">
            <text:p>0.3465255311</text:p>
          </table:table-cell>
          <table:table-cell office:value-type="float" office:value="0">
            <text:p>0</text:p>
          </table:table-cell>
          <table:table-cell office:value-type="float" office:value="3675">
            <text:p>3675</text:p>
          </table:table-cell>
          <table:table-cell office:value-type="float" office:value="0.27788427222874">
            <text:p>0.2778842722</text:p>
          </table:table-cell>
          <table:table-cell office:value-type="float" office:value="0">
            <text:p>0</text:p>
          </table:table-cell>
          <table:table-cell office:value-type="float" office:value="3675">
            <text:p>3675</text:p>
          </table:table-cell>
          <table:table-cell office:value-type="float" office:value="0.299292533699701">
            <text:p>0.29929253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84">
            <text:p>9484</text:p>
          </table:table-cell>
          <table:table-cell office:value-type="float" office:value="35">
            <text:p>35</text:p>
          </table:table-cell>
          <table:table-cell office:value-type="float" office:value="4516">
            <text:p>4516</text:p>
          </table:table-cell>
          <table:table-cell office:value-type="float" office:value="4467">
            <text:p>4467</text:p>
          </table:table-cell>
          <table:table-cell office:value-type="float" office:value="0.428068194806316">
            <text:p>0.4280681948</text:p>
          </table:table-cell>
          <table:table-cell office:value-type="float" office:value="0.0108503100088574">
            <text:p>0.01085031</text:p>
          </table:table-cell>
          <table:table-cell office:value-type="float" office:value="4370">
            <text:p>4370</text:p>
          </table:table-cell>
          <table:table-cell office:value-type="float" office:value="0.259713141425616">
            <text:p>0.2597131414</text:p>
          </table:table-cell>
          <table:table-cell office:value-type="float" office:value="0.0323294951284322">
            <text:p>0.0323294951</text:p>
          </table:table-cell>
          <table:table-cell office:value-type="float" office:value="4500">
            <text:p>4500</text:p>
          </table:table-cell>
          <table:table-cell office:value-type="float" office:value="0.351814383981825">
            <text:p>0.351814384</text:p>
          </table:table-cell>
          <table:table-cell office:value-type="float" office:value="0.00354295837023915">
            <text:p>0.0035429584</text:p>
          </table:table-cell>
          <table:table-cell office:value-type="float" office:value="4516">
            <text:p>4516</text:p>
          </table:table-cell>
          <table:table-cell office:value-type="float" office:value="0.361381157091108">
            <text:p>0.3613811571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.288588402964221">
            <text:p>0.288588403</text:p>
          </table:table-cell>
          <table:table-cell office:value-type="float" office:value="0.00354295837023915">
            <text:p>0.0035429584</text:p>
          </table:table-cell>
          <table:table-cell office:value-type="float" office:value="4516">
            <text:p>4516</text:p>
          </table:table-cell>
          <table:table-cell office:value-type="float" office:value="0.316321175238446">
            <text:p>0.31632117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85">
            <text:p>9485</text:p>
          </table:table-cell>
          <table:table-cell office:value-type="float" office:value="35">
            <text:p>35</text:p>
          </table:table-cell>
          <table:table-cell office:value-type="float" office:value="4677">
            <text:p>4677</text:p>
          </table:table-cell>
          <table:table-cell office:value-type="float" office:value="4522">
            <text:p>4522</text:p>
          </table:table-cell>
          <table:table-cell office:value-type="float" office:value="0.440986394161129">
            <text:p>0.4409863942</text:p>
          </table:table-cell>
          <table:table-cell office:value-type="float" office:value="0.0331409022877913">
            <text:p>0.0331409023</text:p>
          </table:table-cell>
          <table:table-cell office:value-type="float" office:value="4580">
            <text:p>4580</text:p>
          </table:table-cell>
          <table:table-cell office:value-type="float" office:value="0.244111561814081">
            <text:p>0.2441115618</text:p>
          </table:table-cell>
          <table:table-cell office:value-type="float" office:value="0.0207397904639726">
            <text:p>0.0207397905</text:p>
          </table:table-cell>
          <table:table-cell office:value-type="float" office:value="4677">
            <text:p>4677</text:p>
          </table:table-cell>
          <table:table-cell office:value-type="float" office:value="0.3376398662975">
            <text:p>0.3376398663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0.339647269851859">
            <text:p>0.3396472699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0.273230809422621">
            <text:p>0.2732308094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0.29302213835363">
            <text:p>0.29302213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86">
            <text:p>9486</text:p>
          </table:table-cell>
          <table:table-cell office:value-type="float" office:value="35">
            <text:p>35</text:p>
          </table:table-cell>
          <table:table-cell office:value-type="float" office:value="3871">
            <text:p>3871</text:p>
          </table:table-cell>
          <table:table-cell office:value-type="float" office:value="3856">
            <text:p>3856</text:p>
          </table:table-cell>
          <table:table-cell office:value-type="float" office:value="0.435364451276262">
            <text:p>0.4353644513</text:p>
          </table:table-cell>
          <table:table-cell office:value-type="float" office:value="0.00387496770860243">
            <text:p>0.0038749677</text:p>
          </table:table-cell>
          <table:table-cell office:value-type="float" office:value="3800">
            <text:p>3800</text:p>
          </table:table-cell>
          <table:table-cell office:value-type="float" office:value="0.257591908806124">
            <text:p>0.2575919088</text:p>
          </table:table-cell>
          <table:table-cell office:value-type="float" office:value="0.0183415138207182">
            <text:p>0.0183415138</text:p>
          </table:table-cell>
          <table:table-cell office:value-type="float" office:value="3854">
            <text:p>3854</text:p>
          </table:table-cell>
          <table:table-cell office:value-type="float" office:value="0.336639663364535">
            <text:p>0.3366396634</text:p>
          </table:table-cell>
          <table:table-cell office:value-type="float" office:value="0.00439163006974942">
            <text:p>0.0043916301</text:p>
          </table:table-cell>
          <table:table-cell office:value-type="float" office:value="3871">
            <text:p>3871</text:p>
          </table:table-cell>
          <table:table-cell office:value-type="float" office:value="0.346185443408527">
            <text:p>0.3461854434</text:p>
          </table:table-cell>
          <table:table-cell office:value-type="float" office:value="0">
            <text:p>0</text:p>
          </table:table-cell>
          <table:table-cell office:value-type="float" office:value="3854">
            <text:p>3854</text:p>
          </table:table-cell>
          <table:table-cell office:value-type="float" office:value="0.270082316141568">
            <text:p>0.2700823161</text:p>
          </table:table-cell>
          <table:table-cell office:value-type="float" office:value="0.00439163006974942">
            <text:p>0.0043916301</text:p>
          </table:table-cell>
          <table:table-cell office:value-type="float" office:value="3871">
            <text:p>3871</text:p>
          </table:table-cell>
          <table:table-cell office:value-type="float" office:value="0.293921108060637">
            <text:p>0.29392110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87">
            <text:p>9487</text:p>
          </table:table-cell>
          <table:table-cell office:value-type="float" office:value="35">
            <text:p>35</text:p>
          </table:table-cell>
          <table:table-cell office:value-type="float" office:value="4278">
            <text:p>4278</text:p>
          </table:table-cell>
          <table:table-cell office:value-type="float" office:value="4161">
            <text:p>4161</text:p>
          </table:table-cell>
          <table:table-cell office:value-type="float" office:value="0.422210196565068">
            <text:p>0.4222101966</text:p>
          </table:table-cell>
          <table:table-cell office:value-type="float" office:value="0.0273492286115007">
            <text:p>0.0273492286</text:p>
          </table:table-cell>
          <table:table-cell office:value-type="float" office:value="4157">
            <text:p>4157</text:p>
          </table:table-cell>
          <table:table-cell office:value-type="float" office:value="0.254692533233189">
            <text:p>0.2546925332</text:p>
          </table:table-cell>
          <table:table-cell office:value-type="float" office:value="0.028284244974287">
            <text:p>0.028284245</text:p>
          </table:table-cell>
          <table:table-cell office:value-type="float" office:value="4269">
            <text:p>4269</text:p>
          </table:table-cell>
          <table:table-cell office:value-type="float" office:value="0.338355496567634">
            <text:p>0.3383554966</text:p>
          </table:table-cell>
          <table:table-cell office:value-type="float" office:value="0.00210378681626928">
            <text:p>0.0021037868</text:p>
          </table:table-cell>
          <table:table-cell office:value-type="float" office:value="4278">
            <text:p>4278</text:p>
          </table:table-cell>
          <table:table-cell office:value-type="float" office:value="0.347674084993924">
            <text:p>0.347674085</text:p>
          </table:table-cell>
          <table:table-cell office:value-type="float" office:value="0">
            <text:p>0</text:p>
          </table:table-cell>
          <table:table-cell office:value-type="float" office:value="4278">
            <text:p>4278</text:p>
          </table:table-cell>
          <table:table-cell office:value-type="float" office:value="0.274189959250128">
            <text:p>0.2741899593</text:p>
          </table:table-cell>
          <table:table-cell office:value-type="float" office:value="0">
            <text:p>0</text:p>
          </table:table-cell>
          <table:table-cell office:value-type="float" office:value="4278">
            <text:p>4278</text:p>
          </table:table-cell>
          <table:table-cell office:value-type="float" office:value="0.300492404009209">
            <text:p>0.3004924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88">
            <text:p>9488</text:p>
          </table:table-cell>
          <table:table-cell office:value-type="float" office:value="35">
            <text:p>35</text:p>
          </table:table-cell>
          <table:table-cell office:value-type="float" office:value="3881">
            <text:p>3881</text:p>
          </table:table-cell>
          <table:table-cell office:value-type="float" office:value="3701">
            <text:p>3701</text:p>
          </table:table-cell>
          <table:table-cell office:value-type="float" office:value="0.395363331646113">
            <text:p>0.3953633316</text:p>
          </table:table-cell>
          <table:table-cell office:value-type="float" office:value="0.0463797990208709">
            <text:p>0.046379799</text:p>
          </table:table-cell>
          <table:table-cell office:value-type="float" office:value="3830">
            <text:p>3830</text:p>
          </table:table-cell>
          <table:table-cell office:value-type="float" office:value="0.248730502690611">
            <text:p>0.2487305027</text:p>
          </table:table-cell>
          <table:table-cell office:value-type="float" office:value="0.0131409430559134">
            <text:p>0.0131409431</text:p>
          </table:table-cell>
          <table:table-cell office:value-type="float" office:value="3881">
            <text:p>3881</text:p>
          </table:table-cell>
          <table:table-cell office:value-type="float" office:value="0.338143699864478">
            <text:p>0.3381436999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office:value-type="float" office:value="0.349813978115896">
            <text:p>0.3498139781</text:p>
          </table:table-cell>
          <table:table-cell office:value-type="float" office:value="0">
            <text:p>0</text:p>
          </table:table-cell>
          <table:table-cell office:value-type="float" office:value="3871">
            <text:p>3871</text:p>
          </table:table-cell>
          <table:table-cell office:value-type="float" office:value="0.282550330874035">
            <text:p>0.2825503309</text:p>
          </table:table-cell>
          <table:table-cell office:value-type="float" office:value="0.00257665550115949">
            <text:p>0.0025766555</text:p>
          </table:table-cell>
          <table:table-cell office:value-type="float" office:value="3881">
            <text:p>3881</text:p>
          </table:table-cell>
          <table:table-cell office:value-type="float" office:value="0.318269331697429">
            <text:p>0.318269331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89">
            <text:p>9489</text:p>
          </table:table-cell>
          <table:table-cell office:value-type="float" office:value="35">
            <text:p>35</text:p>
          </table:table-cell>
          <table:table-cell office:value-type="float" office:value="4546">
            <text:p>4546</text:p>
          </table:table-cell>
          <table:table-cell office:value-type="float" office:value="4533">
            <text:p>4533</text:p>
          </table:table-cell>
          <table:table-cell office:value-type="float" office:value="0.43317137572222">
            <text:p>0.4331713757</text:p>
          </table:table-cell>
          <table:table-cell office:value-type="float" office:value="0.00285965684117906">
            <text:p>0.0028596568</text:p>
          </table:table-cell>
          <table:table-cell office:value-type="float" office:value="4520">
            <text:p>4520</text:p>
          </table:table-cell>
          <table:table-cell office:value-type="float" office:value="0.249851532377138">
            <text:p>0.2498515324</text:p>
          </table:table-cell>
          <table:table-cell office:value-type="float" office:value="0.00571931368235812">
            <text:p>0.0057193137</text:p>
          </table:table-cell>
          <table:table-cell office:value-type="float" office:value="4532">
            <text:p>4532</text:p>
          </table:table-cell>
          <table:table-cell office:value-type="float" office:value="0.369036161721245">
            <text:p>0.3690361617</text:p>
          </table:table-cell>
          <table:table-cell office:value-type="float" office:value="0.00307963044434668">
            <text:p>0.0030796304</text:p>
          </table:table-cell>
          <table:table-cell office:value-type="float" office:value="4546">
            <text:p>4546</text:p>
          </table:table-cell>
          <table:table-cell office:value-type="float" office:value="0.349374989795038">
            <text:p>0.3493749898</text:p>
          </table:table-cell>
          <table:table-cell office:value-type="float" office:value="0">
            <text:p>0</text:p>
          </table:table-cell>
          <table:table-cell office:value-type="float" office:value="4546">
            <text:p>4546</text:p>
          </table:table-cell>
          <table:table-cell office:value-type="float" office:value="0.279016498216756">
            <text:p>0.2790164982</text:p>
          </table:table-cell>
          <table:table-cell office:value-type="float" office:value="0">
            <text:p>0</text:p>
          </table:table-cell>
          <table:table-cell office:value-type="float" office:value="4546">
            <text:p>4546</text:p>
          </table:table-cell>
          <table:table-cell office:value-type="float" office:value="0.306227242934084">
            <text:p>0.306227242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90">
            <text:p>9490</text:p>
          </table:table-cell>
          <table:table-cell office:value-type="float" office:value="35">
            <text:p>35</text:p>
          </table:table-cell>
          <table:table-cell office:value-type="float" office:value="3653">
            <text:p>3653</text:p>
          </table:table-cell>
          <table:table-cell office:value-type="float" office:value="3554">
            <text:p>3554</text:p>
          </table:table-cell>
          <table:table-cell office:value-type="float" office:value="0.424442459174319">
            <text:p>0.4244424592</text:p>
          </table:table-cell>
          <table:table-cell office:value-type="float" office:value="0.0271010128661374">
            <text:p>0.0271010129</text:p>
          </table:table-cell>
          <table:table-cell office:value-type="float" office:value="3612">
            <text:p>3612</text:p>
          </table:table-cell>
          <table:table-cell office:value-type="float" office:value="0.251560367891806">
            <text:p>0.2515603679</text:p>
          </table:table-cell>
          <table:table-cell office:value-type="float" office:value="0.0112236517930468">
            <text:p>0.0112236518</text:p>
          </table:table-cell>
          <table:table-cell office:value-type="float" office:value="3653">
            <text:p>3653</text:p>
          </table:table-cell>
          <table:table-cell office:value-type="float" office:value="0.331046644258513">
            <text:p>0.3310466443</text:p>
          </table:table-cell>
          <table:table-cell office:value-type="float" office:value="0">
            <text:p>0</text:p>
          </table:table-cell>
          <table:table-cell office:value-type="float" office:value="3653">
            <text:p>3653</text:p>
          </table:table-cell>
          <table:table-cell office:value-type="float" office:value="0.34380156421662">
            <text:p>0.3438015642</text:p>
          </table:table-cell>
          <table:table-cell office:value-type="float" office:value="0">
            <text:p>0</text:p>
          </table:table-cell>
          <table:table-cell office:value-type="float" office:value="3653">
            <text:p>3653</text:p>
          </table:table-cell>
          <table:table-cell office:value-type="float" office:value="0.271165558310571">
            <text:p>0.2711655583</text:p>
          </table:table-cell>
          <table:table-cell office:value-type="float" office:value="0">
            <text:p>0</text:p>
          </table:table-cell>
          <table:table-cell office:value-type="float" office:value="3653">
            <text:p>3653</text:p>
          </table:table-cell>
          <table:table-cell office:value-type="float" office:value="0.295309915957762">
            <text:p>0.29530991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91">
            <text:p>9491</text:p>
          </table:table-cell>
          <table:table-cell office:value-type="float" office:value="35">
            <text:p>35</text:p>
          </table:table-cell>
          <table:table-cell office:value-type="float" office:value="3394">
            <text:p>3394</text:p>
          </table:table-cell>
          <table:table-cell office:value-type="float" office:value="3354">
            <text:p>3354</text:p>
          </table:table-cell>
          <table:table-cell office:value-type="float" office:value="0.399653381166421">
            <text:p>0.3996533812</text:p>
          </table:table-cell>
          <table:table-cell office:value-type="float" office:value="0.0117855038302887">
            <text:p>0.0117855038</text:p>
          </table:table-cell>
          <table:table-cell office:value-type="float" office:value="3345">
            <text:p>3345</text:p>
          </table:table-cell>
          <table:table-cell office:value-type="float" office:value="0.24863999925358">
            <text:p>0.2486399993</text:p>
          </table:table-cell>
          <table:table-cell office:value-type="float" office:value="0.0144372421921037">
            <text:p>0.0144372422</text:p>
          </table:table-cell>
          <table:table-cell office:value-type="float" office:value="3394">
            <text:p>3394</text:p>
          </table:table-cell>
          <table:table-cell office:value-type="float" office:value="0.332547881683084">
            <text:p>0.3325478817</text:p>
          </table:table-cell>
          <table:table-cell office:value-type="float" office:value="0">
            <text:p>0</text:p>
          </table:table-cell>
          <table:table-cell office:value-type="float" office:value="3394">
            <text:p>3394</text:p>
          </table:table-cell>
          <table:table-cell office:value-type="float" office:value="0.339882858695678">
            <text:p>0.3398828587</text:p>
          </table:table-cell>
          <table:table-cell office:value-type="float" office:value="0">
            <text:p>0</text:p>
          </table:table-cell>
          <table:table-cell office:value-type="float" office:value="3344">
            <text:p>3344</text:p>
          </table:table-cell>
          <table:table-cell office:value-type="float" office:value="0.267741356105366">
            <text:p>0.2677413561</text:p>
          </table:table-cell>
          <table:table-cell office:value-type="float" office:value="0.0147318797878609">
            <text:p>0.0147318798</text:p>
          </table:table-cell>
          <table:table-cell office:value-type="float" office:value="3394">
            <text:p>3394</text:p>
          </table:table-cell>
          <table:table-cell office:value-type="float" office:value="0.292330300224159">
            <text:p>0.292330300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92">
            <text:p>9492</text:p>
          </table:table-cell>
          <table:table-cell office:value-type="float" office:value="35">
            <text:p>35</text:p>
          </table:table-cell>
          <table:table-cell office:value-type="float" office:value="4535">
            <text:p>4535</text:p>
          </table:table-cell>
          <table:table-cell office:value-type="float" office:value="4329">
            <text:p>4329</text:p>
          </table:table-cell>
          <table:table-cell office:value-type="float" office:value="0.415170522004231">
            <text:p>0.415170522</text:p>
          </table:table-cell>
          <table:table-cell office:value-type="float" office:value="0.0454244762954796">
            <text:p>0.0454244763</text:p>
          </table:table-cell>
          <table:table-cell office:value-type="float" office:value="4394">
            <text:p>4394</text:p>
          </table:table-cell>
          <table:table-cell office:value-type="float" office:value="0.260074688661179">
            <text:p>0.2600746887</text:p>
          </table:table-cell>
          <table:table-cell office:value-type="float" office:value="0.0310915104740904">
            <text:p>0.0310915105</text:p>
          </table:table-cell>
          <table:table-cell office:value-type="float" office:value="4535">
            <text:p>4535</text:p>
          </table:table-cell>
          <table:table-cell office:value-type="float" office:value="0.337463058036495">
            <text:p>0.337463058</text:p>
          </table:table-cell>
          <table:table-cell office:value-type="float" office:value="0">
            <text:p>0</text:p>
          </table:table-cell>
          <table:table-cell office:value-type="float" office:value="4504">
            <text:p>4504</text:p>
          </table:table-cell>
          <table:table-cell office:value-type="float" office:value="0.347931599928157">
            <text:p>0.3479315999</text:p>
          </table:table-cell>
          <table:table-cell office:value-type="float" office:value="0.00683572216097023">
            <text:p>0.0068357222</text:p>
          </table:table-cell>
          <table:table-cell office:value-type="float" office:value="4479">
            <text:p>4479</text:p>
          </table:table-cell>
          <table:table-cell office:value-type="float" office:value="0.279357985412152">
            <text:p>0.2793579854</text:p>
          </table:table-cell>
          <table:table-cell office:value-type="float" office:value="0.012348401323043">
            <text:p>0.0123484013</text:p>
          </table:table-cell>
          <table:table-cell office:value-type="float" office:value="4520">
            <text:p>4520</text:p>
          </table:table-cell>
          <table:table-cell office:value-type="float" office:value="0.306622845586674">
            <text:p>0.3066228456</text:p>
          </table:table-cell>
          <table:table-cell office:value-type="float" office:value="0.00330760749724366">
            <text:p>0.0033076075</text:p>
          </table:table-cell>
          <table:table-cell table:number-columns-repeated="21"/>
        </table:table-row>
        <table:table-row table:style-name="ro2">
          <table:table-cell office:value-type="float" office:value="9493">
            <text:p>9493</text:p>
          </table:table-cell>
          <table:table-cell office:value-type="float" office:value="35">
            <text:p>35</text:p>
          </table:table-cell>
          <table:table-cell office:value-type="float" office:value="4585">
            <text:p>4585</text:p>
          </table:table-cell>
          <table:table-cell office:value-type="float" office:value="4551">
            <text:p>4551</text:p>
          </table:table-cell>
          <table:table-cell office:value-type="float" office:value="0.369363653539781">
            <text:p>0.3693636535</text:p>
          </table:table-cell>
          <table:table-cell office:value-type="float" office:value="0.0074154852780807">
            <text:p>0.0074154853</text:p>
          </table:table-cell>
          <table:table-cell office:value-type="float" office:value="4482">
            <text:p>4482</text:p>
          </table:table-cell>
          <table:table-cell office:value-type="float" office:value="0.252756506100818">
            <text:p>0.2527565061</text:p>
          </table:table-cell>
          <table:table-cell office:value-type="float" office:value="0.0224645583424209">
            <text:p>0.0224645583</text:p>
          </table:table-cell>
          <table:table-cell office:value-type="float" office:value="4581">
            <text:p>4581</text:p>
          </table:table-cell>
          <table:table-cell office:value-type="float" office:value="0.34394478357316">
            <text:p>0.3439447836</text:p>
          </table:table-cell>
          <table:table-cell office:value-type="float" office:value="0.000872410032715376">
            <text:p>0.00087241</text:p>
          </table:table-cell>
          <table:table-cell office:value-type="float" office:value="4585">
            <text:p>4585</text:p>
          </table:table-cell>
          <table:table-cell office:value-type="float" office:value="0.35008548842699">
            <text:p>0.3500854884</text:p>
          </table:table-cell>
          <table:table-cell office:value-type="float" office:value="0">
            <text:p>0</text:p>
          </table:table-cell>
          <table:table-cell office:value-type="float" office:value="4585">
            <text:p>4585</text:p>
          </table:table-cell>
          <table:table-cell office:value-type="float" office:value="0.278284540006951">
            <text:p>0.27828454</text:p>
          </table:table-cell>
          <table:table-cell office:value-type="float" office:value="0">
            <text:p>0</text:p>
          </table:table-cell>
          <table:table-cell office:value-type="float" office:value="4585">
            <text:p>4585</text:p>
          </table:table-cell>
          <table:table-cell office:value-type="float" office:value="0.303571386918521">
            <text:p>0.303571386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94">
            <text:p>9494</text:p>
          </table:table-cell>
          <table:table-cell office:value-type="float" office:value="35">
            <text:p>35</text:p>
          </table:table-cell>
          <table:table-cell office:value-type="float" office:value="4539">
            <text:p>4539</text:p>
          </table:table-cell>
          <table:table-cell office:value-type="float" office:value="4359">
            <text:p>4359</text:p>
          </table:table-cell>
          <table:table-cell office:value-type="float" office:value="0.271665193264492">
            <text:p>0.2716651933</text:p>
          </table:table-cell>
          <table:table-cell office:value-type="float" office:value="0.0396563119629874">
            <text:p>0.039656312</text:p>
          </table:table-cell>
          <table:table-cell office:value-type="float" office:value="4284">
            <text:p>4284</text:p>
          </table:table-cell>
          <table:table-cell office:value-type="float" office:value="0.248144562912718">
            <text:p>0.2481445629</text:p>
          </table:table-cell>
          <table:table-cell office:value-type="float" office:value="0.0561797752808989">
            <text:p>0.0561797753</text:p>
          </table:table-cell>
          <table:table-cell office:value-type="float" office:value="4513">
            <text:p>4513</text:p>
          </table:table-cell>
          <table:table-cell office:value-type="float" office:value="0.334527760996284">
            <text:p>0.334527761</text:p>
          </table:table-cell>
          <table:table-cell office:value-type="float" office:value="0.0057281339502093">
            <text:p>0.005728134</text:p>
          </table:table-cell>
          <table:table-cell office:value-type="float" office:value="4507">
            <text:p>4507</text:p>
          </table:table-cell>
          <table:table-cell office:value-type="float" office:value="0.356319495793223">
            <text:p>0.3563194958</text:p>
          </table:table-cell>
          <table:table-cell office:value-type="float" office:value="0.00705001101564221">
            <text:p>0.007050011</text:p>
          </table:table-cell>
          <table:table-cell office:value-type="float" office:value="4539">
            <text:p>4539</text:p>
          </table:table-cell>
          <table:table-cell office:value-type="float" office:value="0.273285391392377">
            <text:p>0.2732853914</text:p>
          </table:table-cell>
          <table:table-cell office:value-type="float" office:value="0">
            <text:p>0</text:p>
          </table:table-cell>
          <table:table-cell office:value-type="float" office:value="4539">
            <text:p>4539</text:p>
          </table:table-cell>
          <table:table-cell office:value-type="float" office:value="0.298514857258819">
            <text:p>0.29851485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95">
            <text:p>9495</text:p>
          </table:table-cell>
          <table:table-cell office:value-type="float" office:value="35">
            <text:p>35</text:p>
          </table:table-cell>
          <table:table-cell office:value-type="float" office:value="4023">
            <text:p>4023</text:p>
          </table:table-cell>
          <table:table-cell office:value-type="float" office:value="3902">
            <text:p>3902</text:p>
          </table:table-cell>
          <table:table-cell office:value-type="float" office:value="0.280809305992587">
            <text:p>0.280809306</text:p>
          </table:table-cell>
          <table:table-cell office:value-type="float" office:value="0.0300770569226945">
            <text:p>0.0300770569</text:p>
          </table:table-cell>
          <table:table-cell office:value-type="float" office:value="3982">
            <text:p>3982</text:p>
          </table:table-cell>
          <table:table-cell office:value-type="float" office:value="0.263456904735802">
            <text:p>0.2634569047</text:p>
          </table:table-cell>
          <table:table-cell office:value-type="float" office:value="0.0101913994531444">
            <text:p>0.0101913995</text:p>
          </table:table-cell>
          <table:table-cell office:value-type="float" office:value="4023">
            <text:p>4023</text:p>
          </table:table-cell>
          <table:table-cell office:value-type="float" office:value="0.349365659543797">
            <text:p>0.3493656595</text:p>
          </table:table-cell>
          <table:table-cell office:value-type="float" office:value="0">
            <text:p>0</text:p>
          </table:table-cell>
          <table:table-cell office:value-type="float" office:value="4023">
            <text:p>4023</text:p>
          </table:table-cell>
          <table:table-cell office:value-type="float" office:value="0.363101188907264">
            <text:p>0.3631011889</text:p>
          </table:table-cell>
          <table:table-cell office:value-type="float" office:value="0">
            <text:p>0</text:p>
          </table:table-cell>
          <table:table-cell office:value-type="float" office:value="4023">
            <text:p>4023</text:p>
          </table:table-cell>
          <table:table-cell office:value-type="float" office:value="0.286107022646852">
            <text:p>0.2861070226</text:p>
          </table:table-cell>
          <table:table-cell office:value-type="float" office:value="0">
            <text:p>0</text:p>
          </table:table-cell>
          <table:table-cell office:value-type="float" office:value="4023">
            <text:p>4023</text:p>
          </table:table-cell>
          <table:table-cell office:value-type="float" office:value="0.310366608896861">
            <text:p>0.31036660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96">
            <text:p>9496</text:p>
          </table:table-cell>
          <table:table-cell office:value-type="float" office:value="35">
            <text:p>35</text:p>
          </table:table-cell>
          <table:table-cell table:number-columns-repeated="2" office:value-type="float" office:value="4411">
            <text:p>4411</text:p>
          </table:table-cell>
          <table:table-cell office:value-type="float" office:value="0.278222493836203">
            <text:p>0.2782224938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0.26148588916128">
            <text:p>0.2614858892</text:p>
          </table:table-cell>
          <table:table-cell office:value-type="float" office:value="0.0126955338925414">
            <text:p>0.0126955339</text:p>
          </table:table-cell>
          <table:table-cell office:value-type="float" office:value="4368">
            <text:p>4368</text:p>
          </table:table-cell>
          <table:table-cell office:value-type="float" office:value="0.3560876390499">
            <text:p>0.356087639</text:p>
          </table:table-cell>
          <table:table-cell office:value-type="float" office:value="0.00974835638177284">
            <text:p>0.0097483564</text:p>
          </table:table-cell>
          <table:table-cell office:value-type="float" office:value="4411">
            <text:p>4411</text:p>
          </table:table-cell>
          <table:table-cell office:value-type="float" office:value="0.362846006535841">
            <text:p>0.3628460065</text:p>
          </table:table-cell>
          <table:table-cell office:value-type="float" office:value="0">
            <text:p>0</text:p>
          </table:table-cell>
          <table:table-cell office:value-type="float" office:value="4411">
            <text:p>4411</text:p>
          </table:table-cell>
          <table:table-cell office:value-type="float" office:value="0.294036803176018">
            <text:p>0.2940368032</text:p>
          </table:table-cell>
          <table:table-cell office:value-type="float" office:value="0">
            <text:p>0</text:p>
          </table:table-cell>
          <table:table-cell office:value-type="float" office:value="4411">
            <text:p>4411</text:p>
          </table:table-cell>
          <table:table-cell office:value-type="float" office:value="0.311252516252131">
            <text:p>0.31125251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97">
            <text:p>9497</text:p>
          </table:table-cell>
          <table:table-cell office:value-type="float" office:value="35">
            <text:p>35</text:p>
          </table:table-cell>
          <table:table-cell office:value-type="float" office:value="4400">
            <text:p>4400</text:p>
          </table:table-cell>
          <table:table-cell office:value-type="float" office:value="4345">
            <text:p>4345</text:p>
          </table:table-cell>
          <table:table-cell office:value-type="float" office:value="0.267741822617928">
            <text:p>0.2677418226</text:p>
          </table:table-cell>
          <table:table-cell office:value-type="float" office:value="0.0125">
            <text:p>0.0125</text:p>
          </table:table-cell>
          <table:table-cell office:value-type="float" office:value="4259">
            <text:p>4259</text:p>
          </table:table-cell>
          <table:table-cell office:value-type="float" office:value="0.252816686221318">
            <text:p>0.2528166862</text:p>
          </table:table-cell>
          <table:table-cell office:value-type="float" office:value="0.0320454545454545">
            <text:p>0.0320454545</text:p>
          </table:table-cell>
          <table:table-cell office:value-type="float" office:value="4360">
            <text:p>4360</text:p>
          </table:table-cell>
          <table:table-cell office:value-type="float" office:value="0.335536361155365">
            <text:p>0.3355363612</text:p>
          </table:table-cell>
          <table:table-cell office:value-type="float" office:value="0.00909090909090909">
            <text:p>0.0090909091</text:p>
          </table:table-cell>
          <table:table-cell office:value-type="float" office:value="4400">
            <text:p>4400</text:p>
          </table:table-cell>
          <table:table-cell office:value-type="float" office:value="0.353854443415525">
            <text:p>0.3538544434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.281094811680541">
            <text:p>0.2810948117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.302085077895935">
            <text:p>0.302085077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498">
            <text:p>9498</text:p>
          </table:table-cell>
          <table:table-cell office:value-type="float" office:value="35">
            <text:p>35</text:p>
          </table:table-cell>
          <table:table-cell office:value-type="float" office:value="3389">
            <text:p>3389</text:p>
          </table:table-cell>
          <table:table-cell office:value-type="float" office:value="3317">
            <text:p>3317</text:p>
          </table:table-cell>
          <table:table-cell office:value-type="float" office:value="0.248474387294064">
            <text:p>0.2484743873</text:p>
          </table:table-cell>
          <table:table-cell office:value-type="float" office:value="0.0212452050752434">
            <text:p>0.0212452051</text:p>
          </table:table-cell>
          <table:table-cell office:value-type="float" office:value="3326">
            <text:p>3326</text:p>
          </table:table-cell>
          <table:table-cell office:value-type="float" office:value="0.240833378040787">
            <text:p>0.240833378</text:p>
          </table:table-cell>
          <table:table-cell office:value-type="float" office:value="0.018589554440838">
            <text:p>0.0185895544</text:p>
          </table:table-cell>
          <table:table-cell office:value-type="float" office:value="3389">
            <text:p>3389</text:p>
          </table:table-cell>
          <table:table-cell office:value-type="float" office:value="0.321158443994001">
            <text:p>0.321158444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337275053474002">
            <text:p>0.3372750535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264487430985298">
            <text:p>0.264487431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office:value-type="float" office:value="0.292041995460833">
            <text:p>0.2920419955</text:p>
          </table:table-cell>
          <table:table-cell office:value-type="float" office:value="0.00354086751254057">
            <text:p>0.0035408675</text:p>
          </table:table-cell>
          <table:table-cell table:number-columns-repeated="21"/>
        </table:table-row>
        <table:table-row table:style-name="ro2">
          <table:table-cell office:value-type="float" office:value="9499">
            <text:p>9499</text:p>
          </table:table-cell>
          <table:table-cell office:value-type="float" office:value="35">
            <text:p>35</text:p>
          </table:table-cell>
          <table:table-cell office:value-type="float" office:value="4782">
            <text:p>4782</text:p>
          </table:table-cell>
          <table:table-cell office:value-type="float" office:value="4625">
            <text:p>4625</text:p>
          </table:table-cell>
          <table:table-cell office:value-type="float" office:value="0.262840175128816">
            <text:p>0.2628401751</text:p>
          </table:table-cell>
          <table:table-cell office:value-type="float" office:value="0.0328314512756169">
            <text:p>0.0328314513</text:p>
          </table:table-cell>
          <table:table-cell office:value-type="float" office:value="4664">
            <text:p>4664</text:p>
          </table:table-cell>
          <table:table-cell office:value-type="float" office:value="0.250508382064458">
            <text:p>0.2505083821</text:p>
          </table:table-cell>
          <table:table-cell office:value-type="float" office:value="0.0246758678377248">
            <text:p>0.0246758678</text:p>
          </table:table-cell>
          <table:table-cell office:value-type="float" office:value="4753">
            <text:p>4753</text:p>
          </table:table-cell>
          <table:table-cell office:value-type="float" office:value="0.332409327452165">
            <text:p>0.3324093275</text:p>
          </table:table-cell>
          <table:table-cell office:value-type="float" office:value="0.00606440819740694">
            <text:p>0.0060644082</text:p>
          </table:table-cell>
          <table:table-cell office:value-type="float" office:value="4782">
            <text:p>4782</text:p>
          </table:table-cell>
          <table:table-cell office:value-type="float" office:value="0.353255441285895">
            <text:p>0.3532554413</text:p>
          </table:table-cell>
          <table:table-cell office:value-type="float" office:value="0">
            <text:p>0</text:p>
          </table:table-cell>
          <table:table-cell office:value-type="float" office:value="4733">
            <text:p>4733</text:p>
          </table:table-cell>
          <table:table-cell office:value-type="float" office:value="0.281655559780086">
            <text:p>0.2816555598</text:p>
          </table:table-cell>
          <table:table-cell office:value-type="float" office:value="0.0102467586783772">
            <text:p>0.0102467587</text:p>
          </table:table-cell>
          <table:table-cell office:value-type="float" office:value="4782">
            <text:p>4782</text:p>
          </table:table-cell>
          <table:table-cell office:value-type="float" office:value="0.304427903982384">
            <text:p>0.3044279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00">
            <text:p>9500</text:p>
          </table:table-cell>
          <table:table-cell office:value-type="float" office:value="37">
            <text:p>37</text:p>
          </table:table-cell>
          <table:table-cell office:value-type="float" office:value="4591">
            <text:p>4591</text:p>
          </table:table-cell>
          <table:table-cell office:value-type="float" office:value="4525">
            <text:p>4525</text:p>
          </table:table-cell>
          <table:table-cell office:value-type="float" office:value="0.31993244898102">
            <text:p>0.319932449</text:p>
          </table:table-cell>
          <table:table-cell office:value-type="float" office:value="0.0143759529514267">
            <text:p>0.014375953</text:p>
          </table:table-cell>
          <table:table-cell office:value-type="float" office:value="4491">
            <text:p>4491</text:p>
          </table:table-cell>
          <table:table-cell office:value-type="float" office:value="0.269420801328628">
            <text:p>0.2694208013</text:p>
          </table:table-cell>
          <table:table-cell office:value-type="float" office:value="0.0217817468961011">
            <text:p>0.0217817469</text:p>
          </table:table-cell>
          <table:table-cell office:value-type="float" office:value="4545">
            <text:p>4545</text:p>
          </table:table-cell>
          <table:table-cell office:value-type="float" office:value="0.359268788210295">
            <text:p>0.3592687882</text:p>
          </table:table-cell>
          <table:table-cell office:value-type="float" office:value="0.0100196035722065">
            <text:p>0.0100196036</text:p>
          </table:table-cell>
          <table:table-cell office:value-type="float" office:value="4591">
            <text:p>4591</text:p>
          </table:table-cell>
          <table:table-cell office:value-type="float" office:value="0.365216823376011">
            <text:p>0.3652168234</text:p>
          </table:table-cell>
          <table:table-cell office:value-type="float" office:value="0">
            <text:p>0</text:p>
          </table:table-cell>
          <table:table-cell office:value-type="float" office:value="4549">
            <text:p>4549</text:p>
          </table:table-cell>
          <table:table-cell office:value-type="float" office:value="0.297547310205196">
            <text:p>0.2975473102</text:p>
          </table:table-cell>
          <table:table-cell office:value-type="float" office:value="0.00914833369636245">
            <text:p>0.0091483337</text:p>
          </table:table-cell>
          <table:table-cell office:value-type="float" office:value="4591">
            <text:p>4591</text:p>
          </table:table-cell>
          <table:table-cell office:value-type="float" office:value="0.31313489443987">
            <text:p>0.313134894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37">
            <text:p>37</text:p>
          </table:table-cell>
          <table:table-cell office:value-type="float" office:value="4392">
            <text:p>4392</text:p>
          </table:table-cell>
          <table:table-cell office:value-type="float" office:value="4317">
            <text:p>4317</text:p>
          </table:table-cell>
          <table:table-cell office:value-type="float" office:value="0.336403608008155">
            <text:p>0.336403608</text:p>
          </table:table-cell>
          <table:table-cell office:value-type="float" office:value="0.0170765027322404">
            <text:p>0.0170765027</text:p>
          </table:table-cell>
          <table:table-cell office:value-type="float" office:value="4234">
            <text:p>4234</text:p>
          </table:table-cell>
          <table:table-cell office:value-type="float" office:value="0.263480696876465">
            <text:p>0.2634806969</text:p>
          </table:table-cell>
          <table:table-cell office:value-type="float" office:value="0.0359744990892532">
            <text:p>0.0359744991</text:p>
          </table:table-cell>
          <table:table-cell office:value-type="float" office:value="4382">
            <text:p>4382</text:p>
          </table:table-cell>
          <table:table-cell office:value-type="float" office:value="0.358054456011364">
            <text:p>0.358054456</text:p>
          </table:table-cell>
          <table:table-cell office:value-type="float" office:value="0.00227686703096539">
            <text:p>0.002276867</text:p>
          </table:table-cell>
          <table:table-cell office:value-type="float" office:value="4382">
            <text:p>4382</text:p>
          </table:table-cell>
          <table:table-cell office:value-type="float" office:value="0.393138533237854">
            <text:p>0.3931385332</text:p>
          </table:table-cell>
          <table:table-cell office:value-type="float" office:value="0.00227686703096539">
            <text:p>0.002276867</text:p>
          </table:table-cell>
          <table:table-cell office:value-type="float" office:value="4392">
            <text:p>4392</text:p>
          </table:table-cell>
          <table:table-cell office:value-type="float" office:value="0.290756753352476">
            <text:p>0.2907567534</text:p>
          </table:table-cell>
          <table:table-cell office:value-type="float" office:value="0">
            <text:p>0</text:p>
          </table:table-cell>
          <table:table-cell office:value-type="float" office:value="4382">
            <text:p>4382</text:p>
          </table:table-cell>
          <table:table-cell office:value-type="float" office:value="0.315966625691313">
            <text:p>0.3159666257</text:p>
          </table:table-cell>
          <table:table-cell office:value-type="float" office:value="0.00227686703096539">
            <text:p>0.002276867</text:p>
          </table:table-cell>
          <table:table-cell table:number-columns-repeated="21"/>
        </table:table-row>
        <table:table-row table:style-name="ro2">
          <table:table-cell office:value-type="float" office:value="9502">
            <text:p>9502</text:p>
          </table:table-cell>
          <table:table-cell office:value-type="float" office:value="37">
            <text:p>37</text:p>
          </table:table-cell>
          <table:table-cell office:value-type="float" office:value="3735">
            <text:p>3735</text:p>
          </table:table-cell>
          <table:table-cell office:value-type="float" office:value="3702">
            <text:p>3702</text:p>
          </table:table-cell>
          <table:table-cell office:value-type="float" office:value="0.308949343733453">
            <text:p>0.3089493437</text:p>
          </table:table-cell>
          <table:table-cell office:value-type="float" office:value="0.00883534136546185">
            <text:p>0.0088353414</text:p>
          </table:table-cell>
          <table:table-cell office:value-type="float" office:value="3656">
            <text:p>3656</text:p>
          </table:table-cell>
          <table:table-cell office:value-type="float" office:value="0.269734764282865">
            <text:p>0.2697347643</text:p>
          </table:table-cell>
          <table:table-cell office:value-type="float" office:value="0.0211512717536814">
            <text:p>0.0211512718</text:p>
          </table:table-cell>
          <table:table-cell office:value-type="float" office:value="3725">
            <text:p>3725</text:p>
          </table:table-cell>
          <table:table-cell office:value-type="float" office:value="0.358346959387749">
            <text:p>0.3583469594</text:p>
          </table:table-cell>
          <table:table-cell office:value-type="float" office:value="0.00267737617135207">
            <text:p>0.0026773762</text:p>
          </table:table-cell>
          <table:table-cell office:value-type="float" office:value="3735">
            <text:p>3735</text:p>
          </table:table-cell>
          <table:table-cell office:value-type="float" office:value="0.393947932532953">
            <text:p>0.3939479325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float" office:value="0.309009523853954">
            <text:p>0.3090095239</text:p>
          </table:table-cell>
          <table:table-cell office:value-type="float" office:value="0.00669344042838019">
            <text:p>0.0066934404</text:p>
          </table:table-cell>
          <table:table-cell office:value-type="float" office:value="3728">
            <text:p>3728</text:p>
          </table:table-cell>
          <table:table-cell office:value-type="float" office:value="0.321509261440637">
            <text:p>0.3215092614</text:p>
          </table:table-cell>
          <table:table-cell office:value-type="float" office:value="0.00187416331994645">
            <text:p>0.0018741633</text:p>
          </table:table-cell>
          <table:table-cell table:number-columns-repeated="21"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37">
            <text:p>37</text:p>
          </table:table-cell>
          <table:table-cell office:value-type="float" office:value="3145">
            <text:p>3145</text:p>
          </table:table-cell>
          <table:table-cell office:value-type="float" office:value="3026">
            <text:p>3026</text:p>
          </table:table-cell>
          <table:table-cell office:value-type="float" office:value="0.282768192240497">
            <text:p>0.2827681922</text:p>
          </table:table-cell>
          <table:table-cell office:value-type="float" office:value="0.0378378378378378">
            <text:p>0.0378378378</text:p>
          </table:table-cell>
          <table:table-cell office:value-type="float" office:value="3062">
            <text:p>3062</text:p>
          </table:table-cell>
          <table:table-cell office:value-type="float" office:value="0.261147667553818">
            <text:p>0.2611476676</text:p>
          </table:table-cell>
          <table:table-cell office:value-type="float" office:value="0.0263910969793323">
            <text:p>0.026391097</text:p>
          </table:table-cell>
          <table:table-cell office:value-type="float" office:value="3126">
            <text:p>3126</text:p>
          </table:table-cell>
          <table:table-cell office:value-type="float" office:value="0.362082791984381">
            <text:p>0.362082792</text:p>
          </table:table-cell>
          <table:table-cell office:value-type="float" office:value="0.00604133545310016">
            <text:p>0.0060413355</text:p>
          </table:table-cell>
          <table:table-cell office:value-type="float" office:value="3136">
            <text:p>3136</text:p>
          </table:table-cell>
          <table:table-cell office:value-type="float" office:value="0.380723700937457">
            <text:p>0.3807237009</text:p>
          </table:table-cell>
          <table:table-cell office:value-type="float" office:value="0.00286168521462639">
            <text:p>0.0028616852</text:p>
          </table:table-cell>
          <table:table-cell office:value-type="float" office:value="3128">
            <text:p>3128</text:p>
          </table:table-cell>
          <table:table-cell office:value-type="float" office:value="0.296577430588762">
            <text:p>0.2965774306</text:p>
          </table:table-cell>
          <table:table-cell office:value-type="float" office:value="0.0054054054054054">
            <text:p>0.0054054054</text:p>
          </table:table-cell>
          <table:table-cell office:value-type="float" office:value="3145">
            <text:p>3145</text:p>
          </table:table-cell>
          <table:table-cell office:value-type="float" office:value="0.319439345202968">
            <text:p>0.31943934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04">
            <text:p>9504</text:p>
          </table:table-cell>
          <table:table-cell office:value-type="float" office:value="37">
            <text:p>37</text:p>
          </table:table-cell>
          <table:table-cell office:value-type="float" office:value="3536">
            <text:p>3536</text:p>
          </table:table-cell>
          <table:table-cell office:value-type="float" office:value="3512">
            <text:p>3512</text:p>
          </table:table-cell>
          <table:table-cell office:value-type="float" office:value="0.314849794617845">
            <text:p>0.3148497946</text:p>
          </table:table-cell>
          <table:table-cell office:value-type="float" office:value="0.00678733031674208">
            <text:p>0.0067873303</text:p>
          </table:table-cell>
          <table:table-cell office:value-type="float" office:value="3374">
            <text:p>3374</text:p>
          </table:table-cell>
          <table:table-cell office:value-type="float" office:value="0.263149939469995">
            <text:p>0.2631499395</text:p>
          </table:table-cell>
          <table:table-cell office:value-type="float" office:value="0.0458144796380091">
            <text:p>0.0458144796</text:p>
          </table:table-cell>
          <table:table-cell office:value-type="float" office:value="3536">
            <text:p>3536</text:p>
          </table:table-cell>
          <table:table-cell office:value-type="float" office:value="0.373868765351179">
            <text:p>0.3738687654</text:p>
          </table:table-cell>
          <table:table-cell office:value-type="float" office:value="0">
            <text:p>0</text:p>
          </table:table-cell>
          <table:table-cell office:value-type="float" office:value="3536">
            <text:p>3536</text:p>
          </table:table-cell>
          <table:table-cell office:value-type="float" office:value="0.380387345380243">
            <text:p>0.3803873454</text:p>
          </table:table-cell>
          <table:table-cell office:value-type="float" office:value="0">
            <text:p>0</text:p>
          </table:table-cell>
          <table:table-cell office:value-type="float" office:value="3536">
            <text:p>3536</text:p>
          </table:table-cell>
          <table:table-cell office:value-type="float" office:value="0.292965690333626">
            <text:p>0.2929656903</text:p>
          </table:table-cell>
          <table:table-cell office:value-type="float" office:value="0">
            <text:p>0</text:p>
          </table:table-cell>
          <table:table-cell office:value-type="float" office:value="3536">
            <text:p>3536</text:p>
          </table:table-cell>
          <table:table-cell office:value-type="float" office:value="0.316352898092663">
            <text:p>0.31635289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05">
            <text:p>9505</text:p>
          </table:table-cell>
          <table:table-cell office:value-type="float" office:value="37">
            <text:p>37</text:p>
          </table:table-cell>
          <table:table-cell office:value-type="float" office:value="4328">
            <text:p>4328</text:p>
          </table:table-cell>
          <table:table-cell office:value-type="float" office:value="4273">
            <text:p>4273</text:p>
          </table:table-cell>
          <table:table-cell office:value-type="float" office:value="0.262890558485514">
            <text:p>0.2628905585</text:p>
          </table:table-cell>
          <table:table-cell office:value-type="float" office:value="0.0127079482439926">
            <text:p>0.0127079482</text:p>
          </table:table-cell>
          <table:table-cell office:value-type="float" office:value="4289">
            <text:p>4289</text:p>
          </table:table-cell>
          <table:table-cell office:value-type="float" office:value="0.261382323372513">
            <text:p>0.2613823234</text:p>
          </table:table-cell>
          <table:table-cell office:value-type="float" office:value="0.00901109057301294">
            <text:p>0.0090110906</text:p>
          </table:table-cell>
          <table:table-cell office:value-type="float" office:value="4278">
            <text:p>4278</text:p>
          </table:table-cell>
          <table:table-cell office:value-type="float" office:value="0.364250675860074">
            <text:p>0.3642506759</text:p>
          </table:table-cell>
          <table:table-cell office:value-type="float" office:value="0.0115526802218115">
            <text:p>0.0115526802</text:p>
          </table:table-cell>
          <table:table-cell office:value-type="float" office:value="4309">
            <text:p>4309</text:p>
          </table:table-cell>
          <table:table-cell office:value-type="float" office:value="0.394671960029204">
            <text:p>0.39467196</text:p>
          </table:table-cell>
          <table:table-cell office:value-type="float" office:value="0.00439001848428835">
            <text:p>0.0043900185</text:p>
          </table:table-cell>
          <table:table-cell office:value-type="float" office:value="4312">
            <text:p>4312</text:p>
          </table:table-cell>
          <table:table-cell office:value-type="float" office:value="0.294238803115371">
            <text:p>0.2942388031</text:p>
          </table:table-cell>
          <table:table-cell office:value-type="float" office:value="0.00369685767097967">
            <text:p>0.0036968577</text:p>
          </table:table-cell>
          <table:table-cell office:value-type="float" office:value="4296">
            <text:p>4296</text:p>
          </table:table-cell>
          <table:table-cell office:value-type="float" office:value="0.334130758806008">
            <text:p>0.3341307588</text:p>
          </table:table-cell>
          <table:table-cell office:value-type="float" office:value="0.00739371534195933">
            <text:p>0.0073937153</text:p>
          </table:table-cell>
          <table:table-cell table:number-columns-repeated="21"/>
        </table:table-row>
        <table:table-row table:style-name="ro2">
          <table:table-cell office:value-type="float" office:value="9506">
            <text:p>9506</text:p>
          </table:table-cell>
          <table:table-cell office:value-type="float" office:value="37">
            <text:p>37</text:p>
          </table:table-cell>
          <table:table-cell office:value-type="float" office:value="4573">
            <text:p>4573</text:p>
          </table:table-cell>
          <table:table-cell office:value-type="float" office:value="4414">
            <text:p>4414</text:p>
          </table:table-cell>
          <table:table-cell office:value-type="float" office:value="0.288436319869003">
            <text:p>0.2884363199</text:p>
          </table:table-cell>
          <table:table-cell office:value-type="float" office:value="0.034769298053794">
            <text:p>0.0347692981</text:p>
          </table:table-cell>
          <table:table-cell office:value-type="float" office:value="4447">
            <text:p>4447</text:p>
          </table:table-cell>
          <table:table-cell office:value-type="float" office:value="0.261655233221293">
            <text:p>0.2616552332</text:p>
          </table:table-cell>
          <table:table-cell office:value-type="float" office:value="0.0275530286464028">
            <text:p>0.0275530286</text:p>
          </table:table-cell>
          <table:table-cell office:value-type="float" office:value="4561">
            <text:p>4561</text:p>
          </table:table-cell>
          <table:table-cell office:value-type="float" office:value="0.347394177456713">
            <text:p>0.3473941775</text:p>
          </table:table-cell>
          <table:table-cell office:value-type="float" office:value="0.00262409796632408">
            <text:p>0.002624098</text:p>
          </table:table-cell>
          <table:table-cell office:value-type="float" office:value="4573">
            <text:p>4573</text:p>
          </table:table-cell>
          <table:table-cell office:value-type="float" office:value="0.416428239871429">
            <text:p>0.4164282399</text:p>
          </table:table-cell>
          <table:table-cell office:value-type="float" office:value="0">
            <text:p>0</text:p>
          </table:table-cell>
          <table:table-cell office:value-type="float" office:value="4561">
            <text:p>4561</text:p>
          </table:table-cell>
          <table:table-cell office:value-type="float" office:value="0.289800869112903">
            <text:p>0.2898008691</text:p>
          </table:table-cell>
          <table:table-cell office:value-type="float" office:value="0.00262409796632408">
            <text:p>0.002624098</text:p>
          </table:table-cell>
          <table:table-cell office:value-type="float" office:value="4573">
            <text:p>4573</text:p>
          </table:table-cell>
          <table:table-cell office:value-type="float" office:value="0.316172824243725">
            <text:p>0.31617282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07">
            <text:p>9507</text:p>
          </table:table-cell>
          <table:table-cell office:value-type="float" office:value="37">
            <text:p>37</text:p>
          </table:table-cell>
          <table:table-cell office:value-type="float" office:value="4526">
            <text:p>4526</text:p>
          </table:table-cell>
          <table:table-cell office:value-type="float" office:value="4412">
            <text:p>4412</text:p>
          </table:table-cell>
          <table:table-cell office:value-type="float" office:value="0.368694674525848">
            <text:p>0.3686946745</text:p>
          </table:table-cell>
          <table:table-cell office:value-type="float" office:value="0.0251878038002651">
            <text:p>0.0251878038</text:p>
          </table:table-cell>
          <table:table-cell office:value-type="float" office:value="4368">
            <text:p>4368</text:p>
          </table:table-cell>
          <table:table-cell office:value-type="float" office:value="0.261117810749849">
            <text:p>0.2611178107</text:p>
          </table:table-cell>
          <table:table-cell office:value-type="float" office:value="0.034909412284578">
            <text:p>0.0349094123</text:p>
          </table:table-cell>
          <table:table-cell office:value-type="float" office:value="4526">
            <text:p>4526</text:p>
          </table:table-cell>
          <table:table-cell office:value-type="float" office:value="0.348270288048181">
            <text:p>0.348270288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426815142064738">
            <text:p>0.4268151421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288879040290357">
            <text:p>0.2888790403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309745214164254">
            <text:p>0.30974521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08">
            <text:p>9508</text:p>
          </table:table-cell>
          <table:table-cell office:value-type="float" office:value="37">
            <text:p>37</text:p>
          </table:table-cell>
          <table:table-cell office:value-type="float" office:value="4246">
            <text:p>4246</text:p>
          </table:table-cell>
          <table:table-cell office:value-type="float" office:value="4192">
            <text:p>4192</text:p>
          </table:table-cell>
          <table:table-cell office:value-type="float" office:value="0.480357255319993">
            <text:p>0.4803572553</text:p>
          </table:table-cell>
          <table:table-cell office:value-type="float" office:value="0.0127178520960904">
            <text:p>0.0127178521</text:p>
          </table:table-cell>
          <table:table-cell office:value-type="float" office:value="4098">
            <text:p>4098</text:p>
          </table:table-cell>
          <table:table-cell office:value-type="float" office:value="0.270105641769669">
            <text:p>0.2701056418</text:p>
          </table:table-cell>
          <table:table-cell office:value-type="float" office:value="0.0348563353744701">
            <text:p>0.0348563354</text:p>
          </table:table-cell>
          <table:table-cell office:value-type="float" office:value="4246">
            <text:p>4246</text:p>
          </table:table-cell>
          <table:table-cell office:value-type="float" office:value="0.352040642574403">
            <text:p>0.3520406426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0.433066876908328">
            <text:p>0.4330668769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0.286981733700634">
            <text:p>0.2869817337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0.318916384620947">
            <text:p>0.31891638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09">
            <text:p>9509</text:p>
          </table:table-cell>
          <table:table-cell office:value-type="float" office:value="37">
            <text:p>37</text:p>
          </table:table-cell>
          <table:table-cell office:value-type="float" office:value="4746">
            <text:p>4746</text:p>
          </table:table-cell>
          <table:table-cell office:value-type="float" office:value="4601">
            <text:p>4601</text:p>
          </table:table-cell>
          <table:table-cell office:value-type="float" office:value="0.428757233860415">
            <text:p>0.4287572339</text:p>
          </table:table-cell>
          <table:table-cell office:value-type="float" office:value="0.0305520438263801">
            <text:p>0.0305520438</text:p>
          </table:table-cell>
          <table:table-cell office:value-type="float" office:value="4561">
            <text:p>4561</text:p>
          </table:table-cell>
          <table:table-cell office:value-type="float" office:value="0.265032317657734">
            <text:p>0.2650323177</text:p>
          </table:table-cell>
          <table:table-cell office:value-type="float" office:value="0.0389801938474505">
            <text:p>0.0389801938</text:p>
          </table:table-cell>
          <table:table-cell office:value-type="float" office:value="4746">
            <text:p>4746</text:p>
          </table:table-cell>
          <table:table-cell office:value-type="float" office:value="0.359935901173979">
            <text:p>0.3599359012</text:p>
          </table:table-cell>
          <table:table-cell office:value-type="float" office:value="0">
            <text:p>0</text:p>
          </table:table-cell>
          <table:table-cell office:value-type="float" office:value="4746">
            <text:p>4746</text:p>
          </table:table-cell>
          <table:table-cell office:value-type="float" office:value="0.44595008782099">
            <text:p>0.4459500878</text:p>
          </table:table-cell>
          <table:table-cell office:value-type="float" office:value="0">
            <text:p>0</text:p>
          </table:table-cell>
          <table:table-cell office:value-type="float" office:value="4746">
            <text:p>4746</text:p>
          </table:table-cell>
          <table:table-cell office:value-type="float" office:value="0.293407944242419">
            <text:p>0.2934079442</text:p>
          </table:table-cell>
          <table:table-cell office:value-type="float" office:value="0">
            <text:p>0</text:p>
          </table:table-cell>
          <table:table-cell office:value-type="float" office:value="4746">
            <text:p>4746</text:p>
          </table:table-cell>
          <table:table-cell office:value-type="float" office:value="0.317507516683655">
            <text:p>0.31750751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10">
            <text:p>9510</text:p>
          </table:table-cell>
          <table:table-cell office:value-type="float" office:value="37">
            <text:p>37</text:p>
          </table:table-cell>
          <table:table-cell office:value-type="float" office:value="5351">
            <text:p>5351</text:p>
          </table:table-cell>
          <table:table-cell office:value-type="float" office:value="5203">
            <text:p>5203</text:p>
          </table:table-cell>
          <table:table-cell office:value-type="float" office:value="0.437700279674281">
            <text:p>0.4377002797</text:p>
          </table:table-cell>
          <table:table-cell office:value-type="float" office:value="0.0276583816109139">
            <text:p>0.0276583816</text:p>
          </table:table-cell>
          <table:table-cell office:value-type="float" office:value="5259">
            <text:p>5259</text:p>
          </table:table-cell>
          <table:table-cell office:value-type="float" office:value="0.263767602102106">
            <text:p>0.2637676021</text:p>
          </table:table-cell>
          <table:table-cell office:value-type="float" office:value="0.0171930480284059">
            <text:p>0.017193048</text:p>
          </table:table-cell>
          <table:table-cell office:value-type="float" office:value="5344">
            <text:p>5344</text:p>
          </table:table-cell>
          <table:table-cell office:value-type="float" office:value="0.357257652555439">
            <text:p>0.3572576526</text:p>
          </table:table-cell>
          <table:table-cell office:value-type="float" office:value="0.00130816669781349">
            <text:p>0.0013081667</text:p>
          </table:table-cell>
          <table:table-cell office:value-type="float" office:value="5351">
            <text:p>5351</text:p>
          </table:table-cell>
          <table:table-cell office:value-type="float" office:value="0.372396451705453">
            <text:p>0.3723964517</text:p>
          </table:table-cell>
          <table:table-cell office:value-type="float" office:value="0">
            <text:p>0</text:p>
          </table:table-cell>
          <table:table-cell office:value-type="float" office:value="5351">
            <text:p>5351</text:p>
          </table:table-cell>
          <table:table-cell office:value-type="float" office:value="0.291088910296632">
            <text:p>0.2910889103</text:p>
          </table:table-cell>
          <table:table-cell office:value-type="float" office:value="0">
            <text:p>0</text:p>
          </table:table-cell>
          <table:table-cell office:value-type="float" office:value="5351">
            <text:p>5351</text:p>
          </table:table-cell>
          <table:table-cell office:value-type="float" office:value="0.313622400067178">
            <text:p>0.313622400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11">
            <text:p>9511</text:p>
          </table:table-cell>
          <table:table-cell office:value-type="float" office:value="37">
            <text:p>37</text:p>
          </table:table-cell>
          <table:table-cell office:value-type="float" office:value="3988">
            <text:p>3988</text:p>
          </table:table-cell>
          <table:table-cell office:value-type="float" office:value="3987">
            <text:p>3987</text:p>
          </table:table-cell>
          <table:table-cell office:value-type="float" office:value="0.482162658934999">
            <text:p>0.4821626589</text:p>
          </table:table-cell>
          <table:table-cell office:value-type="float" office:value="0.000250752256770311">
            <text:p>0.0002507523</text:p>
          </table:table-cell>
          <table:table-cell office:value-type="float" office:value="3824">
            <text:p>3824</text:p>
          </table:table-cell>
          <table:table-cell office:value-type="float" office:value="0.261533939955168">
            <text:p>0.26153394</text:p>
          </table:table-cell>
          <table:table-cell office:value-type="float" office:value="0.041123370110331">
            <text:p>0.0411233701</text:p>
          </table:table-cell>
          <table:table-cell office:value-type="float" office:value="3987">
            <text:p>3987</text:p>
          </table:table-cell>
          <table:table-cell office:value-type="float" office:value="0.356291971552064">
            <text:p>0.3562919716</text:p>
          </table:table-cell>
          <table:table-cell office:value-type="float" office:value="0.000250752256770311">
            <text:p>0.0002507523</text:p>
          </table:table-cell>
          <table:table-cell office:value-type="float" office:value="3988">
            <text:p>3988</text:p>
          </table:table-cell>
          <table:table-cell office:value-type="float" office:value="0.434537324503806">
            <text:p>0.4345373245</text:p>
          </table:table-cell>
          <table:table-cell office:value-type="float" office:value="0">
            <text:p>0</text:p>
          </table:table-cell>
          <table:table-cell office:value-type="float" office:value="3978">
            <text:p>3978</text:p>
          </table:table-cell>
          <table:table-cell office:value-type="float" office:value="0.323508734281442">
            <text:p>0.3235087343</text:p>
          </table:table-cell>
          <table:table-cell office:value-type="float" office:value="0.00250752256770311">
            <text:p>0.0025075226</text:p>
          </table:table-cell>
          <table:table-cell office:value-type="float" office:value="3988">
            <text:p>3988</text:p>
          </table:table-cell>
          <table:table-cell office:value-type="float" office:value="0.316995752403123">
            <text:p>0.31699575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12">
            <text:p>9512</text:p>
          </table:table-cell>
          <table:table-cell office:value-type="float" office:value="37">
            <text:p>37</text:p>
          </table:table-cell>
          <table:table-cell office:value-type="float" office:value="3609">
            <text:p>3609</text:p>
          </table:table-cell>
          <table:table-cell office:value-type="float" office:value="3540">
            <text:p>3540</text:p>
          </table:table-cell>
          <table:table-cell office:value-type="float" office:value="0.438637036898811">
            <text:p>0.4386370369</text:p>
          </table:table-cell>
          <table:table-cell office:value-type="float" office:value="0.0191188694929343">
            <text:p>0.0191188695</text:p>
          </table:table-cell>
          <table:table-cell office:value-type="float" office:value="3526">
            <text:p>3526</text:p>
          </table:table-cell>
          <table:table-cell office:value-type="float" office:value="0.268860519741645">
            <text:p>0.2688605197</text:p>
          </table:table-cell>
          <table:table-cell office:value-type="float" office:value="0.0229980604045442">
            <text:p>0.0229980604</text:p>
          </table:table-cell>
          <table:table-cell office:value-type="float" office:value="3609">
            <text:p>3609</text:p>
          </table:table-cell>
          <table:table-cell office:value-type="float" office:value="0.361061129473564">
            <text:p>0.3610611295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376696764502126">
            <text:p>0.3766967645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295391089143553">
            <text:p>0.2953910891</text:p>
          </table:table-cell>
          <table:table-cell office:value-type="float" office:value="0">
            <text:p>0</text:p>
          </table:table-cell>
          <table:table-cell office:value-type="float" office:value="3606">
            <text:p>3606</text:p>
          </table:table-cell>
          <table:table-cell office:value-type="float" office:value="0.317780426532435">
            <text:p>0.3177804265</text:p>
          </table:table-cell>
          <table:table-cell office:value-type="float" office:value="0.000831255195344971">
            <text:p>0.0008312552</text:p>
          </table:table-cell>
          <table:table-cell table:number-columns-repeated="21"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">
            <text:p>37</text:p>
          </table:table-cell>
          <table:table-cell office:value-type="float" office:value="4296">
            <text:p>4296</text:p>
          </table:table-cell>
          <table:table-cell office:value-type="float" office:value="4044">
            <text:p>4044</text:p>
          </table:table-cell>
          <table:table-cell office:value-type="float" office:value="0.41058610305729">
            <text:p>0.4105861031</text:p>
          </table:table-cell>
          <table:table-cell office:value-type="float" office:value="0.058659217877095">
            <text:p>0.0586592179</text:p>
          </table:table-cell>
          <table:table-cell office:value-type="float" office:value="4213">
            <text:p>4213</text:p>
          </table:table-cell>
          <table:table-cell office:value-type="float" office:value="0.263083694686189">
            <text:p>0.2630836947</text:p>
          </table:table-cell>
          <table:table-cell office:value-type="float" office:value="0.0193202979515829">
            <text:p>0.019320298</text:p>
          </table:table-cell>
          <table:table-cell office:value-type="float" office:value="4296">
            <text:p>4296</text:p>
          </table:table-cell>
          <table:table-cell office:value-type="float" office:value="0.360776556810733">
            <text:p>0.3607765568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0.375110155278706">
            <text:p>0.3751101553</text:p>
          </table:table-cell>
          <table:table-cell office:value-type="float" office:value="0">
            <text:p>0</text:p>
          </table:table-cell>
          <table:table-cell office:value-type="float" office:value="4278">
            <text:p>4278</text:p>
          </table:table-cell>
          <table:table-cell office:value-type="float" office:value="0.324718867867315">
            <text:p>0.3247188679</text:p>
          </table:table-cell>
          <table:table-cell office:value-type="float" office:value="0.00418994413407821">
            <text:p>0.0041899441</text:p>
          </table:table-cell>
          <table:table-cell office:value-type="float" office:value="4296">
            <text:p>4296</text:p>
          </table:table-cell>
          <table:table-cell office:value-type="float" office:value="0.333869045258716">
            <text:p>0.33386904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14">
            <text:p>9514</text:p>
          </table:table-cell>
          <table:table-cell office:value-type="float" office:value="37">
            <text:p>37</text:p>
          </table:table-cell>
          <table:table-cell office:value-type="float" office:value="4677">
            <text:p>4677</text:p>
          </table:table-cell>
          <table:table-cell office:value-type="float" office:value="4628">
            <text:p>4628</text:p>
          </table:table-cell>
          <table:table-cell office:value-type="float" office:value="0.46107629113183">
            <text:p>0.4610762911</text:p>
          </table:table-cell>
          <table:table-cell office:value-type="float" office:value="0.0104768013683985">
            <text:p>0.0104768014</text:p>
          </table:table-cell>
          <table:table-cell office:value-type="float" office:value="4594">
            <text:p>4594</text:p>
          </table:table-cell>
          <table:table-cell office:value-type="float" office:value="0.265562275928185">
            <text:p>0.2655622759</text:p>
          </table:table-cell>
          <table:table-cell office:value-type="float" office:value="0.0177464186444302">
            <text:p>0.0177464186</text:p>
          </table:table-cell>
          <table:table-cell office:value-type="float" office:value="4662">
            <text:p>4662</text:p>
          </table:table-cell>
          <table:table-cell office:value-type="float" office:value="0.518275396360736">
            <text:p>0.5182753964</text:p>
          </table:table-cell>
          <table:table-cell office:value-type="float" office:value="0.0032071840923669">
            <text:p>0.0032071841</text:p>
          </table:table-cell>
          <table:table-cell office:value-type="float" office:value="4677">
            <text:p>4677</text:p>
          </table:table-cell>
          <table:table-cell office:value-type="float" office:value="0.374798058374717">
            <text:p>0.3747980584</text:p>
          </table:table-cell>
          <table:table-cell office:value-type="float" office:value="0">
            <text:p>0</text:p>
          </table:table-cell>
          <table:table-cell office:value-type="float" office:value="4665">
            <text:p>4665</text:p>
          </table:table-cell>
          <table:table-cell office:value-type="float" office:value="0.29711811864814">
            <text:p>0.2971181186</text:p>
          </table:table-cell>
          <table:table-cell office:value-type="float" office:value="0.00256574727389352">
            <text:p>0.0025657473</text:p>
          </table:table-cell>
          <table:table-cell office:value-type="float" office:value="4677">
            <text:p>4677</text:p>
          </table:table-cell>
          <table:table-cell office:value-type="float" office:value="0.31350717146436">
            <text:p>0.31350717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15">
            <text:p>9515</text:p>
          </table:table-cell>
          <table:table-cell office:value-type="float" office:value="37">
            <text:p>37</text:p>
          </table:table-cell>
          <table:table-cell office:value-type="float" office:value="4318">
            <text:p>4318</text:p>
          </table:table-cell>
          <table:table-cell office:value-type="float" office:value="4153">
            <text:p>4153</text:p>
          </table:table-cell>
          <table:table-cell office:value-type="float" office:value="0.491573616848568">
            <text:p>0.4915736168</text:p>
          </table:table-cell>
          <table:table-cell office:value-type="float" office:value="0.0382121352477999">
            <text:p>0.0382121352</text:p>
          </table:table-cell>
          <table:table-cell office:value-type="float" office:value="4201">
            <text:p>4201</text:p>
          </table:table-cell>
          <table:table-cell office:value-type="float" office:value="0.2636276483335">
            <text:p>0.2636276483</text:p>
          </table:table-cell>
          <table:table-cell office:value-type="float" office:value="0.0270958777211672">
            <text:p>0.0270958777</text:p>
          </table:table-cell>
          <table:table-cell office:value-type="float" office:value="4298">
            <text:p>4298</text:p>
          </table:table-cell>
          <table:table-cell office:value-type="float" office:value="0.36155283371393">
            <text:p>0.3615528337</text:p>
          </table:table-cell>
          <table:table-cell office:value-type="float" office:value="0.00463177396943029">
            <text:p>0.004631774</text:p>
          </table:table-cell>
          <table:table-cell office:value-type="float" office:value="4318">
            <text:p>4318</text:p>
          </table:table-cell>
          <table:table-cell office:value-type="float" office:value="0.367919330647776">
            <text:p>0.3679193306</text:p>
          </table:table-cell>
          <table:table-cell office:value-type="float" office:value="0">
            <text:p>0</text:p>
          </table:table-cell>
          <table:table-cell office:value-type="float" office:value="4298">
            <text:p>4298</text:p>
          </table:table-cell>
          <table:table-cell office:value-type="float" office:value="0.293030069067185">
            <text:p>0.2930300691</text:p>
          </table:table-cell>
          <table:table-cell office:value-type="float" office:value="0.00463177396943029">
            <text:p>0.004631774</text:p>
          </table:table-cell>
          <table:table-cell office:value-type="float" office:value="4298">
            <text:p>4298</text:p>
          </table:table-cell>
          <table:table-cell office:value-type="float" office:value="0.314966889270911">
            <text:p>0.3149668893</text:p>
          </table:table-cell>
          <table:table-cell office:value-type="float" office:value="0.00463177396943029">
            <text:p>0.004631774</text:p>
          </table:table-cell>
          <table:table-cell table:number-columns-repeated="21"/>
        </table:table-row>
        <table:table-row table:style-name="ro2">
          <table:table-cell office:value-type="float" office:value="9516">
            <text:p>9516</text:p>
          </table:table-cell>
          <table:table-cell office:value-type="float" office:value="37">
            <text:p>37</text:p>
          </table:table-cell>
          <table:table-cell office:value-type="float" office:value="4361">
            <text:p>4361</text:p>
          </table:table-cell>
          <table:table-cell office:value-type="float" office:value="4254">
            <text:p>4254</text:p>
          </table:table-cell>
          <table:table-cell office:value-type="float" office:value="0.377938154429653">
            <text:p>0.3779381544</text:p>
          </table:table-cell>
          <table:table-cell office:value-type="float" office:value="0.024535656959413">
            <text:p>0.024535657</text:p>
          </table:table-cell>
          <table:table-cell office:value-type="float" office:value="4292">
            <text:p>4292</text:p>
          </table:table-cell>
          <table:table-cell office:value-type="float" office:value="0.268512501370381">
            <text:p>0.2685125014</text:p>
          </table:table-cell>
          <table:table-cell office:value-type="float" office:value="0.0158220591607429">
            <text:p>0.0158220592</text:p>
          </table:table-cell>
          <table:table-cell office:value-type="float" office:value="4349">
            <text:p>4349</text:p>
          </table:table-cell>
          <table:table-cell office:value-type="float" office:value="0.355938355030055">
            <text:p>0.355938355</text:p>
          </table:table-cell>
          <table:table-cell office:value-type="float" office:value="0.0027516624627379">
            <text:p>0.0027516625</text:p>
          </table:table-cell>
          <table:table-cell office:value-type="float" office:value="4361">
            <text:p>4361</text:p>
          </table:table-cell>
          <table:table-cell office:value-type="float" office:value="0.398526286816588">
            <text:p>0.3985262868</text:p>
          </table:table-cell>
          <table:table-cell office:value-type="float" office:value="0">
            <text:p>0</text:p>
          </table:table-cell>
          <table:table-cell office:value-type="float" office:value="4349">
            <text:p>4349</text:p>
          </table:table-cell>
          <table:table-cell office:value-type="float" office:value="0.301716999484504">
            <text:p>0.3017169995</text:p>
          </table:table-cell>
          <table:table-cell office:value-type="float" office:value="0.0027516624627379">
            <text:p>0.0027516625</text:p>
          </table:table-cell>
          <table:table-cell office:value-type="float" office:value="4361">
            <text:p>4361</text:p>
          </table:table-cell>
          <table:table-cell office:value-type="float" office:value="0.315829937510642">
            <text:p>0.315829937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17">
            <text:p>9517</text:p>
          </table:table-cell>
          <table:table-cell office:value-type="float" office:value="37">
            <text:p>37</text:p>
          </table:table-cell>
          <table:table-cell office:value-type="float" office:value="4247">
            <text:p>4247</text:p>
          </table:table-cell>
          <table:table-cell office:value-type="float" office:value="4115">
            <text:p>4115</text:p>
          </table:table-cell>
          <table:table-cell office:value-type="float" office:value="0.272355165343715">
            <text:p>0.2723551653</text:p>
          </table:table-cell>
          <table:table-cell office:value-type="float" office:value="0.0310807628914528">
            <text:p>0.0310807629</text:p>
          </table:table-cell>
          <table:table-cell office:value-type="float" office:value="4142">
            <text:p>4142</text:p>
          </table:table-cell>
          <table:table-cell office:value-type="float" office:value="0.267209998297229">
            <text:p>0.2672099983</text:p>
          </table:table-cell>
          <table:table-cell office:value-type="float" office:value="0.0247233341182011">
            <text:p>0.0247233341</text:p>
          </table:table-cell>
          <table:table-cell office:value-type="float" office:value="4247">
            <text:p>4247</text:p>
          </table:table-cell>
          <table:table-cell office:value-type="float" office:value="0.358164552976">
            <text:p>0.358164553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0.36758484114081">
            <text:p>0.3675848411</text:p>
          </table:table-cell>
          <table:table-cell office:value-type="float" office:value="0">
            <text:p>0</text:p>
          </table:table-cell>
          <table:table-cell office:value-type="float" office:value="4219">
            <text:p>4219</text:p>
          </table:table-cell>
          <table:table-cell office:value-type="float" office:value="0.297452608155106">
            <text:p>0.2974526082</text:p>
          </table:table-cell>
          <table:table-cell office:value-type="float" office:value="0.00659288909818696">
            <text:p>0.0065928891</text:p>
          </table:table-cell>
          <table:table-cell office:value-type="float" office:value="4233">
            <text:p>4233</text:p>
          </table:table-cell>
          <table:table-cell office:value-type="float" office:value="0.311948552994661">
            <text:p>0.311948553</text:p>
          </table:table-cell>
          <table:table-cell office:value-type="float" office:value="0.00329644454909348">
            <text:p>0.0032964445</text:p>
          </table:table-cell>
          <table:table-cell table:number-columns-repeated="21"/>
        </table:table-row>
        <table:table-row table:style-name="ro2">
          <table:table-cell office:value-type="float" office:value="9518">
            <text:p>9518</text:p>
          </table:table-cell>
          <table:table-cell office:value-type="float" office:value="37">
            <text:p>37</text:p>
          </table:table-cell>
          <table:table-cell office:value-type="float" office:value="4320">
            <text:p>4320</text:p>
          </table:table-cell>
          <table:table-cell office:value-type="float" office:value="4262">
            <text:p>4262</text:p>
          </table:table-cell>
          <table:table-cell office:value-type="float" office:value="0.288405996552472">
            <text:p>0.2884059966</text:p>
          </table:table-cell>
          <table:table-cell office:value-type="float" office:value="0.0134259259259259">
            <text:p>0.0134259259</text:p>
          </table:table-cell>
          <table:table-cell office:value-type="float" office:value="4248">
            <text:p>4248</text:p>
          </table:table-cell>
          <table:table-cell office:value-type="float" office:value="0.267920496929181">
            <text:p>0.2679204969</text:p>
          </table:table-cell>
          <table:table-cell office:value-type="float" office:value="0.0166666666666667">
            <text:p>0.0166666667</text:p>
          </table:table-cell>
          <table:table-cell office:value-type="float" office:value="4303">
            <text:p>4303</text:p>
          </table:table-cell>
          <table:table-cell office:value-type="float" office:value="0.357900973378461">
            <text:p>0.3579009734</text:p>
          </table:table-cell>
          <table:table-cell office:value-type="float" office:value="0.00393518518518518">
            <text:p>0.0039351852</text:p>
          </table:table-cell>
          <table:table-cell office:value-type="float" office:value="4320">
            <text:p>4320</text:p>
          </table:table-cell>
          <table:table-cell office:value-type="float" office:value="0.367230291593677">
            <text:p>0.3672302916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  <table:table-cell office:value-type="float" office:value="0.487425853659674">
            <text:p>0.4874258537</text:p>
          </table:table-cell>
          <table:table-cell office:value-type="float" office:value="0.00486111111111111">
            <text:p>0.0048611111</text:p>
          </table:table-cell>
          <table:table-cell office:value-type="float" office:value="4303">
            <text:p>4303</text:p>
          </table:table-cell>
          <table:table-cell office:value-type="float" office:value="0.315338699782838">
            <text:p>0.3153386998</text:p>
          </table:table-cell>
          <table:table-cell office:value-type="float" office:value="0.00393518518518518">
            <text:p>0.0039351852</text:p>
          </table:table-cell>
          <table:table-cell table:number-columns-repeated="21"/>
        </table:table-row>
        <table:table-row table:style-name="ro2">
          <table:table-cell office:value-type="float" office:value="9519">
            <text:p>9519</text:p>
          </table:table-cell>
          <table:table-cell office:value-type="float" office:value="37">
            <text:p>37</text:p>
          </table:table-cell>
          <table:table-cell office:value-type="float" office:value="4526">
            <text:p>4526</text:p>
          </table:table-cell>
          <table:table-cell office:value-type="float" office:value="4271">
            <text:p>4271</text:p>
          </table:table-cell>
          <table:table-cell office:value-type="float" office:value="0.279530128547536">
            <text:p>0.2795301285</text:p>
          </table:table-cell>
          <table:table-cell office:value-type="float" office:value="0.0563411400795404">
            <text:p>0.0563411401</text:p>
          </table:table-cell>
          <table:table-cell office:value-type="float" office:value="4441">
            <text:p>4441</text:p>
          </table:table-cell>
          <table:table-cell office:value-type="float" office:value="0.266930557272581">
            <text:p>0.2669305573</text:p>
          </table:table-cell>
          <table:table-cell office:value-type="float" office:value="0.0187803800265135">
            <text:p>0.01878038</text:p>
          </table:table-cell>
          <table:table-cell office:value-type="float" office:value="4518">
            <text:p>4518</text:p>
          </table:table-cell>
          <table:table-cell office:value-type="float" office:value="0.359715240732145">
            <text:p>0.3597152407</text:p>
          </table:table-cell>
          <table:table-cell office:value-type="float" office:value="0.00176756517896597">
            <text:p>0.0017675652</text:p>
          </table:table-cell>
          <table:table-cell office:value-type="float" office:value="4526">
            <text:p>4526</text:p>
          </table:table-cell>
          <table:table-cell office:value-type="float" office:value="0.373036040427979">
            <text:p>0.3730360404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298625420736017">
            <text:p>0.2986254207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322982974624049">
            <text:p>0.32298297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20">
            <text:p>9520</text:p>
          </table:table-cell>
          <table:table-cell office:value-type="float" office:value="37">
            <text:p>37</text:p>
          </table:table-cell>
          <table:table-cell office:value-type="float" office:value="3907">
            <text:p>3907</text:p>
          </table:table-cell>
          <table:table-cell office:value-type="float" office:value="3868">
            <text:p>3868</text:p>
          </table:table-cell>
          <table:table-cell office:value-type="float" office:value="0.26943293065524">
            <text:p>0.2694329307</text:p>
          </table:table-cell>
          <table:table-cell office:value-type="float" office:value="0.00998208343997952">
            <text:p>0.0099820834</text:p>
          </table:table-cell>
          <table:table-cell office:value-type="float" office:value="3731">
            <text:p>3731</text:p>
          </table:table-cell>
          <table:table-cell office:value-type="float" office:value="0.267604667924696">
            <text:p>0.2676046679</text:p>
          </table:table-cell>
          <table:table-cell office:value-type="float" office:value="0.0450473509086255">
            <text:p>0.0450473509</text:p>
          </table:table-cell>
          <table:table-cell office:value-type="float" office:value="3907">
            <text:p>3907</text:p>
          </table:table-cell>
          <table:table-cell office:value-type="float" office:value="0.356526160858196">
            <text:p>0.3565261609</text:p>
          </table:table-cell>
          <table:table-cell office:value-type="float" office:value="0">
            <text:p>0</text:p>
          </table:table-cell>
          <table:table-cell office:value-type="float" office:value="3907">
            <text:p>3907</text:p>
          </table:table-cell>
          <table:table-cell office:value-type="float" office:value="0.395229442540814">
            <text:p>0.3952294425</text:p>
          </table:table-cell>
          <table:table-cell office:value-type="float" office:value="0">
            <text:p>0</text:p>
          </table:table-cell>
          <table:table-cell office:value-type="float" office:value="3892">
            <text:p>3892</text:p>
          </table:table-cell>
          <table:table-cell office:value-type="float" office:value="0.299778173276761">
            <text:p>0.2997781733</text:p>
          </table:table-cell>
          <table:table-cell office:value-type="float" office:value="0.00383926286153059">
            <text:p>0.0038392629</text:p>
          </table:table-cell>
          <table:table-cell office:value-type="float" office:value="3907">
            <text:p>3907</text:p>
          </table:table-cell>
          <table:table-cell office:value-type="float" office:value="0.338195949271424">
            <text:p>0.33819594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21">
            <text:p>9521</text:p>
          </table:table-cell>
          <table:table-cell office:value-type="float" office:value="37">
            <text:p>37</text:p>
          </table:table-cell>
          <table:table-cell office:value-type="float" office:value="3789">
            <text:p>3789</text:p>
          </table:table-cell>
          <table:table-cell office:value-type="float" office:value="3739">
            <text:p>3739</text:p>
          </table:table-cell>
          <table:table-cell office:value-type="float" office:value="0.267300968246822">
            <text:p>0.2673009682</text:p>
          </table:table-cell>
          <table:table-cell office:value-type="float" office:value="0.013196093956189">
            <text:p>0.013196094</text:p>
          </table:table-cell>
          <table:table-cell office:value-type="float" office:value="3669">
            <text:p>3669</text:p>
          </table:table-cell>
          <table:table-cell office:value-type="float" office:value="0.263156004133301">
            <text:p>0.2631560041</text:p>
          </table:table-cell>
          <table:table-cell office:value-type="float" office:value="0.0316706254948535">
            <text:p>0.0316706255</text:p>
          </table:table-cell>
          <table:table-cell office:value-type="float" office:value="3789">
            <text:p>3789</text:p>
          </table:table-cell>
          <table:table-cell office:value-type="float" office:value="0.355212927996119">
            <text:p>0.355212928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0.362774630113852">
            <text:p>0.3627746301</text:p>
          </table:table-cell>
          <table:table-cell office:value-type="float" office:value="0">
            <text:p>0</text:p>
          </table:table-cell>
          <table:table-cell office:value-type="float" office:value="3778">
            <text:p>3778</text:p>
          </table:table-cell>
          <table:table-cell office:value-type="float" office:value="0.292657325530133">
            <text:p>0.2926573255</text:p>
          </table:table-cell>
          <table:table-cell office:value-type="float" office:value="0.00290314067036157">
            <text:p>0.0029031407</text:p>
          </table:table-cell>
          <table:table-cell office:value-type="float" office:value="3778">
            <text:p>3778</text:p>
          </table:table-cell>
          <table:table-cell office:value-type="float" office:value="0.400975011254616">
            <text:p>0.4009750113</text:p>
          </table:table-cell>
          <table:table-cell office:value-type="float" office:value="0.00290314067036157">
            <text:p>0.0029031407</text:p>
          </table:table-cell>
          <table:table-cell table:number-columns-repeated="21"/>
        </table:table-row>
        <table:table-row table:style-name="ro2">
          <table:table-cell office:value-type="float" office:value="9522">
            <text:p>9522</text:p>
          </table:table-cell>
          <table:table-cell office:value-type="float" office:value="37">
            <text:p>37</text:p>
          </table:table-cell>
          <table:table-cell office:value-type="float" office:value="4874">
            <text:p>4874</text:p>
          </table:table-cell>
          <table:table-cell office:value-type="float" office:value="4813">
            <text:p>4813</text:p>
          </table:table-cell>
          <table:table-cell office:value-type="float" office:value="0.29897297259472">
            <text:p>0.2989729726</text:p>
          </table:table-cell>
          <table:table-cell office:value-type="float" office:value="0.0125153877718506">
            <text:p>0.0125153878</text:p>
          </table:table-cell>
          <table:table-cell office:value-type="float" office:value="4728">
            <text:p>4728</text:p>
          </table:table-cell>
          <table:table-cell office:value-type="float" office:value="0.265725555324891">
            <text:p>0.2657255553</text:p>
          </table:table-cell>
          <table:table-cell office:value-type="float" office:value="0.0299548625359048">
            <text:p>0.0299548625</text:p>
          </table:table-cell>
          <table:table-cell office:value-type="float" office:value="4869">
            <text:p>4869</text:p>
          </table:table-cell>
          <table:table-cell office:value-type="float" office:value="0.359666256913133">
            <text:p>0.3596662569</text:p>
          </table:table-cell>
          <table:table-cell office:value-type="float" office:value="0.00102585145670907">
            <text:p>0.0010258515</text:p>
          </table:table-cell>
          <table:table-cell office:value-type="float" office:value="4874">
            <text:p>4874</text:p>
          </table:table-cell>
          <table:table-cell office:value-type="float" office:value="0.364987765708061">
            <text:p>0.3649877657</text:p>
          </table:table-cell>
          <table:table-cell office:value-type="float" office:value="0">
            <text:p>0</text:p>
          </table:table-cell>
          <table:table-cell office:value-type="float" office:value="4874">
            <text:p>4874</text:p>
          </table:table-cell>
          <table:table-cell office:value-type="float" office:value="0.288545483808515">
            <text:p>0.2885454838</text:p>
          </table:table-cell>
          <table:table-cell office:value-type="float" office:value="0">
            <text:p>0</text:p>
          </table:table-cell>
          <table:table-cell office:value-type="float" office:value="4874">
            <text:p>4874</text:p>
          </table:table-cell>
          <table:table-cell office:value-type="float" office:value="0.373541273532643">
            <text:p>0.37354127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23">
            <text:p>9523</text:p>
          </table:table-cell>
          <table:table-cell office:value-type="float" office:value="37">
            <text:p>37</text:p>
          </table:table-cell>
          <table:table-cell office:value-type="float" office:value="4153">
            <text:p>4153</text:p>
          </table:table-cell>
          <table:table-cell office:value-type="float" office:value="4084">
            <text:p>4084</text:p>
          </table:table-cell>
          <table:table-cell office:value-type="float" office:value="0.279023029392624">
            <text:p>0.2790230294</text:p>
          </table:table-cell>
          <table:table-cell office:value-type="float" office:value="0.0166144955453889">
            <text:p>0.0166144955</text:p>
          </table:table-cell>
          <table:table-cell office:value-type="float" office:value="4051">
            <text:p>4051</text:p>
          </table:table-cell>
          <table:table-cell office:value-type="float" office:value="0.270289447719103">
            <text:p>0.2702894477</text:p>
          </table:table-cell>
          <table:table-cell office:value-type="float" office:value="0.024560558632314">
            <text:p>0.0245605586</text:p>
          </table:table-cell>
          <table:table-cell office:value-type="float" office:value="4153">
            <text:p>4153</text:p>
          </table:table-cell>
          <table:table-cell office:value-type="float" office:value="0.371570257958121">
            <text:p>0.371570258</text:p>
          </table:table-cell>
          <table:table-cell office:value-type="float" office:value="0">
            <text:p>0</text:p>
          </table:table-cell>
          <table:table-cell office:value-type="float" office:value="4153">
            <text:p>4153</text:p>
          </table:table-cell>
          <table:table-cell office:value-type="float" office:value="0.371670558158955">
            <text:p>0.3716705582</text:p>
          </table:table-cell>
          <table:table-cell office:value-type="float" office:value="0">
            <text:p>0</text:p>
          </table:table-cell>
          <table:table-cell office:value-type="float" office:value="4119">
            <text:p>4119</text:p>
          </table:table-cell>
          <table:table-cell office:value-type="float" office:value="0.329863568401238">
            <text:p>0.3298635684</text:p>
          </table:table-cell>
          <table:table-cell office:value-type="float" office:value="0.008186852877438">
            <text:p>0.0081868529</text:p>
          </table:table-cell>
          <table:table-cell office:value-type="float" office:value="4134">
            <text:p>4134</text:p>
          </table:table-cell>
          <table:table-cell office:value-type="float" office:value="0.362351036707541">
            <text:p>0.3623510367</text:p>
          </table:table-cell>
          <table:table-cell office:value-type="float" office:value="0.00457500601974476">
            <text:p>0.004575006</text:p>
          </table:table-cell>
          <table:table-cell table:number-columns-repeated="21"/>
        </table:table-row>
        <table:table-row table:style-name="ro2">
          <table:table-cell office:value-type="float" office:value="9524">
            <text:p>9524</text:p>
          </table:table-cell>
          <table:table-cell office:value-type="float" office:value="37">
            <text:p>37</text:p>
          </table:table-cell>
          <table:table-cell office:value-type="float" office:value="3646">
            <text:p>3646</text:p>
          </table:table-cell>
          <table:table-cell office:value-type="float" office:value="3579">
            <text:p>3579</text:p>
          </table:table-cell>
          <table:table-cell office:value-type="float" office:value="0.266665578137355">
            <text:p>0.2666655781</text:p>
          </table:table-cell>
          <table:table-cell office:value-type="float" office:value="0.0183763027975864">
            <text:p>0.0183763028</text:p>
          </table:table-cell>
          <table:table-cell office:value-type="float" office:value="3550">
            <text:p>3550</text:p>
          </table:table-cell>
          <table:table-cell office:value-type="float" office:value="0.267164280066151">
            <text:p>0.2671642801</text:p>
          </table:table-cell>
          <table:table-cell office:value-type="float" office:value="0.0263302249040044">
            <text:p>0.0263302249</text:p>
          </table:table-cell>
          <table:table-cell office:value-type="float" office:value="3630">
            <text:p>3630</text:p>
          </table:table-cell>
          <table:table-cell office:value-type="float" office:value="0.362943507661303">
            <text:p>0.3629435077</text:p>
          </table:table-cell>
          <table:table-cell office:value-type="float" office:value="0.00438837081733406">
            <text:p>0.0043883708</text:p>
          </table:table-cell>
          <table:table-cell office:value-type="float" office:value="3646">
            <text:p>3646</text:p>
          </table:table-cell>
          <table:table-cell office:value-type="float" office:value="0.369701408634681">
            <text:p>0.3697014086</text:p>
          </table:table-cell>
          <table:table-cell office:value-type="float" office:value="0">
            <text:p>0</text:p>
          </table:table-cell>
          <table:table-cell office:value-type="float" office:value="3629">
            <text:p>3629</text:p>
          </table:table-cell>
          <table:table-cell office:value-type="float" office:value="0.291702374315684">
            <text:p>0.2917023743</text:p>
          </table:table-cell>
          <table:table-cell office:value-type="float" office:value="0.00466264399341744">
            <text:p>0.004662644</text:p>
          </table:table-cell>
          <table:table-cell office:value-type="float" office:value="3629">
            <text:p>3629</text:p>
          </table:table-cell>
          <table:table-cell office:value-type="float" office:value="0.399820859176185">
            <text:p>0.3998208592</text:p>
          </table:table-cell>
          <table:table-cell office:value-type="float" office:value="0.00466264399341744">
            <text:p>0.004662644</text:p>
          </table:table-cell>
          <table:table-cell table:number-columns-repeated="21"/>
        </table:table-row>
        <table:table-row table:style-name="ro2">
          <table:table-cell office:value-type="float" office:value="9525">
            <text:p>9525</text:p>
          </table:table-cell>
          <table:table-cell office:value-type="float" office:value="37">
            <text:p>37</text:p>
          </table:table-cell>
          <table:table-cell office:value-type="float" office:value="4977">
            <text:p>4977</text:p>
          </table:table-cell>
          <table:table-cell office:value-type="float" office:value="4784">
            <text:p>4784</text:p>
          </table:table-cell>
          <table:table-cell office:value-type="float" office:value="0.267990007300922">
            <text:p>0.2679900073</text:p>
          </table:table-cell>
          <table:table-cell office:value-type="float" office:value="0.0387783805505324">
            <text:p>0.0387783806</text:p>
          </table:table-cell>
          <table:table-cell office:value-type="float" office:value="4786">
            <text:p>4786</text:p>
          </table:table-cell>
          <table:table-cell office:value-type="float" office:value="0.272192818972133">
            <text:p>0.272192819</text:p>
          </table:table-cell>
          <table:table-cell office:value-type="float" office:value="0.0383765320474181">
            <text:p>0.038376532</text:p>
          </table:table-cell>
          <table:table-cell office:value-type="float" office:value="4950">
            <text:p>4950</text:p>
          </table:table-cell>
          <table:table-cell office:value-type="float" office:value="0.367488739553034">
            <text:p>0.3674887396</text:p>
          </table:table-cell>
          <table:table-cell office:value-type="float" office:value="0.0054249547920434">
            <text:p>0.0054249548</text:p>
          </table:table-cell>
          <table:table-cell office:value-type="float" office:value="4977">
            <text:p>4977</text:p>
          </table:table-cell>
          <table:table-cell office:value-type="float" office:value="0.367936591612571">
            <text:p>0.3679365916</text:p>
          </table:table-cell>
          <table:table-cell office:value-type="float" office:value="0">
            <text:p>0</text:p>
          </table:table-cell>
          <table:table-cell office:value-type="float" office:value="4950">
            <text:p>4950</text:p>
          </table:table-cell>
          <table:table-cell office:value-type="float" office:value="0.301180976550746">
            <text:p>0.3011809766</text:p>
          </table:table-cell>
          <table:table-cell office:value-type="float" office:value="0.0054249547920434">
            <text:p>0.0054249548</text:p>
          </table:table-cell>
          <table:table-cell office:value-type="float" office:value="4977">
            <text:p>4977</text:p>
          </table:table-cell>
          <table:table-cell office:value-type="float" office:value="0.366165709927154">
            <text:p>0.36616570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26">
            <text:p>9526</text:p>
          </table:table-cell>
          <table:table-cell office:value-type="float" office:value="37">
            <text:p>37</text:p>
          </table:table-cell>
          <table:table-cell office:value-type="float" office:value="4803">
            <text:p>4803</text:p>
          </table:table-cell>
          <table:table-cell office:value-type="float" office:value="4663">
            <text:p>4663</text:p>
          </table:table-cell>
          <table:table-cell office:value-type="float" office:value="0.296698723854887">
            <text:p>0.2966987239</text:p>
          </table:table-cell>
          <table:table-cell office:value-type="float" office:value="0.0291484488861128">
            <text:p>0.0291484489</text:p>
          </table:table-cell>
          <table:table-cell office:value-type="float" office:value="4641">
            <text:p>4641</text:p>
          </table:table-cell>
          <table:table-cell office:value-type="float" office:value="0.261533473442606">
            <text:p>0.2615334734</text:p>
          </table:table-cell>
          <table:table-cell office:value-type="float" office:value="0.0337289194253592">
            <text:p>0.0337289194</text:p>
          </table:table-cell>
          <table:table-cell office:value-type="float" office:value="4794">
            <text:p>4794</text:p>
          </table:table-cell>
          <table:table-cell office:value-type="float" office:value="0.350132139683191">
            <text:p>0.3501321397</text:p>
          </table:table-cell>
          <table:table-cell office:value-type="float" office:value="0.0018738288569644">
            <text:p>0.0018738289</text:p>
          </table:table-cell>
          <table:table-cell office:value-type="float" office:value="4803">
            <text:p>4803</text:p>
          </table:table-cell>
          <table:table-cell office:value-type="float" office:value="0.353267104099946">
            <text:p>0.3532671041</text:p>
          </table:table-cell>
          <table:table-cell office:value-type="float" office:value="0">
            <text:p>0</text:p>
          </table:table-cell>
          <table:table-cell office:value-type="float" office:value="4803">
            <text:p>4803</text:p>
          </table:table-cell>
          <table:table-cell office:value-type="float" office:value="0.286689696836812">
            <text:p>0.2866896968</text:p>
          </table:table-cell>
          <table:table-cell office:value-type="float" office:value="0">
            <text:p>0</text:p>
          </table:table-cell>
          <table:table-cell office:value-type="float" office:value="4803">
            <text:p>4803</text:p>
          </table:table-cell>
          <table:table-cell office:value-type="float" office:value="0.322328924012101">
            <text:p>0.3223289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27">
            <text:p>9527</text:p>
          </table:table-cell>
          <table:table-cell office:value-type="float" office:value="37">
            <text:p>37</text:p>
          </table:table-cell>
          <table:table-cell office:value-type="float" office:value="3523">
            <text:p>3523</text:p>
          </table:table-cell>
          <table:table-cell office:value-type="float" office:value="3454">
            <text:p>3454</text:p>
          </table:table-cell>
          <table:table-cell office:value-type="float" office:value="0.263922484272695">
            <text:p>0.2639224843</text:p>
          </table:table-cell>
          <table:table-cell office:value-type="float" office:value="0.0195855804711893">
            <text:p>0.0195855805</text:p>
          </table:table-cell>
          <table:table-cell office:value-type="float" office:value="3402">
            <text:p>3402</text:p>
          </table:table-cell>
          <table:table-cell office:value-type="float" office:value="0.260405912580211">
            <text:p>0.2604059126</text:p>
          </table:table-cell>
          <table:table-cell office:value-type="float" office:value="0.0343457280726653">
            <text:p>0.0343457281</text:p>
          </table:table-cell>
          <table:table-cell office:value-type="float" office:value="3507">
            <text:p>3507</text:p>
          </table:table-cell>
          <table:table-cell office:value-type="float" office:value="0.345807568233294">
            <text:p>0.3458075682</text:p>
          </table:table-cell>
          <table:table-cell office:value-type="float" office:value="0.00454158387737724">
            <text:p>0.0045415839</text:p>
          </table:table-cell>
          <table:table-cell office:value-type="float" office:value="3523">
            <text:p>3523</text:p>
          </table:table-cell>
          <table:table-cell office:value-type="float" office:value="0.36468919766837">
            <text:p>0.3646891977</text:p>
          </table:table-cell>
          <table:table-cell office:value-type="float" office:value="0">
            <text:p>0</text:p>
          </table:table-cell>
          <table:table-cell office:value-type="float" office:value="3523">
            <text:p>3523</text:p>
          </table:table-cell>
          <table:table-cell office:value-type="float" office:value="0.287540615749931">
            <text:p>0.2875406157</text:p>
          </table:table-cell>
          <table:table-cell office:value-type="float" office:value="0">
            <text:p>0</text:p>
          </table:table-cell>
          <table:table-cell office:value-type="float" office:value="3523">
            <text:p>3523</text:p>
          </table:table-cell>
          <table:table-cell office:value-type="float" office:value="0.337971556729094">
            <text:p>0.33797155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28">
            <text:p>9528</text:p>
          </table:table-cell>
          <table:table-cell office:value-type="float" office:value="37">
            <text:p>37</text:p>
          </table:table-cell>
          <table:table-cell office:value-type="float" office:value="3842">
            <text:p>3842</text:p>
          </table:table-cell>
          <table:table-cell office:value-type="float" office:value="3778">
            <text:p>3778</text:p>
          </table:table-cell>
          <table:table-cell office:value-type="float" office:value="0.285529013582513">
            <text:p>0.2855290136</text:p>
          </table:table-cell>
          <table:table-cell office:value-type="float" office:value="0.0166579906298803">
            <text:p>0.0166579906</text:p>
          </table:table-cell>
          <table:table-cell office:value-type="float" office:value="3704">
            <text:p>3704</text:p>
          </table:table-cell>
          <table:table-cell office:value-type="float" office:value="0.261800785140642">
            <text:p>0.2618007851</text:p>
          </table:table-cell>
          <table:table-cell office:value-type="float" office:value="0.0359187922956793">
            <text:p>0.0359187923</text:p>
          </table:table-cell>
          <table:table-cell office:value-type="float" office:value="3842">
            <text:p>3842</text:p>
          </table:table-cell>
          <table:table-cell office:value-type="float" office:value="0.360187351444906">
            <text:p>0.3601873514</text:p>
          </table:table-cell>
          <table:table-cell office:value-type="float" office:value="0">
            <text:p>0</text:p>
          </table:table-cell>
          <table:table-cell office:value-type="float" office:value="3841">
            <text:p>3841</text:p>
          </table:table-cell>
          <table:table-cell office:value-type="float" office:value="0.367404300779309">
            <text:p>0.3674043008</text:p>
          </table:table-cell>
          <table:table-cell office:value-type="float" office:value="0.000260281103591879">
            <text:p>0.0002602811</text:p>
          </table:table-cell>
          <table:table-cell office:value-type="float" office:value="3842">
            <text:p>3842</text:p>
          </table:table-cell>
          <table:table-cell office:value-type="float" office:value="0.281473619880899">
            <text:p>0.2814736199</text:p>
          </table:table-cell>
          <table:table-cell office:value-type="float" office:value="0">
            <text:p>0</text:p>
          </table:table-cell>
          <table:table-cell office:value-type="float" office:value="3842">
            <text:p>3842</text:p>
          </table:table-cell>
          <table:table-cell office:value-type="float" office:value="0.32453039679226">
            <text:p>0.32453039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29">
            <text:p>9529</text:p>
          </table:table-cell>
          <table:table-cell office:value-type="float" office:value="37">
            <text:p>37</text:p>
          </table:table-cell>
          <table:table-cell office:value-type="float" office:value="4278">
            <text:p>4278</text:p>
          </table:table-cell>
          <table:table-cell office:value-type="float" office:value="4199">
            <text:p>4199</text:p>
          </table:table-cell>
          <table:table-cell office:value-type="float" office:value="0.30495646271515">
            <text:p>0.3049564627</text:p>
          </table:table-cell>
          <table:table-cell office:value-type="float" office:value="0.0184665731650304">
            <text:p>0.0184665732</text:p>
          </table:table-cell>
          <table:table-cell office:value-type="float" office:value="4123">
            <text:p>4123</text:p>
          </table:table-cell>
          <table:table-cell office:value-type="float" office:value="0.279877213893677">
            <text:p>0.2798772139</text:p>
          </table:table-cell>
          <table:table-cell office:value-type="float" office:value="0.036231884057971">
            <text:p>0.0362318841</text:p>
          </table:table-cell>
          <table:table-cell office:value-type="float" office:value="4271">
            <text:p>4271</text:p>
          </table:table-cell>
          <table:table-cell office:value-type="float" office:value="0.370985251205352">
            <text:p>0.3709852512</text:p>
          </table:table-cell>
          <table:table-cell office:value-type="float" office:value="0.00163627863487611">
            <text:p>0.0016362786</text:p>
          </table:table-cell>
          <table:table-cell office:value-type="float" office:value="4278">
            <text:p>4278</text:p>
          </table:table-cell>
          <table:table-cell office:value-type="float" office:value="0.37796287959544">
            <text:p>0.3779628796</text:p>
          </table:table-cell>
          <table:table-cell office:value-type="float" office:value="0">
            <text:p>0</text:p>
          </table:table-cell>
          <table:table-cell office:value-type="float" office:value="4278">
            <text:p>4278</text:p>
          </table:table-cell>
          <table:table-cell office:value-type="float" office:value="0.30402670317905">
            <text:p>0.3040267032</text:p>
          </table:table-cell>
          <table:table-cell office:value-type="float" office:value="0">
            <text:p>0</text:p>
          </table:table-cell>
          <table:table-cell office:value-type="float" office:value="4259">
            <text:p>4259</text:p>
          </table:table-cell>
          <table:table-cell office:value-type="float" office:value="0.350058897210955">
            <text:p>0.3500588972</text:p>
          </table:table-cell>
          <table:table-cell office:value-type="float" office:value="0.00444132772323516">
            <text:p>0.0044413277</text:p>
          </table:table-cell>
          <table:table-cell table:number-columns-repeated="21"/>
        </table:table-row>
        <table:table-row table:style-name="ro2">
          <table:table-cell office:value-type="float" office:value="9530">
            <text:p>9530</text:p>
          </table:table-cell>
          <table:table-cell office:value-type="float" office:value="37">
            <text:p>37</text:p>
          </table:table-cell>
          <table:table-cell office:value-type="float" office:value="549">
            <text:p>549</text:p>
          </table:table-cell>
          <table:table-cell office:value-type="float" office:value="504">
            <text:p>504</text:p>
          </table:table-cell>
          <table:table-cell office:value-type="float" office:value="0.369096808354307">
            <text:p>0.3690968084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26894729107818">
            <text:p>0.2689472911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380828199751349">
            <text:p>0.3808281998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369589912132359">
            <text:p>0.3695899121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309197528416446">
            <text:p>0.3091975284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321471473923114">
            <text:p>0.3214714739</text:p>
          </table:table-cell>
          <table:table-cell office:value-type="float" office:value="0.0819672131147541">
            <text:p>0.0819672131</text:p>
          </table:table-cell>
          <table:table-cell table:number-columns-repeated="21"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37">
            <text:p>37</text:p>
          </table:table-cell>
          <table:table-cell office:value-type="float" office:value="4324">
            <text:p>4324</text:p>
          </table:table-cell>
          <table:table-cell office:value-type="float" office:value="4145">
            <text:p>4145</text:p>
          </table:table-cell>
          <table:table-cell office:value-type="float" office:value="0.432280803241329">
            <text:p>0.4322808032</text:p>
          </table:table-cell>
          <table:table-cell office:value-type="float" office:value="0.0413968547641073">
            <text:p>0.0413968548</text:p>
          </table:table-cell>
          <table:table-cell office:value-type="float" office:value="4013">
            <text:p>4013</text:p>
          </table:table-cell>
          <table:table-cell office:value-type="float" office:value="0.265809061073492">
            <text:p>0.2658090611</text:p>
          </table:table-cell>
          <table:table-cell office:value-type="float" office:value="0.0719241443108233">
            <text:p>0.0719241443</text:p>
          </table:table-cell>
          <table:table-cell office:value-type="float" office:value="4317">
            <text:p>4317</text:p>
          </table:table-cell>
          <table:table-cell office:value-type="float" office:value="0.362770431500794">
            <text:p>0.3627704315</text:p>
          </table:table-cell>
          <table:table-cell office:value-type="float" office:value="0.00161887141535615">
            <text:p>0.0016188714</text:p>
          </table:table-cell>
          <table:table-cell office:value-type="float" office:value="4323">
            <text:p>4323</text:p>
          </table:table-cell>
          <table:table-cell office:value-type="float" office:value="0.366245017062697">
            <text:p>0.3662450171</text:p>
          </table:table-cell>
          <table:table-cell office:value-type="float" office:value="0.000231267345050879">
            <text:p>0.0002312673</text:p>
          </table:table-cell>
          <table:table-cell office:value-type="float" office:value="4323">
            <text:p>4323</text:p>
          </table:table-cell>
          <table:table-cell office:value-type="float" office:value="0.293420073569031">
            <text:p>0.2934200736</text:p>
          </table:table-cell>
          <table:table-cell office:value-type="float" office:value="0.000231267345050879">
            <text:p>0.0002312673</text:p>
          </table:table-cell>
          <table:table-cell office:value-type="float" office:value="4323">
            <text:p>4323</text:p>
          </table:table-cell>
          <table:table-cell office:value-type="float" office:value="0.33047236729467">
            <text:p>0.3304723673</text:p>
          </table:table-cell>
          <table:table-cell office:value-type="float" office:value="0.000231267345050879">
            <text:p>0.0002312673</text:p>
          </table:table-cell>
          <table:table-cell table:number-columns-repeated="21"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37">
            <text:p>37</text:p>
          </table:table-cell>
          <table:table-cell office:value-type="float" office:value="4260">
            <text:p>4260</text:p>
          </table:table-cell>
          <table:table-cell office:value-type="float" office:value="4135">
            <text:p>4135</text:p>
          </table:table-cell>
          <table:table-cell office:value-type="float" office:value="0.444015926738867">
            <text:p>0.4440159267</text:p>
          </table:table-cell>
          <table:table-cell office:value-type="float" office:value="0.0293427230046948">
            <text:p>0.029342723</text:p>
          </table:table-cell>
          <table:table-cell office:value-type="float" office:value="4112">
            <text:p>4112</text:p>
          </table:table-cell>
          <table:table-cell office:value-type="float" office:value="0.266598866840987">
            <text:p>0.2665988668</text:p>
          </table:table-cell>
          <table:table-cell office:value-type="float" office:value="0.0347417840375587">
            <text:p>0.034741784</text:p>
          </table:table-cell>
          <table:table-cell office:value-type="float" office:value="4260">
            <text:p>4260</text:p>
          </table:table-cell>
          <table:table-cell office:value-type="float" office:value="0.354383468660852">
            <text:p>0.3543834687</text:p>
          </table:table-cell>
          <table:table-cell office:value-type="float" office:value="0">
            <text:p>0</text:p>
          </table:table-cell>
          <table:table-cell office:value-type="float" office:value="4241">
            <text:p>4241</text:p>
          </table:table-cell>
          <table:table-cell office:value-type="float" office:value="0.400732891234929">
            <text:p>0.4007328912</text:p>
          </table:table-cell>
          <table:table-cell office:value-type="float" office:value="0.00446009389671362">
            <text:p>0.0044600939</text:p>
          </table:table-cell>
          <table:table-cell office:value-type="float" office:value="4260">
            <text:p>4260</text:p>
          </table:table-cell>
          <table:table-cell office:value-type="float" office:value="0.292365755178873">
            <text:p>0.2923657552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0.335783146300672">
            <text:p>0.3357831463</text:p>
          </table:table-cell>
          <table:table-cell office:value-type="float" office:value="0.00328638497652582">
            <text:p>0.003286385</text:p>
          </table:table-cell>
          <table:table-cell table:number-columns-repeated="21"/>
        </table:table-row>
        <table:table-row table:style-name="ro2">
          <table:table-cell office:value-type="float" office:value="9533">
            <text:p>9533</text:p>
          </table:table-cell>
          <table:table-cell office:value-type="float" office:value="37">
            <text:p>37</text:p>
          </table:table-cell>
          <table:table-cell office:value-type="float" office:value="3756">
            <text:p>3756</text:p>
          </table:table-cell>
          <table:table-cell office:value-type="float" office:value="3674">
            <text:p>3674</text:p>
          </table:table-cell>
          <table:table-cell office:value-type="float" office:value="0.502121465875772">
            <text:p>0.5021214659</text:p>
          </table:table-cell>
          <table:table-cell office:value-type="float" office:value="0.0218317358892439">
            <text:p>0.0218317359</text:p>
          </table:table-cell>
          <table:table-cell office:value-type="float" office:value="3592">
            <text:p>3592</text:p>
          </table:table-cell>
          <table:table-cell office:value-type="float" office:value="0.271153895496521">
            <text:p>0.2711538955</text:p>
          </table:table-cell>
          <table:table-cell office:value-type="float" office:value="0.0436634717784878">
            <text:p>0.0436634718</text:p>
          </table:table-cell>
          <table:table-cell office:value-type="float" office:value="3756">
            <text:p>3756</text:p>
          </table:table-cell>
          <table:table-cell office:value-type="float" office:value="0.357827730906224">
            <text:p>0.3578277309</text:p>
          </table:table-cell>
          <table:table-cell office:value-type="float" office:value="0">
            <text:p>0</text:p>
          </table:table-cell>
          <table:table-cell office:value-type="float" office:value="3756">
            <text:p>3756</text:p>
          </table:table-cell>
          <table:table-cell office:value-type="float" office:value="0.371929939143436">
            <text:p>0.3719299391</text:p>
          </table:table-cell>
          <table:table-cell office:value-type="float" office:value="0">
            <text:p>0</text:p>
          </table:table-cell>
          <table:table-cell office:value-type="float" office:value="3729">
            <text:p>3729</text:p>
          </table:table-cell>
          <table:table-cell office:value-type="float" office:value="0.293539967297469">
            <text:p>0.2935399673</text:p>
          </table:table-cell>
          <table:table-cell office:value-type="float" office:value="0.00718849840255591">
            <text:p>0.0071884984</text:p>
          </table:table-cell>
          <table:table-cell office:value-type="float" office:value="3756">
            <text:p>3756</text:p>
          </table:table-cell>
          <table:table-cell office:value-type="float" office:value="0.332786269602275">
            <text:p>0.33278626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34">
            <text:p>9534</text:p>
          </table:table-cell>
          <table:table-cell office:value-type="float" office:value="37">
            <text:p>37</text:p>
          </table:table-cell>
          <table:table-cell office:value-type="float" office:value="4072">
            <text:p>4072</text:p>
          </table:table-cell>
          <table:table-cell office:value-type="float" office:value="3951">
            <text:p>3951</text:p>
          </table:table-cell>
          <table:table-cell office:value-type="float" office:value="0.419411587705528">
            <text:p>0.4194115877</text:p>
          </table:table-cell>
          <table:table-cell office:value-type="float" office:value="0.0297151277013752">
            <text:p>0.0297151277</text:p>
          </table:table-cell>
          <table:table-cell office:value-type="float" office:value="3983">
            <text:p>3983</text:p>
          </table:table-cell>
          <table:table-cell office:value-type="float" office:value="0.261734073844273">
            <text:p>0.2617340738</text:p>
          </table:table-cell>
          <table:table-cell office:value-type="float" office:value="0.0218565815324165">
            <text:p>0.0218565815</text:p>
          </table:table-cell>
          <table:table-cell office:value-type="float" office:value="4072">
            <text:p>4072</text:p>
          </table:table-cell>
          <table:table-cell office:value-type="float" office:value="0.358116502182113">
            <text:p>0.3581165022</text:p>
          </table:table-cell>
          <table:table-cell office:value-type="float" office:value="0">
            <text:p>0</text:p>
          </table:table-cell>
          <table:table-cell office:value-type="float" office:value="4072">
            <text:p>4072</text:p>
          </table:table-cell>
          <table:table-cell office:value-type="float" office:value="0.359701245355284">
            <text:p>0.3597012454</text:p>
          </table:table-cell>
          <table:table-cell office:value-type="float" office:value="0">
            <text:p>0</text:p>
          </table:table-cell>
          <table:table-cell office:value-type="float" office:value="4072">
            <text:p>4072</text:p>
          </table:table-cell>
          <table:table-cell office:value-type="float" office:value="0.291517635341126">
            <text:p>0.2915176353</text:p>
          </table:table-cell>
          <table:table-cell office:value-type="float" office:value="0">
            <text:p>0</text:p>
          </table:table-cell>
          <table:table-cell office:value-type="float" office:value="4072">
            <text:p>4072</text:p>
          </table:table-cell>
          <table:table-cell office:value-type="float" office:value="0.328522344785439">
            <text:p>0.32852234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35">
            <text:p>9535</text:p>
          </table:table-cell>
          <table:table-cell office:value-type="float" office:value="37">
            <text:p>37</text:p>
          </table:table-cell>
          <table:table-cell office:value-type="float" office:value="4235">
            <text:p>4235</text:p>
          </table:table-cell>
          <table:table-cell office:value-type="float" office:value="4023">
            <text:p>4023</text:p>
          </table:table-cell>
          <table:table-cell office:value-type="float" office:value="0.421955014193645">
            <text:p>0.4219550142</text:p>
          </table:table-cell>
          <table:table-cell office:value-type="float" office:value="0.0500590318772137">
            <text:p>0.0500590319</text:p>
          </table:table-cell>
          <table:table-cell office:value-type="float" office:value="4129">
            <text:p>4129</text:p>
          </table:table-cell>
          <table:table-cell office:value-type="float" office:value="0.267589739522711">
            <text:p>0.2675897395</text:p>
          </table:table-cell>
          <table:table-cell office:value-type="float" office:value="0.0250295159386068">
            <text:p>0.0250295159</text:p>
          </table:table-cell>
          <table:table-cell office:value-type="float" office:value="4201">
            <text:p>4201</text:p>
          </table:table-cell>
          <table:table-cell office:value-type="float" office:value="0.357293574022714">
            <text:p>0.357293574</text:p>
          </table:table-cell>
          <table:table-cell office:value-type="float" office:value="0.00802833530106257">
            <text:p>0.0080283353</text:p>
          </table:table-cell>
          <table:table-cell office:value-type="float" office:value="4228">
            <text:p>4228</text:p>
          </table:table-cell>
          <table:table-cell office:value-type="float" office:value="0.365907261967797">
            <text:p>0.365907262</text:p>
          </table:table-cell>
          <table:table-cell office:value-type="float" office:value="0.00165289256198347">
            <text:p>0.0016528926</text:p>
          </table:table-cell>
          <table:table-cell office:value-type="float" office:value="4235">
            <text:p>4235</text:p>
          </table:table-cell>
          <table:table-cell office:value-type="float" office:value="0.287715091448125">
            <text:p>0.2877150914</text:p>
          </table:table-cell>
          <table:table-cell office:value-type="float" office:value="0">
            <text:p>0</text:p>
          </table:table-cell>
          <table:table-cell office:value-type="float" office:value="4235">
            <text:p>4235</text:p>
          </table:table-cell>
          <table:table-cell office:value-type="float" office:value="0.313613069815937">
            <text:p>0.31361306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36">
            <text:p>9536</text:p>
          </table:table-cell>
          <table:table-cell office:value-type="float" office:value="37">
            <text:p>37</text:p>
          </table:table-cell>
          <table:table-cell office:value-type="float" office:value="4345">
            <text:p>4345</text:p>
          </table:table-cell>
          <table:table-cell office:value-type="float" office:value="4230">
            <text:p>4230</text:p>
          </table:table-cell>
          <table:table-cell office:value-type="float" office:value="0.44266350682158">
            <text:p>0.4426635068</text:p>
          </table:table-cell>
          <table:table-cell office:value-type="float" office:value="0.0264672036823936">
            <text:p>0.0264672037</text:p>
          </table:table-cell>
          <table:table-cell office:value-type="float" office:value="4211">
            <text:p>4211</text:p>
          </table:table-cell>
          <table:table-cell office:value-type="float" office:value="0.265488100430824">
            <text:p>0.2654881004</text:p>
          </table:table-cell>
          <table:table-cell office:value-type="float" office:value="0.0308400460299194">
            <text:p>0.030840046</text:p>
          </table:table-cell>
          <table:table-cell office:value-type="float" office:value="4333">
            <text:p>4333</text:p>
          </table:table-cell>
          <table:table-cell office:value-type="float" office:value="0.35816921810162">
            <text:p>0.3581692181</text:p>
          </table:table-cell>
          <table:table-cell office:value-type="float" office:value="0.00276179516685846">
            <text:p>0.0027617952</text:p>
          </table:table-cell>
          <table:table-cell office:value-type="float" office:value="4345">
            <text:p>4345</text:p>
          </table:table-cell>
          <table:table-cell office:value-type="float" office:value="0.370368521598365">
            <text:p>0.3703685216</text:p>
          </table:table-cell>
          <table:table-cell office:value-type="float" office:value="0">
            <text:p>0</text:p>
          </table:table-cell>
          <table:table-cell office:value-type="float" office:value="4333">
            <text:p>4333</text:p>
          </table:table-cell>
          <table:table-cell office:value-type="float" office:value="0.353952877566111">
            <text:p>0.3539528776</text:p>
          </table:table-cell>
          <table:table-cell office:value-type="float" office:value="0.00276179516685846">
            <text:p>0.0027617952</text:p>
          </table:table-cell>
          <table:table-cell office:value-type="float" office:value="4345">
            <text:p>4345</text:p>
          </table:table-cell>
          <table:table-cell office:value-type="float" office:value="0.328285356403935">
            <text:p>0.328285356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37">
            <text:p>9537</text:p>
          </table:table-cell>
          <table:table-cell office:value-type="float" office:value="37">
            <text:p>37</text:p>
          </table:table-cell>
          <table:table-cell office:value-type="float" office:value="4455">
            <text:p>4455</text:p>
          </table:table-cell>
          <table:table-cell office:value-type="float" office:value="4408">
            <text:p>4408</text:p>
          </table:table-cell>
          <table:table-cell office:value-type="float" office:value="0.472639271493983">
            <text:p>0.4726392715</text:p>
          </table:table-cell>
          <table:table-cell office:value-type="float" office:value="0.0105499438832772">
            <text:p>0.0105499439</text:p>
          </table:table-cell>
          <table:table-cell office:value-type="float" office:value="4308">
            <text:p>4308</text:p>
          </table:table-cell>
          <table:table-cell office:value-type="float" office:value="0.266596534278177">
            <text:p>0.2665965343</text:p>
          </table:table-cell>
          <table:table-cell office:value-type="float" office:value="0.032996632996633">
            <text:p>0.032996633</text:p>
          </table:table-cell>
          <table:table-cell office:value-type="float" office:value="4455">
            <text:p>4455</text:p>
          </table:table-cell>
          <table:table-cell office:value-type="float" office:value="0.354875172901218">
            <text:p>0.3548751729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office:value-type="float" office:value="0.364106056965849">
            <text:p>0.364106057</text:p>
          </table:table-cell>
          <table:table-cell office:value-type="float" office:value="0">
            <text:p>0</text:p>
          </table:table-cell>
          <table:table-cell office:value-type="float" office:value="4421">
            <text:p>4421</text:p>
          </table:table-cell>
          <table:table-cell office:value-type="float" office:value="0.293613676282268">
            <text:p>0.2936136763</text:p>
          </table:table-cell>
          <table:table-cell office:value-type="float" office:value="0.00763187429854096">
            <text:p>0.0076318743</text:p>
          </table:table-cell>
          <table:table-cell office:value-type="float" office:value="4455">
            <text:p>4455</text:p>
          </table:table-cell>
          <table:table-cell office:value-type="float" office:value="0.313756755685039">
            <text:p>0.31375675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38">
            <text:p>9538</text:p>
          </table:table-cell>
          <table:table-cell office:value-type="float" office:value="37">
            <text:p>37</text:p>
          </table:table-cell>
          <table:table-cell office:value-type="float" office:value="4404">
            <text:p>4404</text:p>
          </table:table-cell>
          <table:table-cell office:value-type="float" office:value="4323">
            <text:p>4323</text:p>
          </table:table-cell>
          <table:table-cell office:value-type="float" office:value="0.443971141532914">
            <text:p>0.4439711415</text:p>
          </table:table-cell>
          <table:table-cell office:value-type="float" office:value="0.0183923705722071">
            <text:p>0.0183923706</text:p>
          </table:table-cell>
          <table:table-cell office:value-type="float" office:value="4263">
            <text:p>4263</text:p>
          </table:table-cell>
          <table:table-cell office:value-type="float" office:value="0.265030918120048">
            <text:p>0.2650309181</text:p>
          </table:table-cell>
          <table:table-cell office:value-type="float" office:value="0.032016348773842">
            <text:p>0.0320163488</text:p>
          </table:table-cell>
          <table:table-cell office:value-type="float" office:value="4394">
            <text:p>4394</text:p>
          </table:table-cell>
          <table:table-cell office:value-type="float" office:value="0.349985188226156">
            <text:p>0.3499851882</text:p>
          </table:table-cell>
          <table:table-cell office:value-type="float" office:value="0.00227066303360581">
            <text:p>0.002270663</text:p>
          </table:table-cell>
          <table:table-cell office:value-type="float" office:value="4404">
            <text:p>4404</text:p>
          </table:table-cell>
          <table:table-cell office:value-type="float" office:value="0.365628753968273">
            <text:p>0.365628754</text:p>
          </table:table-cell>
          <table:table-cell office:value-type="float" office:value="0">
            <text:p>0</text:p>
          </table:table-cell>
          <table:table-cell office:value-type="float" office:value="4404">
            <text:p>4404</text:p>
          </table:table-cell>
          <table:table-cell office:value-type="float" office:value="0.337587150377992">
            <text:p>0.3375871504</text:p>
          </table:table-cell>
          <table:table-cell office:value-type="float" office:value="0">
            <text:p>0</text:p>
          </table:table-cell>
          <table:table-cell office:value-type="float" office:value="4404">
            <text:p>4404</text:p>
          </table:table-cell>
          <table:table-cell office:value-type="float" office:value="0.314313771684087">
            <text:p>0.314313771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39">
            <text:p>9539</text:p>
          </table:table-cell>
          <table:table-cell office:value-type="float" office:value="37">
            <text:p>37</text:p>
          </table:table-cell>
          <table:table-cell office:value-type="float" office:value="4583">
            <text:p>4583</text:p>
          </table:table-cell>
          <table:table-cell office:value-type="float" office:value="4441">
            <text:p>4441</text:p>
          </table:table-cell>
          <table:table-cell office:value-type="float" office:value="0.342619421384469">
            <text:p>0.3426194214</text:p>
          </table:table-cell>
          <table:table-cell office:value-type="float" office:value="0.0309840715688414">
            <text:p>0.0309840716</text:p>
          </table:table-cell>
          <table:table-cell office:value-type="float" office:value="4485">
            <text:p>4485</text:p>
          </table:table-cell>
          <table:table-cell office:value-type="float" office:value="0.267144220025985">
            <text:p>0.26714422</text:p>
          </table:table-cell>
          <table:table-cell office:value-type="float" office:value="0.0213833733362426">
            <text:p>0.0213833733</text:p>
          </table:table-cell>
          <table:table-cell office:value-type="float" office:value="4576">
            <text:p>4576</text:p>
          </table:table-cell>
          <table:table-cell office:value-type="float" office:value="0.342547578449919">
            <text:p>0.3425475784</text:p>
          </table:table-cell>
          <table:table-cell office:value-type="float" office:value="0.00152738380973162">
            <text:p>0.0015273838</text:p>
          </table:table-cell>
          <table:table-cell office:value-type="float" office:value="4571">
            <text:p>4571</text:p>
          </table:table-cell>
          <table:table-cell office:value-type="float" office:value="0.379637193180519">
            <text:p>0.3796371932</text:p>
          </table:table-cell>
          <table:table-cell office:value-type="float" office:value="0.0026183722452542">
            <text:p>0.0026183722</text:p>
          </table:table-cell>
          <table:table-cell office:value-type="float" office:value="4543">
            <text:p>4543</text:p>
          </table:table-cell>
          <table:table-cell office:value-type="float" office:value="0.285562135974416">
            <text:p>0.285562136</text:p>
          </table:table-cell>
          <table:table-cell office:value-type="float" office:value="0.00872790748418067">
            <text:p>0.0087279075</text:p>
          </table:table-cell>
          <table:table-cell office:value-type="float" office:value="4583">
            <text:p>4583</text:p>
          </table:table-cell>
          <table:table-cell office:value-type="float" office:value="0.305924009768773">
            <text:p>0.30592400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40">
            <text:p>9540</text:p>
          </table:table-cell>
          <table:table-cell office:value-type="float" office:value="37">
            <text:p>37</text:p>
          </table:table-cell>
          <table:table-cell office:value-type="float" office:value="3965">
            <text:p>3965</text:p>
          </table:table-cell>
          <table:table-cell office:value-type="float" office:value="3733">
            <text:p>3733</text:p>
          </table:table-cell>
          <table:table-cell office:value-type="float" office:value="0.281086880966987">
            <text:p>0.281086881</text:p>
          </table:table-cell>
          <table:table-cell office:value-type="float" office:value="0.0585119798234552">
            <text:p>0.0585119798</text:p>
          </table:table-cell>
          <table:table-cell office:value-type="float" office:value="3758">
            <text:p>3758</text:p>
          </table:table-cell>
          <table:table-cell office:value-type="float" office:value="0.27288605663929">
            <text:p>0.2728860566</text:p>
          </table:table-cell>
          <table:table-cell office:value-type="float" office:value="0.0522068095838588">
            <text:p>0.0522068096</text:p>
          </table:table-cell>
          <table:table-cell office:value-type="float" office:value="3965">
            <text:p>3965</text:p>
          </table:table-cell>
          <table:table-cell office:value-type="float" office:value="0.35596028112047">
            <text:p>0.3559602811</text:p>
          </table:table-cell>
          <table:table-cell office:value-type="float" office:value="0">
            <text:p>0</text:p>
          </table:table-cell>
          <table:table-cell office:value-type="float" office:value="3965">
            <text:p>3965</text:p>
          </table:table-cell>
          <table:table-cell office:value-type="float" office:value="0.383988355846452">
            <text:p>0.3839883558</text:p>
          </table:table-cell>
          <table:table-cell office:value-type="float" office:value="0">
            <text:p>0</text:p>
          </table:table-cell>
          <table:table-cell office:value-type="float" office:value="3965">
            <text:p>3965</text:p>
          </table:table-cell>
          <table:table-cell office:value-type="float" office:value="0.292485182394749">
            <text:p>0.2924851824</text:p>
          </table:table-cell>
          <table:table-cell office:value-type="float" office:value="0">
            <text:p>0</text:p>
          </table:table-cell>
          <table:table-cell office:value-type="float" office:value="3965">
            <text:p>3965</text:p>
          </table:table-cell>
          <table:table-cell office:value-type="float" office:value="0.313657388509329">
            <text:p>0.31365738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41">
            <text:p>9541</text:p>
          </table:table-cell>
          <table:table-cell office:value-type="float" office:value="37">
            <text:p>37</text:p>
          </table:table-cell>
          <table:table-cell office:value-type="float" office:value="4207">
            <text:p>4207</text:p>
          </table:table-cell>
          <table:table-cell office:value-type="float" office:value="4085">
            <text:p>4085</text:p>
          </table:table-cell>
          <table:table-cell office:value-type="float" office:value="0.288536620069837">
            <text:p>0.2885366201</text:p>
          </table:table-cell>
          <table:table-cell office:value-type="float" office:value="0.0289992869027811">
            <text:p>0.0289992869</text:p>
          </table:table-cell>
          <table:table-cell office:value-type="float" office:value="3973">
            <text:p>3973</text:p>
          </table:table-cell>
          <table:table-cell office:value-type="float" office:value="0.311440987327186">
            <text:p>0.3114409873</text:p>
          </table:table-cell>
          <table:table-cell office:value-type="float" office:value="0.055621583075826">
            <text:p>0.0556215831</text:p>
          </table:table-cell>
          <table:table-cell office:value-type="float" office:value="4188">
            <text:p>4188</text:p>
          </table:table-cell>
          <table:table-cell office:value-type="float" office:value="0.35334221262243">
            <text:p>0.3533422126</text:p>
          </table:table-cell>
          <table:table-cell office:value-type="float" office:value="0.00451628238649869">
            <text:p>0.0045162824</text:p>
          </table:table-cell>
          <table:table-cell office:value-type="float" office:value="4207">
            <text:p>4207</text:p>
          </table:table-cell>
          <table:table-cell office:value-type="float" office:value="0.384187090197871">
            <text:p>0.3841870902</text:p>
          </table:table-cell>
          <table:table-cell office:value-type="float" office:value="0">
            <text:p>0</text:p>
          </table:table-cell>
          <table:table-cell office:value-type="float" office:value="4207">
            <text:p>4207</text:p>
          </table:table-cell>
          <table:table-cell office:value-type="float" office:value="0.287754745015896">
            <text:p>0.287754745</text:p>
          </table:table-cell>
          <table:table-cell office:value-type="float" office:value="0">
            <text:p>0</text:p>
          </table:table-cell>
          <table:table-cell office:value-type="float" office:value="4207">
            <text:p>4207</text:p>
          </table:table-cell>
          <table:table-cell office:value-type="float" office:value="0.311399934221729">
            <text:p>0.31139993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42">
            <text:p>9542</text:p>
          </table:table-cell>
          <table:table-cell office:value-type="float" office:value="37">
            <text:p>37</text:p>
          </table:table-cell>
          <table:table-cell office:value-type="float" office:value="3731">
            <text:p>3731</text:p>
          </table:table-cell>
          <table:table-cell office:value-type="float" office:value="3568">
            <text:p>3568</text:p>
          </table:table-cell>
          <table:table-cell office:value-type="float" office:value="0.267931226718107">
            <text:p>0.2679312267</text:p>
          </table:table-cell>
          <table:table-cell office:value-type="float" office:value="0.0436880192977754">
            <text:p>0.0436880193</text:p>
          </table:table-cell>
          <table:table-cell office:value-type="float" office:value="3694">
            <text:p>3694</text:p>
          </table:table-cell>
          <table:table-cell office:value-type="float" office:value="0.264661906683492">
            <text:p>0.2646619067</text:p>
          </table:table-cell>
          <table:table-cell office:value-type="float" office:value="0.00991691235593674">
            <text:p>0.0099169124</text:p>
          </table:table-cell>
          <table:table-cell office:value-type="float" office:value="3731">
            <text:p>3731</text:p>
          </table:table-cell>
          <table:table-cell office:value-type="float" office:value="0.34976872639738">
            <text:p>0.3497687264</text:p>
          </table:table-cell>
          <table:table-cell office:value-type="float" office:value="0">
            <text:p>0</text:p>
          </table:table-cell>
          <table:table-cell office:value-type="float" office:value="3717">
            <text:p>3717</text:p>
          </table:table-cell>
          <table:table-cell office:value-type="float" office:value="0.396875765372172">
            <text:p>0.3968757654</text:p>
          </table:table-cell>
          <table:table-cell office:value-type="float" office:value="0.00375234521575985">
            <text:p>0.0037523452</text:p>
          </table:table-cell>
          <table:table-cell office:value-type="float" office:value="3731">
            <text:p>3731</text:p>
          </table:table-cell>
          <table:table-cell office:value-type="float" office:value="0.289350684490557">
            <text:p>0.2893506845</text:p>
          </table:table-cell>
          <table:table-cell office:value-type="float" office:value="0">
            <text:p>0</text:p>
          </table:table-cell>
          <table:table-cell office:value-type="float" office:value="3731">
            <text:p>3731</text:p>
          </table:table-cell>
          <table:table-cell office:value-type="float" office:value="0.337999080970253">
            <text:p>0.3379990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43">
            <text:p>9543</text:p>
          </table:table-cell>
          <table:table-cell office:value-type="float" office:value="37">
            <text:p>37</text:p>
          </table:table-cell>
          <table:table-cell office:value-type="float" office:value="4073">
            <text:p>4073</text:p>
          </table:table-cell>
          <table:table-cell office:value-type="float" office:value="3932">
            <text:p>3932</text:p>
          </table:table-cell>
          <table:table-cell office:value-type="float" office:value="0.280136128365597">
            <text:p>0.2801361284</text:p>
          </table:table-cell>
          <table:table-cell office:value-type="float" office:value="0.0346182175300761">
            <text:p>0.0346182175</text:p>
          </table:table-cell>
          <table:table-cell office:value-type="float" office:value="3983">
            <text:p>3983</text:p>
          </table:table-cell>
          <table:table-cell office:value-type="float" office:value="0.268113166617294">
            <text:p>0.2681131666</text:p>
          </table:table-cell>
          <table:table-cell office:value-type="float" office:value="0.0220967345936656">
            <text:p>0.0220967346</text:p>
          </table:table-cell>
          <table:table-cell office:value-type="float" office:value="4063">
            <text:p>4063</text:p>
          </table:table-cell>
          <table:table-cell office:value-type="float" office:value="0.358250857799973">
            <text:p>0.3582508578</text:p>
          </table:table-cell>
          <table:table-cell office:value-type="float" office:value="0.00245519273262951">
            <text:p>0.0024551927</text:p>
          </table:table-cell>
          <table:table-cell office:value-type="float" office:value="4073">
            <text:p>4073</text:p>
          </table:table-cell>
          <table:table-cell office:value-type="float" office:value="0.359863591726866">
            <text:p>0.3598635917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office:value-type="float" office:value="0.296548973322479">
            <text:p>0.2965489733</text:p>
          </table:table-cell>
          <table:table-cell office:value-type="float" office:value="0.0115394058433587">
            <text:p>0.0115394058</text:p>
          </table:table-cell>
          <table:table-cell office:value-type="float" office:value="4073">
            <text:p>4073</text:p>
          </table:table-cell>
          <table:table-cell office:value-type="float" office:value="0.310421657379179">
            <text:p>0.310421657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44">
            <text:p>9544</text:p>
          </table:table-cell>
          <table:table-cell office:value-type="float" office:value="37">
            <text:p>37</text:p>
          </table:table-cell>
          <table:table-cell office:value-type="float" office:value="4408">
            <text:p>4408</text:p>
          </table:table-cell>
          <table:table-cell office:value-type="float" office:value="4263">
            <text:p>4263</text:p>
          </table:table-cell>
          <table:table-cell office:value-type="float" office:value="0.28055085803323">
            <text:p>0.280550858</text:p>
          </table:table-cell>
          <table:table-cell office:value-type="float" office:value="0.0328947368421053">
            <text:p>0.0328947368</text:p>
          </table:table-cell>
          <table:table-cell office:value-type="float" office:value="4290">
            <text:p>4290</text:p>
          </table:table-cell>
          <table:table-cell office:value-type="float" office:value="0.264968405436737">
            <text:p>0.2649684054</text:p>
          </table:table-cell>
          <table:table-cell office:value-type="float" office:value="0.0267695099818512">
            <text:p>0.02676951</text:p>
          </table:table-cell>
          <table:table-cell office:value-type="float" office:value="4408">
            <text:p>4408</text:p>
          </table:table-cell>
          <table:table-cell office:value-type="float" office:value="0.349241100689739">
            <text:p>0.3492411007</text:p>
          </table:table-cell>
          <table:table-cell office:value-type="float" office:value="0">
            <text:p>0</text:p>
          </table:table-cell>
          <table:table-cell office:value-type="float" office:value="4393">
            <text:p>4393</text:p>
          </table:table-cell>
          <table:table-cell office:value-type="float" office:value="0.364655142251343">
            <text:p>0.3646551423</text:p>
          </table:table-cell>
          <table:table-cell office:value-type="float" office:value="0.00340290381125227">
            <text:p>0.0034029038</text:p>
          </table:table-cell>
          <table:table-cell office:value-type="float" office:value="4349">
            <text:p>4349</text:p>
          </table:table-cell>
          <table:table-cell office:value-type="float" office:value="0.30058057488343">
            <text:p>0.3005805749</text:p>
          </table:table-cell>
          <table:table-cell office:value-type="float" office:value="0.0133847549909256">
            <text:p>0.013384755</text:p>
          </table:table-cell>
          <table:table-cell office:value-type="float" office:value="4408">
            <text:p>4408</text:p>
          </table:table-cell>
          <table:table-cell office:value-type="float" office:value="0.320293063191459">
            <text:p>0.320293063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45">
            <text:p>9545</text:p>
          </table:table-cell>
          <table:table-cell office:value-type="float" office:value="37">
            <text:p>37</text:p>
          </table:table-cell>
          <table:table-cell office:value-type="float" office:value="4077">
            <text:p>4077</text:p>
          </table:table-cell>
          <table:table-cell office:value-type="float" office:value="3835">
            <text:p>3835</text:p>
          </table:table-cell>
          <table:table-cell office:value-type="float" office:value="0.292294378756884">
            <text:p>0.2922943788</text:p>
          </table:table-cell>
          <table:table-cell office:value-type="float" office:value="0.0593573706156488">
            <text:p>0.0593573706</text:p>
          </table:table-cell>
          <table:table-cell office:value-type="float" office:value="3975">
            <text:p>3975</text:p>
          </table:table-cell>
          <table:table-cell office:value-type="float" office:value="0.264039578925762">
            <text:p>0.2640395789</text:p>
          </table:table-cell>
          <table:table-cell office:value-type="float" office:value="0.025018395879323">
            <text:p>0.0250183959</text:p>
          </table:table-cell>
          <table:table-cell office:value-type="float" office:value="4077">
            <text:p>4077</text:p>
          </table:table-cell>
          <table:table-cell office:value-type="float" office:value="0.362566098998631">
            <text:p>0.362566099</text:p>
          </table:table-cell>
          <table:table-cell office:value-type="float" office:value="0">
            <text:p>0</text:p>
          </table:table-cell>
          <table:table-cell office:value-type="float" office:value="4067">
            <text:p>4067</text:p>
          </table:table-cell>
          <table:table-cell office:value-type="float" office:value="0.370016304614042">
            <text:p>0.3700163046</text:p>
          </table:table-cell>
          <table:table-cell office:value-type="float" office:value="0.00245278390973755">
            <text:p>0.0024527839</text:p>
          </table:table-cell>
          <table:table-cell office:value-type="float" office:value="4077">
            <text:p>4077</text:p>
          </table:table-cell>
          <table:table-cell office:value-type="float" office:value="0.298361841138477">
            <text:p>0.2983618411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office:value-type="float" office:value="0.317067128825111">
            <text:p>0.317067128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46">
            <text:p>9546</text:p>
          </table:table-cell>
          <table:table-cell office:value-type="float" office:value="37">
            <text:p>37</text:p>
          </table:table-cell>
          <table:table-cell office:value-type="float" office:value="4788">
            <text:p>4788</text:p>
          </table:table-cell>
          <table:table-cell office:value-type="float" office:value="4651">
            <text:p>4651</text:p>
          </table:table-cell>
          <table:table-cell office:value-type="float" office:value="0.271596615917875">
            <text:p>0.2715966159</text:p>
          </table:table-cell>
          <table:table-cell office:value-type="float" office:value="0.0286131996658312">
            <text:p>0.0286131997</text:p>
          </table:table-cell>
          <table:table-cell office:value-type="float" office:value="4721">
            <text:p>4721</text:p>
          </table:table-cell>
          <table:table-cell office:value-type="float" office:value="0.265278636290479">
            <text:p>0.2652786363</text:p>
          </table:table-cell>
          <table:table-cell office:value-type="float" office:value="0.0139933166248956">
            <text:p>0.0139933166</text:p>
          </table:table-cell>
          <table:table-cell office:value-type="float" office:value="4788">
            <text:p>4788</text:p>
          </table:table-cell>
          <table:table-cell office:value-type="float" office:value="0.361641471100713">
            <text:p>0.3616414711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0.366229155635588">
            <text:p>0.3662291556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0.309375269702575">
            <text:p>0.3093752697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0.315604145430626">
            <text:p>0.315604145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47">
            <text:p>9547</text:p>
          </table:table-cell>
          <table:table-cell office:value-type="float" office:value="37">
            <text:p>37</text:p>
          </table:table-cell>
          <table:table-cell office:value-type="float" office:value="4374">
            <text:p>4374</text:p>
          </table:table-cell>
          <table:table-cell office:value-type="float" office:value="4214">
            <text:p>4214</text:p>
          </table:table-cell>
          <table:table-cell office:value-type="float" office:value="0.262438974325481">
            <text:p>0.2624389743</text:p>
          </table:table-cell>
          <table:table-cell office:value-type="float" office:value="0.0365797896662094">
            <text:p>0.0365797897</text:p>
          </table:table-cell>
          <table:table-cell office:value-type="float" office:value="4211">
            <text:p>4211</text:p>
          </table:table-cell>
          <table:table-cell office:value-type="float" office:value="0.262710484636575">
            <text:p>0.2627104846</text:p>
          </table:table-cell>
          <table:table-cell office:value-type="float" office:value="0.0372656607224508">
            <text:p>0.0372656607</text:p>
          </table:table-cell>
          <table:table-cell office:value-type="float" office:value="4374">
            <text:p>4374</text:p>
          </table:table-cell>
          <table:table-cell office:value-type="float" office:value="0.346564718121447">
            <text:p>0.3465647181</text:p>
          </table:table-cell>
          <table:table-cell office:value-type="float" office:value="0">
            <text:p>0</text:p>
          </table:table-cell>
          <table:table-cell office:value-type="float" office:value="4321">
            <text:p>4321</text:p>
          </table:table-cell>
          <table:table-cell office:value-type="float" office:value="0.356879310867643">
            <text:p>0.3568793109</text:p>
          </table:table-cell>
          <table:table-cell office:value-type="float" office:value="0.0121170553269319">
            <text:p>0.0121170553</text:p>
          </table:table-cell>
          <table:table-cell office:value-type="float" office:value="4210">
            <text:p>4210</text:p>
          </table:table-cell>
          <table:table-cell office:value-type="float" office:value="0.282848432401164">
            <text:p>0.2828484324</text:p>
          </table:table-cell>
          <table:table-cell office:value-type="float" office:value="0.0374942844078647">
            <text:p>0.0374942844</text:p>
          </table:table-cell>
          <table:table-cell office:value-type="float" office:value="4374">
            <text:p>4374</text:p>
          </table:table-cell>
          <table:table-cell office:value-type="float" office:value="0.305941270733568">
            <text:p>0.30594127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48">
            <text:p>9548</text:p>
          </table:table-cell>
          <table:table-cell office:value-type="float" office:value="37">
            <text:p>37</text:p>
          </table:table-cell>
          <table:table-cell office:value-type="float" office:value="4098">
            <text:p>4098</text:p>
          </table:table-cell>
          <table:table-cell office:value-type="float" office:value="3988">
            <text:p>3988</text:p>
          </table:table-cell>
          <table:table-cell office:value-type="float" office:value="0.272647668720099">
            <text:p>0.2726476687</text:p>
          </table:table-cell>
          <table:table-cell office:value-type="float" office:value="0.0268423621278672">
            <text:p>0.0268423621</text:p>
          </table:table-cell>
          <table:table-cell office:value-type="float" office:value="4053">
            <text:p>4053</text:p>
          </table:table-cell>
          <table:table-cell office:value-type="float" office:value="0.26252201356152">
            <text:p>0.2625220136</text:p>
          </table:table-cell>
          <table:table-cell office:value-type="float" office:value="0.0109809663250366">
            <text:p>0.0109809663</text:p>
          </table:table-cell>
          <table:table-cell office:value-type="float" office:value="4094">
            <text:p>4094</text:p>
          </table:table-cell>
          <table:table-cell office:value-type="float" office:value="0.344704266024123">
            <text:p>0.344704266</text:p>
          </table:table-cell>
          <table:table-cell office:value-type="float" office:value="0.000976085895558809">
            <text:p>0.0009760859</text:p>
          </table:table-cell>
          <table:table-cell office:value-type="float" office:value="4098">
            <text:p>4098</text:p>
          </table:table-cell>
          <table:table-cell office:value-type="float" office:value="0.359033199366476">
            <text:p>0.3590331994</text:p>
          </table:table-cell>
          <table:table-cell office:value-type="float" office:value="0">
            <text:p>0</text:p>
          </table:table-cell>
          <table:table-cell office:value-type="float" office:value="4068">
            <text:p>4068</text:p>
          </table:table-cell>
          <table:table-cell office:value-type="float" office:value="0.290389141453606">
            <text:p>0.2903891415</text:p>
          </table:table-cell>
          <table:table-cell office:value-type="float" office:value="0.00732064421669107">
            <text:p>0.0073206442</text:p>
          </table:table-cell>
          <table:table-cell office:value-type="float" office:value="4098">
            <text:p>4098</text:p>
          </table:table-cell>
          <table:table-cell office:value-type="float" office:value="0.308865837984852">
            <text:p>0.30886583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49">
            <text:p>9549</text:p>
          </table:table-cell>
          <table:table-cell office:value-type="float" office:value="37">
            <text:p>37</text:p>
          </table:table-cell>
          <table:table-cell office:value-type="float" office:value="4145">
            <text:p>4145</text:p>
          </table:table-cell>
          <table:table-cell office:value-type="float" office:value="4021">
            <text:p>4021</text:p>
          </table:table-cell>
          <table:table-cell office:value-type="float" office:value="0.285765068938894">
            <text:p>0.2857650689</text:p>
          </table:table-cell>
          <table:table-cell office:value-type="float" office:value="0.0299155609167672">
            <text:p>0.0299155609</text:p>
          </table:table-cell>
          <table:table-cell office:value-type="float" office:value="4042">
            <text:p>4042</text:p>
          </table:table-cell>
          <table:table-cell office:value-type="float" office:value="0.264396927548267">
            <text:p>0.2643969275</text:p>
          </table:table-cell>
          <table:table-cell office:value-type="float" office:value="0.0248492159227986">
            <text:p>0.0248492159</text:p>
          </table:table-cell>
          <table:table-cell office:value-type="float" office:value="4145">
            <text:p>4145</text:p>
          </table:table-cell>
          <table:table-cell office:value-type="float" office:value="0.346226496513985">
            <text:p>0.3462264965</text:p>
          </table:table-cell>
          <table:table-cell office:value-type="float" office:value="0">
            <text:p>0</text:p>
          </table:table-cell>
          <table:table-cell office:value-type="float" office:value="4145">
            <text:p>4145</text:p>
          </table:table-cell>
          <table:table-cell office:value-type="float" office:value="0.364582366291668">
            <text:p>0.3645823663</text:p>
          </table:table-cell>
          <table:table-cell office:value-type="float" office:value="0">
            <text:p>0</text:p>
          </table:table-cell>
          <table:table-cell office:value-type="float" office:value="4137">
            <text:p>4137</text:p>
          </table:table-cell>
          <table:table-cell office:value-type="float" office:value="0.301127327606114">
            <text:p>0.3011273276</text:p>
          </table:table-cell>
          <table:table-cell office:value-type="float" office:value="0.00193003618817853">
            <text:p>0.0019300362</text:p>
          </table:table-cell>
          <table:table-cell office:value-type="float" office:value="4145">
            <text:p>4145</text:p>
          </table:table-cell>
          <table:table-cell office:value-type="float" office:value="0.314361355965413">
            <text:p>0.31436135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50">
            <text:p>9550</text:p>
          </table:table-cell>
          <table:table-cell office:value-type="float" office:value="40">
            <text:p>40</text:p>
          </table:table-cell>
          <table:table-cell office:value-type="float" office:value="4068">
            <text:p>4068</text:p>
          </table:table-cell>
          <table:table-cell office:value-type="float" office:value="4013">
            <text:p>4013</text:p>
          </table:table-cell>
          <table:table-cell office:value-type="float" office:value="0.287455243951081">
            <text:p>0.287455244</text:p>
          </table:table-cell>
          <table:table-cell office:value-type="float" office:value="0.0135201573254671">
            <text:p>0.0135201573</text:p>
          </table:table-cell>
          <table:table-cell office:value-type="float" office:value="3973">
            <text:p>3973</text:p>
          </table:table-cell>
          <table:table-cell office:value-type="float" office:value="0.283287887234584">
            <text:p>0.2832878872</text:p>
          </table:table-cell>
          <table:table-cell office:value-type="float" office:value="0.0233529990167158">
            <text:p>0.023352999</text:p>
          </table:table-cell>
          <table:table-cell office:value-type="float" office:value="4068">
            <text:p>4068</text:p>
          </table:table-cell>
          <table:table-cell office:value-type="float" office:value="0.381374485961471">
            <text:p>0.381374486</text:p>
          </table:table-cell>
          <table:table-cell office:value-type="float" office:value="0">
            <text:p>0</text:p>
          </table:table-cell>
          <table:table-cell office:value-type="float" office:value="4066">
            <text:p>4066</text:p>
          </table:table-cell>
          <table:table-cell office:value-type="float" office:value="0.386621819259038">
            <text:p>0.3866218193</text:p>
          </table:table-cell>
          <table:table-cell office:value-type="float" office:value="0.000491642084562438">
            <text:p>0.0004916421</text:p>
          </table:table-cell>
          <table:table-cell office:value-type="float" office:value="4054">
            <text:p>4054</text:p>
          </table:table-cell>
          <table:table-cell office:value-type="float" office:value="0.326932469974085">
            <text:p>0.32693247</text:p>
          </table:table-cell>
          <table:table-cell office:value-type="float" office:value="0.00344149459193707">
            <text:p>0.0034414946</text:p>
          </table:table-cell>
          <table:table-cell office:value-type="float" office:value="4059">
            <text:p>4059</text:p>
          </table:table-cell>
          <table:table-cell office:value-type="float" office:value="0.340260267358349">
            <text:p>0.3402602674</text:p>
          </table:table-cell>
          <table:table-cell office:value-type="float" office:value="0.00221238938053097">
            <text:p>0.0022123894</text:p>
          </table:table-cell>
          <table:table-cell table:number-columns-repeated="21"/>
        </table:table-row>
        <table:table-row table:style-name="ro2">
          <table:table-cell office:value-type="float" office:value="9551">
            <text:p>9551</text:p>
          </table:table-cell>
          <table:table-cell office:value-type="float" office:value="40">
            <text:p>40</text:p>
          </table:table-cell>
          <table:table-cell office:value-type="float" office:value="4454">
            <text:p>4454</text:p>
          </table:table-cell>
          <table:table-cell office:value-type="float" office:value="4336">
            <text:p>4336</text:p>
          </table:table-cell>
          <table:table-cell office:value-type="float" office:value="0.282421573406918">
            <text:p>0.2824215734</text:p>
          </table:table-cell>
          <table:table-cell office:value-type="float" office:value="0.0264930399640772">
            <text:p>0.02649304</text:p>
          </table:table-cell>
          <table:table-cell office:value-type="float" office:value="4178">
            <text:p>4178</text:p>
          </table:table-cell>
          <table:table-cell office:value-type="float" office:value="0.279268415000245">
            <text:p>0.279268415</text:p>
          </table:table-cell>
          <table:table-cell office:value-type="float" office:value="0.061966771441401">
            <text:p>0.0619667714</text:p>
          </table:table-cell>
          <table:table-cell office:value-type="float" office:value="4428">
            <text:p>4428</text:p>
          </table:table-cell>
          <table:table-cell office:value-type="float" office:value="0.377286436380516">
            <text:p>0.3772864364</text:p>
          </table:table-cell>
          <table:table-cell office:value-type="float" office:value="0.00583744948361024">
            <text:p>0.0058374495</text:p>
          </table:table-cell>
          <table:table-cell office:value-type="float" office:value="4428">
            <text:p>4428</text:p>
          </table:table-cell>
          <table:table-cell office:value-type="float" office:value="0.378510565343248">
            <text:p>0.3785105653</text:p>
          </table:table-cell>
          <table:table-cell office:value-type="float" office:value="0.00583744948361024">
            <text:p>0.0058374495</text:p>
          </table:table-cell>
          <table:table-cell office:value-type="float" office:value="4454">
            <text:p>4454</text:p>
          </table:table-cell>
          <table:table-cell office:value-type="float" office:value="0.321609561641471">
            <text:p>0.3216095616</text:p>
          </table:table-cell>
          <table:table-cell office:value-type="float" office:value="0">
            <text:p>0</text:p>
          </table:table-cell>
          <table:table-cell office:value-type="float" office:value="4454">
            <text:p>4454</text:p>
          </table:table-cell>
          <table:table-cell office:value-type="float" office:value="0.331128283956866">
            <text:p>0.3311282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52">
            <text:p>9552</text:p>
          </table:table-cell>
          <table:table-cell office:value-type="float" office:value="40">
            <text:p>40</text:p>
          </table:table-cell>
          <table:table-cell office:value-type="float" office:value="5023">
            <text:p>5023</text:p>
          </table:table-cell>
          <table:table-cell office:value-type="float" office:value="4865">
            <text:p>4865</text:p>
          </table:table-cell>
          <table:table-cell office:value-type="float" office:value="0.299235152654573">
            <text:p>0.2992351527</text:p>
          </table:table-cell>
          <table:table-cell office:value-type="float" office:value="0.0314553055942664">
            <text:p>0.0314553056</text:p>
          </table:table-cell>
          <table:table-cell office:value-type="float" office:value="4817">
            <text:p>4817</text:p>
          </table:table-cell>
          <table:table-cell office:value-type="float" office:value="0.285306487090431">
            <text:p>0.2853064871</text:p>
          </table:table-cell>
          <table:table-cell office:value-type="float" office:value="0.0410113478001195">
            <text:p>0.0410113478</text:p>
          </table:table-cell>
          <table:table-cell office:value-type="float" office:value="4964">
            <text:p>4964</text:p>
          </table:table-cell>
          <table:table-cell office:value-type="float" office:value="0.384613949192117">
            <text:p>0.3846139492</text:p>
          </table:table-cell>
          <table:table-cell office:value-type="float" office:value="0.0117459685446944">
            <text:p>0.0117459685</text:p>
          </table:table-cell>
          <table:table-cell office:value-type="float" office:value="4994">
            <text:p>4994</text:p>
          </table:table-cell>
          <table:table-cell office:value-type="float" office:value="0.430253339646803">
            <text:p>0.4302533396</text:p>
          </table:table-cell>
          <table:table-cell office:value-type="float" office:value="0.00577344216603623">
            <text:p>0.0057734422</text:p>
          </table:table-cell>
          <table:table-cell office:value-type="float" office:value="5023">
            <text:p>5023</text:p>
          </table:table-cell>
          <table:table-cell office:value-type="float" office:value="0.320147044759548">
            <text:p>0.3201470448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 office:value-type="float" office:value="0.336431132249314">
            <text:p>0.33643113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53">
            <text:p>9553</text:p>
          </table:table-cell>
          <table:table-cell office:value-type="float" office:value="40">
            <text:p>40</text:p>
          </table:table-cell>
          <table:table-cell office:value-type="float" office:value="5386">
            <text:p>5386</text:p>
          </table:table-cell>
          <table:table-cell office:value-type="float" office:value="4967">
            <text:p>4967</text:p>
          </table:table-cell>
          <table:table-cell office:value-type="float" office:value="0.430687662842041">
            <text:p>0.4306876628</text:p>
          </table:table-cell>
          <table:table-cell office:value-type="float" office:value="0.077794281470479">
            <text:p>0.0777942815</text:p>
          </table:table-cell>
          <table:table-cell office:value-type="float" office:value="5228">
            <text:p>5228</text:p>
          </table:table-cell>
          <table:table-cell office:value-type="float" office:value="0.289074975566405">
            <text:p>0.2890749756</text:p>
          </table:table-cell>
          <table:table-cell office:value-type="float" office:value="0.0293353137764575">
            <text:p>0.0293353138</text:p>
          </table:table-cell>
          <table:table-cell office:value-type="float" office:value="5386">
            <text:p>5386</text:p>
          </table:table-cell>
          <table:table-cell office:value-type="float" office:value="0.386712322696069">
            <text:p>0.3867123227</text:p>
          </table:table-cell>
          <table:table-cell office:value-type="float" office:value="0">
            <text:p>0</text:p>
          </table:table-cell>
          <table:table-cell office:value-type="float" office:value="5386">
            <text:p>5386</text:p>
          </table:table-cell>
          <table:table-cell office:value-type="float" office:value="0.395534075243811">
            <text:p>0.3955340752</text:p>
          </table:table-cell>
          <table:table-cell office:value-type="float" office:value="0">
            <text:p>0</text:p>
          </table:table-cell>
          <table:table-cell office:value-type="float" office:value="5358">
            <text:p>5358</text:p>
          </table:table-cell>
          <table:table-cell office:value-type="float" office:value="0.323688341617819">
            <text:p>0.3236883416</text:p>
          </table:table-cell>
          <table:table-cell office:value-type="float" office:value="0.0051986632008912">
            <text:p>0.0051986632</text:p>
          </table:table-cell>
          <table:table-cell office:value-type="float" office:value="5386">
            <text:p>5386</text:p>
          </table:table-cell>
          <table:table-cell office:value-type="float" office:value="0.343787102327198">
            <text:p>0.343787102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54">
            <text:p>9554</text:p>
          </table:table-cell>
          <table:table-cell office:value-type="float" office:value="40">
            <text:p>40</text:p>
          </table:table-cell>
          <table:table-cell office:value-type="float" office:value="4995">
            <text:p>4995</text:p>
          </table:table-cell>
          <table:table-cell office:value-type="float" office:value="4887">
            <text:p>4887</text:p>
          </table:table-cell>
          <table:table-cell office:value-type="float" office:value="0.480441227581156">
            <text:p>0.4804412276</text:p>
          </table:table-cell>
          <table:table-cell office:value-type="float" office:value="0.0216216216216216">
            <text:p>0.0216216216</text:p>
          </table:table-cell>
          <table:table-cell office:value-type="float" office:value="4810">
            <text:p>4810</text:p>
          </table:table-cell>
          <table:table-cell office:value-type="float" office:value="0.282039499618626">
            <text:p>0.2820394996</text:p>
          </table:table-cell>
          <table:table-cell office:value-type="float" office:value="0.037037037037037">
            <text:p>0.037037037</text:p>
          </table:table-cell>
          <table:table-cell office:value-type="float" office:value="4977">
            <text:p>4977</text:p>
          </table:table-cell>
          <table:table-cell office:value-type="float" office:value="0.377341018350272">
            <text:p>0.3773410184</text:p>
          </table:table-cell>
          <table:table-cell office:value-type="float" office:value="0.0036036036036036">
            <text:p>0.0036036036</text:p>
          </table:table-cell>
          <table:table-cell office:value-type="float" office:value="4995">
            <text:p>4995</text:p>
          </table:table-cell>
          <table:table-cell office:value-type="float" office:value="0.384261265695232">
            <text:p>0.3842612657</text:p>
          </table:table-cell>
          <table:table-cell office:value-type="float" office:value="0">
            <text:p>0</text:p>
          </table:table-cell>
          <table:table-cell office:value-type="float" office:value="4995">
            <text:p>4995</text:p>
          </table:table-cell>
          <table:table-cell office:value-type="float" office:value="0.321184102184912">
            <text:p>0.3211841022</text:p>
          </table:table-cell>
          <table:table-cell office:value-type="float" office:value="0">
            <text:p>0</text:p>
          </table:table-cell>
          <table:table-cell office:value-type="float" office:value="4995">
            <text:p>4995</text:p>
          </table:table-cell>
          <table:table-cell office:value-type="float" office:value="0.330171466692169">
            <text:p>0.33017146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55">
            <text:p>9555</text:p>
          </table:table-cell>
          <table:table-cell office:value-type="float" office:value="40">
            <text:p>40</text:p>
          </table:table-cell>
          <table:table-cell office:value-type="float" office:value="3617">
            <text:p>3617</text:p>
          </table:table-cell>
          <table:table-cell office:value-type="float" office:value="3538">
            <text:p>3538</text:p>
          </table:table-cell>
          <table:table-cell office:value-type="float" office:value="0.506717081124202">
            <text:p>0.5067170811</text:p>
          </table:table-cell>
          <table:table-cell office:value-type="float" office:value="0.0218413049488526">
            <text:p>0.0218413049</text:p>
          </table:table-cell>
          <table:table-cell office:value-type="float" office:value="3519">
            <text:p>3519</text:p>
          </table:table-cell>
          <table:table-cell office:value-type="float" office:value="0.285484694889122">
            <text:p>0.2854846949</text:p>
          </table:table-cell>
          <table:table-cell office:value-type="float" office:value="0.027094277025159">
            <text:p>0.027094277</text:p>
          </table:table-cell>
          <table:table-cell office:value-type="float" office:value="3617">
            <text:p>3617</text:p>
          </table:table-cell>
          <table:table-cell office:value-type="float" office:value="0.418529412450754">
            <text:p>0.4185294125</text:p>
          </table:table-cell>
          <table:table-cell office:value-type="float" office:value="0">
            <text:p>0</text:p>
          </table:table-cell>
          <table:table-cell office:value-type="float" office:value="3599">
            <text:p>3599</text:p>
          </table:table-cell>
          <table:table-cell office:value-type="float" office:value="0.383249399948217">
            <text:p>0.3832493999</text:p>
          </table:table-cell>
          <table:table-cell office:value-type="float" office:value="0.00497649986176389">
            <text:p>0.0049764999</text:p>
          </table:table-cell>
          <table:table-cell office:value-type="float" office:value="3594">
            <text:p>3594</text:p>
          </table:table-cell>
          <table:table-cell office:value-type="float" office:value="0.303771054295064">
            <text:p>0.3037710543</text:p>
          </table:table-cell>
          <table:table-cell office:value-type="float" office:value="0.00635886093447608">
            <text:p>0.0063588609</text:p>
          </table:table-cell>
          <table:table-cell office:value-type="float" office:value="3612">
            <text:p>3612</text:p>
          </table:table-cell>
          <table:table-cell office:value-type="float" office:value="0.33332182602347">
            <text:p>0.333321826</text:p>
          </table:table-cell>
          <table:table-cell office:value-type="float" office:value="0.00138236107271219">
            <text:p>0.0013823611</text:p>
          </table:table-cell>
          <table:table-cell table:number-columns-repeated="21"/>
        </table:table-row>
        <table:table-row table:style-name="ro2">
          <table:table-cell office:value-type="float" office:value="9556">
            <text:p>9556</text:p>
          </table:table-cell>
          <table:table-cell office:value-type="float" office:value="40">
            <text:p>40</text:p>
          </table:table-cell>
          <table:table-cell office:value-type="float" office:value="4569">
            <text:p>4569</text:p>
          </table:table-cell>
          <table:table-cell office:value-type="float" office:value="4408">
            <text:p>4408</text:p>
          </table:table-cell>
          <table:table-cell office:value-type="float" office:value="0.485005119975368">
            <text:p>0.48500512</text:p>
          </table:table-cell>
          <table:table-cell office:value-type="float" office:value="0.0352374699058875">
            <text:p>0.0352374699</text:p>
          </table:table-cell>
          <table:table-cell office:value-type="float" office:value="4422">
            <text:p>4422</text:p>
          </table:table-cell>
          <table:table-cell office:value-type="float" office:value="0.283808515253794">
            <text:p>0.2838085153</text:p>
          </table:table-cell>
          <table:table-cell office:value-type="float" office:value="0.0321733420879842">
            <text:p>0.0321733421</text:p>
          </table:table-cell>
          <table:table-cell office:value-type="float" office:value="4569">
            <text:p>4569</text:p>
          </table:table-cell>
          <table:table-cell office:value-type="float" office:value="0.390269480981449">
            <text:p>0.390269481</text:p>
          </table:table-cell>
          <table:table-cell office:value-type="float" office:value="0">
            <text:p>0</text:p>
          </table:table-cell>
          <table:table-cell office:value-type="float" office:value="4550">
            <text:p>4550</text:p>
          </table:table-cell>
          <table:table-cell office:value-type="float" office:value="0.396987261874494">
            <text:p>0.3969872619</text:p>
          </table:table-cell>
          <table:table-cell office:value-type="float" office:value="0.00415845918144014">
            <text:p>0.0041584592</text:p>
          </table:table-cell>
          <table:table-cell office:value-type="float" office:value="4521">
            <text:p>4521</text:p>
          </table:table-cell>
          <table:table-cell office:value-type="float" office:value="0.329571998049977">
            <text:p>0.329571998</text:p>
          </table:table-cell>
          <table:table-cell office:value-type="float" office:value="0.010505581089954">
            <text:p>0.0105055811</text:p>
          </table:table-cell>
          <table:table-cell office:value-type="float" office:value="4569">
            <text:p>4569</text:p>
          </table:table-cell>
          <table:table-cell office:value-type="float" office:value="0.34533732357078">
            <text:p>0.34533732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57">
            <text:p>9557</text:p>
          </table:table-cell>
          <table:table-cell office:value-type="float" office:value="40">
            <text:p>40</text:p>
          </table:table-cell>
          <table:table-cell office:value-type="float" office:value="4660">
            <text:p>4660</text:p>
          </table:table-cell>
          <table:table-cell office:value-type="float" office:value="4453">
            <text:p>4453</text:p>
          </table:table-cell>
          <table:table-cell office:value-type="float" office:value="0.484847905241968">
            <text:p>0.4848479052</text:p>
          </table:table-cell>
          <table:table-cell office:value-type="float" office:value="0.0444206008583691">
            <text:p>0.0444206009</text:p>
          </table:table-cell>
          <table:table-cell office:value-type="float" office:value="4510">
            <text:p>4510</text:p>
          </table:table-cell>
          <table:table-cell office:value-type="float" office:value="0.282790584843473">
            <text:p>0.2827905848</text:p>
          </table:table-cell>
          <table:table-cell office:value-type="float" office:value="0.0321888412017167">
            <text:p>0.0321888412</text:p>
          </table:table-cell>
          <table:table-cell office:value-type="float" office:value="4599">
            <text:p>4599</text:p>
          </table:table-cell>
          <table:table-cell office:value-type="float" office:value="0.383381423003268">
            <text:p>0.383381423</text:p>
          </table:table-cell>
          <table:table-cell office:value-type="float" office:value="0.0130901287553648">
            <text:p>0.0130901288</text:p>
          </table:table-cell>
          <table:table-cell office:value-type="float" office:value="4660">
            <text:p>4660</text:p>
          </table:table-cell>
          <table:table-cell office:value-type="float" office:value="0.384405418076895">
            <text:p>0.3844054181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office:value-type="float" office:value="0.311100899669476">
            <text:p>0.3111008997</text:p>
          </table:table-cell>
          <table:table-cell office:value-type="float" office:value="0.0201716738197425">
            <text:p>0.0201716738</text:p>
          </table:table-cell>
          <table:table-cell office:value-type="float" office:value="4660">
            <text:p>4660</text:p>
          </table:table-cell>
          <table:table-cell office:value-type="float" office:value="0.334419996594458">
            <text:p>0.33441999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58">
            <text:p>9558</text:p>
          </table:table-cell>
          <table:table-cell office:value-type="float" office:value="40">
            <text:p>40</text:p>
          </table:table-cell>
          <table:table-cell office:value-type="float" office:value="4449">
            <text:p>4449</text:p>
          </table:table-cell>
          <table:table-cell office:value-type="float" office:value="4375">
            <text:p>4375</text:p>
          </table:table-cell>
          <table:table-cell office:value-type="float" office:value="0.459108541145242">
            <text:p>0.4591085411</text:p>
          </table:table-cell>
          <table:table-cell office:value-type="float" office:value="0.0166329512249944">
            <text:p>0.0166329512</text:p>
          </table:table-cell>
          <table:table-cell office:value-type="float" office:value="4390">
            <text:p>4390</text:p>
          </table:table-cell>
          <table:table-cell office:value-type="float" office:value="0.285040108417519">
            <text:p>0.2850401084</text:p>
          </table:table-cell>
          <table:table-cell office:value-type="float" office:value="0.0132614070577658">
            <text:p>0.0132614071</text:p>
          </table:table-cell>
          <table:table-cell office:value-type="float" office:value="4414">
            <text:p>4414</text:p>
          </table:table-cell>
          <table:table-cell office:value-type="float" office:value="0.40450324576115">
            <text:p>0.4045032458</text:p>
          </table:table-cell>
          <table:table-cell office:value-type="float" office:value="0.00786693639020005">
            <text:p>0.0078669364</text:p>
          </table:table-cell>
          <table:table-cell office:value-type="float" office:value="4449">
            <text:p>4449</text:p>
          </table:table-cell>
          <table:table-cell office:value-type="float" office:value="0.393605045799871">
            <text:p>0.3936050458</text:p>
          </table:table-cell>
          <table:table-cell office:value-type="float" office:value="0">
            <text:p>0</text:p>
          </table:table-cell>
          <table:table-cell office:value-type="float" office:value="4449">
            <text:p>4449</text:p>
          </table:table-cell>
          <table:table-cell office:value-type="float" office:value="0.3171986853676">
            <text:p>0.3171986854</text:p>
          </table:table-cell>
          <table:table-cell office:value-type="float" office:value="0">
            <text:p>0</text:p>
          </table:table-cell>
          <table:table-cell office:value-type="float" office:value="4449">
            <text:p>4449</text:p>
          </table:table-cell>
          <table:table-cell office:value-type="float" office:value="0.342270936500643">
            <text:p>0.34227093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59">
            <text:p>9559</text:p>
          </table:table-cell>
          <table:table-cell office:value-type="float" office:value="40">
            <text:p>40</text:p>
          </table:table-cell>
          <table:table-cell office:value-type="float" office:value="4069">
            <text:p>4069</text:p>
          </table:table-cell>
          <table:table-cell office:value-type="float" office:value="3893">
            <text:p>3893</text:p>
          </table:table-cell>
          <table:table-cell office:value-type="float" office:value="0.44435414834633">
            <text:p>0.4443541483</text:p>
          </table:table-cell>
          <table:table-cell office:value-type="float" office:value="0.0432538707299091">
            <text:p>0.0432538707</text:p>
          </table:table-cell>
          <table:table-cell office:value-type="float" office:value="3951">
            <text:p>3951</text:p>
          </table:table-cell>
          <table:table-cell office:value-type="float" office:value="0.276640549738403">
            <text:p>0.2766405497</text:p>
          </table:table-cell>
          <table:table-cell office:value-type="float" office:value="0.0289997542393708">
            <text:p>0.0289997542</text:p>
          </table:table-cell>
          <table:table-cell office:value-type="float" office:value="4057">
            <text:p>4057</text:p>
          </table:table-cell>
          <table:table-cell office:value-type="float" office:value="0.395186056872546">
            <text:p>0.3951860569</text:p>
          </table:table-cell>
          <table:table-cell office:value-type="float" office:value="0.00294912754976653">
            <text:p>0.0029491275</text:p>
          </table:table-cell>
          <table:table-cell office:value-type="float" office:value="4069">
            <text:p>4069</text:p>
          </table:table-cell>
          <table:table-cell office:value-type="float" office:value="0.391329864034914">
            <text:p>0.391329864</text:p>
          </table:table-cell>
          <table:table-cell office:value-type="float" office:value="0">
            <text:p>0</text:p>
          </table:table-cell>
          <table:table-cell office:value-type="float" office:value="4057">
            <text:p>4057</text:p>
          </table:table-cell>
          <table:table-cell office:value-type="float" office:value="0.331956810267009">
            <text:p>0.3319568103</text:p>
          </table:table-cell>
          <table:table-cell office:value-type="float" office:value="0.00294912754976653">
            <text:p>0.0029491275</text:p>
          </table:table-cell>
          <table:table-cell office:value-type="float" office:value="4069">
            <text:p>4069</text:p>
          </table:table-cell>
          <table:table-cell office:value-type="float" office:value="0.337745298136516">
            <text:p>0.33774529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60">
            <text:p>9560</text:p>
          </table:table-cell>
          <table:table-cell office:value-type="float" office:value="40">
            <text:p>40</text:p>
          </table:table-cell>
          <table:table-cell office:value-type="float" office:value="4587">
            <text:p>4587</text:p>
          </table:table-cell>
          <table:table-cell office:value-type="float" office:value="4429">
            <text:p>4429</text:p>
          </table:table-cell>
          <table:table-cell office:value-type="float" office:value="0.499988570442231">
            <text:p>0.4999885704</text:p>
          </table:table-cell>
          <table:table-cell office:value-type="float" office:value="0.0344451711358186">
            <text:p>0.0344451711</text:p>
          </table:table-cell>
          <table:table-cell office:value-type="float" office:value="4354">
            <text:p>4354</text:p>
          </table:table-cell>
          <table:table-cell office:value-type="float" office:value="0.276997898360908">
            <text:p>0.2769978984</text:p>
          </table:table-cell>
          <table:table-cell office:value-type="float" office:value="0.0507957270547199">
            <text:p>0.0507957271</text:p>
          </table:table-cell>
          <table:table-cell office:value-type="float" office:value="4575">
            <text:p>4575</text:p>
          </table:table-cell>
          <table:table-cell office:value-type="float" office:value="0.39544590436959">
            <text:p>0.3954459044</text:p>
          </table:table-cell>
          <table:table-cell office:value-type="float" office:value="0.0026160889470242">
            <text:p>0.0026160889</text:p>
          </table:table-cell>
          <table:table-cell office:value-type="float" office:value="4575">
            <text:p>4575</text:p>
          </table:table-cell>
          <table:table-cell office:value-type="float" office:value="0.386588230354573">
            <text:p>0.3865882304</text:p>
          </table:table-cell>
          <table:table-cell office:value-type="float" office:value="0.0026160889470242">
            <text:p>0.0026160889</text:p>
          </table:table-cell>
          <table:table-cell office:value-type="float" office:value="4563">
            <text:p>4563</text:p>
          </table:table-cell>
          <table:table-cell office:value-type="float" office:value="0.309845514365088">
            <text:p>0.3098455144</text:p>
          </table:table-cell>
          <table:table-cell office:value-type="float" office:value="0.0052321778940484">
            <text:p>0.0052321779</text:p>
          </table:table-cell>
          <table:table-cell office:value-type="float" office:value="4587">
            <text:p>4587</text:p>
          </table:table-cell>
          <table:table-cell office:value-type="float" office:value="0.333125890747423">
            <text:p>0.33312589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61">
            <text:p>9561</text:p>
          </table:table-cell>
          <table:table-cell office:value-type="float" office:value="40">
            <text:p>40</text:p>
          </table:table-cell>
          <table:table-cell office:value-type="float" office:value="4544">
            <text:p>4544</text:p>
          </table:table-cell>
          <table:table-cell office:value-type="float" office:value="4403">
            <text:p>4403</text:p>
          </table:table-cell>
          <table:table-cell office:value-type="float" office:value="0.442773603786216">
            <text:p>0.4427736038</text:p>
          </table:table-cell>
          <table:table-cell office:value-type="float" office:value="0.0310299295774648">
            <text:p>0.0310299296</text:p>
          </table:table-cell>
          <table:table-cell office:value-type="float" office:value="4430">
            <text:p>4430</text:p>
          </table:table-cell>
          <table:table-cell office:value-type="float" office:value="0.283755799334287">
            <text:p>0.2837557993</text:p>
          </table:table-cell>
          <table:table-cell office:value-type="float" office:value="0.0250880281690141">
            <text:p>0.0250880282</text:p>
          </table:table-cell>
          <table:table-cell office:value-type="float" office:value="4544">
            <text:p>4544</text:p>
          </table:table-cell>
          <table:table-cell office:value-type="float" office:value="0.42318660735737">
            <text:p>0.4231866074</text:p>
          </table:table-cell>
          <table:table-cell office:value-type="float" office:value="0">
            <text:p>0</text:p>
          </table:table-cell>
          <table:table-cell office:value-type="float" office:value="4514">
            <text:p>4514</text:p>
          </table:table-cell>
          <table:table-cell office:value-type="float" office:value="0.430285529013583">
            <text:p>0.430285529</text:p>
          </table:table-cell>
          <table:table-cell office:value-type="float" office:value="0.00660211267605634">
            <text:p>0.0066021127</text:p>
          </table:table-cell>
          <table:table-cell office:value-type="float" office:value="4544">
            <text:p>4544</text:p>
          </table:table-cell>
          <table:table-cell office:value-type="float" office:value="0.30912895106983">
            <text:p>0.3091289511</text:p>
          </table:table-cell>
          <table:table-cell office:value-type="float" office:value="0">
            <text:p>0</text:p>
          </table:table-cell>
          <table:table-cell office:value-type="float" office:value="4544">
            <text:p>4544</text:p>
          </table:table-cell>
          <table:table-cell office:value-type="float" office:value="0.332282436035296">
            <text:p>0.3322824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62">
            <text:p>9562</text:p>
          </table:table-cell>
          <table:table-cell office:value-type="float" office:value="40">
            <text:p>40</text:p>
          </table:table-cell>
          <table:table-cell office:value-type="float" office:value="4245">
            <text:p>4245</text:p>
          </table:table-cell>
          <table:table-cell office:value-type="float" office:value="4199">
            <text:p>4199</text:p>
          </table:table-cell>
          <table:table-cell office:value-type="float" office:value="0.313383079122863">
            <text:p>0.3133830791</text:p>
          </table:table-cell>
          <table:table-cell office:value-type="float" office:value="0.0108362779740872">
            <text:p>0.010836278</text:p>
          </table:table-cell>
          <table:table-cell office:value-type="float" office:value="4166">
            <text:p>4166</text:p>
          </table:table-cell>
          <table:table-cell office:value-type="float" office:value="0.27710006461199">
            <text:p>0.2771000646</text:p>
          </table:table-cell>
          <table:table-cell office:value-type="float" office:value="0.0186101295641932">
            <text:p>0.0186101296</text:p>
          </table:table-cell>
          <table:table-cell office:value-type="float" office:value="4239">
            <text:p>4239</text:p>
          </table:table-cell>
          <table:table-cell office:value-type="float" office:value="0.410536652725716">
            <text:p>0.4105366527</text:p>
          </table:table-cell>
          <table:table-cell office:value-type="float" office:value="0.00141342756183746">
            <text:p>0.0014134276</text:p>
          </table:table-cell>
          <table:table-cell office:value-type="float" office:value="4227">
            <text:p>4227</text:p>
          </table:table-cell>
          <table:table-cell office:value-type="float" office:value="0.385876798697497">
            <text:p>0.3858767987</text:p>
          </table:table-cell>
          <table:table-cell office:value-type="float" office:value="0.00424028268551237">
            <text:p>0.0042402827</text:p>
          </table:table-cell>
          <table:table-cell office:value-type="float" office:value="4239">
            <text:p>4239</text:p>
          </table:table-cell>
          <table:table-cell office:value-type="float" office:value="0.305910480904474">
            <text:p>0.3059104809</text:p>
          </table:table-cell>
          <table:table-cell office:value-type="float" office:value="0.00141342756183746">
            <text:p>0.0014134276</text:p>
          </table:table-cell>
          <table:table-cell office:value-type="float" office:value="4239">
            <text:p>4239</text:p>
          </table:table-cell>
          <table:table-cell office:value-type="float" office:value="0.340101186574701">
            <text:p>0.3401011866</text:p>
          </table:table-cell>
          <table:table-cell office:value-type="float" office:value="0.00141342756183746">
            <text:p>0.0014134276</text:p>
          </table:table-cell>
          <table:table-cell table:number-columns-repeated="21"/>
        </table:table-row>
        <table:table-row table:style-name="ro2">
          <table:table-cell office:value-type="float" office:value="9563">
            <text:p>9563</text:p>
          </table:table-cell>
          <table:table-cell office:value-type="float" office:value="40">
            <text:p>40</text:p>
          </table:table-cell>
          <table:table-cell office:value-type="float" office:value="3761">
            <text:p>3761</text:p>
          </table:table-cell>
          <table:table-cell office:value-type="float" office:value="3613">
            <text:p>3613</text:p>
          </table:table-cell>
          <table:table-cell office:value-type="float" office:value="0.304960661328208">
            <text:p>0.3049606613</text:p>
          </table:table-cell>
          <table:table-cell office:value-type="float" office:value="0.039351236373305">
            <text:p>0.0393512364</text:p>
          </table:table-cell>
          <table:table-cell office:value-type="float" office:value="3721">
            <text:p>3721</text:p>
          </table:table-cell>
          <table:table-cell office:value-type="float" office:value="0.281912608201757">
            <text:p>0.2819126082</text:p>
          </table:table-cell>
          <table:table-cell office:value-type="float" office:value="0.0106354692900824">
            <text:p>0.0106354693</text:p>
          </table:table-cell>
          <table:table-cell office:value-type="float" office:value="3761">
            <text:p>3761</text:p>
          </table:table-cell>
          <table:table-cell office:value-type="float" office:value="0.377464177666644">
            <text:p>0.3774641777</text:p>
          </table:table-cell>
          <table:table-cell office:value-type="float" office:value="0">
            <text:p>0</text:p>
          </table:table-cell>
          <table:table-cell office:value-type="float" office:value="3741">
            <text:p>3741</text:p>
          </table:table-cell>
          <table:table-cell office:value-type="float" office:value="0.385526914275984">
            <text:p>0.3855269143</text:p>
          </table:table-cell>
          <table:table-cell office:value-type="float" office:value="0.00531773464504121">
            <text:p>0.0053177346</text:p>
          </table:table-cell>
          <table:table-cell office:value-type="float" office:value="3722">
            <text:p>3722</text:p>
          </table:table-cell>
          <table:table-cell office:value-type="float" office:value="0.360383286720953">
            <text:p>0.3603832867</text:p>
          </table:table-cell>
          <table:table-cell office:value-type="float" office:value="0.0103695825578304">
            <text:p>0.0103695826</text:p>
          </table:table-cell>
          <table:table-cell office:value-type="float" office:value="3761">
            <text:p>3761</text:p>
          </table:table-cell>
          <table:table-cell office:value-type="float" office:value="0.328383324041958">
            <text:p>0.3283833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64">
            <text:p>9564</text:p>
          </table:table-cell>
          <table:table-cell office:value-type="float" office:value="40">
            <text:p>40</text:p>
          </table:table-cell>
          <table:table-cell office:value-type="float" office:value="4231">
            <text:p>4231</text:p>
          </table:table-cell>
          <table:table-cell office:value-type="float" office:value="4194">
            <text:p>4194</text:p>
          </table:table-cell>
          <table:table-cell office:value-type="float" office:value="0.302360786820087">
            <text:p>0.3023607868</text:p>
          </table:table-cell>
          <table:table-cell office:value-type="float" office:value="0.00874497754667927">
            <text:p>0.0087449775</text:p>
          </table:table-cell>
          <table:table-cell office:value-type="float" office:value="4065">
            <text:p>4065</text:p>
          </table:table-cell>
          <table:table-cell office:value-type="float" office:value="0.280653957309435">
            <text:p>0.2806539573</text:p>
          </table:table-cell>
          <table:table-cell office:value-type="float" office:value="0.0392342235878043">
            <text:p>0.0392342236</text:p>
          </table:table-cell>
          <table:table-cell office:value-type="float" office:value="4230">
            <text:p>4230</text:p>
          </table:table-cell>
          <table:table-cell office:value-type="float" office:value="0.402703440296889">
            <text:p>0.4027034403</text:p>
          </table:table-cell>
          <table:table-cell office:value-type="float" office:value="0.000236350744504845">
            <text:p>0.0002363507</text:p>
          </table:table-cell>
          <table:table-cell office:value-type="float" office:value="4220">
            <text:p>4220</text:p>
          </table:table-cell>
          <table:table-cell office:value-type="float" office:value="0.380427465460576">
            <text:p>0.3804274655</text:p>
          </table:table-cell>
          <table:table-cell office:value-type="float" office:value="0.0025998581895533">
            <text:p>0.0025998582</text:p>
          </table:table-cell>
          <table:table-cell office:value-type="float" office:value="4166">
            <text:p>4166</text:p>
          </table:table-cell>
          <table:table-cell office:value-type="float" office:value="0.310578872112579">
            <text:p>0.3105788721</text:p>
          </table:table-cell>
          <table:table-cell office:value-type="float" office:value="0.0153627983928149">
            <text:p>0.0153627984</text:p>
          </table:table-cell>
          <table:table-cell office:value-type="float" office:value="4230">
            <text:p>4230</text:p>
          </table:table-cell>
          <table:table-cell office:value-type="float" office:value="0.337231667805735">
            <text:p>0.3372316678</text:p>
          </table:table-cell>
          <table:table-cell office:value-type="float" office:value="0.000236350744504845">
            <text:p>0.0002363507</text:p>
          </table:table-cell>
          <table:table-cell table:number-columns-repeated="21"/>
        </table:table-row>
        <table:table-row table:style-name="ro2">
          <table:table-cell office:value-type="float" office:value="9565">
            <text:p>9565</text:p>
          </table:table-cell>
          <table:table-cell office:value-type="float" office:value="40">
            <text:p>40</text:p>
          </table:table-cell>
          <table:table-cell office:value-type="float" office:value="4656">
            <text:p>4656</text:p>
          </table:table-cell>
          <table:table-cell office:value-type="float" office:value="4539">
            <text:p>4539</text:p>
          </table:table-cell>
          <table:table-cell office:value-type="float" office:value="0.352909288964879">
            <text:p>0.352909289</text:p>
          </table:table-cell>
          <table:table-cell office:value-type="float" office:value="0.0251288659793814">
            <text:p>0.025128866</text:p>
          </table:table-cell>
          <table:table-cell office:value-type="float" office:value="4514">
            <text:p>4514</text:p>
          </table:table-cell>
          <table:table-cell office:value-type="float" office:value="0.274282328737407">
            <text:p>0.2742823287</text:p>
          </table:table-cell>
          <table:table-cell office:value-type="float" office:value="0.0304982817869416">
            <text:p>0.0304982818</text:p>
          </table:table-cell>
          <table:table-cell office:value-type="float" office:value="4656">
            <text:p>4656</text:p>
          </table:table-cell>
          <table:table-cell office:value-type="float" office:value="0.389508598992799">
            <text:p>0.389508599</text:p>
          </table:table-cell>
          <table:table-cell office:value-type="float" office:value="0">
            <text:p>0</text:p>
          </table:table-cell>
          <table:table-cell office:value-type="float" office:value="4656">
            <text:p>4656</text:p>
          </table:table-cell>
          <table:table-cell office:value-type="float" office:value="0.401097237545864">
            <text:p>0.4010972375</text:p>
          </table:table-cell>
          <table:table-cell office:value-type="float" office:value="0">
            <text:p>0</text:p>
          </table:table-cell>
          <table:table-cell office:value-type="float" office:value="4656">
            <text:p>4656</text:p>
          </table:table-cell>
          <table:table-cell office:value-type="float" office:value="0.30791695143371">
            <text:p>0.3079169514</text:p>
          </table:table-cell>
          <table:table-cell office:value-type="float" office:value="0">
            <text:p>0</text:p>
          </table:table-cell>
          <table:table-cell office:value-type="float" office:value="4656">
            <text:p>4656</text:p>
          </table:table-cell>
          <table:table-cell office:value-type="float" office:value="0.337396346740127">
            <text:p>0.33739634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66">
            <text:p>9566</text:p>
          </table:table-cell>
          <table:table-cell office:value-type="float" office:value="40">
            <text:p>40</text:p>
          </table:table-cell>
          <table:table-cell office:value-type="float" office:value="5039">
            <text:p>5039</text:p>
          </table:table-cell>
          <table:table-cell office:value-type="float" office:value="4824">
            <text:p>4824</text:p>
          </table:table-cell>
          <table:table-cell office:value-type="float" office:value="0.321125788114659">
            <text:p>0.3211257881</text:p>
          </table:table-cell>
          <table:table-cell office:value-type="float" office:value="0.0426671958721969">
            <text:p>0.0426671959</text:p>
          </table:table-cell>
          <table:table-cell office:value-type="float" office:value="4725">
            <text:p>4725</text:p>
          </table:table-cell>
          <table:table-cell office:value-type="float" office:value="0.28857207502455">
            <text:p>0.288572075</text:p>
          </table:table-cell>
          <table:table-cell office:value-type="float" office:value="0.0623139511807898">
            <text:p>0.0623139512</text:p>
          </table:table-cell>
          <table:table-cell office:value-type="float" office:value="5039">
            <text:p>5039</text:p>
          </table:table-cell>
          <table:table-cell office:value-type="float" office:value="0.396687760809679">
            <text:p>0.3966877608</text:p>
          </table:table-cell>
          <table:table-cell office:value-type="float" office:value="0">
            <text:p>0</text:p>
          </table:table-cell>
          <table:table-cell office:value-type="float" office:value="5039">
            <text:p>5039</text:p>
          </table:table-cell>
          <table:table-cell office:value-type="float" office:value="0.39167368379312">
            <text:p>0.3916736838</text:p>
          </table:table-cell>
          <table:table-cell office:value-type="float" office:value="0">
            <text:p>0</text:p>
          </table:table-cell>
          <table:table-cell office:value-type="float" office:value="5039">
            <text:p>5039</text:p>
          </table:table-cell>
          <table:table-cell office:value-type="float" office:value="0.320018287292431">
            <text:p>0.3200182873</text:p>
          </table:table-cell>
          <table:table-cell office:value-type="float" office:value="0">
            <text:p>0</text:p>
          </table:table-cell>
          <table:table-cell office:value-type="float" office:value="5039">
            <text:p>5039</text:p>
          </table:table-cell>
          <table:table-cell office:value-type="float" office:value="0.344977175872903">
            <text:p>0.34497717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67">
            <text:p>9567</text:p>
          </table:table-cell>
          <table:table-cell office:value-type="float" office:value="40">
            <text:p>40</text:p>
          </table:table-cell>
          <table:table-cell office:value-type="float" office:value="599">
            <text:p>599</text:p>
          </table:table-cell>
          <table:table-cell office:value-type="float" office:value="570">
            <text:p>570</text:p>
          </table:table-cell>
          <table:table-cell office:value-type="float" office:value="0.309206392155125">
            <text:p>0.3092063922</text:p>
          </table:table-cell>
          <table:table-cell office:value-type="float" office:value="0.0484140233722871">
            <text:p>0.0484140234</text:p>
          </table:table-cell>
          <table:table-cell office:value-type="float" office:value="555">
            <text:p>555</text:p>
          </table:table-cell>
          <table:table-cell office:value-type="float" office:value="0.302743793633503">
            <text:p>0.3027437936</text:p>
          </table:table-cell>
          <table:table-cell office:value-type="float" office:value="0.0734557595993322">
            <text:p>0.0734557596</text:p>
          </table:table-cell>
          <table:table-cell office:value-type="float" office:value="585">
            <text:p>585</text:p>
          </table:table-cell>
          <table:table-cell office:value-type="float" office:value="0.400095168562651">
            <text:p>0.4000951686</text:p>
          </table:table-cell>
          <table:table-cell office:value-type="float" office:value="0.0233722871452421">
            <text:p>0.0233722871</text:p>
          </table:table-cell>
          <table:table-cell office:value-type="float" office:value="585">
            <text:p>585</text:p>
          </table:table-cell>
          <table:table-cell office:value-type="float" office:value="0.392009572837772">
            <text:p>0.3920095728</text:p>
          </table:table-cell>
          <table:table-cell office:value-type="float" office:value="0.0233722871452421">
            <text:p>0.0233722871</text:p>
          </table:table-cell>
          <table:table-cell office:value-type="float" office:value="585">
            <text:p>585</text:p>
          </table:table-cell>
          <table:table-cell office:value-type="float" office:value="0.324386710923158">
            <text:p>0.3243867109</text:p>
          </table:table-cell>
          <table:table-cell office:value-type="float" office:value="0.0233722871452421">
            <text:p>0.0233722871</text:p>
          </table:table-cell>
          <table:table-cell office:value-type="float" office:value="585">
            <text:p>585</text:p>
          </table:table-cell>
          <table:table-cell office:value-type="float" office:value="0.333382472656532">
            <text:p>0.3333824727</text:p>
          </table:table-cell>
          <table:table-cell office:value-type="float" office:value="0.0233722871452421">
            <text:p>0.0233722871</text:p>
          </table:table-cell>
          <table:table-cell table:number-columns-repeated="21"/>
        </table:table-row>
        <table:table-row table:style-name="ro2">
          <table:table-cell office:value-type="float" office:value="9568">
            <text:p>9568</text:p>
          </table:table-cell>
          <table:table-cell office:value-type="float" office:value="40">
            <text:p>40</text:p>
          </table:table-cell>
          <table:table-cell office:value-type="float" office:value="4772">
            <text:p>4772</text:p>
          </table:table-cell>
          <table:table-cell office:value-type="float" office:value="4545">
            <text:p>4545</text:p>
          </table:table-cell>
          <table:table-cell office:value-type="float" office:value="0.303136130698159">
            <text:p>0.3031361307</text:p>
          </table:table-cell>
          <table:table-cell office:value-type="float" office:value="0.047569153394803">
            <text:p>0.0475691534</text:p>
          </table:table-cell>
          <table:table-cell office:value-type="float" office:value="4642">
            <text:p>4642</text:p>
          </table:table-cell>
          <table:table-cell office:value-type="float" office:value="0.293668258252024">
            <text:p>0.2936682583</text:p>
          </table:table-cell>
          <table:table-cell office:value-type="float" office:value="0.0272422464375524">
            <text:p>0.0272422464</text:p>
          </table:table-cell>
          <table:table-cell office:value-type="float" office:value="4772">
            <text:p>4772</text:p>
          </table:table-cell>
          <table:table-cell office:value-type="float" office:value="0.393193581720172">
            <text:p>0.3931935817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office:value-type="float" office:value="0.385485394657965">
            <text:p>0.3854853947</text:p>
          </table:table-cell>
          <table:table-cell office:value-type="float" office:value="0.00251466890192791">
            <text:p>0.0025146689</text:p>
          </table:table-cell>
          <table:table-cell office:value-type="float" office:value="4772">
            <text:p>4772</text:p>
          </table:table-cell>
          <table:table-cell office:value-type="float" office:value="0.31208943978839">
            <text:p>0.3120894398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office:value-type="float" office:value="0.37894815412642">
            <text:p>0.3789481541</text:p>
          </table:table-cell>
          <table:table-cell office:value-type="float" office:value="0.00251466890192791">
            <text:p>0.0025146689</text:p>
          </table:table-cell>
          <table:table-cell table:number-columns-repeated="21"/>
        </table:table-row>
        <table:table-row table:style-name="ro2">
          <table:table-cell office:value-type="float" office:value="9569">
            <text:p>9569</text:p>
          </table:table-cell>
          <table:table-cell office:value-type="float" office:value="40">
            <text:p>40</text:p>
          </table:table-cell>
          <table:table-cell office:value-type="float" office:value="4473">
            <text:p>4473</text:p>
          </table:table-cell>
          <table:table-cell office:value-type="float" office:value="4267">
            <text:p>4267</text:p>
          </table:table-cell>
          <table:table-cell office:value-type="float" office:value="0.355993403512373">
            <text:p>0.3559934035</text:p>
          </table:table-cell>
          <table:table-cell office:value-type="float" office:value="0.0460541023921306">
            <text:p>0.0460541024</text:p>
          </table:table-cell>
          <table:table-cell office:value-type="float" office:value="4414">
            <text:p>4414</text:p>
          </table:table-cell>
          <table:table-cell office:value-type="float" office:value="0.292987616424041">
            <text:p>0.2929876164</text:p>
          </table:table-cell>
          <table:table-cell office:value-type="float" office:value="0.0131902526268723">
            <text:p>0.0131902526</text:p>
          </table:table-cell>
          <table:table-cell office:value-type="float" office:value="4456">
            <text:p>4456</text:p>
          </table:table-cell>
          <table:table-cell office:value-type="float" office:value="0.384439473493923">
            <text:p>0.3844394735</text:p>
          </table:table-cell>
          <table:table-cell office:value-type="float" office:value="0.00380058126537">
            <text:p>0.0038005813</text:p>
          </table:table-cell>
          <table:table-cell office:value-type="float" office:value="4473">
            <text:p>4473</text:p>
          </table:table-cell>
          <table:table-cell office:value-type="float" office:value="0.388984238873092">
            <text:p>0.3889842389</text:p>
          </table:table-cell>
          <table:table-cell office:value-type="float" office:value="0">
            <text:p>0</text:p>
          </table:table-cell>
          <table:table-cell office:value-type="float" office:value="4460">
            <text:p>4460</text:p>
          </table:table-cell>
          <table:table-cell office:value-type="float" office:value="0.312191606039472">
            <text:p>0.312191606</text:p>
          </table:table-cell>
          <table:table-cell office:value-type="float" office:value="0.00290632684998882">
            <text:p>0.0029063268</text:p>
          </table:table-cell>
          <table:table-cell office:value-type="float" office:value="4473">
            <text:p>4473</text:p>
          </table:table-cell>
          <table:table-cell office:value-type="float" office:value="0.341605689587206">
            <text:p>0.34160568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70">
            <text:p>9570</text:p>
          </table:table-cell>
          <table:table-cell office:value-type="float" office:value="40">
            <text:p>40</text:p>
          </table:table-cell>
          <table:table-cell office:value-type="float" office:value="4479">
            <text:p>4479</text:p>
          </table:table-cell>
          <table:table-cell office:value-type="float" office:value="4206">
            <text:p>4206</text:p>
          </table:table-cell>
          <table:table-cell office:value-type="float" office:value="0.306092887316223">
            <text:p>0.3060928873</text:p>
          </table:table-cell>
          <table:table-cell office:value-type="float" office:value="0.0609511051574012">
            <text:p>0.0609511052</text:p>
          </table:table-cell>
          <table:table-cell office:value-type="float" office:value="4216">
            <text:p>4216</text:p>
          </table:table-cell>
          <table:table-cell office:value-type="float" office:value="0.294811214028966">
            <text:p>0.294811214</text:p>
          </table:table-cell>
          <table:table-cell office:value-type="float" office:value="0.0587184639428444">
            <text:p>0.0587184639</text:p>
          </table:table-cell>
          <table:table-cell office:value-type="float" office:value="4431">
            <text:p>4431</text:p>
          </table:table-cell>
          <table:table-cell office:value-type="float" office:value="0.380464786465538">
            <text:p>0.3804647865</text:p>
          </table:table-cell>
          <table:table-cell office:value-type="float" office:value="0.0107166778298727">
            <text:p>0.0107166778</text:p>
          </table:table-cell>
          <table:table-cell office:value-type="float" office:value="4479">
            <text:p>4479</text:p>
          </table:table-cell>
          <table:table-cell office:value-type="float" office:value="0.381322236554525">
            <text:p>0.3813222366</text:p>
          </table:table-cell>
          <table:table-cell office:value-type="float" office:value="0">
            <text:p>0</text:p>
          </table:table-cell>
          <table:table-cell office:value-type="float" office:value="4477">
            <text:p>4477</text:p>
          </table:table-cell>
          <table:table-cell office:value-type="float" office:value="0.314028732508695">
            <text:p>0.3140287325</text:p>
          </table:table-cell>
          <table:table-cell office:value-type="float" office:value="0.000446528242911364">
            <text:p>0.0004465282</text:p>
          </table:table-cell>
          <table:table-cell office:value-type="float" office:value="4479">
            <text:p>4479</text:p>
          </table:table-cell>
          <table:table-cell office:value-type="float" office:value="0.33693449930373">
            <text:p>0.33693449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71">
            <text:p>9571</text:p>
          </table:table-cell>
          <table:table-cell office:value-type="float" office:value="40">
            <text:p>40</text:p>
          </table:table-cell>
          <table:table-cell office:value-type="float" office:value="4311">
            <text:p>4311</text:p>
          </table:table-cell>
          <table:table-cell office:value-type="float" office:value="4156">
            <text:p>4156</text:p>
          </table:table-cell>
          <table:table-cell office:value-type="float" office:value="0.297101324195907">
            <text:p>0.2971013242</text:p>
          </table:table-cell>
          <table:table-cell office:value-type="float" office:value="0.0359545349106936">
            <text:p>0.0359545349</text:p>
          </table:table-cell>
          <table:table-cell office:value-type="float" office:value="4156">
            <text:p>4156</text:p>
          </table:table-cell>
          <table:table-cell office:value-type="float" office:value="0.282774256903803">
            <text:p>0.2827742569</text:p>
          </table:table-cell>
          <table:table-cell office:value-type="float" office:value="0.0359545349106936">
            <text:p>0.0359545349</text:p>
          </table:table-cell>
          <table:table-cell office:value-type="float" office:value="4311">
            <text:p>4311</text:p>
          </table:table-cell>
          <table:table-cell office:value-type="float" office:value="0.371784853736649">
            <text:p>0.3717848537</text:p>
          </table:table-cell>
          <table:table-cell office:value-type="float" office:value="0">
            <text:p>0</text:p>
          </table:table-cell>
          <table:table-cell office:value-type="float" office:value="4311">
            <text:p>4311</text:p>
          </table:table-cell>
          <table:table-cell office:value-type="float" office:value="0.382315441799059">
            <text:p>0.3823154418</text:p>
          </table:table-cell>
          <table:table-cell office:value-type="float" office:value="0">
            <text:p>0</text:p>
          </table:table-cell>
          <table:table-cell office:value-type="float" office:value="4301">
            <text:p>4301</text:p>
          </table:table-cell>
          <table:table-cell office:value-type="float" office:value="0.299891069316769">
            <text:p>0.2998910693</text:p>
          </table:table-cell>
          <table:table-cell office:value-type="float" office:value="0.00231964741359313">
            <text:p>0.0023196474</text:p>
          </table:table-cell>
          <table:table-cell office:value-type="float" office:value="4276">
            <text:p>4276</text:p>
          </table:table-cell>
          <table:table-cell office:value-type="float" office:value="0.331229517182824">
            <text:p>0.3312295172</text:p>
          </table:table-cell>
          <table:table-cell office:value-type="float" office:value="0.00811876594757597">
            <text:p>0.0081187659</text:p>
          </table:table-cell>
          <table:table-cell table:number-columns-repeated="21"/>
        </table:table-row>
        <table:table-row table:style-name="ro2">
          <table:table-cell office:value-type="float" office:value="9572">
            <text:p>9572</text:p>
          </table:table-cell>
          <table:table-cell office:value-type="float" office:value="40">
            <text:p>40</text:p>
          </table:table-cell>
          <table:table-cell office:value-type="float" office:value="4562">
            <text:p>4562</text:p>
          </table:table-cell>
          <table:table-cell office:value-type="float" office:value="4385">
            <text:p>4385</text:p>
          </table:table-cell>
          <table:table-cell office:value-type="float" office:value="0.313145624228796">
            <text:p>0.3131456242</text:p>
          </table:table-cell>
          <table:table-cell office:value-type="float" office:value="0.0387987724682157">
            <text:p>0.0387987725</text:p>
          </table:table-cell>
          <table:table-cell office:value-type="float" office:value="4297">
            <text:p>4297</text:p>
          </table:table-cell>
          <table:table-cell office:value-type="float" office:value="0.296604954829921">
            <text:p>0.2966049548</text:p>
          </table:table-cell>
          <table:table-cell office:value-type="float" office:value="0.0580885576501534">
            <text:p>0.0580885577</text:p>
          </table:table-cell>
          <table:table-cell office:value-type="float" office:value="4562">
            <text:p>4562</text:p>
          </table:table-cell>
          <table:table-cell office:value-type="float" office:value="0.374878298535384">
            <text:p>0.3748782985</text:p>
          </table:table-cell>
          <table:table-cell office:value-type="float" office:value="0">
            <text:p>0</text:p>
          </table:table-cell>
          <table:table-cell office:value-type="float" office:value="4562">
            <text:p>4562</text:p>
          </table:table-cell>
          <table:table-cell office:value-type="float" office:value="0.391054155110762">
            <text:p>0.3910541551</text:p>
          </table:table-cell>
          <table:table-cell office:value-type="float" office:value="0">
            <text:p>0</text:p>
          </table:table-cell>
          <table:table-cell office:value-type="float" office:value="4562">
            <text:p>4562</text:p>
          </table:table-cell>
          <table:table-cell office:value-type="float" office:value="0.311382673256934">
            <text:p>0.3113826733</text:p>
          </table:table-cell>
          <table:table-cell office:value-type="float" office:value="0">
            <text:p>0</text:p>
          </table:table-cell>
          <table:table-cell office:value-type="float" office:value="4562">
            <text:p>4562</text:p>
          </table:table-cell>
          <table:table-cell office:value-type="float" office:value="0.338613944526991">
            <text:p>0.33861394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73">
            <text:p>9573</text:p>
          </table:table-cell>
          <table:table-cell office:value-type="float" office:value="40">
            <text:p>40</text:p>
          </table:table-cell>
          <table:table-cell office:value-type="float" office:value="4738">
            <text:p>4738</text:p>
          </table:table-cell>
          <table:table-cell office:value-type="float" office:value="4619">
            <text:p>4619</text:p>
          </table:table-cell>
          <table:table-cell office:value-type="float" office:value="0.331705359996081">
            <text:p>0.33170536</text:p>
          </table:table-cell>
          <table:table-cell office:value-type="float" office:value="0.0251160827353314">
            <text:p>0.0251160827</text:p>
          </table:table-cell>
          <table:table-cell office:value-type="float" office:value="4626">
            <text:p>4626</text:p>
          </table:table-cell>
          <table:table-cell office:value-type="float" office:value="0.284547471152029">
            <text:p>0.2845474712</text:p>
          </table:table-cell>
          <table:table-cell office:value-type="float" office:value="0.0236386661038413">
            <text:p>0.0236386661</text:p>
          </table:table-cell>
          <table:table-cell office:value-type="float" office:value="4710">
            <text:p>4710</text:p>
          </table:table-cell>
          <table:table-cell office:value-type="float" office:value="0.373539873994957">
            <text:p>0.373539874</text:p>
          </table:table-cell>
          <table:table-cell office:value-type="float" office:value="0.00590966652596032">
            <text:p>0.0059096665</text:p>
          </table:table-cell>
          <table:table-cell office:value-type="float" office:value="4738">
            <text:p>4738</text:p>
          </table:table-cell>
          <table:table-cell office:value-type="float" office:value="0.38553297893929">
            <text:p>0.3855329789</text:p>
          </table:table-cell>
          <table:table-cell office:value-type="float" office:value="0">
            <text:p>0</text:p>
          </table:table-cell>
          <table:table-cell office:value-type="float" office:value="4702">
            <text:p>4702</text:p>
          </table:table-cell>
          <table:table-cell office:value-type="float" office:value="0.318763835013167">
            <text:p>0.318763835</text:p>
          </table:table-cell>
          <table:table-cell office:value-type="float" office:value="0.0075981426762347">
            <text:p>0.0075981427</text:p>
          </table:table-cell>
          <table:table-cell office:value-type="float" office:value="4723">
            <text:p>4723</text:p>
          </table:table-cell>
          <table:table-cell office:value-type="float" office:value="0.335841460370924">
            <text:p>0.3358414604</text:p>
          </table:table-cell>
          <table:table-cell office:value-type="float" office:value="0.00316589278176446">
            <text:p>0.0031658928</text:p>
          </table:table-cell>
          <table:table-cell table:number-columns-repeated="21"/>
        </table:table-row>
        <table:table-row table:style-name="ro2">
          <table:table-cell office:value-type="float" office:value="9574">
            <text:p>9574</text:p>
          </table:table-cell>
          <table:table-cell office:value-type="float" office:value="40">
            <text:p>40</text:p>
          </table:table-cell>
          <table:table-cell office:value-type="float" office:value="4876">
            <text:p>4876</text:p>
          </table:table-cell>
          <table:table-cell office:value-type="float" office:value="4641">
            <text:p>4641</text:p>
          </table:table-cell>
          <table:table-cell office:value-type="float" office:value="0.452110386202425">
            <text:p>0.4521103862</text:p>
          </table:table-cell>
          <table:table-cell office:value-type="float" office:value="0.0481952420016407">
            <text:p>0.048195242</text:p>
          </table:table-cell>
          <table:table-cell office:value-type="float" office:value="4654">
            <text:p>4654</text:p>
          </table:table-cell>
          <table:table-cell office:value-type="float" office:value="0.296701989442821">
            <text:p>0.2967019894</text:p>
          </table:table-cell>
          <table:table-cell office:value-type="float" office:value="0.0455291222313372">
            <text:p>0.0455291222</text:p>
          </table:table-cell>
          <table:table-cell office:value-type="float" office:value="4876">
            <text:p>4876</text:p>
          </table:table-cell>
          <table:table-cell office:value-type="float" office:value="0.379233659814375">
            <text:p>0.3792336598</text:p>
          </table:table-cell>
          <table:table-cell office:value-type="float" office:value="0">
            <text:p>0</text:p>
          </table:table-cell>
          <table:table-cell office:value-type="float" office:value="4876">
            <text:p>4876</text:p>
          </table:table-cell>
          <table:table-cell office:value-type="float" office:value="0.388590035758188">
            <text:p>0.3885900358</text:p>
          </table:table-cell>
          <table:table-cell office:value-type="float" office:value="0">
            <text:p>0</text:p>
          </table:table-cell>
          <table:table-cell office:value-type="float" office:value="4876">
            <text:p>4876</text:p>
          </table:table-cell>
          <table:table-cell office:value-type="float" office:value="0.313503439363863">
            <text:p>0.3135034394</text:p>
          </table:table-cell>
          <table:table-cell office:value-type="float" office:value="0">
            <text:p>0</text:p>
          </table:table-cell>
          <table:table-cell office:value-type="float" office:value="4876">
            <text:p>4876</text:p>
          </table:table-cell>
          <table:table-cell office:value-type="float" office:value="0.339728909550212">
            <text:p>0.33972890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75">
            <text:p>9575</text:p>
          </table:table-cell>
          <table:table-cell office:value-type="float" office:value="40">
            <text:p>40</text:p>
          </table:table-cell>
          <table:table-cell office:value-type="float" office:value="5061">
            <text:p>5061</text:p>
          </table:table-cell>
          <table:table-cell office:value-type="float" office:value="5021">
            <text:p>5021</text:p>
          </table:table-cell>
          <table:table-cell office:value-type="float" office:value="0.486996195590057">
            <text:p>0.4869961956</text:p>
          </table:table-cell>
          <table:table-cell office:value-type="float" office:value="0.00790357636830666">
            <text:p>0.0079035764</text:p>
          </table:table-cell>
          <table:table-cell office:value-type="float" office:value="5035">
            <text:p>5035</text:p>
          </table:table-cell>
          <table:table-cell office:value-type="float" office:value="0.294292918572565">
            <text:p>0.2942929186</text:p>
          </table:table-cell>
          <table:table-cell office:value-type="float" office:value="0.00513732463939933">
            <text:p>0.0051373246</text:p>
          </table:table-cell>
          <table:table-cell office:value-type="float" office:value="5047">
            <text:p>5047</text:p>
          </table:table-cell>
          <table:table-cell office:value-type="float" office:value="0.375768871016274">
            <text:p>0.375768871</text:p>
          </table:table-cell>
          <table:table-cell office:value-type="float" office:value="0.00276625172890733">
            <text:p>0.0027662517</text:p>
          </table:table-cell>
          <table:table-cell office:value-type="float" office:value="5047">
            <text:p>5047</text:p>
          </table:table-cell>
          <table:table-cell office:value-type="float" office:value="0.38942322719395">
            <text:p>0.3894232272</text:p>
          </table:table-cell>
          <table:table-cell office:value-type="float" office:value="0.00276625172890733">
            <text:p>0.0027662517</text:p>
          </table:table-cell>
          <table:table-cell office:value-type="float" office:value="5061">
            <text:p>5061</text:p>
          </table:table-cell>
          <table:table-cell office:value-type="float" office:value="0.307268965485068">
            <text:p>0.3072689655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0.349694550900019">
            <text:p>0.349694550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76">
            <text:p>9576</text:p>
          </table:table-cell>
          <table:table-cell office:value-type="float" office:value="40">
            <text:p>40</text:p>
          </table:table-cell>
          <table:table-cell office:value-type="float" office:value="5063">
            <text:p>5063</text:p>
          </table:table-cell>
          <table:table-cell office:value-type="float" office:value="4871">
            <text:p>4871</text:p>
          </table:table-cell>
          <table:table-cell office:value-type="float" office:value="0.469341027680523">
            <text:p>0.4693410277</text:p>
          </table:table-cell>
          <table:table-cell office:value-type="float" office:value="0.0379221805253802">
            <text:p>0.0379221805</text:p>
          </table:table-cell>
          <table:table-cell office:value-type="float" office:value="4867">
            <text:p>4867</text:p>
          </table:table-cell>
          <table:table-cell office:value-type="float" office:value="0.298613757921966">
            <text:p>0.2986137579</text:p>
          </table:table-cell>
          <table:table-cell office:value-type="float" office:value="0.0387122259529923">
            <text:p>0.038712226</text:p>
          </table:table-cell>
          <table:table-cell office:value-type="float" office:value="5063">
            <text:p>5063</text:p>
          </table:table-cell>
          <table:table-cell office:value-type="float" office:value="0.373014114337564">
            <text:p>0.3730141143</text:p>
          </table:table-cell>
          <table:table-cell office:value-type="float" office:value="0">
            <text:p>0</text:p>
          </table:table-cell>
          <table:table-cell office:value-type="float" office:value="5029">
            <text:p>5029</text:p>
          </table:table-cell>
          <table:table-cell office:value-type="float" office:value="0.386736581349294">
            <text:p>0.3867365813</text:p>
          </table:table-cell>
          <table:table-cell office:value-type="float" office:value="0.00671538613470274">
            <text:p>0.0067153861</text:p>
          </table:table-cell>
          <table:table-cell office:value-type="float" office:value="5036">
            <text:p>5036</text:p>
          </table:table-cell>
          <table:table-cell office:value-type="float" office:value="0.316246066715961">
            <text:p>0.3162460667</text:p>
          </table:table-cell>
          <table:table-cell office:value-type="float" office:value="0.00533280663638159">
            <text:p>0.0053328066</text:p>
          </table:table-cell>
          <table:table-cell office:value-type="float" office:value="5052">
            <text:p>5052</text:p>
          </table:table-cell>
          <table:table-cell office:value-type="float" office:value="0.332504029502254">
            <text:p>0.3325040295</text:p>
          </table:table-cell>
          <table:table-cell office:value-type="float" office:value="0.00217262492593324">
            <text:p>0.0021726249</text:p>
          </table:table-cell>
          <table:table-cell table:number-columns-repeated="21"/>
        </table:table-row>
        <table:table-row table:style-name="ro2">
          <table:table-cell office:value-type="float" office:value="9577">
            <text:p>9577</text:p>
          </table:table-cell>
          <table:table-cell office:value-type="float" office:value="40">
            <text:p>40</text:p>
          </table:table-cell>
          <table:table-cell office:value-type="float" office:value="4870">
            <text:p>4870</text:p>
          </table:table-cell>
          <table:table-cell office:value-type="float" office:value="4698">
            <text:p>4698</text:p>
          </table:table-cell>
          <table:table-cell office:value-type="float" office:value="0.465419056571646">
            <text:p>0.4654190566</text:p>
          </table:table-cell>
          <table:table-cell office:value-type="float" office:value="0.0353182751540041">
            <text:p>0.0353182752</text:p>
          </table:table-cell>
          <table:table-cell office:value-type="float" office:value="4759">
            <text:p>4759</text:p>
          </table:table-cell>
          <table:table-cell office:value-type="float" office:value="0.291245192004908">
            <text:p>0.291245192</text:p>
          </table:table-cell>
          <table:table-cell office:value-type="float" office:value="0.0227926078028747">
            <text:p>0.0227926078</text:p>
          </table:table-cell>
          <table:table-cell office:value-type="float" office:value="4870">
            <text:p>4870</text:p>
          </table:table-cell>
          <table:table-cell office:value-type="float" office:value="0.376104760060927">
            <text:p>0.3761047601</text:p>
          </table:table-cell>
          <table:table-cell office:value-type="float" office:value="0">
            <text:p>0</text:p>
          </table:table-cell>
          <table:table-cell office:value-type="float" office:value="4799">
            <text:p>4799</text:p>
          </table:table-cell>
          <table:table-cell office:value-type="float" office:value="0.390254552579465">
            <text:p>0.3902545526</text:p>
          </table:table-cell>
          <table:table-cell office:value-type="float" office:value="0.0145790554414784">
            <text:p>0.0145790554</text:p>
          </table:table-cell>
          <table:table-cell office:value-type="float" office:value="4848">
            <text:p>4848</text:p>
          </table:table-cell>
          <table:table-cell office:value-type="float" office:value="0.305672559497846">
            <text:p>0.3056725595</text:p>
          </table:table-cell>
          <table:table-cell office:value-type="float" office:value="0.00451745379876797">
            <text:p>0.0045174538</text:p>
          </table:table-cell>
          <table:table-cell office:value-type="float" office:value="4870">
            <text:p>4870</text:p>
          </table:table-cell>
          <table:table-cell office:value-type="float" office:value="0.339696720183433">
            <text:p>0.339696720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78">
            <text:p>9578</text:p>
          </table:table-cell>
          <table:table-cell office:value-type="float" office:value="40">
            <text:p>40</text:p>
          </table:table-cell>
          <table:table-cell office:value-type="float" office:value="5232">
            <text:p>5232</text:p>
          </table:table-cell>
          <table:table-cell office:value-type="float" office:value="5038">
            <text:p>5038</text:p>
          </table:table-cell>
          <table:table-cell office:value-type="float" office:value="0.470925304341133">
            <text:p>0.4709253043</text:p>
          </table:table-cell>
          <table:table-cell office:value-type="float" office:value="0.0370795107033639">
            <text:p>0.0370795107</text:p>
          </table:table-cell>
          <table:table-cell office:value-type="float" office:value="4995">
            <text:p>4995</text:p>
          </table:table-cell>
          <table:table-cell office:value-type="float" office:value="0.294138969427099">
            <text:p>0.2941389694</text:p>
          </table:table-cell>
          <table:table-cell office:value-type="float" office:value="0.0452981651376147">
            <text:p>0.0452981651</text:p>
          </table:table-cell>
          <table:table-cell office:value-type="float" office:value="5189">
            <text:p>5189</text:p>
          </table:table-cell>
          <table:table-cell office:value-type="float" office:value="0.368657820033449">
            <text:p>0.36865782</text:p>
          </table:table-cell>
          <table:table-cell office:value-type="float" office:value="0.00821865443425076">
            <text:p>0.0082186544</text:p>
          </table:table-cell>
          <table:table-cell office:value-type="float" office:value="5232">
            <text:p>5232</text:p>
          </table:table-cell>
          <table:table-cell office:value-type="float" office:value="0.392291346425231">
            <text:p>0.3922913464</text:p>
          </table:table-cell>
          <table:table-cell office:value-type="float" office:value="0">
            <text:p>0</text:p>
          </table:table-cell>
          <table:table-cell office:value-type="float" office:value="5184">
            <text:p>5184</text:p>
          </table:table-cell>
          <table:table-cell office:value-type="float" office:value="0.30661724743593">
            <text:p>0.3066172474</text:p>
          </table:table-cell>
          <table:table-cell office:value-type="float" office:value="0.0091743119266055">
            <text:p>0.0091743119</text:p>
          </table:table-cell>
          <table:table-cell office:value-type="float" office:value="5232">
            <text:p>5232</text:p>
          </table:table-cell>
          <table:table-cell office:value-type="float" office:value="0.33133728158465">
            <text:p>0.331337281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79">
            <text:p>9579</text:p>
          </table:table-cell>
          <table:table-cell office:value-type="float" office:value="40">
            <text:p>40</text:p>
          </table:table-cell>
          <table:table-cell office:value-type="float" office:value="4567">
            <text:p>4567</text:p>
          </table:table-cell>
          <table:table-cell office:value-type="float" office:value="4445">
            <text:p>4445</text:p>
          </table:table-cell>
          <table:table-cell office:value-type="float" office:value="0.449385952840245">
            <text:p>0.4493859528</text:p>
          </table:table-cell>
          <table:table-cell office:value-type="float" office:value="0.0267133785855047">
            <text:p>0.0267133786</text:p>
          </table:table-cell>
          <table:table-cell office:value-type="float" office:value="4379">
            <text:p>4379</text:p>
          </table:table-cell>
          <table:table-cell office:value-type="float" office:value="0.286493761560764">
            <text:p>0.2864937616</text:p>
          </table:table-cell>
          <table:table-cell office:value-type="float" office:value="0.0411648784760236">
            <text:p>0.0411648785</text:p>
          </table:table-cell>
          <table:table-cell office:value-type="float" office:value="4567">
            <text:p>4567</text:p>
          </table:table-cell>
          <table:table-cell office:value-type="float" office:value="0.376707027778491">
            <text:p>0.3767070278</text:p>
          </table:table-cell>
          <table:table-cell office:value-type="float" office:value="0">
            <text:p>0</text:p>
          </table:table-cell>
          <table:table-cell office:value-type="float" office:value="4567">
            <text:p>4567</text:p>
          </table:table-cell>
          <table:table-cell office:value-type="float" office:value="0.392219036978118">
            <text:p>0.392219037</text:p>
          </table:table-cell>
          <table:table-cell office:value-type="float" office:value="0">
            <text:p>0</text:p>
          </table:table-cell>
          <table:table-cell office:value-type="float" office:value="4567">
            <text:p>4567</text:p>
          </table:table-cell>
          <table:table-cell office:value-type="float" office:value="0.306598120420888">
            <text:p>0.3065981204</text:p>
          </table:table-cell>
          <table:table-cell office:value-type="float" office:value="0">
            <text:p>0</text:p>
          </table:table-cell>
          <table:table-cell office:value-type="float" office:value="4567">
            <text:p>4567</text:p>
          </table:table-cell>
          <table:table-cell office:value-type="float" office:value="0.333723026826805">
            <text:p>0.33372302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80">
            <text:p>9580</text:p>
          </table:table-cell>
          <table:table-cell office:value-type="float" office:value="40">
            <text:p>40</text:p>
          </table:table-cell>
          <table:table-cell office:value-type="float" office:value="4483">
            <text:p>4483</text:p>
          </table:table-cell>
          <table:table-cell office:value-type="float" office:value="4314">
            <text:p>4314</text:p>
          </table:table-cell>
          <table:table-cell office:value-type="float" office:value="0.440116814745529">
            <text:p>0.4401168147</text:p>
          </table:table-cell>
          <table:table-cell office:value-type="float" office:value="0.0376979701093018">
            <text:p>0.0376979701</text:p>
          </table:table-cell>
          <table:table-cell office:value-type="float" office:value="4369">
            <text:p>4369</text:p>
          </table:table-cell>
          <table:table-cell office:value-type="float" office:value="0.285517817281025">
            <text:p>0.2855178173</text:p>
          </table:table-cell>
          <table:table-cell office:value-type="float" office:value="0.025429399955387">
            <text:p>0.0254294</text:p>
          </table:table-cell>
          <table:table-cell office:value-type="float" office:value="4483">
            <text:p>4483</text:p>
          </table:table-cell>
          <table:table-cell office:value-type="float" office:value="0.373174128146336">
            <text:p>0.3731741281</text:p>
          </table:table-cell>
          <table:table-cell office:value-type="float" office:value="0">
            <text:p>0</text:p>
          </table:table-cell>
          <table:table-cell office:value-type="float" office:value="4480">
            <text:p>4480</text:p>
          </table:table-cell>
          <table:table-cell office:value-type="float" office:value="0.393411909599196">
            <text:p>0.3934119096</text:p>
          </table:table-cell>
          <table:table-cell office:value-type="float" office:value="0.000669194735668079">
            <text:p>0.0006691947</text:p>
          </table:table-cell>
          <table:table-cell office:value-type="float" office:value="4465">
            <text:p>4465</text:p>
          </table:table-cell>
          <table:table-cell office:value-type="float" office:value="0.308710489301701">
            <text:p>0.3087104893</text:p>
          </table:table-cell>
          <table:table-cell office:value-type="float" office:value="0.00401516841400848">
            <text:p>0.0040151684</text:p>
          </table:table-cell>
          <table:table-cell office:value-type="float" office:value="4480">
            <text:p>4480</text:p>
          </table:table-cell>
          <table:table-cell office:value-type="float" office:value="0.334057049821209">
            <text:p>0.3340570498</text:p>
          </table:table-cell>
          <table:table-cell office:value-type="float" office:value="0.000669194735668079">
            <text:p>0.0006691947</text:p>
          </table:table-cell>
          <table:table-cell table:number-columns-repeated="21"/>
        </table:table-row>
        <table:table-row table:style-name="ro2">
          <table:table-cell office:value-type="float" office:value="9581">
            <text:p>9581</text:p>
          </table:table-cell>
          <table:table-cell office:value-type="float" office:value="40">
            <text:p>40</text:p>
          </table:table-cell>
          <table:table-cell office:value-type="float" office:value="4907">
            <text:p>4907</text:p>
          </table:table-cell>
          <table:table-cell office:value-type="float" office:value="4755">
            <text:p>4755</text:p>
          </table:table-cell>
          <table:table-cell office:value-type="float" office:value="0.464591463286628">
            <text:p>0.4645914633</text:p>
          </table:table-cell>
          <table:table-cell office:value-type="float" office:value="0.0309761565111066">
            <text:p>0.0309761565</text:p>
          </table:table-cell>
          <table:table-cell office:value-type="float" office:value="4587">
            <text:p>4587</text:p>
          </table:table-cell>
          <table:table-cell office:value-type="float" office:value="0.285410519391761">
            <text:p>0.2854105194</text:p>
          </table:table-cell>
          <table:table-cell office:value-type="float" office:value="0.0652129610760138">
            <text:p>0.0652129611</text:p>
          </table:table-cell>
          <table:table-cell office:value-type="float" office:value="4905">
            <text:p>4905</text:p>
          </table:table-cell>
          <table:table-cell office:value-type="float" office:value="0.380918236675818">
            <text:p>0.3809182367</text:p>
          </table:table-cell>
          <table:table-cell office:value-type="float" office:value="0.000407581006725087">
            <text:p>0.000407581</text:p>
          </table:table-cell>
          <table:table-cell office:value-type="float" office:value="4882">
            <text:p>4882</text:p>
          </table:table-cell>
          <table:table-cell office:value-type="float" office:value="0.390025028398952">
            <text:p>0.3900250284</text:p>
          </table:table-cell>
          <table:table-cell office:value-type="float" office:value="0.00509476258406358">
            <text:p>0.0050947626</text:p>
          </table:table-cell>
          <table:table-cell office:value-type="float" office:value="4905">
            <text:p>4905</text:p>
          </table:table-cell>
          <table:table-cell office:value-type="float" office:value="0.306340138974092">
            <text:p>0.306340139</text:p>
          </table:table-cell>
          <table:table-cell office:value-type="float" office:value="0.000407581006725087">
            <text:p>0.000407581</text:p>
          </table:table-cell>
          <table:table-cell office:value-type="float" office:value="4905">
            <text:p>4905</text:p>
          </table:table-cell>
          <table:table-cell office:value-type="float" office:value="0.332560011009696">
            <text:p>0.332560011</text:p>
          </table:table-cell>
          <table:table-cell office:value-type="float" office:value="0.000407581006725087">
            <text:p>0.000407581</text:p>
          </table:table-cell>
          <table:table-cell table:number-columns-repeated="21"/>
        </table:table-row>
        <table:table-row table:style-name="ro2">
          <table:table-cell office:value-type="float" office:value="9582">
            <text:p>9582</text:p>
          </table:table-cell>
          <table:table-cell office:value-type="float" office:value="40">
            <text:p>40</text:p>
          </table:table-cell>
          <table:table-cell office:value-type="float" office:value="5088">
            <text:p>5088</text:p>
          </table:table-cell>
          <table:table-cell office:value-type="float" office:value="4968">
            <text:p>4968</text:p>
          </table:table-cell>
          <table:table-cell office:value-type="float" office:value="0.474837012173645">
            <text:p>0.4748370122</text:p>
          </table:table-cell>
          <table:table-cell office:value-type="float" office:value="0.0235849056603774">
            <text:p>0.0235849057</text:p>
          </table:table-cell>
          <table:table-cell office:value-type="float" office:value="4851">
            <text:p>4851</text:p>
          </table:table-cell>
          <table:table-cell office:value-type="float" office:value="0.293715376020788">
            <text:p>0.293715376</text:p>
          </table:table-cell>
          <table:table-cell office:value-type="float" office:value="0.0465801886792453">
            <text:p>0.0465801887</text:p>
          </table:table-cell>
          <table:table-cell office:value-type="float" office:value="5080">
            <text:p>5080</text:p>
          </table:table-cell>
          <table:table-cell office:value-type="float" office:value="0.374914686515221">
            <text:p>0.3749146865</text:p>
          </table:table-cell>
          <table:table-cell office:value-type="float" office:value="0.00157232704402516">
            <text:p>0.001572327</text:p>
          </table:table-cell>
          <table:table-cell office:value-type="float" office:value="5070">
            <text:p>5070</text:p>
          </table:table-cell>
          <table:table-cell office:value-type="float" office:value="0.393796315950298">
            <text:p>0.393796316</text:p>
          </table:table-cell>
          <table:table-cell office:value-type="float" office:value="0.0035377358490566">
            <text:p>0.0035377358</text:p>
          </table:table-cell>
          <table:table-cell office:value-type="float" office:value="5080">
            <text:p>5080</text:p>
          </table:table-cell>
          <table:table-cell office:value-type="float" office:value="0.305082421106894">
            <text:p>0.3050824211</text:p>
          </table:table-cell>
          <table:table-cell office:value-type="float" office:value="0.00157232704402516">
            <text:p>0.001572327</text:p>
          </table:table-cell>
          <table:table-cell office:value-type="float" office:value="5088">
            <text:p>5088</text:p>
          </table:table-cell>
          <table:table-cell office:value-type="float" office:value="0.331815923473279">
            <text:p>0.33181592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83">
            <text:p>9583</text:p>
          </table:table-cell>
          <table:table-cell office:value-type="float" office:value="40">
            <text:p>40</text:p>
          </table:table-cell>
          <table:table-cell office:value-type="float" office:value="4192">
            <text:p>4192</text:p>
          </table:table-cell>
          <table:table-cell office:value-type="float" office:value="4013">
            <text:p>4013</text:p>
          </table:table-cell>
          <table:table-cell office:value-type="float" office:value="0.281129333610131">
            <text:p>0.2811293336</text:p>
          </table:table-cell>
          <table:table-cell office:value-type="float" office:value="0.0427003816793893">
            <text:p>0.0427003817</text:p>
          </table:table-cell>
          <table:table-cell office:value-type="float" office:value="4111">
            <text:p>4111</text:p>
          </table:table-cell>
          <table:table-cell office:value-type="float" office:value="0.293734036523268">
            <text:p>0.2937340365</text:p>
          </table:table-cell>
          <table:table-cell office:value-type="float" office:value="0.0193225190839695">
            <text:p>0.0193225191</text:p>
          </table:table-cell>
          <table:table-cell office:value-type="float" office:value="4172">
            <text:p>4172</text:p>
          </table:table-cell>
          <table:table-cell office:value-type="float" office:value="0.377045715898515">
            <text:p>0.3770457159</text:p>
          </table:table-cell>
          <table:table-cell office:value-type="float" office:value="0.00477099236641221">
            <text:p>0.0047709924</text:p>
          </table:table-cell>
          <table:table-cell office:value-type="float" office:value="4172">
            <text:p>4172</text:p>
          </table:table-cell>
          <table:table-cell office:value-type="float" office:value="0.393020039047101">
            <text:p>0.393020039</text:p>
          </table:table-cell>
          <table:table-cell office:value-type="float" office:value="0.00477099236641221">
            <text:p>0.0047709924</text:p>
          </table:table-cell>
          <table:table-cell office:value-type="float" office:value="4172">
            <text:p>4172</text:p>
          </table:table-cell>
          <table:table-cell office:value-type="float" office:value="0.309573537541432">
            <text:p>0.3095735375</text:p>
          </table:table-cell>
          <table:table-cell office:value-type="float" office:value="0.00477099236641221">
            <text:p>0.0047709924</text:p>
          </table:table-cell>
          <table:table-cell office:value-type="float" office:value="4192">
            <text:p>4192</text:p>
          </table:table-cell>
          <table:table-cell office:value-type="float" office:value="0.337319838679956">
            <text:p>0.33731983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84">
            <text:p>9584</text:p>
          </table:table-cell>
          <table:table-cell office:value-type="float" office:value="40">
            <text:p>40</text:p>
          </table:table-cell>
          <table:table-cell office:value-type="float" office:value="5210">
            <text:p>5210</text:p>
          </table:table-cell>
          <table:table-cell office:value-type="float" office:value="4986">
            <text:p>4986</text:p>
          </table:table-cell>
          <table:table-cell office:value-type="float" office:value="0.280808372967463">
            <text:p>0.280808373</text:p>
          </table:table-cell>
          <table:table-cell office:value-type="float" office:value="0.0429942418426104">
            <text:p>0.0429942418</text:p>
          </table:table-cell>
          <table:table-cell office:value-type="float" office:value="4916">
            <text:p>4916</text:p>
          </table:table-cell>
          <table:table-cell office:value-type="float" office:value="0.282126270955161">
            <text:p>0.282126271</text:p>
          </table:table-cell>
          <table:table-cell office:value-type="float" office:value="0.0564299424184261">
            <text:p>0.0564299424</text:p>
          </table:table-cell>
          <table:table-cell office:value-type="float" office:value="5210">
            <text:p>5210</text:p>
          </table:table-cell>
          <table:table-cell office:value-type="float" office:value="0.374457037691882">
            <text:p>0.3744570377</text:p>
          </table:table-cell>
          <table:table-cell office:value-type="float" office:value="0">
            <text:p>0</text:p>
          </table:table-cell>
          <table:table-cell office:value-type="float" office:value="5210">
            <text:p>5210</text:p>
          </table:table-cell>
          <table:table-cell office:value-type="float" office:value="0.38973532409794">
            <text:p>0.3897353241</text:p>
          </table:table-cell>
          <table:table-cell office:value-type="float" office:value="0">
            <text:p>0</text:p>
          </table:table-cell>
          <table:table-cell office:value-type="float" office:value="5210">
            <text:p>5210</text:p>
          </table:table-cell>
          <table:table-cell office:value-type="float" office:value="0.306239838773259">
            <text:p>0.3062398388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float" office:value="0.333926892816406">
            <text:p>0.3339268928</text:p>
          </table:table-cell>
          <table:table-cell office:value-type="float" office:value="0.00249520153550864">
            <text:p>0.0024952015</text:p>
          </table:table-cell>
          <table:table-cell table:number-columns-repeated="21"/>
        </table:table-row>
        <table:table-row table:style-name="ro2">
          <table:table-cell office:value-type="float" office:value="9585">
            <text:p>9585</text:p>
          </table:table-cell>
          <table:table-cell office:value-type="float" office:value="40">
            <text:p>40</text:p>
          </table:table-cell>
          <table:table-cell office:value-type="float" office:value="4667">
            <text:p>4667</text:p>
          </table:table-cell>
          <table:table-cell office:value-type="float" office:value="4662">
            <text:p>4662</text:p>
          </table:table-cell>
          <table:table-cell office:value-type="float" office:value="0.285467433924327">
            <text:p>0.2854674339</text:p>
          </table:table-cell>
          <table:table-cell office:value-type="float" office:value="0.00107135204628241">
            <text:p>0.001071352</text:p>
          </table:table-cell>
          <table:table-cell office:value-type="float" office:value="4579">
            <text:p>4579</text:p>
          </table:table-cell>
          <table:table-cell office:value-type="float" office:value="0.285721216758064">
            <text:p>0.2857212168</text:p>
          </table:table-cell>
          <table:table-cell office:value-type="float" office:value="0.0188557960145704">
            <text:p>0.018855796</text:p>
          </table:table-cell>
          <table:table-cell office:value-type="float" office:value="4667">
            <text:p>4667</text:p>
          </table:table-cell>
          <table:table-cell office:value-type="float" office:value="0.384234207966635">
            <text:p>0.384234208</text:p>
          </table:table-cell>
          <table:table-cell office:value-type="float" office:value="0">
            <text:p>0</text:p>
          </table:table-cell>
          <table:table-cell office:value-type="float" office:value="4662">
            <text:p>4662</text:p>
          </table:table-cell>
          <table:table-cell office:value-type="float" office:value="0.459610508661972">
            <text:p>0.4596105087</text:p>
          </table:table-cell>
          <table:table-cell office:value-type="float" office:value="0.00107135204628241">
            <text:p>0.001071352</text:p>
          </table:table-cell>
          <table:table-cell office:value-type="float" office:value="4649">
            <text:p>4649</text:p>
          </table:table-cell>
          <table:table-cell office:value-type="float" office:value="0.308118018347939">
            <text:p>0.3081180183</text:p>
          </table:table-cell>
          <table:table-cell office:value-type="float" office:value="0.00385686736661667">
            <text:p>0.0038568674</text:p>
          </table:table-cell>
          <table:table-cell office:value-type="float" office:value="4663">
            <text:p>4663</text:p>
          </table:table-cell>
          <table:table-cell office:value-type="float" office:value="0.336873852670668">
            <text:p>0.3368738527</text:p>
          </table:table-cell>
          <table:table-cell office:value-type="float" office:value="0.000857081637025927">
            <text:p>0.0008570816</text:p>
          </table:table-cell>
          <table:table-cell table:number-columns-repeated="21"/>
        </table:table-row>
        <table:table-row table:style-name="ro2">
          <table:table-cell office:value-type="float" office:value="9586">
            <text:p>9586</text:p>
          </table:table-cell>
          <table:table-cell office:value-type="float" office:value="40">
            <text:p>40</text:p>
          </table:table-cell>
          <table:table-cell office:value-type="float" office:value="4700">
            <text:p>4700</text:p>
          </table:table-cell>
          <table:table-cell office:value-type="float" office:value="4461">
            <text:p>4461</text:p>
          </table:table-cell>
          <table:table-cell office:value-type="float" office:value="0.309697629882929">
            <text:p>0.3096976299</text:p>
          </table:table-cell>
          <table:table-cell office:value-type="float" office:value="0.0508510638297872">
            <text:p>0.0508510638</text:p>
          </table:table-cell>
          <table:table-cell office:value-type="float" office:value="4552">
            <text:p>4552</text:p>
          </table:table-cell>
          <table:table-cell office:value-type="float" office:value="0.282117873729045">
            <text:p>0.2821178737</text:p>
          </table:table-cell>
          <table:table-cell office:value-type="float" office:value="0.0314893617021277">
            <text:p>0.0314893617</text:p>
          </table:table-cell>
          <table:table-cell office:value-type="float" office:value="4661">
            <text:p>4661</text:p>
          </table:table-cell>
          <table:table-cell office:value-type="float" office:value="0.380765220555476">
            <text:p>0.3807652206</text:p>
          </table:table-cell>
          <table:table-cell office:value-type="float" office:value="0.00829787234042553">
            <text:p>0.0082978723</text:p>
          </table:table-cell>
          <table:table-cell office:value-type="float" office:value="4700">
            <text:p>4700</text:p>
          </table:table-cell>
          <table:table-cell office:value-type="float" office:value="0.385055270075785">
            <text:p>0.3850552701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0.311628525377117">
            <text:p>0.3116285254</text:p>
          </table:table-cell>
          <table:table-cell office:value-type="float" office:value="0.00531914893617021">
            <text:p>0.0053191489</text:p>
          </table:table-cell>
          <table:table-cell office:value-type="float" office:value="4700">
            <text:p>4700</text:p>
          </table:table-cell>
          <table:table-cell office:value-type="float" office:value="0.330275498993499">
            <text:p>0.3302754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87">
            <text:p>9587</text:p>
          </table:table-cell>
          <table:table-cell office:value-type="float" office:value="40">
            <text:p>40</text:p>
          </table:table-cell>
          <table:table-cell office:value-type="float" office:value="5043">
            <text:p>5043</text:p>
          </table:table-cell>
          <table:table-cell office:value-type="float" office:value="4968">
            <text:p>4968</text:p>
          </table:table-cell>
          <table:table-cell office:value-type="float" office:value="0.294929241707156">
            <text:p>0.2949292417</text:p>
          </table:table-cell>
          <table:table-cell office:value-type="float" office:value="0.0148720999405116">
            <text:p>0.0148720999</text:p>
          </table:table-cell>
          <table:table-cell office:value-type="float" office:value="4760">
            <text:p>4760</text:p>
          </table:table-cell>
          <table:table-cell office:value-type="float" office:value="0.284034773846373">
            <text:p>0.2840347738</text:p>
          </table:table-cell>
          <table:table-cell office:value-type="float" office:value="0.0561173904421971">
            <text:p>0.0561173904</text:p>
          </table:table-cell>
          <table:table-cell office:value-type="float" office:value="5043">
            <text:p>5043</text:p>
          </table:table-cell>
          <table:table-cell office:value-type="float" office:value="0.380752624716302">
            <text:p>0.3807526247</text:p>
          </table:table-cell>
          <table:table-cell office:value-type="float" office:value="0">
            <text:p>0</text:p>
          </table:table-cell>
          <table:table-cell office:value-type="float" office:value="5043">
            <text:p>5043</text:p>
          </table:table-cell>
          <table:table-cell office:value-type="float" office:value="0.433898668806404">
            <text:p>0.4338986688</text:p>
          </table:table-cell>
          <table:table-cell office:value-type="float" office:value="0">
            <text:p>0</text:p>
          </table:table-cell>
          <table:table-cell office:value-type="float" office:value="4992">
            <text:p>4992</text:p>
          </table:table-cell>
          <table:table-cell office:value-type="float" office:value="0.31122452549841">
            <text:p>0.3112245255</text:p>
          </table:table-cell>
          <table:table-cell office:value-type="float" office:value="0.0101130279595479">
            <text:p>0.010113028</text:p>
          </table:table-cell>
          <table:table-cell office:value-type="float" office:value="5043">
            <text:p>5043</text:p>
          </table:table-cell>
          <table:table-cell office:value-type="float" office:value="0.335729030843478">
            <text:p>0.335729030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88">
            <text:p>9588</text:p>
          </table:table-cell>
          <table:table-cell office:value-type="float" office:value="40">
            <text:p>40</text:p>
          </table:table-cell>
          <table:table-cell office:value-type="float" office:value="4805">
            <text:p>4805</text:p>
          </table:table-cell>
          <table:table-cell office:value-type="float" office:value="4730">
            <text:p>4730</text:p>
          </table:table-cell>
          <table:table-cell office:value-type="float" office:value="0.286740080193509">
            <text:p>0.2867400802</text:p>
          </table:table-cell>
          <table:table-cell office:value-type="float" office:value="0.0156087408949011">
            <text:p>0.0156087409</text:p>
          </table:table-cell>
          <table:table-cell office:value-type="float" office:value="4691">
            <text:p>4691</text:p>
          </table:table-cell>
          <table:table-cell office:value-type="float" office:value="0.277113593476288">
            <text:p>0.2771135935</text:p>
          </table:table-cell>
          <table:table-cell office:value-type="float" office:value="0.0237252861602497">
            <text:p>0.0237252862</text:p>
          </table:table-cell>
          <table:table-cell office:value-type="float" office:value="4799">
            <text:p>4799</text:p>
          </table:table-cell>
          <table:table-cell office:value-type="float" office:value="0.375186196826315">
            <text:p>0.3751861968</text:p>
          </table:table-cell>
          <table:table-cell office:value-type="float" office:value="0.00124869927159209">
            <text:p>0.0012486993</text:p>
          </table:table-cell>
          <table:table-cell office:value-type="float" office:value="4797">
            <text:p>4797</text:p>
          </table:table-cell>
          <table:table-cell office:value-type="float" office:value="0.401318831012822">
            <text:p>0.401318831</text:p>
          </table:table-cell>
          <table:table-cell office:value-type="float" office:value="0.00166493236212279">
            <text:p>0.0016649324</text:p>
          </table:table-cell>
          <table:table-cell office:value-type="float" office:value="4783">
            <text:p>4783</text:p>
          </table:table-cell>
          <table:table-cell office:value-type="float" office:value="0.336129765134251">
            <text:p>0.3361297651</text:p>
          </table:table-cell>
          <table:table-cell office:value-type="float" office:value="0.00457856399583767">
            <text:p>0.004578564</text:p>
          </table:table-cell>
          <table:table-cell office:value-type="float" office:value="4805">
            <text:p>4805</text:p>
          </table:table-cell>
          <table:table-cell office:value-type="float" office:value="0.337245196670033">
            <text:p>0.33724519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89">
            <text:p>9589</text:p>
          </table:table-cell>
          <table:table-cell office:value-type="float" office:value="40">
            <text:p>40</text:p>
          </table:table-cell>
          <table:table-cell office:value-type="float" office:value="4614">
            <text:p>4614</text:p>
          </table:table-cell>
          <table:table-cell office:value-type="float" office:value="4439">
            <text:p>4439</text:p>
          </table:table-cell>
          <table:table-cell office:value-type="float" office:value="0.282002645126227">
            <text:p>0.2820026451</text:p>
          </table:table-cell>
          <table:table-cell office:value-type="float" office:value="0.0379280450801907">
            <text:p>0.0379280451</text:p>
          </table:table-cell>
          <table:table-cell office:value-type="float" office:value="4456">
            <text:p>4456</text:p>
          </table:table-cell>
          <table:table-cell office:value-type="float" office:value="0.278563981031599">
            <text:p>0.278563981</text:p>
          </table:table-cell>
          <table:table-cell office:value-type="float" office:value="0.0342436064152579">
            <text:p>0.0342436064</text:p>
          </table:table-cell>
          <table:table-cell office:value-type="float" office:value="4594">
            <text:p>4594</text:p>
          </table:table-cell>
          <table:table-cell office:value-type="float" office:value="0.373904686818454">
            <text:p>0.3739046868</text:p>
          </table:table-cell>
          <table:table-cell office:value-type="float" office:value="0.00433463372345037">
            <text:p>0.0043346337</text:p>
          </table:table-cell>
          <table:table-cell office:value-type="float" office:value="4614">
            <text:p>4614</text:p>
          </table:table-cell>
          <table:table-cell office:value-type="float" office:value="0.381792481217038">
            <text:p>0.3817924812</text:p>
          </table:table-cell>
          <table:table-cell office:value-type="float" office:value="0">
            <text:p>0</text:p>
          </table:table-cell>
          <table:table-cell office:value-type="float" office:value="4567">
            <text:p>4567</text:p>
          </table:table-cell>
          <table:table-cell office:value-type="float" office:value="0.307885695092055">
            <text:p>0.3078856951</text:p>
          </table:table-cell>
          <table:table-cell office:value-type="float" office:value="0.0101863892501084">
            <text:p>0.0101863893</text:p>
          </table:table-cell>
          <table:table-cell office:value-type="float" office:value="4613">
            <text:p>4613</text:p>
          </table:table-cell>
          <table:table-cell office:value-type="float" office:value="0.333896102987313">
            <text:p>0.333896103</text:p>
          </table:table-cell>
          <table:table-cell office:value-type="float" office:value="0.000216731686172518">
            <text:p>0.0002167317</text:p>
          </table:table-cell>
          <table:table-cell table:number-columns-repeated="21"/>
        </table:table-row>
        <table:table-row table:style-name="ro2">
          <table:table-cell office:value-type="float" office:value="9590">
            <text:p>9590</text:p>
          </table:table-cell>
          <table:table-cell office:value-type="float" office:value="40">
            <text:p>40</text:p>
          </table:table-cell>
          <table:table-cell office:value-type="float" office:value="5157">
            <text:p>5157</text:p>
          </table:table-cell>
          <table:table-cell office:value-type="float" office:value="5062">
            <text:p>5062</text:p>
          </table:table-cell>
          <table:table-cell office:value-type="float" office:value="0.301638625374085">
            <text:p>0.3016386254</text:p>
          </table:table-cell>
          <table:table-cell office:value-type="float" office:value="0.0184215629241807">
            <text:p>0.0184215629</text:p>
          </table:table-cell>
          <table:table-cell office:value-type="float" office:value="5002">
            <text:p>5002</text:p>
          </table:table-cell>
          <table:table-cell office:value-type="float" office:value="0.28280364719521">
            <text:p>0.2828036472</text:p>
          </table:table-cell>
          <table:table-cell office:value-type="float" office:value="0.0300562342447159">
            <text:p>0.0300562342</text:p>
          </table:table-cell>
          <table:table-cell office:value-type="float" office:value="5157">
            <text:p>5157</text:p>
          </table:table-cell>
          <table:table-cell office:value-type="float" office:value="0.378961682990719">
            <text:p>0.378961683</text:p>
          </table:table-cell>
          <table:table-cell office:value-type="float" office:value="0">
            <text:p>0</text:p>
          </table:table-cell>
          <table:table-cell office:value-type="float" office:value="5135">
            <text:p>5135</text:p>
          </table:table-cell>
          <table:table-cell office:value-type="float" office:value="0.382040199387469">
            <text:p>0.3820401994</text:p>
          </table:table-cell>
          <table:table-cell office:value-type="float" office:value="0.0042660461508629">
            <text:p>0.0042660462</text:p>
          </table:table-cell>
          <table:table-cell office:value-type="float" office:value="5157">
            <text:p>5157</text:p>
          </table:table-cell>
          <table:table-cell office:value-type="float" office:value="0.321166374707555">
            <text:p>0.3211663747</text:p>
          </table:table-cell>
          <table:table-cell office:value-type="float" office:value="0">
            <text:p>0</text:p>
          </table:table-cell>
          <table:table-cell office:value-type="float" office:value="5157">
            <text:p>5157</text:p>
          </table:table-cell>
          <table:table-cell office:value-type="float" office:value="0.355855315794016">
            <text:p>0.35585531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91">
            <text:p>9591</text:p>
          </table:table-cell>
          <table:table-cell office:value-type="float" office:value="40">
            <text:p>40</text:p>
          </table:table-cell>
          <table:table-cell office:value-type="float" office:value="4522">
            <text:p>4522</text:p>
          </table:table-cell>
          <table:table-cell office:value-type="float" office:value="4346">
            <text:p>4346</text:p>
          </table:table-cell>
          <table:table-cell office:value-type="float" office:value="0.289576943083135">
            <text:p>0.2895769431</text:p>
          </table:table-cell>
          <table:table-cell office:value-type="float" office:value="0.0389208314904909">
            <text:p>0.0389208315</text:p>
          </table:table-cell>
          <table:table-cell office:value-type="float" office:value="4325">
            <text:p>4325</text:p>
          </table:table-cell>
          <table:table-cell office:value-type="float" office:value="0.280911472243669">
            <text:p>0.2809114722</text:p>
          </table:table-cell>
          <table:table-cell office:value-type="float" office:value="0.0435647943387882">
            <text:p>0.0435647943</text:p>
          </table:table-cell>
          <table:table-cell office:value-type="float" office:value="4504">
            <text:p>4504</text:p>
          </table:table-cell>
          <table:table-cell office:value-type="float" office:value="0.372675426217539">
            <text:p>0.3726754262</text:p>
          </table:table-cell>
          <table:table-cell office:value-type="float" office:value="0.00398053958425475">
            <text:p>0.0039805396</text:p>
          </table:table-cell>
          <table:table-cell office:value-type="float" office:value="4522">
            <text:p>4522</text:p>
          </table:table-cell>
          <table:table-cell office:value-type="float" office:value="0.43909468572215">
            <text:p>0.4390946857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office:value-type="float" office:value="0.313492709574937">
            <text:p>0.3134927096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office:value-type="float" office:value="0.335526564391563">
            <text:p>0.335526564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92">
            <text:p>9592</text:p>
          </table:table-cell>
          <table:table-cell office:value-type="float" office:value="40">
            <text:p>40</text:p>
          </table:table-cell>
          <table:table-cell office:value-type="float" office:value="4366">
            <text:p>4366</text:p>
          </table:table-cell>
          <table:table-cell office:value-type="float" office:value="4330">
            <text:p>4330</text:p>
          </table:table-cell>
          <table:table-cell office:value-type="float" office:value="0.281909809126385">
            <text:p>0.2819098091</text:p>
          </table:table-cell>
          <table:table-cell office:value-type="float" office:value="0.00824553366926248">
            <text:p>0.0082455337</text:p>
          </table:table-cell>
          <table:table-cell office:value-type="float" office:value="4219">
            <text:p>4219</text:p>
          </table:table-cell>
          <table:table-cell office:value-type="float" office:value="0.27892039662898">
            <text:p>0.2789203966</text:p>
          </table:table-cell>
          <table:table-cell office:value-type="float" office:value="0.0336692624828218">
            <text:p>0.0336692625</text:p>
          </table:table-cell>
          <table:table-cell office:value-type="float" office:value="4330">
            <text:p>4330</text:p>
          </table:table-cell>
          <table:table-cell office:value-type="float" office:value="0.378581008740113">
            <text:p>0.3785810087</text:p>
          </table:table-cell>
          <table:table-cell office:value-type="float" office:value="0.00824553366926248">
            <text:p>0.0082455337</text:p>
          </table:table-cell>
          <table:table-cell office:value-type="float" office:value="4362">
            <text:p>4362</text:p>
          </table:table-cell>
          <table:table-cell office:value-type="float" office:value="0.386010687802796">
            <text:p>0.3860106878</text:p>
          </table:table-cell>
          <table:table-cell office:value-type="float" office:value="0.000916170407695831">
            <text:p>0.0009161704</text:p>
          </table:table-cell>
          <table:table-cell office:value-type="float" office:value="4304">
            <text:p>4304</text:p>
          </table:table-cell>
          <table:table-cell office:value-type="float" office:value="0.303831700928127">
            <text:p>0.3038317009</text:p>
          </table:table-cell>
          <table:table-cell office:value-type="float" office:value="0.0142006413192854">
            <text:p>0.0142006413</text:p>
          </table:table-cell>
          <table:table-cell office:value-type="float" office:value="4366">
            <text:p>4366</text:p>
          </table:table-cell>
          <table:table-cell office:value-type="float" office:value="0.654378103766389">
            <text:p>0.654378103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93">
            <text:p>9593</text:p>
          </table:table-cell>
          <table:table-cell office:value-type="float" office:value="40">
            <text:p>40</text:p>
          </table:table-cell>
          <table:table-cell office:value-type="float" office:value="4994">
            <text:p>4994</text:p>
          </table:table-cell>
          <table:table-cell office:value-type="float" office:value="4886">
            <text:p>4886</text:p>
          </table:table-cell>
          <table:table-cell office:value-type="float" office:value="0.286262837842566">
            <text:p>0.2862628378</text:p>
          </table:table-cell>
          <table:table-cell office:value-type="float" office:value="0.0216259511413696">
            <text:p>0.0216259511</text:p>
          </table:table-cell>
          <table:table-cell office:value-type="float" office:value="4840">
            <text:p>4840</text:p>
          </table:table-cell>
          <table:table-cell office:value-type="float" office:value="0.288187202160886">
            <text:p>0.2881872022</text:p>
          </table:table-cell>
          <table:table-cell office:value-type="float" office:value="0.0308370044052863">
            <text:p>0.0308370044</text:p>
          </table:table-cell>
          <table:table-cell office:value-type="float" office:value="4979">
            <text:p>4979</text:p>
          </table:table-cell>
          <table:table-cell office:value-type="float" office:value="0.384990424829665">
            <text:p>0.3849904248</text:p>
          </table:table-cell>
          <table:table-cell office:value-type="float" office:value="0.00300360432519023">
            <text:p>0.0030036043</text:p>
          </table:table-cell>
          <table:table-cell office:value-type="float" office:value="4993">
            <text:p>4993</text:p>
          </table:table-cell>
          <table:table-cell office:value-type="float" office:value="0.387413957589343">
            <text:p>0.3874139576</text:p>
          </table:table-cell>
          <table:table-cell office:value-type="float" office:value="0.000200240288346015">
            <text:p>0.0002002403</text:p>
          </table:table-cell>
          <table:table-cell office:value-type="float" office:value="4986">
            <text:p>4986</text:p>
          </table:table-cell>
          <table:table-cell office:value-type="float" office:value="0.312017596853839">
            <text:p>0.3120175969</text:p>
          </table:table-cell>
          <table:table-cell office:value-type="float" office:value="0.00160192230676812">
            <text:p>0.0016019223</text:p>
          </table:table-cell>
          <table:table-cell office:value-type="float" office:value="4986">
            <text:p>4986</text:p>
          </table:table-cell>
          <table:table-cell office:value-type="float" office:value="0.342169236762123">
            <text:p>0.3421692368</text:p>
          </table:table-cell>
          <table:table-cell office:value-type="float" office:value="0.00160192230676812">
            <text:p>0.0016019223</text:p>
          </table:table-cell>
          <table:table-cell table:number-columns-repeated="21"/>
        </table:table-row>
        <table:table-row table:style-name="ro2">
          <table:table-cell office:value-type="float" office:value="9594">
            <text:p>9594</text:p>
          </table:table-cell>
          <table:table-cell office:value-type="float" office:value="40">
            <text:p>40</text:p>
          </table:table-cell>
          <table:table-cell office:value-type="float" office:value="4215">
            <text:p>4215</text:p>
          </table:table-cell>
          <table:table-cell office:value-type="float" office:value="4109">
            <text:p>4109</text:p>
          </table:table-cell>
          <table:table-cell office:value-type="float" office:value="0.300590838159794">
            <text:p>0.3005908382</text:p>
          </table:table-cell>
          <table:table-cell office:value-type="float" office:value="0.0251482799525504">
            <text:p>0.02514828</text:p>
          </table:table-cell>
          <table:table-cell office:value-type="float" office:value="4122">
            <text:p>4122</text:p>
          </table:table-cell>
          <table:table-cell office:value-type="float" office:value="0.278134789474544">
            <text:p>0.2781347895</text:p>
          </table:table-cell>
          <table:table-cell office:value-type="float" office:value="0.0220640569395018">
            <text:p>0.0220640569</text:p>
          </table:table-cell>
          <table:table-cell office:value-type="float" office:value="4215">
            <text:p>4215</text:p>
          </table:table-cell>
          <table:table-cell office:value-type="float" office:value="0.37388975841647">
            <text:p>0.3738897584</text:p>
          </table:table-cell>
          <table:table-cell office:value-type="float" office:value="0">
            <text:p>0</text:p>
          </table:table-cell>
          <table:table-cell office:value-type="float" office:value="4215">
            <text:p>4215</text:p>
          </table:table-cell>
          <table:table-cell office:value-type="float" office:value="0.377920893464859">
            <text:p>0.3779208935</text:p>
          </table:table-cell>
          <table:table-cell office:value-type="float" office:value="0">
            <text:p>0</text:p>
          </table:table-cell>
          <table:table-cell office:value-type="float" office:value="4181">
            <text:p>4181</text:p>
          </table:table-cell>
          <table:table-cell office:value-type="float" office:value="0.30277784905053">
            <text:p>0.3027778491</text:p>
          </table:table-cell>
          <table:table-cell office:value-type="float" office:value="0.00806642941874259">
            <text:p>0.0080664294</text:p>
          </table:table-cell>
          <table:table-cell office:value-type="float" office:value="4202">
            <text:p>4202</text:p>
          </table:table-cell>
          <table:table-cell office:value-type="float" office:value="0.329228178291771">
            <text:p>0.3292281783</text:p>
          </table:table-cell>
          <table:table-cell office:value-type="float" office:value="0.00308422301304864">
            <text:p>0.003084223</text:p>
          </table:table-cell>
          <table:table-cell table:number-columns-repeated="21"/>
        </table:table-row>
        <table:table-row table:style-name="ro2">
          <table:table-cell office:value-type="float" office:value="9595">
            <text:p>9595</text:p>
          </table:table-cell>
          <table:table-cell office:value-type="float" office:value="40">
            <text:p>40</text:p>
          </table:table-cell>
          <table:table-cell office:value-type="float" office:value="4373">
            <text:p>4373</text:p>
          </table:table-cell>
          <table:table-cell office:value-type="float" office:value="4162">
            <text:p>4162</text:p>
          </table:table-cell>
          <table:table-cell office:value-type="float" office:value="0.280565786435214">
            <text:p>0.2805657864</text:p>
          </table:table-cell>
          <table:table-cell office:value-type="float" office:value="0.0482506288589069">
            <text:p>0.0482506289</text:p>
          </table:table-cell>
          <table:table-cell office:value-type="float" office:value="4149">
            <text:p>4149</text:p>
          </table:table-cell>
          <table:table-cell office:value-type="float" office:value="0.277651015947732">
            <text:p>0.2776510159</text:p>
          </table:table-cell>
          <table:table-cell office:value-type="float" office:value="0.0512234164189344">
            <text:p>0.0512234164</text:p>
          </table:table-cell>
          <table:table-cell office:value-type="float" office:value="4373">
            <text:p>4373</text:p>
          </table:table-cell>
          <table:table-cell office:value-type="float" office:value="0.373686825451992">
            <text:p>0.3736868255</text:p>
          </table:table-cell>
          <table:table-cell office:value-type="float" office:value="0">
            <text:p>0</text:p>
          </table:table-cell>
          <table:table-cell office:value-type="float" office:value="4358">
            <text:p>4358</text:p>
          </table:table-cell>
          <table:table-cell office:value-type="float" office:value="0.385046872849669">
            <text:p>0.3850468728</text:p>
          </table:table-cell>
          <table:table-cell office:value-type="float" office:value="0.00343013949233935">
            <text:p>0.0034301395</text:p>
          </table:table-cell>
          <table:table-cell office:value-type="float" office:value="4334">
            <text:p>4334</text:p>
          </table:table-cell>
          <table:table-cell office:value-type="float" office:value="0.310522424092575">
            <text:p>0.3105224241</text:p>
          </table:table-cell>
          <table:table-cell office:value-type="float" office:value="0.00891836268008232">
            <text:p>0.0089183627</text:p>
          </table:table-cell>
          <table:table-cell office:value-type="float" office:value="4373">
            <text:p>4373</text:p>
          </table:table-cell>
          <table:table-cell office:value-type="float" office:value="0.334328560132303">
            <text:p>0.334328560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96">
            <text:p>9596</text:p>
          </table:table-cell>
          <table:table-cell office:value-type="float" office:value="40">
            <text:p>40</text:p>
          </table:table-cell>
          <table:table-cell office:value-type="float" office:value="4244">
            <text:p>4244</text:p>
          </table:table-cell>
          <table:table-cell office:value-type="float" office:value="4069">
            <text:p>4069</text:p>
          </table:table-cell>
          <table:table-cell office:value-type="float" office:value="0.348589382640601">
            <text:p>0.3485893826</text:p>
          </table:table-cell>
          <table:table-cell office:value-type="float" office:value="0.041234684260132">
            <text:p>0.0412346843</text:p>
          </table:table-cell>
          <table:table-cell office:value-type="float" office:value="4196">
            <text:p>4196</text:p>
          </table:table-cell>
          <table:table-cell office:value-type="float" office:value="0.286793729138141">
            <text:p>0.2867937291</text:p>
          </table:table-cell>
          <table:table-cell office:value-type="float" office:value="0.0113100848256362">
            <text:p>0.0113100848</text:p>
          </table:table-cell>
          <table:table-cell office:value-type="float" office:value="4233">
            <text:p>4233</text:p>
          </table:table-cell>
          <table:table-cell office:value-type="float" office:value="0.378295036539596">
            <text:p>0.3782950365</text:p>
          </table:table-cell>
          <table:table-cell office:value-type="float" office:value="0.00259189443920829">
            <text:p>0.0025918944</text:p>
          </table:table-cell>
          <table:table-cell office:value-type="float" office:value="4223">
            <text:p>4223</text:p>
          </table:table-cell>
          <table:table-cell office:value-type="float" office:value="0.385698124386244">
            <text:p>0.3856981244</text:p>
          </table:table-cell>
          <table:table-cell office:value-type="float" office:value="0.00494816211121583">
            <text:p>0.0049481621</text:p>
          </table:table-cell>
          <table:table-cell office:value-type="float" office:value="4244">
            <text:p>4244</text:p>
          </table:table-cell>
          <table:table-cell office:value-type="float" office:value="0.312229393556995">
            <text:p>0.3122293936</text:p>
          </table:table-cell>
          <table:table-cell office:value-type="float" office:value="0">
            <text:p>0</text:p>
          </table:table-cell>
          <table:table-cell office:value-type="float" office:value="4244">
            <text:p>4244</text:p>
          </table:table-cell>
          <table:table-cell office:value-type="float" office:value="0.338853265471306">
            <text:p>0.338853265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97">
            <text:p>9597</text:p>
          </table:table-cell>
          <table:table-cell office:value-type="float" office:value="40">
            <text:p>40</text:p>
          </table:table-cell>
          <table:table-cell office:value-type="float" office:value="4864">
            <text:p>4864</text:p>
          </table:table-cell>
          <table:table-cell office:value-type="float" office:value="4712">
            <text:p>4712</text:p>
          </table:table-cell>
          <table:table-cell office:value-type="float" office:value="0.456276809893798">
            <text:p>0.4562768099</text:p>
          </table:table-cell>
          <table:table-cell office:value-type="float" office:value="0.03125">
            <text:p>0.03125</text:p>
          </table:table-cell>
          <table:table-cell office:value-type="float" office:value="4803">
            <text:p>4803</text:p>
          </table:table-cell>
          <table:table-cell office:value-type="float" office:value="0.292153025450593">
            <text:p>0.2921530255</text:p>
          </table:table-cell>
          <table:table-cell office:value-type="float" office:value="0.0125411184210526">
            <text:p>0.0125411184</text:p>
          </table:table-cell>
          <table:table-cell office:value-type="float" office:value="4864">
            <text:p>4864</text:p>
          </table:table-cell>
          <table:table-cell office:value-type="float" office:value="0.390583443935687">
            <text:p>0.3905834439</text:p>
          </table:table-cell>
          <table:table-cell office:value-type="float" office:value="0">
            <text:p>0</text:p>
          </table:table-cell>
          <table:table-cell office:value-type="float" office:value="4864">
            <text:p>4864</text:p>
          </table:table-cell>
          <table:table-cell office:value-type="float" office:value="0.39359571554863">
            <text:p>0.3935957155</text:p>
          </table:table-cell>
          <table:table-cell office:value-type="float" office:value="0">
            <text:p>0</text:p>
          </table:table-cell>
          <table:table-cell office:value-type="float" office:value="4861">
            <text:p>4861</text:p>
          </table:table-cell>
          <table:table-cell office:value-type="float" office:value="0.311360280653957">
            <text:p>0.3113602807</text:p>
          </table:table-cell>
          <table:table-cell office:value-type="float" office:value="0.000616776315789474">
            <text:p>0.0006167763</text:p>
          </table:table-cell>
          <table:table-cell office:value-type="float" office:value="4864">
            <text:p>4864</text:p>
          </table:table-cell>
          <table:table-cell office:value-type="float" office:value="0.337665057975849">
            <text:p>0.3376650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9598">
            <text:p>9598</text:p>
          </table:table-cell>
          <table:table-cell office:value-type="float" office:value="40">
            <text:p>40</text:p>
          </table:table-cell>
          <table:table-cell office:value-type="float" office:value="4814">
            <text:p>4814</text:p>
          </table:table-cell>
          <table:table-cell office:value-type="float" office:value="4576">
            <text:p>4576</text:p>
          </table:table-cell>
          <table:table-cell office:value-type="float" office:value="0.51374555938355">
            <text:p>0.5137455594</text:p>
          </table:table-cell>
          <table:table-cell office:value-type="float" office:value="0.0494391358537599">
            <text:p>0.0494391359</text:p>
          </table:table-cell>
          <table:table-cell office:value-type="float" office:value="4649">
            <text:p>4649</text:p>
          </table:table-cell>
          <table:table-cell office:value-type="float" office:value="0.287760343166641">
            <text:p>0.2877603432</text:p>
          </table:table-cell>
          <table:table-cell office:value-type="float" office:value="0.0342750311591192">
            <text:p>0.0342750312</text:p>
          </table:table-cell>
          <table:table-cell office:value-type="float" office:value="4810">
            <text:p>4810</text:p>
          </table:table-cell>
          <table:table-cell office:value-type="float" office:value="0.388240151336675">
            <text:p>0.3882401513</text:p>
          </table:table-cell>
          <table:table-cell office:value-type="float" office:value="0.000830909846281678">
            <text:p>0.0008309098</text:p>
          </table:table-cell>
          <table:table-cell office:value-type="float" office:value="4810">
            <text:p>4810</text:p>
          </table:table-cell>
          <table:table-cell office:value-type="float" office:value="0.392388847550692">
            <text:p>0.3923888476</text:p>
          </table:table-cell>
          <table:table-cell office:value-type="float" office:value="0.000830909846281678">
            <text:p>0.0008309098</text:p>
          </table:table-cell>
          <table:table-cell office:value-type="float" office:value="4801">
            <text:p>4801</text:p>
          </table:table-cell>
          <table:table-cell office:value-type="float" office:value="0.323394438703748">
            <text:p>0.3233944387</text:p>
          </table:table-cell>
          <table:table-cell office:value-type="float" office:value="0.00270045700041545">
            <text:p>0.002700457</text:p>
          </table:table-cell>
          <table:table-cell office:value-type="float" office:value="4810">
            <text:p>4810</text:p>
          </table:table-cell>
          <table:table-cell office:value-type="float" office:value="0.343498331051309">
            <text:p>0.3434983311</text:p>
          </table:table-cell>
          <table:table-cell office:value-type="float" office:value="0.000830909846281678">
            <text:p>0.0008309098</text:p>
          </table:table-cell>
          <table:table-cell table:number-columns-repeated="21"/>
        </table:table-row>
        <table:table-row table:style-name="ro2">
          <table:table-cell office:value-type="float" office:value="9599">
            <text:p>9599</text:p>
          </table:table-cell>
          <table:table-cell office:value-type="float" office:value="40">
            <text:p>40</text:p>
          </table:table-cell>
          <table:table-cell office:value-type="float" office:value="3884">
            <text:p>3884</text:p>
          </table:table-cell>
          <table:table-cell office:value-type="float" office:value="3785">
            <text:p>3785</text:p>
          </table:table-cell>
          <table:table-cell office:value-type="float" office:value="0.468129028044403">
            <text:p>0.468129028</text:p>
          </table:table-cell>
          <table:table-cell office:value-type="float" office:value="0.0254891864057672">
            <text:p>0.0254891864</text:p>
          </table:table-cell>
          <table:table-cell office:value-type="float" office:value="3801">
            <text:p>3801</text:p>
          </table:table-cell>
          <table:table-cell office:value-type="float" office:value="0.283805716178422">
            <text:p>0.2838057162</text:p>
          </table:table-cell>
          <table:table-cell office:value-type="float" office:value="0.0213697219361483">
            <text:p>0.0213697219</text:p>
          </table:table-cell>
          <table:table-cell office:value-type="float" office:value="3882">
            <text:p>3882</text:p>
          </table:table-cell>
          <table:table-cell office:value-type="float" office:value="0.37519879266549">
            <text:p>0.3751987927</text:p>
          </table:table-cell>
          <table:table-cell office:value-type="float" office:value="0.000514933058702369">
            <text:p>0.0005149331</text:p>
          </table:table-cell>
          <table:table-cell office:value-type="float" office:value="3882">
            <text:p>3882</text:p>
          </table:table-cell>
          <table:table-cell office:value-type="float" office:value="0.381803211005964">
            <text:p>0.381803211</text:p>
          </table:table-cell>
          <table:table-cell office:value-type="float" office:value="0.000514933058702369">
            <text:p>0.0005149331</text:p>
          </table:table-cell>
          <table:table-cell office:value-type="float" office:value="3877">
            <text:p>3877</text:p>
          </table:table-cell>
          <table:table-cell office:value-type="float" office:value="0.308374133744486">
            <text:p>0.3083741337</text:p>
          </table:table-cell>
          <table:table-cell office:value-type="float" office:value="0.00180226570545829">
            <text:p>0.0018022657</text:p>
          </table:table-cell>
          <table:table-cell office:value-type="float" office:value="3882">
            <text:p>3882</text:p>
          </table:table-cell>
          <table:table-cell office:value-type="float" office:value="0.332559544497134">
            <text:p>0.3325595445</text:p>
          </table:table-cell>
          <table:table-cell office:value-type="float" office:value="0.000514933058702369">
            <text:p>0.0005149331</text:p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8" number:min-integer-digits="1"/>
    </number:number-style>
    <number:number-style style:name="N117">
      <number:number number:decimal-places="19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17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7:58:13.04</dc:date>
    <meta:generator>OpenOffice.org/3.4.1$Win32 OpenOffice.org_project/341m1$Build-9593</meta:generator>
    <meta:editing-duration>P7DT14H19M19S</meta:editing-duration>
    <meta:editing-cycles>10</meta:editing-cycles>
    <meta:document-statistic meta:table-count="1" meta:cell-count="128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46cm" svg:height="9.007cm" xlink:href=".." xlink:type="simple" chart:class="chart:bar" chart:style-name="ch1">
        <chart:title svg:x="6.481cm" svg:y="0.316cm" chart:style-name="ch2">
          <text:p>Porovnanie priemernej presnosti</text:p>
        </chart:title>
        <chart:legend chart:legend-position="end" svg:x="17.612cm" svg:y="4.191cm" style:legend-expansion="high" chart:style-name="ch3"/>
        <chart:plot-area chart:style-name="ch4" table:cell-range-address="Sheet1.Y22:Sheet1.Z28" chart:data-source-has-labels="both" svg:x="1.424cm" svg:y="1.635cm" svg:width="15.416cm" svg:height="6.184cm">
          <chartooo:coordinate-region svg:x="2.964cm" svg:y="1.847cm" svg:width="13.876cm" svg:height="2.934cm"/>
          <chart:axis chart:dimension="x" chart:name="primary-x" chart:style-name="ch5" chartooo:axis-type="auto">
            <chartooo:date-scale/>
            <chart:title svg:x="7.58cm" svg:y="8cm" chart:style-name="ch6">
              <text:p>Metóda a nastavenie</text:p>
            </chart:title>
            <chart:categories table:cell-range-address="Sheet1.Y23:Sheet1.Y28"/>
          </chart:axis>
          <chart:axis chart:dimension="y" chart:name="primary-y" chart:style-name="ch7">
            <chart:title svg:x="0.451cm" svg:y="5.922cm" chart:style-name="ch8">
              <text:p>Relatívna chyba</text:p>
            </chart:title>
          </chart:axis>
          <chart:series chart:style-name="ch9" chart:values-cell-range-address="Sheet1.Z23:Sheet1.Z28" chart:label-cell-address="Sheet1.Z22:Sheet1.Z2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</text:p>
                <draw:g>
                  <svg:desc>Sheet1.Z22:Sheet1.Z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leta bez regenerácie</text:p>
                <draw:g>
                  <svg:desc>Sheet1.Y23:Sheet1.Y28</svg:desc>
                </draw:g>
              </table:table-cell>
              <table:table-cell office:value-type="float" office:value="0.00194904">
                <text:p>0.00194904</text:p>
                <draw:g>
                  <svg:desc>Sheet1.Z23:Sheet1.Z28</svg:desc>
                </draw:g>
              </table:table-cell>
            </table:table-row>
            <table:table-row>
              <table:table-cell office:value-type="string">
                <text:p>Ruleta s regeneráciou</text:p>
              </table:table-cell>
              <table:table-cell office:value-type="float" office:value="0.00194016">
                <text:p>0.00194016</text:p>
              </table:table-cell>
            </table:table-row>
            <table:table-row>
              <table:table-cell office:value-type="string">
                <text:p>Rank bez regenerácie</text:p>
              </table:table-cell>
              <table:table-cell office:value-type="float" office:value="0.00033866">
                <text:p>0.00033866</text:p>
              </table:table-cell>
            </table:table-row>
            <table:table-row>
              <table:table-cell office:value-type="string">
                <text:p>Rank s regeneráciou</text:p>
              </table:table-cell>
              <table:table-cell office:value-type="float" office:value="0.00025408">
                <text:p>0.00025408</text:p>
              </table:table-cell>
            </table:table-row>
            <table:table-row>
              <table:table-cell office:value-type="string">
                <text:p>Elite bez regenerácie</text:p>
              </table:table-cell>
              <table:table-cell office:value-type="float" office:value="0.00044824">
                <text:p>0.00044824</text:p>
              </table:table-cell>
            </table:table-row>
            <table:table-row>
              <table:table-cell office:value-type="string">
                <text:p>Elite s regeneráciou</text:p>
              </table:table-cell>
              <table:table-cell office:value-type="float" office:value="0.0002158">
                <text:p>0.0002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